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an" svg:font-family="Caliban"/>
    <style:font-face style:name="Calybry" svg:font-family="Calybry" style:font-adornments="Обычный"/>
    <style:font-face style:name="Lohit Hindi1" svg:font-family="'Lohit Hindi'"/>
    <style:font-face style:name="Tahoma" svg:font-family="Tahoma, Verdana, 'Lucida Sans Unicode', sans-serif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4.143cm" table:align="left"/>
    </style:style>
    <style:style style:name="Таблица1.A" style:family="table-column">
      <style:table-column-properties style:column-width="3.718cm"/>
    </style:style>
    <style:style style:name="Таблица1.B" style:family="table-column">
      <style:table-column-properties style:column-width="10.42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bottom"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A11" style:family="table-cell">
      <style:table-cell-properties fo:padding="0.097cm" fo:border-left="0.05pt solid #000000" fo:border-right="none" fo:border-top="none" fo:border-bottom="0.05pt solid #000000"/>
    </style:style>
    <style:style style:name="Таблица1.A12" style:family="table-cell">
      <style:table-cell-properties fo:padding="0.097cm" fo:border-left="0.05pt solid #000000" fo:border-right="none" fo:border-top="none" fo:border-bottom="0.05pt solid #000000"/>
    </style:style>
    <style:style style:name="Таблица1.A13" style:family="table-cell">
      <style:table-cell-properties fo:padding="0.097cm" fo:border-left="0.05pt solid #000000" fo:border-right="none" fo:border-top="none" fo:border-bottom="0.05pt solid #000000"/>
    </style:style>
    <style:style style:name="Таблица1.A14" style:family="table-cell">
      <style:table-cell-properties fo:padding="0.097cm" fo:border-left="0.05pt solid #000000" fo:border-right="none" fo:border-top="none" fo:border-bottom="0.05pt solid #000000"/>
    </style:style>
    <style:style style:name="Таблица1.A15" style:family="table-cell">
      <style:table-cell-properties fo:padding="0.097cm" fo:border-left="0.05pt solid #000000" fo:border-right="none" fo:border-top="none" fo:border-bottom="0.05pt solid #000000"/>
    </style:style>
    <style:style style:name="Таблица1.A16" style:family="table-cell">
      <style:table-cell-properties fo:padding="0.097cm" fo:border-left="0.05pt solid #000000" fo:border-right="none" fo:border-top="none" fo:border-bottom="0.05pt solid #000000"/>
    </style:style>
    <style:style style:name="Таблица1.A17" style:family="table-cell">
      <style:table-cell-properties fo:padding="0.097cm" fo:border-left="0.05pt solid #000000" fo:border-right="none" fo:border-top="none" fo:border-bottom="0.05pt solid #000000"/>
    </style:style>
    <style:style style:name="Таблица1.A18" style:family="table-cell">
      <style:table-cell-properties fo:padding="0.097cm" fo:border-left="0.05pt solid #000000" fo:border-right="none" fo:border-top="none" fo:border-bottom="0.05pt solid #000000"/>
    </style:style>
    <style:style style:name="Таблица1.A19" style:family="table-cell">
      <style:table-cell-properties fo:padding="0.097cm" fo:border-left="0.05pt solid #000000" fo:border-right="none" fo:border-top="none" fo:border-bottom="0.05pt solid #000000"/>
    </style:style>
    <style:style style:name="Таблица1.A20" style:family="table-cell">
      <style:table-cell-properties fo:padding="0.097cm" fo:border-left="0.05pt solid #000000" fo:border-right="none" fo:border-top="none" fo:border-bottom="0.05pt solid #000000"/>
    </style:style>
    <style:style style:name="Таблица1.A21" style:family="table-cell">
      <style:table-cell-properties fo:padding="0.097cm" fo:border-left="0.05pt solid #000000" fo:border-right="none" fo:border-top="none" fo:border-bottom="0.05pt solid #000000"/>
    </style:style>
    <style:style style:name="Таблица1.A22" style:family="table-cell">
      <style:table-cell-properties fo:padding="0.097cm" fo:border-left="0.05pt solid #000000" fo:border-right="none" fo:border-top="none" fo:border-bottom="0.05pt solid #000000"/>
    </style:style>
    <style:style style:name="Таблица1.A23" style:family="table-cell">
      <style:table-cell-properties fo:padding="0.097cm" fo:border-left="0.05pt solid #000000" fo:border-right="none" fo:border-top="none" fo:border-bottom="0.05pt solid #000000"/>
    </style:style>
    <style:style style:name="Таблица1.A24" style:family="table-cell">
      <style:table-cell-properties fo:padding="0.097cm" fo:border-left="0.05pt solid #000000" fo:border-right="none" fo:border-top="none" fo:border-bottom="0.05pt solid #000000"/>
    </style:style>
    <style:style style:name="Таблица1.A25" style:family="table-cell">
      <style:table-cell-properties fo:padding="0.097cm" fo:border-left="0.05pt solid #000000" fo:border-right="none" fo:border-top="none" fo:border-bottom="0.05pt solid #000000"/>
    </style:style>
    <style:style style:name="Таблица1.A26" style:family="table-cell">
      <style:table-cell-properties fo:padding="0.097cm" fo:border-left="0.05pt solid #000000" fo:border-right="none" fo:border-top="none" fo:border-bottom="0.05pt solid #000000"/>
    </style:style>
    <style:style style:name="Таблица1.A27" style:family="table-cell">
      <style:table-cell-properties fo:padding="0.097cm" fo:border-left="0.05pt solid #000000" fo:border-right="none" fo:border-top="none" fo:border-bottom="0.05pt solid #000000"/>
    </style:style>
    <style:style style:name="Таблица1.A28" style:family="table-cell">
      <style:table-cell-properties fo:padding="0.097cm" fo:border-left="0.05pt solid #000000" fo:border-right="none" fo:border-top="none" fo:border-bottom="0.05pt solid #000000"/>
    </style:style>
    <style:style style:name="Таблица1.A29" style:family="table-cell">
      <style:table-cell-properties fo:padding="0.097cm" fo:border-left="0.05pt solid #000000" fo:border-right="none" fo:border-top="none" fo:border-bottom="0.05pt solid #000000"/>
    </style:style>
    <style:style style:name="Таблица1.A30" style:family="table-cell">
      <style:table-cell-properties fo:padding="0.097cm" fo:border-left="0.05pt solid #000000" fo:border-right="none" fo:border-top="none" fo:border-bottom="0.05pt solid #000000"/>
    </style:style>
    <style:style style:name="Таблица1.A31" style:family="table-cell">
      <style:table-cell-properties fo:padding="0.097cm" fo:border-left="0.05pt solid #000000" fo:border-right="none" fo:border-top="none" fo:border-bottom="0.05pt solid #000000"/>
    </style:style>
    <style:style style:name="Таблица1.A32" style:family="table-cell">
      <style:table-cell-properties fo:padding="0.097cm" fo:border-left="0.05pt solid #000000" fo:border-right="none" fo:border-top="none" fo:border-bottom="0.05pt solid #000000"/>
    </style:style>
    <style:style style:name="Таблица1.A33" style:family="table-cell">
      <style:table-cell-properties fo:padding="0.097cm" fo:border-left="0.05pt solid #000000" fo:border-right="none" fo:border-top="none" fo:border-bottom="0.05pt solid #000000"/>
    </style:style>
    <style:style style:name="Таблица1.A34" style:family="table-cell">
      <style:table-cell-properties fo:padding="0.097cm" fo:border-left="0.05pt solid #000000" fo:border-right="none" fo:border-top="none" fo:border-bottom="0.05pt solid #000000"/>
    </style:style>
    <style:style style:name="Таблица1.A35" style:family="table-cell">
      <style:table-cell-properties fo:padding="0.097cm" fo:border-left="0.05pt solid #000000" fo:border-right="none" fo:border-top="none" fo:border-bottom="0.05pt solid #000000"/>
    </style:style>
    <style:style style:name="Таблица1.A36" style:family="table-cell">
      <style:table-cell-properties fo:padding="0.097cm" fo:border-left="0.05pt solid #000000" fo:border-right="none" fo:border-top="none" fo:border-bottom="0.05pt solid #000000"/>
    </style:style>
    <style:style style:name="Таблица1.A37" style:family="table-cell">
      <style:table-cell-properties fo:padding="0.097cm" fo:border-left="0.05pt solid #000000" fo:border-right="none" fo:border-top="none" fo:border-bottom="0.05pt solid #000000"/>
    </style:style>
    <style:style style:name="Таблица1.A38" style:family="table-cell">
      <style:table-cell-properties fo:padding="0.097cm" fo:border-left="0.05pt solid #000000" fo:border-right="none" fo:border-top="none" fo:border-bottom="0.05pt solid #000000"/>
    </style:style>
    <style:style style:name="Таблица1.A39" style:family="table-cell">
      <style:table-cell-properties fo:padding="0.097cm" fo:border-left="0.05pt solid #000000" fo:border-right="none" fo:border-top="none" fo:border-bottom="0.05pt solid #000000"/>
    </style:style>
    <style:style style:name="Таблица1.A40" style:family="table-cell">
      <style:table-cell-properties fo:padding="0.097cm" fo:border-left="0.05pt solid #000000" fo:border-right="none" fo:border-top="none" fo:border-bottom="0.05pt solid #000000"/>
    </style:style>
    <style:style style:name="Таблица1.A41" style:family="table-cell">
      <style:table-cell-properties fo:padding="0.097cm" fo:border-left="0.05pt solid #000000" fo:border-right="none" fo:border-top="none" fo:border-bottom="0.05pt solid #000000"/>
    </style:style>
    <style:style style:name="Таблица1.A42" style:family="table-cell">
      <style:table-cell-properties fo:padding="0.097cm" fo:border-left="0.05pt solid #000000" fo:border-right="none" fo:border-top="none" fo:border-bottom="0.05pt solid #000000"/>
    </style:style>
    <style:style style:name="Таблица1.A43" style:family="table-cell">
      <style:table-cell-properties fo:padding="0.097cm" fo:border-left="0.05pt solid #000000" fo:border-right="none" fo:border-top="none" fo:border-bottom="0.05pt solid #000000"/>
    </style:style>
    <style:style style:name="Таблица1.A44" style:family="table-cell">
      <style:table-cell-properties fo:padding="0.097cm" fo:border-left="0.05pt solid #000000" fo:border-right="none" fo:border-top="none" fo:border-bottom="0.05pt solid #000000"/>
    </style:style>
    <style:style style:name="Таблица1.A45" style:family="table-cell">
      <style:table-cell-properties fo:padding="0.097cm" fo:border-left="0.05pt solid #000000" fo:border-right="none" fo:border-top="none" fo:border-bottom="0.05pt solid #000000"/>
    </style:style>
    <style:style style:name="Таблица1.A46" style:family="table-cell">
      <style:table-cell-properties fo:padding="0.097cm" fo:border-left="0.05pt solid #000000" fo:border-right="none" fo:border-top="none" fo:border-bottom="0.05pt solid #000000"/>
    </style:style>
    <style:style style:name="Таблица1.A47" style:family="table-cell">
      <style:table-cell-properties fo:padding="0.097cm" fo:border-left="0.05pt solid #000000" fo:border-right="none" fo:border-top="none" fo:border-bottom="0.05pt solid #000000"/>
    </style:style>
    <style:style style:name="Таблица1.A48" style:family="table-cell">
      <style:table-cell-properties fo:padding="0.097cm" fo:border-left="0.05pt solid #000000" fo:border-right="none" fo:border-top="none" fo:border-bottom="0.05pt solid #000000"/>
    </style:style>
    <style:style style:name="Таблица1.A49" style:family="table-cell">
      <style:table-cell-properties fo:padding="0.097cm" fo:border-left="0.05pt solid #000000" fo:border-right="none" fo:border-top="none" fo:border-bottom="0.05pt solid #000000"/>
    </style:style>
    <style:style style:name="Таблица1.A50" style:family="table-cell">
      <style:table-cell-properties fo:padding="0.097cm" fo:border-left="0.05pt solid #000000" fo:border-right="none" fo:border-top="none" fo:border-bottom="0.05pt solid #000000"/>
    </style:style>
    <style:style style:name="Таблица1.A51" style:family="table-cell">
      <style:table-cell-properties fo:padding="0.097cm" fo:border-left="0.05pt solid #000000" fo:border-right="none" fo:border-top="none" fo:border-bottom="0.05pt solid #000000"/>
    </style:style>
    <style:style style:name="Таблица1.A52" style:family="table-cell">
      <style:table-cell-properties fo:padding="0.097cm" fo:border-left="0.05pt solid #000000" fo:border-right="none" fo:border-top="none" fo:border-bottom="0.05pt solid #000000"/>
    </style:style>
    <style:style style:name="Таблица1.A53" style:family="table-cell">
      <style:table-cell-properties fo:padding="0.097cm" fo:border-left="0.05pt solid #000000" fo:border-right="none" fo:border-top="none" fo:border-bottom="0.05pt solid #000000"/>
    </style:style>
    <style:style style:name="Таблица1.A54" style:family="table-cell">
      <style:table-cell-properties fo:padding="0.097cm" fo:border-left="0.05pt solid #000000" fo:border-right="none" fo:border-top="none" fo:border-bottom="0.05pt solid #000000"/>
    </style:style>
    <style:style style:name="Таблица1.A55" style:family="table-cell">
      <style:table-cell-properties fo:padding="0.097cm" fo:border-left="0.05pt solid #000000" fo:border-right="none" fo:border-top="none" fo:border-bottom="0.05pt solid #000000"/>
    </style:style>
    <style:style style:name="Таблица1.A56" style:family="table-cell">
      <style:table-cell-properties fo:padding="0.097cm" fo:border-left="0.05pt solid #000000" fo:border-right="none" fo:border-top="none" fo:border-bottom="0.05pt solid #000000"/>
    </style:style>
    <style:style style:name="Таблица1.A57" style:family="table-cell">
      <style:table-cell-properties fo:padding="0.097cm" fo:border-left="0.05pt solid #000000" fo:border-right="none" fo:border-top="none" fo:border-bottom="0.05pt solid #000000"/>
    </style:style>
    <style:style style:name="Таблица1.A58" style:family="table-cell">
      <style:table-cell-properties fo:padding="0.097cm" fo:border-left="0.05pt solid #000000" fo:border-right="none" fo:border-top="none" fo:border-bottom="0.05pt solid #000000"/>
    </style:style>
    <style:style style:name="Таблица1.A59" style:family="table-cell">
      <style:table-cell-properties fo:padding="0.097cm" fo:border-left="0.05pt solid #000000" fo:border-right="none" fo:border-top="none" fo:border-bottom="0.05pt solid #000000"/>
    </style:style>
    <style:style style:name="Таблица1.A60" style:family="table-cell">
      <style:table-cell-properties fo:padding="0.097cm" fo:border-left="0.05pt solid #000000" fo:border-right="none" fo:border-top="none" fo:border-bottom="0.05pt solid #000000"/>
    </style:style>
    <style:style style:name="Таблица1.A61" style:family="table-cell">
      <style:table-cell-properties fo:padding="0.097cm" fo:border-left="0.05pt solid #000000" fo:border-right="none" fo:border-top="none" fo:border-bottom="0.05pt solid #000000"/>
    </style:style>
    <style:style style:name="Таблица1.A62" style:family="table-cell">
      <style:table-cell-properties fo:padding="0.097cm" fo:border-left="0.05pt solid #000000" fo:border-right="none" fo:border-top="none" fo:border-bottom="0.05pt solid #000000"/>
    </style:style>
    <style:style style:name="Таблица1.A63" style:family="table-cell">
      <style:table-cell-properties fo:padding="0.097cm" fo:border-left="0.05pt solid #000000" fo:border-right="none" fo:border-top="none" fo:border-bottom="0.05pt solid #000000"/>
    </style:style>
    <style:style style:name="Таблица1.A64" style:family="table-cell">
      <style:table-cell-properties fo:padding="0.097cm" fo:border-left="0.05pt solid #000000" fo:border-right="none" fo:border-top="none" fo:border-bottom="0.05pt solid #000000"/>
    </style:style>
    <style:style style:name="Таблица1.A65" style:family="table-cell">
      <style:table-cell-properties fo:padding="0.097cm" fo:border-left="0.05pt solid #000000" fo:border-right="none" fo:border-top="none" fo:border-bottom="0.05pt solid #000000"/>
    </style:style>
    <style:style style:name="Таблица1.A66" style:family="table-cell">
      <style:table-cell-properties fo:padding="0.097cm" fo:border-left="0.05pt solid #000000" fo:border-right="none" fo:border-top="none" fo:border-bottom="0.05pt solid #000000"/>
    </style:style>
    <style:style style:name="Таблица1.A67" style:family="table-cell">
      <style:table-cell-properties fo:padding="0.097cm" fo:border-left="0.05pt solid #000000" fo:border-right="none" fo:border-top="none" fo:border-bottom="0.05pt solid #000000"/>
    </style:style>
    <style:style style:name="Таблица1.A68" style:family="table-cell">
      <style:table-cell-properties fo:padding="0.097cm" fo:border-left="0.05pt solid #000000" fo:border-right="none" fo:border-top="none" fo:border-bottom="0.05pt solid #000000"/>
    </style:style>
    <style:style style:name="Таблица1.A69" style:family="table-cell">
      <style:table-cell-properties fo:padding="0.097cm" fo:border-left="0.05pt solid #000000" fo:border-right="none" fo:border-top="none" fo:border-bottom="0.05pt solid #000000"/>
    </style:style>
    <style:style style:name="Таблица1.A70" style:family="table-cell">
      <style:table-cell-properties fo:padding="0.097cm" fo:border-left="0.05pt solid #000000" fo:border-right="none" fo:border-top="none" fo:border-bottom="0.05pt solid #000000"/>
    </style:style>
    <style:style style:name="Таблица1.A71" style:family="table-cell">
      <style:table-cell-properties fo:padding="0.097cm" fo:border-left="0.05pt solid #000000" fo:border-right="none" fo:border-top="none" fo:border-bottom="0.05pt solid #000000"/>
    </style:style>
    <style:style style:name="Таблица1.A72" style:family="table-cell">
      <style:table-cell-properties fo:padding="0.097cm" fo:border-left="0.05pt solid #000000" fo:border-right="none" fo:border-top="none" fo:border-bottom="0.05pt solid #000000"/>
    </style:style>
    <style:style style:name="Таблица1.A73" style:family="table-cell">
      <style:table-cell-properties fo:padding="0.097cm" fo:border-left="0.05pt solid #000000" fo:border-right="none" fo:border-top="none" fo:border-bottom="0.05pt solid #000000"/>
    </style:style>
    <style:style style:name="Таблица1.A74" style:family="table-cell">
      <style:table-cell-properties fo:padding="0.097cm" fo:border-left="0.05pt solid #000000" fo:border-right="none" fo:border-top="none" fo:border-bottom="0.05pt solid #000000"/>
    </style:style>
    <style:style style:name="Таблица1.A75" style:family="table-cell">
      <style:table-cell-properties fo:padding="0.097cm" fo:border-left="0.05pt solid #000000" fo:border-right="none" fo:border-top="none" fo:border-bottom="0.05pt solid #000000"/>
    </style:style>
    <style:style style:name="Таблица1.A76" style:family="table-cell">
      <style:table-cell-properties fo:padding="0.097cm" fo:border-left="0.05pt solid #000000" fo:border-right="none" fo:border-top="none" fo:border-bottom="0.05pt solid #000000"/>
    </style:style>
    <style:style style:name="Таблица1.A77" style:family="table-cell">
      <style:table-cell-properties fo:padding="0.097cm" fo:border-left="0.05pt solid #000000" fo:border-right="none" fo:border-top="none" fo:border-bottom="0.05pt solid #000000"/>
    </style:style>
    <style:style style:name="Таблица1.A78" style:family="table-cell">
      <style:table-cell-properties fo:padding="0.097cm" fo:border-left="0.05pt solid #000000" fo:border-right="none" fo:border-top="none" fo:border-bottom="0.05pt solid #000000"/>
    </style:style>
    <style:style style:name="Таблица1.A79" style:family="table-cell">
      <style:table-cell-properties fo:padding="0.097cm" fo:border-left="0.05pt solid #000000" fo:border-right="none" fo:border-top="none" fo:border-bottom="0.05pt solid #000000"/>
    </style:style>
    <style:style style:name="Таблица1.A80" style:family="table-cell">
      <style:table-cell-properties fo:padding="0.097cm" fo:border-left="0.05pt solid #000000" fo:border-right="none" fo:border-top="none" fo:border-bottom="0.05pt solid #000000"/>
    </style:style>
    <style:style style:name="Таблица1.A81" style:family="table-cell">
      <style:table-cell-properties fo:padding="0.097cm" fo:border-left="0.05pt solid #000000" fo:border-right="none" fo:border-top="none" fo:border-bottom="0.05pt solid #000000"/>
    </style:style>
    <style:style style:name="Таблица1.A82" style:family="table-cell">
      <style:table-cell-properties fo:padding="0.097cm" fo:border-left="0.05pt solid #000000" fo:border-right="none" fo:border-top="none" fo:border-bottom="0.05pt solid #000000"/>
    </style:style>
    <style:style style:name="Таблица1.A83" style:family="table-cell">
      <style:table-cell-properties fo:padding="0.097cm" fo:border-left="0.05pt solid #000000" fo:border-right="none" fo:border-top="none" fo:border-bottom="0.05pt solid #000000"/>
    </style:style>
    <style:style style:name="Таблица1.A84" style:family="table-cell">
      <style:table-cell-properties fo:padding="0.097cm" fo:border-left="0.05pt solid #000000" fo:border-right="none" fo:border-top="none" fo:border-bottom="0.05pt solid #000000"/>
    </style:style>
    <style:style style:name="Таблица1.A85" style:family="table-cell">
      <style:table-cell-properties fo:padding="0.097cm" fo:border-left="0.05pt solid #000000" fo:border-right="none" fo:border-top="none" fo:border-bottom="0.05pt solid #000000"/>
    </style:style>
    <style:style style:name="Таблица1.A86" style:family="table-cell">
      <style:table-cell-properties fo:padding="0.097cm" fo:border-left="0.05pt solid #000000" fo:border-right="none" fo:border-top="none" fo:border-bottom="0.05pt solid #000000"/>
    </style:style>
    <style:style style:name="Таблица1.A87" style:family="table-cell">
      <style:table-cell-properties fo:padding="0.097cm" fo:border-left="0.05pt solid #000000" fo:border-right="none" fo:border-top="none" fo:border-bottom="0.05pt solid #000000"/>
    </style:style>
    <style:style style:name="Таблица1.A88" style:family="table-cell">
      <style:table-cell-properties fo:padding="0.097cm" fo:border-left="0.05pt solid #000000" fo:border-right="none" fo:border-top="none" fo:border-bottom="0.05pt solid #000000"/>
    </style:style>
    <style:style style:name="Таблица1.A89" style:family="table-cell">
      <style:table-cell-properties fo:padding="0.097cm" fo:border-left="0.05pt solid #000000" fo:border-right="none" fo:border-top="none" fo:border-bottom="0.05pt solid #000000"/>
    </style:style>
    <style:style style:name="Таблица1.A90" style:family="table-cell">
      <style:table-cell-properties fo:padding="0.097cm" fo:border-left="0.05pt solid #000000" fo:border-right="none" fo:border-top="none" fo:border-bottom="0.05pt solid #000000"/>
    </style:style>
    <style:style style:name="Таблица1.A91" style:family="table-cell">
      <style:table-cell-properties fo:padding="0.097cm" fo:border-left="0.05pt solid #000000" fo:border-right="none" fo:border-top="none" fo:border-bottom="0.05pt solid #000000"/>
    </style:style>
    <style:style style:name="Таблица1.A92" style:family="table-cell">
      <style:table-cell-properties fo:padding="0.097cm" fo:border-left="0.05pt solid #000000" fo:border-right="none" fo:border-top="none" fo:border-bottom="0.05pt solid #000000"/>
    </style:style>
    <style:style style:name="Таблица1.A93" style:family="table-cell">
      <style:table-cell-properties fo:padding="0.097cm" fo:border-left="0.05pt solid #000000" fo:border-right="none" fo:border-top="none" fo:border-bottom="0.05pt solid #000000"/>
    </style:style>
    <style:style style:name="Таблица1.A94" style:family="table-cell">
      <style:table-cell-properties fo:padding="0.097cm" fo:border-left="0.05pt solid #000000" fo:border-right="none" fo:border-top="none" fo:border-bottom="0.05pt solid #000000"/>
    </style:style>
    <style:style style:name="Таблица1.A95" style:family="table-cell">
      <style:table-cell-properties fo:padding="0.097cm" fo:border-left="0.05pt solid #000000" fo:border-right="none" fo:border-top="none" fo:border-bottom="0.05pt solid #000000"/>
    </style:style>
    <style:style style:name="Таблица1.A96" style:family="table-cell">
      <style:table-cell-properties fo:padding="0.097cm" fo:border-left="0.05pt solid #000000" fo:border-right="none" fo:border-top="none" fo:border-bottom="0.05pt solid #000000"/>
    </style:style>
    <style:style style:name="Таблица1.A97" style:family="table-cell">
      <style:table-cell-properties fo:padding="0.097cm" fo:border-left="0.05pt solid #000000" fo:border-right="none" fo:border-top="none" fo:border-bottom="0.05pt solid #000000"/>
    </style:style>
    <style:style style:name="Таблица1.A98" style:family="table-cell">
      <style:table-cell-properties fo:padding="0.097cm" fo:border-left="0.05pt solid #000000" fo:border-right="none" fo:border-top="none" fo:border-bottom="0.05pt solid #000000"/>
    </style:style>
    <style:style style:name="Таблица1.A99" style:family="table-cell">
      <style:table-cell-properties fo:padding="0.097cm" fo:border-left="0.05pt solid #000000" fo:border-right="none" fo:border-top="none" fo:border-bottom="0.05pt solid #000000"/>
    </style:style>
    <style:style style:name="Таблица1.A100" style:family="table-cell">
      <style:table-cell-properties fo:padding="0.097cm" fo:border-left="0.05pt solid #000000" fo:border-right="none" fo:border-top="none" fo:border-bottom="0.05pt solid #000000"/>
    </style:style>
    <style:style style:name="Таблица1.A101" style:family="table-cell">
      <style:table-cell-properties fo:padding="0.097cm" fo:border-left="0.05pt solid #000000" fo:border-right="none" fo:border-top="none" fo:border-bottom="0.05pt solid #000000"/>
    </style:style>
    <style:style style:name="Таблица1.A102" style:family="table-cell">
      <style:table-cell-properties fo:padding="0.097cm" fo:border-left="0.05pt solid #000000" fo:border-right="none" fo:border-top="none" fo:border-bottom="0.05pt solid #000000"/>
    </style:style>
    <style:style style:name="Таблица1.A103" style:family="table-cell">
      <style:table-cell-properties fo:padding="0.097cm" fo:border-left="0.05pt solid #000000" fo:border-right="none" fo:border-top="none" fo:border-bottom="0.05pt solid #000000"/>
    </style:style>
    <style:style style:name="Таблица1.A104" style:family="table-cell">
      <style:table-cell-properties fo:padding="0.097cm" fo:border-left="0.05pt solid #000000" fo:border-right="none" fo:border-top="none" fo:border-bottom="0.05pt solid #000000"/>
    </style:style>
    <style:style style:name="Таблица1.A105" style:family="table-cell">
      <style:table-cell-properties fo:padding="0.097cm" fo:border-left="0.05pt solid #000000" fo:border-right="none" fo:border-top="none" fo:border-bottom="0.05pt solid #000000"/>
    </style:style>
    <style:style style:name="Таблица1.A106" style:family="table-cell">
      <style:table-cell-properties fo:padding="0.097cm" fo:border-left="0.05pt solid #000000" fo:border-right="none" fo:border-top="none" fo:border-bottom="0.05pt solid #000000"/>
    </style:style>
    <style:style style:name="Таблица1.A107" style:family="table-cell">
      <style:table-cell-properties fo:padding="0.097cm" fo:border-left="0.05pt solid #000000" fo:border-right="none" fo:border-top="none" fo:border-bottom="0.05pt solid #000000"/>
    </style:style>
    <style:style style:name="Таблица1.A108" style:family="table-cell">
      <style:table-cell-properties fo:padding="0.097cm" fo:border-left="0.05pt solid #000000" fo:border-right="none" fo:border-top="none" fo:border-bottom="0.05pt solid #000000"/>
    </style:style>
    <style:style style:name="Таблица1.A109" style:family="table-cell">
      <style:table-cell-properties fo:padding="0.097cm" fo:border-left="0.05pt solid #000000" fo:border-right="none" fo:border-top="none" fo:border-bottom="0.05pt solid #000000"/>
    </style:style>
    <style:style style:name="Таблица1.A110" style:family="table-cell">
      <style:table-cell-properties fo:padding="0.097cm" fo:border-left="0.05pt solid #000000" fo:border-right="none" fo:border-top="none" fo:border-bottom="0.05pt solid #000000"/>
    </style:style>
    <style:style style:name="Таблица1.A111" style:family="table-cell">
      <style:table-cell-properties fo:padding="0.097cm" fo:border-left="0.05pt solid #000000" fo:border-right="none" fo:border-top="none" fo:border-bottom="0.05pt solid #000000"/>
    </style:style>
    <style:style style:name="Таблица1.A112" style:family="table-cell">
      <style:table-cell-properties fo:padding="0.097cm" fo:border-left="0.05pt solid #000000" fo:border-right="none" fo:border-top="none" fo:border-bottom="0.05pt solid #000000"/>
    </style:style>
    <style:style style:name="Таблица1.A113" style:family="table-cell">
      <style:table-cell-properties fo:padding="0.097cm" fo:border-left="0.05pt solid #000000" fo:border-right="none" fo:border-top="none" fo:border-bottom="0.05pt solid #000000"/>
    </style:style>
    <style:style style:name="Таблица1.A114" style:family="table-cell">
      <style:table-cell-properties fo:padding="0.097cm" fo:border-left="0.05pt solid #000000" fo:border-right="none" fo:border-top="none" fo:border-bottom="0.05pt solid #000000"/>
    </style:style>
    <style:style style:name="Таблица1.A115" style:family="table-cell">
      <style:table-cell-properties fo:padding="0.097cm" fo:border-left="0.05pt solid #000000" fo:border-right="none" fo:border-top="none" fo:border-bottom="0.05pt solid #000000"/>
    </style:style>
    <style:style style:name="Таблица1.A116" style:family="table-cell">
      <style:table-cell-properties fo:padding="0.097cm" fo:border-left="0.05pt solid #000000" fo:border-right="none" fo:border-top="none" fo:border-bottom="0.05pt solid #000000"/>
    </style:style>
    <style:style style:name="Таблица1.A117" style:family="table-cell">
      <style:table-cell-properties fo:padding="0.097cm" fo:border-left="0.05pt solid #000000" fo:border-right="none" fo:border-top="none" fo:border-bottom="0.05pt solid #000000"/>
    </style:style>
    <style:style style:name="Таблица1.A118" style:family="table-cell">
      <style:table-cell-properties fo:padding="0.097cm" fo:border-left="0.05pt solid #000000" fo:border-right="none" fo:border-top="none" fo:border-bottom="0.05pt solid #000000"/>
    </style:style>
    <style:style style:name="Таблица1.A119" style:family="table-cell">
      <style:table-cell-properties fo:padding="0.097cm" fo:border-left="0.05pt solid #000000" fo:border-right="none" fo:border-top="none" fo:border-bottom="0.05pt solid #000000"/>
    </style:style>
    <style:style style:name="Таблица1.A120" style:family="table-cell">
      <style:table-cell-properties fo:padding="0.097cm" fo:border-left="0.05pt solid #000000" fo:border-right="none" fo:border-top="none" fo:border-bottom="0.05pt solid #000000"/>
    </style:style>
    <style:style style:name="Таблица1.A121" style:family="table-cell">
      <style:table-cell-properties fo:padding="0.097cm" fo:border-left="0.05pt solid #000000" fo:border-right="none" fo:border-top="none" fo:border-bottom="0.05pt solid #000000"/>
    </style:style>
    <style:style style:name="Таблица1.A122" style:family="table-cell">
      <style:table-cell-properties fo:padding="0.097cm" fo:border-left="0.05pt solid #000000" fo:border-right="none" fo:border-top="none" fo:border-bottom="0.05pt solid #000000"/>
    </style:style>
    <style:style style:name="Таблица1.A123" style:family="table-cell">
      <style:table-cell-properties fo:padding="0.097cm" fo:border-left="0.05pt solid #000000" fo:border-right="none" fo:border-top="none" fo:border-bottom="0.05pt solid #000000"/>
    </style:style>
    <style:style style:name="Таблица1.A124" style:family="table-cell">
      <style:table-cell-properties fo:padding="0.097cm" fo:border-left="0.05pt solid #000000" fo:border-right="none" fo:border-top="none" fo:border-bottom="0.05pt solid #000000"/>
    </style:style>
    <style:style style:name="Таблица1.A125" style:family="table-cell">
      <style:table-cell-properties fo:padding="0.097cm" fo:border-left="0.05pt solid #000000" fo:border-right="none" fo:border-top="none" fo:border-bottom="0.05pt solid #000000"/>
    </style:style>
    <style:style style:name="Таблица1.A126" style:family="table-cell">
      <style:table-cell-properties fo:padding="0.097cm" fo:border-left="0.05pt solid #000000" fo:border-right="none" fo:border-top="none" fo:border-bottom="0.05pt solid #000000"/>
    </style:style>
    <style:style style:name="Таблица1.A127" style:family="table-cell">
      <style:table-cell-properties fo:padding="0.097cm" fo:border-left="0.05pt solid #000000" fo:border-right="none" fo:border-top="none" fo:border-bottom="0.05pt solid #000000"/>
    </style:style>
    <style:style style:name="Таблица1.A128" style:family="table-cell">
      <style:table-cell-properties fo:padding="0.097cm" fo:border-left="0.05pt solid #000000" fo:border-right="none" fo:border-top="none" fo:border-bottom="0.05pt solid #000000"/>
    </style:style>
    <style:style style:name="Таблица1.A129" style:family="table-cell">
      <style:table-cell-properties fo:padding="0.097cm" fo:border-left="0.05pt solid #000000" fo:border-right="none" fo:border-top="none" fo:border-bottom="0.05pt solid #000000"/>
    </style:style>
    <style:style style:name="Таблица1.A130" style:family="table-cell">
      <style:table-cell-properties fo:padding="0.097cm" fo:border-left="0.05pt solid #000000" fo:border-right="none" fo:border-top="none" fo:border-bottom="0.05pt solid #000000"/>
    </style:style>
    <style:style style:name="Таблица1.A131" style:family="table-cell">
      <style:table-cell-properties fo:padding="0.097cm" fo:border-left="0.05pt solid #000000" fo:border-right="none" fo:border-top="none" fo:border-bottom="0.05pt solid #000000"/>
    </style:style>
    <style:style style:name="Таблица1.A132" style:family="table-cell">
      <style:table-cell-properties fo:padding="0.097cm" fo:border-left="0.05pt solid #000000" fo:border-right="none" fo:border-top="none" fo:border-bottom="0.05pt solid #000000"/>
    </style:style>
    <style:style style:name="Таблица1.A133" style:family="table-cell">
      <style:table-cell-properties fo:padding="0.097cm" fo:border-left="0.05pt solid #000000" fo:border-right="none" fo:border-top="none" fo:border-bottom="0.05pt solid #000000"/>
    </style:style>
    <style:style style:name="Таблица1.A134" style:family="table-cell">
      <style:table-cell-properties fo:padding="0.097cm" fo:border-left="0.05pt solid #000000" fo:border-right="none" fo:border-top="none" fo:border-bottom="0.05pt solid #000000"/>
    </style:style>
    <style:style style:name="Таблица1.A135" style:family="table-cell">
      <style:table-cell-properties fo:padding="0.097cm" fo:border-left="0.05pt solid #000000" fo:border-right="none" fo:border-top="none" fo:border-bottom="0.05pt solid #000000"/>
    </style:style>
    <style:style style:name="Таблица1.A136" style:family="table-cell">
      <style:table-cell-properties fo:padding="0.097cm" fo:border-left="0.05pt solid #000000" fo:border-right="none" fo:border-top="none" fo:border-bottom="0.05pt solid #000000"/>
    </style:style>
    <style:style style:name="Таблица1.A137" style:family="table-cell">
      <style:table-cell-properties fo:padding="0.097cm" fo:border-left="0.05pt solid #000000" fo:border-right="none" fo:border-top="none" fo:border-bottom="0.05pt solid #000000"/>
    </style:style>
    <style:style style:name="Таблица1.A138" style:family="table-cell">
      <style:table-cell-properties fo:padding="0.097cm" fo:border-left="0.05pt solid #000000" fo:border-right="none" fo:border-top="none" fo:border-bottom="0.05pt solid #000000"/>
    </style:style>
    <style:style style:name="Таблица1.A139" style:family="table-cell">
      <style:table-cell-properties fo:padding="0.097cm" fo:border-left="0.05pt solid #000000" fo:border-right="none" fo:border-top="none" fo:border-bottom="0.05pt solid #000000"/>
    </style:style>
    <style:style style:name="Таблица1.A140" style:family="table-cell">
      <style:table-cell-properties fo:padding="0.097cm" fo:border-left="0.05pt solid #000000" fo:border-right="none" fo:border-top="none" fo:border-bottom="0.05pt solid #000000"/>
    </style:style>
    <style:style style:name="Таблица1.A141" style:family="table-cell">
      <style:table-cell-properties fo:padding="0.097cm" fo:border-left="0.05pt solid #000000" fo:border-right="none" fo:border-top="none" fo:border-bottom="0.05pt solid #000000"/>
    </style:style>
    <style:style style:name="Таблица1.A142" style:family="table-cell">
      <style:table-cell-properties fo:padding="0.097cm" fo:border-left="0.05pt solid #000000" fo:border-right="none" fo:border-top="none" fo:border-bottom="0.05pt solid #000000"/>
    </style:style>
    <style:style style:name="Таблица1.A143" style:family="table-cell">
      <style:table-cell-properties fo:padding="0.097cm" fo:border-left="0.05pt solid #000000" fo:border-right="none" fo:border-top="none" fo:border-bottom="0.05pt solid #000000"/>
    </style:style>
    <style:style style:name="Таблица1.A144" style:family="table-cell">
      <style:table-cell-properties fo:padding="0.097cm" fo:border-left="0.05pt solid #000000" fo:border-right="none" fo:border-top="none" fo:border-bottom="0.05pt solid #000000"/>
    </style:style>
    <style:style style:name="Таблица1.A145" style:family="table-cell">
      <style:table-cell-properties fo:padding="0.097cm" fo:border-left="0.05pt solid #000000" fo:border-right="none" fo:border-top="none" fo:border-bottom="0.05pt solid #000000"/>
    </style:style>
    <style:style style:name="Таблица1.A146" style:family="table-cell">
      <style:table-cell-properties fo:padding="0.097cm" fo:border-left="0.05pt solid #000000" fo:border-right="none" fo:border-top="none" fo:border-bottom="0.05pt solid #000000"/>
    </style:style>
    <style:style style:name="Таблица1.A147" style:family="table-cell">
      <style:table-cell-properties fo:padding="0.097cm" fo:border-left="0.05pt solid #000000" fo:border-right="none" fo:border-top="none" fo:border-bottom="0.05pt solid #000000"/>
    </style:style>
    <style:style style:name="Таблица1.A148" style:family="table-cell">
      <style:table-cell-properties fo:padding="0.097cm" fo:border-left="0.05pt solid #000000" fo:border-right="none" fo:border-top="none" fo:border-bottom="0.05pt solid #000000"/>
    </style:style>
    <style:style style:name="Таблица1.A149" style:family="table-cell">
      <style:table-cell-properties fo:padding="0.097cm" fo:border-left="0.05pt solid #000000" fo:border-right="none" fo:border-top="none" fo:border-bottom="0.05pt solid #000000"/>
    </style:style>
    <style:style style:name="Таблица1.A150" style:family="table-cell">
      <style:table-cell-properties fo:padding="0.097cm" fo:border-left="0.05pt solid #000000" fo:border-right="none" fo:border-top="none" fo:border-bottom="0.05pt solid #000000"/>
    </style:style>
    <style:style style:name="Таблица1.A151" style:family="table-cell">
      <style:table-cell-properties fo:padding="0.097cm" fo:border-left="0.05pt solid #000000" fo:border-right="none" fo:border-top="none" fo:border-bottom="0.05pt solid #000000"/>
    </style:style>
    <style:style style:name="Таблица1.A152" style:family="table-cell">
      <style:table-cell-properties fo:padding="0.097cm" fo:border-left="0.05pt solid #000000" fo:border-right="none" fo:border-top="none" fo:border-bottom="0.05pt solid #000000"/>
    </style:style>
    <style:style style:name="Таблица1.A153" style:family="table-cell">
      <style:table-cell-properties fo:padding="0.097cm" fo:border-left="0.05pt solid #000000" fo:border-right="none" fo:border-top="none" fo:border-bottom="0.05pt solid #000000"/>
    </style:style>
    <style:style style:name="Таблица1.A154" style:family="table-cell">
      <style:table-cell-properties fo:padding="0.097cm" fo:border-left="0.05pt solid #000000" fo:border-right="none" fo:border-top="none" fo:border-bottom="0.05pt solid #000000"/>
    </style:style>
    <style:style style:name="Таблица1.A155" style:family="table-cell">
      <style:table-cell-properties fo:padding="0.097cm" fo:border-left="0.05pt solid #000000" fo:border-right="none" fo:border-top="none" fo:border-bottom="0.05pt solid #000000"/>
    </style:style>
    <style:style style:name="Таблица1.A156" style:family="table-cell">
      <style:table-cell-properties fo:padding="0.097cm" fo:border-left="0.05pt solid #000000" fo:border-right="none" fo:border-top="none" fo:border-bottom="0.05pt solid #000000"/>
    </style:style>
    <style:style style:name="Таблица1.A157" style:family="table-cell">
      <style:table-cell-properties fo:padding="0.097cm" fo:border-left="0.05pt solid #000000" fo:border-right="none" fo:border-top="none" fo:border-bottom="0.05pt solid #000000"/>
    </style:style>
    <style:style style:name="Таблица1.A158" style:family="table-cell">
      <style:table-cell-properties fo:padding="0.097cm" fo:border-left="0.05pt solid #000000" fo:border-right="none" fo:border-top="none" fo:border-bottom="0.05pt solid #000000"/>
    </style:style>
    <style:style style:name="Таблица1.A159" style:family="table-cell">
      <style:table-cell-properties fo:padding="0.097cm" fo:border-left="0.05pt solid #000000" fo:border-right="none" fo:border-top="none" fo:border-bottom="0.05pt solid #000000"/>
    </style:style>
    <style:style style:name="Таблица1.A160" style:family="table-cell">
      <style:table-cell-properties fo:padding="0.097cm" fo:border-left="0.05pt solid #000000" fo:border-right="none" fo:border-top="none" fo:border-bottom="0.05pt solid #000000"/>
    </style:style>
    <style:style style:name="Таблица1.A161" style:family="table-cell">
      <style:table-cell-properties fo:padding="0.097cm" fo:border-left="0.05pt solid #000000" fo:border-right="none" fo:border-top="none" fo:border-bottom="0.05pt solid #000000"/>
    </style:style>
    <style:style style:name="Таблица1.A162" style:family="table-cell">
      <style:table-cell-properties fo:padding="0.097cm" fo:border-left="0.05pt solid #000000" fo:border-right="none" fo:border-top="none" fo:border-bottom="0.05pt solid #000000"/>
    </style:style>
    <style:style style:name="Таблица1.A163" style:family="table-cell">
      <style:table-cell-properties fo:padding="0.097cm" fo:border-left="0.05pt solid #000000" fo:border-right="none" fo:border-top="none" fo:border-bottom="0.05pt solid #000000"/>
    </style:style>
    <style:style style:name="Таблица1.A164" style:family="table-cell">
      <style:table-cell-properties fo:padding="0.097cm" fo:border-left="0.05pt solid #000000" fo:border-right="none" fo:border-top="none" fo:border-bottom="0.05pt solid #000000"/>
    </style:style>
    <style:style style:name="Таблица1.A165" style:family="table-cell">
      <style:table-cell-properties fo:padding="0.097cm" fo:border-left="0.05pt solid #000000" fo:border-right="none" fo:border-top="none" fo:border-bottom="0.05pt solid #000000"/>
    </style:style>
    <style:style style:name="Таблица1.A166" style:family="table-cell">
      <style:table-cell-properties fo:padding="0.097cm" fo:border-left="0.05pt solid #000000" fo:border-right="none" fo:border-top="none" fo:border-bottom="0.05pt solid #000000"/>
    </style:style>
    <style:style style:name="Таблица1.A167" style:family="table-cell">
      <style:table-cell-properties fo:padding="0.097cm" fo:border-left="0.05pt solid #000000" fo:border-right="none" fo:border-top="none" fo:border-bottom="0.05pt solid #000000"/>
    </style:style>
    <style:style style:name="Таблица1.A168" style:family="table-cell">
      <style:table-cell-properties fo:padding="0.097cm" fo:border-left="0.05pt solid #000000" fo:border-right="none" fo:border-top="none" fo:border-bottom="0.05pt solid #000000"/>
    </style:style>
    <style:style style:name="Таблица1.A169" style:family="table-cell">
      <style:table-cell-properties fo:padding="0.097cm" fo:border-left="0.05pt solid #000000" fo:border-right="none" fo:border-top="none" fo:border-bottom="0.05pt solid #000000"/>
    </style:style>
    <style:style style:name="Таблица1.A170" style:family="table-cell">
      <style:table-cell-properties fo:padding="0.097cm" fo:border-left="0.05pt solid #000000" fo:border-right="none" fo:border-top="none" fo:border-bottom="0.05pt solid #000000"/>
    </style:style>
    <style:style style:name="Таблица1.A171" style:family="table-cell">
      <style:table-cell-properties fo:padding="0.097cm" fo:border-left="0.05pt solid #000000" fo:border-right="none" fo:border-top="none" fo:border-bottom="0.05pt solid #000000"/>
    </style:style>
    <style:style style:name="Таблица1.A172" style:family="table-cell">
      <style:table-cell-properties fo:padding="0.097cm" fo:border-left="0.05pt solid #000000" fo:border-right="none" fo:border-top="none" fo:border-bottom="0.05pt solid #000000"/>
    </style:style>
    <style:style style:name="Таблица1.A173" style:family="table-cell">
      <style:table-cell-properties fo:padding="0.097cm" fo:border-left="0.05pt solid #000000" fo:border-right="none" fo:border-top="none" fo:border-bottom="0.05pt solid #000000"/>
    </style:style>
    <style:style style:name="Таблица1.A174" style:family="table-cell">
      <style:table-cell-properties fo:padding="0.097cm" fo:border-left="0.05pt solid #000000" fo:border-right="none" fo:border-top="none" fo:border-bottom="0.05pt solid #000000"/>
    </style:style>
    <style:style style:name="Таблица1.A175" style:family="table-cell">
      <style:table-cell-properties fo:padding="0.097cm" fo:border-left="0.05pt solid #000000" fo:border-right="none" fo:border-top="none" fo:border-bottom="0.05pt solid #000000"/>
    </style:style>
    <style:style style:name="Таблица1.A176" style:family="table-cell">
      <style:table-cell-properties fo:padding="0.097cm" fo:border-left="0.05pt solid #000000" fo:border-right="none" fo:border-top="none" fo:border-bottom="0.05pt solid #000000"/>
    </style:style>
    <style:style style:name="Таблица1.A177" style:family="table-cell">
      <style:table-cell-properties fo:padding="0.097cm" fo:border-left="0.05pt solid #000000" fo:border-right="none" fo:border-top="none" fo:border-bottom="0.05pt solid #000000"/>
    </style:style>
    <style:style style:name="Таблица1.A178" style:family="table-cell">
      <style:table-cell-properties fo:padding="0.097cm" fo:border-left="0.05pt solid #000000" fo:border-right="none" fo:border-top="none" fo:border-bottom="0.05pt solid #000000"/>
    </style:style>
    <style:style style:name="Таблица1.A179" style:family="table-cell">
      <style:table-cell-properties fo:padding="0.097cm" fo:border-left="0.05pt solid #000000" fo:border-right="none" fo:border-top="none" fo:border-bottom="0.05pt solid #000000"/>
    </style:style>
    <style:style style:name="Таблица1.A180" style:family="table-cell">
      <style:table-cell-properties fo:padding="0.097cm" fo:border-left="0.05pt solid #000000" fo:border-right="none" fo:border-top="none" fo:border-bottom="0.05pt solid #000000"/>
    </style:style>
    <style:style style:name="Таблица1.A181" style:family="table-cell">
      <style:table-cell-properties fo:padding="0.097cm" fo:border-left="0.05pt solid #000000" fo:border-right="none" fo:border-top="none" fo:border-bottom="0.05pt solid #000000"/>
    </style:style>
    <style:style style:name="Таблица1.A182" style:family="table-cell">
      <style:table-cell-properties fo:padding="0.097cm" fo:border-left="0.05pt solid #000000" fo:border-right="none" fo:border-top="none" fo:border-bottom="0.05pt solid #000000"/>
    </style:style>
    <style:style style:name="Таблица1.A183" style:family="table-cell">
      <style:table-cell-properties fo:padding="0.097cm" fo:border-left="0.05pt solid #000000" fo:border-right="none" fo:border-top="none" fo:border-bottom="0.05pt solid #000000"/>
    </style:style>
    <style:style style:name="Таблица1.A184" style:family="table-cell">
      <style:table-cell-properties fo:padding="0.097cm" fo:border-left="0.05pt solid #000000" fo:border-right="none" fo:border-top="none" fo:border-bottom="0.05pt solid #000000"/>
    </style:style>
    <style:style style:name="Таблица1.A185" style:family="table-cell">
      <style:table-cell-properties fo:padding="0.097cm" fo:border-left="0.05pt solid #000000" fo:border-right="none" fo:border-top="none" fo:border-bottom="0.05pt solid #000000"/>
    </style:style>
    <style:style style:name="Таблица1.A186" style:family="table-cell">
      <style:table-cell-properties fo:padding="0.097cm" fo:border-left="0.05pt solid #000000" fo:border-right="none" fo:border-top="none" fo:border-bottom="0.05pt solid #000000"/>
    </style:style>
    <style:style style:name="Таблица1.A187" style:family="table-cell">
      <style:table-cell-properties fo:padding="0.097cm" fo:border-left="0.05pt solid #000000" fo:border-right="none" fo:border-top="none" fo:border-bottom="0.05pt solid #000000"/>
    </style:style>
    <style:style style:name="Таблица1.A188" style:family="table-cell">
      <style:table-cell-properties fo:padding="0.097cm" fo:border-left="0.05pt solid #000000" fo:border-right="none" fo:border-top="none" fo:border-bottom="0.05pt solid #000000"/>
    </style:style>
    <style:style style:name="Таблица1.A189" style:family="table-cell">
      <style:table-cell-properties fo:padding="0.097cm" fo:border-left="0.05pt solid #000000" fo:border-right="none" fo:border-top="none" fo:border-bottom="0.05pt solid #000000"/>
    </style:style>
    <style:style style:name="Таблица1.A190" style:family="table-cell">
      <style:table-cell-properties fo:padding="0.097cm" fo:border-left="0.05pt solid #000000" fo:border-right="none" fo:border-top="none" fo:border-bottom="0.05pt solid #000000"/>
    </style:style>
    <style:style style:name="Таблица1.A191" style:family="table-cell">
      <style:table-cell-properties fo:padding="0.097cm" fo:border-left="0.05pt solid #000000" fo:border-right="none" fo:border-top="none" fo:border-bottom="0.05pt solid #000000"/>
    </style:style>
    <style:style style:name="Таблица1.A192" style:family="table-cell">
      <style:table-cell-properties fo:padding="0.097cm" fo:border-left="0.05pt solid #000000" fo:border-right="none" fo:border-top="none" fo:border-bottom="0.05pt solid #000000"/>
    </style:style>
    <style:style style:name="Таблица1.A193" style:family="table-cell">
      <style:table-cell-properties fo:padding="0.097cm" fo:border-left="0.05pt solid #000000" fo:border-right="none" fo:border-top="none" fo:border-bottom="0.05pt solid #000000"/>
    </style:style>
    <style:style style:name="Таблица1.A194" style:family="table-cell">
      <style:table-cell-properties fo:padding="0.097cm" fo:border-left="0.05pt solid #000000" fo:border-right="none" fo:border-top="none" fo:border-bottom="0.05pt solid #000000"/>
    </style:style>
    <style:style style:name="Таблица1.A195" style:family="table-cell">
      <style:table-cell-properties fo:padding="0.097cm" fo:border-left="0.05pt solid #000000" fo:border-right="none" fo:border-top="none" fo:border-bottom="0.05pt solid #000000"/>
    </style:style>
    <style:style style:name="Таблица1.A196" style:family="table-cell">
      <style:table-cell-properties fo:padding="0.097cm" fo:border-left="0.05pt solid #000000" fo:border-right="none" fo:border-top="none" fo:border-bottom="0.05pt solid #000000"/>
    </style:style>
    <style:style style:name="Таблица1.A197" style:family="table-cell">
      <style:table-cell-properties fo:padding="0.097cm" fo:border-left="0.05pt solid #000000" fo:border-right="none" fo:border-top="none" fo:border-bottom="0.05pt solid #000000"/>
    </style:style>
    <style:style style:name="Таблица1.A198" style:family="table-cell">
      <style:table-cell-properties fo:padding="0.097cm" fo:border-left="0.05pt solid #000000" fo:border-right="none" fo:border-top="none" fo:border-bottom="0.05pt solid #000000"/>
    </style:style>
    <style:style style:name="Таблица1.A199" style:family="table-cell">
      <style:table-cell-properties fo:padding="0.097cm" fo:border-left="0.05pt solid #000000" fo:border-right="none" fo:border-top="none" fo:border-bottom="0.05pt solid #000000"/>
    </style:style>
    <style:style style:name="Таблица1.A200" style:family="table-cell">
      <style:table-cell-properties fo:padding="0.097cm" fo:border-left="0.05pt solid #000000" fo:border-right="none" fo:border-top="none" fo:border-bottom="0.05pt solid #000000"/>
    </style:style>
    <style:style style:name="Таблица1.A201" style:family="table-cell">
      <style:table-cell-properties fo:padding="0.097cm" fo:border-left="0.05pt solid #000000" fo:border-right="none" fo:border-top="none" fo:border-bottom="0.05pt solid #000000"/>
    </style:style>
    <style:style style:name="Таблица1.A202" style:family="table-cell">
      <style:table-cell-properties fo:padding="0.097cm" fo:border-left="0.05pt solid #000000" fo:border-right="none" fo:border-top="none" fo:border-bottom="0.05pt solid #000000"/>
    </style:style>
    <style:style style:name="Таблица1.A203" style:family="table-cell">
      <style:table-cell-properties fo:padding="0.097cm" fo:border-left="0.05pt solid #000000" fo:border-right="none" fo:border-top="none" fo:border-bottom="0.05pt solid #000000"/>
    </style:style>
    <style:style style:name="Таблица1.A204" style:family="table-cell">
      <style:table-cell-properties fo:padding="0.097cm" fo:border-left="0.05pt solid #000000" fo:border-right="none" fo:border-top="none" fo:border-bottom="0.05pt solid #000000"/>
    </style:style>
    <style:style style:name="Таблица1.A205" style:family="table-cell">
      <style:table-cell-properties fo:padding="0.097cm" fo:border-left="0.05pt solid #000000" fo:border-right="none" fo:border-top="none" fo:border-bottom="0.05pt solid #000000"/>
    </style:style>
    <style:style style:name="Таблица1.A206" style:family="table-cell">
      <style:table-cell-properties fo:padding="0.097cm" fo:border-left="0.05pt solid #000000" fo:border-right="none" fo:border-top="none" fo:border-bottom="0.05pt solid #000000"/>
    </style:style>
    <style:style style:name="Таблица1.A207" style:family="table-cell">
      <style:table-cell-properties fo:padding="0.097cm" fo:border-left="0.05pt solid #000000" fo:border-right="none" fo:border-top="none" fo:border-bottom="0.05pt solid #000000"/>
    </style:style>
    <style:style style:name="Таблица1.A208" style:family="table-cell">
      <style:table-cell-properties fo:padding="0.097cm" fo:border-left="0.05pt solid #000000" fo:border-right="none" fo:border-top="none" fo:border-bottom="0.05pt solid #000000"/>
    </style:style>
    <style:style style:name="Таблица1.A209" style:family="table-cell">
      <style:table-cell-properties fo:padding="0.097cm" fo:border-left="0.05pt solid #000000" fo:border-right="none" fo:border-top="none" fo:border-bottom="0.05pt solid #000000"/>
    </style:style>
    <style:style style:name="Таблица1.A210" style:family="table-cell">
      <style:table-cell-properties fo:padding="0.097cm" fo:border-left="0.05pt solid #000000" fo:border-right="none" fo:border-top="none" fo:border-bottom="0.05pt solid #000000"/>
    </style:style>
    <style:style style:name="Таблица1.A211" style:family="table-cell">
      <style:table-cell-properties fo:padding="0.097cm" fo:border-left="0.05pt solid #000000" fo:border-right="none" fo:border-top="none" fo:border-bottom="0.05pt solid #000000"/>
    </style:style>
    <style:style style:name="Таблица1.A212" style:family="table-cell">
      <style:table-cell-properties fo:padding="0.097cm" fo:border-left="0.05pt solid #000000" fo:border-right="none" fo:border-top="none" fo:border-bottom="0.05pt solid #000000"/>
    </style:style>
    <style:style style:name="Таблица1.A213" style:family="table-cell">
      <style:table-cell-properties fo:padding="0.097cm" fo:border-left="0.05pt solid #000000" fo:border-right="none" fo:border-top="none" fo:border-bottom="0.05pt solid #000000"/>
    </style:style>
    <style:style style:name="Таблица1.A214" style:family="table-cell">
      <style:table-cell-properties fo:padding="0.097cm" fo:border-left="0.05pt solid #000000" fo:border-right="none" fo:border-top="none" fo:border-bottom="0.05pt solid #000000"/>
    </style:style>
    <style:style style:name="Таблица1.A215" style:family="table-cell">
      <style:table-cell-properties fo:padding="0.097cm" fo:border-left="0.05pt solid #000000" fo:border-right="none" fo:border-top="none" fo:border-bottom="0.05pt solid #000000"/>
    </style:style>
    <style:style style:name="Таблица1.A216" style:family="table-cell">
      <style:table-cell-properties fo:padding="0.097cm" fo:border-left="0.05pt solid #000000" fo:border-right="none" fo:border-top="none" fo:border-bottom="0.05pt solid #000000"/>
    </style:style>
    <style:style style:name="Таблица1.A217" style:family="table-cell">
      <style:table-cell-properties fo:padding="0.097cm" fo:border-left="0.05pt solid #000000" fo:border-right="none" fo:border-top="none" fo:border-bottom="0.05pt solid #000000"/>
    </style:style>
    <style:style style:name="Таблица1.A218" style:family="table-cell">
      <style:table-cell-properties fo:padding="0.097cm" fo:border-left="0.05pt solid #000000" fo:border-right="none" fo:border-top="none" fo:border-bottom="0.05pt solid #000000"/>
    </style:style>
    <style:style style:name="Таблица1.A219" style:family="table-cell">
      <style:table-cell-properties fo:padding="0.097cm" fo:border-left="0.05pt solid #000000" fo:border-right="none" fo:border-top="none" fo:border-bottom="0.05pt solid #000000"/>
    </style:style>
    <style:style style:name="Таблица1.A220" style:family="table-cell">
      <style:table-cell-properties fo:padding="0.097cm" fo:border-left="0.05pt solid #000000" fo:border-right="none" fo:border-top="none" fo:border-bottom="0.05pt solid #000000"/>
    </style:style>
    <style:style style:name="Таблица1.A221" style:family="table-cell">
      <style:table-cell-properties fo:padding="0.097cm" fo:border-left="0.05pt solid #000000" fo:border-right="none" fo:border-top="none" fo:border-bottom="0.05pt solid #000000"/>
    </style:style>
    <style:style style:name="Таблица1.A222" style:family="table-cell">
      <style:table-cell-properties fo:padding="0.097cm" fo:border-left="0.05pt solid #000000" fo:border-right="none" fo:border-top="none" fo:border-bottom="0.05pt solid #000000"/>
    </style:style>
    <style:style style:name="Таблица1.A223" style:family="table-cell">
      <style:table-cell-properties fo:padding="0.097cm" fo:border-left="0.05pt solid #000000" fo:border-right="none" fo:border-top="none" fo:border-bottom="0.05pt solid #000000"/>
    </style:style>
    <style:style style:name="Таблица1.A224" style:family="table-cell">
      <style:table-cell-properties fo:padding="0.097cm" fo:border-left="0.05pt solid #000000" fo:border-right="none" fo:border-top="none" fo:border-bottom="0.05pt solid #000000"/>
    </style:style>
    <style:style style:name="Таблица1.A225" style:family="table-cell">
      <style:table-cell-properties fo:padding="0.097cm" fo:border-left="0.05pt solid #000000" fo:border-right="none" fo:border-top="none" fo:border-bottom="0.05pt solid #000000"/>
    </style:style>
    <style:style style:name="Таблица1.A226" style:family="table-cell">
      <style:table-cell-properties fo:padding="0.097cm" fo:border-left="0.05pt solid #000000" fo:border-right="none" fo:border-top="none" fo:border-bottom="0.05pt solid #000000"/>
    </style:style>
    <style:style style:name="Таблица1.A227" style:family="table-cell">
      <style:table-cell-properties fo:padding="0.097cm" fo:border-left="0.05pt solid #000000" fo:border-right="none" fo:border-top="none" fo:border-bottom="0.05pt solid #000000"/>
    </style:style>
    <style:style style:name="Таблица1.A228" style:family="table-cell">
      <style:table-cell-properties fo:padding="0.097cm" fo:border-left="0.05pt solid #000000" fo:border-right="none" fo:border-top="none" fo:border-bottom="0.05pt solid #000000"/>
    </style:style>
    <style:style style:name="Таблица1.A229" style:family="table-cell">
      <style:table-cell-properties fo:padding="0.097cm" fo:border-left="0.05pt solid #000000" fo:border-right="none" fo:border-top="none" fo:border-bottom="0.05pt solid #000000"/>
    </style:style>
    <style:style style:name="Таблица1.A230" style:family="table-cell">
      <style:table-cell-properties fo:padding="0.097cm" fo:border-left="0.05pt solid #000000" fo:border-right="none" fo:border-top="none" fo:border-bottom="0.05pt solid #000000"/>
    </style:style>
    <style:style style:name="Таблица1.A231" style:family="table-cell">
      <style:table-cell-properties fo:padding="0.097cm" fo:border-left="0.05pt solid #000000" fo:border-right="none" fo:border-top="none" fo:border-bottom="0.05pt solid #000000"/>
    </style:style>
    <style:style style:name="Таблица1.A232" style:family="table-cell">
      <style:table-cell-properties fo:padding="0.097cm" fo:border-left="0.05pt solid #000000" fo:border-right="none" fo:border-top="none" fo:border-bottom="0.05pt solid #000000"/>
    </style:style>
    <style:style style:name="Таблица1.A233" style:family="table-cell">
      <style:table-cell-properties fo:padding="0.097cm" fo:border-left="0.05pt solid #000000" fo:border-right="none" fo:border-top="none" fo:border-bottom="0.05pt solid #000000"/>
    </style:style>
    <style:style style:name="Таблица1.A234" style:family="table-cell">
      <style:table-cell-properties fo:padding="0.097cm" fo:border-left="0.05pt solid #000000" fo:border-right="none" fo:border-top="none" fo:border-bottom="0.05pt solid #000000"/>
    </style:style>
    <style:style style:name="Таблица1.A235" style:family="table-cell">
      <style:table-cell-properties fo:padding="0.097cm" fo:border-left="0.05pt solid #000000" fo:border-right="none" fo:border-top="none" fo:border-bottom="0.05pt solid #000000"/>
    </style:style>
    <style:style style:name="Таблица1.A236" style:family="table-cell">
      <style:table-cell-properties fo:padding="0.097cm" fo:border-left="0.05pt solid #000000" fo:border-right="none" fo:border-top="none" fo:border-bottom="0.05pt solid #000000"/>
    </style:style>
    <style:style style:name="Таблица1.A237" style:family="table-cell">
      <style:table-cell-properties fo:padding="0.097cm" fo:border-left="0.05pt solid #000000" fo:border-right="none" fo:border-top="none" fo:border-bottom="0.05pt solid #000000"/>
    </style:style>
    <style:style style:name="Таблица1.A238" style:family="table-cell">
      <style:table-cell-properties fo:padding="0.097cm" fo:border-left="0.05pt solid #000000" fo:border-right="none" fo:border-top="none" fo:border-bottom="0.05pt solid #000000"/>
    </style:style>
    <style:style style:name="Таблица1.A239" style:family="table-cell">
      <style:table-cell-properties fo:padding="0.097cm" fo:border-left="0.05pt solid #000000" fo:border-right="none" fo:border-top="none" fo:border-bottom="0.05pt solid #000000"/>
    </style:style>
    <style:style style:name="Таблица1.A240" style:family="table-cell">
      <style:table-cell-properties fo:padding="0.097cm" fo:border-left="0.05pt solid #000000" fo:border-right="none" fo:border-top="none" fo:border-bottom="0.05pt solid #000000"/>
    </style:style>
    <style:style style:name="Таблица1.A241" style:family="table-cell">
      <style:table-cell-properties fo:padding="0.097cm" fo:border-left="0.05pt solid #000000" fo:border-right="none" fo:border-top="none" fo:border-bottom="0.05pt solid #000000"/>
    </style:style>
    <style:style style:name="Таблица1.A242" style:family="table-cell">
      <style:table-cell-properties fo:padding="0.097cm" fo:border-left="0.05pt solid #000000" fo:border-right="none" fo:border-top="none" fo:border-bottom="0.05pt solid #000000"/>
    </style:style>
    <style:style style:name="Таблица1.A243" style:family="table-cell">
      <style:table-cell-properties fo:padding="0.097cm" fo:border-left="0.05pt solid #000000" fo:border-right="none" fo:border-top="none" fo:border-bottom="0.05pt solid #000000"/>
    </style:style>
    <style:style style:name="Таблица1.A244" style:family="table-cell">
      <style:table-cell-properties fo:padding="0.097cm" fo:border-left="0.05pt solid #000000" fo:border-right="none" fo:border-top="none" fo:border-bottom="0.05pt solid #000000"/>
    </style:style>
    <style:style style:name="Таблица1.A245" style:family="table-cell">
      <style:table-cell-properties fo:padding="0.097cm" fo:border-left="0.05pt solid #000000" fo:border-right="none" fo:border-top="none" fo:border-bottom="0.05pt solid #000000"/>
    </style:style>
    <style:style style:name="Таблица1.A246" style:family="table-cell">
      <style:table-cell-properties fo:padding="0.097cm" fo:border-left="0.05pt solid #000000" fo:border-right="none" fo:border-top="none" fo:border-bottom="0.05pt solid #000000"/>
    </style:style>
    <style:style style:name="Таблица1.A247" style:family="table-cell">
      <style:table-cell-properties fo:padding="0.097cm" fo:border-left="0.05pt solid #000000" fo:border-right="none" fo:border-top="none" fo:border-bottom="0.05pt solid #000000"/>
    </style:style>
    <style:style style:name="Таблица1.A248" style:family="table-cell">
      <style:table-cell-properties fo:padding="0.097cm" fo:border-left="0.05pt solid #000000" fo:border-right="none" fo:border-top="none" fo:border-bottom="0.05pt solid #000000"/>
    </style:style>
    <style:style style:name="Таблица1.A249" style:family="table-cell">
      <style:table-cell-properties fo:padding="0.097cm" fo:border-left="0.05pt solid #000000" fo:border-right="none" fo:border-top="none" fo:border-bottom="0.05pt solid #000000"/>
    </style:style>
    <style:style style:name="Таблица1.A250" style:family="table-cell">
      <style:table-cell-properties fo:padding="0.097cm" fo:border-left="0.05pt solid #000000" fo:border-right="none" fo:border-top="none" fo:border-bottom="0.05pt solid #000000"/>
    </style:style>
    <style:style style:name="Таблица1.A251" style:family="table-cell">
      <style:table-cell-properties fo:padding="0.097cm" fo:border-left="0.05pt solid #000000" fo:border-right="none" fo:border-top="none" fo:border-bottom="0.05pt solid #000000"/>
    </style:style>
    <style:style style:name="Таблица1.A252" style:family="table-cell">
      <style:table-cell-properties fo:padding="0.097cm" fo:border-left="0.05pt solid #000000" fo:border-right="none" fo:border-top="none" fo:border-bottom="0.05pt solid #000000"/>
    </style:style>
    <style:style style:name="Таблица1.A253" style:family="table-cell">
      <style:table-cell-properties fo:padding="0.097cm" fo:border-left="0.05pt solid #000000" fo:border-right="none" fo:border-top="none" fo:border-bottom="0.05pt solid #000000"/>
    </style:style>
    <style:style style:name="Таблица1.A254" style:family="table-cell">
      <style:table-cell-properties fo:padding="0.097cm" fo:border-left="0.05pt solid #000000" fo:border-right="none" fo:border-top="none" fo:border-bottom="0.05pt solid #000000"/>
    </style:style>
    <style:style style:name="Таблица1.A255" style:family="table-cell">
      <style:table-cell-properties fo:padding="0.097cm" fo:border-left="0.05pt solid #000000" fo:border-right="none" fo:border-top="none" fo:border-bottom="0.05pt solid #000000"/>
    </style:style>
    <style:style style:name="Таблица1.A256" style:family="table-cell">
      <style:table-cell-properties fo:padding="0.097cm" fo:border-left="0.05pt solid #000000" fo:border-right="none" fo:border-top="none" fo:border-bottom="0.05pt solid #000000"/>
    </style:style>
    <style:style style:name="Таблица1.A257" style:family="table-cell">
      <style:table-cell-properties fo:padding="0.097cm" fo:border-left="0.05pt solid #000000" fo:border-right="none" fo:border-top="none" fo:border-bottom="0.05pt solid #000000"/>
    </style:style>
    <style:style style:name="Таблица1.A258" style:family="table-cell">
      <style:table-cell-properties fo:padding="0.097cm" fo:border-left="0.05pt solid #000000" fo:border-right="none" fo:border-top="none" fo:border-bottom="0.05pt solid #000000"/>
    </style:style>
    <style:style style:name="Таблица1.A259" style:family="table-cell">
      <style:table-cell-properties fo:padding="0.097cm" fo:border-left="0.05pt solid #000000" fo:border-right="none" fo:border-top="none" fo:border-bottom="0.05pt solid #000000"/>
    </style:style>
    <style:style style:name="Таблица1.A260" style:family="table-cell">
      <style:table-cell-properties fo:padding="0.097cm" fo:border-left="0.05pt solid #000000" fo:border-right="none" fo:border-top="none" fo:border-bottom="0.05pt solid #000000"/>
    </style:style>
    <style:style style:name="Таблица1.A261" style:family="table-cell">
      <style:table-cell-properties fo:padding="0.097cm" fo:border-left="0.05pt solid #000000" fo:border-right="none" fo:border-top="none" fo:border-bottom="0.05pt solid #000000"/>
    </style:style>
    <style:style style:name="Таблица1.A262" style:family="table-cell">
      <style:table-cell-properties fo:padding="0.097cm" fo:border-left="0.05pt solid #000000" fo:border-right="none" fo:border-top="none" fo:border-bottom="0.05pt solid #000000"/>
    </style:style>
    <style:style style:name="Таблица1.A263" style:family="table-cell">
      <style:table-cell-properties fo:padding="0.097cm" fo:border-left="0.05pt solid #000000" fo:border-right="none" fo:border-top="none" fo:border-bottom="0.05pt solid #000000"/>
    </style:style>
    <style:style style:name="Таблица1.A264" style:family="table-cell">
      <style:table-cell-properties fo:padding="0.097cm" fo:border-left="0.05pt solid #000000" fo:border-right="none" fo:border-top="none" fo:border-bottom="0.05pt solid #000000"/>
    </style:style>
    <style:style style:name="Таблица1.A265" style:family="table-cell">
      <style:table-cell-properties fo:padding="0.097cm" fo:border-left="0.05pt solid #000000" fo:border-right="none" fo:border-top="none" fo:border-bottom="0.05pt solid #000000"/>
    </style:style>
    <style:style style:name="Таблица1.A266" style:family="table-cell">
      <style:table-cell-properties fo:padding="0.097cm" fo:border-left="0.05pt solid #000000" fo:border-right="none" fo:border-top="none" fo:border-bottom="0.05pt solid #000000"/>
    </style:style>
    <style:style style:name="Таблица1.A267" style:family="table-cell">
      <style:table-cell-properties fo:padding="0.097cm" fo:border-left="0.05pt solid #000000" fo:border-right="none" fo:border-top="none" fo:border-bottom="0.05pt solid #000000"/>
    </style:style>
    <style:style style:name="Таблица1.A268" style:family="table-cell">
      <style:table-cell-properties fo:padding="0.097cm" fo:border-left="0.05pt solid #000000" fo:border-right="none" fo:border-top="none" fo:border-bottom="0.05pt solid #000000"/>
    </style:style>
    <style:style style:name="Таблица1.A269" style:family="table-cell">
      <style:table-cell-properties fo:padding="0.097cm" fo:border-left="0.05pt solid #000000" fo:border-right="none" fo:border-top="none" fo:border-bottom="0.05pt solid #000000"/>
    </style:style>
    <style:style style:name="Таблица1.A270" style:family="table-cell">
      <style:table-cell-properties fo:padding="0.097cm" fo:border-left="0.05pt solid #000000" fo:border-right="none" fo:border-top="none" fo:border-bottom="0.05pt solid #000000"/>
    </style:style>
    <style:style style:name="Таблица1.A271" style:family="table-cell">
      <style:table-cell-properties fo:padding="0.097cm" fo:border-left="0.05pt solid #000000" fo:border-right="none" fo:border-top="none" fo:border-bottom="0.05pt solid #000000"/>
    </style:style>
    <style:style style:name="Таблица1.A272" style:family="table-cell">
      <style:table-cell-properties fo:padding="0.097cm" fo:border-left="0.05pt solid #000000" fo:border-right="none" fo:border-top="none" fo:border-bottom="0.05pt solid #000000"/>
    </style:style>
    <style:style style:name="Таблица1.A273" style:family="table-cell">
      <style:table-cell-properties fo:padding="0.097cm" fo:border-left="0.05pt solid #000000" fo:border-right="none" fo:border-top="none" fo:border-bottom="0.05pt solid #000000"/>
    </style:style>
    <style:style style:name="Таблица1.A274" style:family="table-cell">
      <style:table-cell-properties fo:padding="0.097cm" fo:border-left="0.05pt solid #000000" fo:border-right="none" fo:border-top="none" fo:border-bottom="0.05pt solid #000000"/>
    </style:style>
    <style:style style:name="Таблица1.A275" style:family="table-cell">
      <style:table-cell-properties fo:padding="0.097cm" fo:border-left="0.05pt solid #000000" fo:border-right="none" fo:border-top="none" fo:border-bottom="0.05pt solid #000000"/>
    </style:style>
    <style:style style:name="Таблица1.A276" style:family="table-cell">
      <style:table-cell-properties fo:padding="0.097cm" fo:border-left="0.05pt solid #000000" fo:border-right="none" fo:border-top="none" fo:border-bottom="0.05pt solid #000000"/>
    </style:style>
    <style:style style:name="Таблица1.A277" style:family="table-cell">
      <style:table-cell-properties fo:padding="0.097cm" fo:border-left="0.05pt solid #000000" fo:border-right="none" fo:border-top="none" fo:border-bottom="0.05pt solid #000000"/>
    </style:style>
    <style:style style:name="Таблица1.A278" style:family="table-cell">
      <style:table-cell-properties fo:padding="0.097cm" fo:border-left="0.05pt solid #000000" fo:border-right="none" fo:border-top="none" fo:border-bottom="0.05pt solid #000000"/>
    </style:style>
    <style:style style:name="Таблица1.A279" style:family="table-cell">
      <style:table-cell-properties fo:padding="0.097cm" fo:border-left="0.05pt solid #000000" fo:border-right="none" fo:border-top="none" fo:border-bottom="0.05pt solid #000000"/>
    </style:style>
    <style:style style:name="Таблица1.A280" style:family="table-cell">
      <style:table-cell-properties fo:padding="0.097cm" fo:border-left="0.05pt solid #000000" fo:border-right="none" fo:border-top="none" fo:border-bottom="0.05pt solid #000000"/>
    </style:style>
    <style:style style:name="Таблица1.A281" style:family="table-cell">
      <style:table-cell-properties fo:padding="0.097cm" fo:border-left="0.05pt solid #000000" fo:border-right="none" fo:border-top="none" fo:border-bottom="0.05pt solid #000000"/>
    </style:style>
    <style:style style:name="Таблица1.A282" style:family="table-cell">
      <style:table-cell-properties fo:padding="0.097cm" fo:border-left="0.05pt solid #000000" fo:border-right="none" fo:border-top="none" fo:border-bottom="0.05pt solid #000000"/>
    </style:style>
    <style:style style:name="Таблица1.A283" style:family="table-cell">
      <style:table-cell-properties fo:padding="0.097cm" fo:border-left="0.05pt solid #000000" fo:border-right="none" fo:border-top="none" fo:border-bottom="0.05pt solid #000000"/>
    </style:style>
    <style:style style:name="Таблица1.A284" style:family="table-cell">
      <style:table-cell-properties fo:padding="0.097cm" fo:border-left="0.05pt solid #000000" fo:border-right="none" fo:border-top="none" fo:border-bottom="0.05pt solid #000000"/>
    </style:style>
    <style:style style:name="Таблица1.A285" style:family="table-cell">
      <style:table-cell-properties fo:padding="0.097cm" fo:border-left="0.05pt solid #000000" fo:border-right="none" fo:border-top="none" fo:border-bottom="0.05pt solid #000000"/>
    </style:style>
    <style:style style:name="Таблица1.A286" style:family="table-cell">
      <style:table-cell-properties fo:padding="0.097cm" fo:border-left="0.05pt solid #000000" fo:border-right="none" fo:border-top="none" fo:border-bottom="0.05pt solid #000000"/>
    </style:style>
    <style:style style:name="Таблица1.A287" style:family="table-cell">
      <style:table-cell-properties fo:padding="0.097cm" fo:border-left="0.05pt solid #000000" fo:border-right="none" fo:border-top="none" fo:border-bottom="0.05pt solid #000000"/>
    </style:style>
    <style:style style:name="Таблица1.A288" style:family="table-cell">
      <style:table-cell-properties fo:padding="0.097cm" fo:border-left="0.05pt solid #000000" fo:border-right="none" fo:border-top="none" fo:border-bottom="0.05pt solid #000000"/>
    </style:style>
    <style:style style:name="Таблица1.A289" style:family="table-cell">
      <style:table-cell-properties fo:padding="0.097cm" fo:border-left="0.05pt solid #000000" fo:border-right="none" fo:border-top="none" fo:border-bottom="0.05pt solid #000000"/>
    </style:style>
    <style:style style:name="Таблица1.A290" style:family="table-cell">
      <style:table-cell-properties fo:padding="0.097cm" fo:border-left="0.05pt solid #000000" fo:border-right="none" fo:border-top="none" fo:border-bottom="0.05pt solid #000000"/>
    </style:style>
    <style:style style:name="Таблица1.A291" style:family="table-cell">
      <style:table-cell-properties fo:padding="0.097cm" fo:border-left="0.05pt solid #000000" fo:border-right="none" fo:border-top="none" fo:border-bottom="0.05pt solid #000000"/>
    </style:style>
    <style:style style:name="Таблица1.A292" style:family="table-cell">
      <style:table-cell-properties fo:padding="0.097cm" fo:border-left="0.05pt solid #000000" fo:border-right="none" fo:border-top="none" fo:border-bottom="0.05pt solid #000000"/>
    </style:style>
    <style:style style:name="Таблица1.A293" style:family="table-cell">
      <style:table-cell-properties fo:padding="0.097cm" fo:border-left="0.05pt solid #000000" fo:border-right="none" fo:border-top="none" fo:border-bottom="0.05pt solid #000000"/>
    </style:style>
    <style:style style:name="Таблица1.A294" style:family="table-cell">
      <style:table-cell-properties fo:padding="0.097cm" fo:border-left="0.05pt solid #000000" fo:border-right="none" fo:border-top="none" fo:border-bottom="0.05pt solid #000000"/>
    </style:style>
    <style:style style:name="Таблица1.A295" style:family="table-cell">
      <style:table-cell-properties fo:padding="0.097cm" fo:border-left="0.05pt solid #000000" fo:border-right="none" fo:border-top="none" fo:border-bottom="0.05pt solid #000000"/>
    </style:style>
    <style:style style:name="Таблица1.A296" style:family="table-cell">
      <style:table-cell-properties fo:padding="0.097cm" fo:border-left="0.05pt solid #000000" fo:border-right="none" fo:border-top="none" fo:border-bottom="0.05pt solid #000000"/>
    </style:style>
    <style:style style:name="Таблица1.A297" style:family="table-cell">
      <style:table-cell-properties fo:padding="0.097cm" fo:border-left="0.05pt solid #000000" fo:border-right="none" fo:border-top="none" fo:border-bottom="0.05pt solid #000000"/>
    </style:style>
    <style:style style:name="Таблица1.A298" style:family="table-cell">
      <style:table-cell-properties fo:padding="0.097cm" fo:border-left="0.05pt solid #000000" fo:border-right="none" fo:border-top="none" fo:border-bottom="0.05pt solid #000000"/>
    </style:style>
    <style:style style:name="Таблица1.A299" style:family="table-cell">
      <style:table-cell-properties fo:padding="0.097cm" fo:border-left="0.05pt solid #000000" fo:border-right="none" fo:border-top="none" fo:border-bottom="0.05pt solid #000000"/>
    </style:style>
    <style:style style:name="Таблица1.A300" style:family="table-cell">
      <style:table-cell-properties fo:padding="0.097cm" fo:border-left="0.05pt solid #000000" fo:border-right="none" fo:border-top="none" fo:border-bottom="0.05pt solid #000000"/>
    </style:style>
    <style:style style:name="Таблица1.A301" style:family="table-cell">
      <style:table-cell-properties fo:padding="0.097cm" fo:border-left="0.05pt solid #000000" fo:border-right="none" fo:border-top="none" fo:border-bottom="0.05pt solid #000000"/>
    </style:style>
    <style:style style:name="Таблица1.A302" style:family="table-cell">
      <style:table-cell-properties fo:padding="0.097cm" fo:border-left="0.05pt solid #000000" fo:border-right="none" fo:border-top="none" fo:border-bottom="0.05pt solid #000000"/>
    </style:style>
    <style:style style:name="Таблица1.A303" style:family="table-cell">
      <style:table-cell-properties fo:padding="0.097cm" fo:border-left="0.05pt solid #000000" fo:border-right="none" fo:border-top="none" fo:border-bottom="0.05pt solid #000000"/>
    </style:style>
    <style:style style:name="Таблица1.A304" style:family="table-cell">
      <style:table-cell-properties fo:padding="0.097cm" fo:border-left="0.05pt solid #000000" fo:border-right="none" fo:border-top="none" fo:border-bottom="0.05pt solid #000000"/>
    </style:style>
    <style:style style:name="Таблица1.A305" style:family="table-cell">
      <style:table-cell-properties fo:padding="0.097cm" fo:border-left="0.05pt solid #000000" fo:border-right="none" fo:border-top="none" fo:border-bottom="0.05pt solid #000000"/>
    </style:style>
    <style:style style:name="Таблица1.A306" style:family="table-cell">
      <style:table-cell-properties fo:padding="0.097cm" fo:border-left="0.05pt solid #000000" fo:border-right="none" fo:border-top="none" fo:border-bottom="0.05pt solid #000000"/>
    </style:style>
    <style:style style:name="Таблица1.A307" style:family="table-cell">
      <style:table-cell-properties fo:padding="0.097cm" fo:border-left="0.05pt solid #000000" fo:border-right="none" fo:border-top="none" fo:border-bottom="0.05pt solid #000000"/>
    </style:style>
    <style:style style:name="Таблица1.A308" style:family="table-cell">
      <style:table-cell-properties fo:padding="0.097cm" fo:border-left="0.05pt solid #000000" fo:border-right="none" fo:border-top="none" fo:border-bottom="0.05pt solid #000000"/>
    </style:style>
    <style:style style:name="Таблица1.A309" style:family="table-cell">
      <style:table-cell-properties fo:padding="0.097cm" fo:border-left="0.05pt solid #000000" fo:border-right="none" fo:border-top="none" fo:border-bottom="0.05pt solid #000000"/>
    </style:style>
    <style:style style:name="Таблица1.A310" style:family="table-cell">
      <style:table-cell-properties fo:padding="0.097cm" fo:border-left="0.05pt solid #000000" fo:border-right="none" fo:border-top="none" fo:border-bottom="0.05pt solid #000000"/>
    </style:style>
    <style:style style:name="Таблица1.A311" style:family="table-cell">
      <style:table-cell-properties fo:padding="0.097cm" fo:border-left="0.05pt solid #000000" fo:border-right="none" fo:border-top="none" fo:border-bottom="0.05pt solid #000000"/>
    </style:style>
    <style:style style:name="Таблица1.312" style:family="table-row">
      <style:table-row-properties style:min-row-height="1.916cm"/>
    </style:style>
    <style:style style:name="Таблица1.A312" style:family="table-cell">
      <style:table-cell-properties fo:padding="0.097cm" fo:border-left="0.05pt solid #000000" fo:border-right="none" fo:border-top="none" fo:border-bottom="0.05pt solid #000000"/>
    </style:style>
    <style:style style:name="Таблица1.A313" style:family="table-cell">
      <style:table-cell-properties fo:padding="0.097cm" fo:border-left="0.05pt solid #000000" fo:border-right="none" fo:border-top="none" fo:border-bottom="0.05pt solid #000000"/>
    </style:style>
    <style:style style:name="Таблица1.A314" style:family="table-cell">
      <style:table-cell-properties fo:padding="0.097cm" fo:border-left="0.05pt solid #000000" fo:border-right="none" fo:border-top="none" fo:border-bottom="0.05pt solid #000000"/>
    </style:style>
    <style:style style:name="Таблица1.A315" style:family="table-cell">
      <style:table-cell-properties fo:padding="0.097cm" fo:border-left="0.05pt solid #000000" fo:border-right="none" fo:border-top="none" fo:border-bottom="0.05pt solid #000000"/>
    </style:style>
    <style:style style:name="Таблица1.A316" style:family="table-cell">
      <style:table-cell-properties fo:padding="0.097cm" fo:border-left="0.05pt solid #000000" fo:border-right="none" fo:border-top="none" fo:border-bottom="0.05pt solid #000000"/>
    </style:style>
    <style:style style:name="Таблица1.A317" style:family="table-cell">
      <style:table-cell-properties fo:padding="0.097cm" fo:border-left="0.05pt solid #000000" fo:border-right="none" fo:border-top="none" fo:border-bottom="0.05pt solid #000000"/>
    </style:style>
    <style:style style:name="Таблица1.A318" style:family="table-cell">
      <style:table-cell-properties fo:padding="0.097cm" fo:border-left="0.05pt solid #000000" fo:border-right="none" fo:border-top="none" fo:border-bottom="0.05pt solid #000000"/>
    </style:style>
    <style:style style:name="Таблица1.A319" style:family="table-cell">
      <style:table-cell-properties fo:padding="0.097cm" fo:border-left="0.05pt solid #000000" fo:border-right="none" fo:border-top="none" fo:border-bottom="0.05pt solid #000000"/>
    </style:style>
    <style:style style:name="Таблица1.A320" style:family="table-cell">
      <style:table-cell-properties fo:padding="0.097cm" fo:border-left="0.05pt solid #000000" fo:border-right="none" fo:border-top="none" fo:border-bottom="0.05pt solid #000000"/>
    </style:style>
    <style:style style:name="Таблица1.A321" style:family="table-cell">
      <style:table-cell-properties fo:padding="0.097cm" fo:border-left="0.05pt solid #000000" fo:border-right="none" fo:border-top="none" fo:border-bottom="0.05pt solid #000000"/>
    </style:style>
    <style:style style:name="Таблица1.A322" style:family="table-cell">
      <style:table-cell-properties fo:padding="0.097cm" fo:border-left="0.05pt solid #000000" fo:border-right="none" fo:border-top="none" fo:border-bottom="0.05pt solid #000000"/>
    </style:style>
    <style:style style:name="Таблица1.A323" style:family="table-cell">
      <style:table-cell-properties fo:padding="0.097cm" fo:border-left="0.05pt solid #000000" fo:border-right="none" fo:border-top="none" fo:border-bottom="0.05pt solid #000000"/>
    </style:style>
    <style:style style:name="Таблица1.A324" style:family="table-cell">
      <style:table-cell-properties fo:padding="0.097cm" fo:border-left="0.05pt solid #000000" fo:border-right="none" fo:border-top="none" fo:border-bottom="0.05pt solid #000000"/>
    </style:style>
    <style:style style:name="Таблица1.A325" style:family="table-cell">
      <style:table-cell-properties fo:padding="0.097cm" fo:border-left="0.05pt solid #000000" fo:border-right="none" fo:border-top="none" fo:border-bottom="0.05pt solid #000000"/>
    </style:style>
    <style:style style:name="Таблица1.A326" style:family="table-cell">
      <style:table-cell-properties fo:padding="0.097cm" fo:border-left="0.05pt solid #000000" fo:border-right="none" fo:border-top="none" fo:border-bottom="0.05pt solid #000000"/>
    </style:style>
    <style:style style:name="Таблица1.A327" style:family="table-cell">
      <style:table-cell-properties fo:padding="0.097cm" fo:border-left="0.05pt solid #000000" fo:border-right="none" fo:border-top="none" fo:border-bottom="0.05pt solid #000000"/>
    </style:style>
    <style:style style:name="Таблица1.A328" style:family="table-cell">
      <style:table-cell-properties fo:padding="0.097cm" fo:border-left="0.05pt solid #000000" fo:border-right="none" fo:border-top="none" fo:border-bottom="0.05pt solid #000000"/>
    </style:style>
    <style:style style:name="Таблица1.A329" style:family="table-cell">
      <style:table-cell-properties fo:padding="0.097cm" fo:border-left="0.05pt solid #000000" fo:border-right="none" fo:border-top="none" fo:border-bottom="0.05pt solid #000000"/>
    </style:style>
    <style:style style:name="Таблица1.A330" style:family="table-cell">
      <style:table-cell-properties fo:padding="0.097cm" fo:border-left="0.05pt solid #000000" fo:border-right="none" fo:border-top="none" fo:border-bottom="0.05pt solid #000000"/>
    </style:style>
    <style:style style:name="Таблица1.A331" style:family="table-cell">
      <style:table-cell-properties fo:padding="0.097cm" fo:border-left="0.05pt solid #000000" fo:border-right="none" fo:border-top="none" fo:border-bottom="0.05pt solid #000000"/>
    </style:style>
    <style:style style:name="Таблица1.A332" style:family="table-cell">
      <style:table-cell-properties fo:padding="0.097cm" fo:border-left="0.05pt solid #000000" fo:border-right="none" fo:border-top="none" fo:border-bottom="0.05pt solid #000000"/>
    </style:style>
    <style:style style:name="Таблица1.A333" style:family="table-cell">
      <style:table-cell-properties fo:padding="0.097cm" fo:border-left="0.05pt solid #000000" fo:border-right="none" fo:border-top="none" fo:border-bottom="0.05pt solid #000000"/>
    </style:style>
    <style:style style:name="Таблица1.A334" style:family="table-cell">
      <style:table-cell-properties fo:padding="0.097cm" fo:border-left="0.05pt solid #000000" fo:border-right="none" fo:border-top="none" fo:border-bottom="0.05pt solid #000000"/>
    </style:style>
    <style:style style:name="Таблица1.A335" style:family="table-cell">
      <style:table-cell-properties fo:padding="0.097cm" fo:border-left="0.05pt solid #000000" fo:border-right="none" fo:border-top="none" fo:border-bottom="0.05pt solid #000000"/>
    </style:style>
    <style:style style:name="Таблица1.A336" style:family="table-cell">
      <style:table-cell-properties fo:padding="0.097cm" fo:border-left="0.05pt solid #000000" fo:border-right="none" fo:border-top="none" fo:border-bottom="0.05pt solid #000000"/>
    </style:style>
    <style:style style:name="Таблица1.A337" style:family="table-cell">
      <style:table-cell-properties fo:padding="0.097cm" fo:border-left="0.05pt solid #000000" fo:border-right="none" fo:border-top="none" fo:border-bottom="0.05pt solid #000000"/>
    </style:style>
    <style:style style:name="Таблица1.A338" style:family="table-cell">
      <style:table-cell-properties fo:padding="0.097cm" fo:border-left="0.05pt solid #000000" fo:border-right="none" fo:border-top="none" fo:border-bottom="0.05pt solid #000000"/>
    </style:style>
    <style:style style:name="Таблица1.A339" style:family="table-cell">
      <style:table-cell-properties fo:padding="0.097cm" fo:border-left="0.05pt solid #000000" fo:border-right="none" fo:border-top="none" fo:border-bottom="0.05pt solid #000000"/>
    </style:style>
    <style:style style:name="Таблица1.A340" style:family="table-cell">
      <style:table-cell-properties fo:padding="0.097cm" fo:border-left="0.05pt solid #000000" fo:border-right="none" fo:border-top="none" fo:border-bottom="0.05pt solid #000000"/>
    </style:style>
    <style:style style:name="Таблица1.A341" style:family="table-cell">
      <style:table-cell-properties fo:padding="0.097cm" fo:border-left="0.05pt solid #000000" fo:border-right="none" fo:border-top="none" fo:border-bottom="0.05pt solid #000000"/>
    </style:style>
    <style:style style:name="Таблица1.A342" style:family="table-cell">
      <style:table-cell-properties fo:padding="0.097cm" fo:border-left="0.05pt solid #000000" fo:border-right="none" fo:border-top="none" fo:border-bottom="0.05pt solid #000000"/>
    </style:style>
    <style:style style:name="Таблица1.A343" style:family="table-cell">
      <style:table-cell-properties fo:padding="0.097cm" fo:border-left="0.05pt solid #000000" fo:border-right="none" fo:border-top="none" fo:border-bottom="0.05pt solid #000000"/>
    </style:style>
    <style:style style:name="Таблица1.A344" style:family="table-cell">
      <style:table-cell-properties fo:padding="0.097cm" fo:border-left="0.05pt solid #000000" fo:border-right="none" fo:border-top="none" fo:border-bottom="0.05pt solid #000000"/>
    </style:style>
    <style:style style:name="Таблица1.A345" style:family="table-cell">
      <style:table-cell-properties fo:padding="0.097cm" fo:border-left="0.05pt solid #000000" fo:border-right="none" fo:border-top="none" fo:border-bottom="0.05pt solid #000000"/>
    </style:style>
    <style:style style:name="Таблица1.A346" style:family="table-cell">
      <style:table-cell-properties fo:padding="0.097cm" fo:border-left="0.05pt solid #000000" fo:border-right="none" fo:border-top="none" fo:border-bottom="0.05pt solid #000000"/>
    </style:style>
    <style:style style:name="Таблица1.A347" style:family="table-cell">
      <style:table-cell-properties fo:padding="0.097cm" fo:border-left="0.05pt solid #000000" fo:border-right="none" fo:border-top="none" fo:border-bottom="0.05pt solid #000000"/>
    </style:style>
    <style:style style:name="Таблица1.A348" style:family="table-cell">
      <style:table-cell-properties fo:padding="0.097cm" fo:border-left="0.05pt solid #000000" fo:border-right="none" fo:border-top="none" fo:border-bottom="0.05pt solid #000000"/>
    </style:style>
    <style:style style:name="Таблица1.A349" style:family="table-cell">
      <style:table-cell-properties fo:padding="0.097cm" fo:border-left="0.05pt solid #000000" fo:border-right="none" fo:border-top="none" fo:border-bottom="0.05pt solid #000000"/>
    </style:style>
    <style:style style:name="Таблица1.A350" style:family="table-cell">
      <style:table-cell-properties fo:padding="0.097cm" fo:border-left="0.05pt solid #000000" fo:border-right="none" fo:border-top="none" fo:border-bottom="0.05pt solid #000000"/>
    </style:style>
    <style:style style:name="Таблица1.A351" style:family="table-cell">
      <style:table-cell-properties fo:padding="0.097cm" fo:border-left="0.05pt solid #000000" fo:border-right="none" fo:border-top="none" fo:border-bottom="0.05pt solid #000000"/>
    </style:style>
    <style:style style:name="Таблица1.A352" style:family="table-cell">
      <style:table-cell-properties fo:padding="0.097cm" fo:border-left="0.05pt solid #000000" fo:border-right="none" fo:border-top="none" fo:border-bottom="0.05pt solid #000000"/>
    </style:style>
    <style:style style:name="Таблица1.A353" style:family="table-cell">
      <style:table-cell-properties fo:padding="0.097cm" fo:border-left="0.05pt solid #000000" fo:border-right="none" fo:border-top="none" fo:border-bottom="0.05pt solid #000000"/>
    </style:style>
    <style:style style:name="Таблица1.A354" style:family="table-cell">
      <style:table-cell-properties fo:padding="0.097cm" fo:border-left="0.05pt solid #000000" fo:border-right="none" fo:border-top="none" fo:border-bottom="0.05pt solid #000000"/>
    </style:style>
    <style:style style:name="Таблица1.A355" style:family="table-cell">
      <style:table-cell-properties fo:padding="0.097cm" fo:border-left="0.05pt solid #000000" fo:border-right="none" fo:border-top="none" fo:border-bottom="0.05pt solid #000000"/>
    </style:style>
    <style:style style:name="Таблица1.A356" style:family="table-cell">
      <style:table-cell-properties fo:padding="0.097cm" fo:border-left="0.05pt solid #000000" fo:border-right="none" fo:border-top="none" fo:border-bottom="0.05pt solid #000000"/>
    </style:style>
    <style:style style:name="Таблица1.A357" style:family="table-cell">
      <style:table-cell-properties fo:padding="0.097cm" fo:border-left="0.05pt solid #000000" fo:border-right="none" fo:border-top="none" fo:border-bottom="0.05pt solid #000000"/>
    </style:style>
    <style:style style:name="Таблица1.A358" style:family="table-cell">
      <style:table-cell-properties fo:padding="0.097cm" fo:border-left="0.05pt solid #000000" fo:border-right="none" fo:border-top="none" fo:border-bottom="0.05pt solid #000000"/>
    </style:style>
    <style:style style:name="Таблица1.A359" style:family="table-cell">
      <style:table-cell-properties fo:padding="0.097cm" fo:border-left="0.05pt solid #000000" fo:border-right="none" fo:border-top="none" fo:border-bottom="0.05pt solid #000000"/>
    </style:style>
    <style:style style:name="Таблица1.A360" style:family="table-cell">
      <style:table-cell-properties fo:padding="0.097cm" fo:border-left="0.05pt solid #000000" fo:border-right="none" fo:border-top="none" fo:border-bottom="0.05pt solid #000000"/>
    </style:style>
    <style:style style:name="Таблица1.A361" style:family="table-cell">
      <style:table-cell-properties fo:padding="0.097cm" fo:border-left="0.05pt solid #000000" fo:border-right="none" fo:border-top="none" fo:border-bottom="0.05pt solid #000000"/>
    </style:style>
    <style:style style:name="Таблица1.A362" style:family="table-cell">
      <style:table-cell-properties fo:padding="0.097cm" fo:border-left="0.05pt solid #000000" fo:border-right="none" fo:border-top="none" fo:border-bottom="0.05pt solid #000000"/>
    </style:style>
    <style:style style:name="Таблица1.A363" style:family="table-cell">
      <style:table-cell-properties fo:padding="0.097cm" fo:border-left="0.05pt solid #000000" fo:border-right="none" fo:border-top="none" fo:border-bottom="0.05pt solid #000000"/>
    </style:style>
    <style:style style:name="Таблица1.A364" style:family="table-cell">
      <style:table-cell-properties fo:padding="0.097cm" fo:border-left="0.05pt solid #000000" fo:border-right="none" fo:border-top="none" fo:border-bottom="0.05pt solid #000000"/>
    </style:style>
    <style:style style:name="Таблица1.A365" style:family="table-cell">
      <style:table-cell-properties fo:padding="0.097cm" fo:border-left="0.05pt solid #000000" fo:border-right="none" fo:border-top="none" fo:border-bottom="0.05pt solid #000000"/>
    </style:style>
    <style:style style:name="Таблица1.A366" style:family="table-cell">
      <style:table-cell-properties fo:padding="0.097cm" fo:border-left="0.05pt solid #000000" fo:border-right="none" fo:border-top="none" fo:border-bottom="0.05pt solid #000000"/>
    </style:style>
    <style:style style:name="Таблица1.A367" style:family="table-cell">
      <style:table-cell-properties fo:padding="0.097cm" fo:border-left="0.05pt solid #000000" fo:border-right="none" fo:border-top="none" fo:border-bottom="0.05pt solid #000000"/>
    </style:style>
    <style:style style:name="Таблица1.A368" style:family="table-cell">
      <style:table-cell-properties fo:padding="0.097cm" fo:border-left="0.05pt solid #000000" fo:border-right="none" fo:border-top="none" fo:border-bottom="0.05pt solid #000000"/>
    </style:style>
    <style:style style:name="Таблица1.A369" style:family="table-cell">
      <style:table-cell-properties fo:padding="0.097cm" fo:border-left="0.05pt solid #000000" fo:border-right="none" fo:border-top="none" fo:border-bottom="0.05pt solid #000000"/>
    </style:style>
    <style:style style:name="Таблица1.A370" style:family="table-cell">
      <style:table-cell-properties fo:padding="0.097cm" fo:border-left="0.05pt solid #000000" fo:border-right="none" fo:border-top="none" fo:border-bottom="0.05pt solid #000000"/>
    </style:style>
    <style:style style:name="Таблица1.A371" style:family="table-cell">
      <style:table-cell-properties fo:padding="0.097cm" fo:border-left="0.05pt solid #000000" fo:border-right="none" fo:border-top="none" fo:border-bottom="0.05pt solid #000000"/>
    </style:style>
    <style:style style:name="Таблица1.A372" style:family="table-cell">
      <style:table-cell-properties fo:padding="0.097cm" fo:border-left="0.05pt solid #000000" fo:border-right="none" fo:border-top="none" fo:border-bottom="0.05pt solid #000000"/>
    </style:style>
    <style:style style:name="Таблица1.A373" style:family="table-cell">
      <style:table-cell-properties fo:padding="0.097cm" fo:border-left="0.05pt solid #000000" fo:border-right="none" fo:border-top="none" fo:border-bottom="0.05pt solid #000000"/>
    </style:style>
    <style:style style:name="Таблица1.A374" style:family="table-cell">
      <style:table-cell-properties fo:padding="0.097cm" fo:border-left="0.05pt solid #000000" fo:border-right="none" fo:border-top="none" fo:border-bottom="0.05pt solid #000000"/>
    </style:style>
    <style:style style:name="Таблица1.A375" style:family="table-cell">
      <style:table-cell-properties fo:padding="0.097cm" fo:border-left="0.05pt solid #000000" fo:border-right="none" fo:border-top="none" fo:border-bottom="0.05pt solid #000000"/>
    </style:style>
    <style:style style:name="Таблица1.A376" style:family="table-cell">
      <style:table-cell-properties fo:padding="0.097cm" fo:border-left="0.05pt solid #000000" fo:border-right="none" fo:border-top="none" fo:border-bottom="0.05pt solid #000000"/>
    </style:style>
    <style:style style:name="Таблица1.A377" style:family="table-cell">
      <style:table-cell-properties fo:padding="0.097cm" fo:border-left="0.05pt solid #000000" fo:border-right="none" fo:border-top="none" fo:border-bottom="0.05pt solid #000000"/>
    </style:style>
    <style:style style:name="Таблица1.A378" style:family="table-cell">
      <style:table-cell-properties fo:padding="0.097cm" fo:border-left="0.05pt solid #000000" fo:border-right="none" fo:border-top="none" fo:border-bottom="0.05pt solid #000000"/>
    </style:style>
    <style:style style:name="Таблица1.A379" style:family="table-cell">
      <style:table-cell-properties fo:padding="0.097cm" fo:border-left="0.05pt solid #000000" fo:border-right="none" fo:border-top="none" fo:border-bottom="0.05pt solid #000000"/>
    </style:style>
    <style:style style:name="Таблица1.A380" style:family="table-cell">
      <style:table-cell-properties fo:padding="0.097cm" fo:border-left="0.05pt solid #000000" fo:border-right="none" fo:border-top="none" fo:border-bottom="0.05pt solid #000000"/>
    </style:style>
    <style:style style:name="Таблица1.A381" style:family="table-cell">
      <style:table-cell-properties fo:padding="0.097cm" fo:border-left="0.05pt solid #000000" fo:border-right="none" fo:border-top="none" fo:border-bottom="0.05pt solid #000000"/>
    </style:style>
    <style:style style:name="Таблица1.A382" style:family="table-cell">
      <style:table-cell-properties fo:padding="0.097cm" fo:border-left="0.05pt solid #000000" fo:border-right="none" fo:border-top="none" fo:border-bottom="0.05pt solid #000000"/>
    </style:style>
    <style:style style:name="Таблица1.A383" style:family="table-cell">
      <style:table-cell-properties fo:padding="0.097cm" fo:border-left="0.05pt solid #000000" fo:border-right="none" fo:border-top="none" fo:border-bottom="0.05pt solid #000000"/>
    </style:style>
    <style:style style:name="Таблица1.A384" style:family="table-cell">
      <style:table-cell-properties fo:padding="0.097cm" fo:border-left="0.05pt solid #000000" fo:border-right="none" fo:border-top="none" fo:border-bottom="0.05pt solid #000000"/>
    </style:style>
    <style:style style:name="Таблица1.A385" style:family="table-cell">
      <style:table-cell-properties fo:padding="0.097cm" fo:border-left="0.05pt solid #000000" fo:border-right="none" fo:border-top="none" fo:border-bottom="0.05pt solid #000000"/>
    </style:style>
    <style:style style:name="Таблица1.A386" style:family="table-cell">
      <style:table-cell-properties fo:padding="0.097cm" fo:border-left="0.05pt solid #000000" fo:border-right="none" fo:border-top="none" fo:border-bottom="0.05pt solid #000000"/>
    </style:style>
    <style:style style:name="Таблица1.A387" style:family="table-cell">
      <style:table-cell-properties fo:padding="0.097cm" fo:border-left="0.05pt solid #000000" fo:border-right="none" fo:border-top="none" fo:border-bottom="0.05pt solid #000000"/>
    </style:style>
    <style:style style:name="Таблица1.A388" style:family="table-cell">
      <style:table-cell-properties fo:padding="0.097cm" fo:border-left="0.05pt solid #000000" fo:border-right="none" fo:border-top="none" fo:border-bottom="0.05pt solid #000000"/>
    </style:style>
    <style:style style:name="Таблица1.A389" style:family="table-cell">
      <style:table-cell-properties fo:padding="0.097cm" fo:border-left="0.05pt solid #000000" fo:border-right="none" fo:border-top="none" fo:border-bottom="0.05pt solid #000000"/>
    </style:style>
    <style:style style:name="Таблица1.A390" style:family="table-cell">
      <style:table-cell-properties fo:padding="0.097cm" fo:border-left="0.05pt solid #000000" fo:border-right="none" fo:border-top="none" fo:border-bottom="0.05pt solid #000000"/>
    </style:style>
    <style:style style:name="Таблица1.A391" style:family="table-cell">
      <style:table-cell-properties fo:padding="0.097cm" fo:border-left="0.05pt solid #000000" fo:border-right="none" fo:border-top="none" fo:border-bottom="0.05pt solid #000000"/>
    </style:style>
    <style:style style:name="Таблица1.A392" style:family="table-cell">
      <style:table-cell-properties fo:padding="0.097cm" fo:border-left="0.05pt solid #000000" fo:border-right="none" fo:border-top="none" fo:border-bottom="0.05pt solid #000000"/>
    </style:style>
    <style:style style:name="Таблица1.A393" style:family="table-cell">
      <style:table-cell-properties fo:padding="0.097cm" fo:border-left="0.05pt solid #000000" fo:border-right="none" fo:border-top="none" fo:border-bottom="0.05pt solid #000000"/>
    </style:style>
    <style:style style:name="Таблица1.A394" style:family="table-cell">
      <style:table-cell-properties fo:padding="0.097cm" fo:border-left="0.05pt solid #000000" fo:border-right="none" fo:border-top="none" fo:border-bottom="0.05pt solid #000000"/>
    </style:style>
    <style:style style:name="Таблица1.A395" style:family="table-cell">
      <style:table-cell-properties fo:padding="0.097cm" fo:border-left="0.05pt solid #000000" fo:border-right="none" fo:border-top="none" fo:border-bottom="0.05pt solid #000000"/>
    </style:style>
    <style:style style:name="Таблица1.A396" style:family="table-cell">
      <style:table-cell-properties fo:padding="0.097cm" fo:border-left="0.05pt solid #000000" fo:border-right="none" fo:border-top="none" fo:border-bottom="0.05pt solid #000000"/>
    </style:style>
    <style:style style:name="Таблица1.A397" style:family="table-cell">
      <style:table-cell-properties fo:padding="0.097cm" fo:border-left="0.05pt solid #000000" fo:border-right="none" fo:border-top="none" fo:border-bottom="0.05pt solid #000000"/>
    </style:style>
    <style:style style:name="Таблица1.A398" style:family="table-cell">
      <style:table-cell-properties fo:padding="0.097cm" fo:border-left="0.05pt solid #000000" fo:border-right="none" fo:border-top="none" fo:border-bottom="0.05pt solid #000000"/>
    </style:style>
    <style:style style:name="Таблица1.A399" style:family="table-cell">
      <style:table-cell-properties fo:padding="0.097cm" fo:border-left="0.05pt solid #000000" fo:border-right="none" fo:border-top="none" fo:border-bottom="0.05pt solid #000000"/>
    </style:style>
    <style:style style:name="Таблица1.A400" style:family="table-cell">
      <style:table-cell-properties fo:padding="0.097cm" fo:border-left="0.05pt solid #000000" fo:border-right="none" fo:border-top="none" fo:border-bottom="0.05pt solid #000000"/>
    </style:style>
    <style:style style:name="Таблица1.A401" style:family="table-cell">
      <style:table-cell-properties fo:padding="0.097cm" fo:border-left="0.05pt solid #000000" fo:border-right="none" fo:border-top="none" fo:border-bottom="0.05pt solid #000000"/>
    </style:style>
    <style:style style:name="Таблица1.A402" style:family="table-cell">
      <style:table-cell-properties fo:padding="0.097cm" fo:border-left="0.05pt solid #000000" fo:border-right="none" fo:border-top="none" fo:border-bottom="0.05pt solid #000000"/>
    </style:style>
    <style:style style:name="Таблица1.A403" style:family="table-cell">
      <style:table-cell-properties fo:padding="0.097cm" fo:border-left="0.05pt solid #000000" fo:border-right="none" fo:border-top="none" fo:border-bottom="0.05pt solid #000000"/>
    </style:style>
    <style:style style:name="Таблица1.A404" style:family="table-cell">
      <style:table-cell-properties fo:padding="0.097cm" fo:border-left="0.05pt solid #000000" fo:border-right="none" fo:border-top="none" fo:border-bottom="0.05pt solid #000000"/>
    </style:style>
    <style:style style:name="Таблица1.A405" style:family="table-cell">
      <style:table-cell-properties fo:padding="0.097cm" fo:border-left="0.05pt solid #000000" fo:border-right="none" fo:border-top="none" fo:border-bottom="0.05pt solid #000000"/>
    </style:style>
    <style:style style:name="Таблица1.A406" style:family="table-cell">
      <style:table-cell-properties fo:padding="0.097cm" fo:border-left="0.05pt solid #000000" fo:border-right="none" fo:border-top="none" fo:border-bottom="0.05pt solid #000000"/>
    </style:style>
    <style:style style:name="Таблица1.A407" style:family="table-cell">
      <style:table-cell-properties fo:padding="0.097cm" fo:border-left="0.05pt solid #000000" fo:border-right="none" fo:border-top="none" fo:border-bottom="0.05pt solid #000000"/>
    </style:style>
    <style:style style:name="Таблица1.A408" style:family="table-cell">
      <style:table-cell-properties fo:padding="0.097cm" fo:border-left="0.05pt solid #000000" fo:border-right="none" fo:border-top="none" fo:border-bottom="0.05pt solid #000000"/>
    </style:style>
    <style:style style:name="Таблица1.A409" style:family="table-cell">
      <style:table-cell-properties fo:padding="0.097cm" fo:border-left="0.05pt solid #000000" fo:border-right="none" fo:border-top="none" fo:border-bottom="0.05pt solid #000000"/>
    </style:style>
    <style:style style:name="Таблица1.A410" style:family="table-cell">
      <style:table-cell-properties fo:padding="0.097cm" fo:border-left="0.05pt solid #000000" fo:border-right="none" fo:border-top="none" fo:border-bottom="0.05pt solid #000000"/>
    </style:style>
    <style:style style:name="Таблица1.A411" style:family="table-cell">
      <style:table-cell-properties fo:padding="0.097cm" fo:border-left="0.05pt solid #000000" fo:border-right="none" fo:border-top="none" fo:border-bottom="0.05pt solid #000000"/>
    </style:style>
    <style:style style:name="Таблица1.A412" style:family="table-cell">
      <style:table-cell-properties fo:padding="0.097cm" fo:border-left="0.05pt solid #000000" fo:border-right="none" fo:border-top="none" fo:border-bottom="0.05pt solid #000000"/>
    </style:style>
    <style:style style:name="Таблица1.A413" style:family="table-cell">
      <style:table-cell-properties fo:padding="0.097cm" fo:border-left="0.05pt solid #000000" fo:border-right="none" fo:border-top="none" fo:border-bottom="0.05pt solid #000000"/>
    </style:style>
    <style:style style:name="Таблица1.A414" style:family="table-cell">
      <style:table-cell-properties fo:padding="0.097cm" fo:border-left="0.05pt solid #000000" fo:border-right="none" fo:border-top="none" fo:border-bottom="0.05pt solid #000000"/>
    </style:style>
    <style:style style:name="Таблица1.A415" style:family="table-cell">
      <style:table-cell-properties fo:padding="0.097cm" fo:border-left="0.05pt solid #000000" fo:border-right="none" fo:border-top="none" fo:border-bottom="0.05pt solid #000000"/>
    </style:style>
    <style:style style:name="Таблица1.A416" style:family="table-cell">
      <style:table-cell-properties fo:padding="0.097cm" fo:border-left="0.05pt solid #000000" fo:border-right="none" fo:border-top="none" fo:border-bottom="0.05pt solid #000000"/>
    </style:style>
    <style:style style:name="Таблица1.A417" style:family="table-cell">
      <style:table-cell-properties fo:padding="0.097cm" fo:border-left="0.05pt solid #000000" fo:border-right="none" fo:border-top="none" fo:border-bottom="0.05pt solid #000000"/>
    </style:style>
    <style:style style:name="Таблица1.A418" style:family="table-cell">
      <style:table-cell-properties fo:padding="0.097cm" fo:border-left="0.05pt solid #000000" fo:border-right="none" fo:border-top="none" fo:border-bottom="0.05pt solid #000000"/>
    </style:style>
    <style:style style:name="Таблица1.A419" style:family="table-cell">
      <style:table-cell-properties fo:padding="0.097cm" fo:border-left="0.05pt solid #000000" fo:border-right="none" fo:border-top="none" fo:border-bottom="0.05pt solid #000000"/>
    </style:style>
    <style:style style:name="Таблица1.A420" style:family="table-cell">
      <style:table-cell-properties fo:padding="0.097cm" fo:border-left="0.05pt solid #000000" fo:border-right="none" fo:border-top="none" fo:border-bottom="0.05pt solid #000000"/>
    </style:style>
    <style:style style:name="Таблица1.A421" style:family="table-cell">
      <style:table-cell-properties fo:padding="0.097cm" fo:border-left="0.05pt solid #000000" fo:border-right="none" fo:border-top="none" fo:border-bottom="0.05pt solid #000000"/>
    </style:style>
    <style:style style:name="Таблица1.A422" style:family="table-cell">
      <style:table-cell-properties fo:padding="0.097cm" fo:border-left="0.05pt solid #000000" fo:border-right="none" fo:border-top="none" fo:border-bottom="0.05pt solid #000000"/>
    </style:style>
    <style:style style:name="Таблица1.A423" style:family="table-cell">
      <style:table-cell-properties fo:padding="0.097cm" fo:border-left="0.05pt solid #000000" fo:border-right="none" fo:border-top="none" fo:border-bottom="0.05pt solid #000000"/>
    </style:style>
    <style:style style:name="Таблица1.A424" style:family="table-cell">
      <style:table-cell-properties fo:padding="0.097cm" fo:border-left="0.05pt solid #000000" fo:border-right="none" fo:border-top="none" fo:border-bottom="0.05pt solid #000000"/>
    </style:style>
    <style:style style:name="Таблица1.A425" style:family="table-cell">
      <style:table-cell-properties fo:padding="0.097cm" fo:border-left="0.05pt solid #000000" fo:border-right="none" fo:border-top="none" fo:border-bottom="0.05pt solid #000000"/>
    </style:style>
    <style:style style:name="Таблица1.A426" style:family="table-cell">
      <style:table-cell-properties fo:padding="0.097cm" fo:border-left="0.05pt solid #000000" fo:border-right="none" fo:border-top="none" fo:border-bottom="0.05pt solid #000000"/>
    </style:style>
    <style:style style:name="Таблица1.A427" style:family="table-cell">
      <style:table-cell-properties fo:padding="0.097cm" fo:border-left="0.05pt solid #000000" fo:border-right="none" fo:border-top="none" fo:border-bottom="0.05pt solid #000000"/>
    </style:style>
    <style:style style:name="Таблица1.A428" style:family="table-cell">
      <style:table-cell-properties fo:padding="0.097cm" fo:border-left="0.05pt solid #000000" fo:border-right="none" fo:border-top="none" fo:border-bottom="0.05pt solid #000000"/>
    </style:style>
    <style:style style:name="Таблица1.A429" style:family="table-cell">
      <style:table-cell-properties fo:padding="0.097cm" fo:border-left="0.05pt solid #000000" fo:border-right="none" fo:border-top="none" fo:border-bottom="0.05pt solid #000000"/>
    </style:style>
    <style:style style:name="Таблица1.A430" style:family="table-cell">
      <style:table-cell-properties fo:padding="0.097cm" fo:border-left="0.05pt solid #000000" fo:border-right="none" fo:border-top="none" fo:border-bottom="0.05pt solid #000000"/>
    </style:style>
    <style:style style:name="Таблица1.A431" style:family="table-cell">
      <style:table-cell-properties fo:padding="0.097cm" fo:border-left="0.05pt solid #000000" fo:border-right="none" fo:border-top="none" fo:border-bottom="0.05pt solid #000000"/>
    </style:style>
    <style:style style:name="Таблица1.A432" style:family="table-cell">
      <style:table-cell-properties fo:padding="0.097cm" fo:border-left="0.05pt solid #000000" fo:border-right="none" fo:border-top="none" fo:border-bottom="0.05pt solid #000000"/>
    </style:style>
    <style:style style:name="Таблица1.A433" style:family="table-cell">
      <style:table-cell-properties fo:padding="0.097cm" fo:border-left="0.05pt solid #000000" fo:border-right="none" fo:border-top="none" fo:border-bottom="0.05pt solid #000000"/>
    </style:style>
    <style:style style:name="Таблица1.A434" style:family="table-cell">
      <style:table-cell-properties fo:padding="0.097cm" fo:border-left="0.05pt solid #000000" fo:border-right="none" fo:border-top="none" fo:border-bottom="0.05pt solid #000000"/>
    </style:style>
    <style:style style:name="Таблица1.A435" style:family="table-cell">
      <style:table-cell-properties fo:padding="0.097cm" fo:border-left="0.05pt solid #000000" fo:border-right="none" fo:border-top="none" fo:border-bottom="0.05pt solid #000000"/>
    </style:style>
    <style:style style:name="Таблица1.A436" style:family="table-cell">
      <style:table-cell-properties fo:padding="0.097cm" fo:border-left="0.05pt solid #000000" fo:border-right="none" fo:border-top="none" fo:border-bottom="0.05pt solid #000000"/>
    </style:style>
    <style:style style:name="Таблица1.A437" style:family="table-cell">
      <style:table-cell-properties fo:padding="0.097cm" fo:border-left="0.05pt solid #000000" fo:border-right="none" fo:border-top="none" fo:border-bottom="0.05pt solid #000000"/>
    </style:style>
    <style:style style:name="Таблица1.A438" style:family="table-cell">
      <style:table-cell-properties fo:padding="0.097cm" fo:border-left="0.05pt solid #000000" fo:border-right="none" fo:border-top="none" fo:border-bottom="0.05pt solid #000000"/>
    </style:style>
    <style:style style:name="Таблица1.A439" style:family="table-cell">
      <style:table-cell-properties fo:padding="0.097cm" fo:border-left="0.05pt solid #000000" fo:border-right="none" fo:border-top="none" fo:border-bottom="0.05pt solid #000000"/>
    </style:style>
    <style:style style:name="Таблица1.A440" style:family="table-cell">
      <style:table-cell-properties fo:padding="0.097cm" fo:border-left="0.05pt solid #000000" fo:border-right="none" fo:border-top="none" fo:border-bottom="0.05pt solid #000000"/>
    </style:style>
    <style:style style:name="Таблица1.A441" style:family="table-cell">
      <style:table-cell-properties fo:padding="0.097cm" fo:border-left="0.05pt solid #000000" fo:border-right="none" fo:border-top="none" fo:border-bottom="0.05pt solid #000000"/>
    </style:style>
    <style:style style:name="Таблица1.A442" style:family="table-cell">
      <style:table-cell-properties fo:padding="0.097cm" fo:border-left="0.05pt solid #000000" fo:border-right="none" fo:border-top="none" fo:border-bottom="0.05pt solid #000000"/>
    </style:style>
    <style:style style:name="Таблица1.A443" style:family="table-cell">
      <style:table-cell-properties fo:padding="0.097cm" fo:border-left="0.05pt solid #000000" fo:border-right="none" fo:border-top="none" fo:border-bottom="0.05pt solid #000000"/>
    </style:style>
    <style:style style:name="Таблица1.A444" style:family="table-cell">
      <style:table-cell-properties fo:padding="0.097cm" fo:border-left="0.05pt solid #000000" fo:border-right="none" fo:border-top="none" fo:border-bottom="0.05pt solid #000000"/>
    </style:style>
    <style:style style:name="Таблица1.A445" style:family="table-cell">
      <style:table-cell-properties fo:padding="0.097cm" fo:border-left="0.05pt solid #000000" fo:border-right="none" fo:border-top="none" fo:border-bottom="0.05pt solid #000000"/>
    </style:style>
    <style:style style:name="Таблица1.A446" style:family="table-cell">
      <style:table-cell-properties fo:padding="0.097cm" fo:border-left="0.05pt solid #000000" fo:border-right="none" fo:border-top="none" fo:border-bottom="0.05pt solid #000000"/>
    </style:style>
    <style:style style:name="Таблица1.A447" style:family="table-cell">
      <style:table-cell-properties fo:padding="0.097cm" fo:border-left="0.05pt solid #000000" fo:border-right="none" fo:border-top="none" fo:border-bottom="0.05pt solid #000000"/>
    </style:style>
    <style:style style:name="Таблица1.A448" style:family="table-cell">
      <style:table-cell-properties fo:padding="0.097cm" fo:border-left="0.05pt solid #000000" fo:border-right="none" fo:border-top="none" fo:border-bottom="0.05pt solid #000000"/>
    </style:style>
    <style:style style:name="Таблица1.A449" style:family="table-cell">
      <style:table-cell-properties fo:padding="0.097cm" fo:border-left="0.05pt solid #000000" fo:border-right="none" fo:border-top="none" fo:border-bottom="0.05pt solid #000000"/>
    </style:style>
    <style:style style:name="Таблица1.A450" style:family="table-cell">
      <style:table-cell-properties fo:padding="0.097cm" fo:border-left="0.05pt solid #000000" fo:border-right="none" fo:border-top="none" fo:border-bottom="0.05pt solid #000000"/>
    </style:style>
    <style:style style:name="Таблица1.A451" style:family="table-cell">
      <style:table-cell-properties fo:padding="0.097cm" fo:border-left="0.05pt solid #000000" fo:border-right="none" fo:border-top="none" fo:border-bottom="0.05pt solid #000000"/>
    </style:style>
    <style:style style:name="Таблица1.A452" style:family="table-cell">
      <style:table-cell-properties fo:padding="0.097cm" fo:border-left="0.05pt solid #000000" fo:border-right="none" fo:border-top="none" fo:border-bottom="0.05pt solid #000000"/>
    </style:style>
    <style:style style:name="Таблица1.A453" style:family="table-cell">
      <style:table-cell-properties fo:padding="0.097cm" fo:border-left="0.05pt solid #000000" fo:border-right="none" fo:border-top="none" fo:border-bottom="0.05pt solid #000000"/>
    </style:style>
    <style:style style:name="Таблица1.A454" style:family="table-cell">
      <style:table-cell-properties fo:padding="0.097cm" fo:border-left="0.05pt solid #000000" fo:border-right="none" fo:border-top="none" fo:border-bottom="0.05pt solid #000000"/>
    </style:style>
    <style:style style:name="Таблица1.A455" style:family="table-cell">
      <style:table-cell-properties fo:padding="0.097cm" fo:border-left="0.05pt solid #000000" fo:border-right="none" fo:border-top="none" fo:border-bottom="0.05pt solid #000000"/>
    </style:style>
    <style:style style:name="Таблица1.A456" style:family="table-cell">
      <style:table-cell-properties fo:padding="0.097cm" fo:border-left="0.05pt solid #000000" fo:border-right="none" fo:border-top="none" fo:border-bottom="0.05pt solid #000000"/>
    </style:style>
    <style:style style:name="Таблица1.A457" style:family="table-cell">
      <style:table-cell-properties fo:padding="0.097cm" fo:border-left="0.05pt solid #000000" fo:border-right="none" fo:border-top="none" fo:border-bottom="0.05pt solid #000000"/>
    </style:style>
    <style:style style:name="Таблица1.A458" style:family="table-cell">
      <style:table-cell-properties fo:padding="0.097cm" fo:border-left="0.05pt solid #000000" fo:border-right="none" fo:border-top="none" fo:border-bottom="0.05pt solid #000000"/>
    </style:style>
    <style:style style:name="Таблица1.A459" style:family="table-cell">
      <style:table-cell-properties fo:padding="0.097cm" fo:border-left="0.05pt solid #000000" fo:border-right="none" fo:border-top="none" fo:border-bottom="0.05pt solid #000000"/>
    </style:style>
    <style:style style:name="Таблица1.A460" style:family="table-cell">
      <style:table-cell-properties fo:padding="0.097cm" fo:border-left="0.05pt solid #000000" fo:border-right="none" fo:border-top="none" fo:border-bottom="0.05pt solid #000000"/>
    </style:style>
    <style:style style:name="Таблица1.A461" style:family="table-cell">
      <style:table-cell-properties fo:padding="0.097cm" fo:border-left="0.05pt solid #000000" fo:border-right="none" fo:border-top="none" fo:border-bottom="0.05pt solid #000000"/>
    </style:style>
    <style:style style:name="Таблица1.A462" style:family="table-cell">
      <style:table-cell-properties fo:padding="0.097cm" fo:border-left="0.05pt solid #000000" fo:border-right="none" fo:border-top="none" fo:border-bottom="0.05pt solid #000000"/>
    </style:style>
    <style:style style:name="Таблица1.A463" style:family="table-cell">
      <style:table-cell-properties fo:padding="0.097cm" fo:border-left="0.05pt solid #000000" fo:border-right="none" fo:border-top="none" fo:border-bottom="0.05pt solid #000000"/>
    </style:style>
    <style:style style:name="Таблица1.A464" style:family="table-cell">
      <style:table-cell-properties fo:padding="0.097cm" fo:border-left="0.05pt solid #000000" fo:border-right="none" fo:border-top="none" fo:border-bottom="0.05pt solid #000000"/>
    </style:style>
    <style:style style:name="Таблица1.A465" style:family="table-cell">
      <style:table-cell-properties fo:padding="0.097cm" fo:border-left="0.05pt solid #000000" fo:border-right="none" fo:border-top="none" fo:border-bottom="0.05pt solid #000000"/>
    </style:style>
    <style:style style:name="Таблица1.A466" style:family="table-cell">
      <style:table-cell-properties fo:padding="0.097cm" fo:border-left="0.05pt solid #000000" fo:border-right="none" fo:border-top="none" fo:border-bottom="0.05pt solid #000000"/>
    </style:style>
    <style:style style:name="Таблица1.A467" style:family="table-cell">
      <style:table-cell-properties fo:padding="0.097cm" fo:border-left="0.05pt solid #000000" fo:border-right="none" fo:border-top="none" fo:border-bottom="0.05pt solid #000000"/>
    </style:style>
    <style:style style:name="Таблица1.A468" style:family="table-cell">
      <style:table-cell-properties fo:padding="0.097cm" fo:border-left="0.05pt solid #000000" fo:border-right="none" fo:border-top="none" fo:border-bottom="0.05pt solid #000000"/>
    </style:style>
    <style:style style:name="Таблица1.A469" style:family="table-cell">
      <style:table-cell-properties fo:padding="0.097cm" fo:border-left="0.05pt solid #000000" fo:border-right="none" fo:border-top="none" fo:border-bottom="0.05pt solid #000000"/>
    </style:style>
    <style:style style:name="Таблица1.A470" style:family="table-cell">
      <style:table-cell-properties fo:padding="0.097cm" fo:border-left="0.05pt solid #000000" fo:border-right="none" fo:border-top="none" fo:border-bottom="0.05pt solid #000000"/>
    </style:style>
    <style:style style:name="Таблица1.A471" style:family="table-cell">
      <style:table-cell-properties fo:padding="0.097cm" fo:border-left="0.05pt solid #000000" fo:border-right="none" fo:border-top="none" fo:border-bottom="0.05pt solid #000000"/>
    </style:style>
    <style:style style:name="Таблица1.A472" style:family="table-cell">
      <style:table-cell-properties fo:padding="0.097cm" fo:border-left="0.05pt solid #000000" fo:border-right="none" fo:border-top="none" fo:border-bottom="0.05pt solid #000000"/>
    </style:style>
    <style:style style:name="Таблица1.A473" style:family="table-cell">
      <style:table-cell-properties fo:padding="0.097cm" fo:border-left="0.05pt solid #000000" fo:border-right="none" fo:border-top="none" fo:border-bottom="0.05pt solid #000000"/>
    </style:style>
    <style:style style:name="Таблица1.A474" style:family="table-cell">
      <style:table-cell-properties fo:padding="0.097cm" fo:border-left="0.05pt solid #000000" fo:border-right="none" fo:border-top="none" fo:border-bottom="0.05pt solid #000000"/>
    </style:style>
    <style:style style:name="Таблица1.A475" style:family="table-cell">
      <style:table-cell-properties fo:padding="0.097cm" fo:border-left="0.05pt solid #000000" fo:border-right="none" fo:border-top="none" fo:border-bottom="0.05pt solid #000000"/>
    </style:style>
    <style:style style:name="Таблица1.A476" style:family="table-cell">
      <style:table-cell-properties fo:padding="0.097cm" fo:border-left="0.05pt solid #000000" fo:border-right="none" fo:border-top="none" fo:border-bottom="0.05pt solid #000000"/>
    </style:style>
    <style:style style:name="Таблица1.A477" style:family="table-cell">
      <style:table-cell-properties fo:padding="0.097cm" fo:border-left="0.05pt solid #000000" fo:border-right="none" fo:border-top="none" fo:border-bottom="0.05pt solid #000000"/>
    </style:style>
    <style:style style:name="Таблица1.A478" style:family="table-cell">
      <style:table-cell-properties fo:padding="0.097cm" fo:border-left="0.05pt solid #000000" fo:border-right="none" fo:border-top="none" fo:border-bottom="0.05pt solid #000000"/>
    </style:style>
    <style:style style:name="Таблица1.A479" style:family="table-cell">
      <style:table-cell-properties fo:padding="0.097cm" fo:border-left="0.05pt solid #000000" fo:border-right="none" fo:border-top="none" fo:border-bottom="0.05pt solid #000000"/>
    </style:style>
    <style:style style:name="Таблица1.A480" style:family="table-cell">
      <style:table-cell-properties fo:padding="0.097cm" fo:border-left="0.05pt solid #000000" fo:border-right="none" fo:border-top="none" fo:border-bottom="0.05pt solid #000000"/>
    </style:style>
    <style:style style:name="Таблица1.A481" style:family="table-cell">
      <style:table-cell-properties fo:padding="0.097cm" fo:border-left="0.05pt solid #000000" fo:border-right="none" fo:border-top="none" fo:border-bottom="0.05pt solid #000000"/>
    </style:style>
    <style:style style:name="Таблица1.A482" style:family="table-cell">
      <style:table-cell-properties fo:padding="0.097cm" fo:border-left="0.05pt solid #000000" fo:border-right="none" fo:border-top="none" fo:border-bottom="0.05pt solid #000000"/>
    </style:style>
    <style:style style:name="Таблица1.A483" style:family="table-cell">
      <style:table-cell-properties fo:padding="0.097cm" fo:border-left="0.05pt solid #000000" fo:border-right="none" fo:border-top="none" fo:border-bottom="0.05pt solid #000000"/>
    </style:style>
    <style:style style:name="Таблица1.A484" style:family="table-cell">
      <style:table-cell-properties fo:padding="0.097cm" fo:border-left="0.05pt solid #000000" fo:border-right="none" fo:border-top="none" fo:border-bottom="0.05pt solid #000000"/>
    </style:style>
    <style:style style:name="Таблица1.A485" style:family="table-cell">
      <style:table-cell-properties fo:padding="0.097cm" fo:border-left="0.05pt solid #000000" fo:border-right="none" fo:border-top="none" fo:border-bottom="0.05pt solid #000000"/>
    </style:style>
    <style:style style:name="Таблица1.A486" style:family="table-cell">
      <style:table-cell-properties fo:padding="0.097cm" fo:border-left="0.05pt solid #000000" fo:border-right="none" fo:border-top="none" fo:border-bottom="0.05pt solid #000000"/>
    </style:style>
    <style:style style:name="Таблица1.A487" style:family="table-cell">
      <style:table-cell-properties fo:padding="0.097cm" fo:border-left="0.05pt solid #000000" fo:border-right="none" fo:border-top="none" fo:border-bottom="0.05pt solid #000000"/>
    </style:style>
    <style:style style:name="Таблица1.A488" style:family="table-cell">
      <style:table-cell-properties fo:padding="0.097cm" fo:border-left="0.05pt solid #000000" fo:border-right="none" fo:border-top="none" fo:border-bottom="0.05pt solid #000000"/>
    </style:style>
    <style:style style:name="Таблица1.A489" style:family="table-cell">
      <style:table-cell-properties fo:padding="0.097cm" fo:border-left="0.05pt solid #000000" fo:border-right="none" fo:border-top="none" fo:border-bottom="0.05pt solid #000000"/>
    </style:style>
    <style:style style:name="Таблица1.A490" style:family="table-cell">
      <style:table-cell-properties fo:padding="0.097cm" fo:border-left="0.05pt solid #000000" fo:border-right="none" fo:border-top="none" fo:border-bottom="0.05pt solid #000000"/>
    </style:style>
    <style:style style:name="Таблица1.A491" style:family="table-cell">
      <style:table-cell-properties fo:padding="0.097cm" fo:border-left="0.05pt solid #000000" fo:border-right="none" fo:border-top="none" fo:border-bottom="0.05pt solid #000000"/>
    </style:style>
    <style:style style:name="Таблица1.A492" style:family="table-cell">
      <style:table-cell-properties fo:padding="0.097cm" fo:border-left="0.05pt solid #000000" fo:border-right="none" fo:border-top="none" fo:border-bottom="0.05pt solid #000000"/>
    </style:style>
    <style:style style:name="Таблица1.A493" style:family="table-cell">
      <style:table-cell-properties fo:padding="0.097cm" fo:border-left="0.05pt solid #000000" fo:border-right="none" fo:border-top="none" fo:border-bottom="0.05pt solid #000000"/>
    </style:style>
    <style:style style:name="Таблица1.A494" style:family="table-cell">
      <style:table-cell-properties fo:padding="0.097cm" fo:border-left="0.05pt solid #000000" fo:border-right="none" fo:border-top="none" fo:border-bottom="0.05pt solid #000000"/>
    </style:style>
    <style:style style:name="Таблица1.A495" style:family="table-cell">
      <style:table-cell-properties fo:padding="0.097cm" fo:border-left="0.05pt solid #000000" fo:border-right="none" fo:border-top="none" fo:border-bottom="0.05pt solid #000000"/>
    </style:style>
    <style:style style:name="Таблица1.A496" style:family="table-cell">
      <style:table-cell-properties fo:padding="0.097cm" fo:border-left="0.05pt solid #000000" fo:border-right="none" fo:border-top="none" fo:border-bottom="0.05pt solid #000000"/>
    </style:style>
    <style:style style:name="Таблица1.A497" style:family="table-cell">
      <style:table-cell-properties fo:padding="0.097cm" fo:border-left="0.05pt solid #000000" fo:border-right="none" fo:border-top="none" fo:border-bottom="0.05pt solid #000000"/>
    </style:style>
    <style:style style:name="Таблица1.A498" style:family="table-cell">
      <style:table-cell-properties fo:padding="0.097cm" fo:border-left="0.05pt solid #000000" fo:border-right="none" fo:border-top="none" fo:border-bottom="0.05pt solid #000000"/>
    </style:style>
    <style:style style:name="Таблица1.A499" style:family="table-cell">
      <style:table-cell-properties fo:padding="0.097cm" fo:border-left="0.05pt solid #000000" fo:border-right="none" fo:border-top="none" fo:border-bottom="0.05pt solid #000000"/>
    </style:style>
    <style:style style:name="Таблица1.A500" style:family="table-cell">
      <style:table-cell-properties fo:padding="0.097cm" fo:border-left="0.05pt solid #000000" fo:border-right="none" fo:border-top="none" fo:border-bottom="0.05pt solid #000000"/>
    </style:style>
    <style:style style:name="Таблица1.A501" style:family="table-cell">
      <style:table-cell-properties fo:padding="0.097cm" fo:border-left="0.05pt solid #000000" fo:border-right="none" fo:border-top="none" fo:border-bottom="0.05pt solid #000000"/>
    </style:style>
    <style:style style:name="Таблица1.A502" style:family="table-cell">
      <style:table-cell-properties fo:padding="0.097cm" fo:border-left="0.05pt solid #000000" fo:border-right="none" fo:border-top="none" fo:border-bottom="0.05pt solid #000000"/>
    </style:style>
    <style:style style:name="Таблица1.A503" style:family="table-cell">
      <style:table-cell-properties fo:padding="0.097cm" fo:border-left="0.05pt solid #000000" fo:border-right="none" fo:border-top="none" fo:border-bottom="0.05pt solid #000000"/>
    </style:style>
    <style:style style:name="Таблица1.A504" style:family="table-cell">
      <style:table-cell-properties fo:padding="0.097cm" fo:border-left="0.05pt solid #000000" fo:border-right="none" fo:border-top="none" fo:border-bottom="0.05pt solid #000000"/>
    </style:style>
    <style:style style:name="Таблица1.A505" style:family="table-cell">
      <style:table-cell-properties fo:padding="0.097cm" fo:border-left="0.05pt solid #000000" fo:border-right="none" fo:border-top="none" fo:border-bottom="0.05pt solid #000000"/>
    </style:style>
    <style:style style:name="Таблица1.A506" style:family="table-cell">
      <style:table-cell-properties fo:padding="0.097cm" fo:border-left="0.05pt solid #000000" fo:border-right="none" fo:border-top="none" fo:border-bottom="0.05pt solid #000000"/>
    </style:style>
    <style:style style:name="Таблица1.A507" style:family="table-cell">
      <style:table-cell-properties fo:padding="0.097cm" fo:border-left="0.05pt solid #000000" fo:border-right="none" fo:border-top="none" fo:border-bottom="0.05pt solid #000000"/>
    </style:style>
    <style:style style:name="Таблица1.A508" style:family="table-cell">
      <style:table-cell-properties fo:padding="0.097cm" fo:border-left="0.05pt solid #000000" fo:border-right="none" fo:border-top="none" fo:border-bottom="0.05pt solid #000000"/>
    </style:style>
    <style:style style:name="Таблица1.A509" style:family="table-cell">
      <style:table-cell-properties fo:padding="0.097cm" fo:border-left="0.05pt solid #000000" fo:border-right="none" fo:border-top="none" fo:border-bottom="0.05pt solid #000000"/>
    </style:style>
    <style:style style:name="Таблица1.A510" style:family="table-cell">
      <style:table-cell-properties fo:padding="0.097cm" fo:border-left="0.05pt solid #000000" fo:border-right="none" fo:border-top="none" fo:border-bottom="0.05pt solid #000000"/>
    </style:style>
    <style:style style:name="Таблица1.A511" style:family="table-cell">
      <style:table-cell-properties fo:padding="0.097cm" fo:border-left="0.05pt solid #000000" fo:border-right="none" fo:border-top="none" fo:border-bottom="0.05pt solid #000000"/>
    </style:style>
    <style:style style:name="Таблица1.A512" style:family="table-cell">
      <style:table-cell-properties fo:padding="0.097cm" fo:border-left="0.05pt solid #000000" fo:border-right="none" fo:border-top="none" fo:border-bottom="0.05pt solid #000000"/>
    </style:style>
    <style:style style:name="Таблица1.A513" style:family="table-cell">
      <style:table-cell-properties fo:padding="0.097cm" fo:border-left="0.05pt solid #000000" fo:border-right="none" fo:border-top="none" fo:border-bottom="0.05pt solid #000000"/>
    </style:style>
    <style:style style:name="Таблица1.A514" style:family="table-cell">
      <style:table-cell-properties fo:padding="0.097cm" fo:border-left="0.05pt solid #000000" fo:border-right="none" fo:border-top="none" fo:border-bottom="0.05pt solid #000000"/>
    </style:style>
    <style:style style:name="Таблица1.A515" style:family="table-cell">
      <style:table-cell-properties fo:padding="0.097cm" fo:border-left="0.05pt solid #000000" fo:border-right="none" fo:border-top="none" fo:border-bottom="0.05pt solid #000000"/>
    </style:style>
    <style:style style:name="Таблица1.A516" style:family="table-cell">
      <style:table-cell-properties fo:padding="0.097cm" fo:border-left="0.05pt solid #000000" fo:border-right="none" fo:border-top="none" fo:border-bottom="0.05pt solid #000000"/>
    </style:style>
    <style:style style:name="Таблица1.A517" style:family="table-cell">
      <style:table-cell-properties fo:padding="0.097cm" fo:border-left="0.05pt solid #000000" fo:border-right="none" fo:border-top="none" fo:border-bottom="0.05pt solid #000000"/>
    </style:style>
    <style:style style:name="Таблица1.A518" style:family="table-cell">
      <style:table-cell-properties fo:padding="0.097cm" fo:border-left="0.05pt solid #000000" fo:border-right="none" fo:border-top="none" fo:border-bottom="0.05pt solid #000000"/>
    </style:style>
    <style:style style:name="Таблица1.A519" style:family="table-cell">
      <style:table-cell-properties fo:padding="0.097cm" fo:border-left="0.05pt solid #000000" fo:border-right="none" fo:border-top="none" fo:border-bottom="0.05pt solid #000000"/>
    </style:style>
    <style:style style:name="Таблица1.A520" style:family="table-cell">
      <style:table-cell-properties fo:padding="0.097cm" fo:border-left="0.05pt solid #000000" fo:border-right="none" fo:border-top="none" fo:border-bottom="0.05pt solid #000000"/>
    </style:style>
    <style:style style:name="Таблица1.A521" style:family="table-cell">
      <style:table-cell-properties fo:padding="0.097cm" fo:border-left="0.05pt solid #000000" fo:border-right="none" fo:border-top="none" fo:border-bottom="0.05pt solid #000000"/>
    </style:style>
    <style:style style:name="Таблица1.A522" style:family="table-cell">
      <style:table-cell-properties fo:padding="0.097cm" fo:border-left="0.05pt solid #000000" fo:border-right="none" fo:border-top="none" fo:border-bottom="0.05pt solid #000000"/>
    </style:style>
    <style:style style:name="Таблица1.A523" style:family="table-cell">
      <style:table-cell-properties fo:padding="0.097cm" fo:border-left="0.05pt solid #000000" fo:border-right="none" fo:border-top="none" fo:border-bottom="0.05pt solid #000000"/>
    </style:style>
    <style:style style:name="Таблица1.A524" style:family="table-cell">
      <style:table-cell-properties fo:padding="0.097cm" fo:border-left="0.05pt solid #000000" fo:border-right="none" fo:border-top="none" fo:border-bottom="0.05pt solid #000000"/>
    </style:style>
    <style:style style:name="Таблица1.A525" style:family="table-cell">
      <style:table-cell-properties fo:padding="0.097cm" fo:border-left="0.05pt solid #000000" fo:border-right="none" fo:border-top="none" fo:border-bottom="0.05pt solid #000000"/>
    </style:style>
    <style:style style:name="Таблица1.A526" style:family="table-cell">
      <style:table-cell-properties fo:padding="0.097cm" fo:border-left="0.05pt solid #000000" fo:border-right="none" fo:border-top="none" fo:border-bottom="0.05pt solid #000000"/>
    </style:style>
    <style:style style:name="Таблица1.A527" style:family="table-cell">
      <style:table-cell-properties fo:padding="0.097cm" fo:border-left="0.05pt solid #000000" fo:border-right="none" fo:border-top="none" fo:border-bottom="0.05pt solid #000000"/>
    </style:style>
    <style:style style:name="Таблица1.A528" style:family="table-cell">
      <style:table-cell-properties fo:padding="0.097cm" fo:border-left="0.05pt solid #000000" fo:border-right="none" fo:border-top="none" fo:border-bottom="0.05pt solid #000000"/>
    </style:style>
    <style:style style:name="Таблица1.A529" style:family="table-cell">
      <style:table-cell-properties fo:padding="0.097cm" fo:border-left="0.05pt solid #000000" fo:border-right="none" fo:border-top="none" fo:border-bottom="0.05pt solid #000000"/>
    </style:style>
    <style:style style:name="Таблица1.A530" style:family="table-cell">
      <style:table-cell-properties fo:padding="0.097cm" fo:border-left="0.05pt solid #000000" fo:border-right="none" fo:border-top="none" fo:border-bottom="0.05pt solid #000000"/>
    </style:style>
    <style:style style:name="Таблица1.A531" style:family="table-cell">
      <style:table-cell-properties fo:padding="0.097cm" fo:border-left="0.05pt solid #000000" fo:border-right="none" fo:border-top="none" fo:border-bottom="0.05pt solid #000000"/>
    </style:style>
    <style:style style:name="Таблица1.A532" style:family="table-cell">
      <style:table-cell-properties fo:padding="0.097cm" fo:border-left="0.05pt solid #000000" fo:border-right="none" fo:border-top="none" fo:border-bottom="0.05pt solid #000000"/>
    </style:style>
    <style:style style:name="Таблица1.A533" style:family="table-cell">
      <style:table-cell-properties fo:padding="0.097cm" fo:border-left="0.05pt solid #000000" fo:border-right="none" fo:border-top="none" fo:border-bottom="0.05pt solid #000000"/>
    </style:style>
    <style:style style:name="Таблица1.A534" style:family="table-cell">
      <style:table-cell-properties fo:padding="0.097cm" fo:border-left="0.05pt solid #000000" fo:border-right="none" fo:border-top="none" fo:border-bottom="0.05pt solid #000000"/>
    </style:style>
    <style:style style:name="Таблица1.A535" style:family="table-cell">
      <style:table-cell-properties fo:padding="0.097cm" fo:border-left="0.05pt solid #000000" fo:border-right="none" fo:border-top="none" fo:border-bottom="0.05pt solid #000000"/>
    </style:style>
    <style:style style:name="Таблица1.A536" style:family="table-cell">
      <style:table-cell-properties fo:padding="0.097cm" fo:border-left="0.05pt solid #000000" fo:border-right="none" fo:border-top="none" fo:border-bottom="0.05pt solid #000000"/>
    </style:style>
    <style:style style:name="Таблица1.A537" style:family="table-cell">
      <style:table-cell-properties fo:padding="0.097cm" fo:border-left="0.05pt solid #000000" fo:border-right="none" fo:border-top="none" fo:border-bottom="0.05pt solid #000000"/>
    </style:style>
    <style:style style:name="Таблица1.A538" style:family="table-cell">
      <style:table-cell-properties fo:padding="0.097cm" fo:border-left="0.05pt solid #000000" fo:border-right="none" fo:border-top="none" fo:border-bottom="0.05pt solid #000000"/>
    </style:style>
    <style:style style:name="Таблица1.A539" style:family="table-cell">
      <style:table-cell-properties fo:padding="0.097cm" fo:border-left="0.05pt solid #000000" fo:border-right="none" fo:border-top="none" fo:border-bottom="0.05pt solid #000000"/>
    </style:style>
    <style:style style:name="Таблица1.A540" style:family="table-cell">
      <style:table-cell-properties fo:padding="0.097cm" fo:border-left="0.05pt solid #000000" fo:border-right="none" fo:border-top="none" fo:border-bottom="0.05pt solid #000000"/>
    </style:style>
    <style:style style:name="Таблица1.A541" style:family="table-cell">
      <style:table-cell-properties fo:padding="0.097cm" fo:border-left="0.05pt solid #000000" fo:border-right="none" fo:border-top="none" fo:border-bottom="0.05pt solid #000000"/>
    </style:style>
    <style:style style:name="Таблица1.A542" style:family="table-cell">
      <style:table-cell-properties fo:padding="0.097cm" fo:border-left="0.05pt solid #000000" fo:border-right="none" fo:border-top="none" fo:border-bottom="0.05pt solid #000000"/>
    </style:style>
    <style:style style:name="Таблица1.A543" style:family="table-cell">
      <style:table-cell-properties fo:padding="0.097cm" fo:border-left="0.05pt solid #000000" fo:border-right="none" fo:border-top="none" fo:border-bottom="0.05pt solid #000000"/>
    </style:style>
    <style:style style:name="Таблица1.A544" style:family="table-cell">
      <style:table-cell-properties fo:padding="0.097cm" fo:border-left="0.05pt solid #000000" fo:border-right="none" fo:border-top="none" fo:border-bottom="0.05pt solid #000000"/>
    </style:style>
    <style:style style:name="Таблица1.A545" style:family="table-cell">
      <style:table-cell-properties fo:padding="0.097cm" fo:border-left="0.05pt solid #000000" fo:border-right="none" fo:border-top="none" fo:border-bottom="0.05pt solid #000000"/>
    </style:style>
    <style:style style:name="Таблица1.A546" style:family="table-cell">
      <style:table-cell-properties fo:padding="0.097cm" fo:border-left="0.05pt solid #000000" fo:border-right="none" fo:border-top="none" fo:border-bottom="0.05pt solid #000000"/>
    </style:style>
    <style:style style:name="Таблица1.A547" style:family="table-cell">
      <style:table-cell-properties fo:padding="0.097cm" fo:border-left="0.05pt solid #000000" fo:border-right="none" fo:border-top="none" fo:border-bottom="0.05pt solid #000000"/>
    </style:style>
    <style:style style:name="Таблица1.A548" style:family="table-cell">
      <style:table-cell-properties fo:padding="0.097cm" fo:border-left="0.05pt solid #000000" fo:border-right="none" fo:border-top="none" fo:border-bottom="0.05pt solid #000000"/>
    </style:style>
    <style:style style:name="Таблица1.A549" style:family="table-cell">
      <style:table-cell-properties fo:padding="0.097cm" fo:border-left="0.05pt solid #000000" fo:border-right="none" fo:border-top="none" fo:border-bottom="0.05pt solid #000000"/>
    </style:style>
    <style:style style:name="Таблица1.A550" style:family="table-cell">
      <style:table-cell-properties fo:padding="0.097cm" fo:border-left="0.05pt solid #000000" fo:border-right="none" fo:border-top="none" fo:border-bottom="0.05pt solid #000000"/>
    </style:style>
    <style:style style:name="Таблица1.A551" style:family="table-cell">
      <style:table-cell-properties fo:padding="0.097cm" fo:border-left="0.05pt solid #000000" fo:border-right="none" fo:border-top="none" fo:border-bottom="0.05pt solid #000000"/>
    </style:style>
    <style:style style:name="Таблица1.A552" style:family="table-cell">
      <style:table-cell-properties fo:padding="0.097cm" fo:border-left="0.05pt solid #000000" fo:border-right="none" fo:border-top="none" fo:border-bottom="0.05pt solid #000000"/>
    </style:style>
    <style:style style:name="Таблица1.A553" style:family="table-cell">
      <style:table-cell-properties fo:padding="0.097cm" fo:border-left="0.05pt solid #000000" fo:border-right="none" fo:border-top="none" fo:border-bottom="0.05pt solid #000000"/>
    </style:style>
    <style:style style:name="Таблица1.A554" style:family="table-cell">
      <style:table-cell-properties fo:padding="0.097cm" fo:border-left="0.05pt solid #000000" fo:border-right="none" fo:border-top="none" fo:border-bottom="0.05pt solid #000000"/>
    </style:style>
    <style:style style:name="Таблица1.A555" style:family="table-cell">
      <style:table-cell-properties fo:padding="0.097cm" fo:border-left="0.05pt solid #000000" fo:border-right="none" fo:border-top="none" fo:border-bottom="0.05pt solid #000000"/>
    </style:style>
    <style:style style:name="Таблица1.A556" style:family="table-cell">
      <style:table-cell-properties fo:padding="0.097cm" fo:border-left="0.05pt solid #000000" fo:border-right="none" fo:border-top="none" fo:border-bottom="0.05pt solid #000000"/>
    </style:style>
    <style:style style:name="Таблица1.A557" style:family="table-cell">
      <style:table-cell-properties fo:padding="0.097cm" fo:border-left="0.05pt solid #000000" fo:border-right="none" fo:border-top="none" fo:border-bottom="0.05pt solid #000000"/>
    </style:style>
    <style:style style:name="Таблица1.A558" style:family="table-cell">
      <style:table-cell-properties fo:padding="0.097cm" fo:border-left="0.05pt solid #000000" fo:border-right="none" fo:border-top="none" fo:border-bottom="0.05pt solid #000000"/>
    </style:style>
    <style:style style:name="Таблица1.A559" style:family="table-cell">
      <style:table-cell-properties fo:padding="0.097cm" fo:border-left="0.05pt solid #000000" fo:border-right="none" fo:border-top="none" fo:border-bottom="0.05pt solid #000000"/>
    </style:style>
    <style:style style:name="Таблица1.A560" style:family="table-cell">
      <style:table-cell-properties fo:padding="0.097cm" fo:border-left="0.05pt solid #000000" fo:border-right="none" fo:border-top="none" fo:border-bottom="0.05pt solid #000000"/>
    </style:style>
    <style:style style:name="Таблица1.A561" style:family="table-cell">
      <style:table-cell-properties fo:padding="0.097cm" fo:border-left="0.05pt solid #000000" fo:border-right="none" fo:border-top="none" fo:border-bottom="0.05pt solid #000000"/>
    </style:style>
    <style:style style:name="Таблица1.A562" style:family="table-cell">
      <style:table-cell-properties fo:padding="0.097cm" fo:border-left="0.05pt solid #000000" fo:border-right="none" fo:border-top="none" fo:border-bottom="0.05pt solid #000000"/>
    </style:style>
    <style:style style:name="Таблица1.A563" style:family="table-cell">
      <style:table-cell-properties fo:padding="0.097cm" fo:border-left="0.05pt solid #000000" fo:border-right="none" fo:border-top="none" fo:border-bottom="0.05pt solid #000000"/>
    </style:style>
    <style:style style:name="Таблица1.A564" style:family="table-cell">
      <style:table-cell-properties fo:padding="0.097cm" fo:border-left="0.05pt solid #000000" fo:border-right="none" fo:border-top="none" fo:border-bottom="0.05pt solid #000000"/>
    </style:style>
    <style:style style:name="Таблица1.A565" style:family="table-cell">
      <style:table-cell-properties fo:padding="0.097cm" fo:border-left="0.05pt solid #000000" fo:border-right="none" fo:border-top="none" fo:border-bottom="0.05pt solid #000000"/>
    </style:style>
    <style:style style:name="Таблица1.A566" style:family="table-cell">
      <style:table-cell-properties fo:padding="0.097cm" fo:border-left="0.05pt solid #000000" fo:border-right="none" fo:border-top="none" fo:border-bottom="0.05pt solid #000000"/>
    </style:style>
    <style:style style:name="Таблица1.A567" style:family="table-cell">
      <style:table-cell-properties fo:padding="0.097cm" fo:border-left="0.05pt solid #000000" fo:border-right="none" fo:border-top="none" fo:border-bottom="0.05pt solid #000000"/>
    </style:style>
    <style:style style:name="Таблица1.A568" style:family="table-cell">
      <style:table-cell-properties fo:padding="0.097cm" fo:border-left="0.05pt solid #000000" fo:border-right="none" fo:border-top="none" fo:border-bottom="0.05pt solid #000000"/>
    </style:style>
    <style:style style:name="Таблица1.A569" style:family="table-cell">
      <style:table-cell-properties fo:padding="0.097cm" fo:border-left="0.05pt solid #000000" fo:border-right="none" fo:border-top="none" fo:border-bottom="0.05pt solid #000000"/>
    </style:style>
    <style:style style:name="Таблица1.A570" style:family="table-cell">
      <style:table-cell-properties fo:padding="0.097cm" fo:border-left="0.05pt solid #000000" fo:border-right="none" fo:border-top="none" fo:border-bottom="0.05pt solid #000000"/>
    </style:style>
    <style:style style:name="Таблица1.A571" style:family="table-cell">
      <style:table-cell-properties fo:padding="0.097cm" fo:border-left="0.05pt solid #000000" fo:border-right="none" fo:border-top="none" fo:border-bottom="0.05pt solid #000000"/>
    </style:style>
    <style:style style:name="Таблица1.A572" style:family="table-cell">
      <style:table-cell-properties fo:padding="0.097cm" fo:border-left="0.05pt solid #000000" fo:border-right="none" fo:border-top="none" fo:border-bottom="0.05pt solid #000000"/>
    </style:style>
    <style:style style:name="Таблица1.A573" style:family="table-cell">
      <style:table-cell-properties fo:padding="0.097cm" fo:border-left="0.05pt solid #000000" fo:border-right="none" fo:border-top="none" fo:border-bottom="0.05pt solid #000000"/>
    </style:style>
    <style:style style:name="Таблица1.A574" style:family="table-cell">
      <style:table-cell-properties fo:padding="0.097cm" fo:border-left="0.05pt solid #000000" fo:border-right="none" fo:border-top="none" fo:border-bottom="0.05pt solid #000000"/>
    </style:style>
    <style:style style:name="Таблица1.A575" style:family="table-cell">
      <style:table-cell-properties fo:padding="0.097cm" fo:border-left="0.05pt solid #000000" fo:border-right="none" fo:border-top="none" fo:border-bottom="0.05pt solid #000000"/>
    </style:style>
    <style:style style:name="Таблица1.A576" style:family="table-cell">
      <style:table-cell-properties fo:padding="0.097cm" fo:border-left="0.05pt solid #000000" fo:border-right="none" fo:border-top="none" fo:border-bottom="0.05pt solid #000000"/>
    </style:style>
    <style:style style:name="Таблица1.A577" style:family="table-cell">
      <style:table-cell-properties fo:padding="0.097cm" fo:border-left="0.05pt solid #000000" fo:border-right="none" fo:border-top="none" fo:border-bottom="0.05pt solid #000000"/>
    </style:style>
    <style:style style:name="Таблица1.A578" style:family="table-cell">
      <style:table-cell-properties fo:padding="0.097cm" fo:border-left="0.05pt solid #000000" fo:border-right="none" fo:border-top="none" fo:border-bottom="0.05pt solid #000000"/>
    </style:style>
    <style:style style:name="Таблица1.A579" style:family="table-cell">
      <style:table-cell-properties fo:padding="0.097cm" fo:border-left="0.05pt solid #000000" fo:border-right="none" fo:border-top="none" fo:border-bottom="0.05pt solid #000000"/>
    </style:style>
    <style:style style:name="Таблица1.A580" style:family="table-cell">
      <style:table-cell-properties fo:padding="0.097cm" fo:border-left="0.05pt solid #000000" fo:border-right="none" fo:border-top="none" fo:border-bottom="0.05pt solid #000000"/>
    </style:style>
    <style:style style:name="Таблица1.A581" style:family="table-cell">
      <style:table-cell-properties fo:padding="0.097cm" fo:border-left="0.05pt solid #000000" fo:border-right="none" fo:border-top="none" fo:border-bottom="0.05pt solid #000000"/>
    </style:style>
    <style:style style:name="Таблица1.A582" style:family="table-cell">
      <style:table-cell-properties fo:padding="0.097cm" fo:border-left="0.05pt solid #000000" fo:border-right="none" fo:border-top="none" fo:border-bottom="0.05pt solid #000000"/>
    </style:style>
    <style:style style:name="Таблица1.A583" style:family="table-cell">
      <style:table-cell-properties fo:padding="0.097cm" fo:border-left="0.05pt solid #000000" fo:border-right="none" fo:border-top="none" fo:border-bottom="0.05pt solid #000000"/>
    </style:style>
    <style:style style:name="Таблица1.A584" style:family="table-cell">
      <style:table-cell-properties fo:padding="0.097cm" fo:border-left="0.05pt solid #000000" fo:border-right="none" fo:border-top="none" fo:border-bottom="0.05pt solid #000000"/>
    </style:style>
    <style:style style:name="Таблица1.A585" style:family="table-cell">
      <style:table-cell-properties fo:padding="0.097cm" fo:border-left="0.05pt solid #000000" fo:border-right="none" fo:border-top="none" fo:border-bottom="0.05pt solid #000000"/>
    </style:style>
    <style:style style:name="Таблица1.A586" style:family="table-cell">
      <style:table-cell-properties fo:padding="0.097cm" fo:border-left="0.05pt solid #000000" fo:border-right="none" fo:border-top="none" fo:border-bottom="0.05pt solid #000000"/>
    </style:style>
    <style:style style:name="Таблица1.A587" style:family="table-cell">
      <style:table-cell-properties fo:padding="0.097cm" fo:border-left="0.05pt solid #000000" fo:border-right="none" fo:border-top="none" fo:border-bottom="0.05pt solid #000000"/>
    </style:style>
    <style:style style:name="Таблица1.A588" style:family="table-cell">
      <style:table-cell-properties fo:padding="0.097cm" fo:border-left="0.05pt solid #000000" fo:border-right="none" fo:border-top="none" fo:border-bottom="0.05pt solid #000000"/>
    </style:style>
    <style:style style:name="Таблица1.A589" style:family="table-cell">
      <style:table-cell-properties fo:padding="0.097cm" fo:border-left="0.05pt solid #000000" fo:border-right="none" fo:border-top="none" fo:border-bottom="0.05pt solid #000000"/>
    </style:style>
    <style:style style:name="Таблица1.A590" style:family="table-cell">
      <style:table-cell-properties fo:padding="0.097cm" fo:border-left="0.05pt solid #000000" fo:border-right="none" fo:border-top="none" fo:border-bottom="0.05pt solid #000000"/>
    </style:style>
    <style:style style:name="Таблица1.A591" style:family="table-cell">
      <style:table-cell-properties fo:padding="0.097cm" fo:border-left="0.05pt solid #000000" fo:border-right="none" fo:border-top="none" fo:border-bottom="0.05pt solid #000000"/>
    </style:style>
    <style:style style:name="Таблица1.A592" style:family="table-cell">
      <style:table-cell-properties fo:padding="0.097cm" fo:border-left="0.05pt solid #000000" fo:border-right="none" fo:border-top="none" fo:border-bottom="0.05pt solid #000000"/>
    </style:style>
    <style:style style:name="Таблица1.A593" style:family="table-cell">
      <style:table-cell-properties fo:padding="0.097cm" fo:border-left="0.05pt solid #000000" fo:border-right="none" fo:border-top="none" fo:border-bottom="0.05pt solid #000000"/>
    </style:style>
    <style:style style:name="Таблица1.A594" style:family="table-cell">
      <style:table-cell-properties fo:padding="0.097cm" fo:border-left="0.05pt solid #000000" fo:border-right="none" fo:border-top="none" fo:border-bottom="0.05pt solid #000000"/>
    </style:style>
    <style:style style:name="Таблица1.A595" style:family="table-cell">
      <style:table-cell-properties fo:padding="0.097cm" fo:border-left="0.05pt solid #000000" fo:border-right="none" fo:border-top="none" fo:border-bottom="0.05pt solid #000000"/>
    </style:style>
    <style:style style:name="Таблица1.A596" style:family="table-cell">
      <style:table-cell-properties fo:padding="0.097cm" fo:border-left="0.05pt solid #000000" fo:border-right="none" fo:border-top="none" fo:border-bottom="0.05pt solid #000000"/>
    </style:style>
    <style:style style:name="Таблица1.A597" style:family="table-cell">
      <style:table-cell-properties fo:padding="0.097cm" fo:border-left="0.05pt solid #000000" fo:border-right="none" fo:border-top="none" fo:border-bottom="0.05pt solid #000000"/>
    </style:style>
    <style:style style:name="Таблица1.A598" style:family="table-cell">
      <style:table-cell-properties fo:padding="0.097cm" fo:border-left="0.05pt solid #000000" fo:border-right="none" fo:border-top="none" fo:border-bottom="0.05pt solid #000000"/>
    </style:style>
    <style:style style:name="Таблица1.A599" style:family="table-cell">
      <style:table-cell-properties fo:padding="0.097cm" fo:border-left="0.05pt solid #000000" fo:border-right="none" fo:border-top="none" fo:border-bottom="0.05pt solid #000000"/>
    </style:style>
    <style:style style:name="Таблица1.A600" style:family="table-cell">
      <style:table-cell-properties fo:padding="0.097cm" fo:border-left="0.05pt solid #000000" fo:border-right="none" fo:border-top="none" fo:border-bottom="0.05pt solid #000000"/>
    </style:style>
    <style:style style:name="Таблица1.A601" style:family="table-cell">
      <style:table-cell-properties fo:padding="0.097cm" fo:border-left="0.05pt solid #000000" fo:border-right="none" fo:border-top="none" fo:border-bottom="0.05pt solid #000000"/>
    </style:style>
    <style:style style:name="Таблица1.A602" style:family="table-cell">
      <style:table-cell-properties fo:padding="0.097cm" fo:border-left="0.05pt solid #000000" fo:border-right="none" fo:border-top="none" fo:border-bottom="0.05pt solid #000000"/>
    </style:style>
    <style:style style:name="Таблица1.A603" style:family="table-cell">
      <style:table-cell-properties fo:padding="0.097cm" fo:border-left="0.05pt solid #000000" fo:border-right="none" fo:border-top="none" fo:border-bottom="0.05pt solid #000000"/>
    </style:style>
    <style:style style:name="Таблица1.A604" style:family="table-cell">
      <style:table-cell-properties fo:padding="0.097cm" fo:border-left="0.05pt solid #000000" fo:border-right="none" fo:border-top="none" fo:border-bottom="0.05pt solid #000000"/>
    </style:style>
    <style:style style:name="Таблица1.A605" style:family="table-cell">
      <style:table-cell-properties fo:padding="0.097cm" fo:border-left="0.05pt solid #000000" fo:border-right="none" fo:border-top="none" fo:border-bottom="0.05pt solid #000000"/>
    </style:style>
    <style:style style:name="Таблица1.A606" style:family="table-cell">
      <style:table-cell-properties fo:padding="0.097cm" fo:border-left="0.05pt solid #000000" fo:border-right="none" fo:border-top="none" fo:border-bottom="0.05pt solid #000000"/>
    </style:style>
    <style:style style:name="Таблица1.A607" style:family="table-cell">
      <style:table-cell-properties fo:padding="0.097cm" fo:border-left="0.05pt solid #000000" fo:border-right="none" fo:border-top="none" fo:border-bottom="0.05pt solid #000000"/>
    </style:style>
    <style:style style:name="Таблица1.A608" style:family="table-cell">
      <style:table-cell-properties fo:padding="0.097cm" fo:border-left="0.05pt solid #000000" fo:border-right="none" fo:border-top="none" fo:border-bottom="0.05pt solid #000000"/>
    </style:style>
    <style:style style:name="Таблица1.A609" style:family="table-cell">
      <style:table-cell-properties fo:padding="0.097cm" fo:border-left="0.05pt solid #000000" fo:border-right="none" fo:border-top="none" fo:border-bottom="0.05pt solid #000000"/>
    </style:style>
    <style:style style:name="Таблица1.A610" style:family="table-cell">
      <style:table-cell-properties fo:padding="0.097cm" fo:border-left="0.05pt solid #000000" fo:border-right="none" fo:border-top="none" fo:border-bottom="0.05pt solid #000000"/>
    </style:style>
    <style:style style:name="Таблица1.A611" style:family="table-cell">
      <style:table-cell-properties fo:padding="0.097cm" fo:border-left="0.05pt solid #000000" fo:border-right="none" fo:border-top="none" fo:border-bottom="0.05pt solid #000000"/>
    </style:style>
    <style:style style:name="Таблица1.A612" style:family="table-cell">
      <style:table-cell-properties fo:padding="0.097cm" fo:border-left="0.05pt solid #000000" fo:border-right="none" fo:border-top="none" fo:border-bottom="0.05pt solid #000000"/>
    </style:style>
    <style:style style:name="Таблица1.A613" style:family="table-cell">
      <style:table-cell-properties fo:padding="0.097cm" fo:border-left="0.05pt solid #000000" fo:border-right="none" fo:border-top="none" fo:border-bottom="0.05pt solid #000000"/>
    </style:style>
    <style:style style:name="Таблица1.A614" style:family="table-cell">
      <style:table-cell-properties fo:padding="0.097cm" fo:border-left="0.05pt solid #000000" fo:border-right="none" fo:border-top="none" fo:border-bottom="0.05pt solid #000000"/>
    </style:style>
    <style:style style:name="Таблица1.A615" style:family="table-cell">
      <style:table-cell-properties fo:padding="0.097cm" fo:border-left="0.05pt solid #000000" fo:border-right="none" fo:border-top="none" fo:border-bottom="0.05pt solid #000000"/>
    </style:style>
    <style:style style:name="Таблица1.A616" style:family="table-cell">
      <style:table-cell-properties fo:padding="0.097cm" fo:border-left="0.05pt solid #000000" fo:border-right="none" fo:border-top="none" fo:border-bottom="0.05pt solid #000000"/>
    </style:style>
    <style:style style:name="Таблица1.A617" style:family="table-cell">
      <style:table-cell-properties fo:padding="0.097cm" fo:border-left="0.05pt solid #000000" fo:border-right="none" fo:border-top="none" fo:border-bottom="0.05pt solid #000000"/>
    </style:style>
    <style:style style:name="Таблица1.A618" style:family="table-cell">
      <style:table-cell-properties fo:padding="0.097cm" fo:border-left="0.05pt solid #000000" fo:border-right="none" fo:border-top="none" fo:border-bottom="0.05pt solid #000000"/>
    </style:style>
    <style:style style:name="Таблица1.A619" style:family="table-cell">
      <style:table-cell-properties fo:padding="0.097cm" fo:border-left="0.05pt solid #000000" fo:border-right="none" fo:border-top="none" fo:border-bottom="0.05pt solid #000000"/>
    </style:style>
    <style:style style:name="Таблица1.A620" style:family="table-cell">
      <style:table-cell-properties fo:padding="0.097cm" fo:border-left="0.05pt solid #000000" fo:border-right="none" fo:border-top="none" fo:border-bottom="0.05pt solid #000000"/>
    </style:style>
    <style:style style:name="Таблица1.A621" style:family="table-cell">
      <style:table-cell-properties fo:padding="0.097cm" fo:border-left="0.05pt solid #000000" fo:border-right="none" fo:border-top="none" fo:border-bottom="0.05pt solid #000000"/>
    </style:style>
    <style:style style:name="Таблица1.A622" style:family="table-cell">
      <style:table-cell-properties fo:padding="0.097cm" fo:border-left="0.05pt solid #000000" fo:border-right="none" fo:border-top="none" fo:border-bottom="0.05pt solid #000000"/>
    </style:style>
    <style:style style:name="Таблица1.A623" style:family="table-cell">
      <style:table-cell-properties fo:padding="0.097cm" fo:border-left="0.05pt solid #000000" fo:border-right="none" fo:border-top="none" fo:border-bottom="0.05pt solid #000000"/>
    </style:style>
    <style:style style:name="Таблица1.A624" style:family="table-cell">
      <style:table-cell-properties fo:padding="0.097cm" fo:border-left="0.05pt solid #000000" fo:border-right="none" fo:border-top="none" fo:border-bottom="0.05pt solid #000000"/>
    </style:style>
    <style:style style:name="Таблица1.A625" style:family="table-cell">
      <style:table-cell-properties fo:padding="0.097cm" fo:border-left="0.05pt solid #000000" fo:border-right="none" fo:border-top="none" fo:border-bottom="0.05pt solid #000000"/>
    </style:style>
    <style:style style:name="Таблица1.A626" style:family="table-cell">
      <style:table-cell-properties fo:padding="0.097cm" fo:border-left="0.05pt solid #000000" fo:border-right="none" fo:border-top="none" fo:border-bottom="0.05pt solid #000000"/>
    </style:style>
    <style:style style:name="Таблица1.A627" style:family="table-cell">
      <style:table-cell-properties fo:padding="0.097cm" fo:border-left="0.05pt solid #000000" fo:border-right="none" fo:border-top="none" fo:border-bottom="0.05pt solid #000000"/>
    </style:style>
    <style:style style:name="Таблица1.A628" style:family="table-cell">
      <style:table-cell-properties fo:padding="0.097cm" fo:border-left="0.05pt solid #000000" fo:border-right="none" fo:border-top="none" fo:border-bottom="0.05pt solid #000000"/>
    </style:style>
    <style:style style:name="Таблица1.A629" style:family="table-cell">
      <style:table-cell-properties fo:padding="0.097cm" fo:border-left="0.05pt solid #000000" fo:border-right="none" fo:border-top="none" fo:border-bottom="0.05pt solid #000000"/>
    </style:style>
    <style:style style:name="Таблица1.A630" style:family="table-cell">
      <style:table-cell-properties fo:padding="0.097cm" fo:border-left="0.05pt solid #000000" fo:border-right="none" fo:border-top="none" fo:border-bottom="0.05pt solid #000000"/>
    </style:style>
    <style:style style:name="Таблица1.A631" style:family="table-cell">
      <style:table-cell-properties fo:padding="0.097cm" fo:border-left="0.05pt solid #000000" fo:border-right="none" fo:border-top="none" fo:border-bottom="0.05pt solid #000000"/>
    </style:style>
    <style:style style:name="Таблица1.A632" style:family="table-cell">
      <style:table-cell-properties fo:padding="0.097cm" fo:border-left="0.05pt solid #000000" fo:border-right="none" fo:border-top="none" fo:border-bottom="0.05pt solid #000000"/>
    </style:style>
    <style:style style:name="Таблица1.A633" style:family="table-cell">
      <style:table-cell-properties fo:padding="0.097cm" fo:border-left="0.05pt solid #000000" fo:border-right="none" fo:border-top="none" fo:border-bottom="0.05pt solid #000000"/>
    </style:style>
    <style:style style:name="Таблица1.A634" style:family="table-cell">
      <style:table-cell-properties fo:padding="0.097cm" fo:border-left="0.05pt solid #000000" fo:border-right="none" fo:border-top="none" fo:border-bottom="0.05pt solid #000000"/>
    </style:style>
    <style:style style:name="Таблица1.A635" style:family="table-cell">
      <style:table-cell-properties fo:padding="0.097cm" fo:border-left="0.05pt solid #000000" fo:border-right="none" fo:border-top="none" fo:border-bottom="0.05pt solid #000000"/>
    </style:style>
    <style:style style:name="Таблица1.A636" style:family="table-cell">
      <style:table-cell-properties fo:padding="0.097cm" fo:border-left="0.05pt solid #000000" fo:border-right="none" fo:border-top="none" fo:border-bottom="0.05pt solid #000000"/>
    </style:style>
    <style:style style:name="Таблица1.A637" style:family="table-cell">
      <style:table-cell-properties fo:padding="0.097cm" fo:border-left="0.05pt solid #000000" fo:border-right="none" fo:border-top="none" fo:border-bottom="0.05pt solid #000000"/>
    </style:style>
    <style:style style:name="Таблица1.A638" style:family="table-cell">
      <style:table-cell-properties fo:padding="0.097cm" fo:border-left="0.05pt solid #000000" fo:border-right="none" fo:border-top="none" fo:border-bottom="0.05pt solid #000000"/>
    </style:style>
    <style:style style:name="Таблица1.A639" style:family="table-cell">
      <style:table-cell-properties fo:padding="0.097cm" fo:border-left="0.05pt solid #000000" fo:border-right="none" fo:border-top="none" fo:border-bottom="0.05pt solid #000000"/>
    </style:style>
    <style:style style:name="Таблица1.A640" style:family="table-cell">
      <style:table-cell-properties fo:padding="0.097cm" fo:border-left="0.05pt solid #000000" fo:border-right="none" fo:border-top="none" fo:border-bottom="0.05pt solid #000000"/>
    </style:style>
    <style:style style:name="Таблица1.A641" style:family="table-cell">
      <style:table-cell-properties fo:padding="0.097cm" fo:border-left="0.05pt solid #000000" fo:border-right="none" fo:border-top="none" fo:border-bottom="0.05pt solid #000000"/>
    </style:style>
    <style:style style:name="Таблица1.A642" style:family="table-cell">
      <style:table-cell-properties fo:padding="0.097cm" fo:border-left="0.05pt solid #000000" fo:border-right="none" fo:border-top="none" fo:border-bottom="0.05pt solid #000000"/>
    </style:style>
    <style:style style:name="Таблица1.A643" style:family="table-cell">
      <style:table-cell-properties fo:padding="0.097cm" fo:border-left="0.05pt solid #000000" fo:border-right="none" fo:border-top="none" fo:border-bottom="0.05pt solid #000000"/>
    </style:style>
    <style:style style:name="Таблица1.A644" style:family="table-cell">
      <style:table-cell-properties fo:padding="0.097cm" fo:border-left="0.05pt solid #000000" fo:border-right="none" fo:border-top="none" fo:border-bottom="0.05pt solid #000000"/>
    </style:style>
    <style:style style:name="Таблица1.A645" style:family="table-cell">
      <style:table-cell-properties fo:padding="0.097cm" fo:border-left="0.05pt solid #000000" fo:border-right="none" fo:border-top="none" fo:border-bottom="0.05pt solid #000000"/>
    </style:style>
    <style:style style:name="Таблица1.A646" style:family="table-cell">
      <style:table-cell-properties fo:padding="0.097cm" fo:border-left="0.05pt solid #000000" fo:border-right="none" fo:border-top="none" fo:border-bottom="0.05pt solid #000000"/>
    </style:style>
    <style:style style:name="Таблица1.A647" style:family="table-cell">
      <style:table-cell-properties fo:padding="0.097cm" fo:border-left="0.05pt solid #000000" fo:border-right="none" fo:border-top="none" fo:border-bottom="0.05pt solid #000000"/>
    </style:style>
    <style:style style:name="Таблица1.A648" style:family="table-cell">
      <style:table-cell-properties fo:padding="0.097cm" fo:border-left="0.05pt solid #000000" fo:border-right="none" fo:border-top="none" fo:border-bottom="0.05pt solid #000000"/>
    </style:style>
    <style:style style:name="Таблица1.A649" style:family="table-cell">
      <style:table-cell-properties fo:padding="0.097cm" fo:border-left="0.05pt solid #000000" fo:border-right="none" fo:border-top="none" fo:border-bottom="0.05pt solid #000000"/>
    </style:style>
    <style:style style:name="Таблица1.A650" style:family="table-cell">
      <style:table-cell-properties fo:padding="0.097cm" fo:border-left="0.05pt solid #000000" fo:border-right="none" fo:border-top="none" fo:border-bottom="0.05pt solid #000000"/>
    </style:style>
    <style:style style:name="Таблица1.A651" style:family="table-cell">
      <style:table-cell-properties fo:padding="0.097cm" fo:border-left="0.05pt solid #000000" fo:border-right="none" fo:border-top="none" fo:border-bottom="0.05pt solid #000000"/>
    </style:style>
    <style:style style:name="Таблица1.A652" style:family="table-cell">
      <style:table-cell-properties fo:padding="0.097cm" fo:border-left="0.05pt solid #000000" fo:border-right="none" fo:border-top="none" fo:border-bottom="0.05pt solid #000000"/>
    </style:style>
    <style:style style:name="Таблица1.A653" style:family="table-cell">
      <style:table-cell-properties fo:padding="0.097cm" fo:border-left="0.05pt solid #000000" fo:border-right="none" fo:border-top="none" fo:border-bottom="0.05pt solid #000000"/>
    </style:style>
    <style:style style:name="Таблица1.A654" style:family="table-cell">
      <style:table-cell-properties fo:padding="0.097cm" fo:border-left="0.05pt solid #000000" fo:border-right="none" fo:border-top="none" fo:border-bottom="0.05pt solid #000000"/>
    </style:style>
    <style:style style:name="Таблица1.A655" style:family="table-cell">
      <style:table-cell-properties fo:padding="0.097cm" fo:border-left="0.05pt solid #000000" fo:border-right="none" fo:border-top="none" fo:border-bottom="0.05pt solid #000000"/>
    </style:style>
    <style:style style:name="Таблица1.A656" style:family="table-cell">
      <style:table-cell-properties fo:padding="0.097cm" fo:border-left="0.05pt solid #000000" fo:border-right="none" fo:border-top="none" fo:border-bottom="0.05pt solid #000000"/>
    </style:style>
    <style:style style:name="Таблица1.A657" style:family="table-cell">
      <style:table-cell-properties fo:padding="0.097cm" fo:border-left="0.05pt solid #000000" fo:border-right="none" fo:border-top="none" fo:border-bottom="0.05pt solid #000000"/>
    </style:style>
    <style:style style:name="Таблица1.A658" style:family="table-cell">
      <style:table-cell-properties fo:padding="0.097cm" fo:border-left="0.05pt solid #000000" fo:border-right="none" fo:border-top="none" fo:border-bottom="0.05pt solid #000000"/>
    </style:style>
    <style:style style:name="Таблица1.A659" style:family="table-cell">
      <style:table-cell-properties fo:padding="0.097cm" fo:border-left="0.05pt solid #000000" fo:border-right="none" fo:border-top="none" fo:border-bottom="0.05pt solid #000000"/>
    </style:style>
    <style:style style:name="Таблица1.A660" style:family="table-cell">
      <style:table-cell-properties fo:padding="0.097cm" fo:border-left="0.05pt solid #000000" fo:border-right="none" fo:border-top="none" fo:border-bottom="0.05pt solid #000000"/>
    </style:style>
    <style:style style:name="Таблица1.A661" style:family="table-cell">
      <style:table-cell-properties fo:padding="0.097cm" fo:border-left="0.05pt solid #000000" fo:border-right="none" fo:border-top="none" fo:border-bottom="0.05pt solid #000000"/>
    </style:style>
    <style:style style:name="Таблица1.A662" style:family="table-cell">
      <style:table-cell-properties fo:padding="0.097cm" fo:border-left="0.05pt solid #000000" fo:border-right="none" fo:border-top="none" fo:border-bottom="0.05pt solid #000000"/>
    </style:style>
    <style:style style:name="Таблица1.A663" style:family="table-cell">
      <style:table-cell-properties fo:padding="0.097cm" fo:border-left="0.05pt solid #000000" fo:border-right="none" fo:border-top="none" fo:border-bottom="0.05pt solid #000000"/>
    </style:style>
    <style:style style:name="Таблица1.A664" style:family="table-cell">
      <style:table-cell-properties fo:padding="0.097cm" fo:border-left="0.05pt solid #000000" fo:border-right="none" fo:border-top="none" fo:border-bottom="0.05pt solid #000000"/>
    </style:style>
    <style:style style:name="Таблица1.A665" style:family="table-cell">
      <style:table-cell-properties fo:padding="0.097cm" fo:border-left="0.05pt solid #000000" fo:border-right="none" fo:border-top="none" fo:border-bottom="0.05pt solid #000000"/>
    </style:style>
    <style:style style:name="Таблица1.A666" style:family="table-cell">
      <style:table-cell-properties fo:padding="0.097cm" fo:border-left="0.05pt solid #000000" fo:border-right="none" fo:border-top="none" fo:border-bottom="0.05pt solid #000000"/>
    </style:style>
    <style:style style:name="Таблица1.A667" style:family="table-cell">
      <style:table-cell-properties fo:padding="0.097cm" fo:border-left="0.05pt solid #000000" fo:border-right="none" fo:border-top="none" fo:border-bottom="0.05pt solid #000000"/>
    </style:style>
    <style:style style:name="Таблица1.A668" style:family="table-cell">
      <style:table-cell-properties fo:padding="0.097cm" fo:border-left="0.05pt solid #000000" fo:border-right="none" fo:border-top="none" fo:border-bottom="0.05pt solid #000000"/>
    </style:style>
    <style:style style:name="Таблица1.A669" style:family="table-cell">
      <style:table-cell-properties fo:padding="0.097cm" fo:border-left="0.05pt solid #000000" fo:border-right="none" fo:border-top="none" fo:border-bottom="0.05pt solid #000000"/>
    </style:style>
    <style:style style:name="Таблица1.A670" style:family="table-cell">
      <style:table-cell-properties fo:padding="0.097cm" fo:border-left="0.05pt solid #000000" fo:border-right="none" fo:border-top="none" fo:border-bottom="0.05pt solid #000000"/>
    </style:style>
    <style:style style:name="Таблица1.A671" style:family="table-cell">
      <style:table-cell-properties fo:padding="0.097cm" fo:border-left="0.05pt solid #000000" fo:border-right="none" fo:border-top="none" fo:border-bottom="0.05pt solid #000000"/>
    </style:style>
    <style:style style:name="Таблица1.A672" style:family="table-cell">
      <style:table-cell-properties fo:padding="0.097cm" fo:border-left="0.05pt solid #000000" fo:border-right="none" fo:border-top="none" fo:border-bottom="0.05pt solid #000000"/>
    </style:style>
    <style:style style:name="Таблица1.A673" style:family="table-cell">
      <style:table-cell-properties fo:padding="0.097cm" fo:border-left="0.05pt solid #000000" fo:border-right="none" fo:border-top="none" fo:border-bottom="0.05pt solid #000000"/>
    </style:style>
    <style:style style:name="Таблица1.A674" style:family="table-cell">
      <style:table-cell-properties fo:padding="0.097cm" fo:border-left="0.05pt solid #000000" fo:border-right="none" fo:border-top="none" fo:border-bottom="0.05pt solid #000000"/>
    </style:style>
    <style:style style:name="Таблица1.A675" style:family="table-cell">
      <style:table-cell-properties fo:padding="0.097cm" fo:border-left="0.05pt solid #000000" fo:border-right="none" fo:border-top="none" fo:border-bottom="0.05pt solid #000000"/>
    </style:style>
    <style:style style:name="Таблица1.A676" style:family="table-cell">
      <style:table-cell-properties fo:padding="0.097cm" fo:border-left="0.05pt solid #000000" fo:border-right="none" fo:border-top="none" fo:border-bottom="0.05pt solid #000000"/>
    </style:style>
    <style:style style:name="Таблица1.A677" style:family="table-cell">
      <style:table-cell-properties fo:padding="0.097cm" fo:border-left="0.05pt solid #000000" fo:border-right="none" fo:border-top="none" fo:border-bottom="0.05pt solid #000000"/>
    </style:style>
    <style:style style:name="Таблица1.A678" style:family="table-cell">
      <style:table-cell-properties fo:padding="0.097cm" fo:border-left="0.05pt solid #000000" fo:border-right="none" fo:border-top="none" fo:border-bottom="0.05pt solid #000000"/>
    </style:style>
    <style:style style:name="Таблица1.A679" style:family="table-cell">
      <style:table-cell-properties fo:padding="0.097cm" fo:border-left="0.05pt solid #000000" fo:border-right="none" fo:border-top="none" fo:border-bottom="0.05pt solid #000000"/>
    </style:style>
    <style:style style:name="Таблица1.A680" style:family="table-cell">
      <style:table-cell-properties fo:padding="0.097cm" fo:border-left="0.05pt solid #000000" fo:border-right="none" fo:border-top="none" fo:border-bottom="0.05pt solid #000000"/>
    </style:style>
    <style:style style:name="Таблица1.A681" style:family="table-cell">
      <style:table-cell-properties fo:padding="0.097cm" fo:border-left="0.05pt solid #000000" fo:border-right="none" fo:border-top="none" fo:border-bottom="0.05pt solid #000000"/>
    </style:style>
    <style:style style:name="Таблица1.A682" style:family="table-cell">
      <style:table-cell-properties fo:padding="0.097cm" fo:border-left="0.05pt solid #000000" fo:border-right="none" fo:border-top="none" fo:border-bottom="0.05pt solid #000000"/>
    </style:style>
    <style:style style:name="Таблица1.A683" style:family="table-cell">
      <style:table-cell-properties fo:padding="0.097cm" fo:border-left="0.05pt solid #000000" fo:border-right="none" fo:border-top="none" fo:border-bottom="0.05pt solid #000000"/>
    </style:style>
    <style:style style:name="Таблица1.A684" style:family="table-cell">
      <style:table-cell-properties fo:padding="0.097cm" fo:border-left="0.05pt solid #000000" fo:border-right="none" fo:border-top="none" fo:border-bottom="0.05pt solid #000000"/>
    </style:style>
    <style:style style:name="Таблица1.A685" style:family="table-cell">
      <style:table-cell-properties fo:padding="0.097cm" fo:border-left="0.05pt solid #000000" fo:border-right="none" fo:border-top="none" fo:border-bottom="0.05pt solid #000000"/>
    </style:style>
    <style:style style:name="Таблица1.A686" style:family="table-cell">
      <style:table-cell-properties fo:padding="0.097cm" fo:border-left="0.05pt solid #000000" fo:border-right="none" fo:border-top="none" fo:border-bottom="0.05pt solid #000000"/>
    </style:style>
    <style:style style:name="Таблица1.A687" style:family="table-cell">
      <style:table-cell-properties fo:padding="0.097cm" fo:border-left="0.05pt solid #000000" fo:border-right="none" fo:border-top="none" fo:border-bottom="0.05pt solid #000000"/>
    </style:style>
    <style:style style:name="Таблица1.A688" style:family="table-cell">
      <style:table-cell-properties fo:padding="0.097cm" fo:border-left="0.05pt solid #000000" fo:border-right="none" fo:border-top="none" fo:border-bottom="0.05pt solid #000000"/>
    </style:style>
    <style:style style:name="Таблица1.A689" style:family="table-cell">
      <style:table-cell-properties fo:padding="0.097cm" fo:border-left="0.05pt solid #000000" fo:border-right="none" fo:border-top="none" fo:border-bottom="0.05pt solid #000000"/>
    </style:style>
    <style:style style:name="Таблица1.A690" style:family="table-cell">
      <style:table-cell-properties fo:padding="0.097cm" fo:border-left="0.05pt solid #000000" fo:border-right="none" fo:border-top="none" fo:border-bottom="0.05pt solid #000000"/>
    </style:style>
    <style:style style:name="Таблица1.A691" style:family="table-cell">
      <style:table-cell-properties fo:padding="0.097cm" fo:border-left="0.05pt solid #000000" fo:border-right="none" fo:border-top="none" fo:border-bottom="0.05pt solid #000000"/>
    </style:style>
    <style:style style:name="Таблица1.A692" style:family="table-cell">
      <style:table-cell-properties fo:padding="0.097cm" fo:border-left="0.05pt solid #000000" fo:border-right="none" fo:border-top="none" fo:border-bottom="0.05pt solid #000000"/>
    </style:style>
    <style:style style:name="Таблица1.A693" style:family="table-cell">
      <style:table-cell-properties fo:padding="0.097cm" fo:border-left="0.05pt solid #000000" fo:border-right="none" fo:border-top="none" fo:border-bottom="0.05pt solid #000000"/>
    </style:style>
    <style:style style:name="Таблица1.A694" style:family="table-cell">
      <style:table-cell-properties fo:padding="0.097cm" fo:border-left="0.05pt solid #000000" fo:border-right="none" fo:border-top="none" fo:border-bottom="0.05pt solid #000000"/>
    </style:style>
    <style:style style:name="Таблица1.A695" style:family="table-cell">
      <style:table-cell-properties fo:padding="0.097cm" fo:border-left="0.05pt solid #000000" fo:border-right="none" fo:border-top="none" fo:border-bottom="0.05pt solid #000000"/>
    </style:style>
    <style:style style:name="Таблица1.A696" style:family="table-cell">
      <style:table-cell-properties fo:padding="0.097cm" fo:border-left="0.05pt solid #000000" fo:border-right="none" fo:border-top="none" fo:border-bottom="0.05pt solid #000000"/>
    </style:style>
    <style:style style:name="Таблица1.A697" style:family="table-cell">
      <style:table-cell-properties fo:padding="0.097cm" fo:border-left="0.05pt solid #000000" fo:border-right="none" fo:border-top="none" fo:border-bottom="0.05pt solid #000000"/>
    </style:style>
    <style:style style:name="Таблица1.A698" style:family="table-cell">
      <style:table-cell-properties fo:padding="0.097cm" fo:border-left="0.05pt solid #000000" fo:border-right="none" fo:border-top="none" fo:border-bottom="0.05pt solid #000000"/>
    </style:style>
    <style:style style:name="Таблица1.A699" style:family="table-cell">
      <style:table-cell-properties fo:padding="0.097cm" fo:border-left="0.05pt solid #000000" fo:border-right="none" fo:border-top="none" fo:border-bottom="0.05pt solid #000000"/>
    </style:style>
    <style:style style:name="Таблица1.A700" style:family="table-cell">
      <style:table-cell-properties fo:padding="0.097cm" fo:border-left="0.05pt solid #000000" fo:border-right="none" fo:border-top="none" fo:border-bottom="0.05pt solid #000000"/>
    </style:style>
    <style:style style:name="Таблица1.A701" style:family="table-cell">
      <style:table-cell-properties fo:padding="0.097cm" fo:border-left="0.05pt solid #000000" fo:border-right="none" fo:border-top="none" fo:border-bottom="0.05pt solid #000000"/>
    </style:style>
    <style:style style:name="Таблица1.A702" style:family="table-cell">
      <style:table-cell-properties fo:padding="0.097cm" fo:border-left="0.05pt solid #000000" fo:border-right="none" fo:border-top="none" fo:border-bottom="0.05pt solid #000000"/>
    </style:style>
    <style:style style:name="Таблица1.A703" style:family="table-cell">
      <style:table-cell-properties fo:padding="0.097cm" fo:border-left="0.05pt solid #000000" fo:border-right="none" fo:border-top="none" fo:border-bottom="0.05pt solid #000000"/>
    </style:style>
    <style:style style:name="Таблица1.A704" style:family="table-cell">
      <style:table-cell-properties fo:padding="0.097cm" fo:border-left="0.05pt solid #000000" fo:border-right="none" fo:border-top="none" fo:border-bottom="0.05pt solid #000000"/>
    </style:style>
    <style:style style:name="Таблица1.A705" style:family="table-cell">
      <style:table-cell-properties fo:padding="0.097cm" fo:border-left="0.05pt solid #000000" fo:border-right="none" fo:border-top="none" fo:border-bottom="0.05pt solid #000000"/>
    </style:style>
    <style:style style:name="Таблица1.A706" style:family="table-cell">
      <style:table-cell-properties fo:padding="0.097cm" fo:border-left="0.05pt solid #000000" fo:border-right="none" fo:border-top="none" fo:border-bottom="0.05pt solid #000000"/>
    </style:style>
    <style:style style:name="Таблица1.A707" style:family="table-cell">
      <style:table-cell-properties fo:padding="0.097cm" fo:border-left="0.05pt solid #000000" fo:border-right="none" fo:border-top="none" fo:border-bottom="0.05pt solid #000000"/>
    </style:style>
    <style:style style:name="Таблица1.A708" style:family="table-cell">
      <style:table-cell-properties fo:padding="0.097cm" fo:border-left="0.05pt solid #000000" fo:border-right="none" fo:border-top="none" fo:border-bottom="0.05pt solid #000000"/>
    </style:style>
    <style:style style:name="Таблица1.A709" style:family="table-cell">
      <style:table-cell-properties fo:padding="0.097cm" fo:border-left="0.05pt solid #000000" fo:border-right="none" fo:border-top="none" fo:border-bottom="0.05pt solid #000000"/>
    </style:style>
    <style:style style:name="Таблица1.A710" style:family="table-cell">
      <style:table-cell-properties fo:padding="0.097cm" fo:border-left="0.05pt solid #000000" fo:border-right="none" fo:border-top="none" fo:border-bottom="0.05pt solid #000000"/>
    </style:style>
    <style:style style:name="Таблица1.A711" style:family="table-cell">
      <style:table-cell-properties fo:padding="0.097cm" fo:border-left="0.05pt solid #000000" fo:border-right="none" fo:border-top="none" fo:border-bottom="0.05pt solid #000000"/>
    </style:style>
    <style:style style:name="Таблица1.A712" style:family="table-cell">
      <style:table-cell-properties fo:padding="0.097cm" fo:border-left="0.05pt solid #000000" fo:border-right="none" fo:border-top="none" fo:border-bottom="0.05pt solid #000000"/>
    </style:style>
    <style:style style:name="Таблица1.A713" style:family="table-cell">
      <style:table-cell-properties fo:padding="0.097cm" fo:border-left="0.05pt solid #000000" fo:border-right="none" fo:border-top="none" fo:border-bottom="0.05pt solid #000000"/>
    </style:style>
    <style:style style:name="Таблица1.A714" style:family="table-cell">
      <style:table-cell-properties fo:padding="0.097cm" fo:border-left="0.05pt solid #000000" fo:border-right="none" fo:border-top="none" fo:border-bottom="0.05pt solid #000000"/>
    </style:style>
    <style:style style:name="Таблица1.A715" style:family="table-cell">
      <style:table-cell-properties fo:padding="0.097cm" fo:border-left="0.05pt solid #000000" fo:border-right="none" fo:border-top="none" fo:border-bottom="0.05pt solid #000000"/>
    </style:style>
    <style:style style:name="Таблица1.A716" style:family="table-cell">
      <style:table-cell-properties fo:padding="0.097cm" fo:border-left="0.05pt solid #000000" fo:border-right="none" fo:border-top="none" fo:border-bottom="0.05pt solid #000000"/>
    </style:style>
    <style:style style:name="Таблица1.A717" style:family="table-cell">
      <style:table-cell-properties fo:padding="0.097cm" fo:border-left="0.05pt solid #000000" fo:border-right="none" fo:border-top="none" fo:border-bottom="0.05pt solid #000000"/>
    </style:style>
    <style:style style:name="Таблица1.A718" style:family="table-cell">
      <style:table-cell-properties fo:padding="0.097cm" fo:border-left="0.05pt solid #000000" fo:border-right="none" fo:border-top="none" fo:border-bottom="0.05pt solid #000000"/>
    </style:style>
    <style:style style:name="Таблица1.A719" style:family="table-cell">
      <style:table-cell-properties fo:padding="0.097cm" fo:border-left="0.05pt solid #000000" fo:border-right="none" fo:border-top="none" fo:border-bottom="0.05pt solid #000000"/>
    </style:style>
    <style:style style:name="Таблица1.A720" style:family="table-cell">
      <style:table-cell-properties fo:padding="0.097cm" fo:border-left="0.05pt solid #000000" fo:border-right="none" fo:border-top="none" fo:border-bottom="0.05pt solid #000000"/>
    </style:style>
    <style:style style:name="Таблица1.A721" style:family="table-cell">
      <style:table-cell-properties fo:padding="0.097cm" fo:border-left="0.05pt solid #000000" fo:border-right="none" fo:border-top="none" fo:border-bottom="0.05pt solid #000000"/>
    </style:style>
    <style:style style:name="Таблица1.A722" style:family="table-cell">
      <style:table-cell-properties fo:padding="0.097cm" fo:border-left="0.05pt solid #000000" fo:border-right="none" fo:border-top="none" fo:border-bottom="0.05pt solid #000000"/>
    </style:style>
    <style:style style:name="Таблица1.A723" style:family="table-cell">
      <style:table-cell-properties fo:padding="0.097cm" fo:border-left="0.05pt solid #000000" fo:border-right="none" fo:border-top="none" fo:border-bottom="0.05pt solid #000000"/>
    </style:style>
    <style:style style:name="Таблица1.A724" style:family="table-cell">
      <style:table-cell-properties fo:padding="0.097cm" fo:border-left="0.05pt solid #000000" fo:border-right="none" fo:border-top="none" fo:border-bottom="0.05pt solid #000000"/>
    </style:style>
    <style:style style:name="Таблица1.A725" style:family="table-cell">
      <style:table-cell-properties fo:padding="0.097cm" fo:border-left="0.05pt solid #000000" fo:border-right="none" fo:border-top="none" fo:border-bottom="0.05pt solid #000000"/>
    </style:style>
    <style:style style:name="Таблица1.A726" style:family="table-cell">
      <style:table-cell-properties fo:padding="0.097cm" fo:border-left="0.05pt solid #000000" fo:border-right="none" fo:border-top="none" fo:border-bottom="0.05pt solid #000000"/>
    </style:style>
    <style:style style:name="Таблица1.A727" style:family="table-cell">
      <style:table-cell-properties fo:padding="0.097cm" fo:border-left="0.05pt solid #000000" fo:border-right="none" fo:border-top="none" fo:border-bottom="0.05pt solid #000000"/>
    </style:style>
    <style:style style:name="Таблица1.A728" style:family="table-cell">
      <style:table-cell-properties fo:padding="0.097cm" fo:border-left="0.05pt solid #000000" fo:border-right="none" fo:border-top="none" fo:border-bottom="0.05pt solid #000000"/>
    </style:style>
    <style:style style:name="Таблица1.A729" style:family="table-cell">
      <style:table-cell-properties fo:padding="0.097cm" fo:border-left="0.05pt solid #000000" fo:border-right="none" fo:border-top="none" fo:border-bottom="0.05pt solid #000000"/>
    </style:style>
    <style:style style:name="Таблица1.A730" style:family="table-cell">
      <style:table-cell-properties fo:padding="0.097cm" fo:border-left="0.05pt solid #000000" fo:border-right="none" fo:border-top="none" fo:border-bottom="0.05pt solid #000000"/>
    </style:style>
    <style:style style:name="Таблица1.A731" style:family="table-cell">
      <style:table-cell-properties fo:padding="0.097cm" fo:border-left="0.05pt solid #000000" fo:border-right="none" fo:border-top="none" fo:border-bottom="0.05pt solid #000000"/>
    </style:style>
    <style:style style:name="Таблица1.A732" style:family="table-cell">
      <style:table-cell-properties fo:padding="0.097cm" fo:border-left="0.05pt solid #000000" fo:border-right="none" fo:border-top="none" fo:border-bottom="0.05pt solid #000000"/>
    </style:style>
    <style:style style:name="Таблица1.A733" style:family="table-cell">
      <style:table-cell-properties fo:padding="0.097cm" fo:border-left="0.05pt solid #000000" fo:border-right="none" fo:border-top="none" fo:border-bottom="0.05pt solid #000000"/>
    </style:style>
    <style:style style:name="Таблица1.A734" style:family="table-cell">
      <style:table-cell-properties fo:padding="0.097cm" fo:border-left="0.05pt solid #000000" fo:border-right="none" fo:border-top="none" fo:border-bottom="0.05pt solid #000000"/>
    </style:style>
    <style:style style:name="Таблица1.A735" style:family="table-cell">
      <style:table-cell-properties fo:padding="0.097cm" fo:border-left="0.05pt solid #000000" fo:border-right="none" fo:border-top="none" fo:border-bottom="0.05pt solid #000000"/>
    </style:style>
    <style:style style:name="Таблица1.A736" style:family="table-cell">
      <style:table-cell-properties fo:padding="0.097cm" fo:border-left="0.05pt solid #000000" fo:border-right="none" fo:border-top="none" fo:border-bottom="0.05pt solid #000000"/>
    </style:style>
    <style:style style:name="Таблица1.A737" style:family="table-cell">
      <style:table-cell-properties fo:padding="0.097cm" fo:border-left="0.05pt solid #000000" fo:border-right="none" fo:border-top="none" fo:border-bottom="0.05pt solid #000000"/>
    </style:style>
    <style:style style:name="Таблица1.A738" style:family="table-cell">
      <style:table-cell-properties fo:padding="0.097cm" fo:border-left="0.05pt solid #000000" fo:border-right="none" fo:border-top="none" fo:border-bottom="0.05pt solid #000000"/>
    </style:style>
    <style:style style:name="Таблица1.A739" style:family="table-cell">
      <style:table-cell-properties fo:padding="0.097cm" fo:border-left="0.05pt solid #000000" fo:border-right="none" fo:border-top="none" fo:border-bottom="0.05pt solid #000000"/>
    </style:style>
    <style:style style:name="Таблица1.A740" style:family="table-cell">
      <style:table-cell-properties fo:padding="0.097cm" fo:border-left="0.05pt solid #000000" fo:border-right="none" fo:border-top="none" fo:border-bottom="0.05pt solid #000000"/>
    </style:style>
    <style:style style:name="Таблица1.A741" style:family="table-cell">
      <style:table-cell-properties fo:padding="0.097cm" fo:border-left="0.05pt solid #000000" fo:border-right="none" fo:border-top="none" fo:border-bottom="0.05pt solid #000000"/>
    </style:style>
    <style:style style:name="Таблица1.A742" style:family="table-cell">
      <style:table-cell-properties fo:padding="0.097cm" fo:border-left="0.05pt solid #000000" fo:border-right="none" fo:border-top="none" fo:border-bottom="0.05pt solid #000000"/>
    </style:style>
    <style:style style:name="Таблица1.A743" style:family="table-cell">
      <style:table-cell-properties fo:padding="0.097cm" fo:border-left="0.05pt solid #000000" fo:border-right="none" fo:border-top="none" fo:border-bottom="0.05pt solid #000000"/>
    </style:style>
    <style:style style:name="Таблица1.A744" style:family="table-cell">
      <style:table-cell-properties fo:padding="0.097cm" fo:border-left="0.05pt solid #000000" fo:border-right="none" fo:border-top="none" fo:border-bottom="0.05pt solid #000000"/>
    </style:style>
    <style:style style:name="Таблица1.A745" style:family="table-cell">
      <style:table-cell-properties fo:padding="0.097cm" fo:border-left="0.05pt solid #000000" fo:border-right="none" fo:border-top="none" fo:border-bottom="0.05pt solid #000000"/>
    </style:style>
    <style:style style:name="Таблица1.A746" style:family="table-cell">
      <style:table-cell-properties fo:padding="0.097cm" fo:border-left="0.05pt solid #000000" fo:border-right="none" fo:border-top="none" fo:border-bottom="0.05pt solid #000000"/>
    </style:style>
    <style:style style:name="Таблица1.A747" style:family="table-cell">
      <style:table-cell-properties fo:padding="0.097cm" fo:border-left="0.05pt solid #000000" fo:border-right="none" fo:border-top="none" fo:border-bottom="0.05pt solid #000000"/>
    </style:style>
    <style:style style:name="Таблица1.A748" style:family="table-cell">
      <style:table-cell-properties fo:padding="0.097cm" fo:border-left="0.05pt solid #000000" fo:border-right="none" fo:border-top="none" fo:border-bottom="0.05pt solid #000000"/>
    </style:style>
    <style:style style:name="Таблица1.A749" style:family="table-cell">
      <style:table-cell-properties fo:padding="0.097cm" fo:border-left="0.05pt solid #000000" fo:border-right="none" fo:border-top="none" fo:border-bottom="0.05pt solid #000000"/>
    </style:style>
    <style:style style:name="Таблица1.A750" style:family="table-cell">
      <style:table-cell-properties fo:padding="0.097cm" fo:border-left="0.05pt solid #000000" fo:border-right="none" fo:border-top="none" fo:border-bottom="0.05pt solid #000000"/>
    </style:style>
    <style:style style:name="Таблица1.A751" style:family="table-cell">
      <style:table-cell-properties fo:padding="0.097cm" fo:border-left="0.05pt solid #000000" fo:border-right="none" fo:border-top="none" fo:border-bottom="0.05pt solid #000000"/>
    </style:style>
    <style:style style:name="Таблица1.A752" style:family="table-cell">
      <style:table-cell-properties fo:padding="0.097cm" fo:border-left="0.05pt solid #000000" fo:border-right="none" fo:border-top="none" fo:border-bottom="0.05pt solid #000000"/>
    </style:style>
    <style:style style:name="Таблица1.A753" style:family="table-cell">
      <style:table-cell-properties fo:padding="0.097cm" fo:border-left="0.05pt solid #000000" fo:border-right="none" fo:border-top="none" fo:border-bottom="0.05pt solid #000000"/>
    </style:style>
    <style:style style:name="Таблица1.A754" style:family="table-cell">
      <style:table-cell-properties fo:padding="0.097cm" fo:border-left="0.05pt solid #000000" fo:border-right="none" fo:border-top="none" fo:border-bottom="0.05pt solid #000000"/>
    </style:style>
    <style:style style:name="Таблица1.A755" style:family="table-cell">
      <style:table-cell-properties fo:padding="0.097cm" fo:border-left="0.05pt solid #000000" fo:border-right="none" fo:border-top="none" fo:border-bottom="0.05pt solid #000000"/>
    </style:style>
    <style:style style:name="Таблица1.A756" style:family="table-cell">
      <style:table-cell-properties fo:padding="0.097cm" fo:border-left="0.05pt solid #000000" fo:border-right="none" fo:border-top="none" fo:border-bottom="0.05pt solid #000000"/>
    </style:style>
    <style:style style:name="Таблица1.A757" style:family="table-cell">
      <style:table-cell-properties fo:padding="0.097cm" fo:border-left="0.05pt solid #000000" fo:border-right="none" fo:border-top="none" fo:border-bottom="0.05pt solid #000000"/>
    </style:style>
    <style:style style:name="Таблица1.A758" style:family="table-cell">
      <style:table-cell-properties fo:padding="0.097cm" fo:border-left="0.05pt solid #000000" fo:border-right="none" fo:border-top="none" fo:border-bottom="0.05pt solid #000000"/>
    </style:style>
    <style:style style:name="Таблица1.A759" style:family="table-cell">
      <style:table-cell-properties fo:padding="0.097cm" fo:border-left="0.05pt solid #000000" fo:border-right="none" fo:border-top="none" fo:border-bottom="0.05pt solid #000000"/>
    </style:style>
    <style:style style:name="Таблица1.A760" style:family="table-cell">
      <style:table-cell-properties fo:padding="0.097cm" fo:border-left="0.05pt solid #000000" fo:border-right="none" fo:border-top="none" fo:border-bottom="0.05pt solid #000000"/>
    </style:style>
    <style:style style:name="Таблица1.A761" style:family="table-cell">
      <style:table-cell-properties fo:padding="0.097cm" fo:border-left="0.05pt solid #000000" fo:border-right="none" fo:border-top="none" fo:border-bottom="0.05pt solid #000000"/>
    </style:style>
    <style:style style:name="Таблица1.A762" style:family="table-cell">
      <style:table-cell-properties fo:padding="0.097cm" fo:border-left="0.05pt solid #000000" fo:border-right="none" fo:border-top="none" fo:border-bottom="0.05pt solid #000000"/>
    </style:style>
    <style:style style:name="Таблица1.A763" style:family="table-cell">
      <style:table-cell-properties fo:padding="0.097cm" fo:border-left="0.05pt solid #000000" fo:border-right="none" fo:border-top="none" fo:border-bottom="0.05pt solid #000000"/>
    </style:style>
    <style:style style:name="Таблица1.A764" style:family="table-cell">
      <style:table-cell-properties fo:padding="0.097cm" fo:border-left="0.05pt solid #000000" fo:border-right="none" fo:border-top="none" fo:border-bottom="0.05pt solid #000000"/>
    </style:style>
    <style:style style:name="Таблица1.A765" style:family="table-cell">
      <style:table-cell-properties fo:padding="0.097cm" fo:border-left="0.05pt solid #000000" fo:border-right="none" fo:border-top="none" fo:border-bottom="0.05pt solid #000000"/>
    </style:style>
    <style:style style:name="Таблица1.A766" style:family="table-cell">
      <style:table-cell-properties fo:padding="0.097cm" fo:border-left="0.05pt solid #000000" fo:border-right="none" fo:border-top="none" fo:border-bottom="0.05pt solid #000000"/>
    </style:style>
    <style:style style:name="Таблица1.A767" style:family="table-cell">
      <style:table-cell-properties fo:padding="0.097cm" fo:border-left="0.05pt solid #000000" fo:border-right="none" fo:border-top="none" fo:border-bottom="0.05pt solid #000000"/>
    </style:style>
    <style:style style:name="Таблица1.A768" style:family="table-cell">
      <style:table-cell-properties fo:padding="0.097cm" fo:border-left="0.05pt solid #000000" fo:border-right="none" fo:border-top="none" fo:border-bottom="0.05pt solid #000000"/>
    </style:style>
    <style:style style:name="Таблица1.A769" style:family="table-cell">
      <style:table-cell-properties fo:padding="0.097cm" fo:border-left="0.05pt solid #000000" fo:border-right="none" fo:border-top="none" fo:border-bottom="0.05pt solid #000000"/>
    </style:style>
    <style:style style:name="Таблица1.A770" style:family="table-cell">
      <style:table-cell-properties fo:padding="0.097cm" fo:border-left="0.05pt solid #000000" fo:border-right="none" fo:border-top="none" fo:border-bottom="0.05pt solid #000000"/>
    </style:style>
    <style:style style:name="Таблица1.A771" style:family="table-cell">
      <style:table-cell-properties fo:padding="0.097cm" fo:border-left="0.05pt solid #000000" fo:border-right="none" fo:border-top="none" fo:border-bottom="0.05pt solid #000000"/>
    </style:style>
    <style:style style:name="Таблица1.A772" style:family="table-cell">
      <style:table-cell-properties fo:padding="0.097cm" fo:border-left="0.05pt solid #000000" fo:border-right="none" fo:border-top="none" fo:border-bottom="0.05pt solid #000000"/>
    </style:style>
    <style:style style:name="Таблица1.A773" style:family="table-cell">
      <style:table-cell-properties fo:padding="0.097cm" fo:border-left="0.05pt solid #000000" fo:border-right="none" fo:border-top="none" fo:border-bottom="0.05pt solid #000000"/>
    </style:style>
    <style:style style:name="Таблица1.A774" style:family="table-cell">
      <style:table-cell-properties fo:padding="0.097cm" fo:border-left="0.05pt solid #000000" fo:border-right="none" fo:border-top="none" fo:border-bottom="0.05pt solid #000000"/>
    </style:style>
    <style:style style:name="Таблица1.A775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1476d" officeooo:paragraph-rsid="0012a348" style:font-size-asian="6pt" style:font-weight-asian="normal" style:font-size-complex="6pt" style:font-weight-complex="normal"/>
    </style:style>
    <style:style style:name="P2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Tahoma" fo:font-size="6pt" fo:letter-spacing="normal" fo:font-style="normal" fo:font-weight="normal" officeooo:rsid="0011476d" officeooo:paragraph-rsid="0012a348" style:font-size-asian="6pt" style:font-weight-asian="normal" style:font-size-complex="6pt" style:font-weight-complex="normal"/>
    </style:style>
    <style:style style:name="P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1476d" officeooo:paragraph-rsid="0011476d" style:font-size-asian="6pt" style:font-weight-asian="normal" style:font-size-complex="6pt" style:font-weight-complex="normal"/>
    </style:style>
    <style:style style:name="P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aa739" officeooo:paragraph-rsid="002aa739" style:font-size-asian="6pt" style:font-weight-asian="normal" style:font-size-complex="6pt" style:font-weight-complex="normal"/>
    </style:style>
    <style:style style:name="P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ad3b7" officeooo:paragraph-rsid="006ad3b7" style:font-size-asian="6pt" style:font-weight-asian="normal" style:font-size-complex="6pt" style:font-weight-complex="normal"/>
    </style:style>
    <style:style style:name="P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eec5f" officeooo:paragraph-rsid="006eec5f" style:font-size-asian="6pt" style:font-weight-asian="normal" style:font-size-complex="6pt" style:font-weight-complex="normal"/>
    </style:style>
    <style:style style:name="P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74428" officeooo:paragraph-rsid="00174428" style:font-size-asian="6pt" style:font-weight-asian="normal" style:font-size-complex="6pt" style:font-weight-complex="normal"/>
    </style:style>
    <style:style style:name="P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57e5a" officeooo:paragraph-rsid="00257e5a" style:font-size-asian="6pt" style:font-weight-asian="normal" style:font-size-complex="6pt" style:font-weight-complex="normal"/>
    </style:style>
    <style:style style:name="P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6098f" officeooo:paragraph-rsid="0026098f" style:font-size-asian="6pt" style:font-weight-asian="normal" style:font-size-complex="6pt" style:font-weight-complex="normal"/>
    </style:style>
    <style:style style:name="P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c7ec2" officeooo:paragraph-rsid="002c7ec2" style:font-size-asian="6pt" style:font-weight-asian="normal" style:font-size-complex="6pt" style:font-weight-complex="normal"/>
    </style:style>
    <style:style style:name="P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e425f" officeooo:paragraph-rsid="002e425f" style:font-size-asian="6pt" style:font-weight-asian="normal" style:font-size-complex="6pt" style:font-weight-complex="normal"/>
    </style:style>
    <style:style style:name="P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fe77d" officeooo:paragraph-rsid="002fe77d" style:font-size-asian="6pt" style:font-weight-asian="normal" style:font-size-complex="6pt" style:font-weight-complex="normal"/>
    </style:style>
    <style:style style:name="P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00b56" officeooo:paragraph-rsid="00300b56" style:font-size-asian="6pt" style:font-weight-asian="normal" style:font-size-complex="6pt" style:font-weight-complex="normal"/>
    </style:style>
    <style:style style:name="P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3274f3" style:font-size-asian="6pt" style:font-weight-asian="normal" style:font-size-complex="6pt" style:font-weight-complex="normal"/>
    </style:style>
    <style:style style:name="P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36c24" officeooo:paragraph-rsid="00336c24" style:font-size-asian="6pt" style:font-weight-asian="normal" style:font-size-complex="6pt" style:font-weight-complex="normal"/>
    </style:style>
    <style:style style:name="P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51ae0" officeooo:paragraph-rsid="00351ae0" style:font-size-asian="6pt" style:font-weight-asian="normal" style:font-size-complex="6pt" style:font-weight-complex="normal"/>
    </style:style>
    <style:style style:name="P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59246" officeooo:paragraph-rsid="00359246" style:font-size-asian="6pt" style:font-weight-asian="normal" style:font-size-complex="6pt" style:font-weight-complex="normal"/>
    </style:style>
    <style:style style:name="P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7aea3" officeooo:paragraph-rsid="0037aea3" style:font-size-asian="6pt" style:font-weight-asian="normal" style:font-size-complex="6pt" style:font-weight-complex="normal"/>
    </style:style>
    <style:style style:name="P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9581a" officeooo:paragraph-rsid="0039581a" style:font-size-asian="6pt" style:font-weight-asian="normal" style:font-size-complex="6pt" style:font-weight-complex="normal"/>
    </style:style>
    <style:style style:name="P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b55b3" officeooo:paragraph-rsid="003b55b3" style:font-size-asian="6pt" style:font-weight-asian="normal" style:font-size-complex="6pt" style:font-weight-complex="normal"/>
    </style:style>
    <style:style style:name="P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c57ca" officeooo:paragraph-rsid="003c57ca" style:font-size-asian="6pt" style:font-weight-asian="normal" style:font-size-complex="6pt" style:font-weight-complex="normal"/>
    </style:style>
    <style:style style:name="P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d4040" officeooo:paragraph-rsid="003d4040" style:font-size-asian="6pt" style:font-weight-asian="normal" style:font-size-complex="6pt" style:font-weight-complex="normal"/>
    </style:style>
    <style:style style:name="P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e1c29" officeooo:paragraph-rsid="003e1c29" style:font-size-asian="6pt" style:font-weight-asian="normal" style:font-size-complex="6pt" style:font-weight-complex="normal"/>
    </style:style>
    <style:style style:name="P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eb328" officeooo:paragraph-rsid="003eb328" style:font-size-asian="6pt" style:font-weight-asian="normal" style:font-size-complex="6pt" style:font-weight-complex="normal"/>
    </style:style>
    <style:style style:name="P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302c6" officeooo:paragraph-rsid="004302c6" style:font-size-asian="6pt" style:font-weight-asian="normal" style:font-size-complex="6pt" style:font-weight-complex="normal"/>
    </style:style>
    <style:style style:name="P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48b1f" officeooo:paragraph-rsid="00448b1f" style:font-size-asian="6pt" style:font-weight-asian="normal" style:font-size-complex="6pt" style:font-weight-complex="normal"/>
    </style:style>
    <style:style style:name="P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57af7" officeooo:paragraph-rsid="00457af7" style:font-size-asian="6pt" style:font-weight-asian="normal" style:font-size-complex="6pt" style:font-weight-complex="normal"/>
    </style:style>
    <style:style style:name="P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58dd4" officeooo:paragraph-rsid="00458dd4" style:font-size-asian="6pt" style:font-weight-asian="normal" style:font-size-complex="6pt" style:font-weight-complex="normal"/>
    </style:style>
    <style:style style:name="P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60564" officeooo:paragraph-rsid="00460564" style:font-size-asian="6pt" style:font-weight-asian="normal" style:font-size-complex="6pt" style:font-weight-complex="normal"/>
    </style:style>
    <style:style style:name="P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82ce7" officeooo:paragraph-rsid="00482ce7" style:font-size-asian="6pt" style:font-weight-asian="normal" style:font-size-complex="6pt" style:font-weight-complex="normal"/>
    </style:style>
    <style:style style:name="P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a2ebd" officeooo:paragraph-rsid="004a2ebd" style:font-size-asian="6pt" style:font-weight-asian="normal" style:font-size-complex="6pt" style:font-weight-complex="normal"/>
    </style:style>
    <style:style style:name="P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c2668" officeooo:paragraph-rsid="004c2668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04e75" officeooo:paragraph-rsid="00504e75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1e898" officeooo:paragraph-rsid="0051e898" style:font-size-asian="6pt" style:font-weight-asian="normal" style:font-size-complex="6pt" style:font-weight-complex="normal"/>
    </style:style>
    <style:style style:name="P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38d9d" officeooo:paragraph-rsid="00538d9d" style:font-size-asian="6pt" style:font-weight-asian="normal" style:font-size-complex="6pt" style:font-weight-complex="normal"/>
    </style:style>
    <style:style style:name="P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550af" officeooo:paragraph-rsid="005550af" style:font-size-asian="6pt" style:font-weight-asian="normal" style:font-size-complex="6pt" style:font-weight-complex="normal"/>
    </style:style>
    <style:style style:name="P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61828" officeooo:paragraph-rsid="00561828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61eff" officeooo:paragraph-rsid="00561eff" style:font-size-asian="6pt" style:font-weight-asian="normal" style:font-size-complex="6pt" style:font-weight-complex="normal"/>
    </style:style>
    <style:style style:name="P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80f13" officeooo:paragraph-rsid="00580f13" style:font-size-asian="6pt" style:font-weight-asian="normal" style:font-size-complex="6pt" style:font-weight-complex="normal"/>
    </style:style>
    <style:style style:name="P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a7189" officeooo:paragraph-rsid="005a7189" style:font-size-asian="6pt" style:font-weight-asian="normal" style:font-size-complex="6pt" style:font-weight-complex="normal"/>
    </style:style>
    <style:style style:name="P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c5d24" officeooo:paragraph-rsid="005c5d24" style:font-size-asian="6pt" style:font-weight-asian="normal" style:font-size-complex="6pt" style:font-weight-complex="normal"/>
    </style:style>
    <style:style style:name="P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cba42" officeooo:paragraph-rsid="005cba42" style:font-size-asian="6pt" style:font-weight-asian="normal" style:font-size-complex="6pt" style:font-weight-complex="normal"/>
    </style:style>
    <style:style style:name="P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1a7a0" officeooo:paragraph-rsid="0061a7a0" style:font-size-asian="6pt" style:font-weight-asian="normal" style:font-size-complex="6pt" style:font-weight-complex="normal"/>
    </style:style>
    <style:style style:name="P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354ae" officeooo:paragraph-rsid="006354ae" style:font-size-asian="6pt" style:font-weight-asian="normal" style:font-size-complex="6pt" style:font-weight-complex="normal"/>
    </style:style>
    <style:style style:name="P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3e7f5" officeooo:paragraph-rsid="0063e7f5" style:font-size-asian="6pt" style:font-weight-asian="normal" style:font-size-complex="6pt" style:font-weight-complex="normal"/>
    </style:style>
    <style:style style:name="P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5a27d" officeooo:paragraph-rsid="0065a27d" style:font-size-asian="6pt" style:font-weight-asian="normal" style:font-size-complex="6pt" style:font-weight-complex="normal"/>
    </style:style>
    <style:style style:name="P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5f4ec" officeooo:paragraph-rsid="0065f4ec" style:font-size-asian="6pt" style:font-weight-asian="normal" style:font-size-complex="6pt" style:font-weight-complex="normal"/>
    </style:style>
    <style:style style:name="P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78280" officeooo:paragraph-rsid="00678280" style:font-size-asian="6pt" style:font-weight-asian="normal" style:font-size-complex="6pt" style:font-weight-complex="normal"/>
    </style:style>
    <style:style style:name="P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8e4d0" officeooo:paragraph-rsid="0068e4d0" style:font-size-asian="6pt" style:font-weight-asian="normal" style:font-size-complex="6pt" style:font-weight-complex="normal"/>
    </style:style>
    <style:style style:name="P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9062b" officeooo:paragraph-rsid="0069062b" style:font-size-asian="6pt" style:font-weight-asian="normal" style:font-size-complex="6pt" style:font-weight-complex="normal"/>
    </style:style>
    <style:style style:name="P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b7443" officeooo:paragraph-rsid="006b7443" style:font-size-asian="6pt" style:font-weight-asian="normal" style:font-size-complex="6pt" style:font-weight-complex="normal"/>
    </style:style>
    <style:style style:name="P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d0df6" officeooo:paragraph-rsid="006d0df6" style:font-size-asian="6pt" style:font-weight-asian="normal" style:font-size-complex="6pt" style:font-weight-complex="normal"/>
    </style:style>
    <style:style style:name="P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fc44f" officeooo:paragraph-rsid="006fc44f" style:font-size-asian="6pt" style:font-weight-asian="normal" style:font-size-complex="6pt" style:font-weight-complex="normal"/>
    </style:style>
    <style:style style:name="P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1327a" officeooo:paragraph-rsid="0071327a" style:font-size-asian="6pt" style:font-weight-asian="normal" style:font-size-complex="6pt" style:font-weight-complex="normal"/>
    </style:style>
    <style:style style:name="P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1fc2c" officeooo:paragraph-rsid="0071fc2c" style:font-size-asian="6pt" style:font-weight-asian="normal" style:font-size-complex="6pt" style:font-weight-complex="normal"/>
    </style:style>
    <style:style style:name="P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36752" officeooo:paragraph-rsid="00736752" style:font-size-asian="6pt" style:font-weight-asian="normal" style:font-size-complex="6pt" style:font-weight-complex="normal"/>
    </style:style>
    <style:style style:name="P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3f860" officeooo:paragraph-rsid="0073f860" style:font-size-asian="6pt" style:font-weight-asian="normal" style:font-size-complex="6pt" style:font-weight-complex="normal"/>
    </style:style>
    <style:style style:name="P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57ccf" officeooo:paragraph-rsid="00757ccf" style:font-size-asian="6pt" style:font-weight-asian="normal" style:font-size-complex="6pt" style:font-weight-complex="normal"/>
    </style:style>
    <style:style style:name="P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5ef47" officeooo:paragraph-rsid="0075ef47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7d0c4" officeooo:paragraph-rsid="0077d0c4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85cf4" officeooo:paragraph-rsid="00785cf4" style:font-size-asian="6pt" style:font-weight-asian="normal" style:font-size-complex="6pt" style:font-weight-complex="normal"/>
    </style:style>
    <style:style style:name="P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9aecc" officeooo:paragraph-rsid="0079aecc" style:font-size-asian="6pt" style:font-weight-asian="normal" style:font-size-complex="6pt" style:font-weight-complex="normal"/>
    </style:style>
    <style:style style:name="P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a831d" officeooo:paragraph-rsid="007a831d" style:font-size-asian="6pt" style:font-weight-asian="normal" style:font-size-complex="6pt" style:font-weight-complex="normal"/>
    </style:style>
    <style:style style:name="P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c2bc9" officeooo:paragraph-rsid="007c2bc9" style:font-size-asian="6pt" style:font-weight-asian="normal" style:font-size-complex="6pt" style:font-weight-complex="normal"/>
    </style:style>
    <style:style style:name="P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d0bd8" officeooo:paragraph-rsid="007d0bd8" style:font-size-asian="6pt" style:font-weight-asian="normal" style:font-size-complex="6pt" style:font-weight-complex="normal"/>
    </style:style>
    <style:style style:name="P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ef847" officeooo:paragraph-rsid="007ef847" style:font-size-asian="6pt" style:font-weight-asian="normal" style:font-size-complex="6pt" style:font-weight-complex="normal"/>
    </style:style>
    <style:style style:name="P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15661" officeooo:paragraph-rsid="00815661" style:font-size-asian="6pt" style:font-weight-asian="normal" style:font-size-complex="6pt" style:font-weight-complex="normal"/>
    </style:style>
    <style:style style:name="P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2009c" officeooo:paragraph-rsid="0082009c" style:font-size-asian="6pt" style:font-weight-asian="normal" style:font-size-complex="6pt" style:font-weight-complex="normal"/>
    </style:style>
    <style:style style:name="P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5721f" officeooo:paragraph-rsid="0085721f" style:font-size-asian="6pt" style:font-weight-asian="normal" style:font-size-complex="6pt" style:font-weight-complex="normal"/>
    </style:style>
    <style:style style:name="P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6b39e" officeooo:paragraph-rsid="0086b39e" style:font-size-asian="6pt" style:font-weight-asian="normal" style:font-size-complex="6pt" style:font-weight-complex="normal"/>
    </style:style>
    <style:style style:name="P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90808" officeooo:paragraph-rsid="00890808" style:font-size-asian="6pt" style:font-weight-asian="normal" style:font-size-complex="6pt" style:font-weight-complex="normal"/>
    </style:style>
    <style:style style:name="P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b9ccb" officeooo:paragraph-rsid="008b9ccb" style:font-size-asian="6pt" style:font-weight-asian="normal" style:font-size-complex="6pt" style:font-weight-complex="normal"/>
    </style:style>
    <style:style style:name="P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d43ba" officeooo:paragraph-rsid="008d43ba" style:font-size-asian="6pt" style:font-weight-asian="normal" style:font-size-complex="6pt" style:font-weight-complex="normal"/>
    </style:style>
    <style:style style:name="P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e2300" officeooo:paragraph-rsid="008e2300" style:font-size-asian="6pt" style:font-weight-asian="normal" style:font-size-complex="6pt" style:font-weight-complex="normal"/>
    </style:style>
    <style:style style:name="P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f1528" officeooo:paragraph-rsid="008f1528" style:font-size-asian="6pt" style:font-weight-asian="normal" style:font-size-complex="6pt" style:font-weight-complex="normal"/>
    </style:style>
    <style:style style:name="P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f577c" officeooo:paragraph-rsid="008f577c" style:font-size-asian="6pt" style:font-weight-asian="normal" style:font-size-complex="6pt" style:font-weight-complex="normal"/>
    </style:style>
    <style:style style:name="P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059ec" officeooo:paragraph-rsid="009059ec" style:font-size-asian="6pt" style:font-weight-asian="normal" style:font-size-complex="6pt" style:font-weight-complex="normal"/>
    </style:style>
    <style:style style:name="P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44950" officeooo:paragraph-rsid="00944950" style:font-size-asian="6pt" style:font-weight-asian="normal" style:font-size-complex="6pt" style:font-weight-complex="normal"/>
    </style:style>
    <style:style style:name="P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4ad8d" officeooo:paragraph-rsid="0094ad8d" style:font-size-asian="6pt" style:font-weight-asian="normal" style:font-size-complex="6pt" style:font-weight-complex="normal"/>
    </style:style>
    <style:style style:name="P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6806b" officeooo:paragraph-rsid="0096806b" style:font-size-asian="6pt" style:font-weight-asian="normal" style:font-size-complex="6pt" style:font-weight-complex="normal"/>
    </style:style>
    <style:style style:name="P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baa7f" officeooo:paragraph-rsid="009baa7f" style:font-size-asian="6pt" style:font-weight-asian="normal" style:font-size-complex="6pt" style:font-weight-complex="normal"/>
    </style:style>
    <style:style style:name="P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da75f" officeooo:paragraph-rsid="009da75f" style:font-size-asian="6pt" style:font-weight-asian="normal" style:font-size-complex="6pt" style:font-weight-complex="normal"/>
    </style:style>
    <style:style style:name="P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fbca1" officeooo:paragraph-rsid="009fbca1" style:font-size-asian="6pt" style:font-weight-asian="normal" style:font-size-complex="6pt" style:font-weight-complex="normal"/>
    </style:style>
    <style:style style:name="P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27b0e" officeooo:paragraph-rsid="00a27b0e" style:font-size-asian="6pt" style:font-weight-asian="normal" style:font-size-complex="6pt" style:font-weight-complex="normal"/>
    </style:style>
    <style:style style:name="P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5cb42" officeooo:paragraph-rsid="00a5cb42" style:font-size-asian="6pt" style:font-weight-asian="normal" style:font-size-complex="6pt" style:font-weight-complex="normal"/>
    </style:style>
    <style:style style:name="P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8bf74" officeooo:paragraph-rsid="00a8bf74" style:font-size-asian="6pt" style:font-weight-asian="normal" style:font-size-complex="6pt" style:font-weight-complex="normal"/>
    </style:style>
    <style:style style:name="P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baf02" officeooo:paragraph-rsid="00abaf02" style:font-size-asian="6pt" style:font-weight-asian="normal" style:font-size-complex="6pt" style:font-weight-complex="normal"/>
    </style:style>
    <style:style style:name="P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01b77" officeooo:paragraph-rsid="00b01b77" style:font-size-asian="6pt" style:font-weight-asian="normal" style:font-size-complex="6pt" style:font-weight-complex="normal"/>
    </style:style>
    <style:style style:name="P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30261" officeooo:paragraph-rsid="00b30261" style:font-size-asian="6pt" style:font-weight-asian="normal" style:font-size-complex="6pt" style:font-weight-complex="normal"/>
    </style:style>
    <style:style style:name="P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8c587" officeooo:paragraph-rsid="00b64c13" style:font-size-asian="6pt" style:font-weight-asian="normal" style:font-size-complex="6pt" style:font-weight-complex="normal"/>
    </style:style>
    <style:style style:name="P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833e7" officeooo:paragraph-rsid="00b833e7" style:font-size-asian="6pt" style:font-weight-asian="normal" style:font-size-complex="6pt" style:font-weight-complex="normal"/>
    </style:style>
    <style:style style:name="P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9abd6" officeooo:paragraph-rsid="00b9abd6" style:font-size-asian="6pt" style:font-weight-asian="normal" style:font-size-complex="6pt" style:font-weight-complex="normal"/>
    </style:style>
    <style:style style:name="P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afc0f" officeooo:paragraph-rsid="00bafc0f" style:font-size-asian="6pt" style:font-weight-asian="normal" style:font-size-complex="6pt" style:font-weight-complex="normal"/>
    </style:style>
    <style:style style:name="P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cd536" officeooo:paragraph-rsid="00bcd536" style:font-size-asian="6pt" style:font-weight-asian="normal" style:font-size-complex="6pt" style:font-weight-complex="normal"/>
    </style:style>
    <style:style style:name="P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d96e4" officeooo:paragraph-rsid="00bd96e4" style:font-size-asian="6pt" style:font-weight-asian="normal" style:font-size-complex="6pt" style:font-weight-complex="normal"/>
    </style:style>
    <style:style style:name="P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f6746" officeooo:paragraph-rsid="00bf6746" style:font-size-asian="6pt" style:font-weight-asian="normal" style:font-size-complex="6pt" style:font-weight-complex="normal"/>
    </style:style>
    <style:style style:name="P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491bc" officeooo:paragraph-rsid="00c491bc" style:font-size-asian="6pt" style:font-weight-asian="normal" style:font-size-complex="6pt" style:font-weight-complex="normal"/>
    </style:style>
    <style:style style:name="P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320a2" officeooo:paragraph-rsid="00c320a2" style:font-size-asian="6pt" style:font-weight-asian="normal" style:font-size-complex="6pt" style:font-weight-complex="normal"/>
    </style:style>
    <style:style style:name="P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65b14" officeooo:paragraph-rsid="00c65b14" style:font-size-asian="6pt" style:font-weight-asian="normal" style:font-size-complex="6pt" style:font-weight-complex="normal"/>
    </style:style>
    <style:style style:name="P1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8de99" officeooo:paragraph-rsid="00c8de99" style:font-size-asian="6pt" style:font-weight-asian="normal" style:font-size-complex="6pt" style:font-weight-complex="normal"/>
    </style:style>
    <style:style style:name="P1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a3571" officeooo:paragraph-rsid="00ca3571" style:font-size-asian="6pt" style:font-weight-asian="normal" style:font-size-complex="6pt" style:font-weight-complex="normal"/>
    </style:style>
    <style:style style:name="P1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ba6b5" officeooo:paragraph-rsid="00cba6b5" style:font-size-asian="6pt" style:font-weight-asian="normal" style:font-size-complex="6pt" style:font-weight-complex="normal"/>
    </style:style>
    <style:style style:name="P1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e8a9d" officeooo:paragraph-rsid="00cea373" style:font-size-asian="6pt" style:font-weight-asian="normal" style:font-size-complex="6pt" style:font-weight-complex="normal"/>
    </style:style>
    <style:style style:name="P1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fbaa8" officeooo:paragraph-rsid="00cfbaa8" style:font-size-asian="6pt" style:font-weight-asian="normal" style:font-size-complex="6pt" style:font-weight-complex="normal"/>
    </style:style>
    <style:style style:name="P1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18b36" officeooo:paragraph-rsid="00d18b36" style:font-size-asian="6pt" style:font-weight-asian="normal" style:font-size-complex="6pt" style:font-weight-complex="normal"/>
    </style:style>
    <style:style style:name="P1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47500" officeooo:paragraph-rsid="00d47500" style:font-size-asian="6pt" style:font-weight-asian="normal" style:font-size-complex="6pt" style:font-weight-complex="normal"/>
    </style:style>
    <style:style style:name="P1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52790" officeooo:paragraph-rsid="00d52790" style:font-size-asian="6pt" style:font-weight-asian="normal" style:font-size-complex="6pt" style:font-weight-complex="normal"/>
    </style:style>
    <style:style style:name="P1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6eb11" officeooo:paragraph-rsid="00d6eb11" style:font-size-asian="6pt" style:font-weight-asian="normal" style:font-size-complex="6pt" style:font-weight-complex="normal"/>
    </style:style>
    <style:style style:name="P1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9c619" officeooo:paragraph-rsid="00d9c619" style:font-size-asian="6pt" style:font-weight-asian="normal" style:font-size-complex="6pt" style:font-weight-complex="normal"/>
    </style:style>
    <style:style style:name="P1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bbb0a" officeooo:paragraph-rsid="00dbbb0a" style:font-size-asian="6pt" style:font-weight-asian="normal" style:font-size-complex="6pt" style:font-weight-complex="normal"/>
    </style:style>
    <style:style style:name="P1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e3183" officeooo:paragraph-rsid="00de3183" style:font-size-asian="6pt" style:font-weight-asian="normal" style:font-size-complex="6pt" style:font-weight-complex="normal"/>
    </style:style>
    <style:style style:name="P1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f37e2" officeooo:paragraph-rsid="00df37e2" style:font-size-asian="6pt" style:font-weight-asian="normal" style:font-size-complex="6pt" style:font-weight-complex="normal"/>
    </style:style>
    <style:style style:name="P1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11a20" officeooo:paragraph-rsid="00e11a20" style:font-size-asian="6pt" style:font-weight-asian="normal" style:font-size-complex="6pt" style:font-weight-complex="normal"/>
    </style:style>
    <style:style style:name="P1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25d74" officeooo:paragraph-rsid="00e25d74" style:font-size-asian="6pt" style:font-weight-asian="normal" style:font-size-complex="6pt" style:font-weight-complex="normal"/>
    </style:style>
    <style:style style:name="P1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865d8" officeooo:paragraph-rsid="00e865d8" style:font-size-asian="6pt" style:font-weight-asian="normal" style:font-size-complex="6pt" style:font-weight-complex="normal"/>
    </style:style>
    <style:style style:name="P1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958a2" officeooo:paragraph-rsid="00e958a2" style:font-size-asian="6pt" style:font-weight-asian="normal" style:font-size-complex="6pt" style:font-weight-complex="normal"/>
    </style:style>
    <style:style style:name="P1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c588c" officeooo:paragraph-rsid="00ec588c" style:font-size-asian="6pt" style:font-weight-asian="normal" style:font-size-complex="6pt" style:font-weight-complex="normal"/>
    </style:style>
    <style:style style:name="P1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da1ff" officeooo:paragraph-rsid="00eda1ff" style:font-size-asian="6pt" style:font-weight-asian="normal" style:font-size-complex="6pt" style:font-weight-complex="normal"/>
    </style:style>
    <style:style style:name="P1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f46db" officeooo:paragraph-rsid="00ef46db" style:font-size-asian="6pt" style:font-weight-asian="normal" style:font-size-complex="6pt" style:font-weight-complex="normal"/>
    </style:style>
    <style:style style:name="P1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248cd" officeooo:paragraph-rsid="00f248cd" style:font-size-asian="6pt" style:font-weight-asian="normal" style:font-size-complex="6pt" style:font-weight-complex="normal"/>
    </style:style>
    <style:style style:name="P1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41969" officeooo:paragraph-rsid="00f41969" style:font-size-asian="6pt" style:font-weight-asian="normal" style:font-size-complex="6pt" style:font-weight-complex="normal"/>
    </style:style>
    <style:style style:name="P1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4fe91" officeooo:paragraph-rsid="00f4fe91" style:font-size-asian="6pt" style:font-weight-asian="normal" style:font-size-complex="6pt" style:font-weight-complex="normal"/>
    </style:style>
    <style:style style:name="P1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68b2c" officeooo:paragraph-rsid="00f68b2c" style:font-size-asian="6pt" style:font-weight-asian="normal" style:font-size-complex="6pt" style:font-weight-complex="normal"/>
    </style:style>
    <style:style style:name="P1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6fb3c" officeooo:paragraph-rsid="00f6fb3c" style:font-size-asian="6pt" style:font-weight-asian="normal" style:font-size-complex="6pt" style:font-weight-complex="normal"/>
    </style:style>
    <style:style style:name="P1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a28be" officeooo:paragraph-rsid="00fa28be" style:font-size-asian="6pt" style:font-weight-asian="normal" style:font-size-complex="6pt" style:font-weight-complex="normal"/>
    </style:style>
    <style:style style:name="P1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a778e" officeooo:paragraph-rsid="00fa778e" style:font-size-asian="6pt" style:font-weight-asian="normal" style:font-size-complex="6pt" style:font-weight-complex="normal"/>
    </style:style>
    <style:style style:name="P1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d1b70" officeooo:paragraph-rsid="00ff0909" style:font-size-asian="6pt" style:font-weight-asian="normal" style:font-size-complex="6pt" style:font-weight-complex="normal"/>
    </style:style>
    <style:style style:name="P1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ff4a7" officeooo:paragraph-rsid="00fff4a7" style:font-size-asian="6pt" style:font-weight-asian="normal" style:font-size-complex="6pt" style:font-weight-complex="normal"/>
    </style:style>
    <style:style style:name="P1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19099" officeooo:paragraph-rsid="01019099" style:font-size-asian="6pt" style:font-weight-asian="normal" style:font-size-complex="6pt" style:font-weight-complex="normal"/>
    </style:style>
    <style:style style:name="P1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588ca" officeooo:paragraph-rsid="010588ca" style:font-size-asian="6pt" style:font-weight-asian="normal" style:font-size-complex="6pt" style:font-weight-complex="normal"/>
    </style:style>
    <style:style style:name="P1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8b30e" officeooo:paragraph-rsid="0108b30e" style:font-size-asian="6pt" style:font-weight-asian="normal" style:font-size-complex="6pt" style:font-weight-complex="normal"/>
    </style:style>
    <style:style style:name="P1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a4cb9" officeooo:paragraph-rsid="010a4cb9" style:font-size-asian="6pt" style:font-weight-asian="normal" style:font-size-complex="6pt" style:font-weight-complex="normal"/>
    </style:style>
    <style:style style:name="P1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c31f7" officeooo:paragraph-rsid="010c31f7" style:font-size-asian="6pt" style:font-weight-asian="normal" style:font-size-complex="6pt" style:font-weight-complex="normal"/>
    </style:style>
    <style:style style:name="P1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d7eae" officeooo:paragraph-rsid="010f3d41" style:font-size-asian="6pt" style:font-weight-asian="normal" style:font-size-complex="6pt" style:font-weight-complex="normal"/>
    </style:style>
    <style:style style:name="P1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121d6" officeooo:paragraph-rsid="011121d6" style:font-size-asian="6pt" style:font-weight-asian="normal" style:font-size-complex="6pt" style:font-weight-complex="normal"/>
    </style:style>
    <style:style style:name="P1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24726" officeooo:paragraph-rsid="01124726" style:font-size-asian="6pt" style:font-weight-asian="normal" style:font-size-complex="6pt" style:font-weight-complex="normal"/>
    </style:style>
    <style:style style:name="P1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35369" officeooo:paragraph-rsid="01135369" style:font-size-asian="6pt" style:font-weight-asian="normal" style:font-size-complex="6pt" style:font-weight-complex="normal"/>
    </style:style>
    <style:style style:name="P1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41b28" officeooo:paragraph-rsid="01141b28" style:font-size-asian="6pt" style:font-weight-asian="normal" style:font-size-complex="6pt" style:font-weight-complex="normal"/>
    </style:style>
    <style:style style:name="P1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4315a" officeooo:paragraph-rsid="0114315a" style:font-size-asian="6pt" style:font-weight-asian="normal" style:font-size-complex="6pt" style:font-weight-complex="normal"/>
    </style:style>
    <style:style style:name="P1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75ccc" officeooo:paragraph-rsid="01175ccc" style:font-size-asian="6pt" style:font-weight-asian="normal" style:font-size-complex="6pt" style:font-weight-complex="normal"/>
    </style:style>
    <style:style style:name="P1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8b6fd" officeooo:paragraph-rsid="0118b6fd" style:font-size-asian="6pt" style:font-weight-asian="normal" style:font-size-complex="6pt" style:font-weight-complex="normal"/>
    </style:style>
    <style:style style:name="P1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93aa3" officeooo:paragraph-rsid="01193aa3" style:font-size-asian="6pt" style:font-weight-asian="normal" style:font-size-complex="6pt" style:font-weight-complex="normal"/>
    </style:style>
    <style:style style:name="P1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9808e" officeooo:paragraph-rsid="0119808e" style:font-size-asian="6pt" style:font-weight-asian="normal" style:font-size-complex="6pt" style:font-weight-complex="normal"/>
    </style:style>
    <style:style style:name="P1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b5549" officeooo:paragraph-rsid="011b5549" style:font-size-asian="6pt" style:font-weight-asian="normal" style:font-size-complex="6pt" style:font-weight-complex="normal"/>
    </style:style>
    <style:style style:name="P1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e57ca" officeooo:paragraph-rsid="011e57ca" style:font-size-asian="6pt" style:font-weight-asian="normal" style:font-size-complex="6pt" style:font-weight-complex="normal"/>
    </style:style>
    <style:style style:name="P1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0732b" officeooo:paragraph-rsid="0120732b" style:font-size-asian="6pt" style:font-weight-asian="normal" style:font-size-complex="6pt" style:font-weight-complex="normal"/>
    </style:style>
    <style:style style:name="P1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25b20" officeooo:paragraph-rsid="01225b20" style:font-size-asian="6pt" style:font-weight-asian="normal" style:font-size-complex="6pt" style:font-weight-complex="normal"/>
    </style:style>
    <style:style style:name="P1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2c46f" officeooo:paragraph-rsid="011cabfb" style:font-size-asian="6pt" style:font-weight-asian="normal" style:font-size-complex="6pt" style:font-weight-complex="normal"/>
    </style:style>
    <style:style style:name="P1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56950" officeooo:paragraph-rsid="01256950" style:font-size-asian="6pt" style:font-weight-asian="normal" style:font-size-complex="6pt" style:font-weight-complex="normal"/>
    </style:style>
    <style:style style:name="P1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68fe7" officeooo:paragraph-rsid="01268fe7" style:font-size-asian="6pt" style:font-weight-asian="normal" style:font-size-complex="6pt" style:font-weight-complex="normal"/>
    </style:style>
    <style:style style:name="P1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88be0" officeooo:paragraph-rsid="01288be0" style:font-size-asian="6pt" style:font-weight-asian="normal" style:font-size-complex="6pt" style:font-weight-complex="normal"/>
    </style:style>
    <style:style style:name="P1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ad183" officeooo:paragraph-rsid="012ad183" style:font-size-asian="6pt" style:font-weight-asian="normal" style:font-size-complex="6pt" style:font-weight-complex="normal"/>
    </style:style>
    <style:style style:name="P1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c73d9" officeooo:paragraph-rsid="012c73d9" style:font-size-asian="6pt" style:font-weight-asian="normal" style:font-size-complex="6pt" style:font-weight-complex="normal"/>
    </style:style>
    <style:style style:name="P1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c7e7e" officeooo:paragraph-rsid="012c7e7e" style:font-size-asian="6pt" style:font-weight-asian="normal" style:font-size-complex="6pt" style:font-weight-complex="normal"/>
    </style:style>
    <style:style style:name="P1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1d3c" officeooo:paragraph-rsid="012f1d3c" style:font-size-asian="6pt" style:font-weight-asian="normal" style:font-size-complex="6pt" style:font-weight-complex="normal"/>
    </style:style>
    <style:style style:name="P1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3c48" officeooo:paragraph-rsid="012f3c48" style:font-size-asian="6pt" style:font-weight-asian="normal" style:font-size-complex="6pt" style:font-weight-complex="normal"/>
    </style:style>
    <style:style style:name="P1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c4b0" officeooo:paragraph-rsid="012fc4b0" style:font-size-asian="6pt" style:font-weight-asian="normal" style:font-size-complex="6pt" style:font-weight-complex="normal"/>
    </style:style>
    <style:style style:name="P1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4040f" officeooo:paragraph-rsid="0134040f" style:font-size-asian="6pt" style:font-weight-asian="normal" style:font-size-complex="6pt" style:font-weight-complex="normal"/>
    </style:style>
    <style:style style:name="P1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46dea" officeooo:paragraph-rsid="01346dea" style:font-size-asian="6pt" style:font-weight-asian="normal" style:font-size-complex="6pt" style:font-weight-complex="normal"/>
    </style:style>
    <style:style style:name="P1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53239" officeooo:paragraph-rsid="01353239" style:font-size-asian="6pt" style:font-weight-asian="normal" style:font-size-complex="6pt" style:font-weight-complex="normal"/>
    </style:style>
    <style:style style:name="P1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76567" officeooo:paragraph-rsid="01382fa0" style:font-size-asian="6pt" style:font-weight-asian="normal" style:font-size-complex="6pt" style:font-weight-complex="normal"/>
    </style:style>
    <style:style style:name="P1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90c97" officeooo:paragraph-rsid="01390c97" style:font-size-asian="6pt" style:font-weight-asian="normal" style:font-size-complex="6pt" style:font-weight-complex="normal"/>
    </style:style>
    <style:style style:name="P1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9d0e2" officeooo:paragraph-rsid="0139d0e2" style:font-size-asian="6pt" style:font-weight-asian="normal" style:font-size-complex="6pt" style:font-weight-complex="normal"/>
    </style:style>
    <style:style style:name="P1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adf7f" officeooo:paragraph-rsid="013adf7f" style:font-size-asian="6pt" style:font-weight-asian="normal" style:font-size-complex="6pt" style:font-weight-complex="normal"/>
    </style:style>
    <style:style style:name="P1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bb376" officeooo:paragraph-rsid="013bb376" style:font-size-asian="6pt" style:font-weight-asian="normal" style:font-size-complex="6pt" style:font-weight-complex="normal"/>
    </style:style>
    <style:style style:name="P1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dad0e" officeooo:paragraph-rsid="013dad0e" style:font-size-asian="6pt" style:font-weight-asian="normal" style:font-size-complex="6pt" style:font-weight-complex="normal"/>
    </style:style>
    <style:style style:name="P1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f6aa1" officeooo:paragraph-rsid="013f6aa1" style:font-size-asian="6pt" style:font-weight-asian="normal" style:font-size-complex="6pt" style:font-weight-complex="normal"/>
    </style:style>
    <style:style style:name="P1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09067" officeooo:paragraph-rsid="01409067" style:font-size-asian="6pt" style:font-weight-asian="normal" style:font-size-complex="6pt" style:font-weight-complex="normal"/>
    </style:style>
    <style:style style:name="P1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09e70" officeooo:paragraph-rsid="01409e70" style:font-size-asian="6pt" style:font-weight-asian="normal" style:font-size-complex="6pt" style:font-weight-complex="normal"/>
    </style:style>
    <style:style style:name="P1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1802a" officeooo:paragraph-rsid="0141802a" style:font-size-asian="6pt" style:font-weight-asian="normal" style:font-size-complex="6pt" style:font-weight-complex="normal"/>
    </style:style>
    <style:style style:name="P1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27f1e" officeooo:paragraph-rsid="01427f1e" style:font-size-asian="6pt" style:font-weight-asian="normal" style:font-size-complex="6pt" style:font-weight-complex="normal"/>
    </style:style>
    <style:style style:name="P1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33e53" officeooo:paragraph-rsid="01433e53" style:font-size-asian="6pt" style:font-weight-asian="normal" style:font-size-complex="6pt" style:font-weight-complex="normal"/>
    </style:style>
    <style:style style:name="P1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4a4ab" officeooo:paragraph-rsid="0144a4ab" style:font-size-asian="6pt" style:font-weight-asian="normal" style:font-size-complex="6pt" style:font-weight-complex="normal"/>
    </style:style>
    <style:style style:name="P1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60158" officeooo:paragraph-rsid="01460158" style:font-size-asian="6pt" style:font-weight-asian="normal" style:font-size-complex="6pt" style:font-weight-complex="normal"/>
    </style:style>
    <style:style style:name="P1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7014c" officeooo:paragraph-rsid="0147014c" style:font-size-asian="6pt" style:font-weight-asian="normal" style:font-size-complex="6pt" style:font-weight-complex="normal"/>
    </style:style>
    <style:style style:name="P1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7da70" officeooo:paragraph-rsid="0147da70" style:font-size-asian="6pt" style:font-weight-asian="normal" style:font-size-complex="6pt" style:font-weight-complex="normal"/>
    </style:style>
    <style:style style:name="P1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95865" officeooo:paragraph-rsid="01495865" style:font-size-asian="6pt" style:font-weight-asian="normal" style:font-size-complex="6pt" style:font-weight-complex="normal"/>
    </style:style>
    <style:style style:name="P1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b7f65" officeooo:paragraph-rsid="014b7f65" style:font-size-asian="6pt" style:font-weight-asian="normal" style:font-size-complex="6pt" style:font-weight-complex="normal"/>
    </style:style>
    <style:style style:name="P1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c2aa8" officeooo:paragraph-rsid="014c2aa8" style:font-size-asian="6pt" style:font-weight-asian="normal" style:font-size-complex="6pt" style:font-weight-complex="normal"/>
    </style:style>
    <style:style style:name="P1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d782d" officeooo:paragraph-rsid="014d782d" style:font-size-asian="6pt" style:font-weight-asian="normal" style:font-size-complex="6pt" style:font-weight-complex="normal"/>
    </style:style>
    <style:style style:name="P1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e31ad" officeooo:paragraph-rsid="014e31ad" style:font-size-asian="6pt" style:font-weight-asian="normal" style:font-size-complex="6pt" style:font-weight-complex="normal"/>
    </style:style>
    <style:style style:name="P1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f1a0c" officeooo:paragraph-rsid="014f1a0c" style:font-size-asian="6pt" style:font-weight-asian="normal" style:font-size-complex="6pt" style:font-weight-complex="normal"/>
    </style:style>
    <style:style style:name="P1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0dc2e" officeooo:paragraph-rsid="0150dc2e" style:font-size-asian="6pt" style:font-weight-asian="normal" style:font-size-complex="6pt" style:font-weight-complex="normal"/>
    </style:style>
    <style:style style:name="P1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17e47" officeooo:paragraph-rsid="01517e47" style:font-size-asian="6pt" style:font-weight-asian="normal" style:font-size-complex="6pt" style:font-weight-complex="normal"/>
    </style:style>
    <style:style style:name="P1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36f1c" officeooo:paragraph-rsid="01536f1c" style:font-size-asian="6pt" style:font-weight-asian="normal" style:font-size-complex="6pt" style:font-weight-complex="normal"/>
    </style:style>
    <style:style style:name="P1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43f7c" officeooo:paragraph-rsid="01543f7c" style:font-size-asian="6pt" style:font-weight-asian="normal" style:font-size-complex="6pt" style:font-weight-complex="normal"/>
    </style:style>
    <style:style style:name="P1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627e7" officeooo:paragraph-rsid="015627e7" style:font-size-asian="6pt" style:font-weight-asian="normal" style:font-size-complex="6pt" style:font-weight-complex="normal"/>
    </style:style>
    <style:style style:name="P1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8e708" officeooo:paragraph-rsid="0158e708" style:font-size-asian="6pt" style:font-weight-asian="normal" style:font-size-complex="6pt" style:font-weight-complex="normal"/>
    </style:style>
    <style:style style:name="P1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928c6" officeooo:paragraph-rsid="015928c6" style:font-size-asian="6pt" style:font-weight-asian="normal" style:font-size-complex="6pt" style:font-weight-complex="normal"/>
    </style:style>
    <style:style style:name="P1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ceacc" officeooo:paragraph-rsid="015ceacc" style:font-size-asian="6pt" style:font-weight-asian="normal" style:font-size-complex="6pt" style:font-weight-complex="normal"/>
    </style:style>
    <style:style style:name="P1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da81b" officeooo:paragraph-rsid="015da81b" style:font-size-asian="6pt" style:font-weight-asian="normal" style:font-size-complex="6pt" style:font-weight-complex="normal"/>
    </style:style>
    <style:style style:name="P1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db745" officeooo:paragraph-rsid="015db745" style:font-size-asian="6pt" style:font-weight-asian="normal" style:font-size-complex="6pt" style:font-weight-complex="normal"/>
    </style:style>
    <style:style style:name="P1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03210" officeooo:paragraph-rsid="01603210" style:font-size-asian="6pt" style:font-weight-asian="normal" style:font-size-complex="6pt" style:font-weight-complex="normal"/>
    </style:style>
    <style:style style:name="P1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2d91" officeooo:paragraph-rsid="01612d91" style:font-size-asian="6pt" style:font-weight-asian="normal" style:font-size-complex="6pt" style:font-weight-complex="normal"/>
    </style:style>
    <style:style style:name="P1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5760" officeooo:paragraph-rsid="01615760" style:font-size-asian="6pt" style:font-weight-asian="normal" style:font-size-complex="6pt" style:font-weight-complex="normal"/>
    </style:style>
    <style:style style:name="P1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c0a1" officeooo:paragraph-rsid="0161c0a1" style:font-size-asian="6pt" style:font-weight-asian="normal" style:font-size-complex="6pt" style:font-weight-complex="normal"/>
    </style:style>
    <style:style style:name="P1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5b660" officeooo:paragraph-rsid="0165b660" style:font-size-asian="6pt" style:font-weight-asian="normal" style:font-size-complex="6pt" style:font-weight-complex="normal"/>
    </style:style>
    <style:style style:name="P1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6dc0d" officeooo:paragraph-rsid="0166dc0d" style:font-size-asian="6pt" style:font-weight-asian="normal" style:font-size-complex="6pt" style:font-weight-complex="normal"/>
    </style:style>
    <style:style style:name="P1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82bf6" officeooo:paragraph-rsid="01682bf6" style:font-size-asian="6pt" style:font-weight-asian="normal" style:font-size-complex="6pt" style:font-weight-complex="normal"/>
    </style:style>
    <style:style style:name="P2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91ffe" officeooo:paragraph-rsid="01691ffe" style:font-size-asian="6pt" style:font-weight-asian="normal" style:font-size-complex="6pt" style:font-weight-complex="normal"/>
    </style:style>
    <style:style style:name="P2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b18eb" officeooo:paragraph-rsid="016b18eb" style:font-size-asian="6pt" style:font-weight-asian="normal" style:font-size-complex="6pt" style:font-weight-complex="normal"/>
    </style:style>
    <style:style style:name="P2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e9650" officeooo:paragraph-rsid="016e9650" style:font-size-asian="6pt" style:font-weight-asian="normal" style:font-size-complex="6pt" style:font-weight-complex="normal"/>
    </style:style>
    <style:style style:name="P2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faa84" officeooo:paragraph-rsid="016faa84" style:font-size-asian="6pt" style:font-weight-asian="normal" style:font-size-complex="6pt" style:font-weight-complex="normal"/>
    </style:style>
    <style:style style:name="P2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05d6c" officeooo:paragraph-rsid="01705d6c" style:font-size-asian="6pt" style:font-weight-asian="normal" style:font-size-complex="6pt" style:font-weight-complex="normal"/>
    </style:style>
    <style:style style:name="P2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20eb7" officeooo:paragraph-rsid="01720eb7" style:font-size-asian="6pt" style:font-weight-asian="normal" style:font-size-complex="6pt" style:font-weight-complex="normal"/>
    </style:style>
    <style:style style:name="P2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2e973" officeooo:paragraph-rsid="0172e973" style:font-size-asian="6pt" style:font-weight-asian="normal" style:font-size-complex="6pt" style:font-weight-complex="normal"/>
    </style:style>
    <style:style style:name="P2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3eace" officeooo:paragraph-rsid="0173eace" style:font-size-asian="6pt" style:font-weight-asian="normal" style:font-size-complex="6pt" style:font-weight-complex="normal"/>
    </style:style>
    <style:style style:name="P2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51945" officeooo:paragraph-rsid="01751945" style:font-size-asian="6pt" style:font-weight-asian="normal" style:font-size-complex="6pt" style:font-weight-complex="normal"/>
    </style:style>
    <style:style style:name="P2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6df3c" officeooo:paragraph-rsid="0176df3c" style:font-size-asian="6pt" style:font-weight-asian="normal" style:font-size-complex="6pt" style:font-weight-complex="normal"/>
    </style:style>
    <style:style style:name="P2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92070" officeooo:paragraph-rsid="01792070" style:font-size-asian="6pt" style:font-weight-asian="normal" style:font-size-complex="6pt" style:font-weight-complex="normal"/>
    </style:style>
    <style:style style:name="P2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a8e75" officeooo:paragraph-rsid="017a8e75" style:font-size-asian="6pt" style:font-weight-asian="normal" style:font-size-complex="6pt" style:font-weight-complex="normal"/>
    </style:style>
    <style:style style:name="P2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c870b" officeooo:paragraph-rsid="017c870b" style:font-size-asian="6pt" style:font-weight-asian="normal" style:font-size-complex="6pt" style:font-weight-complex="normal"/>
    </style:style>
    <style:style style:name="P2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df468" officeooo:paragraph-rsid="017df468" style:font-size-asian="6pt" style:font-weight-asian="normal" style:font-size-complex="6pt" style:font-weight-complex="normal"/>
    </style:style>
    <style:style style:name="P2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e677a" officeooo:paragraph-rsid="017e677a" style:font-size-asian="6pt" style:font-weight-asian="normal" style:font-size-complex="6pt" style:font-weight-complex="normal"/>
    </style:style>
    <style:style style:name="P2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dc31f" officeooo:paragraph-rsid="017dc31f" style:font-size-asian="6pt" style:font-weight-asian="normal" style:font-size-complex="6pt" style:font-weight-complex="normal"/>
    </style:style>
    <style:style style:name="P2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4decd" officeooo:paragraph-rsid="0184decd" style:font-size-asian="6pt" style:font-weight-asian="normal" style:font-size-complex="6pt" style:font-weight-complex="normal"/>
    </style:style>
    <style:style style:name="P2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61be4" officeooo:paragraph-rsid="01861be4" style:font-size-asian="6pt" style:font-weight-asian="normal" style:font-size-complex="6pt" style:font-weight-complex="normal"/>
    </style:style>
    <style:style style:name="P2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77731" officeooo:paragraph-rsid="01877731" style:font-size-asian="6pt" style:font-weight-asian="normal" style:font-size-complex="6pt" style:font-weight-complex="normal"/>
    </style:style>
    <style:style style:name="P2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94a2d" officeooo:paragraph-rsid="01894a2d" style:font-size-asian="6pt" style:font-weight-asian="normal" style:font-size-complex="6pt" style:font-weight-complex="normal"/>
    </style:style>
    <style:style style:name="P2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b27bc" officeooo:paragraph-rsid="018b27bc" style:font-size-asian="6pt" style:font-weight-asian="normal" style:font-size-complex="6pt" style:font-weight-complex="normal"/>
    </style:style>
    <style:style style:name="P2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da996" officeooo:paragraph-rsid="018da996" style:font-size-asian="6pt" style:font-weight-asian="normal" style:font-size-complex="6pt" style:font-weight-complex="normal"/>
    </style:style>
    <style:style style:name="P2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dd0a5" officeooo:paragraph-rsid="018dd0a5" style:font-size-asian="6pt" style:font-weight-asian="normal" style:font-size-complex="6pt" style:font-weight-complex="normal"/>
    </style:style>
    <style:style style:name="P2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e62a1" officeooo:paragraph-rsid="018e62a1" style:font-size-asian="6pt" style:font-weight-asian="normal" style:font-size-complex="6pt" style:font-weight-complex="normal"/>
    </style:style>
    <style:style style:name="P2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273e8" officeooo:paragraph-rsid="019273e8" style:font-size-asian="6pt" style:font-weight-asian="normal" style:font-size-complex="6pt" style:font-weight-complex="normal"/>
    </style:style>
    <style:style style:name="P2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35f62" officeooo:paragraph-rsid="01935f62" style:font-size-asian="6pt" style:font-weight-asian="normal" style:font-size-complex="6pt" style:font-weight-complex="normal"/>
    </style:style>
    <style:style style:name="P2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3de0f" officeooo:paragraph-rsid="0193de0f" style:font-size-asian="6pt" style:font-weight-asian="normal" style:font-size-complex="6pt" style:font-weight-complex="normal"/>
    </style:style>
    <style:style style:name="P2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689bc" officeooo:paragraph-rsid="019689bc" style:font-size-asian="6pt" style:font-weight-asian="normal" style:font-size-complex="6pt" style:font-weight-complex="normal"/>
    </style:style>
    <style:style style:name="P2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84983" officeooo:paragraph-rsid="01984983" style:font-size-asian="6pt" style:font-weight-asian="normal" style:font-size-complex="6pt" style:font-weight-complex="normal"/>
    </style:style>
    <style:style style:name="P2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8876a" officeooo:paragraph-rsid="0198876a" style:font-size-asian="6pt" style:font-weight-asian="normal" style:font-size-complex="6pt" style:font-weight-complex="normal"/>
    </style:style>
    <style:style style:name="P2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a56e1" officeooo:paragraph-rsid="019a56e1" style:font-size-asian="6pt" style:font-weight-asian="normal" style:font-size-complex="6pt" style:font-weight-complex="normal"/>
    </style:style>
    <style:style style:name="P2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ba5ac" officeooo:paragraph-rsid="019ba5ac" style:font-size-asian="6pt" style:font-weight-asian="normal" style:font-size-complex="6pt" style:font-weight-complex="normal"/>
    </style:style>
    <style:style style:name="P2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cf6e0" officeooo:paragraph-rsid="019cf6e0" style:font-size-asian="6pt" style:font-weight-asian="normal" style:font-size-complex="6pt" style:font-weight-complex="normal"/>
    </style:style>
    <style:style style:name="P2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e33a2" officeooo:paragraph-rsid="019e33a2" style:font-size-asian="6pt" style:font-weight-asian="normal" style:font-size-complex="6pt" style:font-weight-complex="normal"/>
    </style:style>
    <style:style style:name="P2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59ddb" officeooo:paragraph-rsid="01a59ddb" style:font-size-asian="6pt" style:font-weight-asian="normal" style:font-size-complex="6pt" style:font-weight-complex="normal"/>
    </style:style>
    <style:style style:name="P2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6bf99" officeooo:paragraph-rsid="01a6bf99" style:font-size-asian="6pt" style:font-weight-asian="normal" style:font-size-complex="6pt" style:font-weight-complex="normal"/>
    </style:style>
    <style:style style:name="P2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72acf" officeooo:paragraph-rsid="01a72acf" style:font-size-asian="6pt" style:font-weight-asian="normal" style:font-size-complex="6pt" style:font-weight-complex="normal"/>
    </style:style>
    <style:style style:name="P2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835ab" officeooo:paragraph-rsid="01a98201" style:font-size-asian="6pt" style:font-weight-asian="normal" style:font-size-complex="6pt" style:font-weight-complex="normal"/>
    </style:style>
    <style:style style:name="P2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b779a" officeooo:paragraph-rsid="01ab779a" style:font-size-asian="6pt" style:font-weight-asian="normal" style:font-size-complex="6pt" style:font-weight-complex="normal"/>
    </style:style>
    <style:style style:name="P2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cbf35" officeooo:paragraph-rsid="01acbf35" style:font-size-asian="6pt" style:font-weight-asian="normal" style:font-size-complex="6pt" style:font-weight-complex="normal"/>
    </style:style>
    <style:style style:name="P2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fc0cf" officeooo:paragraph-rsid="01afc0cf" style:font-size-asian="6pt" style:font-weight-asian="normal" style:font-size-complex="6pt" style:font-weight-complex="normal"/>
    </style:style>
    <style:style style:name="P2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1b831" officeooo:paragraph-rsid="01b1b831" style:font-size-asian="6pt" style:font-weight-asian="normal" style:font-size-complex="6pt" style:font-weight-complex="normal"/>
    </style:style>
    <style:style style:name="P2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241ad" officeooo:paragraph-rsid="01b241ad" style:font-size-asian="6pt" style:font-weight-asian="normal" style:font-size-complex="6pt" style:font-weight-complex="normal"/>
    </style:style>
    <style:style style:name="P2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2ca58" officeooo:paragraph-rsid="01b2ca58" style:font-size-asian="6pt" style:font-weight-asian="normal" style:font-size-complex="6pt" style:font-weight-complex="normal"/>
    </style:style>
    <style:style style:name="P2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3264e" officeooo:paragraph-rsid="01b3264e" style:font-size-asian="6pt" style:font-weight-asian="normal" style:font-size-complex="6pt" style:font-weight-complex="normal"/>
    </style:style>
    <style:style style:name="P2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5169e" officeooo:paragraph-rsid="01b5169e" style:font-size-asian="6pt" style:font-weight-asian="normal" style:font-size-complex="6pt" style:font-weight-complex="normal"/>
    </style:style>
    <style:style style:name="P2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5b810" officeooo:paragraph-rsid="01b5b810" style:font-size-asian="6pt" style:font-weight-asian="normal" style:font-size-complex="6pt" style:font-weight-complex="normal"/>
    </style:style>
    <style:style style:name="P2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63222" officeooo:paragraph-rsid="01b63222" style:font-size-asian="6pt" style:font-weight-asian="normal" style:font-size-complex="6pt" style:font-weight-complex="normal"/>
    </style:style>
    <style:style style:name="P2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6eed7" officeooo:paragraph-rsid="01b6eed7" style:font-size-asian="6pt" style:font-weight-asian="normal" style:font-size-complex="6pt" style:font-weight-complex="normal"/>
    </style:style>
    <style:style style:name="P2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a7e0e" officeooo:paragraph-rsid="01ba7e0e" style:font-size-asian="6pt" style:font-weight-asian="normal" style:font-size-complex="6pt" style:font-weight-complex="normal"/>
    </style:style>
    <style:style style:name="P2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dd307" officeooo:paragraph-rsid="01bdd307" style:font-size-asian="6pt" style:font-weight-asian="normal" style:font-size-complex="6pt" style:font-weight-complex="normal"/>
    </style:style>
    <style:style style:name="P2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0e4b4" officeooo:paragraph-rsid="01c0e4b4" style:font-size-asian="6pt" style:font-weight-asian="normal" style:font-size-complex="6pt" style:font-weight-complex="normal"/>
    </style:style>
    <style:style style:name="P2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2892a" officeooo:paragraph-rsid="01c2892a" style:font-size-asian="6pt" style:font-weight-asian="normal" style:font-size-complex="6pt" style:font-weight-complex="normal"/>
    </style:style>
    <style:style style:name="P2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51270" officeooo:paragraph-rsid="01c51270" style:font-size-asian="6pt" style:font-weight-asian="normal" style:font-size-complex="6pt" style:font-weight-complex="normal"/>
    </style:style>
    <style:style style:name="P2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b4e7d" officeooo:paragraph-rsid="01cb4e7d" style:font-size-asian="6pt" style:font-weight-asian="normal" style:font-size-complex="6pt" style:font-weight-complex="normal"/>
    </style:style>
    <style:style style:name="P2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dc731" officeooo:paragraph-rsid="01cdc731" style:font-size-asian="6pt" style:font-weight-asian="normal" style:font-size-complex="6pt" style:font-weight-complex="normal"/>
    </style:style>
    <style:style style:name="P2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edf68" officeooo:paragraph-rsid="01cedf68" style:font-size-asian="6pt" style:font-weight-asian="normal" style:font-size-complex="6pt" style:font-weight-complex="normal"/>
    </style:style>
    <style:style style:name="P2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fd92c" officeooo:paragraph-rsid="01cfd92c" style:font-size-asian="6pt" style:font-weight-asian="normal" style:font-size-complex="6pt" style:font-weight-complex="normal"/>
    </style:style>
    <style:style style:name="P2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4a6ee" officeooo:paragraph-rsid="01d4a6ee" style:font-size-asian="6pt" style:font-weight-asian="normal" style:font-size-complex="6pt" style:font-weight-complex="normal"/>
    </style:style>
    <style:style style:name="P2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6b8da" officeooo:paragraph-rsid="01d6b8da" style:font-size-asian="6pt" style:font-weight-asian="normal" style:font-size-complex="6pt" style:font-weight-complex="normal"/>
    </style:style>
    <style:style style:name="P2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7aa31" officeooo:paragraph-rsid="01d7aa31" style:font-size-asian="6pt" style:font-weight-asian="normal" style:font-size-complex="6pt" style:font-weight-complex="normal"/>
    </style:style>
    <style:style style:name="P2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9a4f7" officeooo:paragraph-rsid="01d9a4f7" style:font-size-asian="6pt" style:font-weight-asian="normal" style:font-size-complex="6pt" style:font-weight-complex="normal"/>
    </style:style>
    <style:style style:name="P2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9e336" officeooo:paragraph-rsid="01d9e336" style:font-size-asian="6pt" style:font-weight-asian="normal" style:font-size-complex="6pt" style:font-weight-complex="normal"/>
    </style:style>
    <style:style style:name="P2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ba28d" officeooo:paragraph-rsid="01dba28d" style:font-size-asian="6pt" style:font-weight-asian="normal" style:font-size-complex="6pt" style:font-weight-complex="normal"/>
    </style:style>
    <style:style style:name="P2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dd94b" officeooo:paragraph-rsid="01ddd94b" style:font-size-asian="6pt" style:font-weight-asian="normal" style:font-size-complex="6pt" style:font-weight-complex="normal"/>
    </style:style>
    <style:style style:name="P2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01b4d" officeooo:paragraph-rsid="01e01b4d" style:font-size-asian="6pt" style:font-weight-asian="normal" style:font-size-complex="6pt" style:font-weight-complex="normal"/>
    </style:style>
    <style:style style:name="P2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1c451" officeooo:paragraph-rsid="01e1c451" style:font-size-asian="6pt" style:font-weight-asian="normal" style:font-size-complex="6pt" style:font-weight-complex="normal"/>
    </style:style>
    <style:style style:name="P2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43b11" officeooo:paragraph-rsid="01e43b11" style:font-size-asian="6pt" style:font-weight-asian="normal" style:font-size-complex="6pt" style:font-weight-complex="normal"/>
    </style:style>
    <style:style style:name="P2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5cef5" officeooo:paragraph-rsid="01e5cef5" style:font-size-asian="6pt" style:font-weight-asian="normal" style:font-size-complex="6pt" style:font-weight-complex="normal"/>
    </style:style>
    <style:style style:name="P2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78c83" officeooo:paragraph-rsid="01e78c83" style:font-size-asian="6pt" style:font-weight-asian="normal" style:font-size-complex="6pt" style:font-weight-complex="normal"/>
    </style:style>
    <style:style style:name="P2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86526" officeooo:paragraph-rsid="01e86526" style:font-size-asian="6pt" style:font-weight-asian="normal" style:font-size-complex="6pt" style:font-weight-complex="normal"/>
    </style:style>
    <style:style style:name="P2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b0f98" officeooo:paragraph-rsid="01eb0f98" style:font-size-asian="6pt" style:font-weight-asian="normal" style:font-size-complex="6pt" style:font-weight-complex="normal"/>
    </style:style>
    <style:style style:name="P2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c4629" officeooo:paragraph-rsid="01ec4629" style:font-size-asian="6pt" style:font-weight-asian="normal" style:font-size-complex="6pt" style:font-weight-complex="normal"/>
    </style:style>
    <style:style style:name="P2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dfadc" officeooo:paragraph-rsid="01edfadc" style:font-size-asian="6pt" style:font-weight-asian="normal" style:font-size-complex="6pt" style:font-weight-complex="normal"/>
    </style:style>
    <style:style style:name="P2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fd3c1" officeooo:paragraph-rsid="01efd3c1" style:font-size-asian="6pt" style:font-weight-asian="normal" style:font-size-complex="6pt" style:font-weight-complex="normal"/>
    </style:style>
    <style:style style:name="P2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2d1dc" officeooo:paragraph-rsid="01f2d1dc" style:font-size-asian="6pt" style:font-weight-asian="normal" style:font-size-complex="6pt" style:font-weight-complex="normal"/>
    </style:style>
    <style:style style:name="P2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40f79" officeooo:paragraph-rsid="01f40f79" style:font-size-asian="6pt" style:font-weight-asian="normal" style:font-size-complex="6pt" style:font-weight-complex="normal"/>
    </style:style>
    <style:style style:name="P2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6398d" officeooo:paragraph-rsid="01f6398d" style:font-size-asian="6pt" style:font-weight-asian="normal" style:font-size-complex="6pt" style:font-weight-complex="normal"/>
    </style:style>
    <style:style style:name="P2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80fb5" officeooo:paragraph-rsid="01f80fb5" style:font-size-asian="6pt" style:font-weight-asian="normal" style:font-size-complex="6pt" style:font-weight-complex="normal"/>
    </style:style>
    <style:style style:name="P2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c0340" officeooo:paragraph-rsid="01fc0340" style:font-size-asian="6pt" style:font-weight-asian="normal" style:font-size-complex="6pt" style:font-weight-complex="normal"/>
    </style:style>
    <style:style style:name="P2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cc97c" officeooo:paragraph-rsid="01fcc97c" style:font-size-asian="6pt" style:font-weight-asian="normal" style:font-size-complex="6pt" style:font-weight-complex="normal"/>
    </style:style>
    <style:style style:name="P2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d1acf" officeooo:paragraph-rsid="01fd1acf" style:font-size-asian="6pt" style:font-weight-asian="normal" style:font-size-complex="6pt" style:font-weight-complex="normal"/>
    </style:style>
    <style:style style:name="P2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0d731" officeooo:paragraph-rsid="0200d731" style:font-size-asian="6pt" style:font-weight-asian="normal" style:font-size-complex="6pt" style:font-weight-complex="normal"/>
    </style:style>
    <style:style style:name="P2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124c3" officeooo:paragraph-rsid="020124c3" style:font-size-asian="6pt" style:font-weight-asian="normal" style:font-size-complex="6pt" style:font-weight-complex="normal"/>
    </style:style>
    <style:style style:name="P2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3be96" officeooo:paragraph-rsid="0203be96" style:font-size-asian="6pt" style:font-weight-asian="normal" style:font-size-complex="6pt" style:font-weight-complex="normal"/>
    </style:style>
    <style:style style:name="P2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61515" officeooo:paragraph-rsid="02061515" style:font-size-asian="6pt" style:font-weight-asian="normal" style:font-size-complex="6pt" style:font-weight-complex="normal"/>
    </style:style>
    <style:style style:name="P2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76c74" officeooo:paragraph-rsid="02076c74" style:font-size-asian="6pt" style:font-weight-asian="normal" style:font-size-complex="6pt" style:font-weight-complex="normal"/>
    </style:style>
    <style:style style:name="P2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ab21d" officeooo:paragraph-rsid="020ab21d" style:font-size-asian="6pt" style:font-weight-asian="normal" style:font-size-complex="6pt" style:font-weight-complex="normal"/>
    </style:style>
    <style:style style:name="P2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d6857" officeooo:paragraph-rsid="020d6857" style:font-size-asian="6pt" style:font-weight-asian="normal" style:font-size-complex="6pt" style:font-weight-complex="normal"/>
    </style:style>
    <style:style style:name="P2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e603c" officeooo:paragraph-rsid="020e603c" style:font-size-asian="6pt" style:font-weight-asian="normal" style:font-size-complex="6pt" style:font-weight-complex="normal"/>
    </style:style>
    <style:style style:name="P2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ffa1d" officeooo:paragraph-rsid="020ffa1d" style:font-size-asian="6pt" style:font-weight-asian="normal" style:font-size-complex="6pt" style:font-weight-complex="normal"/>
    </style:style>
    <style:style style:name="P2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1370f" officeooo:paragraph-rsid="0211370f" style:font-size-asian="6pt" style:font-weight-asian="normal" style:font-size-complex="6pt" style:font-weight-complex="normal"/>
    </style:style>
    <style:style style:name="P2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294dd" officeooo:paragraph-rsid="021294dd" style:font-size-asian="6pt" style:font-weight-asian="normal" style:font-size-complex="6pt" style:font-weight-complex="normal"/>
    </style:style>
    <style:style style:name="P2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2a4bc" officeooo:paragraph-rsid="0212a4bc" style:font-size-asian="6pt" style:font-weight-asian="normal" style:font-size-complex="6pt" style:font-weight-complex="normal"/>
    </style:style>
    <style:style style:name="P2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37fd8" officeooo:paragraph-rsid="02137fd8" style:font-size-asian="6pt" style:font-weight-asian="normal" style:font-size-complex="6pt" style:font-weight-complex="normal"/>
    </style:style>
    <style:style style:name="P2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5c996" officeooo:paragraph-rsid="0215c996" style:font-size-asian="6pt" style:font-weight-asian="normal" style:font-size-complex="6pt" style:font-weight-complex="normal"/>
    </style:style>
    <style:style style:name="P2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74ab0" officeooo:paragraph-rsid="02174ab0" style:font-size-asian="6pt" style:font-weight-asian="normal" style:font-size-complex="6pt" style:font-weight-complex="normal"/>
    </style:style>
    <style:style style:name="P2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a4b86" officeooo:paragraph-rsid="025a9ca8" style:font-size-asian="6pt" style:font-weight-asian="normal" style:font-size-complex="6pt" style:font-weight-complex="normal"/>
    </style:style>
    <style:style style:name="P2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90804" officeooo:paragraph-rsid="02190804" style:font-size-asian="6pt" style:font-weight-asian="normal" style:font-size-complex="6pt" style:font-weight-complex="normal"/>
    </style:style>
    <style:style style:name="P2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a9aee" officeooo:paragraph-rsid="021a9aee" style:font-size-asian="6pt" style:font-weight-asian="normal" style:font-size-complex="6pt" style:font-weight-complex="normal"/>
    </style:style>
    <style:style style:name="P3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c9529" officeooo:paragraph-rsid="021c9529" style:font-size-asian="6pt" style:font-weight-asian="normal" style:font-size-complex="6pt" style:font-weight-complex="normal"/>
    </style:style>
    <style:style style:name="P3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e509d" officeooo:paragraph-rsid="021e509d" style:font-size-asian="6pt" style:font-weight-asian="normal" style:font-size-complex="6pt" style:font-weight-complex="normal"/>
    </style:style>
    <style:style style:name="P3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0d7de" officeooo:paragraph-rsid="0220d7de" style:font-size-asian="6pt" style:font-weight-asian="normal" style:font-size-complex="6pt" style:font-weight-complex="normal"/>
    </style:style>
    <style:style style:name="P3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28be4" officeooo:paragraph-rsid="02228be4" style:font-size-asian="6pt" style:font-weight-asian="normal" style:font-size-complex="6pt" style:font-weight-complex="normal"/>
    </style:style>
    <style:style style:name="P3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37717" officeooo:paragraph-rsid="02237717" style:font-size-asian="6pt" style:font-weight-asian="normal" style:font-size-complex="6pt" style:font-weight-complex="normal"/>
    </style:style>
    <style:style style:name="P3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53012" officeooo:paragraph-rsid="02253012" style:font-size-asian="6pt" style:font-weight-asian="normal" style:font-size-complex="6pt" style:font-weight-complex="normal"/>
    </style:style>
    <style:style style:name="P3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80b96" officeooo:paragraph-rsid="02280b96" style:font-size-asian="6pt" style:font-weight-asian="normal" style:font-size-complex="6pt" style:font-weight-complex="normal"/>
    </style:style>
    <style:style style:name="P3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bb32b" officeooo:paragraph-rsid="022bb32b" style:font-size-asian="6pt" style:font-weight-asian="normal" style:font-size-complex="6pt" style:font-weight-complex="normal"/>
    </style:style>
    <style:style style:name="P3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c111a" officeooo:paragraph-rsid="022c111a" style:font-size-asian="6pt" style:font-weight-asian="normal" style:font-size-complex="6pt" style:font-weight-complex="normal"/>
    </style:style>
    <style:style style:name="P3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e072a" officeooo:paragraph-rsid="022e072a" style:font-size-asian="6pt" style:font-weight-asian="normal" style:font-size-complex="6pt" style:font-weight-complex="normal"/>
    </style:style>
    <style:style style:name="P3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2b92f" officeooo:paragraph-rsid="0232b92f" style:font-size-asian="6pt" style:font-weight-asian="normal" style:font-size-complex="6pt" style:font-weight-complex="normal"/>
    </style:style>
    <style:style style:name="P3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574b2" officeooo:paragraph-rsid="023574b2" style:font-size-asian="6pt" style:font-weight-asian="normal" style:font-size-complex="6pt" style:font-weight-complex="normal"/>
    </style:style>
    <style:style style:name="P3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8bc9c" officeooo:paragraph-rsid="0238bc9c" style:font-size-asian="6pt" style:font-weight-asian="normal" style:font-size-complex="6pt" style:font-weight-complex="normal"/>
    </style:style>
    <style:style style:name="P3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c5201" officeooo:paragraph-rsid="023c5201" style:font-size-asian="6pt" style:font-weight-asian="normal" style:font-size-complex="6pt" style:font-weight-complex="normal"/>
    </style:style>
    <style:style style:name="P3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e07b3" officeooo:paragraph-rsid="023e07b3" style:font-size-asian="6pt" style:font-weight-asian="normal" style:font-size-complex="6pt" style:font-weight-complex="normal"/>
    </style:style>
    <style:style style:name="P3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01467" officeooo:paragraph-rsid="02401467" style:font-size-asian="6pt" style:font-weight-asian="normal" style:font-size-complex="6pt" style:font-weight-complex="normal"/>
    </style:style>
    <style:style style:name="P3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0d0ff" officeooo:paragraph-rsid="0240d0ff" style:font-size-asian="6pt" style:font-weight-asian="normal" style:font-size-complex="6pt" style:font-weight-complex="normal"/>
    </style:style>
    <style:style style:name="P3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1f72a" officeooo:paragraph-rsid="0241f72a" style:font-size-asian="6pt" style:font-weight-asian="normal" style:font-size-complex="6pt" style:font-weight-complex="normal"/>
    </style:style>
    <style:style style:name="P3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2c901" officeooo:paragraph-rsid="0242c901" style:font-size-asian="6pt" style:font-weight-asian="normal" style:font-size-complex="6pt" style:font-weight-complex="normal"/>
    </style:style>
    <style:style style:name="P3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3e8c9" officeooo:paragraph-rsid="0243e8c9" style:font-size-asian="6pt" style:font-weight-asian="normal" style:font-size-complex="6pt" style:font-weight-complex="normal"/>
    </style:style>
    <style:style style:name="P3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62a61" officeooo:paragraph-rsid="02462a61" style:font-size-asian="6pt" style:font-weight-asian="normal" style:font-size-complex="6pt" style:font-weight-complex="normal"/>
    </style:style>
    <style:style style:name="P3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7159d" officeooo:paragraph-rsid="0247159d" style:font-size-asian="6pt" style:font-weight-asian="normal" style:font-size-complex="6pt" style:font-weight-complex="normal"/>
    </style:style>
    <style:style style:name="P3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8f5d5" officeooo:paragraph-rsid="0248f5d5" style:font-size-asian="6pt" style:font-weight-asian="normal" style:font-size-complex="6pt" style:font-weight-complex="normal"/>
    </style:style>
    <style:style style:name="P3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b2bbc" officeooo:paragraph-rsid="024b2bbc" style:font-size-asian="6pt" style:font-weight-asian="normal" style:font-size-complex="6pt" style:font-weight-complex="normal"/>
    </style:style>
    <style:style style:name="P3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ec85d" officeooo:paragraph-rsid="024ec85d" style:font-size-asian="6pt" style:font-weight-asian="normal" style:font-size-complex="6pt" style:font-weight-complex="normal"/>
    </style:style>
    <style:style style:name="P3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f5101" officeooo:paragraph-rsid="024f5101" style:font-size-asian="6pt" style:font-weight-asian="normal" style:font-size-complex="6pt" style:font-weight-complex="normal"/>
    </style:style>
    <style:style style:name="P3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05c2e" officeooo:paragraph-rsid="02505c2e" style:font-size-asian="6pt" style:font-weight-asian="normal" style:font-size-complex="6pt" style:font-weight-complex="normal"/>
    </style:style>
    <style:style style:name="P3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09e95" officeooo:paragraph-rsid="02509e95" style:font-size-asian="6pt" style:font-weight-asian="normal" style:font-size-complex="6pt" style:font-weight-complex="normal"/>
    </style:style>
    <style:style style:name="P3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1ada9" officeooo:paragraph-rsid="0251ada9" style:font-size-asian="6pt" style:font-weight-asian="normal" style:font-size-complex="6pt" style:font-weight-complex="normal"/>
    </style:style>
    <style:style style:name="P3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3a1c1" officeooo:paragraph-rsid="0254b494" style:font-size-asian="6pt" style:font-weight-asian="normal" style:font-size-complex="6pt" style:font-weight-complex="normal"/>
    </style:style>
    <style:style style:name="P3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6c6ba" officeooo:paragraph-rsid="0256c6ba" style:font-size-asian="6pt" style:font-weight-asian="normal" style:font-size-complex="6pt" style:font-weight-complex="normal"/>
    </style:style>
    <style:style style:name="P3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73c13" officeooo:paragraph-rsid="02573c13" style:font-size-asian="6pt" style:font-weight-asian="normal" style:font-size-complex="6pt" style:font-weight-complex="normal"/>
    </style:style>
    <style:style style:name="P3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cea16" officeooo:paragraph-rsid="025cea16" style:font-size-asian="6pt" style:font-weight-asian="normal" style:font-size-complex="6pt" style:font-weight-complex="normal"/>
    </style:style>
    <style:style style:name="P3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e9c86" officeooo:paragraph-rsid="025e9c86" style:font-size-asian="6pt" style:font-weight-asian="normal" style:font-size-complex="6pt" style:font-weight-complex="normal"/>
    </style:style>
    <style:style style:name="P3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0671b" officeooo:paragraph-rsid="0260671b" style:font-size-asian="6pt" style:font-weight-asian="normal" style:font-size-complex="6pt" style:font-weight-complex="normal"/>
    </style:style>
    <style:style style:name="P3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2c660" officeooo:paragraph-rsid="0262c660" style:font-size-asian="6pt" style:font-weight-asian="normal" style:font-size-complex="6pt" style:font-weight-complex="normal"/>
    </style:style>
    <style:style style:name="P3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4d88b" officeooo:paragraph-rsid="0264d88b" style:font-size-asian="6pt" style:font-weight-asian="normal" style:font-size-complex="6pt" style:font-weight-complex="normal"/>
    </style:style>
    <style:style style:name="P3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59009" officeooo:paragraph-rsid="02659009" style:font-size-asian="6pt" style:font-weight-asian="normal" style:font-size-complex="6pt" style:font-weight-complex="normal"/>
    </style:style>
    <style:style style:name="P3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6f536" officeooo:paragraph-rsid="0266f536" style:font-size-asian="6pt" style:font-weight-asian="normal" style:font-size-complex="6pt" style:font-weight-complex="normal"/>
    </style:style>
    <style:style style:name="P3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7054a" officeooo:paragraph-rsid="0267054a" style:font-size-asian="6pt" style:font-weight-asian="normal" style:font-size-complex="6pt" style:font-weight-complex="normal"/>
    </style:style>
    <style:style style:name="P3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7cccb" officeooo:paragraph-rsid="0267cccb" style:font-size-asian="6pt" style:font-weight-asian="normal" style:font-size-complex="6pt" style:font-weight-complex="normal"/>
    </style:style>
    <style:style style:name="P3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c1d2c" officeooo:paragraph-rsid="026c1d2c" style:font-size-asian="6pt" style:font-weight-asian="normal" style:font-size-complex="6pt" style:font-weight-complex="normal"/>
    </style:style>
    <style:style style:name="P3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d0afb" officeooo:paragraph-rsid="026d0afb" style:font-size-asian="6pt" style:font-weight-asian="normal" style:font-size-complex="6pt" style:font-weight-complex="normal"/>
    </style:style>
    <style:style style:name="P3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f5db4" officeooo:paragraph-rsid="026f5db4" style:font-size-asian="6pt" style:font-weight-asian="normal" style:font-size-complex="6pt" style:font-weight-complex="normal"/>
    </style:style>
    <style:style style:name="P3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fa87a" officeooo:paragraph-rsid="026fa87a" style:font-size-asian="6pt" style:font-weight-asian="normal" style:font-size-complex="6pt" style:font-weight-complex="normal"/>
    </style:style>
    <style:style style:name="P3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32ae2" officeooo:paragraph-rsid="02732ae2" style:font-size-asian="6pt" style:font-weight-asian="normal" style:font-size-complex="6pt" style:font-weight-complex="normal"/>
    </style:style>
    <style:style style:name="P3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505de" officeooo:paragraph-rsid="027505de" style:font-size-asian="6pt" style:font-weight-asian="normal" style:font-size-complex="6pt" style:font-weight-complex="normal"/>
    </style:style>
    <style:style style:name="P3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67e1a" officeooo:paragraph-rsid="02767e1a" style:font-size-asian="6pt" style:font-weight-asian="normal" style:font-size-complex="6pt" style:font-weight-complex="normal"/>
    </style:style>
    <style:style style:name="P3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6c189" officeooo:paragraph-rsid="0276c189" style:font-size-asian="6pt" style:font-weight-asian="normal" style:font-size-complex="6pt" style:font-weight-complex="normal"/>
    </style:style>
    <style:style style:name="P3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92a72" officeooo:paragraph-rsid="02792a72" style:font-size-asian="6pt" style:font-weight-asian="normal" style:font-size-complex="6pt" style:font-weight-complex="normal"/>
    </style:style>
    <style:style style:name="P3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a1a46" officeooo:paragraph-rsid="027a1a46" style:font-size-asian="6pt" style:font-weight-asian="normal" style:font-size-complex="6pt" style:font-weight-complex="normal"/>
    </style:style>
    <style:style style:name="P3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d520b" officeooo:paragraph-rsid="027d520b" style:font-size-asian="6pt" style:font-weight-asian="normal" style:font-size-complex="6pt" style:font-weight-complex="normal"/>
    </style:style>
    <style:style style:name="P3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20670" officeooo:paragraph-rsid="02820670" style:font-size-asian="6pt" style:font-weight-asian="normal" style:font-size-complex="6pt" style:font-weight-complex="normal"/>
    </style:style>
    <style:style style:name="P3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2c94f" officeooo:paragraph-rsid="0282c94f" style:font-size-asian="6pt" style:font-weight-asian="normal" style:font-size-complex="6pt" style:font-weight-complex="normal"/>
    </style:style>
    <style:style style:name="P3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4305f" officeooo:paragraph-rsid="0284305f" style:font-size-asian="6pt" style:font-weight-asian="normal" style:font-size-complex="6pt" style:font-weight-complex="normal"/>
    </style:style>
    <style:style style:name="P3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7fbb4" officeooo:paragraph-rsid="0287fbb4" style:font-size-asian="6pt" style:font-weight-asian="normal" style:font-size-complex="6pt" style:font-weight-complex="normal"/>
    </style:style>
    <style:style style:name="P3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87499" officeooo:paragraph-rsid="02887499" style:font-size-asian="6pt" style:font-weight-asian="normal" style:font-size-complex="6pt" style:font-weight-complex="normal"/>
    </style:style>
    <style:style style:name="P3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93d87" officeooo:paragraph-rsid="02893d87" style:font-size-asian="6pt" style:font-weight-asian="normal" style:font-size-complex="6pt" style:font-weight-complex="normal"/>
    </style:style>
    <style:style style:name="P3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d1e7c" officeooo:paragraph-rsid="028d1e7c" style:font-size-asian="6pt" style:font-weight-asian="normal" style:font-size-complex="6pt" style:font-weight-complex="normal"/>
    </style:style>
    <style:style style:name="P3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e5f9a" officeooo:paragraph-rsid="028e5f9a" style:font-size-asian="6pt" style:font-weight-asian="normal" style:font-size-complex="6pt" style:font-weight-complex="normal"/>
    </style:style>
    <style:style style:name="P3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f7d05" officeooo:paragraph-rsid="028f7d05" style:font-size-asian="6pt" style:font-weight-asian="normal" style:font-size-complex="6pt" style:font-weight-complex="normal"/>
    </style:style>
    <style:style style:name="P3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32fc2" officeooo:paragraph-rsid="02932fc2" style:font-size-asian="6pt" style:font-weight-asian="normal" style:font-size-complex="6pt" style:font-weight-complex="normal"/>
    </style:style>
    <style:style style:name="P3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4ebd0" officeooo:paragraph-rsid="0294ebd0" style:font-size-asian="6pt" style:font-weight-asian="normal" style:font-size-complex="6pt" style:font-weight-complex="normal"/>
    </style:style>
    <style:style style:name="P3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6de3e" officeooo:paragraph-rsid="0296de3e" style:font-size-asian="6pt" style:font-weight-asian="normal" style:font-size-complex="6pt" style:font-weight-complex="normal"/>
    </style:style>
    <style:style style:name="P3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911fc" officeooo:paragraph-rsid="029911fc" style:font-size-asian="6pt" style:font-weight-asian="normal" style:font-size-complex="6pt" style:font-weight-complex="normal"/>
    </style:style>
    <style:style style:name="P3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92afd" officeooo:paragraph-rsid="02992afd" style:font-size-asian="6pt" style:font-weight-asian="normal" style:font-size-complex="6pt" style:font-weight-complex="normal"/>
    </style:style>
    <style:style style:name="P3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9e3aa" officeooo:paragraph-rsid="0299e3aa" style:font-size-asian="6pt" style:font-weight-asian="normal" style:font-size-complex="6pt" style:font-weight-complex="normal"/>
    </style:style>
    <style:style style:name="P3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dba99" officeooo:paragraph-rsid="029dba99" style:font-size-asian="6pt" style:font-weight-asian="normal" style:font-size-complex="6pt" style:font-weight-complex="normal"/>
    </style:style>
    <style:style style:name="P3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f8166" officeooo:paragraph-rsid="029f8166" style:font-size-asian="6pt" style:font-weight-asian="normal" style:font-size-complex="6pt" style:font-weight-complex="normal"/>
    </style:style>
    <style:style style:name="P3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128a9" officeooo:paragraph-rsid="02a128a9" style:font-size-asian="6pt" style:font-weight-asian="normal" style:font-size-complex="6pt" style:font-weight-complex="normal"/>
    </style:style>
    <style:style style:name="P3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4cd7a" officeooo:paragraph-rsid="02a4cd7a" style:font-size-asian="6pt" style:font-weight-asian="normal" style:font-size-complex="6pt" style:font-weight-complex="normal"/>
    </style:style>
    <style:style style:name="P3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66bee" officeooo:paragraph-rsid="02a66bee" style:font-size-asian="6pt" style:font-weight-asian="normal" style:font-size-complex="6pt" style:font-weight-complex="normal"/>
    </style:style>
    <style:style style:name="P3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b7a58" officeooo:paragraph-rsid="02ab7a58" style:font-size-asian="6pt" style:font-weight-asian="normal" style:font-size-complex="6pt" style:font-weight-complex="normal"/>
    </style:style>
    <style:style style:name="P3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bb0e1" officeooo:paragraph-rsid="02abb0e1" style:font-size-asian="6pt" style:font-weight-asian="normal" style:font-size-complex="6pt" style:font-weight-complex="normal"/>
    </style:style>
    <style:style style:name="P3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d457c" officeooo:paragraph-rsid="02ad457c" style:font-size-asian="6pt" style:font-weight-asian="normal" style:font-size-complex="6pt" style:font-weight-complex="normal"/>
    </style:style>
    <style:style style:name="P3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0f802" officeooo:paragraph-rsid="02b0f802" style:font-size-asian="6pt" style:font-weight-asian="normal" style:font-size-complex="6pt" style:font-weight-complex="normal"/>
    </style:style>
    <style:style style:name="P3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1b9ee" officeooo:paragraph-rsid="02b1b9ee" style:font-size-asian="6pt" style:font-weight-asian="normal" style:font-size-complex="6pt" style:font-weight-complex="normal"/>
    </style:style>
    <style:style style:name="P3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34731" officeooo:paragraph-rsid="02b34731" style:font-size-asian="6pt" style:font-weight-asian="normal" style:font-size-complex="6pt" style:font-weight-complex="normal"/>
    </style:style>
    <style:style style:name="P3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56824" officeooo:paragraph-rsid="02b56824" style:font-size-asian="6pt" style:font-weight-asian="normal" style:font-size-complex="6pt" style:font-weight-complex="normal"/>
    </style:style>
    <style:style style:name="P3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75a59" officeooo:paragraph-rsid="02b75a59" style:font-size-asian="6pt" style:font-weight-asian="normal" style:font-size-complex="6pt" style:font-weight-complex="normal"/>
    </style:style>
    <style:style style:name="P3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8edee" officeooo:paragraph-rsid="02b8edee" style:font-size-asian="6pt" style:font-weight-asian="normal" style:font-size-complex="6pt" style:font-weight-complex="normal"/>
    </style:style>
    <style:style style:name="P3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a7f37" officeooo:paragraph-rsid="02ba7f37" style:font-size-asian="6pt" style:font-weight-asian="normal" style:font-size-complex="6pt" style:font-weight-complex="normal"/>
    </style:style>
    <style:style style:name="P3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cf13e" officeooo:paragraph-rsid="02bcf13e" style:font-size-asian="6pt" style:font-weight-asian="normal" style:font-size-complex="6pt" style:font-weight-complex="normal"/>
    </style:style>
    <style:style style:name="P3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de23a" officeooo:paragraph-rsid="02bde23a" style:font-size-asian="6pt" style:font-weight-asian="normal" style:font-size-complex="6pt" style:font-weight-complex="normal"/>
    </style:style>
    <style:style style:name="P3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f5f14" officeooo:paragraph-rsid="02bf5f14" style:font-size-asian="6pt" style:font-weight-asian="normal" style:font-size-complex="6pt" style:font-weight-complex="normal"/>
    </style:style>
    <style:style style:name="P3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326fe" officeooo:paragraph-rsid="02c326fe" style:font-size-asian="6pt" style:font-weight-asian="normal" style:font-size-complex="6pt" style:font-weight-complex="normal"/>
    </style:style>
    <style:style style:name="P3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449e4" officeooo:paragraph-rsid="02c449e4" style:font-size-asian="6pt" style:font-weight-asian="normal" style:font-size-complex="6pt" style:font-weight-complex="normal"/>
    </style:style>
    <style:style style:name="P3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62bdd" officeooo:paragraph-rsid="02c62bdd" style:font-size-asian="6pt" style:font-weight-asian="normal" style:font-size-complex="6pt" style:font-weight-complex="normal"/>
    </style:style>
    <style:style style:name="P3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7b953" officeooo:paragraph-rsid="02c7b953" style:font-size-asian="6pt" style:font-weight-asian="normal" style:font-size-complex="6pt" style:font-weight-complex="normal"/>
    </style:style>
    <style:style style:name="P3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82446" officeooo:paragraph-rsid="02c82446" style:font-size-asian="6pt" style:font-weight-asian="normal" style:font-size-complex="6pt" style:font-weight-complex="normal"/>
    </style:style>
    <style:style style:name="P3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8bc52" officeooo:paragraph-rsid="02c8bc52" style:font-size-asian="6pt" style:font-weight-asian="normal" style:font-size-complex="6pt" style:font-weight-complex="normal"/>
    </style:style>
    <style:style style:name="P3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9b4cb" officeooo:paragraph-rsid="02c9b4cb" style:font-size-asian="6pt" style:font-weight-asian="normal" style:font-size-complex="6pt" style:font-weight-complex="normal"/>
    </style:style>
    <style:style style:name="P3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acc10" officeooo:paragraph-rsid="02cacc10" style:font-size-asian="6pt" style:font-weight-asian="normal" style:font-size-complex="6pt" style:font-weight-complex="normal"/>
    </style:style>
    <style:style style:name="P3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c3bc8" officeooo:paragraph-rsid="02cc3bc8" style:font-size-asian="6pt" style:font-weight-asian="normal" style:font-size-complex="6pt" style:font-weight-complex="normal"/>
    </style:style>
    <style:style style:name="P3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cfc51" officeooo:paragraph-rsid="02ccfc51" style:font-size-asian="6pt" style:font-weight-asian="normal" style:font-size-complex="6pt" style:font-weight-complex="normal"/>
    </style:style>
    <style:style style:name="P3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d9af1" officeooo:paragraph-rsid="02cd9af1" style:font-size-asian="6pt" style:font-weight-asian="normal" style:font-size-complex="6pt" style:font-weight-complex="normal"/>
    </style:style>
    <style:style style:name="P3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db155" officeooo:paragraph-rsid="02cdb155" style:font-size-asian="6pt" style:font-weight-asian="normal" style:font-size-complex="6pt" style:font-weight-complex="normal"/>
    </style:style>
    <style:style style:name="P3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fd148" officeooo:paragraph-rsid="02cfd148" style:font-size-asian="6pt" style:font-weight-asian="normal" style:font-size-complex="6pt" style:font-weight-complex="normal"/>
    </style:style>
    <style:style style:name="P3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0cd8d" officeooo:paragraph-rsid="02d0cd8d" style:font-size-asian="6pt" style:font-weight-asian="normal" style:font-size-complex="6pt" style:font-weight-complex="normal"/>
    </style:style>
    <style:style style:name="P3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224f5" officeooo:paragraph-rsid="02d224f5" style:font-size-asian="6pt" style:font-weight-asian="normal" style:font-size-complex="6pt" style:font-weight-complex="normal"/>
    </style:style>
    <style:style style:name="P4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45d51" officeooo:paragraph-rsid="02d45d51" style:font-size-asian="6pt" style:font-weight-asian="normal" style:font-size-complex="6pt" style:font-weight-complex="normal"/>
    </style:style>
    <style:style style:name="P4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4ef8b" officeooo:paragraph-rsid="02d4ef8b" style:font-size-asian="6pt" style:font-weight-asian="normal" style:font-size-complex="6pt" style:font-weight-complex="normal"/>
    </style:style>
    <style:style style:name="P4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789f4" officeooo:paragraph-rsid="02d789f4" style:font-size-asian="6pt" style:font-weight-asian="normal" style:font-size-complex="6pt" style:font-weight-complex="normal"/>
    </style:style>
    <style:style style:name="P4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a837b" officeooo:paragraph-rsid="02da837b" style:font-size-asian="6pt" style:font-weight-asian="normal" style:font-size-complex="6pt" style:font-weight-complex="normal"/>
    </style:style>
    <style:style style:name="P4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b8d6c" officeooo:paragraph-rsid="02db8d6c" style:font-size-asian="6pt" style:font-weight-asian="normal" style:font-size-complex="6pt" style:font-weight-complex="normal"/>
    </style:style>
    <style:style style:name="P4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e4400" officeooo:paragraph-rsid="02de4400" style:font-size-asian="6pt" style:font-weight-asian="normal" style:font-size-complex="6pt" style:font-weight-complex="normal"/>
    </style:style>
    <style:style style:name="P4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097d4" officeooo:paragraph-rsid="02e097d4" style:font-size-asian="6pt" style:font-weight-asian="normal" style:font-size-complex="6pt" style:font-weight-complex="normal"/>
    </style:style>
    <style:style style:name="P4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2da83" officeooo:paragraph-rsid="02e2da83" style:font-size-asian="6pt" style:font-weight-asian="normal" style:font-size-complex="6pt" style:font-weight-complex="normal"/>
    </style:style>
    <style:style style:name="P4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49c4f" officeooo:paragraph-rsid="02e49c4f" style:font-size-asian="6pt" style:font-weight-asian="normal" style:font-size-complex="6pt" style:font-weight-complex="normal"/>
    </style:style>
    <style:style style:name="P4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4f04c" officeooo:paragraph-rsid="02e4f04c" style:font-size-asian="6pt" style:font-weight-asian="normal" style:font-size-complex="6pt" style:font-weight-complex="normal"/>
    </style:style>
    <style:style style:name="P4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a503f" officeooo:paragraph-rsid="02ea503f" style:font-size-asian="6pt" style:font-weight-asian="normal" style:font-size-complex="6pt" style:font-weight-complex="normal"/>
    </style:style>
    <style:style style:name="P4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b32c3" officeooo:paragraph-rsid="02eb32c3" style:font-size-asian="6pt" style:font-weight-asian="normal" style:font-size-complex="6pt" style:font-weight-complex="normal"/>
    </style:style>
    <style:style style:name="P4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dfd90" officeooo:paragraph-rsid="02edfd90" style:font-size-asian="6pt" style:font-weight-asian="normal" style:font-size-complex="6pt" style:font-weight-complex="normal"/>
    </style:style>
    <style:style style:name="P4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ebdbe" officeooo:paragraph-rsid="02eebdbe" style:font-size-asian="6pt" style:font-weight-asian="normal" style:font-size-complex="6pt" style:font-weight-complex="normal"/>
    </style:style>
    <style:style style:name="P4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f9dbd" officeooo:paragraph-rsid="02ef9dbd" style:font-size-asian="6pt" style:font-weight-asian="normal" style:font-size-complex="6pt" style:font-weight-complex="normal"/>
    </style:style>
    <style:style style:name="P4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13c37" officeooo:paragraph-rsid="02f13c37" style:font-size-asian="6pt" style:font-weight-asian="normal" style:font-size-complex="6pt" style:font-weight-complex="normal"/>
    </style:style>
    <style:style style:name="P4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1c63b" officeooo:paragraph-rsid="02f1c63b" style:font-size-asian="6pt" style:font-weight-asian="normal" style:font-size-complex="6pt" style:font-weight-complex="normal"/>
    </style:style>
    <style:style style:name="P4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32859" officeooo:paragraph-rsid="02f32859" style:font-size-asian="6pt" style:font-weight-asian="normal" style:font-size-complex="6pt" style:font-weight-complex="normal"/>
    </style:style>
    <style:style style:name="P4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65036" officeooo:paragraph-rsid="02f65036" style:font-size-asian="6pt" style:font-weight-asian="normal" style:font-size-complex="6pt" style:font-weight-complex="normal"/>
    </style:style>
    <style:style style:name="P4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819fd" officeooo:paragraph-rsid="02f819fd" style:font-size-asian="6pt" style:font-weight-asian="normal" style:font-size-complex="6pt" style:font-weight-complex="normal"/>
    </style:style>
    <style:style style:name="P4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a1afd" officeooo:paragraph-rsid="02fa1afd" style:font-size-asian="6pt" style:font-weight-asian="normal" style:font-size-complex="6pt" style:font-weight-complex="normal"/>
    </style:style>
    <style:style style:name="P4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b7231" officeooo:paragraph-rsid="02fb7231" style:font-size-asian="6pt" style:font-weight-asian="normal" style:font-size-complex="6pt" style:font-weight-complex="normal"/>
    </style:style>
    <style:style style:name="P4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d0d48" officeooo:paragraph-rsid="02fd0d48" style:font-size-asian="6pt" style:font-weight-asian="normal" style:font-size-complex="6pt" style:font-weight-complex="normal"/>
    </style:style>
    <style:style style:name="P4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f8fe7" officeooo:paragraph-rsid="02ff8fe7" style:font-size-asian="6pt" style:font-weight-asian="normal" style:font-size-complex="6pt" style:font-weight-complex="normal"/>
    </style:style>
    <style:style style:name="P4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f9233" officeooo:paragraph-rsid="02ff9233" style:font-size-asian="6pt" style:font-weight-asian="normal" style:font-size-complex="6pt" style:font-weight-complex="normal"/>
    </style:style>
    <style:style style:name="P4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18f9c" officeooo:paragraph-rsid="03018f9c" style:font-size-asian="6pt" style:font-weight-asian="normal" style:font-size-complex="6pt" style:font-weight-complex="normal"/>
    </style:style>
    <style:style style:name="P4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59fd9" officeooo:paragraph-rsid="03059fd9" style:font-size-asian="6pt" style:font-weight-asian="normal" style:font-size-complex="6pt" style:font-weight-complex="normal"/>
    </style:style>
    <style:style style:name="P4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737f3" officeooo:paragraph-rsid="030737f3" style:font-size-asian="6pt" style:font-weight-asian="normal" style:font-size-complex="6pt" style:font-weight-complex="normal"/>
    </style:style>
    <style:style style:name="P4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b10b8" officeooo:paragraph-rsid="030b10b8" style:font-size-asian="6pt" style:font-weight-asian="normal" style:font-size-complex="6pt" style:font-weight-complex="normal"/>
    </style:style>
    <style:style style:name="P4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f3929" officeooo:paragraph-rsid="030f3929" style:font-size-asian="6pt" style:font-weight-asian="normal" style:font-size-complex="6pt" style:font-weight-complex="normal"/>
    </style:style>
    <style:style style:name="P4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f54aa" officeooo:paragraph-rsid="030f54aa" style:font-size-asian="6pt" style:font-weight-asian="normal" style:font-size-complex="6pt" style:font-weight-complex="normal"/>
    </style:style>
    <style:style style:name="P4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fcc28" officeooo:paragraph-rsid="030fcc28" style:font-size-asian="6pt" style:font-weight-asian="normal" style:font-size-complex="6pt" style:font-weight-complex="normal"/>
    </style:style>
    <style:style style:name="P4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07e5f" officeooo:paragraph-rsid="03107e5f" style:font-size-asian="6pt" style:font-weight-asian="normal" style:font-size-complex="6pt" style:font-weight-complex="normal"/>
    </style:style>
    <style:style style:name="P4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157e7" officeooo:paragraph-rsid="031157e7" style:font-size-asian="6pt" style:font-weight-asian="normal" style:font-size-complex="6pt" style:font-weight-complex="normal"/>
    </style:style>
    <style:style style:name="P4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1d497" officeooo:paragraph-rsid="0311d497" style:font-size-asian="6pt" style:font-weight-asian="normal" style:font-size-complex="6pt" style:font-weight-complex="normal"/>
    </style:style>
    <style:style style:name="P4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29232" officeooo:paragraph-rsid="03129232" style:font-size-asian="6pt" style:font-weight-asian="normal" style:font-size-complex="6pt" style:font-weight-complex="normal"/>
    </style:style>
    <style:style style:name="P4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2bc14" officeooo:paragraph-rsid="0312bc14" style:font-size-asian="6pt" style:font-weight-asian="normal" style:font-size-complex="6pt" style:font-weight-complex="normal"/>
    </style:style>
    <style:style style:name="P4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486a2" officeooo:paragraph-rsid="031486a2" style:font-size-asian="6pt" style:font-weight-asian="normal" style:font-size-complex="6pt" style:font-weight-complex="normal"/>
    </style:style>
    <style:style style:name="P4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803cb" officeooo:paragraph-rsid="031803cb" style:font-size-asian="6pt" style:font-weight-asian="normal" style:font-size-complex="6pt" style:font-weight-complex="normal"/>
    </style:style>
    <style:style style:name="P4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a627a" officeooo:paragraph-rsid="031a627a" style:font-size-asian="6pt" style:font-weight-asian="normal" style:font-size-complex="6pt" style:font-weight-complex="normal"/>
    </style:style>
    <style:style style:name="P4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b3b89" officeooo:paragraph-rsid="031b3b89" style:font-size-asian="6pt" style:font-weight-asian="normal" style:font-size-complex="6pt" style:font-weight-complex="normal"/>
    </style:style>
    <style:style style:name="P4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dae3e" officeooo:paragraph-rsid="031e3fb1" style:font-size-asian="6pt" style:font-weight-asian="normal" style:font-size-complex="6pt" style:font-weight-complex="normal"/>
    </style:style>
    <style:style style:name="P4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f549d" officeooo:paragraph-rsid="031f549d" style:font-size-asian="6pt" style:font-weight-asian="normal" style:font-size-complex="6pt" style:font-weight-complex="normal"/>
    </style:style>
    <style:style style:name="P4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219a6" officeooo:paragraph-rsid="032219a6" style:font-size-asian="6pt" style:font-weight-asian="normal" style:font-size-complex="6pt" style:font-weight-complex="normal"/>
    </style:style>
    <style:style style:name="P4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379f2" officeooo:paragraph-rsid="032379f2" style:font-size-asian="6pt" style:font-weight-asian="normal" style:font-size-complex="6pt" style:font-weight-complex="normal"/>
    </style:style>
    <style:style style:name="P4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53c56" officeooo:paragraph-rsid="03253c56" style:font-size-asian="6pt" style:font-weight-asian="normal" style:font-size-complex="6pt" style:font-weight-complex="normal"/>
    </style:style>
    <style:style style:name="P4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68732" officeooo:paragraph-rsid="03268732" style:font-size-asian="6pt" style:font-weight-asian="normal" style:font-size-complex="6pt" style:font-weight-complex="normal"/>
    </style:style>
    <style:style style:name="P4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77423" officeooo:paragraph-rsid="03277423" style:font-size-asian="6pt" style:font-weight-asian="normal" style:font-size-complex="6pt" style:font-weight-complex="normal"/>
    </style:style>
    <style:style style:name="P4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84b33" officeooo:paragraph-rsid="03284b33" style:font-size-asian="6pt" style:font-weight-asian="normal" style:font-size-complex="6pt" style:font-weight-complex="normal"/>
    </style:style>
    <style:style style:name="P4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cf077" officeooo:paragraph-rsid="032cf077" style:font-size-asian="6pt" style:font-weight-asian="normal" style:font-size-complex="6pt" style:font-weight-complex="normal"/>
    </style:style>
    <style:style style:name="P4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dbdac" officeooo:paragraph-rsid="032dbdac" style:font-size-asian="6pt" style:font-weight-asian="normal" style:font-size-complex="6pt" style:font-weight-complex="normal"/>
    </style:style>
    <style:style style:name="P4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f771b" officeooo:paragraph-rsid="032f771b" style:font-size-asian="6pt" style:font-weight-asian="normal" style:font-size-complex="6pt" style:font-weight-complex="normal"/>
    </style:style>
    <style:style style:name="P4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37f4df" officeooo:paragraph-rsid="0337f4df" style:font-size-asian="6pt" style:font-weight-asian="normal" style:font-size-complex="6pt" style:font-weight-complex="normal"/>
    </style:style>
    <style:style style:name="P4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3a6bf7" officeooo:paragraph-rsid="033a6bf7" style:font-size-asian="6pt" style:font-weight-asian="normal" style:font-size-complex="6pt" style:font-weight-complex="normal"/>
    </style:style>
    <style:style style:name="P4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3b8229" officeooo:paragraph-rsid="033b8229" style:font-size-asian="6pt" style:font-weight-asian="normal" style:font-size-complex="6pt" style:font-weight-complex="normal"/>
    </style:style>
    <style:style style:name="P4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3e7ac2" officeooo:paragraph-rsid="033e7ac2" style:font-size-asian="6pt" style:font-weight-asian="normal" style:font-size-complex="6pt" style:font-weight-complex="normal"/>
    </style:style>
    <style:style style:name="P4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14c30" officeooo:paragraph-rsid="03414c30" style:font-size-asian="6pt" style:font-weight-asian="normal" style:font-size-complex="6pt" style:font-weight-complex="normal"/>
    </style:style>
    <style:style style:name="P4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5a575" officeooo:paragraph-rsid="0345a575" style:font-size-asian="6pt" style:font-weight-asian="normal" style:font-size-complex="6pt" style:font-weight-complex="normal"/>
    </style:style>
    <style:style style:name="P4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6d56e" officeooo:paragraph-rsid="0346d56e" style:font-size-asian="6pt" style:font-weight-asian="normal" style:font-size-complex="6pt" style:font-weight-complex="normal"/>
    </style:style>
    <style:style style:name="P4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755fc" officeooo:paragraph-rsid="034755fc" style:font-size-asian="6pt" style:font-weight-asian="normal" style:font-size-complex="6pt" style:font-weight-complex="normal"/>
    </style:style>
    <style:style style:name="P4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93c95" officeooo:paragraph-rsid="03493c95" style:font-size-asian="6pt" style:font-weight-asian="normal" style:font-size-complex="6pt" style:font-weight-complex="normal"/>
    </style:style>
    <style:style style:name="P4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a79eb" officeooo:paragraph-rsid="034a79eb" style:font-size-asian="6pt" style:font-weight-asian="normal" style:font-size-complex="6pt" style:font-weight-complex="normal"/>
    </style:style>
    <style:style style:name="P4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a9447" officeooo:paragraph-rsid="034a9447" style:font-size-asian="6pt" style:font-weight-asian="normal" style:font-size-complex="6pt" style:font-weight-complex="normal"/>
    </style:style>
    <style:style style:name="P4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d8b5a" officeooo:paragraph-rsid="034d8b5a" style:font-size-asian="6pt" style:font-weight-asian="normal" style:font-size-complex="6pt" style:font-weight-complex="normal"/>
    </style:style>
    <style:style style:name="P4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e50bf" officeooo:paragraph-rsid="034e50bf" style:font-size-asian="6pt" style:font-weight-asian="normal" style:font-size-complex="6pt" style:font-weight-complex="normal"/>
    </style:style>
    <style:style style:name="P4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ff5c4" officeooo:paragraph-rsid="034ff5c4" style:font-size-asian="6pt" style:font-weight-asian="normal" style:font-size-complex="6pt" style:font-weight-complex="normal"/>
    </style:style>
    <style:style style:name="P4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31f8e" officeooo:paragraph-rsid="035438ac" style:font-size-asian="6pt" style:font-weight-asian="normal" style:font-size-complex="6pt" style:font-weight-complex="normal"/>
    </style:style>
    <style:style style:name="P4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4c92d" officeooo:paragraph-rsid="0354c92d" style:font-size-asian="6pt" style:font-weight-asian="normal" style:font-size-complex="6pt" style:font-weight-complex="normal"/>
    </style:style>
    <style:style style:name="P4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55db1" officeooo:paragraph-rsid="03555db1" style:font-size-asian="6pt" style:font-weight-asian="normal" style:font-size-complex="6pt" style:font-weight-complex="normal"/>
    </style:style>
    <style:style style:name="P4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7f915" officeooo:paragraph-rsid="0357f915" style:font-size-asian="6pt" style:font-weight-asian="normal" style:font-size-complex="6pt" style:font-weight-complex="normal"/>
    </style:style>
    <style:style style:name="P4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95434" officeooo:paragraph-rsid="03595434" style:font-size-asian="6pt" style:font-weight-asian="normal" style:font-size-complex="6pt" style:font-weight-complex="normal"/>
    </style:style>
    <style:style style:name="P4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aa691" officeooo:paragraph-rsid="035aa691" style:font-size-asian="6pt" style:font-weight-asian="normal" style:font-size-complex="6pt" style:font-weight-complex="normal"/>
    </style:style>
    <style:style style:name="P4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c90a9" officeooo:paragraph-rsid="035c90a9" style:font-size-asian="6pt" style:font-weight-asian="normal" style:font-size-complex="6pt" style:font-weight-complex="normal"/>
    </style:style>
    <style:style style:name="P4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ecf1a" officeooo:paragraph-rsid="035ecf1a" style:font-size-asian="6pt" style:font-weight-asian="normal" style:font-size-complex="6pt" style:font-weight-complex="normal"/>
    </style:style>
    <style:style style:name="P4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1629e" officeooo:paragraph-rsid="0361629e" style:font-size-asian="6pt" style:font-weight-asian="normal" style:font-size-complex="6pt" style:font-weight-complex="normal"/>
    </style:style>
    <style:style style:name="P4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2f83d" officeooo:paragraph-rsid="0362f83d" style:font-size-asian="6pt" style:font-weight-asian="normal" style:font-size-complex="6pt" style:font-weight-complex="normal"/>
    </style:style>
    <style:style style:name="P4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39aae" officeooo:paragraph-rsid="03639aae" style:font-size-asian="6pt" style:font-weight-asian="normal" style:font-size-complex="6pt" style:font-weight-complex="normal"/>
    </style:style>
    <style:style style:name="P4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942f6" officeooo:paragraph-rsid="036942f6" style:font-size-asian="6pt" style:font-weight-asian="normal" style:font-size-complex="6pt" style:font-weight-complex="normal"/>
    </style:style>
    <style:style style:name="P4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b51f3" officeooo:paragraph-rsid="036b51f3" style:font-size-asian="6pt" style:font-weight-asian="normal" style:font-size-complex="6pt" style:font-weight-complex="normal"/>
    </style:style>
    <style:style style:name="P4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eaae2" officeooo:paragraph-rsid="036eaae2" style:font-size-asian="6pt" style:font-weight-asian="normal" style:font-size-complex="6pt" style:font-weight-complex="normal"/>
    </style:style>
    <style:style style:name="P4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f764c" officeooo:paragraph-rsid="036f764c" style:font-size-asian="6pt" style:font-weight-asian="normal" style:font-size-complex="6pt" style:font-weight-complex="normal"/>
    </style:style>
    <style:style style:name="P4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0cde9" officeooo:paragraph-rsid="0370cde9" style:font-size-asian="6pt" style:font-weight-asian="normal" style:font-size-complex="6pt" style:font-weight-complex="normal"/>
    </style:style>
    <style:style style:name="P4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5f851" officeooo:paragraph-rsid="0375f851" style:font-size-asian="6pt" style:font-weight-asian="normal" style:font-size-complex="6pt" style:font-weight-complex="normal"/>
    </style:style>
    <style:style style:name="P4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6b859" officeooo:paragraph-rsid="0376b859" style:font-size-asian="6pt" style:font-weight-asian="normal" style:font-size-complex="6pt" style:font-weight-complex="normal"/>
    </style:style>
    <style:style style:name="P4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6ea92" officeooo:paragraph-rsid="0376ea92" style:font-size-asian="6pt" style:font-weight-asian="normal" style:font-size-complex="6pt" style:font-weight-complex="normal"/>
    </style:style>
    <style:style style:name="P4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93496" officeooo:paragraph-rsid="03793496" style:font-size-asian="6pt" style:font-weight-asian="normal" style:font-size-complex="6pt" style:font-weight-complex="normal"/>
    </style:style>
    <style:style style:name="P4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b1f9e" officeooo:paragraph-rsid="037b1f9e" style:font-size-asian="6pt" style:font-weight-asian="normal" style:font-size-complex="6pt" style:font-weight-complex="normal"/>
    </style:style>
    <style:style style:name="P4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dbd16" officeooo:paragraph-rsid="037dbd16" style:font-size-asian="6pt" style:font-weight-asian="normal" style:font-size-complex="6pt" style:font-weight-complex="normal"/>
    </style:style>
    <style:style style:name="P4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021a7" officeooo:paragraph-rsid="038021a7" style:font-size-asian="6pt" style:font-weight-asian="normal" style:font-size-complex="6pt" style:font-weight-complex="normal"/>
    </style:style>
    <style:style style:name="P4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49beb" officeooo:paragraph-rsid="03849beb" style:font-size-asian="6pt" style:font-weight-asian="normal" style:font-size-complex="6pt" style:font-weight-complex="normal"/>
    </style:style>
    <style:style style:name="P4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61349" officeooo:paragraph-rsid="03861349" style:font-size-asian="6pt" style:font-weight-asian="normal" style:font-size-complex="6pt" style:font-weight-complex="normal"/>
    </style:style>
    <style:style style:name="P4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b4554" officeooo:paragraph-rsid="038b4554" style:font-size-asian="6pt" style:font-weight-asian="normal" style:font-size-complex="6pt" style:font-weight-complex="normal"/>
    </style:style>
    <style:style style:name="P4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d0d04" officeooo:paragraph-rsid="038d0d04" style:font-size-asian="6pt" style:font-weight-asian="normal" style:font-size-complex="6pt" style:font-weight-complex="normal"/>
    </style:style>
    <style:style style:name="P4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e21d2" officeooo:paragraph-rsid="038e21d2" style:font-size-asian="6pt" style:font-weight-asian="normal" style:font-size-complex="6pt" style:font-weight-complex="normal"/>
    </style:style>
    <style:style style:name="P4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ef4c1" officeooo:paragraph-rsid="038ef4c1" style:font-size-asian="6pt" style:font-weight-asian="normal" style:font-size-complex="6pt" style:font-weight-complex="normal"/>
    </style:style>
    <style:style style:name="P4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fc631" officeooo:paragraph-rsid="038fc631" style:font-size-asian="6pt" style:font-weight-asian="normal" style:font-size-complex="6pt" style:font-weight-complex="normal"/>
    </style:style>
    <style:style style:name="P4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2642f" officeooo:paragraph-rsid="0392642f" style:font-size-asian="6pt" style:font-weight-asian="normal" style:font-size-complex="6pt" style:font-weight-complex="normal"/>
    </style:style>
    <style:style style:name="P4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673ba" officeooo:paragraph-rsid="039673ba" style:font-size-asian="6pt" style:font-weight-asian="normal" style:font-size-complex="6pt" style:font-weight-complex="normal"/>
    </style:style>
    <style:style style:name="P4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6bc13" officeooo:paragraph-rsid="0396bc13" style:font-size-asian="6pt" style:font-weight-asian="normal" style:font-size-complex="6pt" style:font-weight-complex="normal"/>
    </style:style>
    <style:style style:name="P4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8d39e" officeooo:paragraph-rsid="0398d39e" style:font-size-asian="6pt" style:font-weight-asian="normal" style:font-size-complex="6pt" style:font-weight-complex="normal"/>
    </style:style>
    <style:style style:name="P5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d8845" officeooo:paragraph-rsid="039d8845" style:font-size-asian="6pt" style:font-weight-asian="normal" style:font-size-complex="6pt" style:font-weight-complex="normal"/>
    </style:style>
    <style:style style:name="P5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df69c" officeooo:paragraph-rsid="039df69c" style:font-size-asian="6pt" style:font-weight-asian="normal" style:font-size-complex="6pt" style:font-weight-complex="normal"/>
    </style:style>
    <style:style style:name="P5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20ac8" officeooo:paragraph-rsid="03a20ac8" style:font-size-asian="6pt" style:font-weight-asian="normal" style:font-size-complex="6pt" style:font-weight-complex="normal"/>
    </style:style>
    <style:style style:name="P5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3a4ba" officeooo:paragraph-rsid="03a3a4ba" style:font-size-asian="6pt" style:font-weight-asian="normal" style:font-size-complex="6pt" style:font-weight-complex="normal"/>
    </style:style>
    <style:style style:name="P5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42024" officeooo:paragraph-rsid="03a42024" style:font-size-asian="6pt" style:font-weight-asian="normal" style:font-size-complex="6pt" style:font-weight-complex="normal"/>
    </style:style>
    <style:style style:name="P5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53a31" officeooo:paragraph-rsid="03a53a31" style:font-size-asian="6pt" style:font-weight-asian="normal" style:font-size-complex="6pt" style:font-weight-complex="normal"/>
    </style:style>
    <style:style style:name="P5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6da79" officeooo:paragraph-rsid="03a6da79" style:font-size-asian="6pt" style:font-weight-asian="normal" style:font-size-complex="6pt" style:font-weight-complex="normal"/>
    </style:style>
    <style:style style:name="P5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7e1e3" officeooo:paragraph-rsid="03a7e1e3" style:font-size-asian="6pt" style:font-weight-asian="normal" style:font-size-complex="6pt" style:font-weight-complex="normal"/>
    </style:style>
    <style:style style:name="P5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a5113" officeooo:paragraph-rsid="03aa5113" style:font-size-asian="6pt" style:font-weight-asian="normal" style:font-size-complex="6pt" style:font-weight-complex="normal"/>
    </style:style>
    <style:style style:name="P5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ad131" officeooo:paragraph-rsid="03aad131" style:font-size-asian="6pt" style:font-weight-asian="normal" style:font-size-complex="6pt" style:font-weight-complex="normal"/>
    </style:style>
    <style:style style:name="P5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aef6a" officeooo:paragraph-rsid="03aaef6a" style:font-size-asian="6pt" style:font-weight-asian="normal" style:font-size-complex="6pt" style:font-weight-complex="normal"/>
    </style:style>
    <style:style style:name="P5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bedf6" officeooo:paragraph-rsid="03abedf6" style:font-size-asian="6pt" style:font-weight-asian="normal" style:font-size-complex="6pt" style:font-weight-complex="normal"/>
    </style:style>
    <style:style style:name="P5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c8fdb" officeooo:paragraph-rsid="03ac8fdb" style:font-size-asian="6pt" style:font-weight-asian="normal" style:font-size-complex="6pt" style:font-weight-complex="normal"/>
    </style:style>
    <style:style style:name="P5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d7140" officeooo:paragraph-rsid="03ad7140" style:font-size-asian="6pt" style:font-weight-asian="normal" style:font-size-complex="6pt" style:font-weight-complex="normal"/>
    </style:style>
    <style:style style:name="P5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e6e81" officeooo:paragraph-rsid="03ae6e81" style:font-size-asian="6pt" style:font-weight-asian="normal" style:font-size-complex="6pt" style:font-weight-complex="normal"/>
    </style:style>
    <style:style style:name="P5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f14d8" officeooo:paragraph-rsid="03af14d8" style:font-size-asian="6pt" style:font-weight-asian="normal" style:font-size-complex="6pt" style:font-weight-complex="normal"/>
    </style:style>
    <style:style style:name="P5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0a558" officeooo:paragraph-rsid="03b0a558" style:font-size-asian="6pt" style:font-weight-asian="normal" style:font-size-complex="6pt" style:font-weight-complex="normal"/>
    </style:style>
    <style:style style:name="P5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1a1aa" officeooo:paragraph-rsid="03b1a1aa" style:font-size-asian="6pt" style:font-weight-asian="normal" style:font-size-complex="6pt" style:font-weight-complex="normal"/>
    </style:style>
    <style:style style:name="P5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34ad6" officeooo:paragraph-rsid="03b34ad6" style:font-size-asian="6pt" style:font-weight-asian="normal" style:font-size-complex="6pt" style:font-weight-complex="normal"/>
    </style:style>
    <style:style style:name="P5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4cf2e" officeooo:paragraph-rsid="03b4cf2e" style:font-size-asian="6pt" style:font-weight-asian="normal" style:font-size-complex="6pt" style:font-weight-complex="normal"/>
    </style:style>
    <style:style style:name="P5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4df6a" officeooo:paragraph-rsid="03b4df6a" style:font-size-asian="6pt" style:font-weight-asian="normal" style:font-size-complex="6pt" style:font-weight-complex="normal"/>
    </style:style>
    <style:style style:name="P5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738e1" officeooo:paragraph-rsid="03b738e1" style:font-size-asian="6pt" style:font-weight-asian="normal" style:font-size-complex="6pt" style:font-weight-complex="normal"/>
    </style:style>
    <style:style style:name="P5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ad30c" officeooo:paragraph-rsid="03bad30c" style:font-size-asian="6pt" style:font-weight-asian="normal" style:font-size-complex="6pt" style:font-weight-complex="normal"/>
    </style:style>
    <style:style style:name="P5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c4417" officeooo:paragraph-rsid="03bc4417" style:font-size-asian="6pt" style:font-weight-asian="normal" style:font-size-complex="6pt" style:font-weight-complex="normal"/>
    </style:style>
    <style:style style:name="P5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dcbda" officeooo:paragraph-rsid="03bdcbda" style:font-size-asian="6pt" style:font-weight-asian="normal" style:font-size-complex="6pt" style:font-weight-complex="normal"/>
    </style:style>
    <style:style style:name="P5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f54e9" officeooo:paragraph-rsid="03bf54e9" style:font-size-asian="6pt" style:font-weight-asian="normal" style:font-size-complex="6pt" style:font-weight-complex="normal"/>
    </style:style>
    <style:style style:name="P5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262d3" officeooo:paragraph-rsid="03c262d3" style:font-size-asian="6pt" style:font-weight-asian="normal" style:font-size-complex="6pt" style:font-weight-complex="normal"/>
    </style:style>
    <style:style style:name="P5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56c17" officeooo:paragraph-rsid="03c56c17" style:font-size-asian="6pt" style:font-weight-asian="normal" style:font-size-complex="6pt" style:font-weight-complex="normal"/>
    </style:style>
    <style:style style:name="P5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68922" officeooo:paragraph-rsid="03c68922" style:font-size-asian="6pt" style:font-weight-asian="normal" style:font-size-complex="6pt" style:font-weight-complex="normal"/>
    </style:style>
    <style:style style:name="P5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98dee" officeooo:paragraph-rsid="03c98dee" style:font-size-asian="6pt" style:font-weight-asian="normal" style:font-size-complex="6pt" style:font-weight-complex="normal"/>
    </style:style>
    <style:style style:name="P5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a9e69" officeooo:paragraph-rsid="03ca9e69" style:font-size-asian="6pt" style:font-weight-asian="normal" style:font-size-complex="6pt" style:font-weight-complex="normal"/>
    </style:style>
    <style:style style:name="P5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c494f" officeooo:paragraph-rsid="03cc494f" style:font-size-asian="6pt" style:font-weight-asian="normal" style:font-size-complex="6pt" style:font-weight-complex="normal"/>
    </style:style>
    <style:style style:name="P5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cd8dc" officeooo:paragraph-rsid="03ccd8dc" style:font-size-asian="6pt" style:font-weight-asian="normal" style:font-size-complex="6pt" style:font-weight-complex="normal"/>
    </style:style>
    <style:style style:name="P5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ea342" officeooo:paragraph-rsid="03cea342" style:font-size-asian="6pt" style:font-weight-asian="normal" style:font-size-complex="6pt" style:font-weight-complex="normal"/>
    </style:style>
    <style:style style:name="P5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08f73" officeooo:paragraph-rsid="03d08f73" style:font-size-asian="6pt" style:font-weight-asian="normal" style:font-size-complex="6pt" style:font-weight-complex="normal"/>
    </style:style>
    <style:style style:name="P5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2390a" officeooo:paragraph-rsid="03d2390a" style:font-size-asian="6pt" style:font-weight-asian="normal" style:font-size-complex="6pt" style:font-weight-complex="normal"/>
    </style:style>
    <style:style style:name="P5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2a410" officeooo:paragraph-rsid="03d2a410" style:font-size-asian="6pt" style:font-weight-asian="normal" style:font-size-complex="6pt" style:font-weight-complex="normal"/>
    </style:style>
    <style:style style:name="P5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305b0" officeooo:paragraph-rsid="03d305b0" style:font-size-asian="6pt" style:font-weight-asian="normal" style:font-size-complex="6pt" style:font-weight-complex="normal"/>
    </style:style>
    <style:style style:name="P5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3bcdf" officeooo:paragraph-rsid="03d3bcdf" style:font-size-asian="6pt" style:font-weight-asian="normal" style:font-size-complex="6pt" style:font-weight-complex="normal"/>
    </style:style>
    <style:style style:name="P5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808f8" officeooo:paragraph-rsid="03d808f8" style:font-size-asian="6pt" style:font-weight-asian="normal" style:font-size-complex="6pt" style:font-weight-complex="normal"/>
    </style:style>
    <style:style style:name="P5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8eb70" officeooo:paragraph-rsid="03d8eb70" style:font-size-asian="6pt" style:font-weight-asian="normal" style:font-size-complex="6pt" style:font-weight-complex="normal"/>
    </style:style>
    <style:style style:name="P5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9152e" officeooo:paragraph-rsid="03d9152e" style:font-size-asian="6pt" style:font-weight-asian="normal" style:font-size-complex="6pt" style:font-weight-complex="normal"/>
    </style:style>
    <style:style style:name="P5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c5c2c" officeooo:paragraph-rsid="03dc5c2c" style:font-size-asian="6pt" style:font-weight-asian="normal" style:font-size-complex="6pt" style:font-weight-complex="normal"/>
    </style:style>
    <style:style style:name="P5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e107c" officeooo:paragraph-rsid="03de107c" style:font-size-asian="6pt" style:font-weight-asian="normal" style:font-size-complex="6pt" style:font-weight-complex="normal"/>
    </style:style>
    <style:style style:name="P5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16d0f" officeooo:paragraph-rsid="03e16d0f" style:font-size-asian="6pt" style:font-weight-asian="normal" style:font-size-complex="6pt" style:font-weight-complex="normal"/>
    </style:style>
    <style:style style:name="P5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2ee86" officeooo:paragraph-rsid="03e2ee86" style:font-size-asian="6pt" style:font-weight-asian="normal" style:font-size-complex="6pt" style:font-weight-complex="normal"/>
    </style:style>
    <style:style style:name="P5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45f97" officeooo:paragraph-rsid="03e45f97" style:font-size-asian="6pt" style:font-weight-asian="normal" style:font-size-complex="6pt" style:font-weight-complex="normal"/>
    </style:style>
    <style:style style:name="P5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6337b" officeooo:paragraph-rsid="03e6337b" style:font-size-asian="6pt" style:font-weight-asian="normal" style:font-size-complex="6pt" style:font-weight-complex="normal"/>
    </style:style>
    <style:style style:name="P5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9d4b6" officeooo:paragraph-rsid="03e9d4b6" style:font-size-asian="6pt" style:font-weight-asian="normal" style:font-size-complex="6pt" style:font-weight-complex="normal"/>
    </style:style>
    <style:style style:name="P5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a0731" officeooo:paragraph-rsid="03ea0731" style:font-size-asian="6pt" style:font-weight-asian="normal" style:font-size-complex="6pt" style:font-weight-complex="normal"/>
    </style:style>
    <style:style style:name="P5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b4a62" officeooo:paragraph-rsid="03eb4a62" style:font-size-asian="6pt" style:font-weight-asian="normal" style:font-size-complex="6pt" style:font-weight-complex="normal"/>
    </style:style>
    <style:style style:name="P5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e3a72" officeooo:paragraph-rsid="03ee3a72" style:font-size-asian="6pt" style:font-weight-asian="normal" style:font-size-complex="6pt" style:font-weight-complex="normal"/>
    </style:style>
    <style:style style:name="P5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f328b" officeooo:paragraph-rsid="03ef328b" style:font-size-asian="6pt" style:font-weight-asian="normal" style:font-size-complex="6pt" style:font-weight-complex="normal"/>
    </style:style>
    <style:style style:name="P5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f970c" officeooo:paragraph-rsid="03ef970c" style:font-size-asian="6pt" style:font-weight-asian="normal" style:font-size-complex="6pt" style:font-weight-complex="normal"/>
    </style:style>
    <style:style style:name="P5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3b342" officeooo:paragraph-rsid="03f3b342" style:font-size-asian="6pt" style:font-weight-asian="normal" style:font-size-complex="6pt" style:font-weight-complex="normal"/>
    </style:style>
    <style:style style:name="P5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58bbe" officeooo:paragraph-rsid="03f58bbe" style:font-size-asian="6pt" style:font-weight-asian="normal" style:font-size-complex="6pt" style:font-weight-complex="normal"/>
    </style:style>
    <style:style style:name="P5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6bd90" officeooo:paragraph-rsid="03f6bd90" style:font-size-asian="6pt" style:font-weight-asian="normal" style:font-size-complex="6pt" style:font-weight-complex="normal"/>
    </style:style>
    <style:style style:name="P5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833a3" officeooo:paragraph-rsid="03f833a3" style:font-size-asian="6pt" style:font-weight-asian="normal" style:font-size-complex="6pt" style:font-weight-complex="normal"/>
    </style:style>
    <style:style style:name="P5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98bda" officeooo:paragraph-rsid="03f98bda" style:font-size-asian="6pt" style:font-weight-asian="normal" style:font-size-complex="6pt" style:font-weight-complex="normal"/>
    </style:style>
    <style:style style:name="P559" style:family="paragraph" style:parent-style-name="Table_20_Contents">
      <style:text-properties officeooo:paragraph-rsid="000f042a"/>
    </style:style>
    <style:style style:name="P560" style:family="paragraph" style:parent-style-name="Table_20_Contents">
      <style:paragraph-properties fo:line-height="200%"/>
      <style:text-properties officeooo:rsid="0012afe2" officeooo:paragraph-rsid="0012afe2"/>
    </style:style>
    <style:style style:name="P561" style:family="paragraph" style:parent-style-name="Table_20_Contents">
      <style:text-properties officeooo:rsid="001484de" officeooo:paragraph-rsid="001484de"/>
    </style:style>
    <style:style style:name="P562" style:family="paragraph" style:parent-style-name="Table_20_Contents">
      <style:text-properties officeooo:rsid="0011476d" officeooo:paragraph-rsid="0012a348"/>
    </style:style>
    <style:style style:name="P563" style:family="paragraph" style:parent-style-name="Table_20_Contents">
      <style:text-properties officeooo:rsid="0011476d" officeooo:paragraph-rsid="0011476d"/>
    </style:style>
    <style:style style:name="P564" style:family="paragraph" style:parent-style-name="Table_20_Contents">
      <style:text-properties officeooo:rsid="0011476d" officeooo:paragraph-rsid="0186f55b"/>
    </style:style>
    <style:style style:name="P565" style:family="paragraph" style:parent-style-name="Table_20_Contents">
      <style:text-properties officeooo:rsid="001d02b6" officeooo:paragraph-rsid="001d02b6"/>
    </style:style>
    <style:style style:name="P566" style:family="paragraph" style:parent-style-name="Table_20_Contents">
      <style:text-properties officeooo:rsid="00174428" officeooo:paragraph-rsid="00174428"/>
    </style:style>
    <style:style style:name="P567" style:family="paragraph" style:parent-style-name="Table_20_Contents">
      <style:text-properties officeooo:rsid="001e1150" officeooo:paragraph-rsid="001e1150"/>
    </style:style>
    <style:style style:name="P568" style:family="paragraph" style:parent-style-name="Table_20_Contents">
      <style:text-properties officeooo:rsid="001f843c" officeooo:paragraph-rsid="001f843c"/>
    </style:style>
    <style:style style:name="P569" style:family="paragraph" style:parent-style-name="Table_20_Contents">
      <style:text-properties officeooo:rsid="00204a5c" officeooo:paragraph-rsid="00204a5c"/>
    </style:style>
    <style:style style:name="P570" style:family="paragraph" style:parent-style-name="Table_20_Contents">
      <style:text-properties officeooo:rsid="00210d34" officeooo:paragraph-rsid="00210d34"/>
    </style:style>
    <style:style style:name="P571" style:family="paragraph" style:parent-style-name="Table_20_Contents">
      <style:text-properties officeooo:rsid="00230bff" officeooo:paragraph-rsid="00230bff"/>
    </style:style>
    <style:style style:name="P572" style:family="paragraph" style:parent-style-name="Table_20_Contents">
      <style:text-properties officeooo:rsid="0023a74d" officeooo:paragraph-rsid="0023a74d"/>
    </style:style>
    <style:style style:name="P573" style:family="paragraph" style:parent-style-name="Table_20_Contents">
      <style:text-properties officeooo:rsid="00257e5a" officeooo:paragraph-rsid="00257e5a"/>
    </style:style>
    <style:style style:name="P574" style:family="paragraph" style:parent-style-name="Table_20_Contents">
      <style:text-properties officeooo:rsid="0025f6cc" officeooo:paragraph-rsid="0025f6cc"/>
    </style:style>
    <style:style style:name="P575" style:family="paragraph" style:parent-style-name="Table_20_Contents">
      <style:text-properties officeooo:rsid="0026098f" officeooo:paragraph-rsid="0026098f"/>
    </style:style>
    <style:style style:name="P576" style:family="paragraph" style:parent-style-name="Table_20_Contents">
      <style:text-properties officeooo:rsid="00274efe" officeooo:paragraph-rsid="00274efe"/>
    </style:style>
    <style:style style:name="P577" style:family="paragraph" style:parent-style-name="Table_20_Contents">
      <style:text-properties officeooo:rsid="0028c587" officeooo:paragraph-rsid="0028c587"/>
    </style:style>
    <style:style style:name="P578" style:family="paragraph" style:parent-style-name="Table_20_Contents">
      <style:text-properties officeooo:rsid="0028c587" officeooo:paragraph-rsid="00b64c13"/>
    </style:style>
    <style:style style:name="P579" style:family="paragraph" style:parent-style-name="Table_20_Contents">
      <style:text-properties officeooo:paragraph-rsid="002fe77d"/>
    </style:style>
    <style:style style:name="P580" style:family="paragraph" style:parent-style-name="Table_20_Contents">
      <style:text-properties officeooo:rsid="002aa739" officeooo:paragraph-rsid="002aa739"/>
    </style:style>
    <style:style style:name="P581" style:family="paragraph" style:parent-style-name="Table_20_Contents">
      <style:text-properties officeooo:rsid="002c7ec2" officeooo:paragraph-rsid="002c7ec2"/>
    </style:style>
    <style:style style:name="P582" style:family="paragraph" style:parent-style-name="Table_20_Contents">
      <style:text-properties officeooo:rsid="002e425f" officeooo:paragraph-rsid="002e425f"/>
    </style:style>
    <style:style style:name="P583" style:family="paragraph" style:parent-style-name="Table_20_Contents">
      <style:text-properties officeooo:rsid="002fe77d" officeooo:paragraph-rsid="002fe77d"/>
    </style:style>
    <style:style style:name="P584" style:family="paragraph" style:parent-style-name="Table_20_Contents">
      <style:text-properties officeooo:rsid="00300b56" officeooo:paragraph-rsid="00300b56"/>
    </style:style>
    <style:style style:name="P585" style:family="paragraph" style:parent-style-name="Table_20_Contents">
      <style:text-properties officeooo:rsid="00319b59" officeooo:paragraph-rsid="00319b59"/>
    </style:style>
    <style:style style:name="P586" style:family="paragraph" style:parent-style-name="Table_20_Contents">
      <style:text-properties officeooo:rsid="003274f3" officeooo:paragraph-rsid="003274f3"/>
    </style:style>
    <style:style style:name="P587" style:family="paragraph" style:parent-style-name="Table_20_Contents">
      <style:text-properties officeooo:rsid="003274f3" officeooo:paragraph-rsid="006d0df6"/>
    </style:style>
    <style:style style:name="P588" style:family="paragraph" style:parent-style-name="Table_20_Contents">
      <style:text-properties officeooo:paragraph-rsid="0041fc43"/>
    </style:style>
    <style:style style:name="P589" style:family="paragraph" style:parent-style-name="Table_20_Contents">
      <style:text-properties officeooo:rsid="00336c24" officeooo:paragraph-rsid="00336c24"/>
    </style:style>
    <style:style style:name="P590" style:family="paragraph" style:parent-style-name="Table_20_Contents">
      <style:text-properties officeooo:rsid="00351ae0" officeooo:paragraph-rsid="00351ae0"/>
    </style:style>
    <style:style style:name="P591" style:family="paragraph" style:parent-style-name="Table_20_Contents">
      <style:text-properties officeooo:rsid="00359246" officeooo:paragraph-rsid="00359246"/>
    </style:style>
    <style:style style:name="P592" style:family="paragraph" style:parent-style-name="Table_20_Contents">
      <style:text-properties officeooo:rsid="0037aea3" officeooo:paragraph-rsid="0037aea3"/>
    </style:style>
    <style:style style:name="P593" style:family="paragraph" style:parent-style-name="Table_20_Contents">
      <style:text-properties officeooo:rsid="0039581a" officeooo:paragraph-rsid="0039581a"/>
    </style:style>
    <style:style style:name="P594" style:family="paragraph" style:parent-style-name="Table_20_Contents">
      <style:text-properties officeooo:rsid="003b55b3" officeooo:paragraph-rsid="003b55b3"/>
    </style:style>
    <style:style style:name="P595" style:family="paragraph" style:parent-style-name="Table_20_Contents">
      <style:text-properties officeooo:rsid="003b55b3" officeooo:paragraph-rsid="003c57ca"/>
    </style:style>
    <style:style style:name="P596" style:family="paragraph" style:parent-style-name="Table_20_Contents">
      <style:text-properties officeooo:rsid="003c57ca" officeooo:paragraph-rsid="003c57ca"/>
    </style:style>
    <style:style style:name="P597" style:family="paragraph" style:parent-style-name="Table_20_Contents">
      <style:text-properties officeooo:rsid="003d4040" officeooo:paragraph-rsid="003d4040"/>
    </style:style>
    <style:style style:name="P598" style:family="paragraph" style:parent-style-name="Table_20_Contents">
      <style:text-properties officeooo:rsid="003e1c29" officeooo:paragraph-rsid="003e1c29"/>
    </style:style>
    <style:style style:name="P599" style:family="paragraph" style:parent-style-name="Table_20_Contents">
      <style:text-properties officeooo:rsid="003eb328" officeooo:paragraph-rsid="003eb328"/>
    </style:style>
    <style:style style:name="P600" style:family="paragraph" style:parent-style-name="Table_20_Contents">
      <style:text-properties officeooo:rsid="00409fb2" officeooo:paragraph-rsid="00409fb2"/>
    </style:style>
    <style:style style:name="P601" style:family="paragraph" style:parent-style-name="Table_20_Contents">
      <style:text-properties officeooo:rsid="0041fc43" officeooo:paragraph-rsid="0041fc43"/>
    </style:style>
    <style:style style:name="P602" style:family="paragraph" style:parent-style-name="Table_20_Contents">
      <style:text-properties officeooo:rsid="004302c6" officeooo:paragraph-rsid="004302c6"/>
    </style:style>
    <style:style style:name="P603" style:family="paragraph" style:parent-style-name="Table_20_Contents">
      <style:text-properties officeooo:rsid="00448b1f" officeooo:paragraph-rsid="00448b1f"/>
    </style:style>
    <style:style style:name="P604" style:family="paragraph" style:parent-style-name="Table_20_Contents">
      <style:text-properties officeooo:rsid="00457af7" officeooo:paragraph-rsid="00457af7"/>
    </style:style>
    <style:style style:name="P605" style:family="paragraph" style:parent-style-name="Table_20_Contents">
      <style:text-properties officeooo:rsid="00458dd4" officeooo:paragraph-rsid="00458dd4"/>
    </style:style>
    <style:style style:name="P606" style:family="paragraph" style:parent-style-name="Table_20_Contents">
      <style:text-properties officeooo:rsid="00460564" officeooo:paragraph-rsid="00460564"/>
    </style:style>
    <style:style style:name="P607" style:family="paragraph" style:parent-style-name="Table_20_Contents">
      <style:text-properties officeooo:rsid="00470063" officeooo:paragraph-rsid="00470063"/>
    </style:style>
    <style:style style:name="P608" style:family="paragraph" style:parent-style-name="Table_20_Contents">
      <style:text-properties officeooo:paragraph-rsid="004a2ebd"/>
    </style:style>
    <style:style style:name="P609" style:family="paragraph" style:parent-style-name="Table_20_Contents">
      <style:text-properties officeooo:rsid="00482ce7" officeooo:paragraph-rsid="00482ce7"/>
    </style:style>
    <style:style style:name="P610" style:family="paragraph" style:parent-style-name="Table_20_Contents">
      <style:text-properties officeooo:rsid="00486e09" officeooo:paragraph-rsid="00486e09"/>
    </style:style>
    <style:style style:name="P611" style:family="paragraph" style:parent-style-name="Table_20_Contents">
      <style:text-properties officeooo:rsid="004a2ebd" officeooo:paragraph-rsid="004a2ebd"/>
    </style:style>
    <style:style style:name="P612" style:family="paragraph" style:parent-style-name="Table_20_Contents">
      <style:text-properties officeooo:rsid="004c2668" officeooo:paragraph-rsid="004c2668"/>
    </style:style>
    <style:style style:name="P613" style:family="paragraph" style:parent-style-name="Table_20_Contents">
      <style:text-properties officeooo:rsid="004e5749" officeooo:paragraph-rsid="004e5749"/>
    </style:style>
    <style:style style:name="P614" style:family="paragraph" style:parent-style-name="Table_20_Contents">
      <style:text-properties officeooo:rsid="004f6ee4" officeooo:paragraph-rsid="004f6ee4"/>
    </style:style>
    <style:style style:name="P615" style:family="paragraph" style:parent-style-name="Table_20_Contents">
      <style:text-properties officeooo:rsid="00504e75" officeooo:paragraph-rsid="00504e75"/>
    </style:style>
    <style:style style:name="P616" style:family="paragraph" style:parent-style-name="Table_20_Contents">
      <style:text-properties officeooo:rsid="0051e898" officeooo:paragraph-rsid="0051e898"/>
    </style:style>
    <style:style style:name="P617" style:family="paragraph" style:parent-style-name="Table_20_Contents">
      <style:text-properties officeooo:rsid="00538d9d" officeooo:paragraph-rsid="00538d9d"/>
    </style:style>
    <style:style style:name="P618" style:family="paragraph" style:parent-style-name="Table_20_Contents">
      <style:text-properties officeooo:paragraph-rsid="005c5d24"/>
    </style:style>
    <style:style style:name="P619" style:family="paragraph" style:parent-style-name="Table_20_Contents">
      <style:text-properties officeooo:rsid="005550af" officeooo:paragraph-rsid="005550af"/>
    </style:style>
    <style:style style:name="P620" style:family="paragraph" style:parent-style-name="Table_20_Contents">
      <style:text-properties officeooo:rsid="00561828" officeooo:paragraph-rsid="00561828"/>
    </style:style>
    <style:style style:name="P621" style:family="paragraph" style:parent-style-name="Table_20_Contents">
      <style:text-properties officeooo:rsid="00561eff" officeooo:paragraph-rsid="00561eff"/>
    </style:style>
    <style:style style:name="P622" style:family="paragraph" style:parent-style-name="Table_20_Contents">
      <style:text-properties officeooo:rsid="00580f13" officeooo:paragraph-rsid="00580f13"/>
    </style:style>
    <style:style style:name="P623" style:family="paragraph" style:parent-style-name="Table_20_Contents">
      <style:text-properties officeooo:rsid="005817af" officeooo:paragraph-rsid="005817af"/>
    </style:style>
    <style:style style:name="P624" style:family="paragraph" style:parent-style-name="Table_20_Contents">
      <style:text-properties officeooo:rsid="00587a32" officeooo:paragraph-rsid="00587a32"/>
    </style:style>
    <style:style style:name="P625" style:family="paragraph" style:parent-style-name="Table_20_Contents">
      <style:text-properties officeooo:rsid="005a7189" officeooo:paragraph-rsid="005a7189"/>
    </style:style>
    <style:style style:name="P626" style:family="paragraph" style:parent-style-name="Table_20_Contents">
      <style:text-properties officeooo:rsid="005c5d24" officeooo:paragraph-rsid="005c5d24"/>
    </style:style>
    <style:style style:name="P627" style:family="paragraph" style:parent-style-name="Table_20_Contents">
      <style:text-properties officeooo:rsid="005cba42" officeooo:paragraph-rsid="005cba42"/>
    </style:style>
    <style:style style:name="P628" style:family="paragraph" style:parent-style-name="Table_20_Contents">
      <style:text-properties officeooo:rsid="005e71da" officeooo:paragraph-rsid="005e71da"/>
    </style:style>
    <style:style style:name="P629" style:family="paragraph" style:parent-style-name="Table_20_Contents">
      <style:text-properties officeooo:rsid="0061a7a0" officeooo:paragraph-rsid="0061a7a0"/>
    </style:style>
    <style:style style:name="P630" style:family="paragraph" style:parent-style-name="Table_20_Contents">
      <style:text-properties officeooo:rsid="006354ae" officeooo:paragraph-rsid="006354ae"/>
    </style:style>
    <style:style style:name="P631" style:family="paragraph" style:parent-style-name="Table_20_Contents">
      <style:text-properties officeooo:rsid="0063df1c" officeooo:paragraph-rsid="0063df1c"/>
    </style:style>
    <style:style style:name="P632" style:family="paragraph" style:parent-style-name="Table_20_Contents">
      <style:text-properties officeooo:rsid="0063e7f5" officeooo:paragraph-rsid="0063e7f5"/>
    </style:style>
    <style:style style:name="P633" style:family="paragraph" style:parent-style-name="Table_20_Contents">
      <style:text-properties officeooo:rsid="0065a27d" officeooo:paragraph-rsid="0065a27d"/>
    </style:style>
    <style:style style:name="P634" style:family="paragraph" style:parent-style-name="Table_20_Contents">
      <style:text-properties officeooo:rsid="0065f4ec" officeooo:paragraph-rsid="0065f4ec"/>
    </style:style>
    <style:style style:name="P635" style:family="paragraph" style:parent-style-name="Table_20_Contents">
      <style:text-properties officeooo:rsid="00669c13" officeooo:paragraph-rsid="00669c13"/>
    </style:style>
    <style:style style:name="P636" style:family="paragraph" style:parent-style-name="Table_20_Contents">
      <style:text-properties officeooo:paragraph-rsid="0068e4d0"/>
    </style:style>
    <style:style style:name="P637" style:family="paragraph" style:parent-style-name="Table_20_Contents">
      <style:text-properties officeooo:rsid="00678280" officeooo:paragraph-rsid="00678280"/>
    </style:style>
    <style:style style:name="P638" style:family="paragraph" style:parent-style-name="Table_20_Contents">
      <style:text-properties officeooo:rsid="0068e4d0" officeooo:paragraph-rsid="0068e4d0"/>
    </style:style>
    <style:style style:name="P639" style:family="paragraph" style:parent-style-name="Table_20_Contents">
      <style:text-properties officeooo:rsid="0069062b" officeooo:paragraph-rsid="0069062b"/>
    </style:style>
    <style:style style:name="P640" style:family="paragraph" style:parent-style-name="Table_20_Contents">
      <style:text-properties officeooo:rsid="006a3409" officeooo:paragraph-rsid="006a3409"/>
    </style:style>
    <style:style style:name="P641" style:family="paragraph" style:parent-style-name="Table_20_Contents">
      <style:text-properties officeooo:rsid="006ad3b7" officeooo:paragraph-rsid="006ad3b7"/>
    </style:style>
    <style:style style:name="P642" style:family="paragraph" style:parent-style-name="Table_20_Contents">
      <style:text-properties officeooo:rsid="006b7443" officeooo:paragraph-rsid="006b7443"/>
    </style:style>
    <style:style style:name="P643" style:family="paragraph" style:parent-style-name="Table_20_Contents">
      <style:text-properties officeooo:rsid="006d0df6" officeooo:paragraph-rsid="006d0df6"/>
    </style:style>
    <style:style style:name="P644" style:family="paragraph" style:parent-style-name="Table_20_Contents">
      <style:text-properties officeooo:rsid="006d651c" officeooo:paragraph-rsid="006d651c"/>
    </style:style>
    <style:style style:name="P645" style:family="paragraph" style:parent-style-name="Table_20_Contents">
      <style:text-properties officeooo:rsid="006eec5f" officeooo:paragraph-rsid="006eec5f"/>
    </style:style>
    <style:style style:name="P646" style:family="paragraph" style:parent-style-name="Table_20_Contents">
      <style:text-properties officeooo:rsid="006fc44f" officeooo:paragraph-rsid="006fc44f"/>
    </style:style>
    <style:style style:name="P647" style:family="paragraph" style:parent-style-name="Table_20_Contents">
      <style:text-properties officeooo:rsid="0071327a" officeooo:paragraph-rsid="0071327a"/>
    </style:style>
    <style:style style:name="P648" style:family="paragraph" style:parent-style-name="Table_20_Contents">
      <style:text-properties officeooo:rsid="00716ae9" officeooo:paragraph-rsid="00716ae9"/>
    </style:style>
    <style:style style:name="P649" style:family="paragraph" style:parent-style-name="Table_20_Contents">
      <style:text-properties officeooo:rsid="0071fc2c" officeooo:paragraph-rsid="0071fc2c"/>
    </style:style>
    <style:style style:name="P650" style:family="paragraph" style:parent-style-name="Table_20_Contents">
      <style:text-properties officeooo:rsid="00736752" officeooo:paragraph-rsid="00736752"/>
    </style:style>
    <style:style style:name="P651" style:family="paragraph" style:parent-style-name="Table_20_Contents">
      <style:text-properties officeooo:rsid="0073f860" officeooo:paragraph-rsid="0073f860"/>
    </style:style>
    <style:style style:name="P652" style:family="paragraph" style:parent-style-name="Table_20_Contents">
      <style:text-properties officeooo:rsid="00757ccf" officeooo:paragraph-rsid="00757ccf"/>
    </style:style>
    <style:style style:name="P653" style:family="paragraph" style:parent-style-name="Table_20_Contents">
      <style:text-properties officeooo:rsid="0075ef47" officeooo:paragraph-rsid="0075ef47"/>
    </style:style>
    <style:style style:name="P654" style:family="paragraph" style:parent-style-name="Table_20_Contents">
      <style:text-properties officeooo:rsid="0076bcec" officeooo:paragraph-rsid="0076bcec"/>
    </style:style>
    <style:style style:name="P655" style:family="paragraph" style:parent-style-name="Table_20_Contents">
      <style:text-properties officeooo:rsid="0077d0c4" officeooo:paragraph-rsid="0077d0c4"/>
    </style:style>
    <style:style style:name="P656" style:family="paragraph" style:parent-style-name="Table_20_Contents">
      <style:text-properties officeooo:rsid="00785cf4" officeooo:paragraph-rsid="00785cf4"/>
    </style:style>
    <style:style style:name="P657" style:family="paragraph" style:parent-style-name="Table_20_Contents">
      <style:text-properties officeooo:rsid="0079aecc" officeooo:paragraph-rsid="0079aecc"/>
    </style:style>
    <style:style style:name="P658" style:family="paragraph" style:parent-style-name="Table_20_Contents">
      <style:text-properties officeooo:rsid="007a4b2f" officeooo:paragraph-rsid="007a4b2f"/>
    </style:style>
    <style:style style:name="P659" style:family="paragraph" style:parent-style-name="Table_20_Contents">
      <style:text-properties officeooo:rsid="007a831d" officeooo:paragraph-rsid="007a831d"/>
    </style:style>
    <style:style style:name="P660" style:family="paragraph" style:parent-style-name="Table_20_Contents">
      <style:text-properties officeooo:rsid="007c2bc9" officeooo:paragraph-rsid="007c2bc9"/>
    </style:style>
    <style:style style:name="P661" style:family="paragraph" style:parent-style-name="Table_20_Contents">
      <style:text-properties officeooo:rsid="007d0bd8" officeooo:paragraph-rsid="007d0bd8"/>
    </style:style>
    <style:style style:name="P662" style:family="paragraph" style:parent-style-name="Table_20_Contents">
      <style:text-properties officeooo:rsid="007edc22" officeooo:paragraph-rsid="007edc22"/>
    </style:style>
    <style:style style:name="P663" style:family="paragraph" style:parent-style-name="Table_20_Contents">
      <style:text-properties officeooo:rsid="007ef847" officeooo:paragraph-rsid="007ef847"/>
    </style:style>
    <style:style style:name="P664" style:family="paragraph" style:parent-style-name="Table_20_Contents">
      <style:text-properties officeooo:rsid="00815661" officeooo:paragraph-rsid="00815661"/>
    </style:style>
    <style:style style:name="P665" style:family="paragraph" style:parent-style-name="Table_20_Contents">
      <style:text-properties officeooo:rsid="0082009c" officeooo:paragraph-rsid="0082009c"/>
    </style:style>
    <style:style style:name="P666" style:family="paragraph" style:parent-style-name="Table_20_Contents">
      <style:text-properties officeooo:rsid="0083d91f" officeooo:paragraph-rsid="0083d91f"/>
    </style:style>
    <style:style style:name="P667" style:family="paragraph" style:parent-style-name="Table_20_Contents">
      <style:text-properties officeooo:rsid="0085721f" officeooo:paragraph-rsid="0085721f"/>
    </style:style>
    <style:style style:name="P668" style:family="paragraph" style:parent-style-name="Table_20_Contents">
      <style:text-properties officeooo:rsid="0086348e" officeooo:paragraph-rsid="0086348e"/>
    </style:style>
    <style:style style:name="P669" style:family="paragraph" style:parent-style-name="Table_20_Contents">
      <style:text-properties officeooo:rsid="0086b39e" officeooo:paragraph-rsid="0086b39e"/>
    </style:style>
    <style:style style:name="P670" style:family="paragraph" style:parent-style-name="Table_20_Contents">
      <style:text-properties officeooo:rsid="00890808" officeooo:paragraph-rsid="00890808"/>
    </style:style>
    <style:style style:name="P671" style:family="paragraph" style:parent-style-name="Table_20_Contents">
      <style:text-properties officeooo:rsid="008b9ccb" officeooo:paragraph-rsid="008b9ccb"/>
    </style:style>
    <style:style style:name="P672" style:family="paragraph" style:parent-style-name="Table_20_Contents">
      <style:text-properties officeooo:rsid="008ce6a2" officeooo:paragraph-rsid="008ce6a2"/>
    </style:style>
    <style:style style:name="P673" style:family="paragraph" style:parent-style-name="Table_20_Contents">
      <style:text-properties officeooo:rsid="008d43ba" officeooo:paragraph-rsid="008d43ba"/>
    </style:style>
    <style:style style:name="P674" style:family="paragraph" style:parent-style-name="Table_20_Contents">
      <style:text-properties officeooo:rsid="008e2300" officeooo:paragraph-rsid="008e2300"/>
    </style:style>
    <style:style style:name="P675" style:family="paragraph" style:parent-style-name="Table_20_Contents">
      <style:text-properties officeooo:rsid="008f1528" officeooo:paragraph-rsid="008f1528"/>
    </style:style>
    <style:style style:name="P676" style:family="paragraph" style:parent-style-name="Table_20_Contents">
      <style:text-properties officeooo:rsid="008f577c" officeooo:paragraph-rsid="008f577c"/>
    </style:style>
    <style:style style:name="P677" style:family="paragraph" style:parent-style-name="Table_20_Contents">
      <style:text-properties officeooo:rsid="009059ec" officeooo:paragraph-rsid="009059ec"/>
    </style:style>
    <style:style style:name="P678" style:family="paragraph" style:parent-style-name="Table_20_Contents">
      <style:text-properties officeooo:rsid="00908d6f" officeooo:paragraph-rsid="00908d6f"/>
    </style:style>
    <style:style style:name="P679" style:family="paragraph" style:parent-style-name="Table_20_Contents">
      <style:text-properties officeooo:rsid="0091a2f0" officeooo:paragraph-rsid="0091a2f0"/>
    </style:style>
    <style:style style:name="P680" style:family="paragraph" style:parent-style-name="Table_20_Contents">
      <style:text-properties officeooo:rsid="00944950" officeooo:paragraph-rsid="00944950"/>
    </style:style>
    <style:style style:name="P681" style:family="paragraph" style:parent-style-name="Table_20_Contents">
      <style:text-properties officeooo:rsid="0094ad8d" officeooo:paragraph-rsid="0094ad8d"/>
    </style:style>
    <style:style style:name="P682" style:family="paragraph" style:parent-style-name="Table_20_Contents">
      <style:text-properties officeooo:rsid="0096806b" officeooo:paragraph-rsid="0096806b"/>
    </style:style>
    <style:style style:name="P683" style:family="paragraph" style:parent-style-name="Table_20_Contents">
      <style:text-properties officeooo:rsid="0098224a" officeooo:paragraph-rsid="0098224a"/>
    </style:style>
    <style:style style:name="P684" style:family="paragraph" style:parent-style-name="Table_20_Contents">
      <style:text-properties officeooo:rsid="001872f1" officeooo:paragraph-rsid="00174428"/>
    </style:style>
    <style:style style:name="P685" style:family="paragraph" style:parent-style-name="Table_20_Contents">
      <style:text-properties officeooo:rsid="003a511f" officeooo:paragraph-rsid="003b55b3"/>
    </style:style>
    <style:style style:name="P686" style:family="paragraph" style:parent-style-name="Table_20_Contents">
      <style:text-properties officeooo:rsid="009baa7f" officeooo:paragraph-rsid="009baa7f"/>
    </style:style>
    <style:style style:name="P687" style:family="paragraph" style:parent-style-name="Table_20_Contents">
      <style:text-properties officeooo:rsid="009da75f" officeooo:paragraph-rsid="009da75f"/>
    </style:style>
    <style:style style:name="P688" style:family="paragraph" style:parent-style-name="Table_20_Contents">
      <style:text-properties officeooo:rsid="009e7a15" officeooo:paragraph-rsid="009e7a15"/>
    </style:style>
    <style:style style:name="P689" style:family="paragraph" style:parent-style-name="Table_20_Contents">
      <style:text-properties officeooo:rsid="009fbca1" officeooo:paragraph-rsid="009fbca1"/>
    </style:style>
    <style:style style:name="P690" style:family="paragraph" style:parent-style-name="Table_20_Contents">
      <style:text-properties officeooo:rsid="00a0afcf" officeooo:paragraph-rsid="00a0afcf"/>
    </style:style>
    <style:style style:name="P691" style:family="paragraph" style:parent-style-name="Table_20_Contents">
      <style:text-properties officeooo:rsid="00a27b0e" officeooo:paragraph-rsid="00a27b0e"/>
    </style:style>
    <style:style style:name="P692" style:family="paragraph" style:parent-style-name="Table_20_Contents">
      <style:text-properties officeooo:rsid="00a3e98f" officeooo:paragraph-rsid="00a3e98f"/>
    </style:style>
    <style:style style:name="P693" style:family="paragraph" style:parent-style-name="Table_20_Contents">
      <style:text-properties officeooo:rsid="00a5cb42" officeooo:paragraph-rsid="00a5cb42"/>
    </style:style>
    <style:style style:name="P694" style:family="paragraph" style:parent-style-name="Table_20_Contents">
      <style:text-properties officeooo:rsid="00a78bc6" officeooo:paragraph-rsid="00a78bc6"/>
    </style:style>
    <style:style style:name="P695" style:family="paragraph" style:parent-style-name="Table_20_Contents">
      <style:text-properties officeooo:rsid="00a8bf74" officeooo:paragraph-rsid="00a8bf74"/>
    </style:style>
    <style:style style:name="P696" style:family="paragraph" style:parent-style-name="Table_20_Contents">
      <style:text-properties officeooo:rsid="00abaf02" officeooo:paragraph-rsid="00abaf02"/>
    </style:style>
    <style:style style:name="P697" style:family="paragraph" style:parent-style-name="Table_20_Contents">
      <style:text-properties officeooo:rsid="00ad47c9" officeooo:paragraph-rsid="00ad47c9"/>
    </style:style>
    <style:style style:name="P698" style:family="paragraph" style:parent-style-name="Table_20_Contents">
      <style:text-properties officeooo:rsid="00af03b1" officeooo:paragraph-rsid="00af03b1"/>
    </style:style>
    <style:style style:name="P699" style:family="paragraph" style:parent-style-name="Table_20_Contents">
      <style:text-properties officeooo:rsid="00b01b77" officeooo:paragraph-rsid="00b01b77"/>
    </style:style>
    <style:style style:name="P700" style:family="paragraph" style:parent-style-name="Table_20_Contents">
      <style:text-properties officeooo:rsid="00b15789" officeooo:paragraph-rsid="00b15789"/>
    </style:style>
    <style:style style:name="P701" style:family="paragraph" style:parent-style-name="Table_20_Contents">
      <style:text-properties officeooo:rsid="00b30261" officeooo:paragraph-rsid="00b30261"/>
    </style:style>
    <style:style style:name="P702" style:family="paragraph" style:parent-style-name="Table_20_Contents">
      <style:text-properties officeooo:rsid="00b833e7" officeooo:paragraph-rsid="00b833e7"/>
    </style:style>
    <style:style style:name="P703" style:family="paragraph" style:parent-style-name="Table_20_Contents">
      <style:text-properties officeooo:rsid="00b9abd6" officeooo:paragraph-rsid="00b9abd6"/>
    </style:style>
    <style:style style:name="P704" style:family="paragraph" style:parent-style-name="Table_20_Contents">
      <style:text-properties officeooo:rsid="00bafc0f" officeooo:paragraph-rsid="00bafc0f"/>
    </style:style>
    <style:style style:name="P705" style:family="paragraph" style:parent-style-name="Table_20_Contents">
      <style:text-properties officeooo:rsid="00bbdacf" officeooo:paragraph-rsid="00bbdacf"/>
    </style:style>
    <style:style style:name="P706" style:family="paragraph" style:parent-style-name="Table_20_Contents">
      <style:text-properties officeooo:rsid="00bcd536" officeooo:paragraph-rsid="00bcd536"/>
    </style:style>
    <style:style style:name="P707" style:family="paragraph" style:parent-style-name="Table_20_Contents">
      <style:text-properties officeooo:rsid="00bd648d" officeooo:paragraph-rsid="00bd648d"/>
    </style:style>
    <style:style style:name="P708" style:family="paragraph" style:parent-style-name="Table_20_Contents">
      <style:text-properties officeooo:rsid="00bd96e4" officeooo:paragraph-rsid="00bd96e4"/>
    </style:style>
    <style:style style:name="P709" style:family="paragraph" style:parent-style-name="Table_20_Contents">
      <style:text-properties officeooo:rsid="00bf6746" officeooo:paragraph-rsid="00bf6746"/>
    </style:style>
    <style:style style:name="P710" style:family="paragraph" style:parent-style-name="Table_20_Contents">
      <style:text-properties officeooo:rsid="00c0c3b0" officeooo:paragraph-rsid="00c0c3b0"/>
    </style:style>
    <style:style style:name="P711" style:family="paragraph" style:parent-style-name="Table_20_Contents">
      <style:text-properties officeooo:rsid="00c12a74" officeooo:paragraph-rsid="00c12a74"/>
    </style:style>
    <style:style style:name="P712" style:family="paragraph" style:parent-style-name="Table_20_Contents">
      <style:text-properties officeooo:rsid="00c320a2" officeooo:paragraph-rsid="00c320a2"/>
    </style:style>
    <style:style style:name="P713" style:family="paragraph" style:parent-style-name="Table_20_Contents">
      <style:text-properties officeooo:rsid="00c491bc" officeooo:paragraph-rsid="00c491bc"/>
    </style:style>
    <style:style style:name="P714" style:family="paragraph" style:parent-style-name="Table_20_Contents">
      <style:text-properties officeooo:rsid="00c65b14" officeooo:paragraph-rsid="00c65b14"/>
    </style:style>
    <style:style style:name="P715" style:family="paragraph" style:parent-style-name="Table_20_Contents">
      <style:text-properties officeooo:rsid="00c8de99" officeooo:paragraph-rsid="00c8de99"/>
    </style:style>
    <style:style style:name="P716" style:family="paragraph" style:parent-style-name="Table_20_Contents">
      <style:text-properties officeooo:rsid="00ca3571" officeooo:paragraph-rsid="00ca3571"/>
    </style:style>
    <style:style style:name="P717" style:family="paragraph" style:parent-style-name="Table_20_Contents">
      <style:text-properties officeooo:rsid="00cba6b5" officeooo:paragraph-rsid="00cba6b5"/>
    </style:style>
    <style:style style:name="P718" style:family="paragraph" style:parent-style-name="Table_20_Contents">
      <style:text-properties officeooo:rsid="00cc11a7" officeooo:paragraph-rsid="00cc11a7"/>
    </style:style>
    <style:style style:name="P719" style:family="paragraph" style:parent-style-name="Table_20_Contents">
      <style:text-properties officeooo:rsid="00cd0406" officeooo:paragraph-rsid="00cd0406"/>
    </style:style>
    <style:style style:name="P720" style:family="paragraph" style:parent-style-name="Table_20_Contents">
      <style:text-properties officeooo:rsid="00cdc07a" officeooo:paragraph-rsid="00cdc07a"/>
    </style:style>
    <style:style style:name="P721" style:family="paragraph" style:parent-style-name="Table_20_Contents">
      <style:text-properties officeooo:rsid="00ce8a9d" officeooo:paragraph-rsid="00cea373"/>
    </style:style>
    <style:style style:name="P722" style:family="paragraph" style:parent-style-name="Table_20_Contents">
      <style:text-properties officeooo:rsid="00cea373" officeooo:paragraph-rsid="00cea373"/>
    </style:style>
    <style:style style:name="P723" style:family="paragraph" style:parent-style-name="Table_20_Contents">
      <style:text-properties officeooo:rsid="00cfbaa8" officeooo:paragraph-rsid="00cfbaa8"/>
    </style:style>
    <style:style style:name="P724" style:family="paragraph" style:parent-style-name="Table_20_Contents">
      <style:text-properties officeooo:rsid="00d107eb" officeooo:paragraph-rsid="00d107eb"/>
    </style:style>
    <style:style style:name="P725" style:family="paragraph" style:parent-style-name="Table_20_Contents">
      <style:text-properties officeooo:rsid="00d18b36" officeooo:paragraph-rsid="00d18b36"/>
    </style:style>
    <style:style style:name="P726" style:family="paragraph" style:parent-style-name="Table_20_Contents">
      <style:text-properties officeooo:rsid="00d28458" officeooo:paragraph-rsid="00d28458"/>
    </style:style>
    <style:style style:name="P727" style:family="paragraph" style:parent-style-name="Table_20_Contents">
      <style:text-properties officeooo:rsid="00d47500" officeooo:paragraph-rsid="00d47500"/>
    </style:style>
    <style:style style:name="P728" style:family="paragraph" style:parent-style-name="Table_20_Contents">
      <style:text-properties officeooo:rsid="00d52790" officeooo:paragraph-rsid="00d52790"/>
    </style:style>
    <style:style style:name="P729" style:family="paragraph" style:parent-style-name="Table_20_Contents">
      <style:text-properties officeooo:rsid="00d6eb11" officeooo:paragraph-rsid="00d6eb11"/>
    </style:style>
    <style:style style:name="P730" style:family="paragraph" style:parent-style-name="Table_20_Contents">
      <style:text-properties officeooo:rsid="00d7ab91" officeooo:paragraph-rsid="00d7ab91"/>
    </style:style>
    <style:style style:name="P731" style:family="paragraph" style:parent-style-name="Table_20_Contents">
      <style:text-properties officeooo:rsid="00d8ddee" officeooo:paragraph-rsid="00d8ddee"/>
    </style:style>
    <style:style style:name="P732" style:family="paragraph" style:parent-style-name="Table_20_Contents">
      <style:text-properties officeooo:rsid="00d9c619" officeooo:paragraph-rsid="00d9c619"/>
    </style:style>
    <style:style style:name="P733" style:family="paragraph" style:parent-style-name="Table_20_Contents">
      <style:text-properties officeooo:rsid="00da2a6a" officeooo:paragraph-rsid="00da2a6a"/>
    </style:style>
    <style:style style:name="P734" style:family="paragraph" style:parent-style-name="Table_20_Contents">
      <style:text-properties officeooo:rsid="00dbbb0a" officeooo:paragraph-rsid="00dbbb0a"/>
    </style:style>
    <style:style style:name="P735" style:family="paragraph" style:parent-style-name="Table_20_Contents">
      <style:text-properties officeooo:rsid="00dccd9e" officeooo:paragraph-rsid="00dccd9e"/>
    </style:style>
    <style:style style:name="P736" style:family="paragraph" style:parent-style-name="Table_20_Contents">
      <style:text-properties officeooo:rsid="00de3183" officeooo:paragraph-rsid="00de3183"/>
    </style:style>
    <style:style style:name="P737" style:family="paragraph" style:parent-style-name="Table_20_Contents">
      <style:text-properties officeooo:rsid="00df37e2" officeooo:paragraph-rsid="00df37e2"/>
    </style:style>
    <style:style style:name="P738" style:family="paragraph" style:parent-style-name="Table_20_Contents">
      <style:text-properties officeooo:rsid="00e0dbdf" officeooo:paragraph-rsid="00e0dbdf"/>
    </style:style>
    <style:style style:name="P739" style:family="paragraph" style:parent-style-name="Table_20_Contents">
      <style:text-properties officeooo:rsid="00e11a20" officeooo:paragraph-rsid="00e11a20"/>
    </style:style>
    <style:style style:name="P740" style:family="paragraph" style:parent-style-name="Table_20_Contents">
      <style:text-properties officeooo:rsid="00e25d74" officeooo:paragraph-rsid="00e25d74"/>
    </style:style>
    <style:style style:name="P741" style:family="paragraph" style:parent-style-name="Table_20_Contents">
      <style:text-properties officeooo:rsid="00e3a846" officeooo:paragraph-rsid="00e3a846"/>
    </style:style>
    <style:style style:name="P742" style:family="paragraph" style:parent-style-name="Table_20_Contents">
      <style:text-properties officeooo:rsid="00e69136" officeooo:paragraph-rsid="00e69136"/>
    </style:style>
    <style:style style:name="P743" style:family="paragraph" style:parent-style-name="Table_20_Contents">
      <style:text-properties officeooo:rsid="00e865d8" officeooo:paragraph-rsid="00e865d8"/>
    </style:style>
    <style:style style:name="P744" style:family="paragraph" style:parent-style-name="Table_20_Contents">
      <style:text-properties officeooo:rsid="00e958a2" officeooo:paragraph-rsid="00e958a2"/>
    </style:style>
    <style:style style:name="P745" style:family="paragraph" style:parent-style-name="Table_20_Contents">
      <style:text-properties officeooo:rsid="00ea675c" officeooo:paragraph-rsid="00ea675c"/>
    </style:style>
    <style:style style:name="P746" style:family="paragraph" style:parent-style-name="Table_20_Contents">
      <style:text-properties officeooo:rsid="00ec588c" officeooo:paragraph-rsid="00ec588c"/>
    </style:style>
    <style:style style:name="P747" style:family="paragraph" style:parent-style-name="Table_20_Contents">
      <style:text-properties officeooo:rsid="00eda1ff" officeooo:paragraph-rsid="00eda1ff"/>
    </style:style>
    <style:style style:name="P748" style:family="paragraph" style:parent-style-name="Table_20_Contents">
      <style:text-properties officeooo:rsid="00ef46db" officeooo:paragraph-rsid="00ef46db"/>
    </style:style>
    <style:style style:name="P749" style:family="paragraph" style:parent-style-name="Table_20_Contents">
      <style:text-properties officeooo:rsid="00efd9c5" officeooo:paragraph-rsid="00efd9c5"/>
    </style:style>
    <style:style style:name="P750" style:family="paragraph" style:parent-style-name="Table_20_Contents">
      <style:text-properties officeooo:rsid="00f248cd" officeooo:paragraph-rsid="00f248cd"/>
    </style:style>
    <style:style style:name="P751" style:family="paragraph" style:parent-style-name="Table_20_Contents">
      <style:text-properties officeooo:rsid="00f41969" officeooo:paragraph-rsid="00f41969"/>
    </style:style>
    <style:style style:name="P752" style:family="paragraph" style:parent-style-name="Table_20_Contents">
      <style:text-properties officeooo:rsid="00f4fe91" officeooo:paragraph-rsid="00f4fe91"/>
    </style:style>
    <style:style style:name="P753" style:family="paragraph" style:parent-style-name="Table_20_Contents">
      <style:text-properties officeooo:rsid="00f68b2c" officeooo:paragraph-rsid="00f68b2c"/>
    </style:style>
    <style:style style:name="P754" style:family="paragraph" style:parent-style-name="Table_20_Contents">
      <style:text-properties officeooo:rsid="00f6fb3c" officeooo:paragraph-rsid="00f6fb3c"/>
    </style:style>
    <style:style style:name="P755" style:family="paragraph" style:parent-style-name="Table_20_Contents">
      <style:text-properties officeooo:rsid="00f82b18" officeooo:paragraph-rsid="00f82b18"/>
    </style:style>
    <style:style style:name="P756" style:family="paragraph" style:parent-style-name="Table_20_Contents">
      <style:text-properties officeooo:rsid="00f9c930" officeooo:paragraph-rsid="00f9c930"/>
    </style:style>
    <style:style style:name="P757" style:family="paragraph" style:parent-style-name="Table_20_Contents">
      <style:text-properties officeooo:rsid="00fa28be" officeooo:paragraph-rsid="00fa28be"/>
    </style:style>
    <style:style style:name="P758" style:family="paragraph" style:parent-style-name="Table_20_Contents">
      <style:text-properties officeooo:rsid="00fa778e" officeooo:paragraph-rsid="00fa778e"/>
    </style:style>
    <style:style style:name="P759" style:family="paragraph" style:parent-style-name="Table_20_Contents">
      <style:text-properties officeooo:rsid="00fbccdb" officeooo:paragraph-rsid="00fbccdb"/>
    </style:style>
    <style:style style:name="P760" style:family="paragraph" style:parent-style-name="Table_20_Contents">
      <style:text-properties officeooo:rsid="00fd1b70" officeooo:paragraph-rsid="00ff0909"/>
    </style:style>
    <style:style style:name="P761" style:family="paragraph" style:parent-style-name="Table_20_Contents">
      <style:text-properties officeooo:rsid="00ff0909" officeooo:paragraph-rsid="00ff0909"/>
    </style:style>
    <style:style style:name="P762" style:family="paragraph" style:parent-style-name="Table_20_Contents">
      <style:text-properties officeooo:rsid="00ffb0e5" officeooo:paragraph-rsid="00ffb0e5"/>
    </style:style>
    <style:style style:name="P763" style:family="paragraph" style:parent-style-name="Table_20_Contents">
      <style:text-properties officeooo:rsid="00fff4a7" officeooo:paragraph-rsid="00fff4a7"/>
    </style:style>
    <style:style style:name="P764" style:family="paragraph" style:parent-style-name="Table_20_Contents">
      <style:text-properties officeooo:rsid="01019099" officeooo:paragraph-rsid="01019099"/>
    </style:style>
    <style:style style:name="P765" style:family="paragraph" style:parent-style-name="Table_20_Contents">
      <style:text-properties officeooo:rsid="0101e94a" officeooo:paragraph-rsid="0101e94a"/>
    </style:style>
    <style:style style:name="P766" style:family="paragraph" style:parent-style-name="Table_20_Contents">
      <style:text-properties officeooo:rsid="010588ca" officeooo:paragraph-rsid="010588ca"/>
    </style:style>
    <style:style style:name="P767" style:family="paragraph" style:parent-style-name="Table_20_Contents">
      <style:text-properties officeooo:rsid="01072146" officeooo:paragraph-rsid="01072146"/>
    </style:style>
    <style:style style:name="P768" style:family="paragraph" style:parent-style-name="Table_20_Contents">
      <style:text-properties officeooo:rsid="0108b30e" officeooo:paragraph-rsid="0108b30e"/>
    </style:style>
    <style:style style:name="P769" style:family="paragraph" style:parent-style-name="Table_20_Contents">
      <style:text-properties officeooo:rsid="010a4cb9" officeooo:paragraph-rsid="010a4cb9"/>
    </style:style>
    <style:style style:name="P770" style:family="paragraph" style:parent-style-name="Table_20_Contents">
      <style:text-properties officeooo:rsid="010b8a68" officeooo:paragraph-rsid="010b8a68"/>
    </style:style>
    <style:style style:name="P771" style:family="paragraph" style:parent-style-name="Table_20_Contents">
      <style:text-properties officeooo:rsid="010c31f7" officeooo:paragraph-rsid="010c31f7"/>
    </style:style>
    <style:style style:name="P772" style:family="paragraph" style:parent-style-name="Table_20_Contents">
      <style:text-properties officeooo:rsid="010d164c" officeooo:paragraph-rsid="010d164c"/>
    </style:style>
    <style:style style:name="P773" style:family="paragraph" style:parent-style-name="Table_20_Contents">
      <style:text-properties officeooo:rsid="010d7eae" officeooo:paragraph-rsid="010f3d41"/>
    </style:style>
    <style:style style:name="P774" style:family="paragraph" style:parent-style-name="Table_20_Contents">
      <style:text-properties officeooo:rsid="010f3d41" officeooo:paragraph-rsid="010f3d41"/>
    </style:style>
    <style:style style:name="P775" style:family="paragraph" style:parent-style-name="Table_20_Contents">
      <style:text-properties officeooo:rsid="011121d6" officeooo:paragraph-rsid="011121d6"/>
    </style:style>
    <style:style style:name="P776" style:family="paragraph" style:parent-style-name="Table_20_Contents">
      <style:text-properties officeooo:rsid="01124726" officeooo:paragraph-rsid="01124726"/>
    </style:style>
    <style:style style:name="P777" style:family="paragraph" style:parent-style-name="Table_20_Contents">
      <style:text-properties officeooo:rsid="01128273" officeooo:paragraph-rsid="01128273"/>
    </style:style>
    <style:style style:name="P778" style:family="paragraph" style:parent-style-name="Table_20_Contents">
      <style:text-properties officeooo:rsid="0112989a" officeooo:paragraph-rsid="0112989a"/>
    </style:style>
    <style:style style:name="P779" style:family="paragraph" style:parent-style-name="Table_20_Contents">
      <style:text-properties officeooo:rsid="01135369" officeooo:paragraph-rsid="01135369"/>
    </style:style>
    <style:style style:name="P780" style:family="paragraph" style:parent-style-name="Table_20_Contents">
      <style:text-properties officeooo:rsid="01141b28" officeooo:paragraph-rsid="01141b28"/>
    </style:style>
    <style:style style:name="P781" style:family="paragraph" style:parent-style-name="Table_20_Contents">
      <style:text-properties officeooo:rsid="0114315a" officeooo:paragraph-rsid="0114315a"/>
    </style:style>
    <style:style style:name="P782" style:family="paragraph" style:parent-style-name="Table_20_Contents">
      <style:text-properties officeooo:rsid="01163109" officeooo:paragraph-rsid="01163109"/>
    </style:style>
    <style:style style:name="P783" style:family="paragraph" style:parent-style-name="Table_20_Contents">
      <style:text-properties officeooo:rsid="01175ccc" officeooo:paragraph-rsid="01175ccc"/>
    </style:style>
    <style:style style:name="P784" style:family="paragraph" style:parent-style-name="Table_20_Contents">
      <style:text-properties officeooo:rsid="0118b6fd" officeooo:paragraph-rsid="0118b6fd"/>
    </style:style>
    <style:style style:name="P785" style:family="paragraph" style:parent-style-name="Table_20_Contents">
      <style:text-properties officeooo:rsid="0118fcc6" officeooo:paragraph-rsid="0118fcc6"/>
    </style:style>
    <style:style style:name="P786" style:family="paragraph" style:parent-style-name="Table_20_Contents">
      <style:text-properties officeooo:rsid="01193aa3" officeooo:paragraph-rsid="01193aa3"/>
    </style:style>
    <style:style style:name="P787" style:family="paragraph" style:parent-style-name="Table_20_Contents">
      <style:text-properties officeooo:rsid="0119808e" officeooo:paragraph-rsid="0119808e"/>
    </style:style>
    <style:style style:name="P788" style:family="paragraph" style:parent-style-name="Table_20_Contents">
      <style:text-properties officeooo:rsid="011b5549" officeooo:paragraph-rsid="011b5549"/>
    </style:style>
    <style:style style:name="P789" style:family="paragraph" style:parent-style-name="Table_20_Contents">
      <style:text-properties officeooo:rsid="011cabfb" officeooo:paragraph-rsid="011cabfb"/>
    </style:style>
    <style:style style:name="P790" style:family="paragraph" style:parent-style-name="Table_20_Contents">
      <style:text-properties officeooo:rsid="011e57ca" officeooo:paragraph-rsid="011e57ca"/>
    </style:style>
    <style:style style:name="P791" style:family="paragraph" style:parent-style-name="Table_20_Contents">
      <style:text-properties officeooo:rsid="011fe129" officeooo:paragraph-rsid="011fe129"/>
    </style:style>
    <style:style style:name="P792" style:family="paragraph" style:parent-style-name="Table_20_Contents">
      <style:text-properties officeooo:rsid="01206d23" officeooo:paragraph-rsid="01206d23"/>
    </style:style>
    <style:style style:name="P793" style:family="paragraph" style:parent-style-name="Table_20_Contents">
      <style:text-properties officeooo:rsid="0120732b" officeooo:paragraph-rsid="0120732b"/>
    </style:style>
    <style:style style:name="P794" style:family="paragraph" style:parent-style-name="Table_20_Contents">
      <style:text-properties officeooo:rsid="01210703" officeooo:paragraph-rsid="01210703"/>
    </style:style>
    <style:style style:name="P795" style:family="paragraph" style:parent-style-name="Table_20_Contents">
      <style:text-properties officeooo:rsid="01225b20" officeooo:paragraph-rsid="01225b20"/>
    </style:style>
    <style:style style:name="P796" style:family="paragraph" style:parent-style-name="Table_20_Contents">
      <style:text-properties officeooo:rsid="0122c46f" officeooo:paragraph-rsid="011cabfb"/>
    </style:style>
    <style:style style:name="P797" style:family="paragraph" style:parent-style-name="Table_20_Contents">
      <style:text-properties officeooo:rsid="01245f26" officeooo:paragraph-rsid="01245f26"/>
    </style:style>
    <style:style style:name="P798" style:family="paragraph" style:parent-style-name="Table_20_Contents">
      <style:text-properties officeooo:rsid="012482c1" officeooo:paragraph-rsid="012482c1"/>
    </style:style>
    <style:style style:name="P799" style:family="paragraph" style:parent-style-name="Table_20_Contents">
      <style:text-properties officeooo:rsid="01256950" officeooo:paragraph-rsid="01256950"/>
    </style:style>
    <style:style style:name="P800" style:family="paragraph" style:parent-style-name="Table_20_Contents">
      <style:text-properties officeooo:rsid="01268fe7" officeooo:paragraph-rsid="01268fe7"/>
    </style:style>
    <style:style style:name="P801" style:family="paragraph" style:parent-style-name="Table_20_Contents">
      <style:text-properties officeooo:rsid="01288be0" officeooo:paragraph-rsid="01288be0"/>
    </style:style>
    <style:style style:name="P802" style:family="paragraph" style:parent-style-name="Table_20_Contents">
      <style:text-properties officeooo:rsid="012904fa" officeooo:paragraph-rsid="012904fa"/>
    </style:style>
    <style:style style:name="P803" style:family="paragraph" style:parent-style-name="Table_20_Contents">
      <style:text-properties officeooo:rsid="012ad183" officeooo:paragraph-rsid="012ad183"/>
    </style:style>
    <style:style style:name="P804" style:family="paragraph" style:parent-style-name="Table_20_Contents">
      <style:text-properties officeooo:rsid="012c73d9" officeooo:paragraph-rsid="012c73d9"/>
    </style:style>
    <style:style style:name="P805" style:family="paragraph" style:parent-style-name="Table_20_Contents">
      <style:text-properties officeooo:rsid="012c7e7e" officeooo:paragraph-rsid="012c7e7e"/>
    </style:style>
    <style:style style:name="P806" style:family="paragraph" style:parent-style-name="Table_20_Contents">
      <style:text-properties officeooo:rsid="012e553b" officeooo:paragraph-rsid="012e553b"/>
    </style:style>
    <style:style style:name="P807" style:family="paragraph" style:parent-style-name="Table_20_Contents">
      <style:text-properties officeooo:rsid="012f1d3c" officeooo:paragraph-rsid="012f1d3c"/>
    </style:style>
    <style:style style:name="P808" style:family="paragraph" style:parent-style-name="Table_20_Contents">
      <style:text-properties officeooo:rsid="012f3c48" officeooo:paragraph-rsid="012f3c48"/>
    </style:style>
    <style:style style:name="P809" style:family="paragraph" style:parent-style-name="Table_20_Contents">
      <style:text-properties officeooo:rsid="012fc4b0" officeooo:paragraph-rsid="012fc4b0"/>
    </style:style>
    <style:style style:name="P810" style:family="paragraph" style:parent-style-name="Table_20_Contents">
      <style:text-properties officeooo:rsid="012ffd6d" officeooo:paragraph-rsid="012ffd6d"/>
    </style:style>
    <style:style style:name="P811" style:family="paragraph" style:parent-style-name="Table_20_Contents">
      <style:text-properties officeooo:rsid="0131f313" officeooo:paragraph-rsid="0131f313"/>
    </style:style>
    <style:style style:name="P812" style:family="paragraph" style:parent-style-name="Table_20_Contents">
      <style:text-properties officeooo:rsid="0134040f" officeooo:paragraph-rsid="0134040f"/>
    </style:style>
    <style:style style:name="P813" style:family="paragraph" style:parent-style-name="Table_20_Contents">
      <style:text-properties officeooo:rsid="01346dea" officeooo:paragraph-rsid="01346dea"/>
    </style:style>
    <style:style style:name="P814" style:family="paragraph" style:parent-style-name="Table_20_Contents">
      <style:text-properties officeooo:rsid="0134e1e2" officeooo:paragraph-rsid="0134e1e2"/>
    </style:style>
    <style:style style:name="P815" style:family="paragraph" style:parent-style-name="Table_20_Contents">
      <style:text-properties officeooo:rsid="01353239" officeooo:paragraph-rsid="01353239"/>
    </style:style>
    <style:style style:name="P816" style:family="paragraph" style:parent-style-name="Table_20_Contents">
      <style:text-properties officeooo:rsid="01370bab" officeooo:paragraph-rsid="01370bab"/>
    </style:style>
    <style:style style:name="P817" style:family="paragraph" style:parent-style-name="Table_20_Contents">
      <style:text-properties officeooo:rsid="01376567" officeooo:paragraph-rsid="01382fa0"/>
    </style:style>
    <style:style style:name="P818" style:family="paragraph" style:parent-style-name="Table_20_Contents">
      <style:text-properties officeooo:rsid="01382fa0" officeooo:paragraph-rsid="01382fa0"/>
    </style:style>
    <style:style style:name="P819" style:family="paragraph" style:parent-style-name="Table_20_Contents">
      <style:text-properties officeooo:rsid="01390c97" officeooo:paragraph-rsid="01390c97"/>
    </style:style>
    <style:style style:name="P820" style:family="paragraph" style:parent-style-name="Table_20_Contents">
      <style:text-properties officeooo:rsid="0139d0e2" officeooo:paragraph-rsid="0139d0e2"/>
    </style:style>
    <style:style style:name="P821" style:family="paragraph" style:parent-style-name="Table_20_Contents">
      <style:text-properties officeooo:rsid="013a8431" officeooo:paragraph-rsid="013a8431"/>
    </style:style>
    <style:style style:name="P822" style:family="paragraph" style:parent-style-name="Table_20_Contents">
      <style:text-properties officeooo:rsid="013adf7f" officeooo:paragraph-rsid="013adf7f"/>
    </style:style>
    <style:style style:name="P823" style:family="paragraph" style:parent-style-name="Table_20_Contents">
      <style:text-properties officeooo:rsid="013bb376" officeooo:paragraph-rsid="013bb376"/>
    </style:style>
    <style:style style:name="P824" style:family="paragraph" style:parent-style-name="Table_20_Contents">
      <style:text-properties officeooo:rsid="013dad0e" officeooo:paragraph-rsid="013dad0e"/>
    </style:style>
    <style:style style:name="P825" style:family="paragraph" style:parent-style-name="Table_20_Contents">
      <style:text-properties officeooo:rsid="013f6aa1" officeooo:paragraph-rsid="013f6aa1"/>
    </style:style>
    <style:style style:name="P826" style:family="paragraph" style:parent-style-name="Table_20_Contents">
      <style:text-properties officeooo:rsid="01409067" officeooo:paragraph-rsid="01409067"/>
    </style:style>
    <style:style style:name="P827" style:family="paragraph" style:parent-style-name="Table_20_Contents">
      <style:text-properties officeooo:rsid="01409e70" officeooo:paragraph-rsid="01409e70"/>
    </style:style>
    <style:style style:name="P828" style:family="paragraph" style:parent-style-name="Table_20_Contents">
      <style:text-properties officeooo:rsid="0141802a" officeooo:paragraph-rsid="0141802a"/>
    </style:style>
    <style:style style:name="P829" style:family="paragraph" style:parent-style-name="Table_20_Contents">
      <style:text-properties officeooo:rsid="01427f1e" officeooo:paragraph-rsid="01427f1e"/>
    </style:style>
    <style:style style:name="P830" style:family="paragraph" style:parent-style-name="Table_20_Contents">
      <style:text-properties officeooo:rsid="01433e53" officeooo:paragraph-rsid="01433e53"/>
    </style:style>
    <style:style style:name="P831" style:family="paragraph" style:parent-style-name="Table_20_Contents">
      <style:text-properties officeooo:rsid="0144a4ab" officeooo:paragraph-rsid="0144a4ab"/>
    </style:style>
    <style:style style:name="P832" style:family="paragraph" style:parent-style-name="Table_20_Contents">
      <style:text-properties officeooo:rsid="0144b7cc" officeooo:paragraph-rsid="0144b7cc"/>
    </style:style>
    <style:style style:name="P833" style:family="paragraph" style:parent-style-name="Table_20_Contents">
      <style:text-properties officeooo:rsid="01460158" officeooo:paragraph-rsid="01460158"/>
    </style:style>
    <style:style style:name="P834" style:family="paragraph" style:parent-style-name="Table_20_Contents">
      <style:text-properties officeooo:rsid="0147014c" officeooo:paragraph-rsid="0147014c"/>
    </style:style>
    <style:style style:name="P835" style:family="paragraph" style:parent-style-name="Table_20_Contents">
      <style:text-properties officeooo:rsid="0147da70" officeooo:paragraph-rsid="0147da70"/>
    </style:style>
    <style:style style:name="P836" style:family="paragraph" style:parent-style-name="Table_20_Contents">
      <style:text-properties officeooo:rsid="01495865" officeooo:paragraph-rsid="01495865"/>
    </style:style>
    <style:style style:name="P837" style:family="paragraph" style:parent-style-name="Table_20_Contents">
      <style:text-properties officeooo:rsid="014b7f65" officeooo:paragraph-rsid="014b7f65"/>
    </style:style>
    <style:style style:name="P838" style:family="paragraph" style:parent-style-name="Table_20_Contents">
      <style:text-properties officeooo:rsid="014c2aa8" officeooo:paragraph-rsid="014c2aa8"/>
    </style:style>
    <style:style style:name="P839" style:family="paragraph" style:parent-style-name="Table_20_Contents">
      <style:text-properties officeooo:rsid="014d782d" officeooo:paragraph-rsid="014d782d"/>
    </style:style>
    <style:style style:name="P840" style:family="paragraph" style:parent-style-name="Table_20_Contents">
      <style:text-properties officeooo:rsid="014de685" officeooo:paragraph-rsid="014de685"/>
    </style:style>
    <style:style style:name="P841" style:family="paragraph" style:parent-style-name="Table_20_Contents">
      <style:text-properties officeooo:rsid="014e31ad" officeooo:paragraph-rsid="014e31ad"/>
    </style:style>
    <style:style style:name="P842" style:family="paragraph" style:parent-style-name="Table_20_Contents">
      <style:text-properties officeooo:rsid="014f1a0c" officeooo:paragraph-rsid="014f1a0c"/>
    </style:style>
    <style:style style:name="P843" style:family="paragraph" style:parent-style-name="Table_20_Contents">
      <style:text-properties officeooo:rsid="0150dc2e" officeooo:paragraph-rsid="0150dc2e"/>
    </style:style>
    <style:style style:name="P844" style:family="paragraph" style:parent-style-name="Table_20_Contents">
      <style:text-properties officeooo:rsid="0150e307" officeooo:paragraph-rsid="0150e307"/>
    </style:style>
    <style:style style:name="P845" style:family="paragraph" style:parent-style-name="Table_20_Contents">
      <style:text-properties officeooo:rsid="01517e47" officeooo:paragraph-rsid="01517e47"/>
    </style:style>
    <style:style style:name="P846" style:family="paragraph" style:parent-style-name="Table_20_Contents">
      <style:text-properties officeooo:rsid="01536f1c" officeooo:paragraph-rsid="01536f1c"/>
    </style:style>
    <style:style style:name="P847" style:family="paragraph" style:parent-style-name="Table_20_Contents">
      <style:text-properties officeooo:rsid="01543f7c" officeooo:paragraph-rsid="01543f7c"/>
    </style:style>
    <style:style style:name="P848" style:family="paragraph" style:parent-style-name="Table_20_Contents">
      <style:text-properties officeooo:rsid="015627e7" officeooo:paragraph-rsid="015627e7"/>
    </style:style>
    <style:style style:name="P849" style:family="paragraph" style:parent-style-name="Table_20_Contents">
      <style:text-properties officeooo:rsid="0157747d" officeooo:paragraph-rsid="0157747d"/>
    </style:style>
    <style:style style:name="P850" style:family="paragraph" style:parent-style-name="Table_20_Contents">
      <style:text-properties officeooo:rsid="01586a16" officeooo:paragraph-rsid="01586a16"/>
    </style:style>
    <style:style style:name="P851" style:family="paragraph" style:parent-style-name="Table_20_Contents">
      <style:text-properties officeooo:rsid="0158e708" officeooo:paragraph-rsid="0158e708"/>
    </style:style>
    <style:style style:name="P852" style:family="paragraph" style:parent-style-name="Table_20_Contents">
      <style:text-properties officeooo:rsid="015928c6" officeooo:paragraph-rsid="015928c6"/>
    </style:style>
    <style:style style:name="P853" style:family="paragraph" style:parent-style-name="Table_20_Contents">
      <style:text-properties officeooo:rsid="015a0cc6" officeooo:paragraph-rsid="015a0cc6"/>
    </style:style>
    <style:style style:name="P854" style:family="paragraph" style:parent-style-name="Table_20_Contents">
      <style:text-properties officeooo:rsid="015bf73a" officeooo:paragraph-rsid="015bf73a"/>
    </style:style>
    <style:style style:name="P855" style:family="paragraph" style:parent-style-name="Table_20_Contents">
      <style:text-properties officeooo:rsid="015ceacc" officeooo:paragraph-rsid="015ceacc"/>
    </style:style>
    <style:style style:name="P856" style:family="paragraph" style:parent-style-name="Table_20_Contents">
      <style:text-properties officeooo:rsid="015da81b" officeooo:paragraph-rsid="015da81b"/>
    </style:style>
    <style:style style:name="P857" style:family="paragraph" style:parent-style-name="Table_20_Contents">
      <style:text-properties officeooo:rsid="015db745" officeooo:paragraph-rsid="015db745"/>
    </style:style>
    <style:style style:name="P858" style:family="paragraph" style:parent-style-name="Table_20_Contents">
      <style:text-properties officeooo:rsid="015f18e8" officeooo:paragraph-rsid="015f18e8"/>
    </style:style>
    <style:style style:name="P859" style:family="paragraph" style:parent-style-name="Table_20_Contents">
      <style:text-properties officeooo:rsid="01603210" officeooo:paragraph-rsid="01603210"/>
    </style:style>
    <style:style style:name="P860" style:family="paragraph" style:parent-style-name="Table_20_Contents">
      <style:text-properties officeooo:rsid="01612d91" officeooo:paragraph-rsid="01612d91"/>
    </style:style>
    <style:style style:name="P861" style:family="paragraph" style:parent-style-name="Table_20_Contents">
      <style:text-properties officeooo:rsid="01615760" officeooo:paragraph-rsid="01615760"/>
    </style:style>
    <style:style style:name="P862" style:family="paragraph" style:parent-style-name="Table_20_Contents">
      <style:text-properties officeooo:rsid="0161ab96" officeooo:paragraph-rsid="0161ab96"/>
    </style:style>
    <style:style style:name="P863" style:family="paragraph" style:parent-style-name="Table_20_Contents">
      <style:text-properties officeooo:rsid="0161c0a1" officeooo:paragraph-rsid="0161c0a1"/>
    </style:style>
    <style:style style:name="P864" style:family="paragraph" style:parent-style-name="Table_20_Contents">
      <style:text-properties officeooo:rsid="0165b660" officeooo:paragraph-rsid="0165b660"/>
    </style:style>
    <style:style style:name="P865" style:family="paragraph" style:parent-style-name="Table_20_Contents">
      <style:text-properties officeooo:rsid="0166dc0d" officeooo:paragraph-rsid="0166dc0d"/>
    </style:style>
    <style:style style:name="P866" style:family="paragraph" style:parent-style-name="Table_20_Contents">
      <style:text-properties officeooo:rsid="01682bf6" officeooo:paragraph-rsid="01682bf6"/>
    </style:style>
    <style:style style:name="P867" style:family="paragraph" style:parent-style-name="Table_20_Contents">
      <style:text-properties officeooo:rsid="01691ffe" officeooo:paragraph-rsid="01691ffe"/>
    </style:style>
    <style:style style:name="P868" style:family="paragraph" style:parent-style-name="Table_20_Contents">
      <style:text-properties officeooo:rsid="016b18eb" officeooo:paragraph-rsid="016b18eb"/>
    </style:style>
    <style:style style:name="P869" style:family="paragraph" style:parent-style-name="Table_20_Contents">
      <style:text-properties officeooo:rsid="016d1365" officeooo:paragraph-rsid="016d1365"/>
    </style:style>
    <style:style style:name="P870" style:family="paragraph" style:parent-style-name="Table_20_Contents">
      <style:text-properties officeooo:rsid="016e9650" officeooo:paragraph-rsid="016e9650"/>
    </style:style>
    <style:style style:name="P871" style:family="paragraph" style:parent-style-name="Table_20_Contents">
      <style:text-properties officeooo:rsid="016faa84" officeooo:paragraph-rsid="016faa84"/>
    </style:style>
    <style:style style:name="P872" style:family="paragraph" style:parent-style-name="Table_20_Contents">
      <style:text-properties officeooo:rsid="01705d6c" officeooo:paragraph-rsid="01705d6c"/>
    </style:style>
    <style:style style:name="P873" style:family="paragraph" style:parent-style-name="Table_20_Contents">
      <style:text-properties officeooo:rsid="0171af94" officeooo:paragraph-rsid="0171af94"/>
    </style:style>
    <style:style style:name="P874" style:family="paragraph" style:parent-style-name="Table_20_Contents">
      <style:text-properties officeooo:rsid="01720eb7" officeooo:paragraph-rsid="01720eb7"/>
    </style:style>
    <style:style style:name="P875" style:family="paragraph" style:parent-style-name="Table_20_Contents">
      <style:text-properties officeooo:rsid="0172e973" officeooo:paragraph-rsid="0172e973"/>
    </style:style>
    <style:style style:name="P876" style:family="paragraph" style:parent-style-name="Table_20_Contents">
      <style:text-properties officeooo:rsid="0173eace" officeooo:paragraph-rsid="0173eace"/>
    </style:style>
    <style:style style:name="P877" style:family="paragraph" style:parent-style-name="Table_20_Contents">
      <style:text-properties officeooo:rsid="01751945" officeooo:paragraph-rsid="01751945"/>
    </style:style>
    <style:style style:name="P878" style:family="paragraph" style:parent-style-name="Table_20_Contents">
      <style:text-properties fo:font-size="6pt" fo:font-weight="normal" officeooo:paragraph-rsid="0175f94f" style:font-size-asian="6pt" style:font-weight-asian="normal" style:font-size-complex="6pt" style:font-weight-complex="normal"/>
    </style:style>
    <style:style style:name="P879" style:family="paragraph" style:parent-style-name="Table_20_Contents">
      <style:text-properties fo:font-size="6pt" fo:font-weight="normal" officeooo:paragraph-rsid="01ba0ee2" style:font-size-asian="6pt" style:font-weight-asian="normal" style:font-size-complex="6pt" style:font-weight-complex="normal"/>
    </style:style>
    <style:style style:name="P880" style:family="paragraph" style:parent-style-name="Table_20_Contents">
      <style:text-properties fo:font-size="6pt" fo:font-weight="normal" officeooo:paragraph-rsid="02e74d7a" style:font-size-asian="6pt" style:font-weight-asian="normal" style:font-size-complex="6pt" style:font-weight-complex="normal"/>
    </style:style>
    <style:style style:name="P881" style:family="paragraph" style:parent-style-name="Table_20_Contents">
      <style:text-properties officeooo:rsid="0175f94f" officeooo:paragraph-rsid="0175f94f"/>
    </style:style>
    <style:style style:name="P882" style:family="paragraph" style:parent-style-name="Table_20_Contents">
      <style:text-properties officeooo:rsid="0176df3c" officeooo:paragraph-rsid="0176df3c"/>
    </style:style>
    <style:style style:name="P883" style:family="paragraph" style:parent-style-name="Table_20_Contents">
      <style:text-properties officeooo:rsid="01792070" officeooo:paragraph-rsid="01792070"/>
    </style:style>
    <style:style style:name="P884" style:family="paragraph" style:parent-style-name="Table_20_Contents">
      <style:text-properties officeooo:rsid="017a8e75" officeooo:paragraph-rsid="017a8e75"/>
    </style:style>
    <style:style style:name="P885" style:family="paragraph" style:parent-style-name="Table_20_Contents">
      <style:text-properties officeooo:rsid="017c870b" officeooo:paragraph-rsid="017c870b"/>
    </style:style>
    <style:style style:name="P886" style:family="paragraph" style:parent-style-name="Table_20_Contents">
      <style:text-properties officeooo:rsid="017dc31f" officeooo:paragraph-rsid="017dc31f"/>
    </style:style>
    <style:style style:name="P887" style:family="paragraph" style:parent-style-name="Table_20_Contents">
      <style:text-properties officeooo:rsid="017df468" officeooo:paragraph-rsid="017df468"/>
    </style:style>
    <style:style style:name="P888" style:family="paragraph" style:parent-style-name="Table_20_Contents">
      <style:text-properties officeooo:rsid="017e677a" officeooo:paragraph-rsid="017e677a"/>
    </style:style>
    <style:style style:name="P889" style:family="paragraph" style:parent-style-name="Table_20_Contents">
      <style:text-properties officeooo:rsid="0180aa5b" officeooo:paragraph-rsid="0180aa5b"/>
    </style:style>
    <style:style style:name="P890" style:family="paragraph" style:parent-style-name="Table_20_Contents">
      <style:text-properties officeooo:rsid="0184decd" officeooo:paragraph-rsid="0184decd"/>
    </style:style>
    <style:style style:name="P891" style:family="paragraph" style:parent-style-name="Table_20_Contents">
      <style:text-properties officeooo:rsid="01861be4" officeooo:paragraph-rsid="01861be4"/>
    </style:style>
    <style:style style:name="P892" style:family="paragraph" style:parent-style-name="Table_20_Contents">
      <style:text-properties officeooo:rsid="0186860a" officeooo:paragraph-rsid="0186860a"/>
    </style:style>
    <style:style style:name="P893" style:family="paragraph" style:parent-style-name="Table_20_Contents">
      <style:text-properties officeooo:rsid="0186a8e2" officeooo:paragraph-rsid="0186a8e2"/>
    </style:style>
    <style:style style:name="P894" style:family="paragraph" style:parent-style-name="Table_20_Contents">
      <style:text-properties officeooo:rsid="0186b35b" officeooo:paragraph-rsid="0186b35b"/>
    </style:style>
    <style:style style:name="P895" style:family="paragraph" style:parent-style-name="Table_20_Contents">
      <style:text-properties officeooo:rsid="01877731" officeooo:paragraph-rsid="01877731"/>
    </style:style>
    <style:style style:name="P896" style:family="paragraph" style:parent-style-name="Table_20_Contents">
      <style:text-properties officeooo:rsid="01894a2d" officeooo:paragraph-rsid="01894a2d"/>
    </style:style>
    <style:style style:name="P897" style:family="paragraph" style:parent-style-name="Table_20_Contents">
      <style:text-properties officeooo:rsid="018b27bc" officeooo:paragraph-rsid="018b27bc"/>
    </style:style>
    <style:style style:name="P898" style:family="paragraph" style:parent-style-name="Table_20_Contents">
      <style:text-properties officeooo:rsid="018bef3f" officeooo:paragraph-rsid="018bef3f"/>
    </style:style>
    <style:style style:name="P899" style:family="paragraph" style:parent-style-name="Table_20_Contents">
      <style:text-properties officeooo:rsid="018da996" officeooo:paragraph-rsid="018da996"/>
    </style:style>
    <style:style style:name="P900" style:family="paragraph" style:parent-style-name="Table_20_Contents">
      <style:text-properties officeooo:rsid="018dd0a5" officeooo:paragraph-rsid="018dd0a5"/>
    </style:style>
    <style:style style:name="P901" style:family="paragraph" style:parent-style-name="Table_20_Contents">
      <style:text-properties officeooo:rsid="018e62a1" officeooo:paragraph-rsid="018e62a1"/>
    </style:style>
    <style:style style:name="P902" style:family="paragraph" style:parent-style-name="Table_20_Contents">
      <style:text-properties officeooo:rsid="018fc3fd" officeooo:paragraph-rsid="018fc3fd"/>
    </style:style>
    <style:style style:name="P903" style:family="paragraph" style:parent-style-name="Table_20_Contents">
      <style:text-properties officeooo:rsid="019273e8" officeooo:paragraph-rsid="019273e8"/>
    </style:style>
    <style:style style:name="P904" style:family="paragraph" style:parent-style-name="Table_20_Contents">
      <style:text-properties officeooo:rsid="01935f62" officeooo:paragraph-rsid="01935f62"/>
    </style:style>
    <style:style style:name="P905" style:family="paragraph" style:parent-style-name="Table_20_Contents">
      <style:text-properties officeooo:rsid="0193de0f" officeooo:paragraph-rsid="0193de0f"/>
    </style:style>
    <style:style style:name="P906" style:family="paragraph" style:parent-style-name="Table_20_Contents">
      <style:text-properties officeooo:rsid="019689bc" officeooo:paragraph-rsid="019689bc"/>
    </style:style>
    <style:style style:name="P907" style:family="paragraph" style:parent-style-name="Table_20_Contents">
      <style:text-properties officeooo:rsid="01976582" officeooo:paragraph-rsid="01976582"/>
    </style:style>
    <style:style style:name="P908" style:family="paragraph" style:parent-style-name="Table_20_Contents">
      <style:text-properties officeooo:rsid="01984983" officeooo:paragraph-rsid="01984983"/>
    </style:style>
    <style:style style:name="P909" style:family="paragraph" style:parent-style-name="Table_20_Contents">
      <style:text-properties officeooo:rsid="0198876a" officeooo:paragraph-rsid="0198876a"/>
    </style:style>
    <style:style style:name="P910" style:family="paragraph" style:parent-style-name="Table_20_Contents">
      <style:text-properties officeooo:rsid="019a56e1" officeooo:paragraph-rsid="019a56e1"/>
    </style:style>
    <style:style style:name="P911" style:family="paragraph" style:parent-style-name="Table_20_Contents">
      <style:text-properties officeooo:rsid="019ba5ac" officeooo:paragraph-rsid="019ba5ac"/>
    </style:style>
    <style:style style:name="P912" style:family="paragraph" style:parent-style-name="Table_20_Contents">
      <style:text-properties officeooo:rsid="019cf6e0" officeooo:paragraph-rsid="019cf6e0"/>
    </style:style>
    <style:style style:name="P913" style:family="paragraph" style:parent-style-name="Table_20_Contents">
      <style:text-properties officeooo:rsid="019e33a2" officeooo:paragraph-rsid="019e33a2"/>
    </style:style>
    <style:style style:name="P914" style:family="paragraph" style:parent-style-name="Table_20_Contents">
      <style:text-properties officeooo:rsid="01a21a49" officeooo:paragraph-rsid="01a21a49"/>
    </style:style>
    <style:style style:name="P915" style:family="paragraph" style:parent-style-name="Table_20_Contents">
      <style:text-properties officeooo:rsid="01a2212f" officeooo:paragraph-rsid="01a2212f"/>
    </style:style>
    <style:style style:name="P916" style:family="paragraph" style:parent-style-name="Table_20_Contents">
      <style:text-properties officeooo:rsid="01a59ddb" officeooo:paragraph-rsid="01a59ddb"/>
    </style:style>
    <style:style style:name="P917" style:family="paragraph" style:parent-style-name="Table_20_Contents">
      <style:text-properties officeooo:rsid="01a6bf99" officeooo:paragraph-rsid="01a6bf99"/>
    </style:style>
    <style:style style:name="P918" style:family="paragraph" style:parent-style-name="Table_20_Contents">
      <style:text-properties officeooo:rsid="01a72acf" officeooo:paragraph-rsid="01a72acf"/>
    </style:style>
    <style:style style:name="P919" style:family="paragraph" style:parent-style-name="Table_20_Contents">
      <style:text-properties officeooo:rsid="01a835ab" officeooo:paragraph-rsid="01a98201"/>
    </style:style>
    <style:style style:name="P920" style:family="paragraph" style:parent-style-name="Table_20_Contents">
      <style:text-properties officeooo:rsid="01a98201" officeooo:paragraph-rsid="01a98201"/>
    </style:style>
    <style:style style:name="P921" style:family="paragraph" style:parent-style-name="Table_20_Contents">
      <style:text-properties officeooo:rsid="01ab779a" officeooo:paragraph-rsid="01ab779a"/>
    </style:style>
    <style:style style:name="P922" style:family="paragraph" style:parent-style-name="Table_20_Contents">
      <style:text-properties officeooo:rsid="01acbf35" officeooo:paragraph-rsid="01acbf35"/>
    </style:style>
    <style:style style:name="P923" style:family="paragraph" style:parent-style-name="Table_20_Contents">
      <style:text-properties officeooo:rsid="01aefd7c" officeooo:paragraph-rsid="01aefd7c"/>
    </style:style>
    <style:style style:name="P924" style:family="paragraph" style:parent-style-name="Table_20_Contents">
      <style:text-properties officeooo:rsid="01afc0cf" officeooo:paragraph-rsid="01afc0cf"/>
    </style:style>
    <style:style style:name="P925" style:family="paragraph" style:parent-style-name="Table_20_Contents">
      <style:text-properties officeooo:rsid="01b1b831" officeooo:paragraph-rsid="01b1b831"/>
    </style:style>
    <style:style style:name="P926" style:family="paragraph" style:parent-style-name="Table_20_Contents">
      <style:text-properties officeooo:rsid="01b241ad" officeooo:paragraph-rsid="01b241ad"/>
    </style:style>
    <style:style style:name="P927" style:family="paragraph" style:parent-style-name="Table_20_Contents">
      <style:text-properties officeooo:rsid="01b2ca58" officeooo:paragraph-rsid="01b2ca58"/>
    </style:style>
    <style:style style:name="P928" style:family="paragraph" style:parent-style-name="Table_20_Contents">
      <style:text-properties officeooo:rsid="01b3264e" officeooo:paragraph-rsid="01b3264e"/>
    </style:style>
    <style:style style:name="P929" style:family="paragraph" style:parent-style-name="Table_20_Contents">
      <style:text-properties officeooo:rsid="01b4cea4" officeooo:paragraph-rsid="01b4cea4"/>
    </style:style>
    <style:style style:name="P930" style:family="paragraph" style:parent-style-name="Table_20_Contents">
      <style:text-properties officeooo:rsid="01b5169e" officeooo:paragraph-rsid="01b5169e"/>
    </style:style>
    <style:style style:name="P931" style:family="paragraph" style:parent-style-name="Table_20_Contents">
      <style:text-properties officeooo:rsid="01b5b810" officeooo:paragraph-rsid="01b5b810"/>
    </style:style>
    <style:style style:name="P932" style:family="paragraph" style:parent-style-name="Table_20_Contents">
      <style:text-properties officeooo:rsid="01b63222" officeooo:paragraph-rsid="01b63222"/>
    </style:style>
    <style:style style:name="P933" style:family="paragraph" style:parent-style-name="Table_20_Contents">
      <style:text-properties officeooo:rsid="01b6eed7" officeooo:paragraph-rsid="01b6eed7"/>
    </style:style>
    <style:style style:name="P934" style:family="paragraph" style:parent-style-name="Table_20_Contents">
      <style:text-properties officeooo:rsid="01ba0ee2" officeooo:paragraph-rsid="01ba0ee2"/>
    </style:style>
    <style:style style:name="P935" style:family="paragraph" style:parent-style-name="Table_20_Contents">
      <style:text-properties officeooo:rsid="01ba7e0e" officeooo:paragraph-rsid="01ba7e0e"/>
    </style:style>
    <style:style style:name="P936" style:family="paragraph" style:parent-style-name="Table_20_Contents">
      <style:text-properties officeooo:rsid="01bdd307" officeooo:paragraph-rsid="01bdd307"/>
    </style:style>
    <style:style style:name="P937" style:family="paragraph" style:parent-style-name="Table_20_Contents">
      <style:text-properties officeooo:rsid="01bf0945" officeooo:paragraph-rsid="01bf0945"/>
    </style:style>
    <style:style style:name="P938" style:family="paragraph" style:parent-style-name="Table_20_Contents">
      <style:text-properties officeooo:rsid="01c0e4b4" officeooo:paragraph-rsid="01c0e4b4"/>
    </style:style>
    <style:style style:name="P939" style:family="paragraph" style:parent-style-name="Table_20_Contents">
      <style:text-properties officeooo:rsid="01c2892a" officeooo:paragraph-rsid="01c2892a"/>
    </style:style>
    <style:style style:name="P940" style:family="paragraph" style:parent-style-name="Table_20_Contents">
      <style:text-properties officeooo:rsid="01c3ccc8" officeooo:paragraph-rsid="01c3ccc8"/>
    </style:style>
    <style:style style:name="P941" style:family="paragraph" style:parent-style-name="Table_20_Contents">
      <style:text-properties officeooo:rsid="01c51270" officeooo:paragraph-rsid="01c51270"/>
    </style:style>
    <style:style style:name="P942" style:family="paragraph" style:parent-style-name="Table_20_Contents">
      <style:text-properties officeooo:rsid="01c6cdc7" officeooo:paragraph-rsid="01c6cdc7"/>
    </style:style>
    <style:style style:name="P943" style:family="paragraph" style:parent-style-name="Table_20_Contents">
      <style:text-properties officeooo:rsid="01c82e32" officeooo:paragraph-rsid="01c82e32"/>
    </style:style>
    <style:style style:name="P944" style:family="paragraph" style:parent-style-name="Table_20_Contents">
      <style:text-properties officeooo:rsid="01c9cdbe" officeooo:paragraph-rsid="01c9cdbe"/>
    </style:style>
    <style:style style:name="P945" style:family="paragraph" style:parent-style-name="Table_20_Contents">
      <style:text-properties officeooo:rsid="01cb4e7d" officeooo:paragraph-rsid="01cb4e7d"/>
    </style:style>
    <style:style style:name="P946" style:family="paragraph" style:parent-style-name="Table_20_Contents">
      <style:text-properties officeooo:rsid="01ccfc44" officeooo:paragraph-rsid="01ccfc44"/>
    </style:style>
    <style:style style:name="P947" style:family="paragraph" style:parent-style-name="Table_20_Contents">
      <style:text-properties officeooo:rsid="01cdc731" officeooo:paragraph-rsid="01cdc731"/>
    </style:style>
    <style:style style:name="P948" style:family="paragraph" style:parent-style-name="Table_20_Contents">
      <style:text-properties officeooo:rsid="01cedf68" officeooo:paragraph-rsid="01cedf68"/>
    </style:style>
    <style:style style:name="P949" style:family="paragraph" style:parent-style-name="Table_20_Contents">
      <style:text-properties officeooo:rsid="01cfd92c" officeooo:paragraph-rsid="01cfd92c"/>
    </style:style>
    <style:style style:name="P950" style:family="paragraph" style:parent-style-name="Table_20_Contents">
      <style:text-properties officeooo:rsid="01d1bfac" officeooo:paragraph-rsid="01d1bfac"/>
    </style:style>
    <style:style style:name="P951" style:family="paragraph" style:parent-style-name="Table_20_Contents">
      <style:text-properties officeooo:rsid="01d36767" officeooo:paragraph-rsid="01d36767"/>
    </style:style>
    <style:style style:name="P952" style:family="paragraph" style:parent-style-name="Table_20_Contents">
      <style:text-properties officeooo:rsid="01d4a6ee" officeooo:paragraph-rsid="01d4a6ee"/>
    </style:style>
    <style:style style:name="P953" style:family="paragraph" style:parent-style-name="Table_20_Contents">
      <style:text-properties officeooo:rsid="01d6b8da" officeooo:paragraph-rsid="01d6b8da"/>
    </style:style>
    <style:style style:name="P954" style:family="paragraph" style:parent-style-name="Table_20_Contents">
      <style:text-properties officeooo:rsid="01d7aa31" officeooo:paragraph-rsid="01d7aa31"/>
    </style:style>
    <style:style style:name="P955" style:family="paragraph" style:parent-style-name="Table_20_Contents">
      <style:text-properties officeooo:rsid="01d7c77a" officeooo:paragraph-rsid="01d7c77a"/>
    </style:style>
    <style:style style:name="P956" style:family="paragraph" style:parent-style-name="Table_20_Contents">
      <style:text-properties officeooo:rsid="01d9a4f7" officeooo:paragraph-rsid="01d9a4f7"/>
    </style:style>
    <style:style style:name="P957" style:family="paragraph" style:parent-style-name="Table_20_Contents">
      <style:text-properties officeooo:rsid="01d9e336" officeooo:paragraph-rsid="01d9e336"/>
    </style:style>
    <style:style style:name="P958" style:family="paragraph" style:parent-style-name="Table_20_Contents">
      <style:text-properties officeooo:rsid="01dba28d" officeooo:paragraph-rsid="01dba28d"/>
    </style:style>
    <style:style style:name="P959" style:family="paragraph" style:parent-style-name="Table_20_Contents">
      <style:text-properties officeooo:rsid="01dd1317" officeooo:paragraph-rsid="01dd1317"/>
    </style:style>
    <style:style style:name="P960" style:family="paragraph" style:parent-style-name="Table_20_Contents">
      <style:text-properties officeooo:rsid="01ddd94b" officeooo:paragraph-rsid="01ddd94b"/>
    </style:style>
    <style:style style:name="P961" style:family="paragraph" style:parent-style-name="Table_20_Contents">
      <style:text-properties officeooo:rsid="01e01b4d" officeooo:paragraph-rsid="01e01b4d"/>
    </style:style>
    <style:style style:name="P962" style:family="paragraph" style:parent-style-name="Table_20_Contents">
      <style:text-properties officeooo:rsid="01e1c451" officeooo:paragraph-rsid="01e1c451"/>
    </style:style>
    <style:style style:name="P963" style:family="paragraph" style:parent-style-name="Table_20_Contents">
      <style:text-properties officeooo:rsid="01e43b11" officeooo:paragraph-rsid="01e43b11"/>
    </style:style>
    <style:style style:name="P964" style:family="paragraph" style:parent-style-name="Table_20_Contents">
      <style:text-properties officeooo:rsid="01e5cef5" officeooo:paragraph-rsid="01e5cef5"/>
    </style:style>
    <style:style style:name="P965" style:family="paragraph" style:parent-style-name="Table_20_Contents">
      <style:text-properties officeooo:rsid="01e78c83" officeooo:paragraph-rsid="01e78c83"/>
    </style:style>
    <style:style style:name="P966" style:family="paragraph" style:parent-style-name="Table_20_Contents">
      <style:text-properties officeooo:rsid="01e86526" officeooo:paragraph-rsid="01e86526"/>
    </style:style>
    <style:style style:name="P967" style:family="paragraph" style:parent-style-name="Table_20_Contents">
      <style:text-properties officeooo:rsid="01e95ffa" officeooo:paragraph-rsid="01e95ffa"/>
    </style:style>
    <style:style style:name="P968" style:family="paragraph" style:parent-style-name="Table_20_Contents">
      <style:text-properties officeooo:rsid="01eb0f98" officeooo:paragraph-rsid="01eb0f98"/>
    </style:style>
    <style:style style:name="P969" style:family="paragraph" style:parent-style-name="Table_20_Contents">
      <style:text-properties officeooo:rsid="01ec4629" officeooo:paragraph-rsid="01ec4629"/>
    </style:style>
    <style:style style:name="P970" style:family="paragraph" style:parent-style-name="Table_20_Contents">
      <style:text-properties officeooo:rsid="01edfadc" officeooo:paragraph-rsid="01edfadc"/>
    </style:style>
    <style:style style:name="P971" style:family="paragraph" style:parent-style-name="Table_20_Contents">
      <style:text-properties officeooo:rsid="01ef3e8f" officeooo:paragraph-rsid="01ef3e8f"/>
    </style:style>
    <style:style style:name="P972" style:family="paragraph" style:parent-style-name="Table_20_Contents">
      <style:text-properties officeooo:rsid="01efd3c1" officeooo:paragraph-rsid="01efd3c1"/>
    </style:style>
    <style:style style:name="P973" style:family="paragraph" style:parent-style-name="Table_20_Contents">
      <style:text-properties officeooo:rsid="01f1cd59" officeooo:paragraph-rsid="01f1cd59"/>
    </style:style>
    <style:style style:name="P974" style:family="paragraph" style:parent-style-name="Table_20_Contents">
      <style:text-properties officeooo:rsid="01f2d1dc" officeooo:paragraph-rsid="01f2d1dc"/>
    </style:style>
    <style:style style:name="P975" style:family="paragraph" style:parent-style-name="Table_20_Contents">
      <style:text-properties officeooo:rsid="01f40f79" officeooo:paragraph-rsid="01f40f79"/>
    </style:style>
    <style:style style:name="P976" style:family="paragraph" style:parent-style-name="Table_20_Contents">
      <style:text-properties officeooo:rsid="01f6398d" officeooo:paragraph-rsid="01f6398d"/>
    </style:style>
    <style:style style:name="P977" style:family="paragraph" style:parent-style-name="Table_20_Contents">
      <style:text-properties officeooo:rsid="01f678a3" officeooo:paragraph-rsid="01f678a3"/>
    </style:style>
    <style:style style:name="P978" style:family="paragraph" style:parent-style-name="Table_20_Contents">
      <style:text-properties officeooo:rsid="01f80fb5" officeooo:paragraph-rsid="01f80fb5"/>
    </style:style>
    <style:style style:name="P979" style:family="paragraph" style:parent-style-name="Table_20_Contents">
      <style:text-properties officeooo:rsid="01fa0a20" officeooo:paragraph-rsid="01fa0a20"/>
    </style:style>
    <style:style style:name="P980" style:family="paragraph" style:parent-style-name="Table_20_Contents">
      <style:text-properties officeooo:rsid="01fc0340" officeooo:paragraph-rsid="01fc0340"/>
    </style:style>
    <style:style style:name="P981" style:family="paragraph" style:parent-style-name="Table_20_Contents">
      <style:text-properties officeooo:rsid="01fcc97c" officeooo:paragraph-rsid="01fcc97c"/>
    </style:style>
    <style:style style:name="P982" style:family="paragraph" style:parent-style-name="Table_20_Contents">
      <style:text-properties officeooo:rsid="01fd1acf" officeooo:paragraph-rsid="01fd1acf"/>
    </style:style>
    <style:style style:name="P983" style:family="paragraph" style:parent-style-name="Table_20_Contents">
      <style:text-properties officeooo:rsid="01ff0f7c" officeooo:paragraph-rsid="01ff0f7c"/>
    </style:style>
    <style:style style:name="P984" style:family="paragraph" style:parent-style-name="Table_20_Contents">
      <style:text-properties officeooo:rsid="0200d731" officeooo:paragraph-rsid="0200d731"/>
    </style:style>
    <style:style style:name="P985" style:family="paragraph" style:parent-style-name="Table_20_Contents">
      <style:text-properties officeooo:rsid="020124c3" officeooo:paragraph-rsid="020124c3"/>
    </style:style>
    <style:style style:name="P986" style:family="paragraph" style:parent-style-name="Table_20_Contents">
      <style:text-properties officeooo:rsid="0203be96" officeooo:paragraph-rsid="0203be96"/>
    </style:style>
    <style:style style:name="P987" style:family="paragraph" style:parent-style-name="Table_20_Contents">
      <style:text-properties officeooo:rsid="02061515" officeooo:paragraph-rsid="02061515"/>
    </style:style>
    <style:style style:name="P988" style:family="paragraph" style:parent-style-name="Table_20_Contents">
      <style:text-properties officeooo:rsid="02076c74" officeooo:paragraph-rsid="02076c74"/>
    </style:style>
    <style:style style:name="P989" style:family="paragraph" style:parent-style-name="Table_20_Contents">
      <style:text-properties officeooo:rsid="020ab21d" officeooo:paragraph-rsid="020ab21d"/>
    </style:style>
    <style:style style:name="P990" style:family="paragraph" style:parent-style-name="Table_20_Contents">
      <style:text-properties officeooo:rsid="020c123b" officeooo:paragraph-rsid="020c123b"/>
    </style:style>
    <style:style style:name="P991" style:family="paragraph" style:parent-style-name="Table_20_Contents">
      <style:text-properties officeooo:rsid="020d6857" officeooo:paragraph-rsid="020d6857"/>
    </style:style>
    <style:style style:name="P992" style:family="paragraph" style:parent-style-name="Table_20_Contents">
      <style:text-properties officeooo:rsid="020e603c" officeooo:paragraph-rsid="020e603c"/>
    </style:style>
    <style:style style:name="P993" style:family="paragraph" style:parent-style-name="Table_20_Contents">
      <style:text-properties officeooo:rsid="020ffa1d" officeooo:paragraph-rsid="020ffa1d"/>
    </style:style>
    <style:style style:name="P994" style:family="paragraph" style:parent-style-name="Table_20_Contents">
      <style:text-properties officeooo:rsid="0211370f" officeooo:paragraph-rsid="0211370f"/>
    </style:style>
    <style:style style:name="P995" style:family="paragraph" style:parent-style-name="Table_20_Contents">
      <style:text-properties officeooo:rsid="021294dd" officeooo:paragraph-rsid="021294dd"/>
    </style:style>
    <style:style style:name="P996" style:family="paragraph" style:parent-style-name="Table_20_Contents">
      <style:text-properties officeooo:rsid="0212a4bc" officeooo:paragraph-rsid="0212a4bc"/>
    </style:style>
    <style:style style:name="P997" style:family="paragraph" style:parent-style-name="Table_20_Contents">
      <style:text-properties officeooo:rsid="02137fd8" officeooo:paragraph-rsid="02137fd8"/>
    </style:style>
    <style:style style:name="P998" style:family="paragraph" style:parent-style-name="Table_20_Contents">
      <style:text-properties officeooo:rsid="0214ac46" officeooo:paragraph-rsid="0214ac46"/>
    </style:style>
    <style:style style:name="P999" style:family="paragraph" style:parent-style-name="Table_20_Contents">
      <style:text-properties officeooo:rsid="0215c996" officeooo:paragraph-rsid="0215c996"/>
    </style:style>
    <style:style style:name="P1000" style:family="paragraph" style:parent-style-name="Table_20_Contents">
      <style:text-properties officeooo:rsid="02174ab0" officeooo:paragraph-rsid="02174ab0"/>
    </style:style>
    <style:style style:name="P1001" style:family="paragraph" style:parent-style-name="Table_20_Contents">
      <style:text-properties officeooo:rsid="02190804" officeooo:paragraph-rsid="02190804"/>
    </style:style>
    <style:style style:name="P1002" style:family="paragraph" style:parent-style-name="Table_20_Contents">
      <style:text-properties officeooo:rsid="021a8bcd" officeooo:paragraph-rsid="021a8bcd"/>
    </style:style>
    <style:style style:name="P1003" style:family="paragraph" style:parent-style-name="Table_20_Contents">
      <style:text-properties officeooo:rsid="021a9aee" officeooo:paragraph-rsid="021a9aee"/>
    </style:style>
    <style:style style:name="P1004" style:family="paragraph" style:parent-style-name="Table_20_Contents">
      <style:text-properties officeooo:rsid="021c9529" officeooo:paragraph-rsid="021c9529"/>
    </style:style>
    <style:style style:name="P1005" style:family="paragraph" style:parent-style-name="Table_20_Contents">
      <style:text-properties officeooo:rsid="021e509d" officeooo:paragraph-rsid="021e509d"/>
    </style:style>
    <style:style style:name="P1006" style:family="paragraph" style:parent-style-name="Table_20_Contents">
      <style:text-properties officeooo:rsid="02204ba2" officeooo:paragraph-rsid="02204ba2"/>
    </style:style>
    <style:style style:name="P1007" style:family="paragraph" style:parent-style-name="Table_20_Contents">
      <style:text-properties officeooo:rsid="02209d11" officeooo:paragraph-rsid="02209d11"/>
    </style:style>
    <style:style style:name="P1008" style:family="paragraph" style:parent-style-name="Table_20_Contents">
      <style:text-properties officeooo:rsid="0220d7de" officeooo:paragraph-rsid="0220d7de"/>
    </style:style>
    <style:style style:name="P1009" style:family="paragraph" style:parent-style-name="Table_20_Contents">
      <style:text-properties officeooo:rsid="02228be4" officeooo:paragraph-rsid="02228be4"/>
    </style:style>
    <style:style style:name="P1010" style:family="paragraph" style:parent-style-name="Table_20_Contents">
      <style:text-properties officeooo:rsid="02237717" officeooo:paragraph-rsid="02237717"/>
    </style:style>
    <style:style style:name="P1011" style:family="paragraph" style:parent-style-name="Table_20_Contents">
      <style:text-properties officeooo:rsid="02253012" officeooo:paragraph-rsid="02253012"/>
    </style:style>
    <style:style style:name="P1012" style:family="paragraph" style:parent-style-name="Table_20_Contents">
      <style:text-properties officeooo:rsid="02280b96" officeooo:paragraph-rsid="02280b96"/>
    </style:style>
    <style:style style:name="P1013" style:family="paragraph" style:parent-style-name="Table_20_Contents">
      <style:text-properties officeooo:rsid="02280b96" officeooo:paragraph-rsid="02291409"/>
    </style:style>
    <style:style style:name="P1014" style:family="paragraph" style:parent-style-name="Table_20_Contents">
      <style:text-properties officeooo:rsid="02291409" officeooo:paragraph-rsid="02291409"/>
    </style:style>
    <style:style style:name="P1015" style:family="paragraph" style:parent-style-name="Table_20_Contents">
      <style:text-properties officeooo:rsid="022bb32b" officeooo:paragraph-rsid="022bb32b"/>
    </style:style>
    <style:style style:name="P1016" style:family="paragraph" style:parent-style-name="Table_20_Contents">
      <style:text-properties officeooo:rsid="022c111a" officeooo:paragraph-rsid="022c111a"/>
    </style:style>
    <style:style style:name="P1017" style:family="paragraph" style:parent-style-name="Table_20_Contents">
      <style:text-properties officeooo:rsid="022e072a" officeooo:paragraph-rsid="022e072a"/>
    </style:style>
    <style:style style:name="P1018" style:family="paragraph" style:parent-style-name="Table_20_Contents">
      <style:text-properties officeooo:rsid="022fc1ee" officeooo:paragraph-rsid="022fc1ee"/>
    </style:style>
    <style:style style:name="P1019" style:family="paragraph" style:parent-style-name="Table_20_Contents">
      <style:text-properties officeooo:rsid="0230f68e" officeooo:paragraph-rsid="0230f68e"/>
    </style:style>
    <style:style style:name="P1020" style:family="paragraph" style:parent-style-name="Table_20_Contents">
      <style:text-properties officeooo:rsid="023282cd" officeooo:paragraph-rsid="023282cd"/>
    </style:style>
    <style:style style:name="P1021" style:family="paragraph" style:parent-style-name="Table_20_Contents">
      <style:text-properties officeooo:rsid="0232b92f" officeooo:paragraph-rsid="0232b92f"/>
    </style:style>
    <style:style style:name="P1022" style:family="paragraph" style:parent-style-name="Table_20_Contents">
      <style:text-properties officeooo:rsid="023490de" officeooo:paragraph-rsid="023490de"/>
    </style:style>
    <style:style style:name="P1023" style:family="paragraph" style:parent-style-name="Table_20_Contents">
      <style:text-properties officeooo:rsid="023574b2" officeooo:paragraph-rsid="023574b2"/>
    </style:style>
    <style:style style:name="P1024" style:family="paragraph" style:parent-style-name="Table_20_Contents">
      <style:text-properties officeooo:rsid="0238bc9c" officeooo:paragraph-rsid="0238bc9c"/>
    </style:style>
    <style:style style:name="P1025" style:family="paragraph" style:parent-style-name="Table_20_Contents">
      <style:text-properties officeooo:rsid="023c5201" officeooo:paragraph-rsid="023c5201"/>
    </style:style>
    <style:style style:name="P1026" style:family="paragraph" style:parent-style-name="Table_20_Contents">
      <style:text-properties officeooo:rsid="023da658" officeooo:paragraph-rsid="023da658"/>
    </style:style>
    <style:style style:name="P1027" style:family="paragraph" style:parent-style-name="Table_20_Contents">
      <style:text-properties officeooo:rsid="023e07b3" officeooo:paragraph-rsid="023e07b3"/>
    </style:style>
    <style:style style:name="P1028" style:family="paragraph" style:parent-style-name="Table_20_Contents">
      <style:text-properties officeooo:rsid="02401467" officeooo:paragraph-rsid="02401467"/>
    </style:style>
    <style:style style:name="P1029" style:family="paragraph" style:parent-style-name="Table_20_Contents">
      <style:text-properties officeooo:rsid="0240d0ff" officeooo:paragraph-rsid="0240d0ff"/>
    </style:style>
    <style:style style:name="P1030" style:family="paragraph" style:parent-style-name="Table_20_Contents">
      <style:text-properties officeooo:rsid="0241f72a" officeooo:paragraph-rsid="0241f72a"/>
    </style:style>
    <style:style style:name="P1031" style:family="paragraph" style:parent-style-name="Table_20_Contents">
      <style:text-properties officeooo:rsid="0242c901" officeooo:paragraph-rsid="0242c901"/>
    </style:style>
    <style:style style:name="P1032" style:family="paragraph" style:parent-style-name="Table_20_Contents">
      <style:text-properties officeooo:rsid="0243e8c9" officeooo:paragraph-rsid="0243e8c9"/>
    </style:style>
    <style:style style:name="P1033" style:family="paragraph" style:parent-style-name="Table_20_Contents">
      <style:text-properties officeooo:rsid="02452221" officeooo:paragraph-rsid="02452221"/>
    </style:style>
    <style:style style:name="P1034" style:family="paragraph" style:parent-style-name="Table_20_Contents">
      <style:text-properties officeooo:rsid="02462a61" officeooo:paragraph-rsid="02462a61"/>
    </style:style>
    <style:style style:name="P1035" style:family="paragraph" style:parent-style-name="Table_20_Contents">
      <style:text-properties officeooo:rsid="0247159d" officeooo:paragraph-rsid="0247159d"/>
    </style:style>
    <style:style style:name="P1036" style:family="paragraph" style:parent-style-name="Table_20_Contents">
      <style:text-properties officeooo:rsid="0248f5d5" officeooo:paragraph-rsid="0248f5d5"/>
    </style:style>
    <style:style style:name="P1037" style:family="paragraph" style:parent-style-name="Table_20_Contents">
      <style:text-properties officeooo:rsid="02493ad8" officeooo:paragraph-rsid="02493ad8"/>
    </style:style>
    <style:style style:name="P1038" style:family="paragraph" style:parent-style-name="Table_20_Contents">
      <style:text-properties officeooo:rsid="024b2bbc" officeooo:paragraph-rsid="024b2bbc"/>
    </style:style>
    <style:style style:name="P1039" style:family="paragraph" style:parent-style-name="Table_20_Contents">
      <style:text-properties officeooo:rsid="024ec85d" officeooo:paragraph-rsid="024ec85d"/>
    </style:style>
    <style:style style:name="P1040" style:family="paragraph" style:parent-style-name="Table_20_Contents">
      <style:text-properties officeooo:rsid="024f5101" officeooo:paragraph-rsid="024f5101"/>
    </style:style>
    <style:style style:name="P1041" style:family="paragraph" style:parent-style-name="Table_20_Contents">
      <style:text-properties officeooo:rsid="02505c2e" officeooo:paragraph-rsid="02505c2e"/>
    </style:style>
    <style:style style:name="P1042" style:family="paragraph" style:parent-style-name="Table_20_Contents">
      <style:text-properties officeooo:rsid="02509e95" officeooo:paragraph-rsid="02509e95"/>
    </style:style>
    <style:style style:name="P1043" style:family="paragraph" style:parent-style-name="Table_20_Contents">
      <style:text-properties officeooo:rsid="0251ada9" officeooo:paragraph-rsid="0251ada9"/>
    </style:style>
    <style:style style:name="P1044" style:family="paragraph" style:parent-style-name="Table_20_Contents">
      <style:text-properties officeooo:rsid="0252e433" officeooo:paragraph-rsid="0252e433"/>
    </style:style>
    <style:style style:name="P1045" style:family="paragraph" style:parent-style-name="Table_20_Contents">
      <style:text-properties officeooo:rsid="0253a1c1" officeooo:paragraph-rsid="0254b494"/>
    </style:style>
    <style:style style:name="P1046" style:family="paragraph" style:parent-style-name="Table_20_Contents">
      <style:text-properties officeooo:rsid="0254b494" officeooo:paragraph-rsid="0254b494"/>
    </style:style>
    <style:style style:name="P1047" style:family="paragraph" style:parent-style-name="Table_20_Contents">
      <style:text-properties officeooo:rsid="0256c6ba" officeooo:paragraph-rsid="0256c6ba"/>
    </style:style>
    <style:style style:name="P1048" style:family="paragraph" style:parent-style-name="Table_20_Contents">
      <style:text-properties officeooo:rsid="02573c13" officeooo:paragraph-rsid="02573c13"/>
    </style:style>
    <style:style style:name="P1049" style:family="paragraph" style:parent-style-name="Table_20_Contents">
      <style:text-properties officeooo:rsid="0258e43e" officeooo:paragraph-rsid="0258e43e"/>
    </style:style>
    <style:style style:name="P1050" style:family="paragraph" style:parent-style-name="Table_20_Contents">
      <style:text-properties officeooo:rsid="025a4b86" officeooo:paragraph-rsid="025a9ca8"/>
    </style:style>
    <style:style style:name="P1051" style:family="paragraph" style:parent-style-name="Table_20_Contents">
      <style:text-properties officeooo:rsid="025b8454" officeooo:paragraph-rsid="025b8454"/>
    </style:style>
    <style:style style:name="P1052" style:family="paragraph" style:parent-style-name="Table_20_Contents">
      <style:text-properties officeooo:rsid="025cea16" officeooo:paragraph-rsid="025cea16"/>
    </style:style>
    <style:style style:name="P1053" style:family="paragraph" style:parent-style-name="Table_20_Contents">
      <style:text-properties officeooo:rsid="025e9c86" officeooo:paragraph-rsid="025e9c86"/>
    </style:style>
    <style:style style:name="P1054" style:family="paragraph" style:parent-style-name="Table_20_Contents">
      <style:text-properties officeooo:rsid="0260671b" officeooo:paragraph-rsid="0260671b"/>
    </style:style>
    <style:style style:name="P1055" style:family="paragraph" style:parent-style-name="Table_20_Contents">
      <style:text-properties officeooo:rsid="0260d28d" officeooo:paragraph-rsid="0260d28d"/>
    </style:style>
    <style:style style:name="P1056" style:family="paragraph" style:parent-style-name="Table_20_Contents">
      <style:text-properties officeooo:rsid="0262a4c1" officeooo:paragraph-rsid="0262a4c1"/>
    </style:style>
    <style:style style:name="P1057" style:family="paragraph" style:parent-style-name="Table_20_Contents">
      <style:text-properties officeooo:rsid="0262c660" officeooo:paragraph-rsid="0262c660"/>
    </style:style>
    <style:style style:name="P1058" style:family="paragraph" style:parent-style-name="Table_20_Contents">
      <style:text-properties officeooo:rsid="02639c6a" officeooo:paragraph-rsid="02639c6a"/>
    </style:style>
    <style:style style:name="P1059" style:family="paragraph" style:parent-style-name="Table_20_Contents">
      <style:text-properties officeooo:rsid="0264d88b" officeooo:paragraph-rsid="0264d88b"/>
    </style:style>
    <style:style style:name="P1060" style:family="paragraph" style:parent-style-name="Table_20_Contents">
      <style:text-properties officeooo:rsid="0265803e" officeooo:paragraph-rsid="0265803e"/>
    </style:style>
    <style:style style:name="P1061" style:family="paragraph" style:parent-style-name="Table_20_Contents">
      <style:text-properties officeooo:rsid="02659009" officeooo:paragraph-rsid="02659009"/>
    </style:style>
    <style:style style:name="P1062" style:family="paragraph" style:parent-style-name="Table_20_Contents">
      <style:text-properties officeooo:rsid="0265cfd3" officeooo:paragraph-rsid="0265cfd3"/>
    </style:style>
    <style:style style:name="P1063" style:family="paragraph" style:parent-style-name="Table_20_Contents">
      <style:text-properties officeooo:rsid="0266f536" officeooo:paragraph-rsid="0266f536"/>
    </style:style>
    <style:style style:name="P1064" style:family="paragraph" style:parent-style-name="Table_20_Contents">
      <style:text-properties officeooo:rsid="0267054a" officeooo:paragraph-rsid="0267054a"/>
    </style:style>
    <style:style style:name="P1065" style:family="paragraph" style:parent-style-name="Table_20_Contents">
      <style:text-properties officeooo:rsid="0267cccb" officeooo:paragraph-rsid="0267cccb"/>
    </style:style>
    <style:style style:name="P1066" style:family="paragraph" style:parent-style-name="Table_20_Contents">
      <style:text-properties officeooo:rsid="0268ee8a" officeooo:paragraph-rsid="0268ee8a"/>
    </style:style>
    <style:style style:name="P1067" style:family="paragraph" style:parent-style-name="Table_20_Contents">
      <style:text-properties officeooo:rsid="026aaa81" officeooo:paragraph-rsid="026aaa81"/>
    </style:style>
    <style:style style:name="P1068" style:family="paragraph" style:parent-style-name="Table_20_Contents">
      <style:text-properties officeooo:rsid="026c1d2c" officeooo:paragraph-rsid="026c1d2c"/>
    </style:style>
    <style:style style:name="P1069" style:family="paragraph" style:parent-style-name="Table_20_Contents">
      <style:text-properties officeooo:rsid="026d0afb" officeooo:paragraph-rsid="026d0afb"/>
    </style:style>
    <style:style style:name="P1070" style:family="paragraph" style:parent-style-name="Table_20_Contents">
      <style:text-properties officeooo:rsid="026d7b10" officeooo:paragraph-rsid="026d7b10"/>
    </style:style>
    <style:style style:name="P1071" style:family="paragraph" style:parent-style-name="Table_20_Contents">
      <style:text-properties officeooo:rsid="026da99e" officeooo:paragraph-rsid="026da99e"/>
    </style:style>
    <style:style style:name="P1072" style:family="paragraph" style:parent-style-name="Table_20_Contents">
      <style:text-properties officeooo:rsid="026ea1f8" officeooo:paragraph-rsid="026ea1f8"/>
    </style:style>
    <style:style style:name="P1073" style:family="paragraph" style:parent-style-name="Table_20_Contents">
      <style:text-properties officeooo:rsid="026f5db4" officeooo:paragraph-rsid="026f5db4"/>
    </style:style>
    <style:style style:name="P1074" style:family="paragraph" style:parent-style-name="Table_20_Contents">
      <style:text-properties officeooo:rsid="026fa87a" officeooo:paragraph-rsid="026fa87a"/>
    </style:style>
    <style:style style:name="P1075" style:family="paragraph" style:parent-style-name="Table_20_Contents">
      <style:text-properties officeooo:rsid="026fd7cc" officeooo:paragraph-rsid="026fd7cc"/>
    </style:style>
    <style:style style:name="P1076" style:family="paragraph" style:parent-style-name="Table_20_Contents">
      <style:text-properties officeooo:rsid="027027ae" officeooo:paragraph-rsid="027027ae"/>
    </style:style>
    <style:style style:name="P1077" style:family="paragraph" style:parent-style-name="Table_20_Contents">
      <style:text-properties officeooo:rsid="0272552e" officeooo:paragraph-rsid="0272552e"/>
    </style:style>
    <style:style style:name="P1078" style:family="paragraph" style:parent-style-name="Table_20_Contents">
      <style:text-properties officeooo:rsid="02732ae2" officeooo:paragraph-rsid="02732ae2"/>
    </style:style>
    <style:style style:name="P1079" style:family="paragraph" style:parent-style-name="Table_20_Contents">
      <style:text-properties officeooo:rsid="027505de" officeooo:paragraph-rsid="027505de"/>
    </style:style>
    <style:style style:name="P1080" style:family="paragraph" style:parent-style-name="Table_20_Contents">
      <style:text-properties officeooo:rsid="0275ce56" officeooo:paragraph-rsid="0275ce56"/>
    </style:style>
    <style:style style:name="P1081" style:family="paragraph" style:parent-style-name="Table_20_Contents">
      <style:text-properties officeooo:rsid="02767e1a" officeooo:paragraph-rsid="02767e1a"/>
    </style:style>
    <style:style style:name="P1082" style:family="paragraph" style:parent-style-name="Table_20_Contents">
      <style:text-properties officeooo:rsid="0276c189" officeooo:paragraph-rsid="0276c189"/>
    </style:style>
    <style:style style:name="P1083" style:family="paragraph" style:parent-style-name="Table_20_Contents">
      <style:text-properties officeooo:rsid="02792a72" officeooo:paragraph-rsid="02792a72"/>
    </style:style>
    <style:style style:name="P1084" style:family="paragraph" style:parent-style-name="Table_20_Contents">
      <style:text-properties officeooo:rsid="027a1a46" officeooo:paragraph-rsid="027a1a46"/>
    </style:style>
    <style:style style:name="P1085" style:family="paragraph" style:parent-style-name="Table_20_Contents">
      <style:text-properties officeooo:rsid="027b5331" officeooo:paragraph-rsid="027b5331"/>
    </style:style>
    <style:style style:name="P1086" style:family="paragraph" style:parent-style-name="Table_20_Contents">
      <style:text-properties officeooo:rsid="027d520b" officeooo:paragraph-rsid="027d520b"/>
    </style:style>
    <style:style style:name="P1087" style:family="paragraph" style:parent-style-name="Table_20_Contents">
      <style:text-properties officeooo:rsid="027e3a59" officeooo:paragraph-rsid="027e3a59"/>
    </style:style>
    <style:style style:name="P1088" style:family="paragraph" style:parent-style-name="Table_20_Contents">
      <style:text-properties officeooo:rsid="02820670" officeooo:paragraph-rsid="02820670"/>
    </style:style>
    <style:style style:name="P1089" style:family="paragraph" style:parent-style-name="Table_20_Contents">
      <style:text-properties officeooo:rsid="0282c94f" officeooo:paragraph-rsid="0282c94f"/>
    </style:style>
    <style:style style:name="P1090" style:family="paragraph" style:parent-style-name="Table_20_Contents">
      <style:text-properties officeooo:rsid="0284305f" officeooo:paragraph-rsid="0284305f"/>
    </style:style>
    <style:style style:name="P1091" style:family="paragraph" style:parent-style-name="Table_20_Contents">
      <style:text-properties officeooo:rsid="02862a72" officeooo:paragraph-rsid="02862a72"/>
    </style:style>
    <style:style style:name="P1092" style:family="paragraph" style:parent-style-name="Table_20_Contents">
      <style:text-properties officeooo:rsid="0287fbb4" officeooo:paragraph-rsid="0287fbb4"/>
    </style:style>
    <style:style style:name="P1093" style:family="paragraph" style:parent-style-name="Table_20_Contents">
      <style:text-properties officeooo:rsid="02887499" officeooo:paragraph-rsid="02887499"/>
    </style:style>
    <style:style style:name="P1094" style:family="paragraph" style:parent-style-name="Table_20_Contents">
      <style:text-properties officeooo:rsid="02893d87" officeooo:paragraph-rsid="02893d87"/>
    </style:style>
    <style:style style:name="P1095" style:family="paragraph" style:parent-style-name="Table_20_Contents">
      <style:text-properties officeooo:rsid="028b3795" officeooo:paragraph-rsid="028b3795"/>
    </style:style>
    <style:style style:name="P1096" style:family="paragraph" style:parent-style-name="Table_20_Contents">
      <style:text-properties officeooo:rsid="028d1e7c" officeooo:paragraph-rsid="028d1e7c"/>
    </style:style>
    <style:style style:name="P1097" style:family="paragraph" style:parent-style-name="Table_20_Contents">
      <style:text-properties officeooo:rsid="028e5f9a" officeooo:paragraph-rsid="028e5f9a"/>
    </style:style>
    <style:style style:name="P1098" style:family="paragraph" style:parent-style-name="Table_20_Contents">
      <style:text-properties officeooo:rsid="028f7d05" officeooo:paragraph-rsid="028f7d05"/>
    </style:style>
    <style:style style:name="P1099" style:family="paragraph" style:parent-style-name="Table_20_Contents">
      <style:text-properties officeooo:rsid="02909725" officeooo:paragraph-rsid="02909725"/>
    </style:style>
    <style:style style:name="P1100" style:family="paragraph" style:parent-style-name="Table_20_Contents">
      <style:text-properties officeooo:rsid="02911877" officeooo:paragraph-rsid="02911877"/>
    </style:style>
    <style:style style:name="P1101" style:family="paragraph" style:parent-style-name="Table_20_Contents">
      <style:text-properties officeooo:rsid="02932fc2" officeooo:paragraph-rsid="02932fc2"/>
    </style:style>
    <style:style style:name="P1102" style:family="paragraph" style:parent-style-name="Table_20_Contents">
      <style:text-properties officeooo:rsid="0294ebd0" officeooo:paragraph-rsid="0294ebd0"/>
    </style:style>
    <style:style style:name="P1103" style:family="paragraph" style:parent-style-name="Table_20_Contents">
      <style:text-properties officeooo:rsid="0296de3e" officeooo:paragraph-rsid="0296de3e"/>
    </style:style>
    <style:style style:name="P1104" style:family="paragraph" style:parent-style-name="Table_20_Contents">
      <style:text-properties officeooo:rsid="0297bad2" officeooo:paragraph-rsid="0297bad2"/>
    </style:style>
    <style:style style:name="P1105" style:family="paragraph" style:parent-style-name="Table_20_Contents">
      <style:text-properties officeooo:rsid="029911fc" officeooo:paragraph-rsid="029911fc"/>
    </style:style>
    <style:style style:name="P1106" style:family="paragraph" style:parent-style-name="Table_20_Contents">
      <style:text-properties officeooo:rsid="02992afd" officeooo:paragraph-rsid="02992afd"/>
    </style:style>
    <style:style style:name="P1107" style:family="paragraph" style:parent-style-name="Table_20_Contents">
      <style:text-properties officeooo:rsid="0299e3aa" officeooo:paragraph-rsid="0299e3aa"/>
    </style:style>
    <style:style style:name="P1108" style:family="paragraph" style:parent-style-name="Table_20_Contents">
      <style:text-properties officeooo:rsid="029a7015" officeooo:paragraph-rsid="029a7015"/>
    </style:style>
    <style:style style:name="P1109" style:family="paragraph" style:parent-style-name="Table_20_Contents">
      <style:text-properties officeooo:rsid="029b5911" officeooo:paragraph-rsid="029b5911"/>
    </style:style>
    <style:style style:name="P1110" style:family="paragraph" style:parent-style-name="Table_20_Contents">
      <style:text-properties officeooo:rsid="029dba99" officeooo:paragraph-rsid="029dba99"/>
    </style:style>
    <style:style style:name="P1111" style:family="paragraph" style:parent-style-name="Table_20_Contents">
      <style:text-properties officeooo:rsid="029f8166" officeooo:paragraph-rsid="029f8166"/>
    </style:style>
    <style:style style:name="P1112" style:family="paragraph" style:parent-style-name="Table_20_Contents">
      <style:text-properties officeooo:rsid="02a128a9" officeooo:paragraph-rsid="02a128a9"/>
    </style:style>
    <style:style style:name="P1113" style:family="paragraph" style:parent-style-name="Table_20_Contents">
      <style:text-properties officeooo:rsid="02a2b82a" officeooo:paragraph-rsid="02a2b82a"/>
    </style:style>
    <style:style style:name="P1114" style:family="paragraph" style:parent-style-name="Table_20_Contents">
      <style:text-properties officeooo:rsid="02a4cd7a" officeooo:paragraph-rsid="02a4cd7a"/>
    </style:style>
    <style:style style:name="P1115" style:family="paragraph" style:parent-style-name="Table_20_Contents">
      <style:text-properties officeooo:rsid="02a53ad3" officeooo:paragraph-rsid="02a53ad3"/>
    </style:style>
    <style:style style:name="P1116" style:family="paragraph" style:parent-style-name="Table_20_Contents">
      <style:text-properties officeooo:rsid="02a66bee" officeooo:paragraph-rsid="02a66bee"/>
    </style:style>
    <style:style style:name="P1117" style:family="paragraph" style:parent-style-name="Table_20_Contents">
      <style:text-properties officeooo:rsid="02a860ec" officeooo:paragraph-rsid="02a860ec"/>
    </style:style>
    <style:style style:name="P1118" style:family="paragraph" style:parent-style-name="Table_20_Contents">
      <style:text-properties officeooo:rsid="02ab7a58" officeooo:paragraph-rsid="02ab7a58"/>
    </style:style>
    <style:style style:name="P1119" style:family="paragraph" style:parent-style-name="Table_20_Contents">
      <style:text-properties officeooo:rsid="02abb0e1" officeooo:paragraph-rsid="02abb0e1"/>
    </style:style>
    <style:style style:name="P1120" style:family="paragraph" style:parent-style-name="Table_20_Contents">
      <style:text-properties officeooo:rsid="02ad457c" officeooo:paragraph-rsid="02ad457c"/>
    </style:style>
    <style:style style:name="P1121" style:family="paragraph" style:parent-style-name="Table_20_Contents">
      <style:text-properties officeooo:rsid="02ae56c8" officeooo:paragraph-rsid="02ae56c8"/>
    </style:style>
    <style:style style:name="P1122" style:family="paragraph" style:parent-style-name="Table_20_Contents">
      <style:text-properties officeooo:rsid="02b0f802" officeooo:paragraph-rsid="02b0f802"/>
    </style:style>
    <style:style style:name="P1123" style:family="paragraph" style:parent-style-name="Table_20_Contents">
      <style:text-properties officeooo:rsid="02b1b9ee" officeooo:paragraph-rsid="02b1b9ee"/>
    </style:style>
    <style:style style:name="P1124" style:family="paragraph" style:parent-style-name="Table_20_Contents">
      <style:text-properties officeooo:rsid="02b24e31" officeooo:paragraph-rsid="02b24e31"/>
    </style:style>
    <style:style style:name="P1125" style:family="paragraph" style:parent-style-name="Table_20_Contents">
      <style:text-properties officeooo:rsid="02b34731" officeooo:paragraph-rsid="02b34731"/>
    </style:style>
    <style:style style:name="P1126" style:family="paragraph" style:parent-style-name="Table_20_Contents">
      <style:text-properties officeooo:rsid="02b37674" officeooo:paragraph-rsid="02b37674"/>
    </style:style>
    <style:style style:name="P1127" style:family="paragraph" style:parent-style-name="Table_20_Contents">
      <style:text-properties officeooo:rsid="02b56824" officeooo:paragraph-rsid="02b56824"/>
    </style:style>
    <style:style style:name="P1128" style:family="paragraph" style:parent-style-name="Table_20_Contents">
      <style:text-properties officeooo:rsid="02b5e65c" officeooo:paragraph-rsid="02b5e65c"/>
    </style:style>
    <style:style style:name="P1129" style:family="paragraph" style:parent-style-name="Table_20_Contents">
      <style:text-properties officeooo:rsid="02b75a59" officeooo:paragraph-rsid="02b75a59"/>
    </style:style>
    <style:style style:name="P1130" style:family="paragraph" style:parent-style-name="Table_20_Contents">
      <style:text-properties officeooo:rsid="02b8edee" officeooo:paragraph-rsid="02b8edee"/>
    </style:style>
    <style:style style:name="P1131" style:family="paragraph" style:parent-style-name="Table_20_Contents">
      <style:text-properties officeooo:rsid="02ba7f37" officeooo:paragraph-rsid="02ba7f37"/>
    </style:style>
    <style:style style:name="P1132" style:family="paragraph" style:parent-style-name="Table_20_Contents">
      <style:text-properties officeooo:rsid="02bbef8c" officeooo:paragraph-rsid="02bbef8c"/>
    </style:style>
    <style:style style:name="P1133" style:family="paragraph" style:parent-style-name="Table_20_Contents">
      <style:text-properties officeooo:rsid="02bcf13e" officeooo:paragraph-rsid="02bcf13e"/>
    </style:style>
    <style:style style:name="P1134" style:family="paragraph" style:parent-style-name="Table_20_Contents">
      <style:text-properties officeooo:rsid="02bde23a" officeooo:paragraph-rsid="02bde23a"/>
    </style:style>
    <style:style style:name="P1135" style:family="paragraph" style:parent-style-name="Table_20_Contents">
      <style:text-properties officeooo:rsid="02bf5f14" officeooo:paragraph-rsid="02bf5f14"/>
    </style:style>
    <style:style style:name="P1136" style:family="paragraph" style:parent-style-name="Table_20_Contents">
      <style:text-properties officeooo:rsid="02c13f19" officeooo:paragraph-rsid="02c13f19"/>
    </style:style>
    <style:style style:name="P1137" style:family="paragraph" style:parent-style-name="Table_20_Contents">
      <style:text-properties officeooo:rsid="02c326fe" officeooo:paragraph-rsid="02c326fe"/>
    </style:style>
    <style:style style:name="P1138" style:family="paragraph" style:parent-style-name="Table_20_Contents">
      <style:text-properties officeooo:rsid="02c449e4" officeooo:paragraph-rsid="02c449e4"/>
    </style:style>
    <style:style style:name="P1139" style:family="paragraph" style:parent-style-name="Table_20_Contents">
      <style:text-properties officeooo:rsid="02c62bdd" officeooo:paragraph-rsid="02c62bdd"/>
    </style:style>
    <style:style style:name="P1140" style:family="paragraph" style:parent-style-name="Table_20_Contents">
      <style:text-properties officeooo:rsid="02c6bc79" officeooo:paragraph-rsid="02c6bc79"/>
    </style:style>
    <style:style style:name="P1141" style:family="paragraph" style:parent-style-name="Table_20_Contents">
      <style:text-properties officeooo:rsid="02c7b953" officeooo:paragraph-rsid="02c7b953"/>
    </style:style>
    <style:style style:name="P1142" style:family="paragraph" style:parent-style-name="Table_20_Contents">
      <style:text-properties officeooo:rsid="02c82446" officeooo:paragraph-rsid="02c82446"/>
    </style:style>
    <style:style style:name="P1143" style:family="paragraph" style:parent-style-name="Table_20_Contents">
      <style:text-properties officeooo:rsid="02c8bc52" officeooo:paragraph-rsid="02c8bc52"/>
    </style:style>
    <style:style style:name="P1144" style:family="paragraph" style:parent-style-name="Table_20_Contents">
      <style:text-properties officeooo:rsid="02c9167a" officeooo:paragraph-rsid="02c9167a"/>
    </style:style>
    <style:style style:name="P1145" style:family="paragraph" style:parent-style-name="Table_20_Contents">
      <style:text-properties officeooo:rsid="02c9b4cb" officeooo:paragraph-rsid="02c9b4cb"/>
    </style:style>
    <style:style style:name="P1146" style:family="paragraph" style:parent-style-name="Table_20_Contents">
      <style:text-properties officeooo:rsid="02cacc10" officeooo:paragraph-rsid="02cacc10"/>
    </style:style>
    <style:style style:name="P1147" style:family="paragraph" style:parent-style-name="Table_20_Contents">
      <style:text-properties officeooo:rsid="02cc3bc8" officeooo:paragraph-rsid="02cc3bc8"/>
    </style:style>
    <style:style style:name="P1148" style:family="paragraph" style:parent-style-name="Table_20_Contents">
      <style:text-properties officeooo:rsid="02ccaa96" officeooo:paragraph-rsid="02ccaa96"/>
    </style:style>
    <style:style style:name="P1149" style:family="paragraph" style:parent-style-name="Table_20_Contents">
      <style:text-properties officeooo:rsid="02ccfc51" officeooo:paragraph-rsid="02ccfc51"/>
    </style:style>
    <style:style style:name="P1150" style:family="paragraph" style:parent-style-name="Table_20_Contents">
      <style:text-properties officeooo:rsid="02cd9af1" officeooo:paragraph-rsid="02cd9af1"/>
    </style:style>
    <style:style style:name="P1151" style:family="paragraph" style:parent-style-name="Table_20_Contents">
      <style:text-properties officeooo:rsid="02cdb155" officeooo:paragraph-rsid="02cdb155"/>
    </style:style>
    <style:style style:name="P1152" style:family="paragraph" style:parent-style-name="Table_20_Contents">
      <style:text-properties officeooo:rsid="02ce2e88" officeooo:paragraph-rsid="02ce2e88"/>
    </style:style>
    <style:style style:name="P1153" style:family="paragraph" style:parent-style-name="Table_20_Contents">
      <style:text-properties officeooo:rsid="02cfd148" officeooo:paragraph-rsid="02cfd148"/>
    </style:style>
    <style:style style:name="P1154" style:family="paragraph" style:parent-style-name="Table_20_Contents">
      <style:text-properties officeooo:rsid="02d0cd8d" officeooo:paragraph-rsid="02d0cd8d"/>
    </style:style>
    <style:style style:name="P1155" style:family="paragraph" style:parent-style-name="Table_20_Contents">
      <style:text-properties officeooo:rsid="02d224f5" officeooo:paragraph-rsid="02d224f5"/>
    </style:style>
    <style:style style:name="P1156" style:family="paragraph" style:parent-style-name="Table_20_Contents">
      <style:text-properties officeooo:rsid="02d36145" officeooo:paragraph-rsid="02d36145"/>
    </style:style>
    <style:style style:name="P1157" style:family="paragraph" style:parent-style-name="Table_20_Contents">
      <style:text-properties officeooo:rsid="02d3c854" officeooo:paragraph-rsid="02d3c854"/>
    </style:style>
    <style:style style:name="P1158" style:family="paragraph" style:parent-style-name="Table_20_Contents">
      <style:text-properties officeooo:rsid="02d45d51" officeooo:paragraph-rsid="02d45d51"/>
    </style:style>
    <style:style style:name="P1159" style:family="paragraph" style:parent-style-name="Table_20_Contents">
      <style:text-properties officeooo:rsid="02d4ef8b" officeooo:paragraph-rsid="02d4ef8b"/>
    </style:style>
    <style:style style:name="P1160" style:family="paragraph" style:parent-style-name="Table_20_Contents">
      <style:text-properties officeooo:rsid="02d598a1" officeooo:paragraph-rsid="02d598a1"/>
    </style:style>
    <style:style style:name="P1161" style:family="paragraph" style:parent-style-name="Table_20_Contents">
      <style:text-properties officeooo:rsid="02d789f4" officeooo:paragraph-rsid="02d789f4"/>
    </style:style>
    <style:style style:name="P1162" style:family="paragraph" style:parent-style-name="Table_20_Contents">
      <style:text-properties officeooo:rsid="02d98742" officeooo:paragraph-rsid="02d98742"/>
    </style:style>
    <style:style style:name="P1163" style:family="paragraph" style:parent-style-name="Table_20_Contents">
      <style:text-properties officeooo:rsid="02da837b" officeooo:paragraph-rsid="02da837b"/>
    </style:style>
    <style:style style:name="P1164" style:family="paragraph" style:parent-style-name="Table_20_Contents">
      <style:text-properties officeooo:rsid="02db8d6c" officeooo:paragraph-rsid="02db8d6c"/>
    </style:style>
    <style:style style:name="P1165" style:family="paragraph" style:parent-style-name="Table_20_Contents">
      <style:text-properties officeooo:rsid="02dd65b2" officeooo:paragraph-rsid="02dd65b2"/>
    </style:style>
    <style:style style:name="P1166" style:family="paragraph" style:parent-style-name="Table_20_Contents">
      <style:text-properties officeooo:rsid="02de4400" officeooo:paragraph-rsid="02de4400"/>
    </style:style>
    <style:style style:name="P1167" style:family="paragraph" style:parent-style-name="Table_20_Contents">
      <style:text-properties officeooo:rsid="02df09a4" officeooo:paragraph-rsid="02df09a4"/>
    </style:style>
    <style:style style:name="P1168" style:family="paragraph" style:parent-style-name="Table_20_Contents">
      <style:text-properties officeooo:rsid="02e097d4" officeooo:paragraph-rsid="02e097d4"/>
    </style:style>
    <style:style style:name="P1169" style:family="paragraph" style:parent-style-name="Table_20_Contents">
      <style:text-properties officeooo:rsid="02e24e5d" officeooo:paragraph-rsid="02e24e5d"/>
    </style:style>
    <style:style style:name="P1170" style:family="paragraph" style:parent-style-name="Table_20_Contents">
      <style:text-properties officeooo:rsid="02e2da83" officeooo:paragraph-rsid="02e2da83"/>
    </style:style>
    <style:style style:name="P1171" style:family="paragraph" style:parent-style-name="Table_20_Contents">
      <style:text-properties officeooo:rsid="02e49c4f" officeooo:paragraph-rsid="02e49c4f"/>
    </style:style>
    <style:style style:name="P1172" style:family="paragraph" style:parent-style-name="Table_20_Contents">
      <style:text-properties officeooo:rsid="02e4f04c" officeooo:paragraph-rsid="02e4f04c"/>
    </style:style>
    <style:style style:name="P1173" style:family="paragraph" style:parent-style-name="Table_20_Contents">
      <style:text-properties officeooo:rsid="02e50aa9" officeooo:paragraph-rsid="02e50aa9"/>
    </style:style>
    <style:style style:name="P1174" style:family="paragraph" style:parent-style-name="Table_20_Contents">
      <style:text-properties officeooo:rsid="02e74d7a" officeooo:paragraph-rsid="02e74d7a"/>
    </style:style>
    <style:style style:name="P1175" style:family="paragraph" style:parent-style-name="Table_20_Contents">
      <style:text-properties officeooo:rsid="02e88930" officeooo:paragraph-rsid="02e88930"/>
    </style:style>
    <style:style style:name="P1176" style:family="paragraph" style:parent-style-name="Table_20_Contents">
      <style:text-properties officeooo:rsid="02ea503f" officeooo:paragraph-rsid="02ea503f"/>
    </style:style>
    <style:style style:name="P1177" style:family="paragraph" style:parent-style-name="Table_20_Contents">
      <style:text-properties officeooo:rsid="02eb32c3" officeooo:paragraph-rsid="02eb32c3"/>
    </style:style>
    <style:style style:name="P1178" style:family="paragraph" style:parent-style-name="Table_20_Contents">
      <style:text-properties officeooo:rsid="02ebb978" officeooo:paragraph-rsid="02ebb978"/>
    </style:style>
    <style:style style:name="P1179" style:family="paragraph" style:parent-style-name="Table_20_Contents">
      <style:text-properties officeooo:rsid="02edfd90" officeooo:paragraph-rsid="02edfd90"/>
    </style:style>
    <style:style style:name="P1180" style:family="paragraph" style:parent-style-name="Table_20_Contents">
      <style:text-properties officeooo:rsid="02eebdbe" officeooo:paragraph-rsid="02eebdbe"/>
    </style:style>
    <style:style style:name="P1181" style:family="paragraph" style:parent-style-name="Table_20_Contents">
      <style:text-properties officeooo:rsid="02ef9dbd" officeooo:paragraph-rsid="02ef9dbd"/>
    </style:style>
    <style:style style:name="P1182" style:family="paragraph" style:parent-style-name="Table_20_Contents">
      <style:text-properties officeooo:rsid="02f13c37" officeooo:paragraph-rsid="02f13c37"/>
    </style:style>
    <style:style style:name="P1183" style:family="paragraph" style:parent-style-name="Table_20_Contents">
      <style:text-properties officeooo:rsid="02f1c63b" officeooo:paragraph-rsid="02f1c63b"/>
    </style:style>
    <style:style style:name="P1184" style:family="paragraph" style:parent-style-name="Table_20_Contents">
      <style:text-properties officeooo:rsid="02f32859" officeooo:paragraph-rsid="02f32859"/>
    </style:style>
    <style:style style:name="P1185" style:family="paragraph" style:parent-style-name="Table_20_Contents">
      <style:text-properties officeooo:rsid="02f65036" officeooo:paragraph-rsid="02f65036"/>
    </style:style>
    <style:style style:name="P1186" style:family="paragraph" style:parent-style-name="Table_20_Contents">
      <style:text-properties officeooo:rsid="02f819fd" officeooo:paragraph-rsid="02f819fd"/>
    </style:style>
    <style:style style:name="P1187" style:family="paragraph" style:parent-style-name="Table_20_Contents">
      <style:text-properties officeooo:rsid="02fa1afd" officeooo:paragraph-rsid="02fa1afd"/>
    </style:style>
    <style:style style:name="P1188" style:family="paragraph" style:parent-style-name="Table_20_Contents">
      <style:text-properties officeooo:rsid="02fb06d9" officeooo:paragraph-rsid="02fb06d9"/>
    </style:style>
    <style:style style:name="P1189" style:family="paragraph" style:parent-style-name="Table_20_Contents">
      <style:text-properties officeooo:rsid="02fb7231" officeooo:paragraph-rsid="02fb7231"/>
    </style:style>
    <style:style style:name="P1190" style:family="paragraph" style:parent-style-name="Table_20_Contents">
      <style:text-properties officeooo:rsid="02fd0d48" officeooo:paragraph-rsid="02fd0d48"/>
    </style:style>
    <style:style style:name="P1191" style:family="paragraph" style:parent-style-name="Table_20_Contents">
      <style:text-properties officeooo:rsid="02fe5a61" officeooo:paragraph-rsid="02fe5a61"/>
    </style:style>
    <style:style style:name="P1192" style:family="paragraph" style:parent-style-name="Table_20_Contents">
      <style:text-properties officeooo:rsid="02ff4f99" officeooo:paragraph-rsid="02ff4f99"/>
    </style:style>
    <style:style style:name="P1193" style:family="paragraph" style:parent-style-name="Table_20_Contents">
      <style:text-properties officeooo:rsid="02ff8fe7" officeooo:paragraph-rsid="02ff8fe7"/>
    </style:style>
    <style:style style:name="P1194" style:family="paragraph" style:parent-style-name="Table_20_Contents">
      <style:text-properties officeooo:rsid="02ff9233" officeooo:paragraph-rsid="02ff9233"/>
    </style:style>
    <style:style style:name="P1195" style:family="paragraph" style:parent-style-name="Table_20_Contents">
      <style:text-properties officeooo:rsid="03018f9c" officeooo:paragraph-rsid="03018f9c"/>
    </style:style>
    <style:style style:name="P1196" style:family="paragraph" style:parent-style-name="Table_20_Contents">
      <style:text-properties officeooo:rsid="0303017c" officeooo:paragraph-rsid="0303017c"/>
    </style:style>
    <style:style style:name="P1197" style:family="paragraph" style:parent-style-name="Table_20_Contents">
      <style:text-properties officeooo:rsid="03059fd9" officeooo:paragraph-rsid="03059fd9"/>
    </style:style>
    <style:style style:name="P1198" style:family="paragraph" style:parent-style-name="Table_20_Contents">
      <style:text-properties officeooo:rsid="0306f2a5" officeooo:paragraph-rsid="0306f2a5"/>
    </style:style>
    <style:style style:name="P1199" style:family="paragraph" style:parent-style-name="Table_20_Contents">
      <style:text-properties officeooo:rsid="030737f3" officeooo:paragraph-rsid="030737f3"/>
    </style:style>
    <style:style style:name="P1200" style:family="paragraph" style:parent-style-name="Table_20_Contents">
      <style:text-properties officeooo:rsid="0307d7cd" officeooo:paragraph-rsid="0307d7cd"/>
    </style:style>
    <style:style style:name="P1201" style:family="paragraph" style:parent-style-name="Table_20_Contents">
      <style:text-properties officeooo:rsid="030b10b8" officeooo:paragraph-rsid="030b10b8"/>
    </style:style>
    <style:style style:name="P1202" style:family="paragraph" style:parent-style-name="Table_20_Contents">
      <style:text-properties officeooo:rsid="030dae4d" officeooo:paragraph-rsid="030dae4d"/>
    </style:style>
    <style:style style:name="P1203" style:family="paragraph" style:parent-style-name="Table_20_Contents">
      <style:text-properties officeooo:rsid="030f3929" officeooo:paragraph-rsid="030f3929"/>
    </style:style>
    <style:style style:name="P1204" style:family="paragraph" style:parent-style-name="Table_20_Contents">
      <style:text-properties officeooo:rsid="030f54aa" officeooo:paragraph-rsid="030f54aa"/>
    </style:style>
    <style:style style:name="P1205" style:family="paragraph" style:parent-style-name="Table_20_Contents">
      <style:text-properties officeooo:rsid="030fcc28" officeooo:paragraph-rsid="030fcc28"/>
    </style:style>
    <style:style style:name="P1206" style:family="paragraph" style:parent-style-name="Table_20_Contents">
      <style:text-properties officeooo:rsid="03107e5f" officeooo:paragraph-rsid="03107e5f"/>
    </style:style>
    <style:style style:name="P1207" style:family="paragraph" style:parent-style-name="Table_20_Contents">
      <style:text-properties officeooo:rsid="031157e7" officeooo:paragraph-rsid="031157e7"/>
    </style:style>
    <style:style style:name="P1208" style:family="paragraph" style:parent-style-name="Table_20_Contents">
      <style:text-properties officeooo:rsid="0311d497" officeooo:paragraph-rsid="0311d497"/>
    </style:style>
    <style:style style:name="P1209" style:family="paragraph" style:parent-style-name="Table_20_Contents">
      <style:text-properties officeooo:rsid="03129232" officeooo:paragraph-rsid="03129232"/>
    </style:style>
    <style:style style:name="P1210" style:family="paragraph" style:parent-style-name="Table_20_Contents">
      <style:text-properties officeooo:rsid="0312bc14" officeooo:paragraph-rsid="0312bc14"/>
    </style:style>
    <style:style style:name="P1211" style:family="paragraph" style:parent-style-name="Table_20_Contents">
      <style:text-properties officeooo:rsid="031486a2" officeooo:paragraph-rsid="031486a2"/>
    </style:style>
    <style:style style:name="P1212" style:family="paragraph" style:parent-style-name="Table_20_Contents">
      <style:text-properties officeooo:rsid="03149eca" officeooo:paragraph-rsid="03149eca"/>
    </style:style>
    <style:style style:name="P1213" style:family="paragraph" style:parent-style-name="Table_20_Contents">
      <style:text-properties officeooo:rsid="031803cb" officeooo:paragraph-rsid="031803cb"/>
    </style:style>
    <style:style style:name="P1214" style:family="paragraph" style:parent-style-name="Table_20_Contents">
      <style:text-properties officeooo:rsid="03188848" officeooo:paragraph-rsid="03188848"/>
    </style:style>
    <style:style style:name="P1215" style:family="paragraph" style:parent-style-name="Table_20_Contents">
      <style:text-properties officeooo:rsid="031a627a" officeooo:paragraph-rsid="031a627a"/>
    </style:style>
    <style:style style:name="P1216" style:family="paragraph" style:parent-style-name="Table_20_Contents">
      <style:text-properties officeooo:rsid="031b3b89" officeooo:paragraph-rsid="031b3b89"/>
    </style:style>
    <style:style style:name="P1217" style:family="paragraph" style:parent-style-name="Table_20_Contents">
      <style:text-properties officeooo:rsid="031d28dc" officeooo:paragraph-rsid="031d28dc"/>
    </style:style>
    <style:style style:name="P1218" style:family="paragraph" style:parent-style-name="Table_20_Contents">
      <style:text-properties officeooo:rsid="031dae3e" officeooo:paragraph-rsid="031e3fb1"/>
    </style:style>
    <style:style style:name="P1219" style:family="paragraph" style:parent-style-name="Table_20_Contents">
      <style:text-properties officeooo:rsid="031e3fb1" officeooo:paragraph-rsid="031e3fb1"/>
    </style:style>
    <style:style style:name="P1220" style:family="paragraph" style:parent-style-name="Table_20_Contents">
      <style:text-properties officeooo:rsid="031f549d" officeooo:paragraph-rsid="031f549d"/>
    </style:style>
    <style:style style:name="P1221" style:family="paragraph" style:parent-style-name="Table_20_Contents">
      <style:text-properties officeooo:rsid="032219a6" officeooo:paragraph-rsid="032219a6"/>
    </style:style>
    <style:style style:name="P1222" style:family="paragraph" style:parent-style-name="Table_20_Contents">
      <style:text-properties officeooo:rsid="032379f2" officeooo:paragraph-rsid="032379f2"/>
    </style:style>
    <style:style style:name="P1223" style:family="paragraph" style:parent-style-name="Table_20_Contents">
      <style:text-properties officeooo:rsid="03253c56" officeooo:paragraph-rsid="03253c56"/>
    </style:style>
    <style:style style:name="P1224" style:family="paragraph" style:parent-style-name="Table_20_Contents">
      <style:text-properties officeooo:rsid="03265686" officeooo:paragraph-rsid="03265686"/>
    </style:style>
    <style:style style:name="P1225" style:family="paragraph" style:parent-style-name="Table_20_Contents">
      <style:text-properties officeooo:rsid="03268732" officeooo:paragraph-rsid="03268732"/>
    </style:style>
    <style:style style:name="P1226" style:family="paragraph" style:parent-style-name="Table_20_Contents">
      <style:text-properties officeooo:rsid="03277423" officeooo:paragraph-rsid="03277423"/>
    </style:style>
    <style:style style:name="P1227" style:family="paragraph" style:parent-style-name="Table_20_Contents">
      <style:text-properties officeooo:rsid="03284b33" officeooo:paragraph-rsid="03284b33"/>
    </style:style>
    <style:style style:name="P1228" style:family="paragraph" style:parent-style-name="Table_20_Contents">
      <style:text-properties officeooo:rsid="0329eff4" officeooo:paragraph-rsid="0329eff4"/>
    </style:style>
    <style:style style:name="P1229" style:family="paragraph" style:parent-style-name="Table_20_Contents">
      <style:text-properties officeooo:rsid="032cf077" officeooo:paragraph-rsid="032cf077"/>
    </style:style>
    <style:style style:name="P1230" style:family="paragraph" style:parent-style-name="Table_20_Contents">
      <style:text-properties officeooo:rsid="032dbdac" officeooo:paragraph-rsid="032dbdac"/>
    </style:style>
    <style:style style:name="P1231" style:family="paragraph" style:parent-style-name="Table_20_Contents">
      <style:text-properties officeooo:rsid="032f771b" officeooo:paragraph-rsid="032f771b"/>
    </style:style>
    <style:style style:name="P1232" style:family="paragraph" style:parent-style-name="Table_20_Contents">
      <style:text-properties officeooo:rsid="03317627" officeooo:paragraph-rsid="03317627"/>
    </style:style>
    <style:style style:name="P1233" style:family="paragraph" style:parent-style-name="Table_20_Contents">
      <style:text-properties officeooo:rsid="03345e04" officeooo:paragraph-rsid="03345e04"/>
    </style:style>
    <style:style style:name="P1234" style:family="paragraph" style:parent-style-name="Table_20_Contents">
      <style:text-properties officeooo:rsid="0334a5b6" officeooo:paragraph-rsid="0334a5b6"/>
    </style:style>
    <style:style style:name="P1235" style:family="paragraph" style:parent-style-name="Table_20_Contents">
      <style:text-properties officeooo:rsid="0337f4df" officeooo:paragraph-rsid="0337f4df"/>
    </style:style>
    <style:style style:name="P1236" style:family="paragraph" style:parent-style-name="Table_20_Contents">
      <style:text-properties officeooo:rsid="033a6bf7" officeooo:paragraph-rsid="033a6bf7"/>
    </style:style>
    <style:style style:name="P1237" style:family="paragraph" style:parent-style-name="Table_20_Contents">
      <style:text-properties officeooo:rsid="033b8229" officeooo:paragraph-rsid="033b8229"/>
    </style:style>
    <style:style style:name="P1238" style:family="paragraph" style:parent-style-name="Table_20_Contents">
      <style:text-properties officeooo:rsid="033d18ab" officeooo:paragraph-rsid="033d18ab"/>
    </style:style>
    <style:style style:name="P1239" style:family="paragraph" style:parent-style-name="Table_20_Contents">
      <style:text-properties officeooo:rsid="033e7ac2" officeooo:paragraph-rsid="033e7ac2"/>
    </style:style>
    <style:style style:name="P1240" style:family="paragraph" style:parent-style-name="Table_20_Contents">
      <style:text-properties officeooo:rsid="03401c7f" officeooo:paragraph-rsid="03401c7f"/>
    </style:style>
    <style:style style:name="P1241" style:family="paragraph" style:parent-style-name="Table_20_Contents">
      <style:text-properties officeooo:rsid="03414c30" officeooo:paragraph-rsid="03414c30"/>
    </style:style>
    <style:style style:name="P1242" style:family="paragraph" style:parent-style-name="Table_20_Contents">
      <style:text-properties officeooo:rsid="034410f4" officeooo:paragraph-rsid="034410f4"/>
    </style:style>
    <style:style style:name="P1243" style:family="paragraph" style:parent-style-name="Table_20_Contents">
      <style:text-properties officeooo:rsid="0345a575" officeooo:paragraph-rsid="0345a575"/>
    </style:style>
    <style:style style:name="P1244" style:family="paragraph" style:parent-style-name="Table_20_Contents">
      <style:text-properties officeooo:rsid="0346d56e" officeooo:paragraph-rsid="0346d56e"/>
    </style:style>
    <style:style style:name="P1245" style:family="paragraph" style:parent-style-name="Table_20_Contents">
      <style:text-properties officeooo:rsid="034755fc" officeooo:paragraph-rsid="034755fc"/>
    </style:style>
    <style:style style:name="P1246" style:family="paragraph" style:parent-style-name="Table_20_Contents">
      <style:text-properties officeooo:rsid="0347d7c4" officeooo:paragraph-rsid="0347d7c4"/>
    </style:style>
    <style:style style:name="P1247" style:family="paragraph" style:parent-style-name="Table_20_Contents">
      <style:text-properties officeooo:rsid="03493c95" officeooo:paragraph-rsid="03493c95"/>
    </style:style>
    <style:style style:name="P1248" style:family="paragraph" style:parent-style-name="Table_20_Contents">
      <style:text-properties officeooo:rsid="034a79eb" officeooo:paragraph-rsid="034a79eb"/>
    </style:style>
    <style:style style:name="P1249" style:family="paragraph" style:parent-style-name="Table_20_Contents">
      <style:text-properties officeooo:rsid="034a9447" officeooo:paragraph-rsid="034a9447"/>
    </style:style>
    <style:style style:name="P1250" style:family="paragraph" style:parent-style-name="Table_20_Contents">
      <style:text-properties officeooo:rsid="034aa5f1" officeooo:paragraph-rsid="034aa5f1"/>
    </style:style>
    <style:style style:name="P1251" style:family="paragraph" style:parent-style-name="Table_20_Contents">
      <style:text-properties officeooo:rsid="034d8b5a" officeooo:paragraph-rsid="034d8b5a"/>
    </style:style>
    <style:style style:name="P1252" style:family="paragraph" style:parent-style-name="Table_20_Contents">
      <style:text-properties officeooo:rsid="034e50bf" officeooo:paragraph-rsid="034e50bf"/>
    </style:style>
    <style:style style:name="P1253" style:family="paragraph" style:parent-style-name="Table_20_Contents">
      <style:text-properties officeooo:rsid="034ff5c4" officeooo:paragraph-rsid="034ff5c4"/>
    </style:style>
    <style:style style:name="P1254" style:family="paragraph" style:parent-style-name="Table_20_Contents">
      <style:text-properties officeooo:rsid="0351b8d3" officeooo:paragraph-rsid="0351b8d3"/>
    </style:style>
    <style:style style:name="P1255" style:family="paragraph" style:parent-style-name="Table_20_Contents">
      <style:text-properties officeooo:rsid="03531f8e" officeooo:paragraph-rsid="035438ac"/>
    </style:style>
    <style:style style:name="P1256" style:family="paragraph" style:parent-style-name="Table_20_Contents">
      <style:text-properties officeooo:rsid="035438ac" officeooo:paragraph-rsid="035438ac"/>
    </style:style>
    <style:style style:name="P1257" style:family="paragraph" style:parent-style-name="Table_20_Contents">
      <style:text-properties officeooo:rsid="0354c92d" officeooo:paragraph-rsid="0354c92d"/>
    </style:style>
    <style:style style:name="P1258" style:family="paragraph" style:parent-style-name="Table_20_Contents">
      <style:text-properties officeooo:rsid="03555db1" officeooo:paragraph-rsid="03555db1"/>
    </style:style>
    <style:style style:name="P1259" style:family="paragraph" style:parent-style-name="Table_20_Contents">
      <style:text-properties officeooo:rsid="0355798a" officeooo:paragraph-rsid="0355798a"/>
    </style:style>
    <style:style style:name="P1260" style:family="paragraph" style:parent-style-name="Table_20_Contents">
      <style:text-properties officeooo:rsid="035665f4" officeooo:paragraph-rsid="035665f4"/>
    </style:style>
    <style:style style:name="P1261" style:family="paragraph" style:parent-style-name="Table_20_Contents">
      <style:text-properties officeooo:rsid="0357f915" officeooo:paragraph-rsid="0357f915"/>
    </style:style>
    <style:style style:name="P1262" style:family="paragraph" style:parent-style-name="Table_20_Contents">
      <style:text-properties officeooo:rsid="03589426" officeooo:paragraph-rsid="03589426"/>
    </style:style>
    <style:style style:name="P1263" style:family="paragraph" style:parent-style-name="Table_20_Contents">
      <style:text-properties officeooo:rsid="03595434" officeooo:paragraph-rsid="03595434"/>
    </style:style>
    <style:style style:name="P1264" style:family="paragraph" style:parent-style-name="Table_20_Contents">
      <style:text-properties officeooo:rsid="035a7e4d" officeooo:paragraph-rsid="035a7e4d"/>
    </style:style>
    <style:style style:name="P1265" style:family="paragraph" style:parent-style-name="Table_20_Contents">
      <style:text-properties officeooo:rsid="035aa691" officeooo:paragraph-rsid="035aa691"/>
    </style:style>
    <style:style style:name="P1266" style:family="paragraph" style:parent-style-name="Table_20_Contents">
      <style:text-properties officeooo:rsid="035c90a9" officeooo:paragraph-rsid="035c90a9"/>
    </style:style>
    <style:style style:name="P1267" style:family="paragraph" style:parent-style-name="Table_20_Contents">
      <style:text-properties officeooo:rsid="035d602a" officeooo:paragraph-rsid="035d602a"/>
    </style:style>
    <style:style style:name="P1268" style:family="paragraph" style:parent-style-name="Table_20_Contents">
      <style:text-properties officeooo:rsid="035ecf1a" officeooo:paragraph-rsid="035ecf1a"/>
    </style:style>
    <style:style style:name="P1269" style:family="paragraph" style:parent-style-name="Table_20_Contents">
      <style:text-properties officeooo:rsid="035ef0c8" officeooo:paragraph-rsid="035ef0c8"/>
    </style:style>
    <style:style style:name="P1270" style:family="paragraph" style:parent-style-name="Table_20_Contents">
      <style:text-properties officeooo:rsid="0361629e" officeooo:paragraph-rsid="0361629e"/>
    </style:style>
    <style:style style:name="P1271" style:family="paragraph" style:parent-style-name="Table_20_Contents">
      <style:text-properties officeooo:rsid="0362f83d" officeooo:paragraph-rsid="0362f83d"/>
    </style:style>
    <style:style style:name="P1272" style:family="paragraph" style:parent-style-name="Table_20_Contents">
      <style:text-properties officeooo:rsid="03639aae" officeooo:paragraph-rsid="03639aae"/>
    </style:style>
    <style:style style:name="P1273" style:family="paragraph" style:parent-style-name="Table_20_Contents">
      <style:text-properties officeooo:rsid="03640668" officeooo:paragraph-rsid="03640668"/>
    </style:style>
    <style:style style:name="P1274" style:family="paragraph" style:parent-style-name="Table_20_Contents">
      <style:text-properties officeooo:rsid="0365def4" officeooo:paragraph-rsid="0365def4"/>
    </style:style>
    <style:style style:name="P1275" style:family="paragraph" style:parent-style-name="Table_20_Contents">
      <style:text-properties officeooo:rsid="036942f6" officeooo:paragraph-rsid="036942f6"/>
    </style:style>
    <style:style style:name="P1276" style:family="paragraph" style:parent-style-name="Table_20_Contents">
      <style:text-properties officeooo:rsid="0369ad62" officeooo:paragraph-rsid="0369ad62"/>
    </style:style>
    <style:style style:name="P1277" style:family="paragraph" style:parent-style-name="Table_20_Contents">
      <style:text-properties officeooo:rsid="036ae825" officeooo:paragraph-rsid="036ae825"/>
    </style:style>
    <style:style style:name="P1278" style:family="paragraph" style:parent-style-name="Table_20_Contents">
      <style:text-properties officeooo:rsid="036b51f3" officeooo:paragraph-rsid="036b51f3"/>
    </style:style>
    <style:style style:name="P1279" style:family="paragraph" style:parent-style-name="Table_20_Contents">
      <style:text-properties officeooo:rsid="036d47f5" officeooo:paragraph-rsid="036d47f5"/>
    </style:style>
    <style:style style:name="P1280" style:family="paragraph" style:parent-style-name="Table_20_Contents">
      <style:text-properties officeooo:rsid="036eaae2" officeooo:paragraph-rsid="036eaae2"/>
    </style:style>
    <style:style style:name="P1281" style:family="paragraph" style:parent-style-name="Table_20_Contents">
      <style:text-properties officeooo:rsid="036f764c" officeooo:paragraph-rsid="036f764c"/>
    </style:style>
    <style:style style:name="P1282" style:family="paragraph" style:parent-style-name="Table_20_Contents">
      <style:text-properties officeooo:rsid="0370cde9" officeooo:paragraph-rsid="0370cde9"/>
    </style:style>
    <style:style style:name="P1283" style:family="paragraph" style:parent-style-name="Table_20_Contents">
      <style:text-properties officeooo:rsid="0372cdcf" officeooo:paragraph-rsid="0372cdcf"/>
    </style:style>
    <style:style style:name="P1284" style:family="paragraph" style:parent-style-name="Table_20_Contents">
      <style:text-properties officeooo:rsid="0375f851" officeooo:paragraph-rsid="0375f851"/>
    </style:style>
    <style:style style:name="P1285" style:family="paragraph" style:parent-style-name="Table_20_Contents">
      <style:text-properties officeooo:rsid="0376b859" officeooo:paragraph-rsid="0376b859"/>
    </style:style>
    <style:style style:name="P1286" style:family="paragraph" style:parent-style-name="Table_20_Contents">
      <style:text-properties officeooo:rsid="0376ea92" officeooo:paragraph-rsid="0376ea92"/>
    </style:style>
    <style:style style:name="P1287" style:family="paragraph" style:parent-style-name="Table_20_Contents">
      <style:text-properties officeooo:rsid="0378591b" officeooo:paragraph-rsid="0378591b"/>
    </style:style>
    <style:style style:name="P1288" style:family="paragraph" style:parent-style-name="Table_20_Contents">
      <style:text-properties officeooo:rsid="03793496" officeooo:paragraph-rsid="03793496"/>
    </style:style>
    <style:style style:name="P1289" style:family="paragraph" style:parent-style-name="Table_20_Contents">
      <style:text-properties officeooo:rsid="037b1f9e" officeooo:paragraph-rsid="037b1f9e"/>
    </style:style>
    <style:style style:name="P1290" style:family="paragraph" style:parent-style-name="Table_20_Contents">
      <style:text-properties officeooo:rsid="037d93ec" officeooo:paragraph-rsid="037d93ec"/>
    </style:style>
    <style:style style:name="P1291" style:family="paragraph" style:parent-style-name="Table_20_Contents">
      <style:text-properties officeooo:rsid="037dbd16" officeooo:paragraph-rsid="037dbd16"/>
    </style:style>
    <style:style style:name="P1292" style:family="paragraph" style:parent-style-name="Table_20_Contents">
      <style:text-properties officeooo:rsid="038021a7" officeooo:paragraph-rsid="038021a7"/>
    </style:style>
    <style:style style:name="P1293" style:family="paragraph" style:parent-style-name="Table_20_Contents">
      <style:text-properties officeooo:rsid="0381342d" officeooo:paragraph-rsid="0381342d"/>
    </style:style>
    <style:style style:name="P1294" style:family="paragraph" style:parent-style-name="Table_20_Contents">
      <style:text-properties officeooo:rsid="03835d17" officeooo:paragraph-rsid="03835d17"/>
    </style:style>
    <style:style style:name="P1295" style:family="paragraph" style:parent-style-name="Table_20_Contents">
      <style:text-properties officeooo:rsid="03849beb" officeooo:paragraph-rsid="03849beb"/>
    </style:style>
    <style:style style:name="P1296" style:family="paragraph" style:parent-style-name="Table_20_Contents">
      <style:text-properties officeooo:rsid="03861349" officeooo:paragraph-rsid="03861349"/>
    </style:style>
    <style:style style:name="P1297" style:family="paragraph" style:parent-style-name="Table_20_Contents">
      <style:text-properties officeooo:rsid="0387c781" officeooo:paragraph-rsid="0387c781"/>
    </style:style>
    <style:style style:name="P1298" style:family="paragraph" style:parent-style-name="Table_20_Contents">
      <style:text-properties officeooo:rsid="038b4554" officeooo:paragraph-rsid="038b4554"/>
    </style:style>
    <style:style style:name="P1299" style:family="paragraph" style:parent-style-name="Table_20_Contents">
      <style:text-properties officeooo:rsid="038c6a29" officeooo:paragraph-rsid="00448b1f"/>
    </style:style>
    <style:style style:name="P1300" style:family="paragraph" style:parent-style-name="Table_20_Contents">
      <style:text-properties officeooo:rsid="038d0d04" officeooo:paragraph-rsid="038d0d04"/>
    </style:style>
    <style:style style:name="P1301" style:family="paragraph" style:parent-style-name="Table_20_Contents">
      <style:text-properties officeooo:rsid="038e21d2" officeooo:paragraph-rsid="038e21d2"/>
    </style:style>
    <style:style style:name="P1302" style:family="paragraph" style:parent-style-name="Table_20_Contents">
      <style:text-properties officeooo:rsid="038ef4c1" officeooo:paragraph-rsid="038ef4c1"/>
    </style:style>
    <style:style style:name="P1303" style:family="paragraph" style:parent-style-name="Table_20_Contents">
      <style:text-properties officeooo:rsid="038fc631" officeooo:paragraph-rsid="038fc631"/>
    </style:style>
    <style:style style:name="P1304" style:family="paragraph" style:parent-style-name="Table_20_Contents">
      <style:text-properties officeooo:rsid="0390a33a" officeooo:paragraph-rsid="0390a33a"/>
    </style:style>
    <style:style style:name="P1305" style:family="paragraph" style:parent-style-name="Table_20_Contents">
      <style:text-properties officeooo:rsid="0392642f" officeooo:paragraph-rsid="0392642f"/>
    </style:style>
    <style:style style:name="P1306" style:family="paragraph" style:parent-style-name="Table_20_Contents">
      <style:text-properties officeooo:rsid="0392e169" officeooo:paragraph-rsid="0392e169"/>
    </style:style>
    <style:style style:name="P1307" style:family="paragraph" style:parent-style-name="Table_20_Contents">
      <style:text-properties officeooo:rsid="039673ba" officeooo:paragraph-rsid="039673ba"/>
    </style:style>
    <style:style style:name="P1308" style:family="paragraph" style:parent-style-name="Table_20_Contents">
      <style:text-properties officeooo:rsid="0396bc13" officeooo:paragraph-rsid="0396bc13"/>
    </style:style>
    <style:style style:name="P1309" style:family="paragraph" style:parent-style-name="Table_20_Contents">
      <style:text-properties officeooo:rsid="0398d39e" officeooo:paragraph-rsid="0398d39e"/>
    </style:style>
    <style:style style:name="P1310" style:family="paragraph" style:parent-style-name="Table_20_Contents">
      <style:text-properties officeooo:rsid="03996926" officeooo:paragraph-rsid="03996926"/>
    </style:style>
    <style:style style:name="P1311" style:family="paragraph" style:parent-style-name="Table_20_Contents">
      <style:text-properties officeooo:rsid="03996926" officeooo:paragraph-rsid="039a7810"/>
    </style:style>
    <style:style style:name="P1312" style:family="paragraph" style:parent-style-name="Table_20_Contents">
      <style:text-properties officeooo:rsid="039d8845" officeooo:paragraph-rsid="039d8845"/>
    </style:style>
    <style:style style:name="P1313" style:family="paragraph" style:parent-style-name="Table_20_Contents">
      <style:text-properties officeooo:rsid="039df69c" officeooo:paragraph-rsid="039df69c"/>
    </style:style>
    <style:style style:name="P1314" style:family="paragraph" style:parent-style-name="Table_20_Contents">
      <style:text-properties officeooo:rsid="039fd7ab" officeooo:paragraph-rsid="039fd7ab"/>
    </style:style>
    <style:style style:name="P1315" style:family="paragraph" style:parent-style-name="Table_20_Contents">
      <style:text-properties officeooo:rsid="03a20ac8" officeooo:paragraph-rsid="03a20ac8"/>
    </style:style>
    <style:style style:name="P1316" style:family="paragraph" style:parent-style-name="Table_20_Contents">
      <style:text-properties officeooo:rsid="03a3a4ba" officeooo:paragraph-rsid="03a3a4ba"/>
    </style:style>
    <style:style style:name="P1317" style:family="paragraph" style:parent-style-name="Table_20_Contents">
      <style:text-properties officeooo:rsid="03a42024" officeooo:paragraph-rsid="03a42024"/>
    </style:style>
    <style:style style:name="P1318" style:family="paragraph" style:parent-style-name="Table_20_Contents">
      <style:text-properties officeooo:rsid="03a53a31" officeooo:paragraph-rsid="03a53a31"/>
    </style:style>
    <style:style style:name="P1319" style:family="paragraph" style:parent-style-name="Table_20_Contents">
      <style:text-properties officeooo:rsid="03a6338e" officeooo:paragraph-rsid="03a6338e"/>
    </style:style>
    <style:style style:name="P1320" style:family="paragraph" style:parent-style-name="Table_20_Contents">
      <style:text-properties officeooo:rsid="03a6da79" officeooo:paragraph-rsid="03a6da79"/>
    </style:style>
    <style:style style:name="P1321" style:family="paragraph" style:parent-style-name="Table_20_Contents">
      <style:text-properties officeooo:rsid="03a7e1e3" officeooo:paragraph-rsid="03a7e1e3"/>
    </style:style>
    <style:style style:name="P1322" style:family="paragraph" style:parent-style-name="Table_20_Contents">
      <style:text-properties officeooo:rsid="03a929c2" officeooo:paragraph-rsid="03a929c2"/>
    </style:style>
    <style:style style:name="P1323" style:family="paragraph" style:parent-style-name="Table_20_Contents">
      <style:text-properties officeooo:rsid="03aa5113" officeooo:paragraph-rsid="03aa5113"/>
    </style:style>
    <style:style style:name="P1324" style:family="paragraph" style:parent-style-name="Table_20_Contents">
      <style:text-properties officeooo:rsid="03aad131" officeooo:paragraph-rsid="03aad131"/>
    </style:style>
    <style:style style:name="P1325" style:family="paragraph" style:parent-style-name="Table_20_Contents">
      <style:text-properties officeooo:rsid="03aaef6a" officeooo:paragraph-rsid="03aaef6a"/>
    </style:style>
    <style:style style:name="P1326" style:family="paragraph" style:parent-style-name="Table_20_Contents">
      <style:text-properties officeooo:rsid="03abedf6" officeooo:paragraph-rsid="03abedf6"/>
    </style:style>
    <style:style style:name="P1327" style:family="paragraph" style:parent-style-name="Table_20_Contents">
      <style:text-properties officeooo:rsid="03ac8fdb" officeooo:paragraph-rsid="03ac8fdb"/>
    </style:style>
    <style:style style:name="P1328" style:family="paragraph" style:parent-style-name="Table_20_Contents">
      <style:text-properties officeooo:rsid="03ad7140" officeooo:paragraph-rsid="03ad7140"/>
    </style:style>
    <style:style style:name="P1329" style:family="paragraph" style:parent-style-name="Table_20_Contents">
      <style:text-properties officeooo:rsid="03ae6e81" officeooo:paragraph-rsid="03ae6e81"/>
    </style:style>
    <style:style style:name="P1330" style:family="paragraph" style:parent-style-name="Table_20_Contents">
      <style:text-properties officeooo:rsid="03af14d8" officeooo:paragraph-rsid="03af14d8"/>
    </style:style>
    <style:style style:name="P1331" style:family="paragraph" style:parent-style-name="Table_20_Contents">
      <style:text-properties officeooo:rsid="03b0a558" officeooo:paragraph-rsid="03b0a558"/>
    </style:style>
    <style:style style:name="P1332" style:family="paragraph" style:parent-style-name="Table_20_Contents">
      <style:text-properties officeooo:rsid="03b1a1aa" officeooo:paragraph-rsid="03b1a1aa"/>
    </style:style>
    <style:style style:name="P1333" style:family="paragraph" style:parent-style-name="Table_20_Contents">
      <style:text-properties officeooo:rsid="03b34ad6" officeooo:paragraph-rsid="03b34ad6"/>
    </style:style>
    <style:style style:name="P1334" style:family="paragraph" style:parent-style-name="Table_20_Contents">
      <style:text-properties officeooo:rsid="03b4cf2e" officeooo:paragraph-rsid="03b4cf2e"/>
    </style:style>
    <style:style style:name="P1335" style:family="paragraph" style:parent-style-name="Table_20_Contents">
      <style:text-properties officeooo:rsid="03b4d27a" officeooo:paragraph-rsid="03b4d27a"/>
    </style:style>
    <style:style style:name="P1336" style:family="paragraph" style:parent-style-name="Table_20_Contents">
      <style:text-properties officeooo:rsid="03b4df6a" officeooo:paragraph-rsid="03b4df6a"/>
    </style:style>
    <style:style style:name="P1337" style:family="paragraph" style:parent-style-name="Table_20_Contents">
      <style:text-properties officeooo:rsid="03b5dff1" officeooo:paragraph-rsid="03b5dff1"/>
    </style:style>
    <style:style style:name="P1338" style:family="paragraph" style:parent-style-name="Table_20_Contents">
      <style:text-properties officeooo:rsid="03b738e1" officeooo:paragraph-rsid="03b738e1"/>
    </style:style>
    <style:style style:name="P1339" style:family="paragraph" style:parent-style-name="Table_20_Contents">
      <style:text-properties officeooo:rsid="03b899db" officeooo:paragraph-rsid="03b899db"/>
    </style:style>
    <style:style style:name="P1340" style:family="paragraph" style:parent-style-name="Table_20_Contents">
      <style:text-properties officeooo:rsid="03ba5b86" officeooo:paragraph-rsid="03ba5b86"/>
    </style:style>
    <style:style style:name="P1341" style:family="paragraph" style:parent-style-name="Table_20_Contents">
      <style:text-properties officeooo:rsid="03bad30c" officeooo:paragraph-rsid="03bad30c"/>
    </style:style>
    <style:style style:name="P1342" style:family="paragraph" style:parent-style-name="Table_20_Contents">
      <style:text-properties officeooo:rsid="03bbc50b" officeooo:paragraph-rsid="03bbc50b"/>
    </style:style>
    <style:style style:name="P1343" style:family="paragraph" style:parent-style-name="Table_20_Contents">
      <style:text-properties officeooo:rsid="03bc4417" officeooo:paragraph-rsid="03bc4417"/>
    </style:style>
    <style:style style:name="P1344" style:family="paragraph" style:parent-style-name="Table_20_Contents">
      <style:text-properties officeooo:rsid="03bdcbda" officeooo:paragraph-rsid="03bdcbda"/>
    </style:style>
    <style:style style:name="P1345" style:family="paragraph" style:parent-style-name="Table_20_Contents">
      <style:text-properties officeooo:rsid="03bf54e9" officeooo:paragraph-rsid="03bf54e9"/>
    </style:style>
    <style:style style:name="P1346" style:family="paragraph" style:parent-style-name="Table_20_Contents">
      <style:text-properties officeooo:rsid="03c06317" officeooo:paragraph-rsid="03c06317"/>
    </style:style>
    <style:style style:name="P1347" style:family="paragraph" style:parent-style-name="Table_20_Contents">
      <style:text-properties officeooo:rsid="03c0f551" officeooo:paragraph-rsid="03c0f551"/>
    </style:style>
    <style:style style:name="P1348" style:family="paragraph" style:parent-style-name="Table_20_Contents">
      <style:text-properties officeooo:rsid="03c262d3" officeooo:paragraph-rsid="03c262d3"/>
    </style:style>
    <style:style style:name="P1349" style:family="paragraph" style:parent-style-name="Table_20_Contents">
      <style:text-properties officeooo:rsid="03c56c17" officeooo:paragraph-rsid="03c56c17"/>
    </style:style>
    <style:style style:name="P1350" style:family="paragraph" style:parent-style-name="Table_20_Contents">
      <style:text-properties officeooo:rsid="03c57868" officeooo:paragraph-rsid="03c57868"/>
    </style:style>
    <style:style style:name="P1351" style:family="paragraph" style:parent-style-name="Table_20_Contents">
      <style:text-properties officeooo:rsid="03c68922" officeooo:paragraph-rsid="03c68922"/>
    </style:style>
    <style:style style:name="P1352" style:family="paragraph" style:parent-style-name="Table_20_Contents">
      <style:text-properties officeooo:rsid="03c85f85" officeooo:paragraph-rsid="03c85f85"/>
    </style:style>
    <style:style style:name="P1353" style:family="paragraph" style:parent-style-name="Table_20_Contents">
      <style:text-properties officeooo:rsid="03c98dee" officeooo:paragraph-rsid="03c98dee"/>
    </style:style>
    <style:style style:name="P1354" style:family="paragraph" style:parent-style-name="Table_20_Contents">
      <style:text-properties officeooo:rsid="03ca9e69" officeooo:paragraph-rsid="03ca9e69"/>
    </style:style>
    <style:style style:name="P1355" style:family="paragraph" style:parent-style-name="Table_20_Contents">
      <style:text-properties officeooo:rsid="03cb89ba" officeooo:paragraph-rsid="03cb89ba"/>
    </style:style>
    <style:style style:name="P1356" style:family="paragraph" style:parent-style-name="Table_20_Contents">
      <style:text-properties officeooo:rsid="03cbbe35" officeooo:paragraph-rsid="03cbbe35"/>
    </style:style>
    <style:style style:name="P1357" style:family="paragraph" style:parent-style-name="Table_20_Contents">
      <style:text-properties officeooo:rsid="03cc494f" officeooo:paragraph-rsid="03cc494f"/>
    </style:style>
    <style:style style:name="P1358" style:family="paragraph" style:parent-style-name="Table_20_Contents">
      <style:text-properties officeooo:rsid="03ccd8dc" officeooo:paragraph-rsid="03ccd8dc"/>
    </style:style>
    <style:style style:name="P1359" style:family="paragraph" style:parent-style-name="Table_20_Contents">
      <style:text-properties officeooo:rsid="03cd8a57" officeooo:paragraph-rsid="03cd8a57"/>
    </style:style>
    <style:style style:name="P1360" style:family="paragraph" style:parent-style-name="Table_20_Contents">
      <style:text-properties officeooo:rsid="03cea342" officeooo:paragraph-rsid="03cea342"/>
    </style:style>
    <style:style style:name="P1361" style:family="paragraph" style:parent-style-name="Table_20_Contents">
      <style:text-properties officeooo:rsid="03d08f73" officeooo:paragraph-rsid="03d08f73"/>
    </style:style>
    <style:style style:name="P1362" style:family="paragraph" style:parent-style-name="Table_20_Contents">
      <style:text-properties officeooo:rsid="03d2390a" officeooo:paragraph-rsid="03d2390a"/>
    </style:style>
    <style:style style:name="P1363" style:family="paragraph" style:parent-style-name="Table_20_Contents">
      <style:text-properties officeooo:rsid="03d2a410" officeooo:paragraph-rsid="03d2a410"/>
    </style:style>
    <style:style style:name="P1364" style:family="paragraph" style:parent-style-name="Table_20_Contents">
      <style:text-properties officeooo:rsid="03d305b0" officeooo:paragraph-rsid="03d305b0"/>
    </style:style>
    <style:style style:name="P1365" style:family="paragraph" style:parent-style-name="Table_20_Contents">
      <style:text-properties officeooo:rsid="03d3bcdf" officeooo:paragraph-rsid="03d3bcdf"/>
    </style:style>
    <style:style style:name="P1366" style:family="paragraph" style:parent-style-name="Table_20_Contents">
      <style:text-properties officeooo:rsid="03d4d999" officeooo:paragraph-rsid="03d4d999"/>
    </style:style>
    <style:style style:name="P1367" style:family="paragraph" style:parent-style-name="Table_20_Contents">
      <style:text-properties officeooo:rsid="03d6660c" officeooo:paragraph-rsid="03d6660c"/>
    </style:style>
    <style:style style:name="P1368" style:family="paragraph" style:parent-style-name="Table_20_Contents">
      <style:text-properties officeooo:rsid="03d808f8" officeooo:paragraph-rsid="03d808f8"/>
    </style:style>
    <style:style style:name="P1369" style:family="paragraph" style:parent-style-name="Table_20_Contents">
      <style:text-properties officeooo:rsid="03d8eb70" officeooo:paragraph-rsid="03d8eb70"/>
    </style:style>
    <style:style style:name="P1370" style:family="paragraph" style:parent-style-name="Table_20_Contents">
      <style:text-properties officeooo:rsid="03d9152e" officeooo:paragraph-rsid="03d9152e"/>
    </style:style>
    <style:style style:name="P1371" style:family="paragraph" style:parent-style-name="Table_20_Contents">
      <style:text-properties officeooo:rsid="03dac617" officeooo:paragraph-rsid="03dac617"/>
    </style:style>
    <style:style style:name="P1372" style:family="paragraph" style:parent-style-name="Table_20_Contents">
      <style:text-properties officeooo:rsid="03dc5c2c" officeooo:paragraph-rsid="03dc5c2c"/>
    </style:style>
    <style:style style:name="P1373" style:family="paragraph" style:parent-style-name="Table_20_Contents">
      <style:text-properties officeooo:rsid="03de107c" officeooo:paragraph-rsid="03de107c"/>
    </style:style>
    <style:style style:name="P1374" style:family="paragraph" style:parent-style-name="Table_20_Contents">
      <style:text-properties officeooo:rsid="03df8ba8" officeooo:paragraph-rsid="03df8ba8"/>
    </style:style>
    <style:style style:name="P1375" style:family="paragraph" style:parent-style-name="Table_20_Contents">
      <style:text-properties officeooo:rsid="03e03b13" officeooo:paragraph-rsid="03e03b13"/>
    </style:style>
    <style:style style:name="P1376" style:family="paragraph" style:parent-style-name="Table_20_Contents">
      <style:text-properties officeooo:rsid="03e16d0f" officeooo:paragraph-rsid="03e16d0f"/>
    </style:style>
    <style:style style:name="P1377" style:family="paragraph" style:parent-style-name="Table_20_Contents">
      <style:text-properties officeooo:rsid="03e2ee86" officeooo:paragraph-rsid="03e2ee86"/>
    </style:style>
    <style:style style:name="P1378" style:family="paragraph" style:parent-style-name="Table_20_Contents">
      <style:text-properties officeooo:rsid="03e45f97" officeooo:paragraph-rsid="03e45f97"/>
    </style:style>
    <style:style style:name="P1379" style:family="paragraph" style:parent-style-name="Table_20_Contents">
      <style:text-properties officeooo:rsid="03e6337b" officeooo:paragraph-rsid="03e6337b"/>
    </style:style>
    <style:style style:name="P1380" style:family="paragraph" style:parent-style-name="Table_20_Contents">
      <style:text-properties officeooo:rsid="03e7d65c" officeooo:paragraph-rsid="03e7d65c"/>
    </style:style>
    <style:style style:name="P1381" style:family="paragraph" style:parent-style-name="Table_20_Contents">
      <style:text-properties officeooo:rsid="03e9d4b6" officeooo:paragraph-rsid="03e9d4b6"/>
    </style:style>
    <style:style style:name="P1382" style:family="paragraph" style:parent-style-name="Table_20_Contents">
      <style:text-properties officeooo:rsid="03ea0731" officeooo:paragraph-rsid="03ea0731"/>
    </style:style>
    <style:style style:name="P1383" style:family="paragraph" style:parent-style-name="Table_20_Contents">
      <style:text-properties officeooo:rsid="03eb4a62" officeooo:paragraph-rsid="03eb4a62"/>
    </style:style>
    <style:style style:name="P1384" style:family="paragraph" style:parent-style-name="Table_20_Contents">
      <style:text-properties officeooo:rsid="03eba7a3" officeooo:paragraph-rsid="03eba7a3"/>
    </style:style>
    <style:style style:name="P1385" style:family="paragraph" style:parent-style-name="Table_20_Contents">
      <style:text-properties officeooo:rsid="03ed704c" officeooo:paragraph-rsid="03ed704c"/>
    </style:style>
    <style:style style:name="P1386" style:family="paragraph" style:parent-style-name="Table_20_Contents">
      <style:text-properties officeooo:rsid="03ee3a72" officeooo:paragraph-rsid="03ee3a72"/>
    </style:style>
    <style:style style:name="P1387" style:family="paragraph" style:parent-style-name="Table_20_Contents">
      <style:text-properties officeooo:rsid="03ee812a" officeooo:paragraph-rsid="03ee812a"/>
    </style:style>
    <style:style style:name="P1388" style:family="paragraph" style:parent-style-name="Table_20_Contents">
      <style:text-properties officeooo:rsid="03ef328b" officeooo:paragraph-rsid="03ef328b"/>
    </style:style>
    <style:style style:name="P1389" style:family="paragraph" style:parent-style-name="Table_20_Contents">
      <style:text-properties officeooo:rsid="03ef970c" officeooo:paragraph-rsid="03ef970c"/>
    </style:style>
    <style:style style:name="P1390" style:family="paragraph" style:parent-style-name="Table_20_Contents">
      <style:text-properties officeooo:rsid="03f15db6" officeooo:paragraph-rsid="03f15db6"/>
    </style:style>
    <style:style style:name="P1391" style:family="paragraph" style:parent-style-name="Table_20_Contents">
      <style:text-properties officeooo:rsid="03f3b342" officeooo:paragraph-rsid="03f3b342"/>
    </style:style>
    <style:style style:name="P1392" style:family="paragraph" style:parent-style-name="Table_20_Contents">
      <style:text-properties officeooo:rsid="03f58bbe" officeooo:paragraph-rsid="03f58bbe"/>
    </style:style>
    <style:style style:name="P1393" style:family="paragraph" style:parent-style-name="Table_20_Contents">
      <style:text-properties officeooo:rsid="03f6bd90" officeooo:paragraph-rsid="03f6bd90"/>
    </style:style>
    <style:style style:name="P1394" style:family="paragraph" style:parent-style-name="Table_20_Contents">
      <style:text-properties officeooo:rsid="03f833a3" officeooo:paragraph-rsid="03f833a3"/>
    </style:style>
    <style:style style:name="P1395" style:family="paragraph" style:parent-style-name="Table_20_Contents">
      <style:text-properties officeooo:rsid="03f98bda" officeooo:paragraph-rsid="03f98bda"/>
    </style:style>
    <style:style style:name="P1396" style:family="paragraph" style:parent-style-name="Table_20_Contents">
      <style:text-properties officeooo:rsid="03fce48f" officeooo:paragraph-rsid="03fce48f"/>
    </style:style>
    <style:style style:name="P1397" style:family="paragraph" style:parent-style-name="Table_20_Contents">
      <style:text-properties officeooo:rsid="03fea34d" officeooo:paragraph-rsid="03fea34d"/>
    </style:style>
    <style:style style:name="P1398" style:family="paragraph" style:parent-style-name="Table_20_Contents">
      <style:text-properties officeooo:rsid="040035e1" officeooo:paragraph-rsid="040035e1"/>
    </style:style>
    <style:style style:name="P1399" style:family="paragraph" style:parent-style-name="Table_20_Contents">
      <style:text-properties officeooo:rsid="04004cf3" officeooo:paragraph-rsid="04004cf3"/>
    </style:style>
    <style:style style:name="P1400" style:family="paragraph" style:parent-style-name="Table_20_Contents">
      <style:text-properties officeooo:rsid="04017a64" officeooo:paragraph-rsid="04017a64"/>
    </style:style>
    <style:style style:name="P1401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Tahoma" fo:font-size="6pt" fo:letter-spacing="normal" fo:font-style="normal" fo:font-weight="normal" style:font-size-asian="6pt" style:font-weight-asian="normal" style:font-size-complex="6pt" style:font-weight-complex="normal"/>
    </style:style>
    <style:style style:name="P1402" style:family="paragraph" style:parent-style-name="Table_20_Contents">
      <style:paragraph-properties fo:margin-left="-0.004cm" fo:margin-right="-0.335cm" fo:text-indent="0cm" style:auto-text-indent="false"/>
      <style:text-properties officeooo:rsid="001484de" officeooo:paragraph-rsid="001484de"/>
    </style:style>
    <style:style style:name="P14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ce48f" officeooo:paragraph-rsid="03fce48f" style:font-size-asian="6pt" style:font-weight-asian="normal" style:font-size-complex="6pt" style:font-weight-complex="normal"/>
    </style:style>
    <style:style style:name="P14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04cf3" officeooo:paragraph-rsid="04004cf3" style:font-size-asian="6pt" style:font-weight-asian="normal" style:font-size-complex="6pt" style:font-weight-complex="normal"/>
    </style:style>
    <style:style style:name="P1405" style:family="paragraph" style:parent-style-name="Table_20_Contents">
      <style:text-properties officeooo:rsid="03f98bda" officeooo:paragraph-rsid="03f98bda"/>
    </style:style>
    <style:style style:name="P1406" style:family="paragraph" style:parent-style-name="Table_20_Contents">
      <style:text-properties officeooo:rsid="0403f7b5" officeooo:paragraph-rsid="0403f7b5"/>
    </style:style>
    <style:style style:name="P1407" style:family="paragraph" style:parent-style-name="Table_20_Contents">
      <style:text-properties officeooo:rsid="040406d9" officeooo:paragraph-rsid="040406d9"/>
    </style:style>
    <style:style style:name="P1408" style:family="paragraph" style:parent-style-name="Table_20_Contents">
      <style:text-properties fo:font-size="6pt" fo:font-weight="normal" officeooo:rsid="040406d9" officeooo:paragraph-rsid="040406d9" style:font-size-asian="6pt" style:font-weight-asian="normal" style:font-size-complex="6pt" style:font-weight-complex="normal"/>
    </style:style>
    <style:style style:name="P1409" style:family="paragraph" style:parent-style-name="Table_20_Contents">
      <style:text-properties fo:font-size="6pt" fo:font-weight="normal" officeooo:rsid="0405d3b6" officeooo:paragraph-rsid="0405d3b6" style:font-size-asian="6pt" style:font-weight-asian="normal" style:font-size-complex="6pt" style:font-weight-complex="normal"/>
    </style:style>
    <style:style style:name="P1410" style:family="paragraph" style:parent-style-name="Table_20_Contents">
      <style:text-properties fo:font-size="6pt" fo:font-weight="normal" officeooo:rsid="040698b7" officeooo:paragraph-rsid="040698b7" style:font-size-asian="6pt" style:font-weight-asian="normal" style:font-size-complex="6pt" style:font-weight-complex="normal"/>
    </style:style>
    <style:style style:name="P1411" style:family="paragraph" style:parent-style-name="Table_20_Contents">
      <style:text-properties fo:font-size="6pt" fo:font-weight="normal" officeooo:rsid="0407876f" officeooo:paragraph-rsid="0407876f" style:font-size-asian="6pt" style:font-weight-asian="normal" style:font-size-complex="6pt" style:font-weight-complex="normal"/>
    </style:style>
    <style:style style:name="P1412" style:family="paragraph" style:parent-style-name="Table_20_Contents">
      <style:text-properties fo:font-size="6pt" fo:font-weight="normal" officeooo:rsid="040908bc" officeooo:paragraph-rsid="040908bc" style:font-size-asian="6pt" style:font-weight-asian="normal" style:font-size-complex="6pt" style:font-weight-complex="normal"/>
    </style:style>
    <style:style style:name="P1413" style:family="paragraph" style:parent-style-name="Table_20_Contents">
      <style:text-properties fo:font-size="6pt" fo:font-weight="normal" officeooo:rsid="040ac1e9" officeooo:paragraph-rsid="040ac1e9" style:font-size-asian="6pt" style:font-weight-asian="normal" style:font-size-complex="6pt" style:font-weight-complex="normal"/>
    </style:style>
    <style:style style:name="P1414" style:family="paragraph" style:parent-style-name="Table_20_Contents">
      <style:text-properties officeooo:rsid="0405d3b6" officeooo:paragraph-rsid="0405d3b6"/>
    </style:style>
    <style:style style:name="P1415" style:family="paragraph" style:parent-style-name="Table_20_Contents">
      <style:text-properties officeooo:rsid="040698b7" officeooo:paragraph-rsid="040698b7"/>
    </style:style>
    <style:style style:name="P1416" style:family="paragraph" style:parent-style-name="Table_20_Contents">
      <style:text-properties officeooo:rsid="0407876f" officeooo:paragraph-rsid="0407876f"/>
    </style:style>
    <style:style style:name="P1417" style:family="paragraph" style:parent-style-name="Table_20_Contents">
      <style:text-properties officeooo:rsid="040908bc" officeooo:paragraph-rsid="040908bc"/>
    </style:style>
    <style:style style:name="P1418" style:family="paragraph" style:parent-style-name="Table_20_Contents">
      <style:text-properties officeooo:rsid="040ac1e9" officeooo:paragraph-rsid="040ac1e9"/>
    </style:style>
    <style:style style:name="P1419" style:family="paragraph" style:parent-style-name="Table_20_Contents">
      <style:text-properties officeooo:rsid="03996926" officeooo:paragraph-rsid="039a7810"/>
    </style:style>
    <style:style style:name="P1420" style:family="paragraph" style:parent-style-name="Table_20_Contents">
      <style:text-properties officeooo:rsid="03abedf6" officeooo:paragraph-rsid="03abedf6"/>
    </style:style>
    <style:style style:name="T1" style:family="text">
      <style:text-properties style:font-name="Calybry" fo:font-size="6pt" style:font-size-asian="10.5pt"/>
    </style:style>
    <style:style style:name="T2" style:family="text">
      <style:text-properties officeooo:rsid="00371b71"/>
    </style:style>
    <style:style style:name="T3" style:family="text">
      <style:text-properties fo:font-variant="normal" fo:text-transform="none" fo:color="#000000" style:font-name="Tahoma" fo:letter-spacing="normal" fo:font-style="normal"/>
    </style:style>
    <style:style style:name="T4" style:family="text">
      <style:text-properties fo:font-variant="normal" fo:text-transform="none" fo:color="#000000" style:font-name="Tahoma" fo:letter-spacing="normal" fo:font-style="normal" officeooo:rsid="0175f94f"/>
    </style:style>
    <style:style style:name="T5" style:family="text">
      <style:text-properties fo:font-variant="normal" fo:text-transform="none" fo:color="#000000" style:font-name="Tahoma" fo:letter-spacing="normal" fo:font-style="normal" officeooo:rsid="01ba0ee2"/>
    </style:style>
    <style:style style:name="T6" style:family="text">
      <style:text-properties fo:font-variant="normal" fo:text-transform="none" fo:color="#000000" style:font-name="Tahoma" fo:letter-spacing="normal" fo:font-style="normal" fo:font-weight="normal"/>
    </style:style>
    <style:style style:name="T7" style:family="text">
      <style:text-properties fo:font-variant="normal" fo:text-transform="none" fo:color="#000000" style:font-name="Tahoma" fo:letter-spacing="normal" fo:font-style="normal" fo:font-weight="bold"/>
    </style:style>
    <style:style style:name="T8" style:family="text">
      <style:text-properties fo:font-variant="normal" fo:text-transform="none" fo:color="#000000" style:font-name="Tahoma" fo:letter-spacing="normal" fo:font-style="normal" officeooo:rsid="02e74d7a"/>
    </style:style>
    <style:style style:name="T9" style:family="text">
      <style:text-properties fo:font-variant="normal" fo:text-transform="none" fo:color="#000000" style:font-name="Tahoma" fo:font-size="9.75pt" fo:letter-spacing="normal" fo:font-style="normal" fo:font-weight="normal"/>
    </style:style>
    <style:style style:name="T10" style:family="text">
      <style:text-properties fo:font-variant="normal" fo:text-transform="none" fo:color="#000000" style:font-name="Tahoma" fo:font-size="9.75pt" fo:letter-spacing="normal" fo:font-style="normal" fo:font-weight="bold"/>
    </style:style>
    <style:style style:name="T11" style:family="text">
      <style:text-properties officeooo:rsid="0099df44"/>
    </style:style>
    <style:style style:name="T12" style:family="text">
      <style:text-properties officeooo:rsid="00cea373"/>
    </style:style>
    <style:style style:name="T13" style:family="text">
      <style:text-properties officeooo:rsid="00ff0909"/>
    </style:style>
    <style:style style:name="T14" style:family="text">
      <style:text-properties officeooo:rsid="0102aea8"/>
    </style:style>
    <style:style style:name="T15" style:family="text">
      <style:text-properties officeooo:rsid="010f3d41"/>
    </style:style>
    <style:style style:name="T16" style:family="text">
      <style:text-properties officeooo:rsid="01128273"/>
    </style:style>
    <style:style style:name="T17" style:family="text">
      <style:text-properties officeooo:rsid="0126effd"/>
    </style:style>
    <style:style style:name="T18" style:family="text">
      <style:text-properties officeooo:rsid="0128e0e7"/>
    </style:style>
    <style:style style:name="T19" style:family="text">
      <style:text-properties officeooo:rsid="012be59f"/>
    </style:style>
    <style:style style:name="T20" style:family="text">
      <style:text-properties officeooo:rsid="0133ae4d"/>
    </style:style>
    <style:style style:name="T21" style:family="text">
      <style:text-properties officeooo:rsid="01382fa0"/>
    </style:style>
    <style:style style:name="T22" style:family="text">
      <style:text-properties officeooo:rsid="01409a44"/>
    </style:style>
    <style:style style:name="T23" style:family="text">
      <style:text-properties officeooo:rsid="015bd7dd"/>
    </style:style>
    <style:style style:name="T24" style:family="text">
      <style:text-properties officeooo:rsid="01824a83"/>
    </style:style>
    <style:style style:name="T25" style:family="text">
      <style:text-properties officeooo:rsid="01833f31"/>
    </style:style>
    <style:style style:name="T26" style:family="text">
      <style:text-properties officeooo:rsid="0186f55b"/>
    </style:style>
    <style:style style:name="T27" style:family="text">
      <style:text-properties officeooo:rsid="01a98201"/>
    </style:style>
    <style:style style:name="T28" style:family="text">
      <style:text-properties officeooo:rsid="01b8b81c"/>
    </style:style>
    <style:style style:name="T29" style:family="text">
      <style:text-properties officeooo:rsid="01e33e30"/>
    </style:style>
    <style:style style:name="T30" style:family="text">
      <style:text-properties officeooo:rsid="01e86a3c"/>
    </style:style>
    <style:style style:name="T31" style:family="text">
      <style:text-properties officeooo:rsid="0202bf01"/>
    </style:style>
    <style:style style:name="T32" style:family="text">
      <style:text-properties officeooo:rsid="02095e98"/>
    </style:style>
    <style:style style:name="T33" style:family="text">
      <style:text-properties officeooo:rsid="022618b7"/>
    </style:style>
    <style:style style:name="T34" style:family="text">
      <style:text-properties officeooo:rsid="02291409"/>
    </style:style>
    <style:style style:name="T35" style:family="text">
      <style:text-properties officeooo:rsid="023a5d85"/>
    </style:style>
    <style:style style:name="T36" style:family="text">
      <style:text-properties officeooo:rsid="024d2fa2"/>
    </style:style>
    <style:style style:name="T37" style:family="text">
      <style:text-properties officeooo:rsid="0254b494"/>
    </style:style>
    <style:style style:name="T38" style:family="text">
      <style:text-properties officeooo:rsid="0254e1af"/>
    </style:style>
    <style:style style:name="T39" style:family="text">
      <style:text-properties officeooo:rsid="025a9ca8"/>
    </style:style>
    <style:style style:name="T40" style:family="text">
      <style:text-properties officeooo:rsid="026206b0"/>
    </style:style>
    <style:style style:name="T41" style:family="text">
      <style:text-properties officeooo:rsid="02792c31"/>
    </style:style>
    <style:style style:name="T42" style:family="text">
      <style:text-properties officeooo:rsid="0285b3ae"/>
    </style:style>
    <style:style style:name="T43" style:family="text">
      <style:text-properties officeooo:rsid="02950dc1"/>
    </style:style>
    <style:style style:name="T44" style:family="text">
      <style:text-properties officeooo:rsid="02b8abe6"/>
    </style:style>
    <style:style style:name="T45" style:family="text">
      <style:text-properties officeooo:rsid="030be9fe"/>
    </style:style>
    <style:style style:name="T46" style:family="text">
      <style:text-properties officeooo:rsid="0312b11c"/>
    </style:style>
    <style:style style:name="T47" style:family="text">
      <style:text-properties officeooo:rsid="031e3fb1"/>
    </style:style>
    <style:style style:name="T48" style:family="text">
      <style:text-properties officeooo:rsid="03327b00"/>
    </style:style>
    <style:style style:name="T49" style:family="text">
      <style:text-properties officeooo:rsid="034340a8"/>
    </style:style>
    <style:style style:name="T50" style:family="text">
      <style:text-properties officeooo:rsid="03471d0a"/>
    </style:style>
    <style:style style:name="T51" style:family="text">
      <style:text-properties officeooo:rsid="035438ac"/>
    </style:style>
    <style:style style:name="T52" style:family="text">
      <style:text-properties officeooo:rsid="037ee5b7"/>
    </style:style>
    <style:style style:name="T53" style:family="text">
      <style:text-properties officeooo:rsid="03965744"/>
    </style:style>
    <style:style style:name="T54" style:family="text">
      <style:text-properties officeooo:rsid="03a44df1"/>
    </style:style>
    <style:style style:name="T55" style:family="text">
      <style:text-properties officeooo:rsid="03bb24a6"/>
    </style:style>
    <style:style style:name="T56" style:family="text">
      <style:text-properties officeooo:rsid="040698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59"><text:span text:style-name="T1">2656</text:span>)equipment</text:p>
            <text:p text:style-name="P559"/>
            <text:p text:style-name="P559"/>
            <text:p text:style-name="P559">[ɪˈkwɪpmənt]</text:p>
          </table:table-cell>
          <table:table-cell table:style-name="Таблица1.B1" office:value-type="string">
            <text:p text:style-name="P560">Оснащение, аппаратура</text:p>
          </table:table-cell>
        </table:table-row>
        <table:table-row>
          <table:table-cell table:style-name="Таблица1.A41" office:value-type="string">
            <text:p text:style-name="Table_20_Contents">2657)powerful</text:p>
            <text:p text:style-name="Table_20_Contents"/>
            <text:p text:style-name="Table_20_Contents"/>
            <text:p text:style-name="P1401">[ˈpauəf(ə)l]</text:p>
          </table:table-cell>
          <table:table-cell table:style-name="Таблица1.B2" office:value-type="string">
            <text:p text:style-name="P561">Сильный, мощный</text:p>
          </table:table-cell>
        </table:table-row>
        <table:table-row>
          <table:table-cell table:style-name="Таблица1.A41" office:value-type="string">
            <text:p text:style-name="P564">2658)<text:span text:style-name="T26">progressive</text:span></text:p>
            <text:p text:style-name="P562"/>
            <text:p text:style-name="P1"/>
            <text:p text:style-name="P2">[prəˈgresɪv]</text:p>
          </table:table-cell>
          <table:table-cell table:style-name="Таблица1.B2" office:value-type="string">
            <text:p text:style-name="P561">Постепенный, прогрессивный</text:p>
          </table:table-cell>
        </table:table-row>
        <table:table-row>
          <table:table-cell table:style-name="Таблица1.A41" office:value-type="string">
            <text:p text:style-name="P563">2659)God bless you</text:p>
            <text:p text:style-name="P563"/>
            <text:p text:style-name="P563"/>
            <text:p text:style-name="P563"/>
          </table:table-cell>
          <table:table-cell table:style-name="Таблица1.B2" office:value-type="string">
            <text:p text:style-name="P561">Будьте здоровы</text:p>
          </table:table-cell>
        </table:table-row>
        <table:table-row>
          <table:table-cell table:style-name="Таблица1.A41" office:value-type="string">
            <text:p text:style-name="P563">2660)custom</text:p>
            <text:p text:style-name="P563"/>
            <text:p text:style-name="P563"/>
            <text:p text:style-name="P3">[ˈkʌstəm]</text:p>
          </table:table-cell>
          <table:table-cell table:style-name="Таблица1.B2" office:value-type="string">
            <text:p text:style-name="P561">Обычай, заказы, изготовленный на заказ</text:p>
          </table:table-cell>
        </table:table-row>
        <table:table-row>
          <table:table-cell table:style-name="Таблица1.A41" office:value-type="string">
            <text:p text:style-name="P563">2661)favorite</text:p>
            <text:p text:style-name="P563"/>
            <text:p text:style-name="P563"/>
            <text:p text:style-name="P3">[ˈfeɪv(ə)rɪt]</text:p>
          </table:table-cell>
          <table:table-cell table:style-name="Таблица1.B2" office:value-type="string">
            <text:p text:style-name="P561">Любимый, фаворит</text:p>
          </table:table-cell>
        </table:table-row>
        <table:table-row>
          <table:table-cell table:style-name="Таблица1.A41" office:value-type="string">
            <text:p text:style-name="P563">2662)project</text:p>
            <text:p text:style-name="P563"/>
            <text:p text:style-name="P563"/>
            <text:p text:style-name="P3">[ˈprɔʤekt]</text:p>
          </table:table-cell>
          <table:table-cell table:style-name="Таблица1.B2" office:value-type="string">
            <text:p text:style-name="P561">Проект</text:p>
          </table:table-cell>
        </table:table-row>
        <table:table-row>
          <table:table-cell table:style-name="Таблица1.A41" office:value-type="string">
            <text:p text:style-name="P563">2663)In all senses</text:p>
            <text:p text:style-name="P563"/>
            <text:p text:style-name="P563"/>
            <text:p text:style-name="P563"/>
          </table:table-cell>
          <table:table-cell table:style-name="Таблица1.B2" office:value-type="string">
            <text:p text:style-name="P561">Во всех смыслах</text:p>
          </table:table-cell>
        </table:table-row>
        <table:table-row>
          <table:table-cell table:style-name="Таблица1.A41" office:value-type="string">
            <text:p text:style-name="P563">2664)proportion</text:p>
            <text:p text:style-name="P563"/>
            <text:p text:style-name="P563"/>
            <text:p text:style-name="P3">[prəˈpɔːʃ(ə)n]</text:p>
          </table:table-cell>
          <table:table-cell table:style-name="Таблица1.B2" office:value-type="string">
            <text:p text:style-name="P561">Пропорция, пропорциональный, доля</text:p>
          </table:table-cell>
        </table:table-row>
        <table:table-row>
          <table:table-cell table:style-name="Таблица1.A41" office:value-type="string">
            <text:p text:style-name="P563">2665)week-end</text:p>
            <text:p text:style-name="P563"/>
            <text:p text:style-name="P563"/>
            <text:p text:style-name="P3">[ˌwiːkˈend]</text:p>
          </table:table-cell>
          <table:table-cell table:style-name="Таблица1.B2" office:value-type="string">
            <text:p text:style-name="P561">Выходные</text:p>
          </table:table-cell>
        </table:table-row>
        <table:table-row>
          <table:table-cell table:style-name="Таблица1.A41" office:value-type="string">
            <text:p text:style-name="P563">2666)reduce</text:p>
            <text:p text:style-name="P563"/>
            <text:p text:style-name="P563"/>
            <text:p text:style-name="P3">[rɪˈdjuːs]</text:p>
          </table:table-cell>
          <table:table-cell table:style-name="Таблица1.B2" office:value-type="string">
            <text:p text:style-name="P561">Уменьшать, снижать</text:p>
          </table:table-cell>
        </table:table-row>
        <table:table-row>
          <table:table-cell table:style-name="Таблица1.A41" office:value-type="string">
            <text:p text:style-name="P563">2667)prose</text:p>
            <text:p text:style-name="P563"/>
            <text:p text:style-name="P563"/>
            <text:p text:style-name="P3">[prəuz]</text:p>
          </table:table-cell>
          <table:table-cell table:style-name="Таблица1.B2" office:value-type="string">
            <text:p text:style-name="P561"/>
            <text:p text:style-name="P561"/>
            <text:p text:style-name="P565">Проза</text:p>
          </table:table-cell>
        </table:table-row>
        <table:table-row>
          <table:table-cell table:style-name="Таблица1.A41" office:value-type="string">
            <text:p text:style-name="P563">2668)incorporate</text:p>
            <text:p text:style-name="P563"/>
            <text:p text:style-name="P563"/>
            <text:p text:style-name="P3">[ɪnˈkɔːp(ə)rət]</text:p>
          </table:table-cell>
          <table:table-cell table:style-name="Таблица1.B2" office:value-type="string">
            <text:p text:style-name="P561">Включать, объединять, объединяться</text:p>
          </table:table-cell>
        </table:table-row>
        <table:table-row>
          <table:table-cell table:style-name="Таблица1.A41" office:value-type="string">
            <text:p text:style-name="P563">2669)environment</text:p>
            <text:p text:style-name="P563"><text:soft-page-break/></text:p>
            <text:p text:style-name="P563"/>
            <text:p text:style-name="P3">[ɪnˈvaɪər(ə)nmənt]</text:p>
          </table:table-cell>
          <table:table-cell table:style-name="Таблица1.B2" office:value-type="string">
            <text:p text:style-name="P561"/>
            <text:p text:style-name="P561"><text:soft-page-break/>Окружение, среда</text:p>
          </table:table-cell>
        </table:table-row>
        <table:table-row>
          <table:table-cell table:style-name="Таблица1.A41" office:value-type="string">
            <text:p text:style-name="P563">2670)entity</text:p>
            <text:p text:style-name="P563"/>
            <text:p text:style-name="P563"/>
            <text:p text:style-name="P3">[ˈentɪtɪ]</text:p>
          </table:table-cell>
          <table:table-cell table:style-name="Таблица1.B2" office:value-type="string">
            <text:p text:style-name="P1402">Организация, сущность, существо, объект</text:p>
          </table:table-cell>
        </table:table-row>
        <table:table-row>
          <table:table-cell table:style-name="Таблица1.A41" office:value-type="string">
            <text:p text:style-name="P566">2671)prospect</text:p>
            <text:p text:style-name="P566"/>
            <text:p text:style-name="P566"/>
            <text:p text:style-name="P7">[ˈprɔspekt]</text:p>
          </table:table-cell>
          <table:table-cell table:style-name="Таблица1.B2" office:value-type="string">
            <text:p text:style-name="P567">Перспектива</text:p>
          </table:table-cell>
        </table:table-row>
        <table:table-row>
          <table:table-cell table:style-name="Таблица1.A41" office:value-type="string">
            <text:p text:style-name="P684">2672)It rains cats and dogs</text:p>
            <text:p text:style-name="P566"/>
            <text:p text:style-name="P566"/>
            <text:p text:style-name="P566"/>
          </table:table-cell>
          <table:table-cell table:style-name="Таблица1.B2" office:value-type="string">
            <text:p text:style-name="P568">Дождь льёт как из <text:span text:style-name="T2">рога</text:span> изобилия</text:p>
          </table:table-cell>
        </table:table-row>
        <table:table-row>
          <table:table-cell table:style-name="Таблица1.A41" office:value-type="string">
            <text:p text:style-name="P684">2673)protest</text:p>
            <text:p text:style-name="P566"/>
            <text:p text:style-name="P566"/>
            <text:p text:style-name="P7">[ˈprəutest]</text:p>
          </table:table-cell>
          <table:table-cell table:style-name="Таблица1.B2" office:value-type="string">
            <text:p text:style-name="P568">Протест, протестовать</text:p>
          </table:table-cell>
        </table:table-row>
        <table:table-row>
          <table:table-cell table:style-name="Таблица1.A41" office:value-type="string">
            <text:p text:style-name="P684">2674)All along</text:p>
            <text:p text:style-name="P566"/>
            <text:p text:style-name="P566"/>
            <text:p text:style-name="P566"/>
          </table:table-cell>
          <table:table-cell table:style-name="Таблица1.B2" office:value-type="string">
            <text:p text:style-name="P568">Всё время</text:p>
          </table:table-cell>
        </table:table-row>
        <table:table-row>
          <table:table-cell table:style-name="Таблица1.A41" office:value-type="string">
            <text:p text:style-name="P684">2675)that is</text:p>
            <text:p text:style-name="P566"/>
            <text:p text:style-name="P566"/>
            <text:p text:style-name="P566"/>
          </table:table-cell>
          <table:table-cell table:style-name="Таблица1.B2" office:value-type="string">
            <text:p text:style-name="P568">То есть, это</text:p>
          </table:table-cell>
        </table:table-row>
        <table:table-row>
          <table:table-cell table:style-name="Таблица1.A41" office:value-type="string">
            <text:p text:style-name="P684">2676)provider</text:p>
            <text:p text:style-name="P566"/>
            <text:p text:style-name="P566"/>
            <text:p text:style-name="P7">[prəˈvaɪdə]</text:p>
          </table:table-cell>
          <table:table-cell table:style-name="Таблица1.B2" office:value-type="string">
            <text:p text:style-name="P568">Поставщик</text:p>
          </table:table-cell>
        </table:table-row>
        <table:table-row>
          <table:table-cell table:style-name="Таблица1.A41" office:value-type="string">
            <text:p text:style-name="P684">2677)public</text:p>
            <text:p text:style-name="P566"/>
            <text:p text:style-name="P566"/>
            <text:p text:style-name="P7">[ˈpʌblɪk]</text:p>
          </table:table-cell>
          <table:table-cell table:style-name="Таблица1.B2" office:value-type="string">
            <text:p text:style-name="P568">Общественность, публичный, государственный</text:p>
          </table:table-cell>
        </table:table-row>
        <table:table-row>
          <table:table-cell table:style-name="Таблица1.A41" office:value-type="string">
            <text:p text:style-name="P684">2678)What's the matter?</text:p>
            <text:p text:style-name="P566"/>
            <text:p text:style-name="P566"/>
            <text:p text:style-name="P566"/>
          </table:table-cell>
          <table:table-cell table:style-name="Таблица1.B2" office:value-type="string">
            <text:p text:style-name="P568">В чём дело?</text:p>
          </table:table-cell>
        </table:table-row>
        <table:table-row>
          <table:table-cell table:style-name="Таблица1.A41" office:value-type="string">
            <text:p text:style-name="P684">2679)alignment</text:p>
            <text:p text:style-name="P566"/>
            <text:p text:style-name="P566"/>
            <text:p text:style-name="P7">[əˈlaɪnmənt]</text:p>
          </table:table-cell>
          <table:table-cell table:style-name="Таблица1.B2" office:value-type="string">
            <text:p text:style-name="P569">Центровка, выравнивание</text:p>
          </table:table-cell>
        </table:table-row>
        <table:table-row>
          <table:table-cell table:style-name="Таблица1.A41" office:value-type="string">
            <text:p text:style-name="P684">2680)publication</text:p>
            <text:p text:style-name="P566"/>
            <text:p text:style-name="P566"/>
            <text:p text:style-name="P7">[ˌpʌblɪˈkeɪʃ(ə)n]</text:p>
          </table:table-cell>
          <table:table-cell table:style-name="Таблица1.B2" office:value-type="string">
            <text:p text:style-name="P570">Публикация, издание</text:p>
          </table:table-cell>
        </table:table-row>
        <table:table-row>
          <table:table-cell table:style-name="Таблица1.A41" office:value-type="string">
            <text:p text:style-name="P684">2681)pullover</text:p>
            <text:p text:style-name="P566"/>
            <text:p text:style-name="P566"/>
            <text:p text:style-name="P7">[ˈpuləuvə]</text:p>
          </table:table-cell>
          <table:table-cell table:style-name="Таблица1.B2" office:value-type="string">
            <text:p text:style-name="P571">Свитер</text:p>
          </table:table-cell>
        </table:table-row>
        <table:table-row>
          <table:table-cell table:style-name="Таблица1.A41" office:value-type="string">
            <text:p text:style-name="P684">2682)In the matter of</text:p>
            <text:p text:style-name="P566"/>
            <text:p text:style-name="P566"><text:soft-page-break/></text:p>
            <text:p text:style-name="P566"/>
          </table:table-cell>
          <table:table-cell table:style-name="Таблица1.B2" office:value-type="string">
            <text:p text:style-name="P571"/>
            <text:p text:style-name="P571"/>
            <text:p text:style-name="P571"><text:soft-page-break/>Что касается</text:p>
          </table:table-cell>
        </table:table-row>
        <table:table-row>
          <table:table-cell table:style-name="Таблица1.A41" office:value-type="string">
            <text:p text:style-name="P684">2683)verbose</text:p>
            <text:p text:style-name="P566"/>
            <text:p text:style-name="P566"/>
            <text:p text:style-name="P7">[vɜːˈbəus]</text:p>
          </table:table-cell>
          <table:table-cell table:style-name="Таблица1.B2" office:value-type="string">
            <text:p text:style-name="P572">Многословный, подробный</text:p>
          </table:table-cell>
        </table:table-row>
        <table:table-row>
          <table:table-cell table:style-name="Таблица1.A41" office:value-type="string">
            <text:p text:style-name="P684">2684)pulse</text:p>
            <text:p text:style-name="P566"/>
            <text:p text:style-name="P566"/>
            <text:p text:style-name="P7">[pʌls]</text:p>
          </table:table-cell>
          <table:table-cell table:style-name="Таблица1.B2" office:value-type="string">
            <text:p text:style-name="P572">Пульс, импульс</text:p>
          </table:table-cell>
        </table:table-row>
        <table:table-row>
          <table:table-cell table:style-name="Таблица1.A41" office:value-type="string">
            <text:p text:style-name="P684">2685)punctual</text:p>
            <text:p text:style-name="P566"/>
            <text:p text:style-name="P566"/>
            <text:p text:style-name="P7">[ˈpʌŋkʧuəl]</text:p>
          </table:table-cell>
          <table:table-cell table:style-name="Таблица1.B2" office:value-type="string">
            <text:p text:style-name="P572">Пунктуальный</text:p>
          </table:table-cell>
        </table:table-row>
        <table:table-row>
          <table:table-cell table:style-name="Таблица1.A41" office:value-type="string">
            <text:p text:style-name="P684">2686)Keep in mind</text:p>
            <text:p text:style-name="P566"/>
            <text:p text:style-name="P566"/>
            <text:p text:style-name="P566"/>
          </table:table-cell>
          <table:table-cell table:style-name="Таблица1.B2" office:value-type="string">
            <text:p text:style-name="P572">Помнить, иметь в виду</text:p>
          </table:table-cell>
        </table:table-row>
        <table:table-row>
          <table:table-cell table:style-name="Таблица1.A41" office:value-type="string">
            <text:p text:style-name="P684">2687)solar</text:p>
            <text:p text:style-name="P566"/>
            <text:p text:style-name="P566"/>
            <text:p text:style-name="P7">[ˈsəulə]</text:p>
          </table:table-cell>
          <table:table-cell table:style-name="Таблица1.B2" office:value-type="string">
            <text:p text:style-name="P572">Солнечный</text:p>
          </table:table-cell>
        </table:table-row>
        <table:table-row>
          <table:table-cell table:style-name="Таблица1.A41" office:value-type="string">
            <text:p text:style-name="P684">2688)pyjamas</text:p>
            <text:p text:style-name="P566"/>
            <text:p text:style-name="P566"/>
            <text:p text:style-name="P7">[pɪˈʤɑːməz]</text:p>
          </table:table-cell>
          <table:table-cell table:style-name="Таблица1.B2" office:value-type="string">
            <text:p text:style-name="P572">Пижама</text:p>
          </table:table-cell>
        </table:table-row>
        <table:table-row>
          <table:table-cell table:style-name="Таблица1.A41" office:value-type="string">
            <text:p text:style-name="P684">2689)pyramid</text:p>
            <text:p text:style-name="P566"/>
            <text:p text:style-name="P566"/>
            <text:p text:style-name="P7">[ˈpɪrəmɪd]</text:p>
          </table:table-cell>
          <table:table-cell table:style-name="Таблица1.B2" office:value-type="string">
            <text:p text:style-name="P572">Пирамида</text:p>
          </table:table-cell>
        </table:table-row>
        <table:table-row>
          <table:table-cell table:style-name="Таблица1.A41" office:value-type="string">
            <text:p text:style-name="P684">2690)Mind the door!</text:p>
            <text:p text:style-name="P566"/>
            <text:p text:style-name="P566"/>
            <text:p text:style-name="P566"/>
          </table:table-cell>
          <table:table-cell table:style-name="Таблица1.B2" office:value-type="string">
            <text:p text:style-name="Table_20_Contents"/>
            <text:p text:style-name="Table_20_Contents"/>
            <text:p text:style-name="P572">Осторожно, дверь !</text:p>
          </table:table-cell>
        </table:table-row>
        <table:table-row>
          <table:table-cell table:style-name="Таблица1.A41" office:value-type="string">
            <text:p text:style-name="P573">2691)pace</text:p>
            <text:p text:style-name="P573"/>
            <text:p text:style-name="P573"/>
            <text:p text:style-name="P8">[peɪs]</text:p>
          </table:table-cell>
          <table:table-cell table:style-name="Таблица1.B2" office:value-type="string">
            <text:p text:style-name="P574">Шаг, шагать, темп</text:p>
          </table:table-cell>
        </table:table-row>
        <table:table-row>
          <table:table-cell table:style-name="Таблица1.A41" office:value-type="string">
            <text:p text:style-name="P573">2692)On the minute</text:p>
            <text:p text:style-name="P573"/>
            <text:p text:style-name="P573"/>
            <text:p text:style-name="P573"/>
          </table:table-cell>
          <table:table-cell table:style-name="Таблица1.B2" office:value-type="string">
            <text:p text:style-name="P574">Минута в минуту</text:p>
          </table:table-cell>
        </table:table-row>
        <table:table-row>
          <table:table-cell table:style-name="Таблица1.A41" office:value-type="string">
            <text:p text:style-name="P573">2693)pail</text:p>
            <text:p text:style-name="P573"/>
            <text:p text:style-name="P573"/>
            <text:p text:style-name="P8">[peɪl]</text:p>
          </table:table-cell>
          <table:table-cell table:style-name="Таблица1.B2" office:value-type="string">
            <text:p text:style-name="P574">Ведро</text:p>
          </table:table-cell>
        </table:table-row>
        <table:table-row>
          <table:table-cell table:style-name="Таблица1.A41" office:value-type="string">
            <text:p text:style-name="P575">2694)extension</text:p>
            <text:p text:style-name="P575"/>
            <text:p text:style-name="P575"/>
            <text:p text:style-name="P9">[ɪkˈsten(t)ʃ(ə)n]</text:p>
          </table:table-cell>
          <table:table-cell table:style-name="Таблица1.B2" office:value-type="string">
            <text:p text:style-name="P576">Расширение, удлинение, продление, продолжение</text:p>
          </table:table-cell>
        </table:table-row>
        <table:table-row>
          <table:table-cell table:style-name="Таблица1.A41" office:value-type="string">
            <text:p text:style-name="P578">2695)compatibility</text:p>
            <text:p text:style-name="P578"/>
            <text:p text:style-name="P578"/>
            <text:p text:style-name="P90"><text:soft-page-break/>[kəmˌpætəˈbɪlətɪ]</text:p>
          </table:table-cell>
          <table:table-cell table:style-name="Таблица1.B2" office:value-type="string">
            <text:p text:style-name="P577"/>
            <text:p text:style-name="P577"/>
            <text:p text:style-name="P577"/>
            <text:p text:style-name="P577"><text:soft-page-break/>Совместимость</text:p>
          </table:table-cell>
        </table:table-row>
        <table:table-row>
          <table:table-cell table:style-name="Таблица1.A41" office:value-type="string">
            <text:p text:style-name="P580">2696)solver</text:p>
            <text:p text:style-name="P580"/>
            <text:p text:style-name="P580"/>
            <text:p text:style-name="P4">[`sɒlvə]</text:p>
          </table:table-cell>
          <table:table-cell table:style-name="Таблица1.B2" office:value-type="string">
            <text:p text:style-name="P580">Решатель</text:p>
          </table:table-cell>
        </table:table-row>
        <table:table-row>
          <table:table-cell table:style-name="Таблица1.A43" office:value-type="string">
            <text:p text:style-name="P581">2697)remote</text:p>
            <text:p text:style-name="P581"/>
            <text:p text:style-name="P581"/>
            <text:p text:style-name="P10">[rɪˈməut]</text:p>
          </table:table-cell>
          <table:table-cell table:style-name="Таблица1.B2" office:value-type="string">
            <text:p text:style-name="P581">Удалённый, дистанционный</text:p>
          </table:table-cell>
        </table:table-row>
        <table:table-row>
          <table:table-cell table:style-name="Таблица1.A43" office:value-type="string">
            <text:p text:style-name="P582">2698)sheet</text:p>
            <text:p text:style-name="P582"/>
            <text:p text:style-name="P582"/>
            <text:p text:style-name="P11">[ʃiːt]</text:p>
          </table:table-cell>
          <table:table-cell table:style-name="Таблица1.B2" office:value-type="string">
            <text:p text:style-name="P582">Лист, листок, листовой</text:p>
          </table:table-cell>
        </table:table-row>
        <table:table-row>
          <table:table-cell table:style-name="Таблица1.A45" office:value-type="string">
            <text:p text:style-name="P583">2699)obsolete</text:p>
            <text:p text:style-name="P583"/>
            <text:p text:style-name="P579"/>
            <text:p text:style-name="P12">[ˈɔbs(ə)liːt]</text:p>
          </table:table-cell>
          <table:table-cell table:style-name="Таблица1.B2" office:value-type="string">
            <text:p text:style-name="P583">Устарелый, отживший</text:p>
          </table:table-cell>
        </table:table-row>
        <table:table-row>
          <table:table-cell table:style-name="Таблица1.A45" office:value-type="string">
            <text:p text:style-name="P584">2700)undo</text:p>
            <text:p text:style-name="P584"/>
            <text:p text:style-name="P584"/>
            <text:p text:style-name="P13">[ʌnˈduː]</text:p>
          </table:table-cell>
          <table:table-cell table:style-name="Таблица1.B2" office:value-type="string">
            <text:p text:style-name="P585">Аннулировать</text:p>
          </table:table-cell>
        </table:table-row>
        <table:table-row>
          <table:table-cell table:style-name="Таблица1.A49" office:value-type="string">
            <text:p text:style-name="P586">2701)retrieve</text:p>
            <text:p text:style-name="P586"/>
            <text:p text:style-name="P586"/>
            <text:p text:style-name="P14">[rɪˈtriːv]</text:p>
          </table:table-cell>
          <table:table-cell table:style-name="Таблица1.B2" office:value-type="string">
            <text:p text:style-name="P579"/>
            <text:p text:style-name="P586">Извлекать</text:p>
          </table:table-cell>
        </table:table-row>
        <table:table-row>
          <table:table-cell table:style-name="Таблица1.A49" office:value-type="string">
            <text:p text:style-name="P589">2702)extend</text:p>
            <text:p text:style-name="P589"/>
            <text:p text:style-name="P589"/>
            <text:p text:style-name="P15">[ɪkˈstend]</text:p>
          </table:table-cell>
          <table:table-cell table:style-name="Таблица1.B2" office:value-type="string">
            <text:p text:style-name="P589">Распространить, расширить, продлить</text:p>
          </table:table-cell>
        </table:table-row>
        <table:table-row>
          <table:table-cell table:style-name="Таблица1.A49" office:value-type="string">
            <text:p text:style-name="P590">2703)reasonably</text:p>
            <text:p text:style-name="P590"/>
            <text:p text:style-name="P590"/>
            <text:p text:style-name="P16">[ˈriːz(ə)nəblɪ]</text:p>
          </table:table-cell>
          <table:table-cell table:style-name="Таблица1.B2" office:value-type="string">
            <text:p text:style-name="P590">Разумно, умеренно, достаточно </text:p>
          </table:table-cell>
        </table:table-row>
        <table:table-row>
          <table:table-cell table:style-name="Таблица1.A49" office:value-type="string">
            <text:p text:style-name="P591">2704)invocation</text:p>
            <text:p text:style-name="P591"/>
            <text:p text:style-name="P591"/>
            <text:p text:style-name="P17">[ˌɪnvəuˈkeɪʃ(ə)n]</text:p>
          </table:table-cell>
          <table:table-cell table:style-name="Таблица1.B2" office:value-type="string">
            <text:p text:style-name="P591">Вызов</text:p>
          </table:table-cell>
        </table:table-row>
        <table:table-row>
          <table:table-cell table:style-name="Таблица1.A52" office:value-type="string">
            <text:p text:style-name="P592">2705)whichever</text:p>
            <text:p text:style-name="P592"/>
            <text:p text:style-name="P592"/>
            <text:p text:style-name="P18">[(h)wɪʧˈevə]</text:p>
          </table:table-cell>
          <table:table-cell table:style-name="Таблица1.B2" office:value-type="string">
            <text:p text:style-name="P592">Какой бы ни, какой</text:p>
          </table:table-cell>
        </table:table-row>
        <table:table-row>
          <table:table-cell table:style-name="Таблица1.A52" office:value-type="string">
            <text:p text:style-name="P593">2706)bypass</text:p>
            <text:p text:style-name="P593"/>
            <text:p text:style-name="P593"/>
            <text:p text:style-name="P19">[ˈbaɪpɑːs]</text:p>
          </table:table-cell>
          <table:table-cell table:style-name="Таблица1.B2" office:value-type="string">
            <text:p text:style-name="P593">Обход, обходить</text:p>
          </table:table-cell>
        </table:table-row>
        <table:table-row>
          <table:table-cell table:style-name="Таблица1.A52" office:value-type="string">
            <text:p text:style-name="P685">2707)affordable</text:p>
            <text:p text:style-name="P594"/>
            <text:p text:style-name="P594"/>
            <text:p text:style-name="P20">[əˈfɔːdəbl]</text:p>
          </table:table-cell>
          <table:table-cell table:style-name="Таблица1.B2" office:value-type="string">
            <text:p text:style-name="P594">Доступный, допустимый</text:p>
          </table:table-cell>
        </table:table-row>
        <table:table-row>
          <table:table-cell table:style-name="Таблица1.A56" office:value-type="string">
            <text:p text:style-name="P595">2708)mercenary</text:p>
            <text:p text:style-name="P596"/>
            <text:p text:style-name="P596"/>
            <text:p text:style-name="P21">[ˈmɜːs(ə)n(ə)rɪ]</text:p>
          </table:table-cell>
          <table:table-cell table:style-name="Таблица1.B2" office:value-type="string">
            <text:p text:style-name="P596">Наёмник, корыстный</text:p>
          </table:table-cell>
        </table:table-row>
        <text:soft-page-break/>
        <table:table-row>
          <table:table-cell table:style-name="Таблица1.A56" office:value-type="string">
            <text:p text:style-name="P597">2709)subcontractor</text:p>
            <text:p text:style-name="P597"/>
            <text:p text:style-name="P597"/>
            <text:p text:style-name="P22">[ˌsʌbkənˈtræktə]</text:p>
          </table:table-cell>
          <table:table-cell table:style-name="Таблица1.B2" office:value-type="string">
            <text:p text:style-name="P597">Субподрядчик</text:p>
          </table:table-cell>
        </table:table-row>
        <table:table-row>
          <table:table-cell table:style-name="Таблица1.A56" office:value-type="string">
            <text:p text:style-name="P598">2710)team</text:p>
            <text:p text:style-name="P598"/>
            <text:p text:style-name="P598"/>
            <text:p text:style-name="P23">[tiːm]</text:p>
          </table:table-cell>
          <table:table-cell table:style-name="Таблица1.B2" office:value-type="string">
            <text:p text:style-name="P598">Команда, командный</text:p>
          </table:table-cell>
        </table:table-row>
        <table:table-row>
          <table:table-cell table:style-name="Таблица1.A56" office:value-type="string">
            <text:p text:style-name="P599">2711)pair</text:p>
            <text:p text:style-name="P599"/>
            <text:p text:style-name="P599"/>
            <text:p text:style-name="P24">[pɛə]</text:p>
          </table:table-cell>
          <table:table-cell table:style-name="Таблица1.B2" office:value-type="string">
            <text:p text:style-name="P599">Пара</text:p>
          </table:table-cell>
        </table:table-row>
        <table:table-row>
          <table:table-cell table:style-name="Таблица1.A60" office:value-type="string">
            <text:p text:style-name="P600">2712)On the rocks</text:p>
            <text:p text:style-name="P600"/>
            <text:p text:style-name="P600"/>
            <text:p text:style-name="P600"/>
          </table:table-cell>
          <table:table-cell table:style-name="Таблица1.B2" office:value-type="string">
            <text:p text:style-name="P601">В стеснённых обстоятельствах</text:p>
          </table:table-cell>
        </table:table-row>
        <table:table-row>
          <table:table-cell table:style-name="Таблица1.A60" office:value-type="string">
            <text:p text:style-name="P602">2713)palm</text:p>
            <text:p text:style-name="P602"/>
            <text:p text:style-name="P602"/>
            <text:p text:style-name="P25">[pɑːm]</text:p>
          </table:table-cell>
          <table:table-cell table:style-name="Таблица1.B2" office:value-type="string">
            <text:p text:style-name="P588"/>
            <text:p text:style-name="P588"/>
            <text:p text:style-name="P602">Ладонь, пальма</text:p>
          </table:table-cell>
        </table:table-row>
        <table:table-row>
          <table:table-cell table:style-name="Таблица1.A60" office:value-type="string">
            <text:p text:style-name="P603">2714)Clear one's throat</text:p>
            <text:p text:style-name="P603"/>
            <text:p text:style-name="P603"/>
            <text:p text:style-name="P26">[θrəut]</text:p>
          </table:table-cell>
          <table:table-cell table:style-name="Таблица1.B2" office:value-type="string">
            <text:p text:style-name="P1299">Откашляться</text:p>
          </table:table-cell>
        </table:table-row>
        <table:table-row>
          <table:table-cell table:style-name="Таблица1.A60" office:value-type="string">
            <text:p text:style-name="P604">2715)carrier</text:p>
            <text:p text:style-name="P604"/>
            <text:p text:style-name="P604"/>
            <text:p text:style-name="P27">[ˈkærɪə]</text:p>
          </table:table-cell>
          <table:table-cell table:style-name="Таблица1.B2" office:value-type="string">
            <text:p text:style-name="P604">Перевозчик, несущий, носитель</text:p>
          </table:table-cell>
        </table:table-row>
        <table:table-row>
          <table:table-cell table:style-name="Таблица1.A64" office:value-type="string">
            <text:p text:style-name="P605">2716)pancake</text:p>
            <text:p text:style-name="P605"/>
            <text:p text:style-name="P605"/>
            <text:p text:style-name="P28">[ˈpænkeɪk]</text:p>
          </table:table-cell>
          <table:table-cell table:style-name="Таблица1.B2" office:value-type="string">
            <text:p text:style-name="P605">Блин</text:p>
          </table:table-cell>
        </table:table-row>
        <table:table-row>
          <table:table-cell table:style-name="Таблица1.A64" office:value-type="string">
            <text:p text:style-name="P606">2717)passion</text:p>
            <text:p text:style-name="P606"/>
            <text:p text:style-name="P606"/>
            <text:p text:style-name="P29">[ˈpæʃ(ə)n]</text:p>
          </table:table-cell>
          <table:table-cell table:style-name="Таблица1.B2" office:value-type="string">
            <text:p text:style-name="P606">Страсть, увлечение</text:p>
          </table:table-cell>
        </table:table-row>
        <table:table-row>
          <table:table-cell table:style-name="Таблица1.A64" office:value-type="string">
            <text:p text:style-name="P607">2718)Free of charge</text:p>
            <text:p text:style-name="P607"/>
            <text:p text:style-name="P607"/>
            <text:p text:style-name="P607"/>
          </table:table-cell>
          <table:table-cell table:style-name="Таблица1.B2" office:value-type="string">
            <text:p text:style-name="P607">Бесплатно</text:p>
          </table:table-cell>
        </table:table-row>
        <table:table-row>
          <table:table-cell table:style-name="Таблица1.A64" office:value-type="string">
            <text:p text:style-name="P609">2719)vehicle</text:p>
            <text:p text:style-name="P609"/>
            <text:p text:style-name="P609"/>
            <text:p text:style-name="P30">[ˈviːɪkl]</text:p>
          </table:table-cell>
          <table:table-cell table:style-name="Таблица1.B2" office:value-type="string">
            <text:p text:style-name="P610">Автомобиль, транспортное средство</text:p>
          </table:table-cell>
        </table:table-row>
        <table:table-row>
          <table:table-cell table:style-name="Таблица1.A68" office:value-type="string">
            <text:p text:style-name="P611">2720)passive</text:p>
            <text:p text:style-name="P611"/>
            <text:p text:style-name="P611"/>
            <text:p text:style-name="P31">[ˈpæsɪv]</text:p>
          </table:table-cell>
          <table:table-cell table:style-name="Таблица1.B2" office:value-type="string">
            <text:p text:style-name="P611">Пассивный</text:p>
          </table:table-cell>
        </table:table-row>
        <table:table-row>
          <table:table-cell table:style-name="Таблица1.A68" office:value-type="string">
            <text:p text:style-name="P612">2721)pastry</text:p>
            <text:p text:style-name="P612"/>
            <text:p text:style-name="P612"/>
            <text:p text:style-name="P32">[ˈpeɪstrɪ]</text:p>
          </table:table-cell>
          <table:table-cell table:style-name="Таблица1.B2" office:value-type="string">
            <text:p text:style-name="P612">Тесто, выпечка, печенье</text:p>
          </table:table-cell>
        </table:table-row>
        <table:table-row>
          <table:table-cell table:style-name="Таблица1.A68" office:value-type="string">
            <text:p text:style-name="P613">2722)Good morning</text:p>
            <text:p text:style-name="P613"><text:soft-page-break/></text:p>
            <text:p text:style-name="P613"/>
            <text:p text:style-name="P613"/>
          </table:table-cell>
          <table:table-cell table:style-name="Таблица1.B2" office:value-type="string">
            <text:p text:style-name="P614"/>
            <text:p text:style-name="P614"><text:soft-page-break/>Доброе утро</text:p>
          </table:table-cell>
        </table:table-row>
        <table:table-row>
          <table:table-cell table:style-name="Таблица1.A68" office:value-type="string">
            <text:p text:style-name="P615">2723)unlock</text:p>
            <text:p text:style-name="P615"/>
            <text:p text:style-name="P615"/>
            <text:p text:style-name="P33">[ʌnˈlɔk]</text:p>
          </table:table-cell>
          <table:table-cell table:style-name="Таблица1.B2" office:value-type="string">
            <text:p text:style-name="P615">Открыть, разблокировать</text:p>
          </table:table-cell>
        </table:table-row>
        <table:table-row>
          <table:table-cell table:style-name="Таблица1.A72" office:value-type="string">
            <text:p text:style-name="P616">2724)patience</text:p>
            <text:p text:style-name="P616"/>
            <text:p text:style-name="P616"/>
            <text:p text:style-name="P34">[ˈpeɪʃ(ə)n(t)s]</text:p>
          </table:table-cell>
          <table:table-cell table:style-name="Таблица1.B2" office:value-type="string">
            <text:p text:style-name="P608"/>
            <text:p text:style-name="P616">Терпение</text:p>
          </table:table-cell>
        </table:table-row>
        <table:table-row>
          <table:table-cell table:style-name="Таблица1.A72" office:value-type="string">
            <text:p text:style-name="P617">2725)patter</text:p>
            <text:p text:style-name="P617"/>
            <text:p text:style-name="P617"/>
            <text:p text:style-name="P35">[ˈpætə]</text:p>
          </table:table-cell>
          <table:table-cell table:style-name="Таблица1.B2" office:value-type="string">
            <text:p text:style-name="P617">Скороговорка</text:p>
          </table:table-cell>
        </table:table-row>
        <table:table-row>
          <table:table-cell table:style-name="Таблица1.A72" office:value-type="string">
            <text:p text:style-name="P619">2726)cleaner</text:p>
            <text:p text:style-name="P619"/>
            <text:p text:style-name="P619"/>
            <text:p text:style-name="P36">[ˈkliːnə]</text:p>
          </table:table-cell>
          <table:table-cell table:style-name="Таблица1.B2" office:value-type="string">
            <text:p text:style-name="P619">Уборщик</text:p>
          </table:table-cell>
        </table:table-row>
        <table:table-row>
          <table:table-cell table:style-name="Таблица1.A72" office:value-type="string">
            <text:p text:style-name="P620">2727)offload</text:p>
            <text:p text:style-name="P620"/>
            <text:p text:style-name="P620"/>
            <text:p text:style-name="P37">[ˌɔfˈləud]</text:p>
          </table:table-cell>
          <table:table-cell table:style-name="Таблица1.B2" office:value-type="string">
            <text:p text:style-name="P620">Разгрузить, избавиться</text:p>
          </table:table-cell>
        </table:table-row>
        <table:table-row>
          <table:table-cell table:style-name="Таблица1.A76" office:value-type="string">
            <text:p text:style-name="P621">2728)pet</text:p>
            <text:p text:style-name="P621"/>
            <text:p text:style-name="P621"/>
            <text:p text:style-name="P38">[pet]</text:p>
          </table:table-cell>
          <table:table-cell table:style-name="Таблица1.B2" office:value-type="string">
            <text:p text:style-name="P621">Домашний, домашнее животное, любимец</text:p>
          </table:table-cell>
        </table:table-row>
        <table:table-row>
          <table:table-cell table:style-name="Таблица1.A76" office:value-type="string">
            <text:p text:style-name="P622">2729)pick</text:p>
            <text:p text:style-name="P622"/>
            <text:p text:style-name="P622"/>
            <text:p text:style-name="P39">[pɪk]</text:p>
          </table:table-cell>
          <table:table-cell table:style-name="Таблица1.B2" office:value-type="string">
            <text:p text:style-name="P623">Собирать, выбор, выбирать</text:p>
          </table:table-cell>
        </table:table-row>
        <table:table-row>
          <table:table-cell table:style-name="Таблица1.A76" office:value-type="string">
            <text:p text:style-name="P624">2730)Take office</text:p>
            <text:p text:style-name="P624"/>
            <text:p text:style-name="P624"/>
            <text:p text:style-name="P624"/>
          </table:table-cell>
          <table:table-cell table:style-name="Таблица1.B2" office:value-type="string">
            <text:p text:style-name="P624">Вступать в должность</text:p>
          </table:table-cell>
        </table:table-row>
        <table:table-row>
          <table:table-cell table:style-name="Таблица1.A76" office:value-type="string">
            <text:p text:style-name="P625">2731)robust</text:p>
            <text:p text:style-name="P625"/>
            <text:p text:style-name="P625"/>
            <text:p text:style-name="P40">[rəˈbʌst]</text:p>
          </table:table-cell>
          <table:table-cell table:style-name="Таблица1.B2" office:value-type="string">
            <text:p text:style-name="P625">Надёжный, крепкий</text:p>
          </table:table-cell>
        </table:table-row>
        <table:table-row>
          <table:table-cell table:style-name="Таблица1.A80" office:value-type="string">
            <text:p text:style-name="P626">2732)pillow</text:p>
            <text:p text:style-name="P626"/>
            <text:p text:style-name="P626"/>
            <text:p text:style-name="P41">[ˈpɪləu]</text:p>
          </table:table-cell>
          <table:table-cell table:style-name="Таблица1.B2" office:value-type="string">
            <text:p text:style-name="P626">Подушка</text:p>
          </table:table-cell>
        </table:table-row>
        <table:table-row>
          <table:table-cell table:style-name="Таблица1.A80" office:value-type="string">
            <text:p text:style-name="P627">2733)pipe</text:p>
            <text:p text:style-name="P627"/>
            <text:p text:style-name="P627"/>
            <text:p text:style-name="P42">[paɪp]</text:p>
          </table:table-cell>
          <table:table-cell table:style-name="Таблица1.B2" office:value-type="string">
            <text:p text:style-name="P627">Труба, трубопровод, программный канал</text:p>
          </table:table-cell>
        </table:table-row>
        <table:table-row>
          <table:table-cell table:style-name="Таблица1.A80" office:value-type="string">
            <text:p text:style-name="P628">2734)Get into office</text:p>
            <text:p text:style-name="P628"/>
            <text:p text:style-name="P628"/>
            <text:p text:style-name="P628"/>
          </table:table-cell>
          <table:table-cell table:style-name="Таблица1.B2" office:value-type="string">
            <text:p text:style-name="P628">Приступать к исполнению обязанностей</text:p>
          </table:table-cell>
        </table:table-row>
        <table:table-row>
          <table:table-cell table:style-name="Таблица1.A80" office:value-type="string">
            <text:p text:style-name="P629">2735)gateway</text:p>
            <text:p text:style-name="P629"/>
            <text:p text:style-name="P629"><text:soft-page-break/></text:p>
            <text:p text:style-name="P43">[ˈgeɪtweɪ]</text:p>
          </table:table-cell>
          <table:table-cell table:style-name="Таблица1.B2" office:value-type="string">
            <text:p text:style-name="P629"/>
            <text:p text:style-name="P629"/>
            <text:p text:style-name="P629"><text:soft-page-break/>Шлюз, ворота</text:p>
          </table:table-cell>
        </table:table-row>
        <table:table-row>
          <table:table-cell table:style-name="Таблица1.A83" office:value-type="string">
            <text:p text:style-name="P630">2736)plait</text:p>
            <text:p text:style-name="P630"/>
            <text:p text:style-name="P630"/>
            <text:p text:style-name="P44">[plæt]</text:p>
          </table:table-cell>
          <table:table-cell table:style-name="Таблица1.B2" office:value-type="string">
            <text:p text:style-name="P618"/>
            <text:p text:style-name="P618"/>
            <text:p text:style-name="P630">Заплетать, коса</text:p>
          </table:table-cell>
        </table:table-row>
        <table:table-row>
          <table:table-cell table:style-name="Таблица1.A83" office:value-type="string">
            <text:p text:style-name="P631">2737)Give reasons for</text:p>
            <text:p text:style-name="P631"/>
            <text:p text:style-name="P631"/>
            <text:p text:style-name="P631"/>
          </table:table-cell>
          <table:table-cell table:style-name="Таблица1.B2" office:value-type="string">
            <text:p text:style-name="P631">Объяснять причины чего-либо</text:p>
          </table:table-cell>
        </table:table-row>
        <table:table-row>
          <table:table-cell table:style-name="Таблица1.A83" office:value-type="string">
            <text:p text:style-name="P632">2738)expansion</text:p>
            <text:p text:style-name="P632"/>
            <text:p text:style-name="P632"/>
            <text:p text:style-name="P45">[ɪkˈspæn(t)ʃ(ə)n]</text:p>
          </table:table-cell>
          <table:table-cell table:style-name="Таблица1.B2" office:value-type="string">
            <text:p text:style-name="P632">Экспансия, расширение, распространение</text:p>
          </table:table-cell>
        </table:table-row>
        <table:table-row>
          <table:table-cell table:style-name="Таблица1.A87" office:value-type="string">
            <text:p text:style-name="P633">2739)plank</text:p>
            <text:p text:style-name="P633"/>
            <text:p text:style-name="P633"/>
            <text:p text:style-name="P46">[plæŋk]</text:p>
          </table:table-cell>
          <table:table-cell table:style-name="Таблица1.B2" office:value-type="string">
            <text:p text:style-name="P633">Планка, доска</text:p>
          </table:table-cell>
        </table:table-row>
        <table:table-row>
          <table:table-cell table:style-name="Таблица1.A87" office:value-type="string">
            <text:p text:style-name="P634">2740)plinth</text:p>
            <text:p text:style-name="P634"/>
            <text:p text:style-name="P634"/>
            <text:p text:style-name="P47">[plɪnθ]</text:p>
          </table:table-cell>
          <table:table-cell table:style-name="Таблица1.B2" office:value-type="string">
            <text:p text:style-name="P634">Плинтус, цоколь</text:p>
          </table:table-cell>
        </table:table-row>
        <table:table-row>
          <table:table-cell table:style-name="Таблица1.A87" office:value-type="string">
            <text:p text:style-name="P635">2741)Table of contents</text:p>
            <text:p text:style-name="P635"/>
            <text:p text:style-name="P635"/>
            <text:p text:style-name="P635"/>
          </table:table-cell>
          <table:table-cell table:style-name="Таблица1.B2" office:value-type="string">
            <text:p text:style-name="P635">Содержание</text:p>
          </table:table-cell>
        </table:table-row>
        <table:table-row>
          <table:table-cell table:style-name="Таблица1.A87" office:value-type="string">
            <text:p text:style-name="P637">2742)simplified</text:p>
            <text:p text:style-name="P637"/>
            <text:p text:style-name="P637"/>
            <text:p text:style-name="P48">[ˈsɪmplɪfaɪd]</text:p>
          </table:table-cell>
          <table:table-cell table:style-name="Таблица1.B2" office:value-type="string">
            <text:p text:style-name="P637">Упрощённый</text:p>
          </table:table-cell>
        </table:table-row>
        <table:table-row>
          <table:table-cell table:style-name="Таблица1.A91" office:value-type="string">
            <text:p text:style-name="P638">2743)plough</text:p>
            <text:p text:style-name="P638"/>
            <text:p text:style-name="P638"/>
            <text:p text:style-name="P49">[plau]</text:p>
          </table:table-cell>
          <table:table-cell table:style-name="Таблица1.B2" office:value-type="string">
            <text:p text:style-name="P638">Плуг, пахать</text:p>
          </table:table-cell>
        </table:table-row>
        <table:table-row>
          <table:table-cell table:style-name="Таблица1.A91" office:value-type="string">
            <text:p text:style-name="P639">2744)plug</text:p>
            <text:p text:style-name="P639"/>
            <text:p text:style-name="P639"/>
            <text:p text:style-name="P50">[plʌg]</text:p>
          </table:table-cell>
          <table:table-cell table:style-name="Таблица1.B2" office:value-type="string">
            <text:p text:style-name="P639">Плагин, пробка, штепсель</text:p>
          </table:table-cell>
        </table:table-row>
        <table:table-row>
          <table:table-cell table:style-name="Таблица1.A91" office:value-type="string">
            <text:p text:style-name="P640">2745)Be able to do smth</text:p>
            <text:p text:style-name="P640"/>
            <text:p text:style-name="P640"/>
            <text:p text:style-name="P640"/>
          </table:table-cell>
          <table:table-cell table:style-name="Таблица1.B2" office:value-type="string">
            <text:p text:style-name="P640">Уметь/мочь сделать что-либо</text:p>
          </table:table-cell>
        </table:table-row>
        <table:table-row>
          <table:table-cell table:style-name="Таблица1.A91" office:value-type="string">
            <text:p text:style-name="P641">2746<text:span text:style-name="T11">)</text:span>tracking</text:p>
            <text:p text:style-name="P641"/>
            <text:p text:style-name="P641"/>
            <text:p text:style-name="P5">[`trækıŋ]</text:p>
          </table:table-cell>
          <table:table-cell table:style-name="Таблица1.B2" office:value-type="string">
            <text:p text:style-name="P641">Слежение</text:p>
          </table:table-cell>
        </table:table-row>
        <table:table-row>
          <table:table-cell table:style-name="Таблица1.A95" office:value-type="string">
            <text:p text:style-name="P642">2747)plumber</text:p>
            <text:p text:style-name="P642"/>
            <text:p text:style-name="P642"/>
            <text:p text:style-name="P51">[ˈplʌmə]</text:p>
          </table:table-cell>
          <table:table-cell table:style-name="Таблица1.B2" office:value-type="string">
            <text:p text:style-name="P636"/>
            <text:p text:style-name="P642">Водопроводчик, паяльщик</text:p>
          </table:table-cell>
        </table:table-row>
        <table:table-row>
          <table:table-cell table:style-name="Таблица1.A95" office:value-type="string">
            <text:p text:style-name="P643">2748)predominate</text:p>
            <text:p text:style-name="P643"/>
            <text:p text:style-name="P587"/>
            <text:p text:style-name="P52"><text:soft-page-break/>[prɪˈdɔmɪneɪt]</text:p>
          </table:table-cell>
          <table:table-cell table:style-name="Таблица1.B2" office:value-type="string">
            <text:p text:style-name="P643"/>
            <text:p text:style-name="P643"/>
            <text:p text:style-name="P643"/>
            <text:p text:style-name="P643"><text:soft-page-break/>Преобладать, преобладающий</text:p>
          </table:table-cell>
        </table:table-row>
        <table:table-row>
          <table:table-cell table:style-name="Таблица1.A95" office:value-type="string">
            <text:p text:style-name="P644">2749)As usual</text:p>
            <text:p text:style-name="P644"/>
            <text:p text:style-name="P644"/>
            <text:p text:style-name="P644"/>
          </table:table-cell>
          <table:table-cell table:style-name="Таблица1.B2" office:value-type="string">
            <text:p text:style-name="P644">Как обычно</text:p>
          </table:table-cell>
        </table:table-row>
        <table:table-row>
          <table:table-cell table:style-name="Таблица1.A95" office:value-type="string">
            <text:p text:style-name="P645">2750)plug in</text:p>
            <text:p text:style-name="P645"/>
            <text:p text:style-name="P645"/>
            <text:p text:style-name="P6">[`plʌg`ın]</text:p>
          </table:table-cell>
          <table:table-cell table:style-name="Таблица1.B2" office:value-type="string">
            <text:p text:style-name="P645">Встраивать, подключать, включать</text:p>
          </table:table-cell>
        </table:table-row>
        <table:table-row>
          <table:table-cell table:style-name="Таблица1.A99" office:value-type="string">
            <text:p text:style-name="P646">2751)preface</text:p>
            <text:p text:style-name="P646"/>
            <text:p text:style-name="P646"/>
            <text:p text:style-name="P53">[ˈprefɪs]</text:p>
          </table:table-cell>
          <table:table-cell table:style-name="Таблица1.B2" office:value-type="string">
            <text:p text:style-name="P646">Предисловие</text:p>
          </table:table-cell>
        </table:table-row>
        <table:table-row>
          <table:table-cell table:style-name="Таблица1.A99" office:value-type="string">
            <text:p text:style-name="P647">2752)prehistoric</text:p>
            <text:p text:style-name="P647"/>
            <text:p text:style-name="P647"/>
            <text:p text:style-name="P54">[ˌpriːhɪˈstɔrɪk]</text:p>
          </table:table-cell>
          <table:table-cell table:style-name="Таблица1.B2" office:value-type="string">
            <text:p text:style-name="P647">Доисторический</text:p>
          </table:table-cell>
        </table:table-row>
        <table:table-row>
          <table:table-cell table:style-name="Таблица1.A99" office:value-type="string">
            <text:p text:style-name="P648">2753)Be of age</text:p>
            <text:p text:style-name="P648"/>
            <text:p text:style-name="P648"/>
            <text:p text:style-name="P648"/>
          </table:table-cell>
          <table:table-cell table:style-name="Таблица1.B2" office:value-type="string">
            <text:p text:style-name="P648">Быть совершеннолетним</text:p>
          </table:table-cell>
        </table:table-row>
        <table:table-row>
          <table:table-cell table:style-name="Таблица1.A99" office:value-type="string">
            <text:p text:style-name="P649">2754)improve</text:p>
            <text:p text:style-name="P649"/>
            <text:p text:style-name="P649"/>
            <text:p text:style-name="P55">[ɪmˈpruːv]</text:p>
          </table:table-cell>
          <table:table-cell table:style-name="Таблица1.B2" office:value-type="string">
            <text:p text:style-name="P649">Улучшать</text:p>
          </table:table-cell>
        </table:table-row>
        <table:table-row>
          <table:table-cell table:style-name="Таблица1.A103" office:value-type="string">
            <text:p text:style-name="P650">2755)pressure</text:p>
            <text:p text:style-name="P650"/>
            <text:p text:style-name="P650"/>
            <text:p text:style-name="P56">[ˈpreʃə]</text:p>
          </table:table-cell>
          <table:table-cell table:style-name="Таблица1.B2" office:value-type="string">
            <text:p text:style-name="P650">Давление</text:p>
          </table:table-cell>
        </table:table-row>
        <table:table-row>
          <table:table-cell table:style-name="Таблица1.A103" office:value-type="string">
            <text:p text:style-name="P651">2756)maybe</text:p>
            <text:p text:style-name="P651"/>
            <text:p text:style-name="P651"/>
            <text:p text:style-name="P57">[ˈmeɪbɪ]</text:p>
          </table:table-cell>
          <table:table-cell table:style-name="Таблица1.B2" office:value-type="string">
            <text:p text:style-name="P651">Может быть</text:p>
          </table:table-cell>
        </table:table-row>
        <table:table-row>
          <table:table-cell table:style-name="Таблица1.A103" office:value-type="string">
            <text:p text:style-name="P652">2757)stub</text:p>
            <text:p text:style-name="P652"/>
            <text:p text:style-name="P652"/>
            <text:p text:style-name="P58">[stʌb]</text:p>
          </table:table-cell>
          <table:table-cell table:style-name="Таблица1.B2" office:value-type="string">
            <text:p text:style-name="P652">Заглушка, пень, огрызок</text:p>
          </table:table-cell>
        </table:table-row>
        <table:table-row>
          <table:table-cell table:style-name="Таблица1.A103" office:value-type="string">
            <text:p text:style-name="P653">2758)prevail</text:p>
            <text:p text:style-name="P653"/>
            <text:p text:style-name="P653"/>
            <text:p text:style-name="P59">[prɪˈveɪl]</text:p>
          </table:table-cell>
          <table:table-cell table:style-name="Таблица1.B2" office:value-type="string">
            <text:p text:style-name="P653">Преобладать</text:p>
          </table:table-cell>
        </table:table-row>
        <table:table-row>
          <table:table-cell table:style-name="Таблица1.A107" office:value-type="string">
            <text:p text:style-name="P654">2759)Be under age</text:p>
            <text:p text:style-name="P654"/>
            <text:p text:style-name="P654"/>
            <text:p text:style-name="P654"/>
          </table:table-cell>
          <table:table-cell table:style-name="Таблица1.B2" office:value-type="string">
            <text:p text:style-name="P650"/>
            <text:p text:style-name="P650"/>
            <text:p text:style-name="P654">Быть несовершеннолетним</text:p>
          </table:table-cell>
        </table:table-row>
        <table:table-row>
          <table:table-cell table:style-name="Таблица1.A107" office:value-type="string">
            <text:p text:style-name="P655">2760)eliminate</text:p>
            <text:p text:style-name="P655"/>
            <text:p text:style-name="P655"/>
            <text:p text:style-name="P60">[ɪˈlɪmɪneɪt]</text:p>
          </table:table-cell>
          <table:table-cell table:style-name="Таблица1.B2" office:value-type="string">
            <text:p text:style-name="P655">Устранять, исключать</text:p>
          </table:table-cell>
        </table:table-row>
        <table:table-row>
          <table:table-cell table:style-name="Таблица1.A107" office:value-type="string">
            <text:p text:style-name="P656">2761)unfortunately</text:p>
            <text:p text:style-name="P656"/>
            <text:p text:style-name="P656"/>
            <text:p text:style-name="P61">[ʌnˈfɔːʧ(ə)nətlɪ]</text:p>
          </table:table-cell>
          <table:table-cell table:style-name="Таблица1.B2" office:value-type="string">
            <text:p text:style-name="P656">К сожалению</text:p>
          </table:table-cell>
        </table:table-row>
        <text:soft-page-break/>
        <table:table-row>
          <table:table-cell table:style-name="Таблица1.A107" office:value-type="string">
            <text:p text:style-name="P657">2762)pride</text:p>
            <text:p text:style-name="P657"/>
            <text:p text:style-name="P657"/>
            <text:p text:style-name="P62">[praɪd]</text:p>
          </table:table-cell>
          <table:table-cell table:style-name="Таблица1.B2" office:value-type="string">
            <text:p text:style-name="P657">Гордость, гордиться</text:p>
          </table:table-cell>
        </table:table-row>
        <table:table-row>
          <table:table-cell table:style-name="Таблица1.A111" office:value-type="string">
            <text:p text:style-name="P658">2763)Go to bed</text:p>
            <text:p text:style-name="P658"/>
            <text:p text:style-name="P658"/>
            <text:p text:style-name="P658"/>
          </table:table-cell>
          <table:table-cell table:style-name="Таблица1.B2" office:value-type="string">
            <text:p text:style-name="P658">Ложиться спать</text:p>
          </table:table-cell>
        </table:table-row>
        <table:table-row>
          <table:table-cell table:style-name="Таблица1.A111" office:value-type="string">
            <text:p text:style-name="P659">2764)familiar</text:p>
            <text:p text:style-name="P659"/>
            <text:p text:style-name="P659"/>
            <text:p text:style-name="P63">[fəˈmɪlɪə]</text:p>
          </table:table-cell>
          <table:table-cell table:style-name="Таблица1.B2" office:value-type="string">
            <text:p text:style-name="P659">Привычный</text:p>
          </table:table-cell>
        </table:table-row>
        <table:table-row>
          <table:table-cell table:style-name="Таблица1.A111" office:value-type="string">
            <text:p text:style-name="P660">2765)reply</text:p>
            <text:p text:style-name="P660"/>
            <text:p text:style-name="P660"/>
            <text:p text:style-name="P64">[rɪˈplaɪ]</text:p>
          </table:table-cell>
          <table:table-cell table:style-name="Таблица1.B2" office:value-type="string">
            <text:p text:style-name="P660">Ответ, отвечать</text:p>
          </table:table-cell>
        </table:table-row>
        <table:table-row>
          <table:table-cell table:style-name="Таблица1.A111" office:value-type="string">
            <text:p text:style-name="P661">2766)primer</text:p>
            <text:p text:style-name="P661"/>
            <text:p text:style-name="P661"/>
            <text:p text:style-name="P65">[ˈpraɪmə]</text:p>
          </table:table-cell>
          <table:table-cell table:style-name="Таблица1.B2" office:value-type="string">
            <text:p text:style-name="P661">Букварь, грунтовка</text:p>
          </table:table-cell>
        </table:table-row>
        <table:table-row>
          <table:table-cell table:style-name="Таблица1.A115" office:value-type="string">
            <text:p text:style-name="P662">2767)Half as much</text:p>
            <text:p text:style-name="P662"/>
            <text:p text:style-name="P662"/>
            <text:p text:style-name="P662"/>
          </table:table-cell>
          <table:table-cell table:style-name="Таблица1.B2" office:value-type="string">
            <text:p text:style-name="P662">В два раза меньше</text:p>
          </table:table-cell>
        </table:table-row>
        <table:table-row>
          <table:table-cell table:style-name="Таблица1.A115" office:value-type="string">
            <text:p text:style-name="P663">2768)highlight</text:p>
            <text:p text:style-name="P663"/>
            <text:p text:style-name="P663"/>
            <text:p text:style-name="P66">[ˈhaɪlaɪt]</text:p>
          </table:table-cell>
          <table:table-cell table:style-name="Таблица1.B2" office:value-type="string">
            <text:p text:style-name="P663">Основной момент, выделение</text:p>
          </table:table-cell>
        </table:table-row>
        <table:table-row>
          <table:table-cell table:style-name="Таблица1.A115" office:value-type="string">
            <text:p text:style-name="P664">2769)useful</text:p>
            <text:p text:style-name="P664"/>
            <text:p text:style-name="P664"/>
            <text:p text:style-name="P67">[ˈjuːsf(ə)l]</text:p>
          </table:table-cell>
          <table:table-cell table:style-name="Таблица1.B2" office:value-type="string">
            <text:p text:style-name="P664">Полезно, полезный</text:p>
          </table:table-cell>
        </table:table-row>
        <table:table-row>
          <table:table-cell table:style-name="Таблица1.A115" office:value-type="string">
            <text:p text:style-name="P665">2770)probability</text:p>
            <text:p text:style-name="P665"/>
            <text:p text:style-name="P665"/>
            <text:p text:style-name="P68">[ˌprɔbəˈbɪlətɪ]</text:p>
          </table:table-cell>
          <table:table-cell table:style-name="Таблица1.B2" office:value-type="string">
            <text:p text:style-name="P662"/>
            <text:p text:style-name="P665">Вероятность</text:p>
          </table:table-cell>
        </table:table-row>
        <table:table-row>
          <table:table-cell table:style-name="Таблица1.A119" office:value-type="string">
            <text:p text:style-name="P666">2771)Be in love</text:p>
            <text:p text:style-name="P666"/>
            <text:p text:style-name="P666"/>
            <text:p text:style-name="P666"/>
          </table:table-cell>
          <table:table-cell table:style-name="Таблица1.B2" office:value-type="string">
            <text:p text:style-name="P666">Быть влюблённым</text:p>
          </table:table-cell>
        </table:table-row>
        <table:table-row>
          <table:table-cell table:style-name="Таблица1.A119" office:value-type="string">
            <text:p text:style-name="P667">2772)prodigy</text:p>
            <text:p text:style-name="P667"/>
            <text:p text:style-name="P667"/>
            <text:p text:style-name="P69">[ˈprɔdɪʤɪ]</text:p>
          </table:table-cell>
          <table:table-cell table:style-name="Таблица1.B2" office:value-type="string">
            <text:p text:style-name="P667">Чудо, вундеркинд</text:p>
          </table:table-cell>
        </table:table-row>
        <table:table-row>
          <table:table-cell table:style-name="Таблица1.A119" office:value-type="string">
            <text:p text:style-name="P668">2773)Fall in love</text:p>
            <text:p text:style-name="P668"/>
            <text:p text:style-name="P668"/>
            <text:p text:style-name="P668"/>
          </table:table-cell>
          <table:table-cell table:style-name="Таблица1.B2" office:value-type="string">
            <text:p text:style-name="P668">Влюбиться</text:p>
          </table:table-cell>
        </table:table-row>
        <table:table-row>
          <table:table-cell table:style-name="Таблица1.A119" office:value-type="string">
            <text:p text:style-name="P669">2774)overhead</text:p>
            <text:p text:style-name="P669"/>
            <text:p text:style-name="P669"/>
            <text:p text:style-name="P70">[ˈəuvehed]</text:p>
          </table:table-cell>
          <table:table-cell table:style-name="Таблица1.B2" office:value-type="string">
            <text:p text:style-name="P669">Накладной, накладные расходы, верхний, над головой</text:p>
          </table:table-cell>
        </table:table-row>
        <table:table-row>
          <table:table-cell table:style-name="Таблица1.A123" office:value-type="string">
            <text:p text:style-name="P670">2775)profit</text:p>
            <text:p text:style-name="P670"><text:soft-page-break/></text:p>
            <text:p text:style-name="P670"/>
            <text:p text:style-name="P71">[ˈprɔfɪt]</text:p>
          </table:table-cell>
          <table:table-cell table:style-name="Таблица1.B2" office:value-type="string">
            <text:p text:style-name="P670"/>
            <text:p text:style-name="P679"><text:soft-page-break/>Выгода, прибыль</text:p>
          </table:table-cell>
        </table:table-row>
        <table:table-row>
          <table:table-cell table:style-name="Таблица1.A123" office:value-type="string">
            <text:p text:style-name="P671">2776)prohibit</text:p>
            <text:p text:style-name="P671"/>
            <text:p text:style-name="P671"/>
            <text:p text:style-name="P72">[prəˈhɪbɪt]</text:p>
          </table:table-cell>
          <table:table-cell table:style-name="Таблица1.B2" office:value-type="string">
            <text:p text:style-name="P671">Запрещать</text:p>
          </table:table-cell>
        </table:table-row>
        <table:table-row>
          <table:table-cell table:style-name="Таблица1.A123" office:value-type="string">
            <text:p text:style-name="P672">2777)Fall out of love</text:p>
            <text:p text:style-name="P672"/>
            <text:p text:style-name="P672"/>
            <text:p text:style-name="P672"/>
          </table:table-cell>
          <table:table-cell table:style-name="Таблица1.B2" office:value-type="string">
            <text:p text:style-name="P672">Разлюбить</text:p>
          </table:table-cell>
        </table:table-row>
        <table:table-row>
          <table:table-cell table:style-name="Таблица1.A123" office:value-type="string">
            <text:p text:style-name="P673">2778)trap</text:p>
            <text:p text:style-name="P673"/>
            <text:p text:style-name="P673"/>
            <text:p text:style-name="P73">[træp]</text:p>
          </table:table-cell>
          <table:table-cell table:style-name="Таблица1.B2" office:value-type="string">
            <text:p text:style-name="P673">Ловушка, трап</text:p>
          </table:table-cell>
        </table:table-row>
        <table:table-row>
          <table:table-cell table:style-name="Таблица1.A127" office:value-type="string">
            <text:p text:style-name="P674">2779)puppet</text:p>
            <text:p text:style-name="P674"/>
            <text:p text:style-name="P674"/>
            <text:p text:style-name="P74">[ˈpʌpɪt]</text:p>
          </table:table-cell>
          <table:table-cell table:style-name="Таблица1.B2" office:value-type="string">
            <text:p text:style-name="P674">Марионетка, кукольный</text:p>
          </table:table-cell>
        </table:table-row>
        <table:table-row>
          <table:table-cell table:style-name="Таблица1.A127" office:value-type="string">
            <text:p text:style-name="P675">2780)proceed</text:p>
            <text:p text:style-name="P675"/>
            <text:p text:style-name="P675"/>
            <text:p text:style-name="P75">[prəˈsiːd]</text:p>
          </table:table-cell>
          <table:table-cell table:style-name="Таблица1.B2" office:value-type="string">
            <text:p text:style-name="P675">Переходить, продолжать, действовать</text:p>
          </table:table-cell>
        </table:table-row>
        <table:table-row>
          <table:table-cell table:style-name="Таблица1.A127" office:value-type="string">
            <text:p text:style-name="P676">2781)recall</text:p>
            <text:p text:style-name="P676"/>
            <text:p text:style-name="P676"/>
            <text:p text:style-name="P76">[rɪˈkɔːl]</text:p>
          </table:table-cell>
          <table:table-cell table:style-name="Таблица1.B2" office:value-type="string">
            <text:p text:style-name="P676">Отзыв, вспоминать, напоминать, </text:p>
          </table:table-cell>
        </table:table-row>
        <table:table-row>
          <table:table-cell table:style-name="Таблица1.A127" office:value-type="string">
            <text:p text:style-name="P677">2782)puppy</text:p>
            <text:p text:style-name="P677"/>
            <text:p text:style-name="P677"/>
            <text:p text:style-name="P77">[ˈpʌpɪ]</text:p>
          </table:table-cell>
          <table:table-cell table:style-name="Таблица1.B2" office:value-type="string">
            <text:p text:style-name="P674"/>
            <text:p text:style-name="P674"/>
            <text:p text:style-name="P677">Щенок</text:p>
          </table:table-cell>
        </table:table-row>
        <table:table-row>
          <table:table-cell table:style-name="Таблица1.A131" office:value-type="string">
            <text:p text:style-name="P678">2783)Be on the road</text:p>
            <text:p text:style-name="P678"/>
            <text:p text:style-name="P678"/>
            <text:p text:style-name="P678"/>
          </table:table-cell>
          <table:table-cell table:style-name="Таблица1.B2" office:value-type="string">
            <text:p text:style-name="P678">Быть в пути</text:p>
          </table:table-cell>
        </table:table-row>
        <table:table-row>
          <table:table-cell table:style-name="Таблица1.A131" office:value-type="string">
            <text:p text:style-name="P680">2784)capability</text:p>
            <text:p text:style-name="P680"/>
            <text:p text:style-name="P680"/>
            <text:p text:style-name="P78">[ˌkeɪpəˈbɪlətɪ]</text:p>
          </table:table-cell>
          <table:table-cell table:style-name="Таблица1.B2" office:value-type="string">
            <text:p text:style-name="P680">Способность, производительность</text:p>
          </table:table-cell>
        </table:table-row>
        <table:table-row>
          <table:table-cell table:style-name="Таблица1.A131" office:value-type="string">
            <text:p text:style-name="P681">2785)underlying</text:p>
            <text:p text:style-name="P681"/>
            <text:p text:style-name="P681"/>
            <text:p text:style-name="P79">[ˌʌndəˈlaɪɪŋ]</text:p>
          </table:table-cell>
          <table:table-cell table:style-name="Таблица1.B2" office:value-type="string">
            <text:p text:style-name="P681">Основной</text:p>
          </table:table-cell>
        </table:table-row>
        <table:table-row>
          <table:table-cell table:style-name="Таблица1.A131" office:value-type="string">
            <text:p text:style-name="P682">2786)<text:bookmark-start text:name="__DdeLink__40367_5990488"/>pure<text:bookmark-end text:name="__DdeLink__40367_5990488"/></text:p>
            <text:p text:style-name="P682"/>
            <text:p text:style-name="P682"/>
            <text:p text:style-name="P80">[pjuə]</text:p>
          </table:table-cell>
          <table:table-cell table:style-name="Таблица1.B2" office:value-type="string">
            <text:p text:style-name="P682">Чистый</text:p>
          </table:table-cell>
        </table:table-row>
        <table:table-row>
          <table:table-cell table:style-name="Таблица1.A135" office:value-type="string">
            <text:p text:style-name="P683">2787)Take the road</text:p>
            <text:p text:style-name="P683"/>
            <text:p text:style-name="P683"/>
            <text:p text:style-name="P683"/>
          </table:table-cell>
          <table:table-cell table:style-name="Таблица1.B2" office:value-type="string">
            <text:p text:style-name="P683">Отправляться в путь</text:p>
          </table:table-cell>
        </table:table-row>
        <table:table-row>
          <table:table-cell table:style-name="Таблица1.A135" office:value-type="string">
            <text:p text:style-name="P686">2788)furthermore</text:p>
            <text:p text:style-name="P686"/>
            <text:p text:style-name="P686"><text:soft-page-break/></text:p>
            <text:p text:style-name="P81">[ˌfɜːðəˈmɔː]</text:p>
          </table:table-cell>
          <table:table-cell table:style-name="Таблица1.B2" office:value-type="string">
            <text:p text:style-name="P683"/>
            <text:p text:style-name="P683"/>
            <text:p text:style-name="P686"><text:soft-page-break/>Кроме того, более того</text:p>
          </table:table-cell>
        </table:table-row>
        <table:table-row>
          <table:table-cell table:style-name="Таблица1.A135" office:value-type="string">
            <text:p text:style-name="P687">2789)weekly</text:p>
            <text:p text:style-name="P687"/>
            <text:p text:style-name="P687"/>
            <text:p text:style-name="P82">[ˈwiːklɪ]</text:p>
          </table:table-cell>
          <table:table-cell table:style-name="Таблица1.B2" office:value-type="string">
            <text:p text:style-name="P688">Еженедельно, еженедельный</text:p>
          </table:table-cell>
        </table:table-row>
        <table:table-row>
          <table:table-cell table:style-name="Таблица1.A135" office:value-type="string">
            <text:p text:style-name="P689">2790)purple</text:p>
            <text:p text:style-name="P689"/>
            <text:p text:style-name="P689"/>
            <text:p text:style-name="P83">[ˈpɜːpl]</text:p>
          </table:table-cell>
          <table:table-cell table:style-name="Таблица1.B2" office:value-type="string">
            <text:p text:style-name="P689">Фиолетовый, пурпур</text:p>
          </table:table-cell>
        </table:table-row>
        <table:table-row>
          <table:table-cell table:style-name="Таблица1.A136" office:value-type="string">
            <text:p text:style-name="P690">2791)Cross the road</text:p>
            <text:p text:style-name="P690"/>
            <text:p text:style-name="P690"/>
            <text:p text:style-name="P690"/>
          </table:table-cell>
          <table:table-cell table:style-name="Таблица1.B2" office:value-type="string">
            <text:p text:style-name="P690">Перейти улицу</text:p>
          </table:table-cell>
        </table:table-row>
        <table:table-row>
          <table:table-cell table:style-name="Таблица1.A139" office:value-type="string">
            <text:p text:style-name="P691">2792)pursue</text:p>
            <text:p text:style-name="P691"/>
            <text:p text:style-name="P691"/>
            <text:p text:style-name="P84">[pəˈsjuː]</text:p>
          </table:table-cell>
          <table:table-cell table:style-name="Таблица1.B2" office:value-type="string">
            <text:p text:style-name="P691">Продолжать, преследовать</text:p>
          </table:table-cell>
        </table:table-row>
        <table:table-row>
          <table:table-cell table:style-name="Таблица1.A139" office:value-type="string">
            <text:p text:style-name="P692">2793)Be cold</text:p>
            <text:p text:style-name="P692"/>
            <text:p text:style-name="P692"/>
            <text:p text:style-name="P692"/>
          </table:table-cell>
          <table:table-cell table:style-name="Таблица1.B2" office:value-type="string">
            <text:p text:style-name="P692">Мёрзнуть</text:p>
          </table:table-cell>
        </table:table-row>
        <table:table-row>
          <table:table-cell table:style-name="Таблица1.A139" office:value-type="string">
            <text:p text:style-name="P693">2794)submission</text:p>
            <text:p text:style-name="P693"/>
            <text:p text:style-name="P693"/>
            <text:p text:style-name="P85">[səbˈmɪʃ(ə)n]</text:p>
          </table:table-cell>
          <table:table-cell table:style-name="Таблица1.B2" office:value-type="string">
            <text:p text:style-name="P694">Представление, подача</text:p>
          </table:table-cell>
        </table:table-row>
        <table:table-row>
          <table:table-cell table:style-name="Таблица1.A143" office:value-type="string">
            <text:p text:style-name="P695">2795)puzzle</text:p>
            <text:p text:style-name="P695"/>
            <text:p text:style-name="P695"/>
            <text:p text:style-name="P86">[ˈpʌzl]</text:p>
          </table:table-cell>
          <table:table-cell table:style-name="Таблица1.B2" office:value-type="string">
            <text:p text:style-name="P695">Загадка</text:p>
          </table:table-cell>
        </table:table-row>
        <table:table-row>
          <table:table-cell table:style-name="Таблица1.A143" office:value-type="string">
            <text:p text:style-name="P696">2796)qualification</text:p>
            <text:p text:style-name="P696"/>
            <text:p text:style-name="P696"/>
            <text:p text:style-name="P87">[ˌkwɔlɪfɪˈkeɪʃ(ə)n]</text:p>
          </table:table-cell>
          <table:table-cell table:style-name="Таблица1.B2" office:value-type="string">
            <text:p text:style-name="P696">Квалификация</text:p>
          </table:table-cell>
        </table:table-row>
        <table:table-row>
          <table:table-cell table:style-name="Таблица1.A143" office:value-type="string">
            <text:p text:style-name="P697">2797)Feel cold</text:p>
            <text:p text:style-name="P697"/>
            <text:p text:style-name="P697"/>
            <text:p text:style-name="P697"/>
          </table:table-cell>
          <table:table-cell table:style-name="Таблица1.B2" office:value-type="string">
            <text:p text:style-name="P698">Мёрзнуть</text:p>
          </table:table-cell>
        </table:table-row>
        <table:table-row>
          <table:table-cell table:style-name="Таблица1.A143" office:value-type="string">
            <text:p text:style-name="P699">2798)complication</text:p>
            <text:p text:style-name="P699"/>
            <text:p text:style-name="P699"/>
            <text:p text:style-name="P88">[ˌkɔmplɪˈkeɪʃ(ə)n]</text:p>
          </table:table-cell>
          <table:table-cell table:style-name="Таблица1.B2" office:value-type="string">
            <text:p text:style-name="P700">Сложность, осложнение</text:p>
          </table:table-cell>
        </table:table-row>
        <table:table-row>
          <table:table-cell table:style-name="Таблица1.A147" office:value-type="string">
            <text:p text:style-name="P701">2799)quarter</text:p>
            <text:p text:style-name="P701"/>
            <text:p text:style-name="P701"/>
            <text:p text:style-name="P89">[ˈkwɔːtə]</text:p>
          </table:table-cell>
          <table:table-cell table:style-name="Таблица1.B2" office:value-type="string">
            <text:p text:style-name="P701">Квартал, четверть</text:p>
          </table:table-cell>
        </table:table-row>
        <table:table-row>
          <table:table-cell table:style-name="Таблица1.A147" office:value-type="string">
            <text:p text:style-name="P702">2800)somewhere</text:p>
            <text:p text:style-name="P702"/>
            <text:p text:style-name="P702"/>
            <text:p text:style-name="P91">[ˈsʌmwɛə]</text:p>
          </table:table-cell>
          <table:table-cell table:style-name="Таблица1.B2" office:value-type="string">
            <text:p text:style-name="P702">Где-нибудь</text:p>
          </table:table-cell>
        </table:table-row>
        <table:table-row>
          <table:table-cell table:style-name="Таблица1.A147" office:value-type="string">
            <text:p text:style-name="P703">2801)whatever</text:p>
            <text:p text:style-name="P703"/>
            <text:p text:style-name="P703"/>
            <text:p text:style-name="P92"><text:soft-page-break/>[(h)wɔtˈevə]</text:p>
          </table:table-cell>
          <table:table-cell table:style-name="Таблица1.B2" office:value-type="string">
            <text:p text:style-name="P701"/>
            <text:p text:style-name="P701"/>
            <text:p text:style-name="P701"/>
            <text:p text:style-name="P703"><text:soft-page-break/>Какой бы ни, любой, что бы ни</text:p>
          </table:table-cell>
        </table:table-row>
        <table:table-row>
          <table:table-cell table:style-name="Таблица1.A147" office:value-type="string">
            <text:p text:style-name="P704">2802)quartz</text:p>
            <text:p text:style-name="P704"/>
            <text:p text:style-name="P704"/>
            <text:p text:style-name="P93">[kwɔːts]</text:p>
          </table:table-cell>
          <table:table-cell table:style-name="Таблица1.B2" office:value-type="string">
            <text:p text:style-name="P704">Кварцевый, кварц</text:p>
          </table:table-cell>
        </table:table-row>
        <table:table-row>
          <table:table-cell table:style-name="Таблица1.A151" office:value-type="string">
            <text:p text:style-name="P705">2803)Cold arms</text:p>
            <text:p text:style-name="P705"/>
            <text:p text:style-name="P705"/>
            <text:p text:style-name="P705"/>
          </table:table-cell>
          <table:table-cell table:style-name="Таблица1.B2" office:value-type="string">
            <text:p text:style-name="P705">Холодное оружие</text:p>
          </table:table-cell>
        </table:table-row>
        <table:table-row>
          <table:table-cell table:style-name="Таблица1.A151" office:value-type="string">
            <text:p text:style-name="P706">2804)generic</text:p>
            <text:p text:style-name="P706"/>
            <text:p text:style-name="P706"/>
            <text:p text:style-name="P94">[ʤɪˈnerɪk]</text:p>
          </table:table-cell>
          <table:table-cell table:style-name="Таблица1.B2" office:value-type="string">
            <text:p text:style-name="P707">Родовой, общий</text:p>
          </table:table-cell>
        </table:table-row>
        <table:table-row>
          <table:table-cell table:style-name="Таблица1.A151" office:value-type="string">
            <text:p text:style-name="P708">2805)override</text:p>
            <text:p text:style-name="P708"/>
            <text:p text:style-name="P708"/>
            <text:p text:style-name="P95">[ˌəuvəˈraɪd]</text:p>
          </table:table-cell>
          <table:table-cell table:style-name="Таблица1.B2" office:value-type="string">
            <text:p text:style-name="P708">Замена, заменять, отмена, отменять</text:p>
          </table:table-cell>
        </table:table-row>
        <table:table-row>
          <table:table-cell table:style-name="Таблица1.A151" office:value-type="string">
            <text:p text:style-name="P709">2806)quota</text:p>
            <text:p text:style-name="P709"/>
            <text:p text:style-name="P709"/>
            <text:p text:style-name="P96">[ˈkwəutə]</text:p>
          </table:table-cell>
          <table:table-cell table:style-name="Таблица1.B2" office:value-type="string">
            <text:p text:style-name="P709">Квота, доля</text:p>
          </table:table-cell>
        </table:table-row>
        <table:table-row>
          <table:table-cell table:style-name="Таблица1.A155" office:value-type="string">
            <text:p text:style-name="P710">2807)Catch cold</text:p>
            <text:p text:style-name="P710"/>
            <text:p text:style-name="P710"/>
            <text:p text:style-name="P710"/>
          </table:table-cell>
          <table:table-cell table:style-name="Таблица1.B2" office:value-type="string">
            <text:p text:style-name="P711">Простудиться</text:p>
          </table:table-cell>
        </table:table-row>
        <table:table-row>
          <table:table-cell table:style-name="Таблица1.A155" office:value-type="string">
            <text:p text:style-name="P712">2808)substitute</text:p>
            <text:p text:style-name="P712"/>
            <text:p text:style-name="P712"/>
            <text:p text:style-name="P98">[ˈsʌbstɪtjuːt]</text:p>
          </table:table-cell>
          <table:table-cell table:style-name="Таблица1.B2" office:value-type="string">
            <text:p text:style-name="P712">Подставлять, заменять, замена</text:p>
          </table:table-cell>
        </table:table-row>
        <table:table-row>
          <table:table-cell table:style-name="Таблица1.A155" office:value-type="string">
            <text:p text:style-name="P713">2809)stand-alone</text:p>
            <text:p text:style-name="P713"/>
            <text:p text:style-name="P713"/>
            <text:p text:style-name="P97">[ˊstændələυn]</text:p>
          </table:table-cell>
          <table:table-cell table:style-name="Таблица1.B2" office:value-type="string">
            <text:p text:style-name="P713">Автономный</text:p>
          </table:table-cell>
        </table:table-row>
        <table:table-row>
          <table:table-cell table:style-name="Таблица1.A155" office:value-type="string">
            <text:p text:style-name="P714">2810)quack</text:p>
            <text:p text:style-name="P714"/>
            <text:p text:style-name="P714"/>
            <text:p text:style-name="P99">[kwæk]</text:p>
          </table:table-cell>
          <table:table-cell table:style-name="Таблица1.B2" office:value-type="string">
            <text:p text:style-name="P714">Шарлатан, квакать</text:p>
          </table:table-cell>
        </table:table-row>
        <table:table-row>
          <table:table-cell table:style-name="Таблица1.A158" office:value-type="string">
            <text:p text:style-name="P715">2811)replace</text:p>
            <text:p text:style-name="P715"/>
            <text:p text:style-name="P715"/>
            <text:p text:style-name="P100">[rɪˈpleɪs]</text:p>
          </table:table-cell>
          <table:table-cell table:style-name="Таблица1.B2" office:value-type="string">
            <text:p text:style-name="P715">Заменять</text:p>
          </table:table-cell>
        </table:table-row>
        <table:table-row>
          <table:table-cell table:style-name="Таблица1.A158" office:value-type="string">
            <text:p text:style-name="P716">2812)introspection</text:p>
            <text:p text:style-name="P716"/>
            <text:p text:style-name="P716"/>
            <text:p text:style-name="P101">[ˌɪntrə(u)ˈspekʃ(ə)n]</text:p>
          </table:table-cell>
          <table:table-cell table:style-name="Таблица1.B2" office:value-type="string">
            <text:p text:style-name="P716">Самоанализ</text:p>
          </table:table-cell>
        </table:table-row>
        <table:table-row>
          <table:table-cell table:style-name="Таблица1.A158" office:value-type="string">
            <text:p text:style-name="P717">2813)quag</text:p>
            <text:p text:style-name="P717"/>
            <text:p text:style-name="P717"/>
            <text:p text:style-name="P102">[kwæg]</text:p>
          </table:table-cell>
          <table:table-cell table:style-name="Таблица1.B2" office:value-type="string">
            <text:p text:style-name="P718">Болото, трясина</text:p>
          </table:table-cell>
        </table:table-row>
        <table:table-row>
          <table:table-cell table:style-name="Таблица1.A162" office:value-type="string">
            <text:p text:style-name="P719">2814)Take cold</text:p>
            <text:p text:style-name="P719"/>
            <text:p text:style-name="P719"/>
            <text:p text:style-name="P719"/>
          </table:table-cell>
          <table:table-cell table:style-name="Таблица1.B2" office:value-type="string">
            <text:p text:style-name="P720">Простудиться</text:p>
          </table:table-cell>
        </table:table-row>
        <text:soft-page-break/>
        <table:table-row>
          <table:table-cell table:style-name="Таблица1.A162" office:value-type="string">
            <text:p text:style-name="P721">2815)<text:span text:style-name="T12">isn't</text:span></text:p>
            <text:p text:style-name="P721"/>
            <text:p text:style-name="P721"/>
            <text:p text:style-name="P103">[ˈɪz(ə)nt]</text:p>
          </table:table-cell>
          <table:table-cell table:style-name="Таблица1.B2" office:value-type="string">
            <text:p text:style-name="P722">Не, не является</text:p>
          </table:table-cell>
        </table:table-row>
        <table:table-row>
          <table:table-cell table:style-name="Таблица1.A162" office:value-type="string">
            <text:p text:style-name="P723">2816)merge</text:p>
            <text:p text:style-name="P723"/>
            <text:p text:style-name="P723"/>
            <text:p text:style-name="P104">[mɜːʤ]</text:p>
          </table:table-cell>
          <table:table-cell table:style-name="Таблица1.B2" office:value-type="string">
            <text:p text:style-name="P724">Объединение, объединять</text:p>
          </table:table-cell>
        </table:table-row>
        <table:table-row>
          <table:table-cell table:style-name="Таблица1.A162" office:value-type="string">
            <text:p text:style-name="P725">2817)quake</text:p>
            <text:p text:style-name="P725"/>
            <text:p text:style-name="P725"/>
            <text:p text:style-name="P105">[kweɪk]</text:p>
          </table:table-cell>
          <table:table-cell table:style-name="Таблица1.B2" office:value-type="string">
            <text:p text:style-name="P725">Землетрясение, дрожь, дрожать</text:p>
          </table:table-cell>
        </table:table-row>
        <table:table-row>
          <table:table-cell table:style-name="Таблица1.A166" office:value-type="string">
            <text:p text:style-name="P726">2818)Known as</text:p>
            <text:p text:style-name="P726"/>
            <text:p text:style-name="P726"/>
            <text:p text:style-name="P726"/>
          </table:table-cell>
          <table:table-cell table:style-name="Таблица1.B2" office:value-type="string">
            <text:p text:style-name="P726">Известный как</text:p>
          </table:table-cell>
        </table:table-row>
        <table:table-row>
          <table:table-cell table:style-name="Таблица1.A166" office:value-type="string">
            <text:p text:style-name="P727">2819)omit</text:p>
            <text:p text:style-name="P727"/>
            <text:p text:style-name="P727"/>
            <text:p text:style-name="P106">[əˈmɪt]</text:p>
          </table:table-cell>
          <table:table-cell table:style-name="Таблица1.B2" office:value-type="string">
            <text:p text:style-name="P727">Не включать, опускать</text:p>
          </table:table-cell>
        </table:table-row>
        <table:table-row>
          <table:table-cell table:style-name="Таблица1.A166" office:value-type="string">
            <text:p text:style-name="P728">2820)inhibit</text:p>
            <text:p text:style-name="P728"/>
            <text:p text:style-name="P728"/>
            <text:p text:style-name="P107">[ɪnˈhɪbɪt]</text:p>
          </table:table-cell>
          <table:table-cell table:style-name="Таблица1.B2" office:value-type="string">
            <text:p text:style-name="P728">Запрет, запрещать, подавлять</text:p>
          </table:table-cell>
        </table:table-row>
        <table:table-row>
          <table:table-cell table:style-name="Таблица1.A166" office:value-type="string">
            <text:p text:style-name="P729">2821)quandary</text:p>
            <text:p text:style-name="P729"/>
            <text:p text:style-name="P729"/>
            <text:p text:style-name="P108">[ˈkwɔnd(ə)rɪ]</text:p>
          </table:table-cell>
          <table:table-cell table:style-name="Таблица1.B2" office:value-type="string">
            <text:p text:style-name="P730">Затруднение</text:p>
          </table:table-cell>
        </table:table-row>
        <table:table-row>
          <table:table-cell table:style-name="Таблица1.A170" office:value-type="string">
            <text:p text:style-name="P731">2822)Do smth like a bird</text:p>
            <text:p text:style-name="P731"/>
            <text:p text:style-name="P731"/>
            <text:p text:style-name="P731"/>
          </table:table-cell>
          <table:table-cell table:style-name="Таблица1.B2" office:value-type="string">
            <text:p text:style-name="P731">Делать что-нибудь с охотой</text:p>
          </table:table-cell>
        </table:table-row>
        <table:table-row>
          <table:table-cell table:style-name="Таблица1.A170" office:value-type="string">
            <text:p text:style-name="P732">2823)quantity</text:p>
            <text:p text:style-name="P732"/>
            <text:p text:style-name="P732"/>
            <text:p text:style-name="P109">[ˈkwɔntətɪ]</text:p>
          </table:table-cell>
          <table:table-cell table:style-name="Таблица1.B2" office:value-type="string">
            <text:p text:style-name="P732">Количество, величина</text:p>
          </table:table-cell>
        </table:table-row>
        <table:table-row>
          <table:table-cell table:style-name="Таблица1.A170" office:value-type="string">
            <text:p text:style-name="P733">2824)Get together</text:p>
            <text:p text:style-name="P733"/>
            <text:p text:style-name="P733"/>
            <text:p text:style-name="P733"/>
          </table:table-cell>
          <table:table-cell table:style-name="Таблица1.B2" office:value-type="string">
            <text:p text:style-name="P733">Собираться</text:p>
          </table:table-cell>
        </table:table-row>
        <table:table-row>
          <table:table-cell table:style-name="Таблица1.A170" office:value-type="string">
            <text:p text:style-name="P734">2825)actor</text:p>
            <text:p text:style-name="P734"/>
            <text:p text:style-name="P734"/>
            <text:p text:style-name="P110">[ˈæktə]</text:p>
          </table:table-cell>
          <table:table-cell table:style-name="Таблица1.B2" office:value-type="string">
            <text:p text:style-name="P735">Актёр, исполнитель</text:p>
          </table:table-cell>
        </table:table-row>
        <table:table-row>
          <table:table-cell table:style-name="Таблица1.A174" office:value-type="string">
            <text:p text:style-name="P736">2826)quarantine</text:p>
            <text:p text:style-name="P736"/>
            <text:p text:style-name="P736"/>
            <text:p text:style-name="P111">[ˈkwɔr(ə)ntiːn]</text:p>
          </table:table-cell>
          <table:table-cell table:style-name="Таблица1.B2" office:value-type="string">
            <text:p text:style-name="P736">Карантин</text:p>
          </table:table-cell>
        </table:table-row>
        <table:table-row>
          <table:table-cell table:style-name="Таблица1.A174" office:value-type="string">
            <text:p text:style-name="P737">2827)alive</text:p>
            <text:p text:style-name="P737"/>
            <text:p text:style-name="P737"/>
            <text:p text:style-name="P112">[əˈlaɪv]</text:p>
          </table:table-cell>
          <table:table-cell table:style-name="Таблица1.B2" office:value-type="string">
            <text:p text:style-name="P738">Живой, в живых</text:p>
          </table:table-cell>
        </table:table-row>
        <table:table-row>
          <table:table-cell table:style-name="Таблица1.A174" office:value-type="string">
            <text:p text:style-name="P739">2828)improvement</text:p>
            <text:p text:style-name="P739"><text:soft-page-break/></text:p>
            <text:p text:style-name="P739"/>
            <text:p text:style-name="P113">[ɪmˈpruːvmənt]</text:p>
          </table:table-cell>
          <table:table-cell table:style-name="Таблица1.B2" office:value-type="string">
            <text:p text:style-name="P736"/>
            <text:p text:style-name="P739"><text:soft-page-break/>Улучшение</text:p>
          </table:table-cell>
        </table:table-row>
        <table:table-row>
          <table:table-cell table:style-name="Таблица1.A174" office:value-type="string">
            <text:p text:style-name="P740">2829)quarrel</text:p>
            <text:p text:style-name="P740"/>
            <text:p text:style-name="P740"/>
            <text:p text:style-name="P114">[ˈkwɔr(ə)l]</text:p>
          </table:table-cell>
          <table:table-cell table:style-name="Таблица1.B2" office:value-type="string">
            <text:p text:style-name="P740">Ссора, ссориться, спорить</text:p>
          </table:table-cell>
        </table:table-row>
        <table:table-row>
          <table:table-cell table:style-name="Таблица1.A178" office:value-type="string">
            <text:p text:style-name="P741">2830)Together with</text:p>
            <text:p text:style-name="P741"/>
            <text:p text:style-name="P741"/>
            <text:p text:style-name="P741"/>
          </table:table-cell>
          <table:table-cell table:style-name="Таблица1.B2" office:value-type="string">
            <text:p text:style-name="P741">Вместе с</text:p>
          </table:table-cell>
        </table:table-row>
        <table:table-row>
          <table:table-cell table:style-name="Таблица1.A178" office:value-type="string">
            <text:p text:style-name="P742">2831)by far</text:p>
            <text:p text:style-name="P742"/>
            <text:p text:style-name="P742"/>
            <text:p text:style-name="P742"/>
          </table:table-cell>
          <table:table-cell table:style-name="Таблица1.B2" office:value-type="string">
            <text:p text:style-name="P742">Безусловно, намного</text:p>
          </table:table-cell>
        </table:table-row>
        <table:table-row>
          <table:table-cell table:style-name="Таблица1.A178" office:value-type="string">
            <text:p text:style-name="P743">2832)reuse</text:p>
            <text:p text:style-name="P743"/>
            <text:p text:style-name="P743"/>
            <text:p text:style-name="P115">[ˌriːˈjuːz]</text:p>
          </table:table-cell>
          <table:table-cell table:style-name="Таблица1.B2" office:value-type="string">
            <text:p text:style-name="P743">Повторное использование, повторно использовать</text:p>
          </table:table-cell>
        </table:table-row>
        <table:table-row>
          <table:table-cell table:style-name="Таблица1.A178" office:value-type="string">
            <text:p text:style-name="P744">2833)queen</text:p>
            <text:p text:style-name="P744"/>
            <text:p text:style-name="P744"/>
            <text:p text:style-name="P116">[kwiːn]</text:p>
          </table:table-cell>
          <table:table-cell table:style-name="Таблица1.B2" office:value-type="string">
            <text:p text:style-name="P744">Королева</text:p>
          </table:table-cell>
        </table:table-row>
        <table:table-row>
          <table:table-cell table:style-name="Таблица1.A182" office:value-type="string">
            <text:p text:style-name="P745">2834)Take notes of</text:p>
            <text:p text:style-name="P745"/>
            <text:p text:style-name="P745"/>
            <text:p text:style-name="P745"/>
          </table:table-cell>
          <table:table-cell table:style-name="Таблица1.B2" office:value-type="string">
            <text:p text:style-name="P745">Записывать что-либо</text:p>
          </table:table-cell>
        </table:table-row>
        <table:table-row>
          <table:table-cell table:style-name="Таблица1.A182" office:value-type="string">
            <text:p text:style-name="P746">2835)exploit</text:p>
            <text:p text:style-name="P746"/>
            <text:p text:style-name="P746"/>
            <text:p text:style-name="P117">[ˈeksplɔɪt]</text:p>
          </table:table-cell>
          <table:table-cell table:style-name="Таблица1.B2" office:value-type="string">
            <text:p text:style-name="P746">Использовать, подвиг</text:p>
          </table:table-cell>
        </table:table-row>
        <table:table-row>
          <table:table-cell table:style-name="Таблица1.A182" office:value-type="string">
            <text:p text:style-name="P747">2836)comprehensive</text:p>
            <text:p text:style-name="P747"/>
            <text:p text:style-name="P747"/>
            <text:p text:style-name="P118">[ˌkɔmprɪˈhen(t)sɪv]</text:p>
          </table:table-cell>
          <table:table-cell table:style-name="Таблица1.B2" office:value-type="string">
            <text:p text:style-name="P747">Всесторонний, полный</text:p>
          </table:table-cell>
        </table:table-row>
        <table:table-row>
          <table:table-cell table:style-name="Таблица1.A182" office:value-type="string">
            <text:p text:style-name="P748">2837)queer</text:p>
            <text:p text:style-name="P748"/>
            <text:p text:style-name="P748"/>
            <text:p text:style-name="P119">[kwɪə]</text:p>
          </table:table-cell>
          <table:table-cell table:style-name="Таблица1.B2" office:value-type="string">
            <text:p text:style-name="P748">Странно, странный</text:p>
          </table:table-cell>
        </table:table-row>
        <table:table-row>
          <table:table-cell table:style-name="Таблица1.A186" office:value-type="string">
            <text:p text:style-name="P749">2838)By train</text:p>
            <text:p text:style-name="P749"/>
            <text:p text:style-name="P749"/>
            <text:p text:style-name="P749"/>
          </table:table-cell>
          <table:table-cell table:style-name="Таблица1.B2" office:value-type="string">
            <text:p text:style-name="P749">Поездом</text:p>
          </table:table-cell>
        </table:table-row>
        <table:table-row>
          <table:table-cell table:style-name="Таблица1.A186" office:value-type="string">
            <text:p text:style-name="P750">2839)rugged</text:p>
            <text:p text:style-name="P750"/>
            <text:p text:style-name="P750"/>
            <text:p text:style-name="P120">[ˈrʌgɪd]</text:p>
          </table:table-cell>
          <table:table-cell table:style-name="Таблица1.B2" office:value-type="string">
            <text:p text:style-name="P750">Прочный</text:p>
          </table:table-cell>
        </table:table-row>
        <table:table-row>
          <table:table-cell table:style-name="Таблица1.A186" office:value-type="string">
            <text:p text:style-name="P751">2840)portable</text:p>
            <text:p text:style-name="P751"/>
            <text:p text:style-name="P751"/>
            <text:p text:style-name="P121">[ˈpɔːtəbl]</text:p>
          </table:table-cell>
          <table:table-cell table:style-name="Таблица1.B2" office:value-type="string">
            <text:p text:style-name="P751">Портативный, переносной</text:p>
          </table:table-cell>
        </table:table-row>
        <table:table-row>
          <table:table-cell table:style-name="Таблица1.A186" office:value-type="string">
            <text:p text:style-name="P752">2841)something</text:p>
            <text:p text:style-name="P752"/>
            <text:p text:style-name="P752"><text:soft-page-break/></text:p>
            <text:p text:style-name="P122">[ˈsʌmθɪŋ]</text:p>
          </table:table-cell>
          <table:table-cell table:style-name="Таблица1.B2" office:value-type="string">
            <text:p text:style-name="P749"/>
            <text:p text:style-name="P749"/>
            <text:p text:style-name="P752"><text:soft-page-break/>Нечто, что-нибудь</text:p>
          </table:table-cell>
        </table:table-row>
        <table:table-row>
          <table:table-cell table:style-name="Таблица1.A188" office:value-type="string">
            <text:p text:style-name="P753">2842)apart</text:p>
            <text:p text:style-name="P753"/>
            <text:p text:style-name="P753"/>
            <text:p text:style-name="P123">[əˈpɑːt]</text:p>
          </table:table-cell>
          <table:table-cell table:style-name="Таблица1.B2" office:value-type="string">
            <text:p text:style-name="P753">Отдельно, на части, врозь</text:p>
          </table:table-cell>
        </table:table-row>
        <table:table-row>
          <table:table-cell table:style-name="Таблица1.A188" office:value-type="string">
            <text:p text:style-name="P754">2843)questionary</text:p>
            <text:p text:style-name="P754"/>
            <text:p text:style-name="P754"/>
            <text:p text:style-name="P124">[`kwesʧ(ə)nərı]</text:p>
          </table:table-cell>
          <table:table-cell table:style-name="Таблица1.B2" office:value-type="string">
            <text:p text:style-name="P755">Анкета, опросник</text:p>
          </table:table-cell>
        </table:table-row>
        <table:table-row>
          <table:table-cell table:style-name="Таблица1.A192" office:value-type="string">
            <text:p text:style-name="P756">2844)lose the train</text:p>
            <text:p text:style-name="P756"/>
            <text:p text:style-name="P756"/>
            <text:p text:style-name="P756"/>
          </table:table-cell>
          <table:table-cell table:style-name="Таблица1.B2" office:value-type="string">
            <text:p text:style-name="P756">Опоздать на поезд</text:p>
          </table:table-cell>
        </table:table-row>
        <table:table-row>
          <table:table-cell table:style-name="Таблица1.A192" office:value-type="string">
            <text:p text:style-name="P757">2845)permit</text:p>
            <text:p text:style-name="P757"/>
            <text:p text:style-name="P757"/>
            <text:p text:style-name="P125">[ˈpɜːmɪt]</text:p>
          </table:table-cell>
          <table:table-cell table:style-name="Таблица1.B2" office:value-type="string">
            <text:p text:style-name="P757">Разрешение, разрешать</text:p>
          </table:table-cell>
        </table:table-row>
        <table:table-row>
          <table:table-cell table:style-name="Таблица1.A192" office:value-type="string">
            <text:p text:style-name="P758">2846)deploy</text:p>
            <text:p text:style-name="P758"/>
            <text:p text:style-name="P758"/>
            <text:p text:style-name="P126">[dɪˈplɔɪ]</text:p>
          </table:table-cell>
          <table:table-cell table:style-name="Таблица1.B2" office:value-type="string">
            <text:p text:style-name="P759">Развёртывание, развернуть</text:p>
          </table:table-cell>
        </table:table-row>
        <table:table-row>
          <table:table-cell table:style-name="Таблица1.A192" office:value-type="string">
            <text:p text:style-name="P760">2847)<text:span text:style-name="T13">queue</text:span></text:p>
            <text:p text:style-name="P760"/>
            <text:p text:style-name="P760"/>
            <text:p text:style-name="P127">[kjuː]</text:p>
          </table:table-cell>
          <table:table-cell table:style-name="Таблица1.B2" office:value-type="string">
            <text:p text:style-name="P761">Очередь, стоять в очереди</text:p>
          </table:table-cell>
        </table:table-row>
        <table:table-row>
          <table:table-cell table:style-name="Таблица1.A196" office:value-type="string">
            <text:p text:style-name="P762">2848)Make the train</text:p>
            <text:p text:style-name="P762"/>
            <text:p text:style-name="P762"/>
            <text:p text:style-name="P762"/>
          </table:table-cell>
          <table:table-cell table:style-name="Таблица1.B2" office:value-type="string">
            <text:p text:style-name="P762">Успеть на поезд</text:p>
          </table:table-cell>
        </table:table-row>
        <table:table-row>
          <table:table-cell table:style-name="Таблица1.A196" office:value-type="string">
            <text:p text:style-name="P763">2849)reminder</text:p>
            <text:p text:style-name="P763"/>
            <text:p text:style-name="P763"/>
            <text:p text:style-name="P128">[rɪˈmaɪndə]</text:p>
          </table:table-cell>
          <table:table-cell table:style-name="Таблица1.B2" office:value-type="string">
            <text:p text:style-name="P763">Напоминание</text:p>
          </table:table-cell>
        </table:table-row>
        <table:table-row>
          <table:table-cell table:style-name="Таблица1.A196" office:value-type="string">
            <text:p text:style-name="P764">2850)facility</text:p>
            <text:p text:style-name="P764"/>
            <text:p text:style-name="P764"/>
            <text:p text:style-name="P129">[fəˈsɪlətɪ]</text:p>
          </table:table-cell>
          <table:table-cell table:style-name="Таблица1.B2" office:value-type="string">
            <text:p text:style-name="P765">Объект, <text:span text:style-name="T14">устройство, средство, <text:s/>возможности</text:span></text:p>
          </table:table-cell>
        </table:table-row>
        <table:table-row>
          <table:table-cell table:style-name="Таблица1.A196" office:value-type="string">
            <text:p text:style-name="P766">2851)quibble</text:p>
            <text:p text:style-name="P766"/>
            <text:p text:style-name="P766"/>
            <text:p text:style-name="P130">[ˈkwɪbl]</text:p>
          </table:table-cell>
          <table:table-cell table:style-name="Таблица1.B2" office:value-type="string">
            <text:p text:style-name="P766">Каламбур</text:p>
          </table:table-cell>
        </table:table-row>
        <table:table-row>
          <table:table-cell table:style-name="Таблица1.A200" office:value-type="string">
            <text:p text:style-name="P767">2852)Common sense</text:p>
            <text:p text:style-name="P767"/>
            <text:p text:style-name="P767"/>
            <text:p text:style-name="P767"/>
          </table:table-cell>
          <table:table-cell table:style-name="Таблица1.B2" office:value-type="string">
            <text:p text:style-name="P767">Здравый смысл</text:p>
          </table:table-cell>
        </table:table-row>
        <table:table-row>
          <table:table-cell table:style-name="Таблица1.A200" office:value-type="string">
            <text:p text:style-name="P768">2853)dirty</text:p>
            <text:p text:style-name="P768"/>
            <text:p text:style-name="P768"/>
            <text:p text:style-name="P131">[ˈdɜːtɪ]</text:p>
          </table:table-cell>
          <table:table-cell table:style-name="Таблица1.B2" office:value-type="string">
            <text:p text:style-name="P768">Грязный, запорченный</text:p>
          </table:table-cell>
        </table:table-row>
        <table:table-row>
          <table:table-cell table:style-name="Таблица1.A200" office:value-type="string">
            <text:p text:style-name="P769">2854)instrumentation</text:p>
            <text:p text:style-name="P769"/>
            <text:p text:style-name="P769"/>
            <text:p text:style-name="P132"><text:soft-page-break/>[ˌɪn(t)strəmenˈteɪʃ(ə)n]</text:p>
          </table:table-cell>
          <table:table-cell table:style-name="Таблица1.B2" office:value-type="string">
            <text:p text:style-name="P767"/>
            <text:p text:style-name="P767"/>
            <text:p text:style-name="P767"/>
            <text:p text:style-name="P770"><text:soft-page-break/>Приборы, приборостроение, оснащение приборами</text:p>
          </table:table-cell>
        </table:table-row>
        <table:table-row>
          <table:table-cell table:style-name="Таблица1.A200" office:value-type="string">
            <text:p text:style-name="P771">2855)quickly</text:p>
            <text:p text:style-name="P771"/>
            <text:p text:style-name="P771"/>
            <text:p text:style-name="P133">[ˈkwɪklɪ]</text:p>
          </table:table-cell>
          <table:table-cell table:style-name="Таблица1.B2" office:value-type="string">
            <text:p text:style-name="P771">Быстро</text:p>
          </table:table-cell>
        </table:table-row>
        <table:table-row>
          <table:table-cell table:style-name="Таблица1.A204" office:value-type="string">
            <text:p text:style-name="P772">2856)Be ready to do</text:p>
            <text:p text:style-name="P772"/>
            <text:p text:style-name="P772"/>
            <text:p text:style-name="P772"/>
          </table:table-cell>
          <table:table-cell table:style-name="Таблица1.B2" office:value-type="string">
            <text:p text:style-name="P772">Быть готовым сделать что-либо</text:p>
          </table:table-cell>
        </table:table-row>
        <table:table-row>
          <table:table-cell table:style-name="Таблица1.A204" office:value-type="string">
            <text:p text:style-name="P773">2857)<text:span text:style-name="T15">production</text:span></text:p>
            <text:p text:style-name="P773"/>
            <text:p text:style-name="P773"/>
            <text:p text:style-name="P134">[prəˈdʌkʃ(ə)n]</text:p>
          </table:table-cell>
          <table:table-cell table:style-name="Таблица1.B2" office:value-type="string">
            <text:p text:style-name="P774">Производство, продукция</text:p>
          </table:table-cell>
        </table:table-row>
        <table:table-row>
          <table:table-cell table:style-name="Таблица1.A204" office:value-type="string">
            <text:p text:style-name="P775">2858)render</text:p>
            <text:p text:style-name="P775"/>
            <text:p text:style-name="P775"/>
            <text:p text:style-name="P135">[ˈrendə]</text:p>
          </table:table-cell>
          <table:table-cell table:style-name="Таблица1.B2" office:value-type="string">
            <text:p text:style-name="P775">Оказывать, визуализировать</text:p>
          </table:table-cell>
        </table:table-row>
        <table:table-row>
          <table:table-cell table:style-name="Таблица1.A204" office:value-type="string">
            <text:p text:style-name="P776">2859)<text:span text:style-name="T16">quinsy</text:span></text:p>
            <text:p text:style-name="P776"/>
            <text:p text:style-name="P776"/>
            <text:p text:style-name="P136">[ˈkwɪnzɪ]</text:p>
          </table:table-cell>
          <table:table-cell table:style-name="Таблица1.B2" office:value-type="string">
            <text:p text:style-name="P777">Ангина</text:p>
          </table:table-cell>
        </table:table-row>
        <table:table-row>
          <table:table-cell table:style-name="Таблица1.A208" office:value-type="string">
            <text:p text:style-name="P778">2860)Ready at hand</text:p>
            <text:p text:style-name="P778"/>
            <text:p text:style-name="P778"/>
            <text:p text:style-name="P778"/>
          </table:table-cell>
          <table:table-cell table:style-name="Таблица1.B2" office:value-type="string">
            <text:p text:style-name="P778">Под рукой</text:p>
          </table:table-cell>
        </table:table-row>
        <table:table-row>
          <table:table-cell table:style-name="Таблица1.A208" office:value-type="string">
            <text:p text:style-name="P779">2861)eventually</text:p>
            <text:p text:style-name="P779"/>
            <text:p text:style-name="P779"/>
            <text:p text:style-name="P137">[ɪˈvenʧuəlɪ]</text:p>
          </table:table-cell>
          <table:table-cell table:style-name="Таблица1.B2" office:value-type="string">
            <text:p text:style-name="P779">В конце концов</text:p>
          </table:table-cell>
        </table:table-row>
        <table:table-row>
          <table:table-cell table:style-name="Таблица1.A208" office:value-type="string">
            <text:p text:style-name="P780">2862)workaround</text:p>
            <text:p text:style-name="P780"/>
            <text:p text:style-name="P780"/>
            <text:p text:style-name="P138">[ˈwɜːkəˌraʊnd]</text:p>
          </table:table-cell>
          <table:table-cell table:style-name="Таблица1.B2" office:value-type="string">
            <text:p text:style-name="P780">Приём, обход, обойти</text:p>
          </table:table-cell>
        </table:table-row>
        <table:table-row>
          <table:table-cell table:style-name="Таблица1.A208" office:value-type="string">
            <text:p text:style-name="P781">2863)quip</text:p>
            <text:p text:style-name="P781"/>
            <text:p text:style-name="P781"/>
            <text:p text:style-name="P139">[kwɪp]</text:p>
          </table:table-cell>
          <table:table-cell table:style-name="Таблица1.B2" office:value-type="string">
            <text:p text:style-name="P781">Острота, колкость</text:p>
          </table:table-cell>
        </table:table-row>
        <table:table-row>
          <table:table-cell table:style-name="Таблица1.A212" office:value-type="string">
            <text:p text:style-name="P782">2864)Decide against of</text:p>
            <text:p text:style-name="P782"/>
            <text:p text:style-name="P782"/>
            <text:p text:style-name="P782"/>
          </table:table-cell>
          <table:table-cell table:style-name="Таблица1.B2" office:value-type="string">
            <text:p text:style-name="P782">Выносить решение против</text:p>
          </table:table-cell>
        </table:table-row>
        <table:table-row>
          <table:table-cell table:style-name="Таблица1.A212" office:value-type="string">
            <text:p text:style-name="P783">2865)handheld</text:p>
            <text:p text:style-name="P783"/>
            <text:p text:style-name="P783"/>
            <text:p text:style-name="P140">[ˈhændheld]</text:p>
          </table:table-cell>
          <table:table-cell table:style-name="Таблица1.B2" office:value-type="string">
            <text:p text:style-name="P783">Ручной, портативный</text:p>
          </table:table-cell>
        </table:table-row>
        <table:table-row>
          <table:table-cell table:style-name="Таблица1.A212" office:value-type="string">
            <text:p text:style-name="P784">2866)securely</text:p>
            <text:p text:style-name="P784"/>
            <text:p text:style-name="P784"/>
            <text:p text:style-name="P141">[sɪˈkjuəlɪ]</text:p>
          </table:table-cell>
          <table:table-cell table:style-name="Таблица1.B2" office:value-type="string">
            <text:p text:style-name="P785">Надёжно</text:p>
          </table:table-cell>
        </table:table-row>
        <table:table-row>
          <table:table-cell table:style-name="Таблица1.A212" office:value-type="string">
            <text:p text:style-name="P786">2867)experimentation</text:p>
            <text:p text:style-name="P786"/>
            <text:p text:style-name="P786"/>
            <text:p text:style-name="P142">[ɪkˌsperɪmenˈteɪʃ(ə)n]</text:p>
          </table:table-cell>
          <table:table-cell table:style-name="Таблица1.B2" office:value-type="string">
            <text:p text:style-name="P786">Экспериментирование</text:p>
          </table:table-cell>
        </table:table-row>
        <text:soft-page-break/>
        <table:table-row>
          <table:table-cell table:style-name="Таблица1.A214" office:value-type="string">
            <text:p text:style-name="P787">2868)version</text:p>
            <text:p text:style-name="P787"/>
            <text:p text:style-name="P787"/>
            <text:p text:style-name="P143">[ˈvɜːʃ(ə)n]</text:p>
          </table:table-cell>
          <table:table-cell table:style-name="Таблица1.B2" office:value-type="string">
            <text:p text:style-name="P787">Версия, вариант</text:p>
          </table:table-cell>
        </table:table-row>
        <table:table-row>
          <table:table-cell table:style-name="Таблица1.A214" office:value-type="string">
            <text:p text:style-name="P788">2869)quit</text:p>
            <text:p text:style-name="P788"/>
            <text:p text:style-name="P788"/>
            <text:p text:style-name="P144">[kwɪt]</text:p>
          </table:table-cell>
          <table:table-cell table:style-name="Таблица1.B2" office:value-type="string">
            <text:p text:style-name="P788">Выходить из системы, оставлять, бросать</text:p>
          </table:table-cell>
        </table:table-row>
        <table:table-row>
          <table:table-cell table:style-name="Таблица1.A218" office:value-type="string">
            <text:p text:style-name="P789">2870)Decide in favour of</text:p>
            <text:p text:style-name="P789"/>
            <text:p text:style-name="P789"/>
            <text:p text:style-name="P789"/>
          </table:table-cell>
          <table:table-cell table:style-name="Таблица1.B2" office:value-type="string">
            <text:p text:style-name="P789">Решить в пользу</text:p>
          </table:table-cell>
        </table:table-row>
        <table:table-row>
          <table:table-cell table:style-name="Таблица1.A218" office:value-type="string">
            <text:p text:style-name="P790">2871)quits</text:p>
            <text:p text:style-name="P790"/>
            <text:p text:style-name="P790"/>
            <text:p text:style-name="P145">[kwɪts]</text:p>
          </table:table-cell>
          <table:table-cell table:style-name="Таблица1.B2" office:value-type="string">
            <text:p text:style-name="P790">Расплатившийся, в расчёте</text:p>
          </table:table-cell>
        </table:table-row>
        <table:table-row>
          <table:table-cell table:style-name="Таблица1.A218" office:value-type="string">
            <text:p text:style-name="P791">2872)Play the game</text:p>
            <text:p text:style-name="P791"/>
            <text:p text:style-name="P791"/>
            <text:p text:style-name="P791"/>
          </table:table-cell>
          <table:table-cell table:style-name="Таблица1.B2" office:value-type="string">
            <text:p text:style-name="P792">Играть по правилам</text:p>
          </table:table-cell>
        </table:table-row>
        <table:table-row>
          <table:table-cell table:style-name="Таблица1.A218" office:value-type="string">
            <text:p text:style-name="P793">2873)step up</text:p>
            <text:p text:style-name="P793"/>
            <text:p text:style-name="P793"/>
            <text:p text:style-name="P146">[ˌstepˈʌp]</text:p>
          </table:table-cell>
          <table:table-cell table:style-name="Таблица1.B2" office:value-type="string">
            <text:p text:style-name="P794">Подходить, активизировать, повышать скачком</text:p>
          </table:table-cell>
        </table:table-row>
        <table:table-row>
          <table:table-cell table:style-name="Таблица1.A220" office:value-type="string">
            <text:p text:style-name="P795">2874)volume</text:p>
            <text:p text:style-name="P795"/>
            <text:p text:style-name="P795"/>
            <text:p text:style-name="P147">[ˈvɔljuːm]</text:p>
          </table:table-cell>
          <table:table-cell table:style-name="Таблица1.B2" office:value-type="string">
            <text:p text:style-name="P795">Громкость, объём, том</text:p>
          </table:table-cell>
        </table:table-row>
        <table:table-row>
          <table:table-cell table:style-name="Таблица1.A220" office:value-type="string">
            <text:p text:style-name="P796">2875)quiz</text:p>
            <text:p text:style-name="P796"/>
            <text:p text:style-name="P796"/>
            <text:p text:style-name="P148">[kwɪz]</text:p>
          </table:table-cell>
          <table:table-cell table:style-name="Таблица1.B2" office:value-type="string">
            <text:p text:style-name="P797">Викторина, опросник</text:p>
          </table:table-cell>
        </table:table-row>
        <table:table-row>
          <table:table-cell table:style-name="Таблица1.A224" office:value-type="string">
            <text:p text:style-name="P798">2876)As a rule</text:p>
            <text:p text:style-name="P798"/>
            <text:p text:style-name="P798"/>
            <text:p text:style-name="P798"/>
          </table:table-cell>
          <table:table-cell table:style-name="Таблица1.B2" office:value-type="string">
            <text:p text:style-name="P798">Как правило</text:p>
          </table:table-cell>
        </table:table-row>
        <table:table-row>
          <table:table-cell table:style-name="Таблица1.A224" office:value-type="string">
            <text:p text:style-name="P799">2877)tag</text:p>
            <text:p text:style-name="P799"/>
            <text:p text:style-name="P799"/>
            <text:p text:style-name="P149">[tæg]</text:p>
          </table:table-cell>
          <table:table-cell table:style-name="Таблица1.B2" office:value-type="string">
            <text:p text:style-name="P799">Метка, бирка</text:p>
          </table:table-cell>
        </table:table-row>
        <table:table-row>
          <table:table-cell table:style-name="Таблица1.A224" office:value-type="string">
            <text:p text:style-name="P800">2878)hood</text:p>
            <text:p text:style-name="P800"/>
            <text:p text:style-name="P800"/>
            <text:p text:style-name="P150">[hud]</text:p>
          </table:table-cell>
          <table:table-cell table:style-name="Таблица1.B2" office:value-type="string">
            <text:p text:style-name="P800">Капюшон, <text:span text:style-name="T17">капот</text:span>, крышка</text:p>
          </table:table-cell>
        </table:table-row>
        <table:table-row>
          <table:table-cell table:style-name="Таблица1.A224" office:value-type="string">
            <text:p text:style-name="P801">2879)quotation</text:p>
            <text:p text:style-name="P801"/>
            <text:p text:style-name="P801"/>
            <text:p text:style-name="P151">[kwəˈteɪʃ(ə)n]</text:p>
          </table:table-cell>
          <table:table-cell table:style-name="Таблица1.B2" office:value-type="string">
            <text:p text:style-name="P801">Цитата, кавычки, <text:span text:style-name="T18">котировка</text:span></text:p>
          </table:table-cell>
        </table:table-row>
        <table:table-row>
          <table:table-cell table:style-name="Таблица1.A228" office:value-type="string">
            <text:p text:style-name="P802">2880)Make rules</text:p>
            <text:p text:style-name="P802"/>
            <text:p text:style-name="P802"/>
            <text:p text:style-name="P802"/>
          </table:table-cell>
          <table:table-cell table:style-name="Таблица1.B2" office:value-type="string">
            <text:p text:style-name="P802">Устанавливать правила</text:p>
          </table:table-cell>
        </table:table-row>
        <table:table-row>
          <table:table-cell table:style-name="Таблица1.A228" office:value-type="string">
            <text:p text:style-name="P803">2881)stalwart</text:p>
            <text:p text:style-name="P803"><text:soft-page-break/></text:p>
            <text:p text:style-name="P803"/>
            <text:p text:style-name="P152">[ˈstɔːlwət]</text:p>
          </table:table-cell>
          <table:table-cell table:style-name="Таблица1.B2" office:value-type="string">
            <text:p text:style-name="P802"/>
            <text:p text:style-name="P803"><text:soft-page-break/>Рослый, стойкий, <text:span text:style-name="T19">стойкий приверженец</text:span></text:p>
          </table:table-cell>
        </table:table-row>
        <table:table-row>
          <table:table-cell table:style-name="Таблица1.A228" office:value-type="string">
            <text:p text:style-name="P804">2882)getting</text:p>
            <text:p text:style-name="P804"/>
            <text:p text:style-name="P804"/>
            <text:p text:style-name="P153">[ˈgetɪŋ]</text:p>
          </table:table-cell>
          <table:table-cell table:style-name="Таблица1.B2" office:value-type="string">
            <text:p text:style-name="P804">Получение, получающий, получать</text:p>
          </table:table-cell>
        </table:table-row>
        <table:table-row>
          <table:table-cell table:style-name="Таблица1.A228" office:value-type="string">
            <text:p text:style-name="P805">2883)racial</text:p>
            <text:p text:style-name="P805"/>
            <text:p text:style-name="P805"/>
            <text:p text:style-name="P154">[ˈreɪʃ(ə)l]</text:p>
          </table:table-cell>
          <table:table-cell table:style-name="Таблица1.B2" office:value-type="string">
            <text:p text:style-name="P805">Расовый</text:p>
          </table:table-cell>
        </table:table-row>
        <table:table-row>
          <table:table-cell table:style-name="Таблица1.A232" office:value-type="string">
            <text:p text:style-name="P806">2884)In my view</text:p>
            <text:p text:style-name="P806"/>
            <text:p text:style-name="P806"/>
            <text:p text:style-name="P806"/>
          </table:table-cell>
          <table:table-cell table:style-name="Таблица1.B2" office:value-type="string">
            <text:p text:style-name="P806">По моему мнению</text:p>
          </table:table-cell>
        </table:table-row>
        <table:table-row>
          <table:table-cell table:style-name="Таблица1.A232" office:value-type="string">
            <text:p text:style-name="P807">2885)helpful</text:p>
            <text:p text:style-name="P807"/>
            <text:p text:style-name="P807"/>
            <text:p text:style-name="P155">[ˈhelpf(ə)l]</text:p>
          </table:table-cell>
          <table:table-cell table:style-name="Таблица1.B2" office:value-type="string">
            <text:p text:style-name="P807">Полезный</text:p>
          </table:table-cell>
        </table:table-row>
        <table:table-row>
          <table:table-cell table:style-name="Таблица1.A232" office:value-type="string">
            <text:p text:style-name="P808">2886)response</text:p>
            <text:p text:style-name="P808"/>
            <text:p text:style-name="P808"/>
            <text:p text:style-name="P156">[rɪˈspɔn(t)s]</text:p>
          </table:table-cell>
          <table:table-cell table:style-name="Таблица1.B2" office:value-type="string">
            <text:p text:style-name="P808">Ответ, реакция</text:p>
          </table:table-cell>
        </table:table-row>
        <table:table-row>
          <table:table-cell table:style-name="Таблица1.A232" office:value-type="string">
            <text:p text:style-name="P809">28<text:span text:style-name="T20">8</text:span>7)racketeer</text:p>
            <text:p text:style-name="P809"/>
            <text:p text:style-name="P809"/>
            <text:p text:style-name="P157">[ˌrækɪˈtɪə]</text:p>
          </table:table-cell>
          <table:table-cell table:style-name="Таблица1.B2" office:value-type="string">
            <text:p text:style-name="P810">Вымогатель</text:p>
          </table:table-cell>
        </table:table-row>
        <table:table-row>
          <table:table-cell table:style-name="Таблица1.A236" office:value-type="string">
            <text:p text:style-name="P811">28<text:span text:style-name="T20">8</text:span>8)With the view of</text:p>
            <text:p text:style-name="P811"/>
            <text:p text:style-name="P811"/>
            <text:p text:style-name="P811"/>
          </table:table-cell>
          <table:table-cell table:style-name="Таблица1.B2" office:value-type="string">
            <text:p text:style-name="P811">С целью</text:p>
          </table:table-cell>
        </table:table-row>
        <table:table-row>
          <table:table-cell table:style-name="Таблица1.A236" office:value-type="string">
            <text:p text:style-name="P812">2889)superior</text:p>
            <text:p text:style-name="P812"/>
            <text:p text:style-name="P812"/>
            <text:p text:style-name="P158">[s(j)uːˈpɪərɪə]</text:p>
          </table:table-cell>
          <table:table-cell table:style-name="Таблица1.B2" office:value-type="string">
            <text:p text:style-name="P812">Превосходный, превосходящий</text:p>
          </table:table-cell>
        </table:table-row>
        <table:table-row>
          <table:table-cell table:style-name="Таблица1.A236" office:value-type="string">
            <text:p text:style-name="P813">2890)infer</text:p>
            <text:p text:style-name="P813"/>
            <text:p text:style-name="P813"/>
            <text:p text:style-name="P159">[ɪnˈfɜː]</text:p>
          </table:table-cell>
          <table:table-cell table:style-name="Таблица1.B2" office:value-type="string">
            <text:p text:style-name="P814">Делать вывод</text:p>
          </table:table-cell>
        </table:table-row>
        <table:table-row>
          <table:table-cell table:style-name="Таблица1.A236" office:value-type="string">
            <text:p text:style-name="P815">2891)radar</text:p>
            <text:p text:style-name="P815"/>
            <text:p text:style-name="P815"/>
            <text:p text:style-name="P160">[ˈreɪdɑː]</text:p>
          </table:table-cell>
          <table:table-cell table:style-name="Таблица1.B2" office:value-type="string">
            <text:p text:style-name="P815">Радар, радиолокационный </text:p>
          </table:table-cell>
        </table:table-row>
        <table:table-row>
          <table:table-cell table:style-name="Таблица1.A240" office:value-type="string">
            <text:p text:style-name="P816">2892)Lead smb to do smth</text:p>
            <text:p text:style-name="P816"/>
            <text:p text:style-name="P816"/>
            <text:p text:style-name="P816"/>
          </table:table-cell>
          <table:table-cell table:style-name="Таблица1.B2" office:value-type="string">
            <text:p text:style-name="P816">Заставить кого-либо сделать что-либо</text:p>
          </table:table-cell>
        </table:table-row>
        <table:table-row>
          <table:table-cell table:style-name="Таблица1.A240" office:value-type="string">
            <text:p text:style-name="P817">2893)<text:span text:style-name="T21">equation</text:span></text:p>
            <text:p text:style-name="P817"/>
            <text:p text:style-name="P817"/>
            <text:p text:style-name="P161">[ɪˈkweɪʒ(ə)n]</text:p>
          </table:table-cell>
          <table:table-cell table:style-name="Таблица1.B2" office:value-type="string">
            <text:p text:style-name="P818">Уравнение</text:p>
          </table:table-cell>
        </table:table-row>
        <table:table-row>
          <table:table-cell table:style-name="Таблица1.A240" office:value-type="string">
            <text:p text:style-name="P819">2894)performance</text:p>
            <text:p text:style-name="P819"/>
            <text:p text:style-name="P819"><text:soft-page-break/></text:p>
            <text:p text:style-name="P162">[pəˈfɔːmən(t)s]</text:p>
          </table:table-cell>
          <table:table-cell table:style-name="Таблица1.B2" office:value-type="string">
            <text:p text:style-name="P816"/>
            <text:p text:style-name="P816"/>
            <text:p text:style-name="P819"><text:soft-page-break/>Производительность, эффективность</text:p>
          </table:table-cell>
        </table:table-row>
        <table:table-row>
          <table:table-cell table:style-name="Таблица1.A240" office:value-type="string">
            <text:p text:style-name="P820">2895)radiation</text:p>
            <text:p text:style-name="P820"/>
            <text:p text:style-name="P820"/>
            <text:p text:style-name="P163">[ˌreɪdɪˈeɪʃ(ə)n]</text:p>
          </table:table-cell>
          <table:table-cell table:style-name="Таблица1.B2" office:value-type="string">
            <text:p text:style-name="P820">Излучение, радиация</text:p>
          </table:table-cell>
        </table:table-row>
        <table:table-row>
          <table:table-cell table:style-name="Таблица1.A244" office:value-type="string">
            <text:p text:style-name="P821">2896)Be in the wrong box</text:p>
            <text:p text:style-name="P821"/>
            <text:p text:style-name="P821"/>
            <text:p text:style-name="P821"/>
          </table:table-cell>
          <table:table-cell table:style-name="Таблица1.B2" office:value-type="string">
            <text:p text:style-name="P821">Быть в неловком положении</text:p>
          </table:table-cell>
        </table:table-row>
        <table:table-row>
          <table:table-cell table:style-name="Таблица1.A244" office:value-type="string">
            <text:p text:style-name="P822">2897)grade</text:p>
            <text:p text:style-name="P822"/>
            <text:p text:style-name="P822"/>
            <text:p text:style-name="P164">[greɪd]</text:p>
          </table:table-cell>
          <table:table-cell table:style-name="Таблица1.B2" office:value-type="string">
            <text:p text:style-name="P822">Ранг, градус, степень, оценка</text:p>
          </table:table-cell>
        </table:table-row>
        <table:table-row>
          <table:table-cell table:style-name="Таблица1.A244" office:value-type="string">
            <text:p text:style-name="P823">2898)reference</text:p>
            <text:p text:style-name="P823"/>
            <text:p text:style-name="P823"/>
            <text:p text:style-name="P165">[ˈref(ə)r(ə)n(t)s]</text:p>
          </table:table-cell>
          <table:table-cell table:style-name="Таблица1.B2" office:value-type="string">
            <text:p text:style-name="P823">Ссылка, справка</text:p>
          </table:table-cell>
        </table:table-row>
        <table:table-row>
          <table:table-cell table:style-name="Таблица1.A244" office:value-type="string">
            <text:p text:style-name="P824">2899)radio</text:p>
            <text:p text:style-name="P824"/>
            <text:p text:style-name="P824"/>
            <text:p text:style-name="P166">[ˈreɪdɪəu]</text:p>
          </table:table-cell>
          <table:table-cell table:style-name="Таблица1.B2" office:value-type="string">
            <text:p text:style-name="P824">Радио</text:p>
          </table:table-cell>
        </table:table-row>
        <table:table-row>
          <table:table-cell table:style-name="Таблица1.A248" office:value-type="string">
            <text:p text:style-name="P825">2900)Hope for</text:p>
            <text:p text:style-name="P825"/>
            <text:p text:style-name="P825"/>
            <text:p text:style-name="P167">[həup]</text:p>
          </table:table-cell>
          <table:table-cell table:style-name="Таблица1.B2" office:value-type="string">
            <text:p text:style-name="P825">Надеяться на</text:p>
          </table:table-cell>
        </table:table-row>
        <table:table-row>
          <table:table-cell table:style-name="Таблица1.A248" office:value-type="string">
            <text:p text:style-name="P826">2901)recognition</text:p>
            <text:p text:style-name="P826"/>
            <text:p text:style-name="P826"/>
            <text:p text:style-name="P168">[ˌrekəgˈnɪʃ(ə)n]</text:p>
          </table:table-cell>
          <table:table-cell table:style-name="Таблица1.B2" office:value-type="string">
            <text:p text:style-name="P826"><text:span text:style-name="T22">Распознавание</text:span>, признание</text:p>
          </table:table-cell>
        </table:table-row>
        <table:table-row>
          <table:table-cell table:style-name="Таблица1.A248" office:value-type="string">
            <text:p text:style-name="P827">2902)newest</text:p>
            <text:p text:style-name="P827"/>
            <text:p text:style-name="P827"/>
            <text:p text:style-name="P169">[ˈnjuːɪst]</text:p>
          </table:table-cell>
          <table:table-cell table:style-name="Таблица1.B2" office:value-type="string">
            <text:p text:style-name="P827">Новейший</text:p>
          </table:table-cell>
        </table:table-row>
        <table:table-row>
          <table:table-cell table:style-name="Таблица1.A248" office:value-type="string">
            <text:p text:style-name="P828">2903)extensible</text:p>
            <text:p text:style-name="P828"/>
            <text:p text:style-name="P828"/>
            <text:p text:style-name="P170">[ɪkˈsten(t)səbl]</text:p>
          </table:table-cell>
          <table:table-cell table:style-name="Таблица1.B2" office:value-type="string">
            <text:p text:style-name="P828">Расширяемый</text:p>
          </table:table-cell>
        </table:table-row>
        <table:table-row>
          <table:table-cell table:style-name="Таблица1.A251" office:value-type="string">
            <text:p text:style-name="P829">2904)anywhere</text:p>
            <text:p text:style-name="P829"/>
            <text:p text:style-name="P829"/>
            <text:p text:style-name="P171">[ˈenɪwɛə]</text:p>
          </table:table-cell>
          <table:table-cell table:style-name="Таблица1.B2" office:value-type="string">
            <text:p text:style-name="P829">Везде, куда-угодно, никуда</text:p>
          </table:table-cell>
        </table:table-row>
        <table:table-row>
          <table:table-cell table:style-name="Таблица1.A251" office:value-type="string">
            <text:p text:style-name="P830">2905)asset</text:p>
            <text:p text:style-name="P830"/>
            <text:p text:style-name="P830"/>
            <text:p text:style-name="P172">[ˈæset]</text:p>
          </table:table-cell>
          <table:table-cell table:style-name="Таблица1.B2" office:value-type="string">
            <text:p text:style-name="P830">Имущество, ресурс</text:p>
          </table:table-cell>
        </table:table-row>
        <table:table-row>
          <table:table-cell table:style-name="Таблица1.A251" office:value-type="string">
            <text:p text:style-name="P831">2906)radio-location</text:p>
            <text:p text:style-name="P831"/>
            <text:p text:style-name="P831"/>
            <text:p text:style-name="P173">[ˌreɪdɪəuləuˈkeɪʃ(ə)n]</text:p>
          </table:table-cell>
          <table:table-cell table:style-name="Таблица1.B2" office:value-type="string">
            <text:p text:style-name="P831">Радиолокация</text:p>
          </table:table-cell>
        </table:table-row>
        <table:table-row>
          <table:table-cell table:style-name="Таблица1.A255" office:value-type="string">
            <text:p text:style-name="P832">2907)At the moment</text:p>
            <text:p text:style-name="P832"/>
            <text:p text:style-name="P832"/>
            <text:p text:style-name="P832"><text:soft-page-break/></text:p>
          </table:table-cell>
          <table:table-cell table:style-name="Таблица1.B2" office:value-type="string">
            <text:p text:style-name="P825"/>
            <text:p text:style-name="P825"/>
            <text:p text:style-name="P825"/>
            <text:p text:style-name="P832"><text:soft-page-break/>В данный момент</text:p>
          </table:table-cell>
        </table:table-row>
        <table:table-row>
          <table:table-cell table:style-name="Таблица1.A255" office:value-type="string">
            <text:p text:style-name="P833">2908)throughput</text:p>
            <text:p text:style-name="P833"/>
            <text:p text:style-name="P833"/>
            <text:p text:style-name="P174">[ˈθruːput]</text:p>
          </table:table-cell>
          <table:table-cell table:style-name="Таблица1.B2" office:value-type="string">
            <text:p text:style-name="P833">Производительность, пропускная <text:span text:style-name="T38">способность</text:span></text:p>
          </table:table-cell>
        </table:table-row>
        <table:table-row>
          <table:table-cell table:style-name="Таблица1.A255" office:value-type="string">
            <text:p text:style-name="P834">2909)density</text:p>
            <text:p text:style-name="P834"/>
            <text:p text:style-name="P834"/>
            <text:p text:style-name="P175">[ˈden(t)sɪtɪ]</text:p>
          </table:table-cell>
          <table:table-cell table:style-name="Таблица1.B2" office:value-type="string">
            <text:p text:style-name="P834">Плотность</text:p>
          </table:table-cell>
        </table:table-row>
        <table:table-row>
          <table:table-cell table:style-name="Таблица1.A255" office:value-type="string">
            <text:p text:style-name="P835">2910)radical</text:p>
            <text:p text:style-name="P835"/>
            <text:p text:style-name="P835"/>
            <text:p text:style-name="P176">[ˈrædɪk(ə)l]</text:p>
          </table:table-cell>
          <table:table-cell table:style-name="Таблица1.B2" office:value-type="string">
            <text:p text:style-name="P835">Радикал, радикальный</text:p>
          </table:table-cell>
        </table:table-row>
        <table:table-row>
          <table:table-cell table:style-name="Таблица1.A259" office:value-type="string">
            <text:p text:style-name="P836">2911)It will be all plain sailing</text:p>
            <text:p text:style-name="P836"/>
            <text:p text:style-name="P836"/>
            <text:p text:style-name="P177">[ˈseɪlɪŋ]</text:p>
          </table:table-cell>
          <table:table-cell table:style-name="Таблица1.B2" office:value-type="string">
            <text:p text:style-name="P836">Всё пойдёт как по маслу</text:p>
          </table:table-cell>
        </table:table-row>
        <table:table-row>
          <table:table-cell table:style-name="Таблица1.A259" office:value-type="string">
            <text:p text:style-name="P837">2912)resurge</text:p>
            <text:p text:style-name="P837"/>
            <text:p text:style-name="P837"/>
            <text:p text:style-name="P178">[rɪˈsɜːdʒ]</text:p>
          </table:table-cell>
          <table:table-cell table:style-name="Таблица1.B2" office:value-type="string">
            <text:p text:style-name="P837">Возродиться</text:p>
          </table:table-cell>
        </table:table-row>
        <table:table-row>
          <table:table-cell table:style-name="Таблица1.A259" office:value-type="string">
            <text:p text:style-name="P838">2913)incoming</text:p>
            <text:p text:style-name="P838"/>
            <text:p text:style-name="P838"/>
            <text:p text:style-name="P179">[ˈɪnˌkʌmɪŋ]</text:p>
          </table:table-cell>
          <table:table-cell table:style-name="Таблица1.B2" office:value-type="string">
            <text:p text:style-name="P838">Входящий</text:p>
          </table:table-cell>
        </table:table-row>
        <table:table-row>
          <table:table-cell table:style-name="Таблица1.A259" office:value-type="string">
            <text:p text:style-name="P839">2914)raid</text:p>
            <text:p text:style-name="P839"/>
            <text:p text:style-name="P839"/>
            <text:p text:style-name="P180">[reɪd]</text:p>
          </table:table-cell>
          <table:table-cell table:style-name="Таблица1.B2" office:value-type="string">
            <text:p text:style-name="P839">Набег, грабить</text:p>
          </table:table-cell>
        </table:table-row>
        <table:table-row>
          <table:table-cell table:style-name="Таблица1.A263" office:value-type="string">
            <text:p text:style-name="P840">2915)Subject to</text:p>
            <text:p text:style-name="P840"/>
            <text:p text:style-name="P840"/>
            <text:p text:style-name="P840"/>
          </table:table-cell>
          <table:table-cell table:style-name="Таблица1.B2" office:value-type="string">
            <text:p text:style-name="P840">При условии, с учётом</text:p>
          </table:table-cell>
        </table:table-row>
        <table:table-row>
          <table:table-cell table:style-name="Таблица1.A263" office:value-type="string">
            <text:p text:style-name="P841">2916)separate</text:p>
            <text:p text:style-name="P841"/>
            <text:p text:style-name="P841"/>
            <text:p text:style-name="P181">[ˈsep(ə)rət]</text:p>
          </table:table-cell>
          <table:table-cell table:style-name="Таблица1.B2" office:value-type="string">
            <text:p text:style-name="P841">Разделять, отдельный</text:p>
          </table:table-cell>
        </table:table-row>
        <table:table-row>
          <table:table-cell table:style-name="Таблица1.A263" office:value-type="string">
            <text:p text:style-name="P842">2917)normally</text:p>
            <text:p text:style-name="P842"/>
            <text:p text:style-name="P842"/>
            <text:p text:style-name="P182">[ˈnɔːməlɪ]</text:p>
          </table:table-cell>
          <table:table-cell table:style-name="Таблица1.B2" office:value-type="string">
            <text:p text:style-name="P842">Обычно, нормально</text:p>
          </table:table-cell>
        </table:table-row>
        <table:table-row>
          <table:table-cell table:style-name="Таблица1.A263" office:value-type="string">
            <text:p text:style-name="P843">2918)rally</text:p>
            <text:p text:style-name="P843"/>
            <text:p text:style-name="P843"/>
            <text:p text:style-name="P183">[ˈrælɪ]</text:p>
          </table:table-cell>
          <table:table-cell table:style-name="Таблица1.B2" office:value-type="string">
            <text:p text:style-name="P844">Объединение, объединиться </text:p>
          </table:table-cell>
        </table:table-row>
        <table:table-row>
          <table:table-cell table:style-name="Таблица1.A267" office:value-type="string">
            <text:p text:style-name="P845">2919)Compulsory education</text:p>
            <text:p text:style-name="P845"/>
            <text:p text:style-name="P845"/>
            <text:p text:style-name="P184">[kəmˈpʌls(ə)rɪ]</text:p>
          </table:table-cell>
          <table:table-cell table:style-name="Таблица1.B2" office:value-type="string">
            <text:p text:style-name="P845">Обязательное образование</text:p>
          </table:table-cell>
        </table:table-row>
        <table:table-row>
          <table:table-cell table:style-name="Таблица1.A267" office:value-type="string">
            <text:p text:style-name="P846">2920)scratch</text:p>
            <text:p text:style-name="P846"/>
            <text:p text:style-name="P846"/>
            <text:p text:style-name="P185">[skræʧ]</text:p>
          </table:table-cell>
          <table:table-cell table:style-name="Таблица1.B2" office:value-type="string">
            <text:p text:style-name="P846">Рабочая область, царапать, царапина, временный</text:p>
          </table:table-cell>
        </table:table-row>
        <text:soft-page-break/>
        <table:table-row>
          <table:table-cell table:style-name="Таблица1.A267" office:value-type="string">
            <text:p text:style-name="P847">2921)anyway</text:p>
            <text:p text:style-name="P847"/>
            <text:p text:style-name="P847"/>
            <text:p text:style-name="P186">[ˈenɪweɪ]</text:p>
          </table:table-cell>
          <table:table-cell table:style-name="Таблица1.B2" office:value-type="string">
            <text:p text:style-name="P847">В любом случае</text:p>
          </table:table-cell>
        </table:table-row>
        <table:table-row>
          <table:table-cell table:style-name="Таблица1.A267" office:value-type="string">
            <text:p text:style-name="P848">2922)rating</text:p>
            <text:p text:style-name="P848"/>
            <text:p text:style-name="P848"/>
            <text:p text:style-name="P187">[ˈreɪtɪŋ]</text:p>
          </table:table-cell>
          <table:table-cell table:style-name="Таблица1.B2" office:value-type="string">
            <text:p text:style-name="P848">Рейтинг, оценка</text:p>
          </table:table-cell>
        </table:table-row>
        <table:table-row>
          <table:table-cell table:style-name="Таблица1.A271" office:value-type="string">
            <text:p text:style-name="P849">2923)Free education</text:p>
            <text:p text:style-name="P849"/>
            <text:p text:style-name="P849"/>
            <text:p text:style-name="P849"/>
          </table:table-cell>
          <table:table-cell table:style-name="Таблица1.B2" office:value-type="string">
            <text:p text:style-name="P849">Бесплатное образование</text:p>
          </table:table-cell>
        </table:table-row>
        <table:table-row>
          <table:table-cell table:style-name="Таблица1.A271" office:value-type="string">
            <text:p text:style-name="P850">2924)There is</text:p>
            <text:p text:style-name="P850"/>
            <text:p text:style-name="P850"/>
            <text:p text:style-name="P850"/>
          </table:table-cell>
          <table:table-cell table:style-name="Таблица1.B2" office:value-type="string">
            <text:p text:style-name="P850">Есть, имеется</text:p>
          </table:table-cell>
        </table:table-row>
        <table:table-row>
          <table:table-cell table:style-name="Таблица1.A271" office:value-type="string">
            <text:p text:style-name="P851">2925)executable</text:p>
            <text:p text:style-name="P851"/>
            <text:p text:style-name="P851"/>
            <text:p text:style-name="P188">[ˈeksɪkjuːtəbl]</text:p>
          </table:table-cell>
          <table:table-cell table:style-name="Таблица1.B2" office:value-type="string">
            <text:p text:style-name="P851">Выполнимый, исполняемый</text:p>
          </table:table-cell>
        </table:table-row>
        <table:table-row>
          <table:table-cell table:style-name="Таблица1.A271" office:value-type="string">
            <text:p text:style-name="P852">2926)ration</text:p>
            <text:p text:style-name="P852"/>
            <text:p text:style-name="P852"/>
            <text:p text:style-name="P189">[ˈræʃ(ə)n]</text:p>
          </table:table-cell>
          <table:table-cell table:style-name="Таблица1.B2" office:value-type="string">
            <text:p text:style-name="P853">Рацион, <text:span text:style-name="T23">порция, </text:span>нормировать</text:p>
          </table:table-cell>
        </table:table-row>
        <table:table-row>
          <table:table-cell table:style-name="Таблица1.A275" office:value-type="string">
            <text:p text:style-name="P854">2927)trade education</text:p>
            <text:p text:style-name="P854"/>
            <text:p text:style-name="P854"/>
            <text:p text:style-name="P854"/>
          </table:table-cell>
          <table:table-cell table:style-name="Таблица1.B2" office:value-type="string">
            <text:p text:style-name="P854">Специальное образование</text:p>
          </table:table-cell>
        </table:table-row>
        <table:table-row>
          <table:table-cell table:style-name="Таблица1.A275" office:value-type="string">
            <text:p text:style-name="P855">2928)defer</text:p>
            <text:p text:style-name="P855"/>
            <text:p text:style-name="P855"/>
            <text:p text:style-name="P190">[dɪˈfɜː]</text:p>
          </table:table-cell>
          <table:table-cell table:style-name="Таблица1.B2" office:value-type="string">
            <text:p text:style-name="P855">Откладывать, задерживать</text:p>
          </table:table-cell>
        </table:table-row>
        <table:table-row>
          <table:table-cell table:style-name="Таблица1.A275" office:value-type="string">
            <text:p text:style-name="P856">2929)enclose</text:p>
            <text:p text:style-name="P856"/>
            <text:p text:style-name="P856"/>
            <text:p text:style-name="P191">[ɪnˈkləuz]</text:p>
          </table:table-cell>
          <table:table-cell table:style-name="Таблица1.B2" office:value-type="string">
            <text:p text:style-name="P856">Заключать, окружать</text:p>
          </table:table-cell>
        </table:table-row>
        <table:table-row>
          <table:table-cell table:style-name="Таблица1.A275" office:value-type="string">
            <text:p text:style-name="P857">2930)rational</text:p>
            <text:p text:style-name="P857"/>
            <text:p text:style-name="P857"/>
            <text:p text:style-name="P192">[ˈræʃ(ə)n(ə)l]</text:p>
          </table:table-cell>
          <table:table-cell table:style-name="Таблица1.B2" office:value-type="string">
            <text:p text:style-name="P857">Рациональный</text:p>
          </table:table-cell>
        </table:table-row>
        <table:table-row>
          <table:table-cell table:style-name="Таблица1.A279" office:value-type="string">
            <text:p text:style-name="P858">2931)To a hair</text:p>
            <text:p text:style-name="P858"/>
            <text:p text:style-name="P858"/>
            <text:p text:style-name="P858"/>
          </table:table-cell>
          <table:table-cell table:style-name="Таблица1.B2" office:value-type="string">
            <text:p text:style-name="P858">Точь в точь, точно</text:p>
          </table:table-cell>
        </table:table-row>
        <table:table-row>
          <table:table-cell table:style-name="Таблица1.A279" office:value-type="string">
            <text:p text:style-name="P859">2932)extra</text:p>
            <text:p text:style-name="P859"/>
            <text:p text:style-name="P859"/>
            <text:p text:style-name="P193">[ˈekstrə]</text:p>
          </table:table-cell>
          <table:table-cell table:style-name="Таблица1.B2" office:value-type="string">
            <text:p text:style-name="P859">Дополнительно, дополнительный</text:p>
          </table:table-cell>
        </table:table-row>
        <table:table-row>
          <table:table-cell table:style-name="Таблица1.A279" office:value-type="string">
            <text:p text:style-name="P860">2933)unwind</text:p>
            <text:p text:style-name="P860"/>
            <text:p text:style-name="P860"/>
            <text:p text:style-name="P194">[ʌnˈwaɪnd]</text:p>
          </table:table-cell>
          <table:table-cell table:style-name="Таблица1.B2" office:value-type="string">
            <text:p text:style-name="P860">Разворачивать,отдыхать</text:p>
          </table:table-cell>
        </table:table-row>
        <table:table-row>
          <table:table-cell table:style-name="Таблица1.A279" office:value-type="string">
            <text:p text:style-name="P861">2934)rationalization</text:p>
            <text:p text:style-name="P861"><text:soft-page-break/></text:p>
            <text:p text:style-name="P861"/>
            <text:p text:style-name="P195">[ˌræʃ(ə)n(ə)laɪˈzeɪʃ(ə)n]</text:p>
          </table:table-cell>
          <table:table-cell table:style-name="Таблица1.B2" office:value-type="string">
            <text:p text:style-name="P858"/>
            <text:p text:style-name="P862"><text:soft-page-break/>Рационализация</text:p>
          </table:table-cell>
        </table:table-row>
        <table:table-row>
          <table:table-cell table:style-name="Таблица1.A283" office:value-type="string">
            <text:p text:style-name="P863">2935)Keep your hair on!</text:p>
            <text:p text:style-name="P863"/>
            <text:p text:style-name="P863"/>
            <text:p text:style-name="P196">[jɔː]</text:p>
          </table:table-cell>
          <table:table-cell table:style-name="Таблица1.B2" office:value-type="string">
            <text:p text:style-name="P863">Не горячитесь!</text:p>
          </table:table-cell>
        </table:table-row>
        <table:table-row>
          <table:table-cell table:style-name="Таблица1.A283" office:value-type="string">
            <text:p text:style-name="P864">2936)abundance</text:p>
            <text:p text:style-name="P864"/>
            <text:p text:style-name="P864"/>
            <text:p text:style-name="P197">[əˈbʌndən(t)s]</text:p>
          </table:table-cell>
          <table:table-cell table:style-name="Таблица1.B2" office:value-type="string">
            <text:p text:style-name="P864">Изобилие, распространённость </text:p>
          </table:table-cell>
        </table:table-row>
        <table:table-row>
          <table:table-cell table:style-name="Таблица1.A283" office:value-type="string">
            <text:p text:style-name="P865">2937)expose</text:p>
            <text:p text:style-name="P865"/>
            <text:p text:style-name="P865"/>
            <text:p text:style-name="P198">[ɪkˈspəuz]</text:p>
          </table:table-cell>
          <table:table-cell table:style-name="Таблица1.B2" office:value-type="string">
            <text:p text:style-name="P865">Подвергать, представлять в открытом виде</text:p>
          </table:table-cell>
        </table:table-row>
        <table:table-row>
          <table:table-cell table:style-name="Таблица1.A283" office:value-type="string">
            <text:p text:style-name="P866">2938)instance</text:p>
            <text:p text:style-name="P866"/>
            <text:p text:style-name="P866"/>
            <text:p text:style-name="P199">[ˈɪn(t)stən(t)s]</text:p>
          </table:table-cell>
          <table:table-cell table:style-name="Таблица1.B2" office:value-type="string">
            <text:p text:style-name="P866">Экземпляр, пример</text:p>
          </table:table-cell>
        </table:table-row>
        <table:table-row>
          <table:table-cell table:style-name="Таблица1.A285" office:value-type="string">
            <text:p text:style-name="P867">2939)notation</text:p>
            <text:p text:style-name="P867"/>
            <text:p text:style-name="P867"/>
            <text:p text:style-name="P200">[nəuˈteɪʃ(ə)n]</text:p>
          </table:table-cell>
          <table:table-cell table:style-name="Таблица1.B2" office:value-type="string">
            <text:p text:style-name="P867">Запись, обозначение</text:p>
          </table:table-cell>
        </table:table-row>
        <table:table-row>
          <table:table-cell table:style-name="Таблица1.A285" office:value-type="string">
            <text:p text:style-name="P868">2940)reaction</text:p>
            <text:p text:style-name="P868"/>
            <text:p text:style-name="P868"/>
            <text:p text:style-name="P201">[rɪˈækʃ(ə)n]</text:p>
          </table:table-cell>
          <table:table-cell table:style-name="Таблица1.B2" office:value-type="string">
            <text:p text:style-name="P868">Реакция</text:p>
          </table:table-cell>
        </table:table-row>
        <table:table-row>
          <table:table-cell table:style-name="Таблица1.A289" office:value-type="string">
            <text:p text:style-name="P869">2941)Lose heart</text:p>
            <text:p text:style-name="P869"/>
            <text:p text:style-name="P869"/>
            <text:p text:style-name="P869"/>
          </table:table-cell>
          <table:table-cell table:style-name="Таблица1.B2" office:value-type="string">
            <text:p text:style-name="P869">Падать духом</text:p>
          </table:table-cell>
        </table:table-row>
        <table:table-row>
          <table:table-cell table:style-name="Таблица1.A289" office:value-type="string">
            <text:p text:style-name="P870">2942)extract</text:p>
            <text:p text:style-name="P870"/>
            <text:p text:style-name="P870"/>
            <text:p text:style-name="P202">[ɪkˈstrækt]</text:p>
          </table:table-cell>
          <table:table-cell table:style-name="Таблица1.B2" office:value-type="string">
            <text:p text:style-name="P870">Извлекать, извлечение, экстракт</text:p>
          </table:table-cell>
        </table:table-row>
        <table:table-row>
          <table:table-cell table:style-name="Таблица1.A289" office:value-type="string">
            <text:p text:style-name="P871">2943)resume</text:p>
            <text:p text:style-name="P871"/>
            <text:p text:style-name="P871"/>
            <text:p text:style-name="P203">[rɪˈzjuːm]</text:p>
          </table:table-cell>
          <table:table-cell table:style-name="Таблица1.B2" office:value-type="string">
            <text:p text:style-name="P871">Продолжать, резюме</text:p>
          </table:table-cell>
        </table:table-row>
        <table:table-row>
          <table:table-cell table:style-name="Таблица1.A289" office:value-type="string">
            <text:p text:style-name="P872">2944)reactive</text:p>
            <text:p text:style-name="P872"/>
            <text:p text:style-name="P872"/>
            <text:p text:style-name="P204">[rɪˈæktɪv]</text:p>
          </table:table-cell>
          <table:table-cell table:style-name="Таблица1.B2" office:value-type="string">
            <text:p text:style-name="P872">Реактивный</text:p>
          </table:table-cell>
        </table:table-row>
        <table:table-row>
          <table:table-cell table:style-name="Таблица1.A293" office:value-type="string">
            <text:p text:style-name="P873">2945)Take heart</text:p>
            <text:p text:style-name="P873"/>
            <text:p text:style-name="P873"/>
            <text:p text:style-name="P873"/>
          </table:table-cell>
          <table:table-cell table:style-name="Таблица1.B2" office:value-type="string">
            <text:p text:style-name="P873">Мужаться</text:p>
          </table:table-cell>
        </table:table-row>
        <table:table-row>
          <table:table-cell table:style-name="Таблица1.A293" office:value-type="string">
            <text:p text:style-name="P874">2946)underway</text:p>
            <text:p text:style-name="P874"/>
            <text:p text:style-name="P874"/>
            <text:p text:style-name="P205">[ˌʌndəˈweɪ]</text:p>
          </table:table-cell>
          <table:table-cell table:style-name="Таблица1.B2" office:value-type="string">
            <text:p text:style-name="P874">В процессе разработки, в движении</text:p>
          </table:table-cell>
        </table:table-row>
        <table:table-row>
          <table:table-cell table:style-name="Таблица1.A293" office:value-type="string">
            <text:p text:style-name="P875">2947)explanation</text:p>
            <text:p text:style-name="P875"/>
            <text:p text:style-name="P875"><text:soft-page-break/></text:p>
            <text:p text:style-name="P206">[ˌekspləˈneɪʃ(ə)n]</text:p>
          </table:table-cell>
          <table:table-cell table:style-name="Таблица1.B2" office:value-type="string">
            <text:p text:style-name="P873"/>
            <text:p text:style-name="P873"/>
            <text:p text:style-name="P875"><text:soft-page-break/>Объяснение</text:p>
          </table:table-cell>
        </table:table-row>
        <table:table-row>
          <table:table-cell table:style-name="Таблица1.A293" office:value-type="string">
            <text:p text:style-name="P876">2948)realistic</text:p>
            <text:p text:style-name="P876"/>
            <text:p text:style-name="P876"/>
            <text:p text:style-name="P207">[ˌrɪəˈlɪstɪk]</text:p>
          </table:table-cell>
          <table:table-cell table:style-name="Таблица1.B2" office:value-type="string">
            <text:p text:style-name="P876">Реалистично, <text:s/>реалистичный</text:p>
          </table:table-cell>
        </table:table-row>
        <table:table-row>
          <table:table-cell table:style-name="Таблица1.A296" office:value-type="string">
            <text:p text:style-name="P877">2949)trace</text:p>
            <text:p text:style-name="P877"/>
            <text:p text:style-name="P877"/>
            <text:p text:style-name="P208">[treɪs]</text:p>
          </table:table-cell>
          <table:table-cell table:style-name="Таблица1.B2" office:value-type="string">
            <text:p text:style-name="P877">Прослеживать, след, трассировка</text:p>
          </table:table-cell>
        </table:table-row>
        <table:table-row>
          <table:table-cell table:style-name="Таблица1.A296" office:value-type="string">
            <text:p text:style-name="P881">2950)wildcard</text:p>
            <text:p text:style-name="P881"/>
            <text:p text:style-name="P881"/>
            <text:p text:style-name="P878"><text:span text:style-name="T4">[waɪld</text:span><text:span text:style-name="T3">kɑːd</text:span><text:span text:style-name="T4">]</text:span></text:p>
          </table:table-cell>
          <table:table-cell table:style-name="Таблица1.B2" office:value-type="string">
            <text:p text:style-name="P881">Групповой символ</text:p>
          </table:table-cell>
        </table:table-row>
        <table:table-row>
          <table:table-cell table:style-name="Таблица1.A296" office:value-type="string">
            <text:p text:style-name="P882">2951)reality</text:p>
            <text:p text:style-name="P882"/>
            <text:p text:style-name="P882"/>
            <text:p text:style-name="P209">[rɪˈælətɪ]</text:p>
          </table:table-cell>
          <table:table-cell table:style-name="Таблица1.B2" office:value-type="string">
            <text:p text:style-name="P882">Реальность</text:p>
          </table:table-cell>
        </table:table-row>
        <table:table-row>
          <table:table-cell table:style-name="Таблица1.A299" office:value-type="string">
            <text:p text:style-name="P883">2952)conjunction</text:p>
            <text:p text:style-name="P883"/>
            <text:p text:style-name="P883"/>
            <text:p text:style-name="P210">[kənˈʤʌŋkʃ(ə)n]</text:p>
          </table:table-cell>
          <table:table-cell table:style-name="Таблица1.B2" office:value-type="string">
            <text:p text:style-name="P883">Логическое умножение, соединение, союз</text:p>
          </table:table-cell>
        </table:table-row>
        <table:table-row>
          <table:table-cell table:style-name="Таблица1.A299" office:value-type="string">
            <text:p text:style-name="P884">2953)snippet</text:p>
            <text:p text:style-name="P884"/>
            <text:p text:style-name="P884"/>
            <text:p text:style-name="P211">[ˈsnɪpɪt]</text:p>
          </table:table-cell>
          <table:table-cell table:style-name="Таблица1.B2" office:value-type="string">
            <text:p text:style-name="P884">Отрывок, фрагмент</text:p>
          </table:table-cell>
        </table:table-row>
        <table:table-row>
          <table:table-cell table:style-name="Таблица1.A299" office:value-type="string">
            <text:p text:style-name="P885">2954)realization</text:p>
            <text:p text:style-name="P885"/>
            <text:p text:style-name="P885"/>
            <text:p text:style-name="P212">[ˌrɪəlaɪˈzeɪʃ(ə)n]</text:p>
          </table:table-cell>
          <table:table-cell table:style-name="Таблица1.B2" office:value-type="string">
            <text:p text:style-name="P885">Понимание, реализация</text:p>
          </table:table-cell>
        </table:table-row>
        <table:table-row>
          <table:table-cell table:style-name="Таблица1.A303" office:value-type="string">
            <text:p text:style-name="P886">2955)Let alone</text:p>
            <text:p text:style-name="P886"/>
            <text:p text:style-name="P886"/>
            <text:p text:style-name="P886"/>
          </table:table-cell>
          <table:table-cell table:style-name="Таблица1.B2" office:value-type="string">
            <text:p text:style-name="P886">Не говоря уже о, оставлять в покое</text:p>
          </table:table-cell>
        </table:table-row>
        <table:table-row>
          <table:table-cell table:style-name="Таблица1.A303" office:value-type="string">
            <text:p text:style-name="P887">2956)indentation</text:p>
            <text:p text:style-name="P887"/>
            <text:p text:style-name="P887"/>
            <text:p text:style-name="P213">[ˌɪndenˈteɪʃ(ə)n]</text:p>
          </table:table-cell>
          <table:table-cell table:style-name="Таблица1.B2" office:value-type="string">
            <text:p text:style-name="P887">Отступ</text:p>
          </table:table-cell>
        </table:table-row>
        <table:table-row>
          <table:table-cell table:style-name="Таблица1.A303" office:value-type="string">
            <text:p text:style-name="P888">2957)jiffy</text:p>
            <text:p text:style-name="P888"/>
            <text:p text:style-name="P888"/>
            <text:p text:style-name="P214">[ˈʤɪf(ɪ)]</text:p>
          </table:table-cell>
          <table:table-cell table:style-name="Таблица1.B2" office:value-type="string">
            <text:p text:style-name="P888">Тик, миг</text:p>
          </table:table-cell>
        </table:table-row>
        <table:table-row>
          <table:table-cell table:style-name="Таблица1.A303" office:value-type="string">
            <text:p text:style-name="P889"><text:span text:style-name="T25">2958)</text:span>yield</text:p>
            <text:p text:style-name="P886"/>
            <text:p text:style-name="P886"/>
            <text:p text:style-name="P215">[jiːld]</text:p>
          </table:table-cell>
          <table:table-cell table:style-name="Таблица1.B2" office:value-type="string">
            <text:p text:style-name="P889">Выдавать, дохо<text:span text:style-name="T24">д, урожай</text:span></text:p>
          </table:table-cell>
        </table:table-row>
        <table:table-row>
          <table:table-cell table:style-name="Таблица1.A305" office:value-type="string">
            <text:p text:style-name="P890">2959)refine</text:p>
            <text:p text:style-name="P890"/>
            <text:p text:style-name="P890"/>
            <text:p text:style-name="P216">[rɪˈfaɪn]</text:p>
          </table:table-cell>
          <table:table-cell table:style-name="Таблица1.B2" office:value-type="string">
            <text:p text:style-name="P890">Совершенствовать, детализировать</text:p>
          </table:table-cell>
        </table:table-row>
        <table:table-row>
          <table:table-cell table:style-name="Таблица1.A305" office:value-type="string">
            <text:p text:style-name="P891">2960)recommendation</text:p>
            <text:p text:style-name="P891"/>
            <text:p text:style-name="P891"/>
            <text:p text:style-name="P217"><text:soft-page-break/>[ˌrekəmenˈdeɪʃ(ə)n]</text:p>
          </table:table-cell>
          <table:table-cell table:style-name="Таблица1.B2" office:value-type="string">
            <text:p text:style-name="P886"/>
            <text:p text:style-name="P886"/>
            <text:p text:style-name="P886"/>
            <text:p text:style-name="P892"><text:soft-page-break/>Рекомендация</text:p>
          </table:table-cell>
        </table:table-row>
        <table:table-row>
          <table:table-cell table:style-name="Таблица1.A309" office:value-type="string">
            <text:p text:style-name="P893">2961)Leave alone</text:p>
            <text:p text:style-name="P893"/>
            <text:p text:style-name="P893"/>
            <text:p text:style-name="P893"/>
          </table:table-cell>
          <table:table-cell table:style-name="Таблица1.B2" office:value-type="string">
            <text:p text:style-name="P894">Оставлять в покое</text:p>
          </table:table-cell>
        </table:table-row>
        <table:table-row>
          <table:table-cell table:style-name="Таблица1.A309" office:value-type="string">
            <text:p text:style-name="P895">2962)clause</text:p>
            <text:p text:style-name="P895"/>
            <text:p text:style-name="P895"/>
            <text:p text:style-name="P218">[klɔːz]</text:p>
          </table:table-cell>
          <table:table-cell table:style-name="Таблица1.B2" office:value-type="string">
            <text:p text:style-name="P895">Пункт, оговорка, оператор, формула</text:p>
          </table:table-cell>
        </table:table-row>
        <table:table-row>
          <table:table-cell table:style-name="Таблица1.A309" office:value-type="string">
            <text:p text:style-name="P896">2963)nine</text:p>
            <text:p text:style-name="P896"/>
            <text:p text:style-name="P896"/>
            <text:p text:style-name="P219">[naɪn]</text:p>
          </table:table-cell>
          <table:table-cell table:style-name="Таблица1.B2" office:value-type="string">
            <text:p text:style-name="P896">Девять</text:p>
          </table:table-cell>
        </table:table-row>
        <table:table-row>
          <table:table-cell table:style-name="Таблица1.A309" office:value-type="string">
            <text:p text:style-name="P897">2964)reconstruction</text:p>
            <text:p text:style-name="P897"/>
            <text:p text:style-name="P897"/>
            <text:p text:style-name="P220">[ˌriːk(ə)nˈstrʌkʃ(ə)n]</text:p>
          </table:table-cell>
          <table:table-cell table:style-name="Таблица1.B2" office:value-type="string">
            <text:p text:style-name="P897">Восстановление</text:p>
          </table:table-cell>
        </table:table-row>
        <table:table-row>
          <table:table-cell table:style-name="Таблица1.A313" office:value-type="string">
            <text:p text:style-name="P898">2965)Many happy returns!</text:p>
            <text:p text:style-name="P898"/>
            <text:p text:style-name="P898"/>
            <text:p text:style-name="P898"/>
          </table:table-cell>
          <table:table-cell table:style-name="Таблица1.B2" office:value-type="string">
            <text:p text:style-name="P898">С днём рождения!</text:p>
          </table:table-cell>
        </table:table-row>
        <table:table-row>
          <table:table-cell table:style-name="Таблица1.A313" office:value-type="string">
            <text:p text:style-name="P899">2966)regardless</text:p>
            <text:p text:style-name="P899"/>
            <text:p text:style-name="P899"/>
            <text:p text:style-name="P221">[rɪˈgɑːdləs]</text:p>
          </table:table-cell>
          <table:table-cell table:style-name="Таблица1.B2" office:value-type="string">
            <text:p text:style-name="P899">Несмотря на</text:p>
          </table:table-cell>
        </table:table-row>
        <table:table-row table:style-name="Таблица1.312">
          <table:table-cell table:style-name="Таблица1.A313" office:value-type="string">
            <text:p text:style-name="P900">2967)discard</text:p>
            <text:p text:style-name="P900"/>
            <text:p text:style-name="P900"/>
            <text:p text:style-name="P222">[ˈdɪskɑːd]</text:p>
          </table:table-cell>
          <table:table-cell table:style-name="Таблица1.B2" office:value-type="string">
            <text:p text:style-name="P900">Отбрасывать, игнорировать</text:p>
          </table:table-cell>
        </table:table-row>
        <table:table-row>
          <table:table-cell table:style-name="Таблица1.A313" office:value-type="string">
            <text:p text:style-name="P901">2968)recreation</text:p>
            <text:p text:style-name="P901"/>
            <text:p text:style-name="P901"/>
            <text:p text:style-name="P223">[ˌrɪekrɪˈeɪʃ(ə)n]</text:p>
          </table:table-cell>
          <table:table-cell table:style-name="Таблица1.B2" office:value-type="string">
            <text:p text:style-name="P901">Отдых</text:p>
          </table:table-cell>
        </table:table-row>
        <table:table-row>
          <table:table-cell table:style-name="Таблица1.A317" office:value-type="string">
            <text:p text:style-name="P902">2969)In the afternoon</text:p>
            <text:p text:style-name="P902"/>
            <text:p text:style-name="P902"/>
            <text:p text:style-name="P902"/>
          </table:table-cell>
          <table:table-cell table:style-name="Таблица1.B2" office:value-type="string">
            <text:p text:style-name="P902">Днём, после полудня</text:p>
          </table:table-cell>
        </table:table-row>
        <table:table-row>
          <table:table-cell table:style-name="Таблица1.A317" office:value-type="string">
            <text:p text:style-name="P903">2970)tally</text:p>
            <text:p text:style-name="P903"/>
            <text:p text:style-name="P903"/>
            <text:p text:style-name="P224">[ˈtælɪ]</text:p>
          </table:table-cell>
          <table:table-cell table:style-name="Таблица1.B2" office:value-type="string">
            <text:p text:style-name="P903">Бирка, единица счёта, считать</text:p>
          </table:table-cell>
        </table:table-row>
        <table:table-row>
          <table:table-cell table:style-name="Таблица1.A317" office:value-type="string">
            <text:p text:style-name="P904">2971)ascend</text:p>
            <text:p text:style-name="P904"/>
            <text:p text:style-name="P904"/>
            <text:p text:style-name="P225">[əˈsend]</text:p>
          </table:table-cell>
          <table:table-cell table:style-name="Таблица1.B2" office:value-type="string">
            <text:p text:style-name="P904">Подниматься, взойти</text:p>
          </table:table-cell>
        </table:table-row>
        <table:table-row>
          <table:table-cell table:style-name="Таблица1.A317" office:value-type="string">
            <text:p text:style-name="P905">2972)rector</text:p>
            <text:p text:style-name="P905"/>
            <text:p text:style-name="P905"/>
            <text:p text:style-name="P226">[ˈrektə]</text:p>
          </table:table-cell>
          <table:table-cell table:style-name="Таблица1.B2" office:value-type="string">
            <text:p text:style-name="P905">Ректор</text:p>
          </table:table-cell>
        </table:table-row>
        <table:table-row>
          <table:table-cell table:style-name="Таблица1.A321" office:value-type="string">
            <text:p text:style-name="P906">2973)descend</text:p>
            <text:p text:style-name="P906"/>
            <text:p text:style-name="P906"/>
            <text:p text:style-name="P227">[dɪˈsend]</text:p>
          </table:table-cell>
          <table:table-cell table:style-name="Таблица1.B2" office:value-type="string">
            <text:p text:style-name="P907">Сходить, снижаться</text:p>
          </table:table-cell>
        </table:table-row>
        <text:soft-page-break/>
        <table:table-row>
          <table:table-cell table:style-name="Таблица1.A321" office:value-type="string">
            <text:p text:style-name="P908">2974)membership</text:p>
            <text:p text:style-name="P908"/>
            <text:p text:style-name="P908"/>
            <text:p text:style-name="P228">[ˈmembəʃɪp]</text:p>
          </table:table-cell>
          <table:table-cell table:style-name="Таблица1.B2" office:value-type="string">
            <text:p text:style-name="P908">Членство, членский</text:p>
          </table:table-cell>
        </table:table-row>
        <table:table-row>
          <table:table-cell table:style-name="Таблица1.A321" office:value-type="string">
            <text:p text:style-name="P909">2975)numerical</text:p>
            <text:p text:style-name="P909"/>
            <text:p text:style-name="P909"/>
            <text:p text:style-name="P229">[njuːˈmerɪkl]</text:p>
          </table:table-cell>
          <table:table-cell table:style-name="Таблица1.B2" office:value-type="string">
            <text:p text:style-name="P909">Численный, цифровой</text:p>
          </table:table-cell>
        </table:table-row>
        <table:table-row>
          <table:table-cell table:style-name="Таблица1.A321" office:value-type="string">
            <text:p text:style-name="P910">2976)dash</text:p>
            <text:p text:style-name="P910"/>
            <text:p text:style-name="P910"/>
            <text:p text:style-name="P230">[dæʃ]</text:p>
          </table:table-cell>
          <table:table-cell table:style-name="Таблица1.B2" office:value-type="string">
            <text:p text:style-name="P910">Рывок, тире</text:p>
          </table:table-cell>
        </table:table-row>
        <table:table-row>
          <table:table-cell table:style-name="Таблица1.A323" office:value-type="string">
            <text:p text:style-name="P911">2977)preceding</text:p>
            <text:p text:style-name="P911"/>
            <text:p text:style-name="P911"/>
            <text:p text:style-name="P231">[priːˈsiːdɪŋ]</text:p>
          </table:table-cell>
          <table:table-cell table:style-name="Таблица1.B2" office:value-type="string">
            <text:p text:style-name="P911">Предыдущий</text:p>
          </table:table-cell>
        </table:table-row>
        <table:table-row>
          <table:table-cell table:style-name="Таблица1.A323" office:value-type="string">
            <text:p text:style-name="P912">2978)relevance</text:p>
            <text:p text:style-name="P912"/>
            <text:p text:style-name="P912"/>
            <text:p text:style-name="P232">[ˈreləvən(t)s]</text:p>
          </table:table-cell>
          <table:table-cell table:style-name="Таблица1.B2" office:value-type="string">
            <text:p text:style-name="P912">Релевантность, уместность</text:p>
          </table:table-cell>
        </table:table-row>
        <table:table-row>
          <table:table-cell table:style-name="Таблица1.A325" office:value-type="string">
            <text:p text:style-name="P913">2979)invitation</text:p>
            <text:p text:style-name="P913"/>
            <text:p text:style-name="P913"/>
            <text:p text:style-name="P233">[ˌɪnvɪˈteɪʃ(ə)n]</text:p>
          </table:table-cell>
          <table:table-cell table:style-name="Таблица1.B2" office:value-type="string">
            <text:p text:style-name="P913">Приглашение</text:p>
          </table:table-cell>
        </table:table-row>
        <table:table-row>
          <table:table-cell table:style-name="Таблица1.A325" office:value-type="string">
            <text:p text:style-name="P914">2980)brisk pace</text:p>
            <text:p text:style-name="P914"/>
            <text:p text:style-name="P914"/>
            <text:p text:style-name="P914"/>
          </table:table-cell>
          <table:table-cell table:style-name="Таблица1.B2" office:value-type="string">
            <text:p text:style-name="P914">Быстрый шаг</text:p>
          </table:table-cell>
        </table:table-row>
        <table:table-row>
          <table:table-cell table:style-name="Таблица1.A327" office:value-type="string">
            <text:p text:style-name="P915">2981)In many ways</text:p>
            <text:p text:style-name="P915"/>
            <text:p text:style-name="P915"/>
            <text:p text:style-name="P915"/>
          </table:table-cell>
          <table:table-cell table:style-name="Таблица1.B2" office:value-type="string">
            <text:p text:style-name="P915">Во многих отношениях</text:p>
          </table:table-cell>
        </table:table-row>
        <table:table-row>
          <table:table-cell table:style-name="Таблица1.A327" office:value-type="string">
            <text:p text:style-name="P916">2982)dissimilar</text:p>
            <text:p text:style-name="P916"/>
            <text:p text:style-name="P916"/>
            <text:p text:style-name="P234">[ˌdɪˈsɪmɪlə]</text:p>
          </table:table-cell>
          <table:table-cell table:style-name="Таблица1.B2" office:value-type="string">
            <text:p text:style-name="P916">Разнородный, несхожий</text:p>
          </table:table-cell>
        </table:table-row>
        <table:table-row>
          <table:table-cell table:style-name="Таблица1.A329" office:value-type="string">
            <text:p text:style-name="P917">2983)By comparison</text:p>
            <text:p text:style-name="P917"/>
            <text:p text:style-name="P917"/>
            <text:p text:style-name="P235">[kəmˈpærɪs(ə)n]</text:p>
          </table:table-cell>
          <table:table-cell table:style-name="Таблица1.B2" office:value-type="string">
            <text:p text:style-name="P917">Для сравнения, при сравнении</text:p>
          </table:table-cell>
        </table:table-row>
        <table:table-row>
          <table:table-cell table:style-name="Таблица1.A329" office:value-type="string">
            <text:p text:style-name="P918">2984)commonly</text:p>
            <text:p text:style-name="P918"/>
            <text:p text:style-name="P918"/>
            <text:p text:style-name="P236">[ˈkɔmənlɪ]</text:p>
          </table:table-cell>
          <table:table-cell table:style-name="Таблица1.B2" office:value-type="string">
            <text:p text:style-name="P918">Обычно</text:p>
          </table:table-cell>
        </table:table-row>
        <table:table-row>
          <table:table-cell table:style-name="Таблица1.A332" office:value-type="string">
            <text:p text:style-name="P919">2985)<text:span text:style-name="T27">numerous</text:span></text:p>
            <text:p text:style-name="P919"/>
            <text:p text:style-name="P919"/>
            <text:p text:style-name="P237">[ˈnjuːm(ə)rəs]</text:p>
          </table:table-cell>
          <table:table-cell table:style-name="Таблица1.B2" office:value-type="string">
            <text:p text:style-name="P920">Многие, многочисленный</text:p>
          </table:table-cell>
        </table:table-row>
        <table:table-row>
          <table:table-cell table:style-name="Таблица1.A332" office:value-type="string">
            <text:p text:style-name="P921">2986)glue</text:p>
            <text:p text:style-name="P921"/>
            <text:p text:style-name="P921"/>
            <text:p text:style-name="P238">[gluː]</text:p>
          </table:table-cell>
          <table:table-cell table:style-name="Таблица1.B2" office:value-type="string">
            <text:p text:style-name="P921">Связующий элемент, клей, клеевой, клеить </text:p>
          </table:table-cell>
        </table:table-row>
        <table:table-row>
          <table:table-cell table:style-name="Таблица1.A332" office:value-type="string">
            <text:p text:style-name="P922">2987)mandatory</text:p>
            <text:p text:style-name="P922"><text:soft-page-break/></text:p>
            <text:p text:style-name="P922"/>
            <text:p text:style-name="P239">[ˈmændət(ə)rɪ]</text:p>
          </table:table-cell>
          <table:table-cell table:style-name="Таблица1.B2" office:value-type="string">
            <text:p text:style-name="P902"/>
            <text:p text:style-name="P922"><text:soft-page-break/>Обязательный</text:p>
          </table:table-cell>
        </table:table-row>
        <table:table-row>
          <table:table-cell table:style-name="Таблица1.A335" office:value-type="string">
            <text:p text:style-name="P923">2988)linefeed</text:p>
            <text:p text:style-name="P923"/>
            <text:p text:style-name="P923"/>
            <text:p text:style-name="P923"/>
          </table:table-cell>
          <table:table-cell table:style-name="Таблица1.B2" office:value-type="string">
            <text:p text:style-name="P923">Перевод строки</text:p>
          </table:table-cell>
        </table:table-row>
        <table:table-row>
          <table:table-cell table:style-name="Таблица1.A335" office:value-type="string">
            <text:p text:style-name="P924">2989)judgment</text:p>
            <text:p text:style-name="P924"/>
            <text:p text:style-name="P924"/>
            <text:p text:style-name="P240">[ˈʤʌʤmənt]</text:p>
          </table:table-cell>
          <table:table-cell table:style-name="Таблица1.B2" office:value-type="string">
            <text:p text:style-name="P924">Мнение, приговор</text:p>
          </table:table-cell>
        </table:table-row>
        <table:table-row>
          <table:table-cell table:style-name="Таблица1.A335" office:value-type="string">
            <text:p text:style-name="P925">2990)relatively</text:p>
            <text:p text:style-name="P925"/>
            <text:p text:style-name="P925"/>
            <text:p text:style-name="P241">[ˈrelətɪvlɪ]</text:p>
          </table:table-cell>
          <table:table-cell table:style-name="Таблица1.B2" office:value-type="string">
            <text:p text:style-name="P925">Относительно</text:p>
          </table:table-cell>
        </table:table-row>
        <table:table-row>
          <table:table-cell table:style-name="Таблица1.A337" office:value-type="string">
            <text:p text:style-name="P926">2991)whereas</text:p>
            <text:p text:style-name="P926"/>
            <text:p text:style-name="P926"/>
            <text:p text:style-name="P242">[(h)wɛəˈræz]</text:p>
          </table:table-cell>
          <table:table-cell table:style-name="Таблица1.B2" office:value-type="string">
            <text:p text:style-name="P926">В то время как</text:p>
          </table:table-cell>
        </table:table-row>
        <table:table-row>
          <table:table-cell table:style-name="Таблица1.A337" office:value-type="string">
            <text:p text:style-name="P927">2992)discourage</text:p>
            <text:p text:style-name="P927"/>
            <text:p text:style-name="P927"/>
            <text:p text:style-name="P243">[dɪsˈkʌrɪʤ]</text:p>
          </table:table-cell>
          <table:table-cell table:style-name="Таблица1.B2" office:value-type="string">
            <text:p text:style-name="P927">Отговаривать, удручать</text:p>
          </table:table-cell>
        </table:table-row>
        <table:table-row>
          <table:table-cell table:style-name="Таблица1.A340" office:value-type="string">
            <text:p text:style-name="P928">2993)transient</text:p>
            <text:p text:style-name="P928"/>
            <text:p text:style-name="P928"/>
            <text:p text:style-name="P244">[ˈtrænzɪənt]</text:p>
          </table:table-cell>
          <table:table-cell table:style-name="Таблица1.B2" office:value-type="string">
            <text:p text:style-name="P929">Временный, переходный, импульсная помеха</text:p>
          </table:table-cell>
        </table:table-row>
        <table:table-row>
          <table:table-cell table:style-name="Таблица1.A340" office:value-type="string">
            <text:p text:style-name="P930">2994)split</text:p>
            <text:p text:style-name="P930"/>
            <text:p text:style-name="P930"/>
            <text:p text:style-name="P245">[splɪt]</text:p>
          </table:table-cell>
          <table:table-cell table:style-name="Таблица1.B2" office:value-type="string">
            <text:p text:style-name="P930">Разделять, раскол</text:p>
          </table:table-cell>
        </table:table-row>
        <table:table-row>
          <table:table-cell table:style-name="Таблица1.A340" office:value-type="string">
            <text:p text:style-name="P931">2995)recipe</text:p>
            <text:p text:style-name="P931"/>
            <text:p text:style-name="P931"/>
            <text:p text:style-name="P246">[ˈresɪpɪ]</text:p>
          </table:table-cell>
          <table:table-cell table:style-name="Таблица1.B2" office:value-type="string">
            <text:p text:style-name="P931">Рецепт</text:p>
          </table:table-cell>
        </table:table-row>
        <table:table-row>
          <table:table-cell table:style-name="Таблица1.A341" office:value-type="string">
            <text:p text:style-name="P932">2996)snapshot</text:p>
            <text:p text:style-name="P932"/>
            <text:p text:style-name="P932"/>
            <text:p text:style-name="P247">[ˈsnæpʃɔt]</text:p>
          </table:table-cell>
          <table:table-cell table:style-name="Таблица1.B2" office:value-type="string">
            <text:p text:style-name="P932">Снимок, копия экрана</text:p>
          </table:table-cell>
        </table:table-row>
        <table:table-row>
          <table:table-cell table:style-name="Таблица1.A345" office:value-type="string">
            <text:p text:style-name="P933">2997)feasible</text:p>
            <text:p text:style-name="P933"/>
            <text:p text:style-name="P933"/>
            <text:p text:style-name="P248">[ˈfiːzəbl]</text:p>
          </table:table-cell>
          <table:table-cell table:style-name="Таблица1.B2" office:value-type="string">
            <text:p text:style-name="P933">Осуществимый, <text:span text:style-name="T28">возможный</text:span></text:p>
          </table:table-cell>
        </table:table-row>
        <table:table-row>
          <table:table-cell table:style-name="Таблица1.A345" office:value-type="string">
            <text:p text:style-name="P934">2998)for the sake of simplicity</text:p>
            <text:p text:style-name="P934"/>
            <text:p text:style-name="P934"/>
            <text:p text:style-name="P879"><text:span text:style-name="T5">[seɪk]</text:span><text:span text:style-name="T3">[sɪmˈplɪsətɪ]</text:span></text:p>
          </table:table-cell>
          <table:table-cell table:style-name="Таблица1.B2" office:value-type="string">
            <text:p text:style-name="P934">Для простоты</text:p>
          </table:table-cell>
        </table:table-row>
        <table:table-row>
          <table:table-cell table:style-name="Таблица1.A345" office:value-type="string">
            <text:p text:style-name="P935">2999)grant</text:p>
            <text:p text:style-name="P935"/>
            <text:p text:style-name="P935"/>
            <text:p text:style-name="P249">[grɑːnt]</text:p>
          </table:table-cell>
          <table:table-cell table:style-name="Таблица1.B2" office:value-type="string">
            <text:p text:style-name="P935">Предоставление, предоставлять, грант, дар</text:p>
          </table:table-cell>
        </table:table-row>
        <table:table-row>
          <table:table-cell table:style-name="Таблица1.A345" office:value-type="string">
            <text:p text:style-name="P936">3000)encounter</text:p>
            <text:p text:style-name="P936"/>
            <text:p text:style-name="P936"><text:soft-page-break/></text:p>
            <text:p text:style-name="P250">[ɪnˈkauntə]</text:p>
          </table:table-cell>
          <table:table-cell table:style-name="Таблица1.B2" office:value-type="string">
            <text:p text:style-name="P933"/>
            <text:p text:style-name="P933"/>
            <text:p text:style-name="P937"><text:soft-page-break/>Сталкиваться, столкновение</text:p>
          </table:table-cell>
        </table:table-row>
        <table:table-row>
          <table:table-cell table:style-name="Таблица1.A347" office:value-type="string">
            <text:p text:style-name="P938">3001)gather</text:p>
            <text:p text:style-name="P938"/>
            <text:p text:style-name="P938"/>
            <text:p text:style-name="P251">[ˈgæðə]</text:p>
          </table:table-cell>
          <table:table-cell table:style-name="Таблица1.B2" office:value-type="string">
            <text:p text:style-name="P938">Сбор, собирать, собираться</text:p>
          </table:table-cell>
        </table:table-row>
        <table:table-row>
          <table:table-cell table:style-name="Таблица1.A347" office:value-type="string">
            <text:p text:style-name="P939">3002)referee</text:p>
            <text:p text:style-name="P939"/>
            <text:p text:style-name="P939"/>
            <text:p text:style-name="P252">[ˌref(ə)ˈriː]</text:p>
          </table:table-cell>
          <table:table-cell table:style-name="Таблица1.B2" office:value-type="string">
            <text:p text:style-name="P940">Арбитр, судить</text:p>
          </table:table-cell>
        </table:table-row>
        <table:table-row>
          <table:table-cell table:style-name="Таблица1.A351" office:value-type="string">
            <text:p text:style-name="P941">3003)Attract attention</text:p>
            <text:p text:style-name="P941"/>
            <text:p text:style-name="P941"/>
            <text:p text:style-name="P253">[əˈtrækt]</text:p>
          </table:table-cell>
          <table:table-cell table:style-name="Таблица1.B2" office:value-type="string">
            <text:p text:style-name="P941">Привлекать внимание</text:p>
          </table:table-cell>
        </table:table-row>
        <table:table-row>
          <table:table-cell table:style-name="Таблица1.A351" office:value-type="string">
            <text:p text:style-name="P942">3004)make up</text:p>
            <text:p text:style-name="P942"/>
            <text:p text:style-name="P942"/>
            <text:p text:style-name="P942"/>
          </table:table-cell>
          <table:table-cell table:style-name="Таблица1.B2" office:value-type="string">
            <text:p text:style-name="P943">Составлять, компенсировать, пополнять</text:p>
          </table:table-cell>
        </table:table-row>
        <table:table-row>
          <table:table-cell table:style-name="Таблица1.A351" office:value-type="string">
            <text:p text:style-name="P944">3005)factor out</text:p>
            <text:p text:style-name="P944"/>
            <text:p text:style-name="P944"/>
            <text:p text:style-name="P944"/>
          </table:table-cell>
          <table:table-cell table:style-name="Таблица1.B2" office:value-type="string">
            <text:p text:style-name="P944">Выносить за скобки</text:p>
          </table:table-cell>
        </table:table-row>
        <table:table-row>
          <table:table-cell table:style-name="Таблица1.A351" office:value-type="string">
            <text:p text:style-name="P945">3006)reflective</text:p>
            <text:p text:style-name="P945"/>
            <text:p text:style-name="P945"/>
            <text:p text:style-name="P254">[rɪˈflektɪv]</text:p>
          </table:table-cell>
          <table:table-cell table:style-name="Таблица1.B2" office:value-type="string">
            <text:p text:style-name="P945">Отражающий</text:p>
          </table:table-cell>
        </table:table-row>
        <table:table-row>
          <table:table-cell table:style-name="Таблица1.A355" office:value-type="string">
            <text:p text:style-name="P946">3007)Pay attention</text:p>
            <text:p text:style-name="P946"/>
            <text:p text:style-name="P946"/>
            <text:p text:style-name="P946"/>
          </table:table-cell>
          <table:table-cell table:style-name="Таблица1.B2" office:value-type="string">
            <text:p text:style-name="P946">Обращать внимание</text:p>
          </table:table-cell>
        </table:table-row>
        <table:table-row>
          <table:table-cell table:style-name="Таблица1.A355" office:value-type="string">
            <text:p text:style-name="P947">3008)outgoing</text:p>
            <text:p text:style-name="P947"/>
            <text:p text:style-name="P947"/>
            <text:p text:style-name="P255">[ˌautˈgəuɪŋ]</text:p>
          </table:table-cell>
          <table:table-cell table:style-name="Таблица1.B2" office:value-type="string">
            <text:p text:style-name="P947">Исходящий, уходящий</text:p>
          </table:table-cell>
        </table:table-row>
        <table:table-row>
          <table:table-cell table:style-name="Таблица1.A355" office:value-type="string">
            <text:p text:style-name="P948">3009)spew</text:p>
            <text:p text:style-name="P948"/>
            <text:p text:style-name="P948"/>
            <text:p text:style-name="P256">[spjuː]</text:p>
          </table:table-cell>
          <table:table-cell table:style-name="Таблица1.B2" office:value-type="string">
            <text:p text:style-name="P948">Изрыгать, блевать</text:p>
          </table:table-cell>
        </table:table-row>
        <table:table-row>
          <table:table-cell table:style-name="Таблица1.A355" office:value-type="string">
            <text:p text:style-name="P949">3010)reform</text:p>
            <text:p text:style-name="P949"/>
            <text:p text:style-name="P949"/>
            <text:p text:style-name="P257">[rɪˈfɔːm]</text:p>
          </table:table-cell>
          <table:table-cell table:style-name="Таблица1.B2" office:value-type="string">
            <text:p text:style-name="P949">Реформа, рефо<text:span text:style-name="T35">р</text:span>мировать</text:p>
          </table:table-cell>
        </table:table-row>
        <table:table-row>
          <table:table-cell table:style-name="Таблица1.A359" office:value-type="string">
            <text:p text:style-name="P950">3011)Put one's foot down</text:p>
            <text:p text:style-name="P950"/>
            <text:p text:style-name="P950"/>
            <text:p text:style-name="P950"/>
          </table:table-cell>
          <table:table-cell table:style-name="Таблица1.B2" office:value-type="string">
            <text:p text:style-name="P950">Принимать твёрдое решение</text:p>
          </table:table-cell>
        </table:table-row>
        <table:table-row>
          <table:table-cell table:style-name="Таблица1.A359" office:value-type="string">
            <text:p text:style-name="P951">3012)make sure</text:p>
            <text:p text:style-name="P951"/>
            <text:p text:style-name="P951"/>
            <text:p text:style-name="P951"/>
          </table:table-cell>
          <table:table-cell table:style-name="Таблица1.B2" office:value-type="string">
            <text:p text:style-name="P951">Гарантировать, убедиться</text:p>
          </table:table-cell>
        </table:table-row>
        <table:table-row>
          <table:table-cell table:style-name="Таблица1.A359" office:value-type="string">
            <text:p text:style-name="P952">3013)mainly</text:p>
            <text:p text:style-name="P952"/>
            <text:p text:style-name="P952"/>
            <text:p text:style-name="P258"><text:soft-page-break/>[ˈmeɪnlɪ]</text:p>
          </table:table-cell>
          <table:table-cell table:style-name="Таблица1.B2" office:value-type="string">
            <text:p text:style-name="P950"/>
            <text:p text:style-name="P950"/>
            <text:p text:style-name="P950"/>
            <text:p text:style-name="P952"><text:soft-page-break/>Главным образом</text:p>
          </table:table-cell>
        </table:table-row>
        <table:table-row>
          <table:table-cell table:style-name="Таблица1.A359" office:value-type="string">
            <text:p text:style-name="P953">3014)adult</text:p>
            <text:p text:style-name="P953"/>
            <text:p text:style-name="P953"/>
            <text:p text:style-name="P259">[ˈædʌlt]</text:p>
          </table:table-cell>
          <table:table-cell table:style-name="Таблица1.B2" office:value-type="string">
            <text:p text:style-name="P953">Взрослый, для взрослых</text:p>
          </table:table-cell>
        </table:table-row>
        <table:table-row>
          <table:table-cell table:style-name="Таблица1.A361" office:value-type="string">
            <text:p text:style-name="P954">3015)defense</text:p>
            <text:p text:style-name="P954"/>
            <text:p text:style-name="P954"/>
            <text:p text:style-name="P260">[dɪˈfen(t)s]</text:p>
          </table:table-cell>
          <table:table-cell table:style-name="Таблица1.B2" office:value-type="string">
            <text:p text:style-name="P955">Защита</text:p>
          </table:table-cell>
        </table:table-row>
        <table:table-row>
          <table:table-cell table:style-name="Таблица1.A361" office:value-type="string">
            <text:p text:style-name="P956">3016)safety</text:p>
            <text:p text:style-name="P956"/>
            <text:p text:style-name="P956"/>
            <text:p text:style-name="P261">[ˈseɪftɪ]</text:p>
          </table:table-cell>
          <table:table-cell table:style-name="Таблица1.B2" office:value-type="string">
            <text:p text:style-name="P956">Безопасность, надёжность</text:p>
          </table:table-cell>
        </table:table-row>
        <table:table-row>
          <table:table-cell table:style-name="Таблица1.A363" office:value-type="string">
            <text:p text:style-name="P957">3017)dispose</text:p>
            <text:p text:style-name="P957"/>
            <text:p text:style-name="P957"/>
            <text:p text:style-name="P262">[dɪsˈpəuz]</text:p>
          </table:table-cell>
          <table:table-cell table:style-name="Таблица1.B2" office:value-type="string">
            <text:p text:style-name="P957">Распорядиться, расположить</text:p>
          </table:table-cell>
        </table:table-row>
        <table:table-row>
          <table:table-cell table:style-name="Таблица1.A363" office:value-type="string">
            <text:p text:style-name="P958">3018)careful</text:p>
            <text:p text:style-name="P958"/>
            <text:p text:style-name="P958"/>
            <text:p text:style-name="P263">[ˈkɛəf(ə)l]</text:p>
          </table:table-cell>
          <table:table-cell table:style-name="Таблица1.B2" office:value-type="string">
            <text:p text:style-name="P959">Заботливый, аккуратный, осторожный</text:p>
          </table:table-cell>
        </table:table-row>
        <table:table-row>
          <table:table-cell table:style-name="Таблица1.A365" office:value-type="string">
            <text:p text:style-name="P960">3019)dereference</text:p>
            <text:p text:style-name="P960"/>
            <text:p text:style-name="P960"/>
            <text:p text:style-name="P264">[diːˈrɛfərəns]</text:p>
          </table:table-cell>
          <table:table-cell table:style-name="Таблица1.B2" office:value-type="string">
            <text:p text:style-name="P960">Разыменовывать</text:p>
          </table:table-cell>
        </table:table-row>
        <table:table-row>
          <table:table-cell table:style-name="Таблица1.A365" office:value-type="string">
            <text:p text:style-name="P961">3020)dangerous</text:p>
            <text:p text:style-name="P961"/>
            <text:p text:style-name="P961"/>
            <text:p text:style-name="P265">[ˈdeɪnʤ(ə)rəs]</text:p>
          </table:table-cell>
          <table:table-cell table:style-name="Таблица1.B2" office:value-type="string">
            <text:p text:style-name="P961">Опасно, опасный</text:p>
          </table:table-cell>
        </table:table-row>
        <table:table-row>
          <table:table-cell table:style-name="Таблица1.A367" office:value-type="string">
            <text:p text:style-name="P962"><text:span text:style-name="T29">3</text:span>021)caution</text:p>
            <text:p text:style-name="P962"/>
            <text:p text:style-name="P962"/>
            <text:p text:style-name="P266">[ˈkɔːʃ(ə)n]</text:p>
          </table:table-cell>
          <table:table-cell table:style-name="Таблица1.B2" office:value-type="string">
            <text:p text:style-name="P962">Предупреждать, предупреждение, осторожность</text:p>
          </table:table-cell>
        </table:table-row>
        <table:table-row>
          <table:table-cell table:style-name="Таблица1.A367" office:value-type="string">
            <text:p text:style-name="P963">3022)reformation</text:p>
            <text:p text:style-name="P963"/>
            <text:p text:style-name="P963"/>
            <text:p text:style-name="P267">[ˌrefəˈmeɪʃ(ə)n]</text:p>
          </table:table-cell>
          <table:table-cell table:style-name="Таблица1.B2" office:value-type="string">
            <text:p text:style-name="P963">Реформация</text:p>
          </table:table-cell>
        </table:table-row>
        <table:table-row>
          <table:table-cell table:style-name="Таблица1.A370" office:value-type="string">
            <text:p text:style-name="P964">3023)examine</text:p>
            <text:p text:style-name="P964"/>
            <text:p text:style-name="P964"/>
            <text:p text:style-name="P268">[ɪgˈzæmɪn]</text:p>
          </table:table-cell>
          <table:table-cell table:style-name="Таблица1.B2" office:value-type="string">
            <text:p text:style-name="P964">Рассматривать, исследовать</text:p>
          </table:table-cell>
        </table:table-row>
        <table:table-row>
          <table:table-cell table:style-name="Таблица1.A370" office:value-type="string">
            <text:p text:style-name="P965">3024)currently</text:p>
            <text:p text:style-name="P965"/>
            <text:p text:style-name="P965"/>
            <text:p text:style-name="P269">[ˈkʌr(ə)ntlɪ]</text:p>
          </table:table-cell>
          <table:table-cell table:style-name="Таблица1.B2" office:value-type="string">
            <text:p text:style-name="P965">В настоящее время</text:p>
          </table:table-cell>
        </table:table-row>
        <table:table-row>
          <table:table-cell table:style-name="Таблица1.A370" office:value-type="string">
            <text:p text:style-name="P966">3025)refrain</text:p>
            <text:p text:style-name="P966"/>
            <text:p text:style-name="P966"/>
            <text:p text:style-name="P270">[rɪˈfreɪn]</text:p>
          </table:table-cell>
          <table:table-cell table:style-name="Таблица1.B2" office:value-type="string">
            <text:p text:style-name="P966">Воздерживаться <text:span text:style-name="T30">от</text:span>, припев</text:p>
          </table:table-cell>
        </table:table-row>
        <table:table-row>
          <table:table-cell table:style-name="Таблица1.A374" office:value-type="string">
            <text:p text:style-name="P967">3026)Make one's mind easy</text:p>
            <text:p text:style-name="P967"/>
            <text:p text:style-name="P967"/>
            <text:p text:style-name="P967"/>
          </table:table-cell>
          <table:table-cell table:style-name="Таблица1.B2" office:value-type="string">
            <text:p text:style-name="P967">Успокоиться</text:p>
          </table:table-cell>
        </table:table-row>
        <text:soft-page-break/>
        <table:table-row>
          <table:table-cell table:style-name="Таблица1.A374" office:value-type="string">
            <text:p text:style-name="P968">3027)directly after this</text:p>
            <text:p text:style-name="P968"/>
            <text:p text:style-name="P968"/>
            <text:p text:style-name="P271">[dɪˈrektlɪ]</text:p>
          </table:table-cell>
          <table:table-cell table:style-name="Таблица1.B2" office:value-type="string">
            <text:p text:style-name="P968">Сразу после этого</text:p>
          </table:table-cell>
        </table:table-row>
        <table:table-row>
          <table:table-cell table:style-name="Таблица1.A374" office:value-type="string">
            <text:p text:style-name="P969">3028)alert</text:p>
            <text:p text:style-name="P969"/>
            <text:p text:style-name="P969"/>
            <text:p text:style-name="P272">[əˈlɜːt]</text:p>
          </table:table-cell>
          <table:table-cell table:style-name="Таблица1.B2" office:value-type="string">
            <text:p text:style-name="P969">Предупреждать, предупреждение, тревога</text:p>
          </table:table-cell>
        </table:table-row>
        <table:table-row>
          <table:table-cell table:style-name="Таблица1.A374" office:value-type="string">
            <text:p text:style-name="P970">3029)refrigerator</text:p>
            <text:p text:style-name="P970"/>
            <text:p text:style-name="P970"/>
            <text:p text:style-name="P273">[rɪˈfrɪʤ(ə)reɪtə]</text:p>
          </table:table-cell>
          <table:table-cell table:style-name="Таблица1.B2" office:value-type="string">
            <text:p text:style-name="P970">Холодильник, рефрижератор </text:p>
          </table:table-cell>
        </table:table-row>
        <table:table-row>
          <table:table-cell table:style-name="Таблица1.A375" office:value-type="string">
            <text:p text:style-name="P971">3030)Make an effort</text:p>
            <text:p text:style-name="P971"/>
            <text:p text:style-name="P971"/>
            <text:p text:style-name="P971"/>
          </table:table-cell>
          <table:table-cell table:style-name="Таблица1.B2" office:value-type="string">
            <text:p text:style-name="P971">Сделать усилие, попытаться</text:p>
          </table:table-cell>
        </table:table-row>
        <table:table-row>
          <table:table-cell table:style-name="Таблица1.A379" office:value-type="string">
            <text:p text:style-name="P972">3031)throw</text:p>
            <text:p text:style-name="P972"/>
            <text:p text:style-name="P972"/>
            <text:p text:style-name="P274">[θrəu]</text:p>
          </table:table-cell>
          <table:table-cell table:style-name="Таблица1.B2" office:value-type="string">
            <text:p text:style-name="P972">Бросать, бросок, перемещение</text:p>
          </table:table-cell>
        </table:table-row>
        <table:table-row>
          <table:table-cell table:style-name="Таблица1.A379" office:value-type="string">
            <text:p text:style-name="P973">3032)take a look</text:p>
            <text:p text:style-name="P973"/>
            <text:p text:style-name="P973"/>
            <text:p text:style-name="P973"/>
          </table:table-cell>
          <table:table-cell table:style-name="Таблица1.B2" office:value-type="string">
            <text:p text:style-name="P973">Взглянуть</text:p>
          </table:table-cell>
        </table:table-row>
        <table:table-row>
          <table:table-cell table:style-name="Таблица1.A379" office:value-type="string">
            <text:p text:style-name="P974">3033)<text:bookmark-start text:name="__DdeLink__44279_128590214"/>overflow<text:bookmark-end text:name="__DdeLink__44279_128590214"/></text:p>
            <text:p text:style-name="P974"/>
            <text:p text:style-name="P974"/>
            <text:p text:style-name="P275">[ˌəuvəˈfləu]</text:p>
          </table:table-cell>
          <table:table-cell table:style-name="Таблица1.B2" office:value-type="string">
            <text:p text:style-name="P974">Переполняться, переполнение</text:p>
          </table:table-cell>
        </table:table-row>
        <table:table-row>
          <table:table-cell table:style-name="Таблица1.A379" office:value-type="string">
            <text:p text:style-name="P975">3034)regent</text:p>
            <text:p text:style-name="P975"/>
            <text:p text:style-name="P975"/>
            <text:p text:style-name="P276">[ˈriːʤ(ə)nt]</text:p>
          </table:table-cell>
          <table:table-cell table:style-name="Таблица1.B2" office:value-type="string">
            <text:p text:style-name="P975">Регент</text:p>
          </table:table-cell>
        </table:table-row>
        <table:table-row>
          <table:table-cell table:style-name="Таблица1.A382" office:value-type="string">
            <text:p text:style-name="P976">3035)employee</text:p>
            <text:p text:style-name="P976"/>
            <text:p text:style-name="P976"/>
            <text:p text:style-name="P277">[ˌɪmplɔɪˈiː]</text:p>
          </table:table-cell>
          <table:table-cell table:style-name="Таблица1.B2" office:value-type="string">
            <text:p text:style-name="P976">Работник, сотрудник</text:p>
          </table:table-cell>
        </table:table-row>
        <table:table-row>
          <table:table-cell table:style-name="Таблица1.A382" office:value-type="string">
            <text:p text:style-name="P977">3036)To address this</text:p>
            <text:p text:style-name="P977"/>
            <text:p text:style-name="P977"/>
            <text:p text:style-name="P977"/>
          </table:table-cell>
          <table:table-cell table:style-name="Таблица1.B2" office:value-type="string">
            <text:p text:style-name="P977">Для решения этого</text:p>
          </table:table-cell>
        </table:table-row>
        <table:table-row>
          <table:table-cell table:style-name="Таблица1.A382" office:value-type="string">
            <text:p text:style-name="P978">3037)regime</text:p>
            <text:p text:style-name="P978"/>
            <text:p text:style-name="P978"/>
            <text:p text:style-name="P278">[reɪˈʒiːm]</text:p>
          </table:table-cell>
          <table:table-cell table:style-name="Таблица1.B2" office:value-type="string">
            <text:p text:style-name="P978">Режим</text:p>
          </table:table-cell>
        </table:table-row>
        <table:table-row>
          <table:table-cell table:style-name="Таблица1.A386" office:value-type="string">
            <text:p text:style-name="P979">3038)Fall into a habit</text:p>
            <text:p text:style-name="P979"/>
            <text:p text:style-name="P979"/>
            <text:p text:style-name="P979"/>
          </table:table-cell>
          <table:table-cell table:style-name="Таблица1.B2" office:value-type="string">
            <text:p text:style-name="P979">Усвоить привычку</text:p>
          </table:table-cell>
        </table:table-row>
        <table:table-row>
          <table:table-cell table:style-name="Таблица1.A386" office:value-type="string">
            <text:p text:style-name="P980">3039)I've</text:p>
            <text:p text:style-name="P980"/>
            <text:p text:style-name="P980"/>
            <text:p text:style-name="P279">[aɪv]</text:p>
          </table:table-cell>
          <table:table-cell table:style-name="Таблица1.B2" office:value-type="string">
            <text:p text:style-name="P980">Я имею</text:p>
          </table:table-cell>
        </table:table-row>
        <table:table-row>
          <table:table-cell table:style-name="Таблица1.A386" office:value-type="string">
            <text:p text:style-name="P981">3040)arrow</text:p>
            <text:p text:style-name="P981"><text:soft-page-break/></text:p>
            <text:p text:style-name="P981"/>
            <text:p text:style-name="P280">[ˈærəu]</text:p>
          </table:table-cell>
          <table:table-cell table:style-name="Таблица1.B2" office:value-type="string">
            <text:p text:style-name="P979"/>
            <text:p text:style-name="P981"><text:soft-page-break/>Стрела, стрелка</text:p>
          </table:table-cell>
        </table:table-row>
        <table:table-row>
          <table:table-cell table:style-name="Таблица1.A386" office:value-type="string">
            <text:p text:style-name="P982">3041)region</text:p>
            <text:p text:style-name="P982"/>
            <text:p text:style-name="P982"/>
            <text:p text:style-name="P281">[ˈriːʤ(ə)n]</text:p>
          </table:table-cell>
          <table:table-cell table:style-name="Таблица1.B2" office:value-type="string">
            <text:p text:style-name="P982">Область, регион</text:p>
          </table:table-cell>
        </table:table-row>
        <table:table-row>
          <table:table-cell table:style-name="Таблица1.A390" office:value-type="string">
            <text:p text:style-name="P983">3042)Break off a habit</text:p>
            <text:p text:style-name="P983"/>
            <text:p text:style-name="P983"/>
            <text:p text:style-name="P983"/>
          </table:table-cell>
          <table:table-cell table:style-name="Таблица1.B2" office:value-type="string">
            <text:p text:style-name="P983">Бросить привычку</text:p>
          </table:table-cell>
        </table:table-row>
        <table:table-row>
          <table:table-cell table:style-name="Таблица1.A390" office:value-type="string">
            <text:p text:style-name="P984">3043)legacy</text:p>
            <text:p text:style-name="P984"/>
            <text:p text:style-name="P984"/>
            <text:p text:style-name="P282">[ˈlegəsɪ]</text:p>
          </table:table-cell>
          <table:table-cell table:style-name="Таблица1.B2" office:value-type="string">
            <text:p text:style-name="P984">Наследство, унаследованный, традиционный, действующий</text:p>
          </table:table-cell>
        </table:table-row>
        <table:table-row>
          <table:table-cell table:style-name="Таблица1.A390" office:value-type="string">
            <text:p text:style-name="P985">3044)deduce</text:p>
            <text:p text:style-name="P985"/>
            <text:p text:style-name="P985"/>
            <text:p text:style-name="P283">[dɪˈdjuːs]</text:p>
          </table:table-cell>
          <table:table-cell table:style-name="Таблица1.B2" office:value-type="string">
            <text:p text:style-name="P985">Прослеживать, <text:span text:style-name="T31">делать вывод</text:span></text:p>
          </table:table-cell>
        </table:table-row>
        <table:table-row>
          <table:table-cell table:style-name="Таблица1.A390" office:value-type="string">
            <text:p text:style-name="P986">3045)registration</text:p>
            <text:p text:style-name="P986"/>
            <text:p text:style-name="P986"/>
            <text:p text:style-name="P284">[ˌreʤɪˈstreɪʃ(ə)n]</text:p>
          </table:table-cell>
          <table:table-cell table:style-name="Таблица1.B2" office:value-type="string">
            <text:p text:style-name="P986">Запись, регистрация</text:p>
          </table:table-cell>
        </table:table-row>
        <table:table-row>
          <table:table-cell table:style-name="Таблица1.A393" office:value-type="string">
            <text:p text:style-name="P987">3046)uniform</text:p>
            <text:p text:style-name="P987"/>
            <text:p text:style-name="P987"/>
            <text:p text:style-name="P285">[ˈjuːnɪfɔːm]</text:p>
          </table:table-cell>
          <table:table-cell table:style-name="Таблица1.B2" office:value-type="string">
            <text:p text:style-name="P987">Форма, однородный, унифицировать</text:p>
          </table:table-cell>
        </table:table-row>
        <table:table-row>
          <table:table-cell table:style-name="Таблица1.A393" office:value-type="string">
            <text:p text:style-name="P988">3047)craft</text:p>
            <text:p text:style-name="P988"/>
            <text:p text:style-name="P988"/>
            <text:p text:style-name="P286">[krɑːft]</text:p>
          </table:table-cell>
          <table:table-cell table:style-name="Таблица1.B2" office:value-type="string">
            <text:p text:style-name="P988">Судно, мастерство, <text:span text:style-name="T32">ремесло</text:span></text:p>
          </table:table-cell>
        </table:table-row>
        <table:table-row>
          <table:table-cell table:style-name="Таблица1.A393" office:value-type="string">
            <text:p text:style-name="P989">3048)regulation</text:p>
            <text:p text:style-name="P989"/>
            <text:p text:style-name="P989"/>
            <text:p text:style-name="P287">[ˌregjəˈleɪʃ(ə)n]</text:p>
          </table:table-cell>
          <table:table-cell table:style-name="Таблица1.B2" office:value-type="string">
            <text:p text:style-name="P989">Правило, регулирование</text:p>
          </table:table-cell>
        </table:table-row>
        <table:table-row>
          <table:table-cell table:style-name="Таблица1.A397" office:value-type="string">
            <text:p text:style-name="P990">3049)Miss an opportunity</text:p>
            <text:p text:style-name="P990"/>
            <text:p text:style-name="P990"/>
            <text:p text:style-name="P990"/>
          </table:table-cell>
          <table:table-cell table:style-name="Таблица1.B2" office:value-type="string">
            <text:p text:style-name="P990">Упустить возможность</text:p>
          </table:table-cell>
        </table:table-row>
        <table:table-row>
          <table:table-cell table:style-name="Таблица1.A397" office:value-type="string">
            <text:p text:style-name="P991">3050)inherit</text:p>
            <text:p text:style-name="P991"/>
            <text:p text:style-name="P991"/>
            <text:p text:style-name="P288">[ɪnˈherɪt]</text:p>
          </table:table-cell>
          <table:table-cell table:style-name="Таблица1.B2" office:value-type="string">
            <text:p text:style-name="P991">Наследовать</text:p>
          </table:table-cell>
        </table:table-row>
        <table:table-row>
          <table:table-cell table:style-name="Таблица1.A397" office:value-type="string">
            <text:p text:style-name="P992">3051)restrict</text:p>
            <text:p text:style-name="P992"/>
            <text:p text:style-name="P992"/>
            <text:p text:style-name="P289">[rɪˈstrɪkt]</text:p>
          </table:table-cell>
          <table:table-cell table:style-name="Таблица1.B2" office:value-type="string">
            <text:p text:style-name="P992">Ограничивать</text:p>
          </table:table-cell>
        </table:table-row>
        <table:table-row>
          <table:table-cell table:style-name="Таблица1.A397" office:value-type="string">
            <text:p text:style-name="P993">3052)rehabilitation</text:p>
            <text:p text:style-name="P993"/>
            <text:p text:style-name="P993"/>
            <text:p text:style-name="P290">[ˌriːhəˌbɪlɪˈteɪʃ(ə)n]</text:p>
          </table:table-cell>
          <table:table-cell table:style-name="Таблица1.B2" office:value-type="string">
            <text:p text:style-name="P993">Восстановление</text:p>
          </table:table-cell>
        </table:table-row>
        <table:table-row>
          <table:table-cell table:style-name="Таблица1.A401" office:value-type="string">
            <text:p text:style-name="P994">3053)Hurt feelings</text:p>
            <text:p text:style-name="P994"/>
            <text:p text:style-name="P994"><text:soft-page-break/></text:p>
            <text:p text:style-name="P291">[hɜːt]</text:p>
          </table:table-cell>
          <table:table-cell table:style-name="Таблица1.B2" office:value-type="string">
            <text:p text:style-name="P990"/>
            <text:p text:style-name="P990"/>
            <text:p text:style-name="P994"><text:soft-page-break/>Обидеть</text:p>
          </table:table-cell>
        </table:table-row>
        <table:table-row>
          <table:table-cell table:style-name="Таблица1.A401" office:value-type="string">
            <text:p text:style-name="P995">3054)parse</text:p>
            <text:p text:style-name="P995"/>
            <text:p text:style-name="P995"/>
            <text:p text:style-name="P292">[ˈpɑːz]</text:p>
          </table:table-cell>
          <table:table-cell table:style-name="Таблица1.B2" office:value-type="string">
            <text:p text:style-name="P995">Анализ, анализировать</text:p>
          </table:table-cell>
        </table:table-row>
        <table:table-row>
          <table:table-cell table:style-name="Таблица1.A401" office:value-type="string">
            <text:p text:style-name="P996">3055)roundup</text:p>
            <text:p text:style-name="P996"/>
            <text:p text:style-name="P996"/>
            <text:p text:style-name="P293">[ˈroundˌəp]</text:p>
          </table:table-cell>
          <table:table-cell table:style-name="Таблица1.B2" office:value-type="string">
            <text:p text:style-name="P996">Округлять, обобщать</text:p>
          </table:table-cell>
        </table:table-row>
        <table:table-row>
          <table:table-cell table:style-name="Таблица1.A401" office:value-type="string">
            <text:p text:style-name="P997">3056)relaxation</text:p>
            <text:p text:style-name="P997"/>
            <text:p text:style-name="P997"/>
            <text:p text:style-name="P294">[ˌriːlækˈseɪʃ(ə)n]</text:p>
          </table:table-cell>
          <table:table-cell table:style-name="Таблица1.B2" office:value-type="string">
            <text:p text:style-name="P997">Отдых, расслабление</text:p>
          </table:table-cell>
        </table:table-row>
        <table:table-row>
          <table:table-cell table:style-name="Таблица1.A405" office:value-type="string">
            <text:p text:style-name="P998">3057)All of a sudden</text:p>
            <text:p text:style-name="P998"/>
            <text:p text:style-name="P998"/>
            <text:p text:style-name="P998"/>
          </table:table-cell>
          <table:table-cell table:style-name="Таблица1.B2" office:value-type="string">
            <text:p text:style-name="P998">Внезапно</text:p>
          </table:table-cell>
        </table:table-row>
        <table:table-row>
          <table:table-cell table:style-name="Таблица1.A405" office:value-type="string">
            <text:p text:style-name="P999">3058)equality</text:p>
            <text:p text:style-name="P999"/>
            <text:p text:style-name="P999"/>
            <text:p text:style-name="P295">[ɪˈkwɔlətɪ]</text:p>
          </table:table-cell>
          <table:table-cell table:style-name="Таблица1.B2" office:value-type="string">
            <text:p text:style-name="P999">Равенство</text:p>
          </table:table-cell>
        </table:table-row>
        <table:table-row>
          <table:table-cell table:style-name="Таблица1.A405" office:value-type="string">
            <text:p text:style-name="P1000">3059)radix</text:p>
            <text:p text:style-name="P1000"/>
            <text:p text:style-name="P1000"/>
            <text:p text:style-name="P296">[ˈreɪdɪks]</text:p>
          </table:table-cell>
          <table:table-cell table:style-name="Таблица1.B2" office:value-type="string">
            <text:p text:style-name="P1000">Основание системы исчисления, корень</text:p>
          </table:table-cell>
        </table:table-row>
        <table:table-row>
          <table:table-cell table:style-name="Таблица1.A405" office:value-type="string">
            <text:p text:style-name="P1001">3060)remake</text:p>
            <text:p text:style-name="P1001"/>
            <text:p text:style-name="P1001"/>
            <text:p text:style-name="P298">[ˌriːˈmeɪk]</text:p>
          </table:table-cell>
          <table:table-cell table:style-name="Таблица1.B2" office:value-type="string">
            <text:p text:style-name="P1001">Переделка, переделывать</text:p>
          </table:table-cell>
        </table:table-row>
        <table:table-row>
          <table:table-cell table:style-name="Таблица1.A409" office:value-type="string">
            <text:p text:style-name="P1002">3061)On a sudden</text:p>
            <text:p text:style-name="P1002"/>
            <text:p text:style-name="P1002"/>
            <text:p text:style-name="P1002"/>
          </table:table-cell>
          <table:table-cell table:style-name="Таблица1.B2" office:value-type="string">
            <text:p text:style-name="P1002">Внезапно</text:p>
          </table:table-cell>
        </table:table-row>
        <table:table-row>
          <table:table-cell table:style-name="Таблица1.A409" office:value-type="string">
            <text:p text:style-name="P1003">3062)bloat</text:p>
            <text:p text:style-name="P1003"/>
            <text:p text:style-name="P1003"/>
            <text:p text:style-name="P299">[bləut]</text:p>
          </table:table-cell>
          <table:table-cell table:style-name="Таблица1.B2" office:value-type="string">
            <text:p text:style-name="P1003">Раздувание, раздуваться</text:p>
          </table:table-cell>
        </table:table-row>
        <table:table-row>
          <table:table-cell table:style-name="Таблица1.A409" office:value-type="string">
            <text:p text:style-name="P1004">3063)we'll</text:p>
            <text:p text:style-name="P1004"/>
            <text:p text:style-name="P1004"/>
            <text:p text:style-name="P300">[wiːl]</text:p>
          </table:table-cell>
          <table:table-cell table:style-name="Таблица1.B2" office:value-type="string">
            <text:p text:style-name="P1004">Мы будем</text:p>
          </table:table-cell>
        </table:table-row>
        <table:table-row>
          <table:table-cell table:style-name="Таблица1.A409" office:value-type="string">
            <text:p text:style-name="P1005">3064)remark</text:p>
            <text:p text:style-name="P1005"/>
            <text:p text:style-name="P1005"/>
            <text:p text:style-name="P301">[rɪˈmɑːk]</text:p>
          </table:table-cell>
          <table:table-cell table:style-name="Таблица1.B2" office:value-type="string">
            <text:p text:style-name="P1006">Замечание, комментарий</text:p>
          </table:table-cell>
        </table:table-row>
        <table:table-row>
          <table:table-cell table:style-name="Таблица1.A413" office:value-type="string">
            <text:p text:style-name="P1007">3065)To pieces</text:p>
            <text:p text:style-name="P1007"/>
            <text:p text:style-name="P1007"/>
            <text:p text:style-name="P1007"/>
          </table:table-cell>
          <table:table-cell table:style-name="Таблица1.B2" office:value-type="string">
            <text:p text:style-name="P1007">Вдребезги</text:p>
          </table:table-cell>
        </table:table-row>
        <table:table-row>
          <table:table-cell table:style-name="Таблица1.A413" office:value-type="string">
            <text:p text:style-name="P1008">3066)curve</text:p>
            <text:p text:style-name="P1008"/>
            <text:p text:style-name="P1008"/>
            <text:p text:style-name="P302"><text:soft-page-break/>[kɜːv]</text:p>
          </table:table-cell>
          <table:table-cell table:style-name="Таблица1.B2" office:value-type="string">
            <text:p text:style-name="P1007"/>
            <text:p text:style-name="P1007"/>
            <text:p text:style-name="P1007"/>
            <text:p text:style-name="P1008"><text:soft-page-break/>Кривая</text:p>
          </table:table-cell>
        </table:table-row>
        <table:table-row>
          <table:table-cell table:style-name="Таблица1.A413" office:value-type="string">
            <text:p text:style-name="P1009">3067)axis</text:p>
            <text:p text:style-name="P1009"/>
            <text:p text:style-name="P1009"/>
            <text:p text:style-name="P303">[ˈæksɪs]</text:p>
          </table:table-cell>
          <table:table-cell table:style-name="Таблица1.B2" office:value-type="string">
            <text:p text:style-name="P1009">Ось</text:p>
          </table:table-cell>
        </table:table-row>
        <table:table-row>
          <table:table-cell table:style-name="Таблица1.A413" office:value-type="string">
            <text:p text:style-name="P1010">3068)rent</text:p>
            <text:p text:style-name="P1010"/>
            <text:p text:style-name="P1010"/>
            <text:p text:style-name="P304">[rent]</text:p>
          </table:table-cell>
          <table:table-cell table:style-name="Таблица1.B2" office:value-type="string">
            <text:p text:style-name="P1010">Аренда, арендная плата, рента</text:p>
          </table:table-cell>
        </table:table-row>
        <table:table-row>
          <table:table-cell table:style-name="Таблица1.A416" office:value-type="string">
            <text:p text:style-name="P1011">3069)scroll</text:p>
            <text:p text:style-name="P1011"/>
            <text:p text:style-name="P1011"/>
            <text:p text:style-name="P305">[skrəul]</text:p>
          </table:table-cell>
          <table:table-cell table:style-name="Таблица1.B2" office:value-type="string">
            <text:p text:style-name="P1011">Свиток, прокручивать, перемещать, просм<text:span text:style-name="T33">а</text:span>тривать</text:p>
          </table:table-cell>
        </table:table-row>
        <table:table-row>
          <table:table-cell table:style-name="Таблица1.A416" office:value-type="string">
            <text:p text:style-name="P1012">3070)indication</text:p>
            <text:p text:style-name="P1012"/>
            <text:p text:style-name="P1012"/>
            <text:p text:style-name="P306">[ˌɪndɪˈkeɪʃ(ə)n]</text:p>
          </table:table-cell>
          <table:table-cell table:style-name="Таблица1.B2" office:value-type="string">
            <text:p text:style-name="P1012">Индикация, указание</text:p>
          </table:table-cell>
        </table:table-row>
        <table:table-row>
          <table:table-cell table:style-name="Таблица1.A416" office:value-type="string">
            <text:p text:style-name="P1013">3071)<text:span text:style-name="T34">in a way</text:span></text:p>
            <text:p text:style-name="P1012"/>
            <text:p text:style-name="P1012"/>
            <text:p text:style-name="P306"/>
          </table:table-cell>
          <table:table-cell table:style-name="Таблица1.B2" office:value-type="string">
            <text:p text:style-name="P1014">В известном смысле</text:p>
          </table:table-cell>
        </table:table-row>
        <table:table-row>
          <table:table-cell table:style-name="Таблица1.A417" office:value-type="string">
            <text:p text:style-name="P1015">3072)similar</text:p>
            <text:p text:style-name="P1015"/>
            <text:p text:style-name="P1015"/>
            <text:p text:style-name="P307">[ˈsɪmɪlə]</text:p>
          </table:table-cell>
          <table:table-cell table:style-name="Таблица1.B2" office:value-type="string">
            <text:p text:style-name="P1015">Похожий, аналогичный</text:p>
          </table:table-cell>
        </table:table-row>
        <table:table-row>
          <table:table-cell table:style-name="Таблица1.A419" office:value-type="string">
            <text:p text:style-name="P1016">3073)slider</text:p>
            <text:p text:style-name="P1016"/>
            <text:p text:style-name="P1016"/>
            <text:p text:style-name="P308">[ˈslaɪdə]</text:p>
          </table:table-cell>
          <table:table-cell table:style-name="Таблица1.B2" office:value-type="string">
            <text:p text:style-name="P1016">Ползунок</text:p>
          </table:table-cell>
        </table:table-row>
        <table:table-row>
          <table:table-cell table:style-name="Таблица1.A419" office:value-type="string">
            <text:p text:style-name="P1017">3074)repetition</text:p>
            <text:p text:style-name="P1017"/>
            <text:p text:style-name="P1017"/>
            <text:p text:style-name="P309">[ˌrepɪˈtɪʃ(ə)n]</text:p>
          </table:table-cell>
          <table:table-cell table:style-name="Таблица1.B2" office:value-type="string">
            <text:p text:style-name="P1017">Повторение, повторяемость</text:p>
          </table:table-cell>
        </table:table-row>
        <table:table-row>
          <table:table-cell table:style-name="Таблица1.A423" office:value-type="string">
            <text:p text:style-name="P1018">3075)Hold in respect</text:p>
            <text:p text:style-name="P1018"/>
            <text:p text:style-name="P1018"/>
            <text:p text:style-name="P1018"/>
          </table:table-cell>
          <table:table-cell table:style-name="Таблица1.B2" office:value-type="string">
            <text:p text:style-name="P1019">Уважать</text:p>
          </table:table-cell>
        </table:table-row>
        <table:table-row>
          <table:table-cell table:style-name="Таблица1.A423" office:value-type="string">
            <text:p text:style-name="P1020">3076)this is</text:p>
            <text:p text:style-name="P1020"/>
            <text:p text:style-name="P1020"/>
            <text:p text:style-name="P1020"/>
          </table:table-cell>
          <table:table-cell table:style-name="Таблица1.B2" office:value-type="string">
            <text:p text:style-name="P1020">Это</text:p>
          </table:table-cell>
        </table:table-row>
        <table:table-row>
          <table:table-cell table:style-name="Таблица1.A423" office:value-type="string">
            <text:p text:style-name="P1021">3077)inclusive</text:p>
            <text:p text:style-name="P1021"/>
            <text:p text:style-name="P1021"/>
            <text:p text:style-name="P310">[ɪnˈkluːsɪv]</text:p>
          </table:table-cell>
          <table:table-cell table:style-name="Таблица1.B2" office:value-type="string">
            <text:p text:style-name="P1021">Включающий, включительно</text:p>
          </table:table-cell>
        </table:table-row>
        <table:table-row>
          <table:table-cell table:style-name="Таблица1.A423" office:value-type="string">
            <text:p text:style-name="P1022">3078)For the sake</text:p>
            <text:p text:style-name="P1022"/>
            <text:p text:style-name="P1022"/>
            <text:p text:style-name="P1022"/>
          </table:table-cell>
          <table:table-cell table:style-name="Таблица1.B2" office:value-type="string">
            <text:p text:style-name="P1022">Ради</text:p>
          </table:table-cell>
        </table:table-row>
        <table:table-row>
          <table:table-cell table:style-name="Таблица1.A425" office:value-type="string">
            <text:p text:style-name="P1023">3079)replacement</text:p>
            <text:p text:style-name="P1023"/>
            <text:p text:style-name="P1023"/>
            <text:p text:style-name="P311">[rɪˈpleɪsmənt]</text:p>
          </table:table-cell>
          <table:table-cell table:style-name="Таблица1.B2" office:value-type="string">
            <text:p text:style-name="P1023">Замена, подстановка</text:p>
          </table:table-cell>
        </table:table-row>
        <text:soft-page-break/>
        <table:table-row>
          <table:table-cell table:style-name="Таблица1.A425" office:value-type="string">
            <text:p text:style-name="P1024">3080)slice</text:p>
            <text:p text:style-name="P1024"/>
            <text:p text:style-name="P1024"/>
            <text:p text:style-name="P312">[slaɪs]</text:p>
          </table:table-cell>
          <table:table-cell table:style-name="Таблица1.B2" office:value-type="string">
            <text:p text:style-name="P1024">Нарезать, ломтик, пластина</text:p>
          </table:table-cell>
        </table:table-row>
        <table:table-row>
          <table:table-cell table:style-name="Таблица1.A427" office:value-type="string">
            <text:p text:style-name="P1025">3081)font</text:p>
            <text:p text:style-name="P1025"/>
            <text:p text:style-name="P1025"/>
            <text:p text:style-name="P313">[fɔnt]</text:p>
          </table:table-cell>
          <table:table-cell table:style-name="Таблица1.B2" office:value-type="string">
            <text:p text:style-name="P1025">Шрифт</text:p>
          </table:table-cell>
        </table:table-row>
        <table:table-row>
          <table:table-cell table:style-name="Таблица1.A427" office:value-type="string">
            <text:p text:style-name="P1026">3082)find out</text:p>
            <text:p text:style-name="P1026"/>
            <text:p text:style-name="P1026"/>
            <text:p text:style-name="P1026"/>
          </table:table-cell>
          <table:table-cell table:style-name="Таблица1.B2" office:value-type="string">
            <text:p text:style-name="P1026">Узнать, понять</text:p>
          </table:table-cell>
        </table:table-row>
        <table:table-row>
          <table:table-cell table:style-name="Таблица1.A428" office:value-type="string">
            <text:p text:style-name="P1027">3083)wise</text:p>
            <text:p text:style-name="P1027"/>
            <text:p text:style-name="P1027"/>
            <text:p text:style-name="P314">[waɪz]</text:p>
          </table:table-cell>
          <table:table-cell table:style-name="Таблица1.B2" office:value-type="string">
            <text:p text:style-name="P1027">Мудрый</text:p>
          </table:table-cell>
        </table:table-row>
        <table:table-row>
          <table:table-cell table:style-name="Таблица1.A429" office:value-type="string">
            <text:p text:style-name="P1028">3084)replicate</text:p>
            <text:p text:style-name="P1028"/>
            <text:p text:style-name="P1028"/>
            <text:p text:style-name="P315">[ˈreplɪkeɪt]</text:p>
          </table:table-cell>
          <table:table-cell table:style-name="Таблица1.B2" office:value-type="string">
            <text:p text:style-name="P1028">Копировать</text:p>
          </table:table-cell>
        </table:table-row>
        <table:table-row>
          <table:table-cell table:style-name="Таблица1.A430" office:value-type="string">
            <text:p text:style-name="P1029">3085)violation</text:p>
            <text:p text:style-name="P1029"/>
            <text:p text:style-name="P1029"/>
            <text:p text:style-name="P316">[ˌvaɪəˈleɪʃ(ə)n]</text:p>
          </table:table-cell>
          <table:table-cell table:style-name="Таблица1.B2" office:value-type="string">
            <text:p text:style-name="P1029">Нарушение</text:p>
          </table:table-cell>
        </table:table-row>
        <table:table-row>
          <table:table-cell table:style-name="Таблица1.A431" office:value-type="string">
            <text:p text:style-name="P1030">3086)row</text:p>
            <text:p text:style-name="P1030"/>
            <text:p text:style-name="P1030"/>
            <text:p text:style-name="P317">[rəu]</text:p>
          </table:table-cell>
          <table:table-cell table:style-name="Таблица1.B2" office:value-type="string">
            <text:p text:style-name="P1030">Строка, ряд</text:p>
          </table:table-cell>
        </table:table-row>
        <table:table-row>
          <table:table-cell table:style-name="Таблица1.A433" office:value-type="string">
            <text:p text:style-name="P1031">3087)scope</text:p>
            <text:p text:style-name="P1031"/>
            <text:p text:style-name="P1031"/>
            <text:p text:style-name="P318">[skəup]</text:p>
          </table:table-cell>
          <table:table-cell table:style-name="Таблица1.B2" office:value-type="string">
            <text:p text:style-name="P1031">Рамки, область видимости, область действия</text:p>
          </table:table-cell>
        </table:table-row>
        <table:table-row>
          <table:table-cell table:style-name="Таблица1.A433" office:value-type="string">
            <text:p text:style-name="P1032">3088)repressive</text:p>
            <text:p text:style-name="P1032"/>
            <text:p text:style-name="P1032"/>
            <text:p text:style-name="P319">[rɪˈpresɪv]</text:p>
          </table:table-cell>
          <table:table-cell table:style-name="Таблица1.B2" office:value-type="string">
            <text:p text:style-name="P1032">Репрессивный</text:p>
          </table:table-cell>
        </table:table-row>
        <table:table-row>
          <table:table-cell table:style-name="Таблица1.A437" office:value-type="string">
            <text:p text:style-name="P1033">3089)In respect of</text:p>
            <text:p text:style-name="P1033"/>
            <text:p text:style-name="P1033"/>
            <text:p text:style-name="P1033"/>
          </table:table-cell>
          <table:table-cell table:style-name="Таблица1.B2" office:value-type="string">
            <text:p text:style-name="P1033">Что касается</text:p>
          </table:table-cell>
        </table:table-row>
        <table:table-row>
          <table:table-cell table:style-name="Таблица1.A437" office:value-type="string">
            <text:p text:style-name="P1034">3090)ugly</text:p>
            <text:p text:style-name="P1034"/>
            <text:p text:style-name="P1034"/>
            <text:p text:style-name="P320">[ˈʌglɪ]</text:p>
          </table:table-cell>
          <table:table-cell table:style-name="Таблица1.B2" office:value-type="string">
            <text:p text:style-name="P1034">Уродливый</text:p>
          </table:table-cell>
        </table:table-row>
        <table:table-row>
          <table:table-cell table:style-name="Таблица1.A437" office:value-type="string">
            <text:p text:style-name="P1035">3091)repair</text:p>
            <text:p text:style-name="P1035"/>
            <text:p text:style-name="P1035"/>
            <text:p text:style-name="P321">[rɪˈpɛə]</text:p>
          </table:table-cell>
          <table:table-cell table:style-name="Таблица1.B2" office:value-type="string">
            <text:p text:style-name="P1035">Ремонт, ремонтировать, восстановление, восстанавливать</text:p>
          </table:table-cell>
        </table:table-row>
        <table:table-row>
          <table:table-cell table:style-name="Таблица1.A437" office:value-type="string">
            <text:p text:style-name="P1036">3092)repression</text:p>
            <text:p text:style-name="P1036"/>
            <text:p text:style-name="P1036"/>
            <text:p text:style-name="P322">[rɪˈpreʃ(ə)n]</text:p>
          </table:table-cell>
          <table:table-cell table:style-name="Таблица1.B2" office:value-type="string">
            <text:p text:style-name="P1036">Подавление</text:p>
          </table:table-cell>
        </table:table-row>
        <table:table-row>
          <table:table-cell table:style-name="Таблица1.A441" office:value-type="string">
            <text:p text:style-name="P1037">3093)Pleased to meet you</text:p>
            <text:p text:style-name="P1037"><text:soft-page-break/></text:p>
            <text:p text:style-name="P1037"/>
            <text:p text:style-name="P1037"/>
          </table:table-cell>
          <table:table-cell table:style-name="Таблица1.B2" office:value-type="string">
            <text:p text:style-name="P1033"/>
            <text:p text:style-name="P1037"><text:soft-page-break/>Рад познакомиться</text:p>
          </table:table-cell>
        </table:table-row>
        <table:table-row>
          <table:table-cell table:style-name="Таблица1.A441" office:value-type="string">
            <text:p text:style-name="P1038">3094)traverse</text:p>
            <text:p text:style-name="P1038"/>
            <text:p text:style-name="P1038"/>
            <text:p text:style-name="P323">[trəˈvɜːs]</text:p>
          </table:table-cell>
          <table:table-cell table:style-name="Таблица1.B2" office:value-type="string">
            <text:p text:style-name="P1038">Прослеживать, ход, обходить, <text:span text:style-name="T36">пересекать</text:span></text:p>
          </table:table-cell>
        </table:table-row>
        <table:table-row>
          <table:table-cell table:style-name="Таблица1.A441" office:value-type="string">
            <text:p text:style-name="P1039">3095)rubber</text:p>
            <text:p text:style-name="P1039"/>
            <text:p text:style-name="P1039"/>
            <text:p text:style-name="P324">[ˈrʌbə]</text:p>
          </table:table-cell>
          <table:table-cell table:style-name="Таблица1.B2" office:value-type="string">
            <text:p text:style-name="P1039">Резиновый, резина</text:p>
          </table:table-cell>
        </table:table-row>
        <table:table-row>
          <table:table-cell table:style-name="Таблица1.A441" office:value-type="string">
            <text:p text:style-name="P1040">3096)reproduction</text:p>
            <text:p text:style-name="P1040"/>
            <text:p text:style-name="P1040"/>
            <text:p text:style-name="P325">[ˌriːprəˈdʌkʃ(ə)n]</text:p>
          </table:table-cell>
          <table:table-cell table:style-name="Таблица1.B2" office:value-type="string">
            <text:p text:style-name="P1040">Размножение, воспроизведение</text:p>
          </table:table-cell>
        </table:table-row>
        <table:table-row>
          <table:table-cell table:style-name="Таблица1.A444" office:value-type="string">
            <text:p text:style-name="P1041">3097)widen</text:p>
            <text:p text:style-name="P1041"/>
            <text:p text:style-name="P1041"/>
            <text:p text:style-name="P326">[ˈwaɪd(ə)n]</text:p>
          </table:table-cell>
          <table:table-cell table:style-name="Таблица1.B2" office:value-type="string">
            <text:p text:style-name="P1041">Расширять, расширяться</text:p>
          </table:table-cell>
        </table:table-row>
        <table:table-row>
          <table:table-cell table:style-name="Таблица1.A444" office:value-type="string">
            <text:p text:style-name="P1042">3098)seamless</text:p>
            <text:p text:style-name="P1042"/>
            <text:p text:style-name="P1042"/>
            <text:p text:style-name="P327">[ˈsiːmləs]</text:p>
          </table:table-cell>
          <table:table-cell table:style-name="Таблица1.B2" office:value-type="string">
            <text:p text:style-name="P1042">Бесшовный, без шва</text:p>
          </table:table-cell>
        </table:table-row>
        <table:table-row>
          <table:table-cell table:style-name="Таблица1.A444" office:value-type="string">
            <text:p text:style-name="P1043">3099)republic</text:p>
            <text:p text:style-name="P1043"/>
            <text:p text:style-name="P1043"/>
            <text:p text:style-name="P328">[rɪˈpʌblɪk]</text:p>
          </table:table-cell>
          <table:table-cell table:style-name="Таблица1.B2" office:value-type="string">
            <text:p text:style-name="P1043">Республика, республиканский</text:p>
          </table:table-cell>
        </table:table-row>
        <table:table-row>
          <table:table-cell table:style-name="Таблица1.A448" office:value-type="string">
            <text:p text:style-name="P1044">3100)Long ago</text:p>
            <text:p text:style-name="P1044"/>
            <text:p text:style-name="P1044"/>
            <text:p text:style-name="P1044"/>
          </table:table-cell>
          <table:table-cell table:style-name="Таблица1.B2" office:value-type="string">
            <text:p text:style-name="P1044">Давно</text:p>
          </table:table-cell>
        </table:table-row>
        <table:table-row>
          <table:table-cell table:style-name="Таблица1.A448" office:value-type="string">
            <text:p text:style-name="P1045">3101)<text:span text:style-name="T37">unity</text:span></text:p>
            <text:p text:style-name="P1045"/>
            <text:p text:style-name="P1045"/>
            <text:p text:style-name="P329">[ˈjuːnətɪ]</text:p>
          </table:table-cell>
          <table:table-cell table:style-name="Таблица1.B2" office:value-type="string">
            <text:p text:style-name="P1046">Единство, единица</text:p>
          </table:table-cell>
        </table:table-row>
        <table:table-row>
          <table:table-cell table:style-name="Таблица1.A448" office:value-type="string">
            <text:p text:style-name="P1047">3102)jumpy</text:p>
            <text:p text:style-name="P1047"/>
            <text:p text:style-name="P1047"/>
            <text:p text:style-name="P330">[ˈʤʌmpɪ]</text:p>
          </table:table-cell>
          <table:table-cell table:style-name="Таблица1.B2" office:value-type="string">
            <text:p text:style-name="P1047">Нервный</text:p>
          </table:table-cell>
        </table:table-row>
        <table:table-row>
          <table:table-cell table:style-name="Таблица1.A448" office:value-type="string">
            <text:p text:style-name="P1048">3103)reputation</text:p>
            <text:p text:style-name="P1048"/>
            <text:p text:style-name="P1048"/>
            <text:p text:style-name="P331">[ˌrepjuˈteɪʃ(ə)n]</text:p>
          </table:table-cell>
          <table:table-cell table:style-name="Таблица1.B2" office:value-type="string">
            <text:p text:style-name="P1048">Репутация</text:p>
          </table:table-cell>
        </table:table-row>
        <table:table-row>
          <table:table-cell table:style-name="Таблица1.A452" office:value-type="string">
            <text:p text:style-name="P1049">3104)straight from the shoulder</text:p>
            <text:p text:style-name="P1049"/>
            <text:p text:style-name="P1049"/>
            <text:p text:style-name="P1049"/>
          </table:table-cell>
          <table:table-cell table:style-name="Таблица1.B2" office:value-type="string">
            <text:p text:style-name="P1049">Прямо, сплеча</text:p>
          </table:table-cell>
        </table:table-row>
        <table:table-row>
          <table:table-cell table:style-name="Таблица1.A452" office:value-type="string">
            <text:p text:style-name="P1050">3105)<text:span text:style-name="T39">spotting</text:span></text:p>
            <text:p text:style-name="P1050"/>
            <text:p text:style-name="P1050"/>
            <text:p text:style-name="P297">[`spɒtıŋ]</text:p>
          </table:table-cell>
          <table:table-cell table:style-name="Таблица1.B2" office:value-type="string">
            <text:p text:style-name="P1051">Обнаружение</text:p>
          </table:table-cell>
        </table:table-row>
        <table:table-row>
          <table:table-cell table:style-name="Таблица1.A452" office:value-type="string">
            <text:p text:style-name="P1052">3106)deem</text:p>
            <text:p text:style-name="P1052"/>
            <text:p text:style-name="P1052"><text:soft-page-break/></text:p>
            <text:p text:style-name="P332">[diːm]</text:p>
          </table:table-cell>
          <table:table-cell table:style-name="Таблица1.B2" office:value-type="string">
            <text:p text:style-name="P1049"/>
            <text:p text:style-name="P1049"/>
            <text:p text:style-name="P1052"><text:soft-page-break/>Полагать</text:p>
          </table:table-cell>
        </table:table-row>
        <table:table-row>
          <table:table-cell table:style-name="Таблица1.A452" office:value-type="string">
            <text:p text:style-name="P1053">3107)reservation</text:p>
            <text:p text:style-name="P1053"/>
            <text:p text:style-name="P1053"/>
            <text:p text:style-name="P333">[ˌrezəˈveɪʃ(ə)n]</text:p>
          </table:table-cell>
          <table:table-cell table:style-name="Таблица1.B2" office:value-type="string">
            <text:p text:style-name="P1053">Резервирование, бронирование</text:p>
          </table:table-cell>
        </table:table-row>
        <table:table-row>
          <table:table-cell table:style-name="Таблица1.A456" office:value-type="string">
            <text:p text:style-name="P1054">3108)As far as smth is concerned</text:p>
            <text:p text:style-name="P1054"/>
            <text:p text:style-name="P1054"/>
            <text:p text:style-name="P334">[kənˈsɜːnd]</text:p>
          </table:table-cell>
          <table:table-cell table:style-name="Таблица1.B2" office:value-type="string">
            <text:p text:style-name="P1054">Что касается</text:p>
          </table:table-cell>
        </table:table-row>
        <table:table-row>
          <table:table-cell table:style-name="Таблица1.A456" office:value-type="string">
            <text:p text:style-name="P1055">3109)at large</text:p>
            <text:p text:style-name="P1055"/>
            <text:p text:style-name="P1055"/>
            <text:p text:style-name="P1055"/>
          </table:table-cell>
          <table:table-cell table:style-name="Таблица1.B2" office:value-type="string">
            <text:p text:style-name="P1055">На свободе, <text:span text:style-name="T40">подробно</text:span></text:p>
          </table:table-cell>
        </table:table-row>
        <table:table-row>
          <table:table-cell table:style-name="Таблица1.A456" office:value-type="string">
            <text:p text:style-name="P1056">3110)To this end</text:p>
            <text:p text:style-name="P1056"/>
            <text:p text:style-name="P1056"/>
            <text:p text:style-name="P1056"/>
          </table:table-cell>
          <table:table-cell table:style-name="Таблица1.B2" office:value-type="string">
            <text:p text:style-name="P1056">С этой целью</text:p>
          </table:table-cell>
        </table:table-row>
        <table:table-row>
          <table:table-cell table:style-name="Таблица1.A456" office:value-type="string">
            <text:p text:style-name="P1057">3111)reserve</text:p>
            <text:p text:style-name="P1057"/>
            <text:p text:style-name="P1057"/>
            <text:p text:style-name="P335">[rɪˈzɜːv]</text:p>
          </table:table-cell>
          <table:table-cell table:style-name="Таблица1.B2" office:value-type="string">
            <text:p text:style-name="P1057">Резервировать, резерв, заповедник</text:p>
          </table:table-cell>
        </table:table-row>
        <table:table-row>
          <table:table-cell table:style-name="Таблица1.A460" office:value-type="string">
            <text:p text:style-name="P1058">3112)Take no notice of</text:p>
            <text:p text:style-name="P1058"/>
            <text:p text:style-name="P1058"/>
            <text:p text:style-name="P1058"/>
          </table:table-cell>
          <table:table-cell table:style-name="Таблица1.B2" office:value-type="string">
            <text:p text:style-name="P1058">Не замечать, не обращать внимание на</text:p>
          </table:table-cell>
        </table:table-row>
        <table:table-row>
          <table:table-cell table:style-name="Таблица1.A460" office:value-type="string">
            <text:p text:style-name="P1059">3113)unfamiliar</text:p>
            <text:p text:style-name="P1059"/>
            <text:p text:style-name="P1059"/>
            <text:p text:style-name="P336">[ˌʌnfəˈmɪlɪə]</text:p>
          </table:table-cell>
          <table:table-cell table:style-name="Таблица1.B2" office:value-type="string">
            <text:p text:style-name="P1059">Незнакомый, непривычный</text:p>
          </table:table-cell>
        </table:table-row>
        <table:table-row>
          <table:table-cell table:style-name="Таблица1.A460" office:value-type="string">
            <text:p text:style-name="P1060">3114)of course</text:p>
            <text:p text:style-name="P1060"/>
            <text:p text:style-name="P1060"/>
            <text:p text:style-name="P1060"/>
          </table:table-cell>
          <table:table-cell table:style-name="Таблица1.B2" office:value-type="string">
            <text:p text:style-name="P1060">Конечно</text:p>
          </table:table-cell>
        </table:table-row>
        <table:table-row>
          <table:table-cell table:style-name="Таблица1.A460" office:value-type="string">
            <text:p text:style-name="P1061">3115)resolution</text:p>
            <text:p text:style-name="P1061"/>
            <text:p text:style-name="P1061"/>
            <text:p text:style-name="P337">[ˌrez(ə)ˈluːʃ(ə)n]</text:p>
          </table:table-cell>
          <table:table-cell table:style-name="Таблица1.B2" office:value-type="string">
            <text:p text:style-name="P1061">Разрешение, разрешающая способность</text:p>
          </table:table-cell>
        </table:table-row>
        <table:table-row>
          <table:table-cell table:style-name="Таблица1.A464" office:value-type="string">
            <text:p text:style-name="P1062">3116)Take the trouble</text:p>
            <text:p text:style-name="P1062"/>
            <text:p text:style-name="P1062"/>
            <text:p text:style-name="P1062"/>
          </table:table-cell>
          <table:table-cell table:style-name="Таблица1.B2" office:value-type="string">
            <text:p text:style-name="P1062">Потрудиться, взять заботу</text:p>
          </table:table-cell>
        </table:table-row>
        <table:table-row>
          <table:table-cell table:style-name="Таблица1.A464" office:value-type="string">
            <text:p text:style-name="P1063">3117)mesh</text:p>
            <text:p text:style-name="P1063"/>
            <text:p text:style-name="P1063"/>
            <text:p text:style-name="P338">[meʃ]</text:p>
          </table:table-cell>
          <table:table-cell table:style-name="Таблица1.B2" office:value-type="string">
            <text:p text:style-name="P1063">Сетка, ячейка сетки, объединение</text:p>
          </table:table-cell>
        </table:table-row>
        <table:table-row>
          <table:table-cell table:style-name="Таблица1.A464" office:value-type="string">
            <text:p text:style-name="P1064">3118)shadow</text:p>
            <text:p text:style-name="P1064"/>
            <text:p text:style-name="P1064"/>
            <text:p text:style-name="P339">[ˈʃædəu]</text:p>
          </table:table-cell>
          <table:table-cell table:style-name="Таблица1.B2" office:value-type="string">
            <text:p text:style-name="P1064">Тень</text:p>
          </table:table-cell>
        </table:table-row>
        <table:table-row>
          <table:table-cell table:style-name="Таблица1.A464" office:value-type="string">
            <text:p text:style-name="P1065">3119)resonant</text:p>
            <text:p text:style-name="P1065"/>
            <text:p text:style-name="P1065"><text:soft-page-break/></text:p>
            <text:p text:style-name="P340">[ˈrez(ə)nənt]</text:p>
          </table:table-cell>
          <table:table-cell table:style-name="Таблица1.B2" office:value-type="string">
            <text:p text:style-name="P1062"/>
            <text:p text:style-name="P1062"/>
            <text:p text:style-name="P1065"><text:soft-page-break/>Звучный</text:p>
          </table:table-cell>
        </table:table-row>
        <table:table-row>
          <table:table-cell table:style-name="Таблица1.A468" office:value-type="string">
            <text:p text:style-name="P1066">3120)On purpose</text:p>
            <text:p text:style-name="P1066"/>
            <text:p text:style-name="P1066"/>
            <text:p text:style-name="P1066"/>
          </table:table-cell>
          <table:table-cell table:style-name="Таблица1.B2" office:value-type="string">
            <text:p text:style-name="P1066">Нарочно, с целью</text:p>
          </table:table-cell>
        </table:table-row>
        <table:table-row>
          <table:table-cell table:style-name="Таблица1.A468" office:value-type="string">
            <text:p text:style-name="P1067">3121)move on</text:p>
            <text:p text:style-name="P1067"/>
            <text:p text:style-name="P1067"/>
            <text:p text:style-name="P1067"/>
          </table:table-cell>
          <table:table-cell table:style-name="Таблица1.B2" office:value-type="string">
            <text:p text:style-name="P1067">Перейти, идти дальше</text:p>
          </table:table-cell>
        </table:table-row>
        <table:table-row>
          <table:table-cell table:style-name="Таблица1.A468" office:value-type="string">
            <text:p text:style-name="P1068">3122)fairly</text:p>
            <text:p text:style-name="P1068"/>
            <text:p text:style-name="P1068"/>
            <text:p text:style-name="P341">[ˈfɛəlɪ]</text:p>
          </table:table-cell>
          <table:table-cell table:style-name="Таблица1.B2" office:value-type="string">
            <text:p text:style-name="P1068">Достаточно, честно</text:p>
          </table:table-cell>
        </table:table-row>
        <table:table-row>
          <table:table-cell table:style-name="Таблица1.A468" office:value-type="string">
            <text:p text:style-name="P1069">3123)resource</text:p>
            <text:p text:style-name="P1069"/>
            <text:p text:style-name="P1069"/>
            <text:p text:style-name="P342">[rɪˈzɔːs]</text:p>
          </table:table-cell>
          <table:table-cell table:style-name="Таблица1.B2" office:value-type="string">
            <text:p text:style-name="P1069">Ресурс</text:p>
          </table:table-cell>
        </table:table-row>
        <table:table-row>
          <table:table-cell table:style-name="Таблица1.A472" office:value-type="string">
            <text:p text:style-name="P1070">3124)to the purpose</text:p>
            <text:p text:style-name="P1070"/>
            <text:p text:style-name="P1070"/>
            <text:p text:style-name="P1070"/>
          </table:table-cell>
          <table:table-cell table:style-name="Таблица1.B2" office:value-type="string">
            <text:p text:style-name="P1071">Кстати</text:p>
          </table:table-cell>
        </table:table-row>
        <table:table-row>
          <table:table-cell table:style-name="Таблица1.A472" office:value-type="string">
            <text:p text:style-name="P1072">3125)tall order</text:p>
            <text:p text:style-name="P1072"/>
            <text:p text:style-name="P1072"/>
            <text:p text:style-name="P1072"/>
          </table:table-cell>
          <table:table-cell table:style-name="Таблица1.B2" office:value-type="string">
            <text:p text:style-name="P1072">Трудная задача</text:p>
          </table:table-cell>
        </table:table-row>
        <table:table-row>
          <table:table-cell table:style-name="Таблица1.A472" office:value-type="string">
            <text:p text:style-name="P1073">3126)fortunately</text:p>
            <text:p text:style-name="P1073"/>
            <text:p text:style-name="P1073"/>
            <text:p text:style-name="P343">[ˈfɔːʧ(ə)nətlɪ]</text:p>
          </table:table-cell>
          <table:table-cell table:style-name="Таблица1.B2" office:value-type="string">
            <text:p text:style-name="P1073">К счастью</text:p>
          </table:table-cell>
        </table:table-row>
        <table:table-row>
          <table:table-cell table:style-name="Таблица1.A472" office:value-type="string">
            <text:p text:style-name="P1074">3127)respectable</text:p>
            <text:p text:style-name="P1074"/>
            <text:p text:style-name="P1074"/>
            <text:p text:style-name="P344">[rɪˈspektəbl]</text:p>
          </table:table-cell>
          <table:table-cell table:style-name="Таблица1.B2" office:value-type="string">
            <text:p text:style-name="P1074">Респектабельный</text:p>
          </table:table-cell>
        </table:table-row>
        <table:table-row>
          <table:table-cell table:style-name="Таблица1.A476" office:value-type="string">
            <text:p text:style-name="P1075">3128)to no purpose</text:p>
            <text:p text:style-name="P1075"/>
            <text:p text:style-name="P1075"/>
            <text:p text:style-name="P1075"/>
          </table:table-cell>
          <table:table-cell table:style-name="Таблица1.B2" office:value-type="string">
            <text:p text:style-name="P1076">Напрасно</text:p>
          </table:table-cell>
        </table:table-row>
        <table:table-row>
          <table:table-cell table:style-name="Таблица1.A476" office:value-type="string">
            <text:p text:style-name="P1077">3129)end up</text:p>
            <text:p text:style-name="P1077"/>
            <text:p text:style-name="P1077"/>
            <text:p text:style-name="P1077"/>
          </table:table-cell>
          <table:table-cell table:style-name="Таблица1.B2" office:value-type="string">
            <text:p text:style-name="P1077">Завершить, завершаться</text:p>
          </table:table-cell>
        </table:table-row>
        <table:table-row>
          <table:table-cell table:style-name="Таблица1.A476" office:value-type="string">
            <text:p text:style-name="P1078">3130)amazing</text:p>
            <text:p text:style-name="P1078"/>
            <text:p text:style-name="P1078"/>
            <text:p text:style-name="P345">[əˈmeɪzɪŋ]</text:p>
          </table:table-cell>
          <table:table-cell table:style-name="Таблица1.B2" office:value-type="string">
            <text:p text:style-name="P1078">Удивительный</text:p>
          </table:table-cell>
        </table:table-row>
        <table:table-row>
          <table:table-cell table:style-name="Таблица1.A476" office:value-type="string">
            <text:p text:style-name="P1079">3131)respirator</text:p>
            <text:p text:style-name="P1079"/>
            <text:p text:style-name="P1079"/>
            <text:p text:style-name="P346">[ˈresp(ə)reɪtə]</text:p>
          </table:table-cell>
          <table:table-cell table:style-name="Таблица1.B2" office:value-type="string">
            <text:p text:style-name="P1079">Респиратор, противогаз</text:p>
          </table:table-cell>
        </table:table-row>
        <table:table-row>
          <table:table-cell table:style-name="Таблица1.A480" office:value-type="string">
            <text:p text:style-name="P1080">3132)Be on good terms</text:p>
            <text:p text:style-name="P1080"/>
            <text:p text:style-name="P1080"/>
            <text:p text:style-name="P1080"><text:soft-page-break/></text:p>
          </table:table-cell>
          <table:table-cell table:style-name="Таблица1.B2" office:value-type="string">
            <text:p text:style-name="P1076"/>
            <text:p text:style-name="P1076"/>
            <text:p text:style-name="P1076"/>
            <text:p text:style-name="P1080"><text:soft-page-break/>Быть в хороших отношениях</text:p>
          </table:table-cell>
        </table:table-row>
        <table:table-row>
          <table:table-cell table:style-name="Таблица1.A480" office:value-type="string">
            <text:p text:style-name="P1081">3133)ultimate</text:p>
            <text:p text:style-name="P1081"/>
            <text:p text:style-name="P1081"/>
            <text:p text:style-name="P347">[ˈʌltɪmət]</text:p>
          </table:table-cell>
          <table:table-cell table:style-name="Таблица1.B2" office:value-type="string">
            <text:p text:style-name="P1081">Окончательный, максимальный</text:p>
          </table:table-cell>
        </table:table-row>
        <table:table-row>
          <table:table-cell table:style-name="Таблица1.A480" office:value-type="string">
            <text:p text:style-name="P1082">3134)awesome</text:p>
            <text:p text:style-name="P1082"/>
            <text:p text:style-name="P1082"/>
            <text:p text:style-name="P348">[ˈɔːsəm]</text:p>
          </table:table-cell>
          <table:table-cell table:style-name="Таблица1.B2" office:value-type="string">
            <text:p text:style-name="P1082">Классно, потрясающий, ужасающий</text:p>
          </table:table-cell>
        </table:table-row>
        <table:table-row>
          <table:table-cell table:style-name="Таблица1.A480" office:value-type="string">
            <text:p text:style-name="P1083">3135)type</text:p>
            <text:p text:style-name="P1083"/>
            <text:p text:style-name="P1083"/>
            <text:p text:style-name="P349">[taɪp]</text:p>
          </table:table-cell>
          <table:table-cell table:style-name="Таблица1.B2" office:value-type="string">
            <text:p text:style-name="P1083">Тип, <text:span text:style-name="T41">на</text:span>печатать, вводить</text:p>
          </table:table-cell>
        </table:table-row>
        <table:table-row>
          <table:table-cell table:style-name="Таблица1.A482" office:value-type="string">
            <text:p text:style-name="P1084">3136)retry</text:p>
            <text:p text:style-name="P1084"/>
            <text:p text:style-name="P1084"/>
            <text:p text:style-name="P350">[ˌriːˈtraɪ]</text:p>
          </table:table-cell>
          <table:table-cell table:style-name="Таблица1.B2" office:value-type="string">
            <text:p text:style-name="P1085">Попробуйте, повторение, повторять</text:p>
          </table:table-cell>
        </table:table-row>
        <table:table-row>
          <table:table-cell table:style-name="Таблица1.A482" office:value-type="string">
            <text:p text:style-name="P1086">3137)review</text:p>
            <text:p text:style-name="P1086"/>
            <text:p text:style-name="P1086"/>
            <text:p text:style-name="P351">[rɪˈvjuː]</text:p>
          </table:table-cell>
          <table:table-cell table:style-name="Таблица1.B2" office:value-type="string">
            <text:p text:style-name="P1086">Пересмотреть, обзор, описание, оценка</text:p>
          </table:table-cell>
        </table:table-row>
        <table:table-row>
          <table:table-cell table:style-name="Таблица1.A486" office:value-type="string">
            <text:p text:style-name="P1087">3138)Be on bad terms</text:p>
            <text:p text:style-name="P1087"/>
            <text:p text:style-name="P1087"/>
            <text:p text:style-name="P1087"/>
          </table:table-cell>
          <table:table-cell table:style-name="Таблица1.B2" office:value-type="string">
            <text:p text:style-name="P1087">Быть в плохих отношениях</text:p>
          </table:table-cell>
        </table:table-row>
        <table:table-row>
          <table:table-cell table:style-name="Таблица1.A486" office:value-type="string">
            <text:p text:style-name="P1088">3139)handy</text:p>
            <text:p text:style-name="P1088"/>
            <text:p text:style-name="P1088"/>
            <text:p text:style-name="P352">[ˈhændɪ]</text:p>
          </table:table-cell>
          <table:table-cell table:style-name="Таблица1.B2" office:value-type="string">
            <text:p text:style-name="P1088">Удобный, портативный</text:p>
          </table:table-cell>
        </table:table-row>
        <table:table-row>
          <table:table-cell table:style-name="Таблица1.A486" office:value-type="string">
            <text:p text:style-name="P1089">3140)customize</text:p>
            <text:p text:style-name="P1089"/>
            <text:p text:style-name="P1089"/>
            <text:p text:style-name="P353">[ˈkʌstəmaɪz]</text:p>
          </table:table-cell>
          <table:table-cell table:style-name="Таблица1.B2" office:value-type="string">
            <text:p text:style-name="P1089">Настроить</text:p>
          </table:table-cell>
        </table:table-row>
        <table:table-row>
          <table:table-cell table:style-name="Таблица1.A486" office:value-type="string">
            <text:p text:style-name="P1090">3141)revision</text:p>
            <text:p text:style-name="P1090"/>
            <text:p text:style-name="P1090"/>
            <text:p text:style-name="P354">[rɪˈvɪʒ(ə)n]</text:p>
          </table:table-cell>
          <table:table-cell table:style-name="Таблица1.B2" office:value-type="string">
            <text:p text:style-name="P1090">Пересмотр, испра<text:span text:style-name="T42">в</text:span>ление</text:p>
          </table:table-cell>
        </table:table-row>
        <table:table-row>
          <table:table-cell table:style-name="Таблица1.A490" office:value-type="string">
            <text:p text:style-name="P1091">3142)In particular</text:p>
            <text:p text:style-name="P1091"/>
            <text:p text:style-name="P1091"/>
            <text:p text:style-name="P1091"/>
          </table:table-cell>
          <table:table-cell table:style-name="Таблица1.B2" office:value-type="string">
            <text:p text:style-name="P1091">В частности, в особенности</text:p>
          </table:table-cell>
        </table:table-row>
        <table:table-row>
          <table:table-cell table:style-name="Таблица1.A490" office:value-type="string">
            <text:p text:style-name="P1092">3143)represent</text:p>
            <text:p text:style-name="P1092"/>
            <text:p text:style-name="P1092"/>
            <text:p text:style-name="P355">[ˌreprɪˈzent]</text:p>
          </table:table-cell>
          <table:table-cell table:style-name="Таблица1.B2" office:value-type="string">
            <text:p text:style-name="P1092">Представлять</text:p>
          </table:table-cell>
        </table:table-row>
        <table:table-row>
          <table:table-cell table:style-name="Таблица1.A490" office:value-type="string">
            <text:p text:style-name="P1093">3144)properly</text:p>
            <text:p text:style-name="P1093"/>
            <text:p text:style-name="P1093"/>
            <text:p text:style-name="P356">[ˈprɔp(ə)lɪ]</text:p>
          </table:table-cell>
          <table:table-cell table:style-name="Таблица1.B2" office:value-type="string">
            <text:p text:style-name="P1093">Правильно</text:p>
          </table:table-cell>
        </table:table-row>
        <table:table-row>
          <table:table-cell table:style-name="Таблица1.A490" office:value-type="string">
            <text:p text:style-name="P1094">3145)revolver</text:p>
            <text:p text:style-name="P1094"/>
            <text:p text:style-name="P1094"/>
            <text:p text:style-name="P357">[rɪˈvɔlvə]</text:p>
          </table:table-cell>
          <table:table-cell table:style-name="Таблица1.B2" office:value-type="string">
            <text:p text:style-name="P1094">Револьвер</text:p>
          </table:table-cell>
        </table:table-row>
        <text:soft-page-break/>
        <table:table-row>
          <table:table-cell table:style-name="Таблица1.A494" office:value-type="string">
            <text:p text:style-name="P1095">3146)Go into particulars</text:p>
            <text:p text:style-name="P1095"/>
            <text:p text:style-name="P1095"/>
            <text:p text:style-name="P1095"/>
          </table:table-cell>
          <table:table-cell table:style-name="Таблица1.B2" office:value-type="string">
            <text:p text:style-name="P1095">Вдаваться в подробности</text:p>
          </table:table-cell>
        </table:table-row>
        <table:table-row>
          <table:table-cell table:style-name="Таблица1.A494" office:value-type="string">
            <text:p text:style-name="P1096">3147)whilst</text:p>
            <text:p text:style-name="P1096"/>
            <text:p text:style-name="P1096"/>
            <text:p text:style-name="P358">[(h)waɪlst]</text:p>
          </table:table-cell>
          <table:table-cell table:style-name="Таблица1.B2" office:value-type="string">
            <text:p text:style-name="P1096">В то время как, пока</text:p>
          </table:table-cell>
        </table:table-row>
        <table:table-row>
          <table:table-cell table:style-name="Таблица1.A494" office:value-type="string">
            <text:p text:style-name="P1097">3148)prone</text:p>
            <text:p text:style-name="P1097"/>
            <text:p text:style-name="P1097"/>
            <text:p text:style-name="P359">[prəun]</text:p>
          </table:table-cell>
          <table:table-cell table:style-name="Таблица1.B2" office:value-type="string">
            <text:p text:style-name="P1097">Склонный</text:p>
          </table:table-cell>
        </table:table-row>
        <table:table-row>
          <table:table-cell table:style-name="Таблица1.A494" office:value-type="string">
            <text:p text:style-name="P1098">3149)roller</text:p>
            <text:p text:style-name="P1098"/>
            <text:p text:style-name="P1098"/>
            <text:p text:style-name="P360">[ˈrəulə]</text:p>
          </table:table-cell>
          <table:table-cell table:style-name="Таблица1.B2" office:value-type="string">
            <text:p text:style-name="P1098">Ролик, роликовый, вал</text:p>
          </table:table-cell>
        </table:table-row>
        <table:table-row>
          <table:table-cell table:style-name="Таблица1.A498" office:value-type="string">
            <text:p text:style-name="P1099">3150)In addition to</text:p>
            <text:p text:style-name="P1099"/>
            <text:p text:style-name="P1099"/>
            <text:p text:style-name="P1099"/>
          </table:table-cell>
          <table:table-cell table:style-name="Таблица1.B2" office:value-type="string">
            <text:p text:style-name="P1099">Кроме того, в дополнении к</text:p>
          </table:table-cell>
        </table:table-row>
        <table:table-row>
          <table:table-cell table:style-name="Таблица1.A498" office:value-type="string">
            <text:p text:style-name="P1100">3151)meet up</text:p>
            <text:p text:style-name="P1100"/>
            <text:p text:style-name="P1100"/>
            <text:p text:style-name="P1100"/>
          </table:table-cell>
          <table:table-cell table:style-name="Таблица1.B2" office:value-type="string">
            <text:p text:style-name="P1100">Встретиться</text:p>
          </table:table-cell>
        </table:table-row>
        <table:table-row>
          <table:table-cell table:style-name="Таблица1.A498" office:value-type="string">
            <text:p text:style-name="P1101">3152)restful</text:p>
            <text:p text:style-name="P1101"/>
            <text:p text:style-name="P1101"/>
            <text:p text:style-name="P361">[ˈrestf(ə)l]</text:p>
          </table:table-cell>
          <table:table-cell table:style-name="Таблица1.B2" office:value-type="string">
            <text:p text:style-name="P1101">Успокоительное, спокойный</text:p>
          </table:table-cell>
        </table:table-row>
        <table:table-row>
          <table:table-cell table:style-name="Таблица1.A498" office:value-type="string">
            <text:p text:style-name="P1102">3153)imply</text:p>
            <text:p text:style-name="P1102"/>
            <text:p text:style-name="P1102"/>
            <text:p text:style-name="P362">[ɪmˈplaɪ]</text:p>
          </table:table-cell>
          <table:table-cell table:style-name="Таблица1.B2" office:value-type="string">
            <text:p text:style-name="P1102">Означать, <text:span text:style-name="T43">подразумевать</text:span></text:p>
          </table:table-cell>
        </table:table-row>
        <table:table-row>
          <table:table-cell table:style-name="Таблица1.A499" office:value-type="string">
            <text:p text:style-name="P1103">3154)roman</text:p>
            <text:p text:style-name="P1103"/>
            <text:p text:style-name="P1103"/>
            <text:p text:style-name="P363">[ˈrəumən]</text:p>
          </table:table-cell>
          <table:table-cell table:style-name="Таблица1.B2" office:value-type="string">
            <text:p text:style-name="P1103">Римлянин, римский</text:p>
          </table:table-cell>
        </table:table-row>
        <table:table-row>
          <table:table-cell table:style-name="Таблица1.A503" office:value-type="string">
            <text:p text:style-name="P1104">3155)By chance</text:p>
            <text:p text:style-name="P1104"/>
            <text:p text:style-name="P1104"/>
            <text:p text:style-name="P1104"/>
          </table:table-cell>
          <table:table-cell table:style-name="Таблица1.B2" office:value-type="string">
            <text:p text:style-name="P1104">Случайно</text:p>
          </table:table-cell>
        </table:table-row>
        <table:table-row>
          <table:table-cell table:style-name="Таблица1.A503" office:value-type="string">
            <text:p text:style-name="P1105">3156)unreliable</text:p>
            <text:p text:style-name="P1105"/>
            <text:p text:style-name="P1105"/>
            <text:p text:style-name="P364">[ˌʌnrɪˈlaɪəbl]</text:p>
          </table:table-cell>
          <table:table-cell table:style-name="Таблица1.B2" office:value-type="string">
            <text:p text:style-name="P1105">Ненадёжный</text:p>
          </table:table-cell>
        </table:table-row>
        <table:table-row>
          <table:table-cell table:style-name="Таблица1.A503" office:value-type="string">
            <text:p text:style-name="P1106">3157)ownership</text:p>
            <text:p text:style-name="P1106"/>
            <text:p text:style-name="P1106"/>
            <text:p text:style-name="P365">[ˈəunəʃɪp]</text:p>
          </table:table-cell>
          <table:table-cell table:style-name="Таблица1.B2" office:value-type="string">
            <text:p text:style-name="P1106">Владение, собственность, монопольное использование</text:p>
          </table:table-cell>
        </table:table-row>
        <table:table-row>
          <table:table-cell table:style-name="Таблица1.A503" office:value-type="string">
            <text:p text:style-name="P1107">3158)romantic</text:p>
            <text:p text:style-name="P1107"/>
            <text:p text:style-name="P1107"/>
            <text:p text:style-name="P366">[rəˈmæntɪk]</text:p>
          </table:table-cell>
          <table:table-cell table:style-name="Таблица1.B2" office:value-type="string">
            <text:p text:style-name="P1108">Романтик, романтичный</text:p>
          </table:table-cell>
        </table:table-row>
        <table:table-row>
          <table:table-cell table:style-name="Таблица1.A507" office:value-type="string">
            <text:p text:style-name="P1109">3159)On the chance</text:p>
            <text:p text:style-name="P1109"><text:soft-page-break/></text:p>
            <text:p text:style-name="P1109"/>
            <text:p text:style-name="P1109"/>
          </table:table-cell>
          <table:table-cell table:style-name="Таблица1.B2" office:value-type="string">
            <text:p text:style-name="P1104"/>
            <text:p text:style-name="P1109"><text:soft-page-break/>В случае</text:p>
          </table:table-cell>
        </table:table-row>
        <table:table-row>
          <table:table-cell table:style-name="Таблица1.A507" office:value-type="string">
            <text:p text:style-name="P1110">3160)spectrum</text:p>
            <text:p text:style-name="P1110"/>
            <text:p text:style-name="P1110"/>
            <text:p text:style-name="P367">[ˈspektrəm]</text:p>
          </table:table-cell>
          <table:table-cell table:style-name="Таблица1.B2" office:value-type="string">
            <text:p text:style-name="P1110">Спектр, диапазон</text:p>
          </table:table-cell>
        </table:table-row>
        <table:table-row>
          <table:table-cell table:style-name="Таблица1.A507" office:value-type="string">
            <text:p text:style-name="P1111">3161)crafting</text:p>
            <text:p text:style-name="P1111"/>
            <text:p text:style-name="P1111"/>
            <text:p text:style-name="P368">[krɑːftin]</text:p>
          </table:table-cell>
          <table:table-cell table:style-name="Таблица1.B2" office:value-type="string">
            <text:p text:style-name="P1111">Использование навыков, заумная программа</text:p>
          </table:table-cell>
        </table:table-row>
        <table:table-row>
          <table:table-cell table:style-name="Таблица1.A507" office:value-type="string">
            <text:p text:style-name="P1112">3162)route</text:p>
            <text:p text:style-name="P1112"/>
            <text:p text:style-name="P1112"/>
            <text:p text:style-name="P369">[ruːt]</text:p>
          </table:table-cell>
          <table:table-cell table:style-name="Таблица1.B2" office:value-type="string">
            <text:p text:style-name="P1112">Маршрут, путь</text:p>
          </table:table-cell>
        </table:table-row>
        <table:table-row>
          <table:table-cell table:style-name="Таблица1.A511" office:value-type="string">
            <text:p text:style-name="P1113">3163)Take one's chance</text:p>
            <text:p text:style-name="P1113"/>
            <text:p text:style-name="P1113"/>
            <text:p text:style-name="P1113"/>
          </table:table-cell>
          <table:table-cell table:style-name="Таблица1.B2" office:value-type="string">
            <text:p text:style-name="P1113">Решиться, рискнуть</text:p>
          </table:table-cell>
        </table:table-row>
        <table:table-row>
          <table:table-cell table:style-name="Таблица1.A511" office:value-type="string">
            <text:p text:style-name="P1114">3164)fake</text:p>
            <text:p text:style-name="P1114"/>
            <text:p text:style-name="P1114"/>
            <text:p text:style-name="P370">[feɪk]</text:p>
          </table:table-cell>
          <table:table-cell table:style-name="Таблица1.B2" office:value-type="string">
            <text:p text:style-name="P1114">Подделка, подделывать</text:p>
          </table:table-cell>
        </table:table-row>
        <table:table-row>
          <table:table-cell table:style-name="Таблица1.A511" office:value-type="string">
            <text:p text:style-name="P1115">3165)carry out</text:p>
            <text:p text:style-name="P1115"/>
            <text:p text:style-name="P1115"/>
            <text:p text:style-name="P1115"/>
          </table:table-cell>
          <table:table-cell table:style-name="Таблица1.B2" office:value-type="string">
            <text:p text:style-name="P1115">Проводить, выполнять</text:p>
          </table:table-cell>
        </table:table-row>
        <table:table-row>
          <table:table-cell table:style-name="Таблица1.A511" office:value-type="string">
            <text:p text:style-name="P1116">3166)rabbit</text:p>
            <text:p text:style-name="P1116"/>
            <text:p text:style-name="P1116"/>
            <text:p text:style-name="P371">[ˈræbɪt]</text:p>
          </table:table-cell>
          <table:table-cell table:style-name="Таблица1.B2" office:value-type="string">
            <text:p text:style-name="P1116">Кролик</text:p>
          </table:table-cell>
        </table:table-row>
        <table:table-row>
          <table:table-cell table:style-name="Таблица1.A515" office:value-type="string">
            <text:p text:style-name="P1117">3167)be in character</text:p>
            <text:p text:style-name="P1117"/>
            <text:p text:style-name="P1117"/>
            <text:p text:style-name="P1117"/>
          </table:table-cell>
          <table:table-cell table:style-name="Таблица1.B2" office:value-type="string">
            <text:p text:style-name="P1117">Соответствовать</text:p>
          </table:table-cell>
        </table:table-row>
        <table:table-row>
          <table:table-cell table:style-name="Таблица1.A515" office:value-type="string">
            <text:p text:style-name="P1118">3168)caption</text:p>
            <text:p text:style-name="P1118"/>
            <text:p text:style-name="P1118"/>
            <text:p text:style-name="P372">[ˈkæpʃ(ə)n]</text:p>
          </table:table-cell>
          <table:table-cell table:style-name="Таблица1.B2" office:value-type="string">
            <text:p text:style-name="P1118">Подпись, заголовок</text:p>
          </table:table-cell>
        </table:table-row>
        <table:table-row>
          <table:table-cell table:style-name="Таблица1.A515" office:value-type="string">
            <text:p text:style-name="P1119">3169)previous</text:p>
            <text:p text:style-name="P1119"/>
            <text:p text:style-name="P1119"/>
            <text:p text:style-name="P373">[ˈpriːvɪəs]</text:p>
          </table:table-cell>
          <table:table-cell table:style-name="Таблица1.B2" office:value-type="string">
            <text:p text:style-name="P1119">Предыдущий</text:p>
          </table:table-cell>
        </table:table-row>
        <table:table-row>
          <table:table-cell table:style-name="Таблица1.A515" office:value-type="string">
            <text:p text:style-name="P1120">3170)rabid</text:p>
            <text:p text:style-name="P1120"/>
            <text:p text:style-name="P1120"/>
            <text:p text:style-name="P374">[ˈræbɪd]</text:p>
          </table:table-cell>
          <table:table-cell table:style-name="Таблица1.B2" office:value-type="string">
            <text:p text:style-name="P1120">Бешенный, яростный</text:p>
          </table:table-cell>
        </table:table-row>
        <table:table-row>
          <table:table-cell table:style-name="Таблица1.A518" office:value-type="string">
            <text:p text:style-name="P1121">3171)start off</text:p>
            <text:p text:style-name="P1121"/>
            <text:p text:style-name="P1121"/>
            <text:p text:style-name="P1121"/>
          </table:table-cell>
          <table:table-cell table:style-name="Таблица1.B2" office:value-type="string">
            <text:p text:style-name="P1121">Начинать, начинаться</text:p>
          </table:table-cell>
        </table:table-row>
        <table:table-row>
          <table:table-cell table:style-name="Таблица1.A518" office:value-type="string">
            <text:p text:style-name="P1122">3172)slightly</text:p>
            <text:p text:style-name="P1122"/>
            <text:p text:style-name="P1122"><text:soft-page-break/></text:p>
            <text:p text:style-name="P375">[ˈslaɪtlɪ]</text:p>
          </table:table-cell>
          <table:table-cell table:style-name="Таблица1.B2" office:value-type="string">
            <text:p text:style-name="P1121"/>
            <text:p text:style-name="P1121"/>
            <text:p text:style-name="P1122"><text:soft-page-break/>Слегка, немного</text:p>
          </table:table-cell>
        </table:table-row>
        <table:table-row>
          <table:table-cell table:style-name="Таблица1.A518" office:value-type="string">
            <text:p text:style-name="P1123">3173)radiance</text:p>
            <text:p text:style-name="P1123"/>
            <text:p text:style-name="P1123"/>
            <text:p text:style-name="P376">[ˈreɪdɪən(t)s]</text:p>
          </table:table-cell>
          <table:table-cell table:style-name="Таблица1.B2" office:value-type="string">
            <text:p text:style-name="P1123">Излучение, сияние</text:p>
          </table:table-cell>
        </table:table-row>
        <table:table-row>
          <table:table-cell table:style-name="Таблица1.A522" office:value-type="string">
            <text:p text:style-name="P1124">3174)be out character</text:p>
            <text:p text:style-name="P1124"/>
            <text:p text:style-name="P1124"/>
            <text:p text:style-name="P1124"/>
          </table:table-cell>
          <table:table-cell table:style-name="Таблица1.B2" office:value-type="string">
            <text:p text:style-name="P1124">Не соответствовать</text:p>
          </table:table-cell>
        </table:table-row>
        <table:table-row>
          <table:table-cell table:style-name="Таблица1.A522" office:value-type="string">
            <text:p text:style-name="P1125">3175)nicely</text:p>
            <text:p text:style-name="P1125"/>
            <text:p text:style-name="P1125"/>
            <text:p text:style-name="P377">[ˈnaɪslɪ]</text:p>
          </table:table-cell>
          <table:table-cell table:style-name="Таблица1.B2" office:value-type="string">
            <text:p text:style-name="P1125">Хорошо, приятно</text:p>
          </table:table-cell>
        </table:table-row>
        <table:table-row>
          <table:table-cell table:style-name="Таблица1.A522" office:value-type="string">
            <text:p text:style-name="P1126">3176)all about</text:p>
            <text:p text:style-name="P1126"/>
            <text:p text:style-name="P1126"/>
            <text:p text:style-name="P1126"/>
          </table:table-cell>
          <table:table-cell table:style-name="Таблица1.B2" office:value-type="string">
            <text:p text:style-name="P1126">Всё о</text:p>
          </table:table-cell>
        </table:table-row>
        <table:table-row>
          <table:table-cell table:style-name="Таблица1.A522" office:value-type="string">
            <text:p text:style-name="P1127">3177)radish</text:p>
            <text:p text:style-name="P1127"/>
            <text:p text:style-name="P1127"/>
            <text:p text:style-name="P378">[ˈrædɪʃ]</text:p>
          </table:table-cell>
          <table:table-cell table:style-name="Таблица1.B2" office:value-type="string">
            <text:p text:style-name="P1127">Редиска</text:p>
          </table:table-cell>
        </table:table-row>
        <table:table-row>
          <table:table-cell table:style-name="Таблица1.A526" office:value-type="string">
            <text:p text:style-name="P1128">3178)To a certain degree</text:p>
            <text:p text:style-name="P1128"/>
            <text:p text:style-name="P1128"/>
            <text:p text:style-name="P1128"/>
          </table:table-cell>
          <table:table-cell table:style-name="Таблица1.B2" office:value-type="string">
            <text:p text:style-name="P1128">До известной степени</text:p>
          </table:table-cell>
        </table:table-row>
        <table:table-row>
          <table:table-cell table:style-name="Таблица1.A526" office:value-type="string">
            <text:p text:style-name="P1129">3179)offering</text:p>
            <text:p text:style-name="P1129"/>
            <text:p text:style-name="P1129"/>
            <text:p text:style-name="P379">[ˈɔf(ə)rɪŋ]</text:p>
          </table:table-cell>
          <table:table-cell table:style-name="Таблица1.B2" office:value-type="string">
            <text:p text:style-name="P1129"><text:span text:style-name="T44">П</text:span>редложение</text:p>
          </table:table-cell>
        </table:table-row>
        <table:table-row>
          <table:table-cell table:style-name="Таблица1.A526" office:value-type="string">
            <text:p text:style-name="P1130">3180)enterprise</text:p>
            <text:p text:style-name="P1130"/>
            <text:p text:style-name="P1130"/>
            <text:p text:style-name="P380">[ˈentəpraɪz]</text:p>
          </table:table-cell>
          <table:table-cell table:style-name="Таблица1.B2" office:value-type="string">
            <text:p text:style-name="P1130">Предприятие, предпринимательство</text:p>
          </table:table-cell>
        </table:table-row>
        <table:table-row>
          <table:table-cell table:style-name="Таблица1.A526" office:value-type="string">
            <text:p text:style-name="P1131">3181)rage</text:p>
            <text:p text:style-name="P1131"/>
            <text:p text:style-name="P1131"/>
            <text:p text:style-name="P381">[reɪʤ]</text:p>
          </table:table-cell>
          <table:table-cell table:style-name="Таблица1.B2" office:value-type="string">
            <text:p text:style-name="P1131">Гнев, злиться, бушевать</text:p>
          </table:table-cell>
        </table:table-row>
        <table:table-row>
          <table:table-cell table:style-name="Таблица1.A530" office:value-type="string">
            <text:p text:style-name="P1132">3182)A bit</text:p>
            <text:p text:style-name="P1132"/>
            <text:p text:style-name="P1132"/>
            <text:p text:style-name="P1132"/>
          </table:table-cell>
          <table:table-cell table:style-name="Таблица1.B2" office:value-type="string">
            <text:p text:style-name="P1132">Немного</text:p>
          </table:table-cell>
        </table:table-row>
        <table:table-row>
          <table:table-cell table:style-name="Таблица1.A530" office:value-type="string">
            <text:p text:style-name="P1133">3183)everybody</text:p>
            <text:p text:style-name="P1133"/>
            <text:p text:style-name="P1133"/>
            <text:p text:style-name="P382">[ˈevrɪbɔdɪ]</text:p>
          </table:table-cell>
          <table:table-cell table:style-name="Таблица1.B2" office:value-type="string">
            <text:p text:style-name="P1133">Все, каждый</text:p>
          </table:table-cell>
        </table:table-row>
        <table:table-row>
          <table:table-cell table:style-name="Таблица1.A530" office:value-type="string">
            <text:p text:style-name="P1134">3184)fluid</text:p>
            <text:p text:style-name="P1134"/>
            <text:p text:style-name="P1134"/>
            <text:p text:style-name="P383">[ˈfluːɪd]</text:p>
          </table:table-cell>
          <table:table-cell table:style-name="Таблица1.B2" office:value-type="string">
            <text:p text:style-name="P1134">Жидкость</text:p>
          </table:table-cell>
        </table:table-row>
        <table:table-row>
          <table:table-cell table:style-name="Таблица1.A530" office:value-type="string">
            <text:p text:style-name="P1135">3185)raisin</text:p>
            <text:p text:style-name="P1135"/>
            <text:p text:style-name="P1135"/>
            <text:p text:style-name="P384"><text:soft-page-break/>[ˈreɪz(ə)n]</text:p>
          </table:table-cell>
          <table:table-cell table:style-name="Таблица1.B2" office:value-type="string">
            <text:p text:style-name="P1132"/>
            <text:p text:style-name="P1132"/>
            <text:p text:style-name="P1132"/>
            <text:p text:style-name="P1135"><text:soft-page-break/>Изюм, изюминка</text:p>
          </table:table-cell>
        </table:table-row>
        <table:table-row>
          <table:table-cell table:style-name="Таблица1.A534" office:value-type="string">
            <text:p text:style-name="P1136">3186)Not a bit</text:p>
            <text:p text:style-name="P1136"/>
            <text:p text:style-name="P1136"/>
            <text:p text:style-name="P1136"/>
          </table:table-cell>
          <table:table-cell table:style-name="Таблица1.B2" office:value-type="string">
            <text:p text:style-name="P1136">Ничуть</text:p>
          </table:table-cell>
        </table:table-row>
        <table:table-row>
          <table:table-cell table:style-name="Таблица1.A534" office:value-type="string">
            <text:p text:style-name="P1137">3187)playback</text:p>
            <text:p text:style-name="P1137"/>
            <text:p text:style-name="P1137"/>
            <text:p text:style-name="P385">[ˈpleɪbæk]</text:p>
          </table:table-cell>
          <table:table-cell table:style-name="Таблица1.B2" office:value-type="string">
            <text:p text:style-name="P1137">Считывание, воспроизведение</text:p>
          </table:table-cell>
        </table:table-row>
        <table:table-row>
          <table:table-cell table:style-name="Таблица1.A534" office:value-type="string">
            <text:p text:style-name="P1138">3188)derive</text:p>
            <text:p text:style-name="P1138"/>
            <text:p text:style-name="P1138"/>
            <text:p text:style-name="P386">[dɪˈraɪv]</text:p>
          </table:table-cell>
          <table:table-cell table:style-name="Таблица1.B2" office:value-type="string">
            <text:p text:style-name="P1138">Извлекать, дифференцировать, получать</text:p>
          </table:table-cell>
        </table:table-row>
        <table:table-row>
          <table:table-cell table:style-name="Таблица1.A534" office:value-type="string">
            <text:p text:style-name="P1139">3189)rake</text:p>
            <text:p text:style-name="P1139"/>
            <text:p text:style-name="P1139"/>
            <text:p text:style-name="P387">[reɪk]</text:p>
          </table:table-cell>
          <table:table-cell table:style-name="Таблица1.B2" office:value-type="string">
            <text:p text:style-name="P1139">Грабли, разгребать</text:p>
          </table:table-cell>
        </table:table-row>
        <table:table-row>
          <table:table-cell table:style-name="Таблица1.A538" office:value-type="string">
            <text:p text:style-name="P1140">3190)In the middle of</text:p>
            <text:p text:style-name="P1140"/>
            <text:p text:style-name="P1140"/>
            <text:p text:style-name="P1140"/>
          </table:table-cell>
          <table:table-cell table:style-name="Таблица1.B2" office:value-type="string">
            <text:p text:style-name="P1140">В середине, во время</text:p>
          </table:table-cell>
        </table:table-row>
        <table:table-row>
          <table:table-cell table:style-name="Таблица1.A538" office:value-type="string">
            <text:p text:style-name="P1141">3191)somehow</text:p>
            <text:p text:style-name="P1141"/>
            <text:p text:style-name="P1141"/>
            <text:p text:style-name="P388">[ˈsʌmhau]</text:p>
          </table:table-cell>
          <table:table-cell table:style-name="Таблица1.B2" office:value-type="string">
            <text:p text:style-name="P1141">Как-нибудь, почему-то</text:p>
          </table:table-cell>
        </table:table-row>
        <table:table-row>
          <table:table-cell table:style-name="Таблица1.A538" office:value-type="string">
            <text:p text:style-name="P1142">3192)probe</text:p>
            <text:p text:style-name="P1142"/>
            <text:p text:style-name="P1142"/>
            <text:p text:style-name="P389">[prəub]</text:p>
          </table:table-cell>
          <table:table-cell table:style-name="Таблица1.B2" office:value-type="string">
            <text:p text:style-name="P1142">Исследовать, образец, зонд</text:p>
          </table:table-cell>
        </table:table-row>
        <table:table-row>
          <table:table-cell table:style-name="Таблица1.A538" office:value-type="string">
            <text:p text:style-name="P1143">3193)rank</text:p>
            <text:p text:style-name="P1143"/>
            <text:p text:style-name="P1143"/>
            <text:p text:style-name="P390">[ræŋk]</text:p>
          </table:table-cell>
          <table:table-cell table:style-name="Таблица1.B2" office:value-type="string">
            <text:p text:style-name="P1143">Ранжировать, ранг, звание</text:p>
          </table:table-cell>
        </table:table-row>
        <table:table-row>
          <table:table-cell table:style-name="Таблица1.A542" office:value-type="string">
            <text:p text:style-name="P1144">3194)For all one is worth</text:p>
            <text:p text:style-name="P1144"/>
            <text:p text:style-name="P1144"/>
            <text:p text:style-name="P1144"/>
          </table:table-cell>
          <table:table-cell table:style-name="Таблица1.B2" office:value-type="string">
            <text:p text:style-name="P1144">Изо всех сил</text:p>
          </table:table-cell>
        </table:table-row>
        <table:table-row>
          <table:table-cell table:style-name="Таблица1.A542" office:value-type="string">
            <text:p text:style-name="P1145">3195)stats</text:p>
            <text:p text:style-name="P1145"/>
            <text:p text:style-name="P1145"/>
            <text:p text:style-name="P391">[ˈstæts]</text:p>
          </table:table-cell>
          <table:table-cell table:style-name="Таблица1.B2" office:value-type="string">
            <text:p text:style-name="P1145">Статистика</text:p>
          </table:table-cell>
        </table:table-row>
        <table:table-row>
          <table:table-cell table:style-name="Таблица1.A542" office:value-type="string">
            <text:p text:style-name="P1146">3196)sketch</text:p>
            <text:p text:style-name="P1146"/>
            <text:p text:style-name="P1146"/>
            <text:p text:style-name="P392">[skeʧ]</text:p>
          </table:table-cell>
          <table:table-cell table:style-name="Таблица1.B2" office:value-type="string">
            <text:p text:style-name="P1146">Набросок</text:p>
          </table:table-cell>
        </table:table-row>
        <table:table-row>
          <table:table-cell table:style-name="Таблица1.A542" office:value-type="string">
            <text:p text:style-name="P1147">3197)ransom</text:p>
            <text:p text:style-name="P1147"/>
            <text:p text:style-name="P1147"/>
            <text:p text:style-name="P393">[ˈræn(t)s(ə)m]</text:p>
          </table:table-cell>
          <table:table-cell table:style-name="Таблица1.B2" office:value-type="string">
            <text:p text:style-name="P1147">Выкуп</text:p>
          </table:table-cell>
        </table:table-row>
        <table:table-row>
          <table:table-cell table:style-name="Таблица1.A546" office:value-type="string">
            <text:p text:style-name="P1148">3198)Take into account</text:p>
            <text:p text:style-name="P1148"/>
            <text:p text:style-name="P1148"/>
            <text:p text:style-name="P1148"/>
          </table:table-cell>
          <table:table-cell table:style-name="Таблица1.B2" office:value-type="string">
            <text:p text:style-name="P1148">Принимать во внимание</text:p>
          </table:table-cell>
        </table:table-row>
        <text:soft-page-break/>
        <table:table-row>
          <table:table-cell table:style-name="Таблица1.A546" office:value-type="string">
            <text:p text:style-name="P1149">3199)dashboard</text:p>
            <text:p text:style-name="P1149"/>
            <text:p text:style-name="P1149"/>
            <text:p text:style-name="P394">[ˈdæʃbɔːd]</text:p>
          </table:table-cell>
          <table:table-cell table:style-name="Таблица1.B2" office:value-type="string">
            <text:p text:style-name="P1149">Приборная панель</text:p>
          </table:table-cell>
        </table:table-row>
        <table:table-row>
          <table:table-cell table:style-name="Таблица1.A546" office:value-type="string">
            <text:p text:style-name="P1150">3200)severity</text:p>
            <text:p text:style-name="P1150"/>
            <text:p text:style-name="P1150"/>
            <text:p text:style-name="P395">[sɪˈverətɪ]</text:p>
          </table:table-cell>
          <table:table-cell table:style-name="Таблица1.B2" office:value-type="string">
            <text:p text:style-name="P1150">Строгость</text:p>
          </table:table-cell>
        </table:table-row>
        <table:table-row>
          <table:table-cell table:style-name="Таблица1.A546" office:value-type="string">
            <text:p text:style-name="P1151">3201)rap</text:p>
            <text:p text:style-name="P1151"/>
            <text:p text:style-name="P1151"/>
            <text:p text:style-name="P396">[ræp]</text:p>
          </table:table-cell>
          <table:table-cell table:style-name="Таблица1.B2" office:value-type="string">
            <text:p text:style-name="P1151">Рэп, стучать, стук</text:p>
          </table:table-cell>
        </table:table-row>
        <table:table-row>
          <table:table-cell table:style-name="Таблица1.A550" office:value-type="string">
            <text:p text:style-name="P1152">3202)Make one's choice</text:p>
            <text:p text:style-name="P1152"/>
            <text:p text:style-name="P1152"/>
            <text:p text:style-name="P1152"/>
          </table:table-cell>
          <table:table-cell table:style-name="Таблица1.B2" office:value-type="string">
            <text:p text:style-name="P1152">Сделать выбор</text:p>
          </table:table-cell>
        </table:table-row>
        <table:table-row>
          <table:table-cell table:style-name="Таблица1.A550" office:value-type="string">
            <text:p text:style-name="P1153">3203)skill</text:p>
            <text:p text:style-name="P1153"/>
            <text:p text:style-name="P1153"/>
            <text:p text:style-name="P397">[skɪl]</text:p>
          </table:table-cell>
          <table:table-cell table:style-name="Таблица1.B2" office:value-type="string">
            <text:p text:style-name="P1153">Ловкость, умение</text:p>
          </table:table-cell>
        </table:table-row>
        <table:table-row>
          <table:table-cell table:style-name="Таблица1.A550" office:value-type="string">
            <text:p text:style-name="P1154">3204)redundant</text:p>
            <text:p text:style-name="P1154"/>
            <text:p text:style-name="P1154"/>
            <text:p text:style-name="P398">[rɪˈdʌndənt]</text:p>
          </table:table-cell>
          <table:table-cell table:style-name="Таблица1.B2" office:value-type="string">
            <text:p text:style-name="P1154">Избыточный, резервный</text:p>
          </table:table-cell>
        </table:table-row>
        <table:table-row>
          <table:table-cell table:style-name="Таблица1.A550" office:value-type="string">
            <text:p text:style-name="P1155">3205)rapt</text:p>
            <text:p text:style-name="P1155"/>
            <text:p text:style-name="P1155"/>
            <text:p text:style-name="P399">[ræpt]</text:p>
          </table:table-cell>
          <table:table-cell table:style-name="Таблица1.B2" office:value-type="string">
            <text:p text:style-name="P1155">Восхищённый, увлечённый</text:p>
          </table:table-cell>
        </table:table-row>
        <table:table-row>
          <table:table-cell table:style-name="Таблица1.A554" office:value-type="string">
            <text:p text:style-name="P1156">3206)Put in practice</text:p>
            <text:p text:style-name="P1156"/>
            <text:p text:style-name="P1156"/>
            <text:p text:style-name="P1156"/>
          </table:table-cell>
          <table:table-cell table:style-name="Таблица1.B2" office:value-type="string">
            <text:p text:style-name="P1156">Осуществлять</text:p>
          </table:table-cell>
        </table:table-row>
        <table:table-row>
          <table:table-cell table:style-name="Таблица1.A554" office:value-type="string">
            <text:p text:style-name="P1157">3207)right away</text:p>
            <text:p text:style-name="P1157"/>
            <text:p text:style-name="P1157"/>
            <text:p text:style-name="P1157"/>
          </table:table-cell>
          <table:table-cell table:style-name="Таблица1.B2" office:value-type="string">
            <text:p text:style-name="P1157">Сразу</text:p>
          </table:table-cell>
        </table:table-row>
        <table:table-row>
          <table:table-cell table:style-name="Таблица1.A554" office:value-type="string">
            <text:p text:style-name="P1158">3208)valuable</text:p>
            <text:p text:style-name="P1158"/>
            <text:p text:style-name="P1158"/>
            <text:p text:style-name="P400">[ˈvæljuəbl]</text:p>
          </table:table-cell>
          <table:table-cell table:style-name="Таблица1.B2" office:value-type="string">
            <text:p text:style-name="P1158">Полезный, ценный</text:p>
          </table:table-cell>
        </table:table-row>
        <table:table-row>
          <table:table-cell table:style-name="Таблица1.A554" office:value-type="string">
            <text:p text:style-name="P1159">3209)rasp</text:p>
            <text:p text:style-name="P1159"/>
            <text:p text:style-name="P1159"/>
            <text:p text:style-name="P401">[rɑːsp]</text:p>
          </table:table-cell>
          <table:table-cell table:style-name="Таблица1.B2" office:value-type="string">
            <text:p text:style-name="P1159">Тёрка, строгать, напильник, подпиливать, скрежет</text:p>
          </table:table-cell>
        </table:table-row>
        <table:table-row>
          <table:table-cell table:style-name="Таблица1.A558" office:value-type="string">
            <text:p text:style-name="P1160">3210)Be out of practice</text:p>
            <text:p text:style-name="P1160"/>
            <text:p text:style-name="P1160"/>
            <text:p text:style-name="P1160"/>
          </table:table-cell>
          <table:table-cell table:style-name="Таблица1.B2" office:value-type="string">
            <text:p text:style-name="P1160">Не иметь практики</text:p>
          </table:table-cell>
        </table:table-row>
        <table:table-row>
          <table:table-cell table:style-name="Таблица1.A558" office:value-type="string">
            <text:p text:style-name="P1161">3211)rough</text:p>
            <text:p text:style-name="P1161"/>
            <text:p text:style-name="P1161"/>
            <text:p text:style-name="P402">[rʌf]</text:p>
          </table:table-cell>
          <table:table-cell table:style-name="Таблица1.B2" office:value-type="string">
            <text:p text:style-name="P1162">Грубо, грубый</text:p>
          </table:table-cell>
        </table:table-row>
        <table:table-row>
          <table:table-cell table:style-name="Таблица1.A558" office:value-type="string">
            <text:p text:style-name="P1163">3212)draft</text:p>
            <text:p text:style-name="P1163"><text:soft-page-break/></text:p>
            <text:p text:style-name="P1163"/>
            <text:p text:style-name="P403">[drɑːft]</text:p>
          </table:table-cell>
          <table:table-cell table:style-name="Таблица1.B2" office:value-type="string">
            <text:p text:style-name="P1160"/>
            <text:p text:style-name="P1163"><text:soft-page-break/>Проект, черновик, чертёж</text:p>
          </table:table-cell>
        </table:table-row>
        <table:table-row>
          <table:table-cell table:style-name="Таблица1.A558" office:value-type="string">
            <text:p text:style-name="P1164">3213)raspberry</text:p>
            <text:p text:style-name="P1164"/>
            <text:p text:style-name="P1164"/>
            <text:p text:style-name="P404">[ˈrɑːzb(ə)rɪ]</text:p>
          </table:table-cell>
          <table:table-cell table:style-name="Таблица1.B2" office:value-type="string">
            <text:p text:style-name="P1164">Малина</text:p>
          </table:table-cell>
        </table:table-row>
        <table:table-row>
          <table:table-cell table:style-name="Таблица1.A562" office:value-type="string">
            <text:p text:style-name="P1165">3214)Make progress</text:p>
            <text:p text:style-name="P1165"/>
            <text:p text:style-name="P1165"/>
            <text:p text:style-name="P1165"/>
          </table:table-cell>
          <table:table-cell table:style-name="Таблица1.B2" office:value-type="string">
            <text:p text:style-name="P1165">Делать успехи</text:p>
          </table:table-cell>
        </table:table-row>
        <table:table-row>
          <table:table-cell table:style-name="Таблица1.A562" office:value-type="string">
            <text:p text:style-name="P1166">3215)label</text:p>
            <text:p text:style-name="P1166"/>
            <text:p text:style-name="P1166"/>
            <text:p text:style-name="P405">[ˈleɪb(ə)l]</text:p>
          </table:table-cell>
          <table:table-cell table:style-name="Таблица1.B2" office:value-type="string">
            <text:p text:style-name="P1166">Этикетка, метка</text:p>
          </table:table-cell>
        </table:table-row>
        <table:table-row>
          <table:table-cell table:style-name="Таблица1.A562" office:value-type="string">
            <text:p text:style-name="P1167">3216)for how long</text:p>
            <text:p text:style-name="P1167"/>
            <text:p text:style-name="P1167"/>
            <text:p text:style-name="P1167"/>
          </table:table-cell>
          <table:table-cell table:style-name="Таблица1.B2" office:value-type="string">
            <text:p text:style-name="P1167">Как долго</text:p>
          </table:table-cell>
        </table:table-row>
        <table:table-row>
          <table:table-cell table:style-name="Таблица1.A562" office:value-type="string">
            <text:p text:style-name="P1168">3217)rattle</text:p>
            <text:p text:style-name="P1168"/>
            <text:p text:style-name="P1168"/>
            <text:p text:style-name="P406">[ˈrætl]</text:p>
          </table:table-cell>
          <table:table-cell table:style-name="Таблица1.B2" office:value-type="string">
            <text:p text:style-name="P1168">Погремушка, греметь, грохот</text:p>
          </table:table-cell>
        </table:table-row>
        <table:table-row>
          <table:table-cell table:style-name="Таблица1.A566" office:value-type="string">
            <text:p text:style-name="P1169">3218)Marry!</text:p>
            <text:p text:style-name="P1169"/>
            <text:p text:style-name="P1169"/>
            <text:p text:style-name="P1169"/>
          </table:table-cell>
          <table:table-cell table:style-name="Таблица1.B2" office:value-type="string">
            <text:p text:style-name="P1169">Подумать только</text:p>
          </table:table-cell>
        </table:table-row>
        <table:table-row>
          <table:table-cell table:style-name="Таблица1.A566" office:value-type="string">
            <text:p text:style-name="P1170">3219)straightforward</text:p>
            <text:p text:style-name="P1170"/>
            <text:p text:style-name="P1170"/>
            <text:p text:style-name="P407">[ˌstreɪtˈfɔːwəd]</text:p>
          </table:table-cell>
          <table:table-cell table:style-name="Таблица1.B2" office:value-type="string">
            <text:p text:style-name="P1170">Простой, прямой</text:p>
          </table:table-cell>
        </table:table-row>
        <table:table-row>
          <table:table-cell table:style-name="Таблица1.A566" office:value-type="string">
            <text:p text:style-name="P1171">3220)sale</text:p>
            <text:p text:style-name="P1171"/>
            <text:p text:style-name="P1171"/>
            <text:p text:style-name="P408">[seɪl]</text:p>
          </table:table-cell>
          <table:table-cell table:style-name="Таблица1.B2" office:value-type="string">
            <text:p text:style-name="P1171">Продажа, распродажа</text:p>
          </table:table-cell>
        </table:table-row>
        <table:table-row>
          <table:table-cell table:style-name="Таблица1.A566" office:value-type="string">
            <text:p text:style-name="P1172">3221)ravish</text:p>
            <text:p text:style-name="P1172"/>
            <text:p text:style-name="P1172"/>
            <text:p text:style-name="P409">[ˈrævɪʃ]</text:p>
          </table:table-cell>
          <table:table-cell table:style-name="Таблица1.B2" office:value-type="string">
            <text:p text:style-name="P1172">Насиловать, восхищать</text:p>
          </table:table-cell>
        </table:table-row>
        <table:table-row>
          <table:table-cell table:style-name="Таблица1.A570" office:value-type="string">
            <text:p text:style-name="P1173">3222)Shake hands</text:p>
            <text:p text:style-name="P1173"/>
            <text:p text:style-name="P1173"/>
            <text:p text:style-name="P1173"/>
          </table:table-cell>
          <table:table-cell table:style-name="Таблица1.B2" office:value-type="string">
            <text:p text:style-name="P1173">Обменяться рукопожатием</text:p>
          </table:table-cell>
        </table:table-row>
        <table:table-row>
          <table:table-cell table:style-name="Таблица1.A570" office:value-type="string">
            <text:p text:style-name="P1174">3223)rely heavily</text:p>
            <text:p text:style-name="P1174"/>
            <text:p text:style-name="P1174"/>
            <text:p text:style-name="P880"><text:span text:style-name="T8">[rɪˈlaɪ]</text:span><text:span text:style-name="T3">[ˈhevɪlɪ]</text:span></text:p>
          </table:table-cell>
          <table:table-cell table:style-name="Таблица1.B2" office:value-type="string">
            <text:p text:style-name="P1175">В значительной степени зависеть</text:p>
          </table:table-cell>
        </table:table-row>
        <table:table-row>
          <table:table-cell table:style-name="Таблица1.A570" office:value-type="string">
            <text:p text:style-name="P1176">3224)preview</text:p>
            <text:p text:style-name="P1176"/>
            <text:p text:style-name="P1176"/>
            <text:p text:style-name="P410">[ˈpriːvjuː]</text:p>
          </table:table-cell>
          <table:table-cell table:style-name="Таблица1.B2" office:value-type="string">
            <text:p text:style-name="P1176">Предварительный просмотр</text:p>
          </table:table-cell>
        </table:table-row>
        <table:table-row>
          <table:table-cell table:style-name="Таблица1.A570" office:value-type="string">
            <text:p text:style-name="P1177">3225)raw</text:p>
            <text:p text:style-name="P1177"/>
            <text:p text:style-name="P1177"><text:soft-page-break/></text:p>
            <text:p text:style-name="P411">[rɔː]</text:p>
          </table:table-cell>
          <table:table-cell table:style-name="Таблица1.B2" office:value-type="string">
            <text:p text:style-name="P1173"/>
            <text:p text:style-name="P1173"/>
            <text:p text:style-name="P1177"><text:soft-page-break/>Сырьё, сырой</text:p>
          </table:table-cell>
        </table:table-row>
        <table:table-row>
          <table:table-cell table:style-name="Таблица1.A574" office:value-type="string">
            <text:p text:style-name="P1178">3226)By itself</text:p>
            <text:p text:style-name="P1178"/>
            <text:p text:style-name="P1178"/>
            <text:p text:style-name="P1178"/>
          </table:table-cell>
          <table:table-cell table:style-name="Таблица1.B2" office:value-type="string">
            <text:p text:style-name="P1178">Само, отдельно</text:p>
          </table:table-cell>
        </table:table-row>
        <table:table-row>
          <table:table-cell table:style-name="Таблица1.A574" office:value-type="string">
            <text:p text:style-name="P1179">3227)acquisition</text:p>
            <text:p text:style-name="P1179"/>
            <text:p text:style-name="P1179"/>
            <text:p text:style-name="P412">[ˌækwɪˈzɪʃ(ə)n]</text:p>
          </table:table-cell>
          <table:table-cell table:style-name="Таблица1.B2" office:value-type="string">
            <text:p text:style-name="P1179">Сбор, приобретение</text:p>
          </table:table-cell>
        </table:table-row>
        <table:table-row>
          <table:table-cell table:style-name="Таблица1.A574" office:value-type="string">
            <text:p text:style-name="P1180">3228)tricky</text:p>
            <text:p text:style-name="P1180"/>
            <text:p text:style-name="P1180"/>
            <text:p text:style-name="P413">[ˈtrɪkɪ]</text:p>
          </table:table-cell>
          <table:table-cell table:style-name="Таблица1.B2" office:value-type="string">
            <text:p text:style-name="P1180">Хитрый</text:p>
          </table:table-cell>
        </table:table-row>
        <table:table-row>
          <table:table-cell table:style-name="Таблица1.A574" office:value-type="string">
            <text:p text:style-name="P1181">3229)nightly</text:p>
            <text:p text:style-name="P1181"/>
            <text:p text:style-name="P1181"/>
            <text:p text:style-name="P414">[ˈnaɪtlɪ]</text:p>
          </table:table-cell>
          <table:table-cell table:style-name="Таблица1.B2" office:value-type="string">
            <text:p text:style-name="P1181">Ночной, ночью</text:p>
          </table:table-cell>
        </table:table-row>
        <table:table-row>
          <table:table-cell table:style-name="Таблица1.A578" office:value-type="string">
            <text:p text:style-name="P1182">3230)raze</text:p>
            <text:p text:style-name="P1182"/>
            <text:p text:style-name="P1182"/>
            <text:p text:style-name="P415">[reɪz]</text:p>
          </table:table-cell>
          <table:table-cell table:style-name="Таблица1.B2" office:value-type="string">
            <text:p text:style-name="P1182">Разрушать до основания</text:p>
          </table:table-cell>
        </table:table-row>
        <table:table-row>
          <table:table-cell table:style-name="Таблица1.A578" office:value-type="string">
            <text:p text:style-name="P1183">3231)trunk</text:p>
            <text:p text:style-name="P1183"/>
            <text:p text:style-name="P1183"/>
            <text:p text:style-name="P416">[trʌŋk]</text:p>
          </table:table-cell>
          <table:table-cell table:style-name="Таблица1.B2" office:value-type="string">
            <text:p text:style-name="P1183">Магистраль, багажник, ствол</text:p>
          </table:table-cell>
        </table:table-row>
        <table:table-row>
          <table:table-cell table:style-name="Таблица1.A578" office:value-type="string">
            <text:p text:style-name="P1184">3232)anchored</text:p>
            <text:p text:style-name="P1184"/>
            <text:p text:style-name="P1184"/>
            <text:p text:style-name="P417">[ˈæŋkəd]</text:p>
          </table:table-cell>
          <table:table-cell table:style-name="Таблица1.B2" office:value-type="string">
            <text:p text:style-name="P1184">Закреплённый</text:p>
          </table:table-cell>
        </table:table-row>
        <table:table-row>
          <table:table-cell table:style-name="Таблица1.A578" office:value-type="string">
            <text:p text:style-name="P1185">3233)sole</text:p>
            <text:p text:style-name="P1185"/>
            <text:p text:style-name="P1185"/>
            <text:p text:style-name="P418">[səul]</text:p>
          </table:table-cell>
          <table:table-cell table:style-name="Таблица1.B2" office:value-type="string">
            <text:p text:style-name="P1185">Единственный, подошва</text:p>
          </table:table-cell>
        </table:table-row>
        <table:table-row>
          <table:table-cell table:style-name="Таблица1.A582" office:value-type="string">
            <text:p text:style-name="P1186">3234)razor</text:p>
            <text:p text:style-name="P1186"/>
            <text:p text:style-name="P1186"/>
            <text:p text:style-name="P419">[ˈreɪzə]</text:p>
          </table:table-cell>
          <table:table-cell table:style-name="Таблица1.B2" office:value-type="string">
            <text:p text:style-name="P1186">Бритва, брить</text:p>
          </table:table-cell>
        </table:table-row>
        <table:table-row>
          <table:table-cell table:style-name="Таблица1.A582" office:value-type="string">
            <text:p text:style-name="P1187">3235)chunk</text:p>
            <text:p text:style-name="P1187"/>
            <text:p text:style-name="P1187"/>
            <text:p text:style-name="P420">[ʧʌŋk]</text:p>
          </table:table-cell>
          <table:table-cell table:style-name="Таблица1.B2" office:value-type="string">
            <text:p text:style-name="P1188">Кусок, часть данных, участок памяти</text:p>
          </table:table-cell>
        </table:table-row>
        <table:table-row>
          <table:table-cell table:style-name="Таблица1.A582" office:value-type="string">
            <text:p text:style-name="P1189">3236)heap</text:p>
            <text:p text:style-name="P1189"/>
            <text:p text:style-name="P1189"/>
            <text:p text:style-name="P421">[hiːp]</text:p>
          </table:table-cell>
          <table:table-cell table:style-name="Таблица1.B2" office:value-type="string">
            <text:p text:style-name="P1189">Куча, осыпать</text:p>
          </table:table-cell>
        </table:table-row>
        <table:table-row>
          <table:table-cell table:style-name="Таблица1.A582" office:value-type="string">
            <text:p text:style-name="P1190">3237)rebuff</text:p>
            <text:p text:style-name="P1190"/>
            <text:p text:style-name="P1190"/>
            <text:p text:style-name="P422">[rɪˈbʌf]</text:p>
          </table:table-cell>
          <table:table-cell table:style-name="Таблица1.B2" office:value-type="string">
            <text:p text:style-name="P1191">Давать отпор, отпор</text:p>
          </table:table-cell>
        </table:table-row>
        <table:table-row>
          <table:table-cell table:style-name="Таблица1.A586" office:value-type="string">
            <text:p text:style-name="P1192">3238)in itself</text:p>
            <text:p text:style-name="P1192"/>
            <text:p text:style-name="P1192"/>
            <text:p text:style-name="P1192"><text:soft-page-break/></text:p>
          </table:table-cell>
          <table:table-cell table:style-name="Таблица1.B2" office:value-type="string">
            <text:p text:style-name="P1186"/>
            <text:p text:style-name="P1186"/>
            <text:p text:style-name="P1186"/>
            <text:p text:style-name="P1192"><text:soft-page-break/>Само по себе</text:p>
          </table:table-cell>
        </table:table-row>
        <table:table-row>
          <table:table-cell table:style-name="Таблица1.A586" office:value-type="string">
            <text:p text:style-name="P1193">3239)closely</text:p>
            <text:p text:style-name="P1193"/>
            <text:p text:style-name="P1193"/>
            <text:p text:style-name="P423">[ˈkləuslɪ]</text:p>
          </table:table-cell>
          <table:table-cell table:style-name="Таблица1.B2" office:value-type="string">
            <text:p text:style-name="P1193">Внимательно, близко, тесно</text:p>
          </table:table-cell>
        </table:table-row>
        <table:table-row>
          <table:table-cell table:style-name="Таблица1.A586" office:value-type="string">
            <text:p text:style-name="P1194">3240)provision</text:p>
            <text:p text:style-name="P1194"/>
            <text:p text:style-name="P1194"/>
            <text:p text:style-name="P424">[prəˈvɪʒ(ə)n]</text:p>
          </table:table-cell>
          <table:table-cell table:style-name="Таблица1.B2" office:value-type="string">
            <text:p text:style-name="P1194">Положение, условие, обеспечение</text:p>
          </table:table-cell>
        </table:table-row>
        <table:table-row>
          <table:table-cell table:style-name="Таблица1.A586" office:value-type="string">
            <text:p text:style-name="P1195">3241)recede</text:p>
            <text:p text:style-name="P1195"/>
            <text:p text:style-name="P1195"/>
            <text:p text:style-name="P425">[rɪˈsiːd]</text:p>
          </table:table-cell>
          <table:table-cell table:style-name="Таблица1.B2" office:value-type="string">
            <text:p text:style-name="P1195">Отступать</text:p>
          </table:table-cell>
        </table:table-row>
        <table:table-row>
          <table:table-cell table:style-name="Таблица1.A590" office:value-type="string">
            <text:p text:style-name="P1196">3242)of itself</text:p>
            <text:p text:style-name="P1196"/>
            <text:p text:style-name="P1196"/>
            <text:p text:style-name="P1196"/>
          </table:table-cell>
          <table:table-cell table:style-name="Таблица1.B2" office:value-type="string">
            <text:p text:style-name="P1196">Само по себе</text:p>
          </table:table-cell>
        </table:table-row>
        <table:table-row>
          <table:table-cell table:style-name="Таблица1.A590" office:value-type="string">
            <text:p text:style-name="P1197">3243)prefer</text:p>
            <text:p text:style-name="P1197"/>
            <text:p text:style-name="P1197"/>
            <text:p text:style-name="P426">[prɪˈfɜː]</text:p>
          </table:table-cell>
          <table:table-cell table:style-name="Таблица1.B2" office:value-type="string">
            <text:p text:style-name="P1197">Предпочитать, предпочтительный</text:p>
          </table:table-cell>
        </table:table-row>
        <table:table-row>
          <table:table-cell table:style-name="Таблица1.A590" office:value-type="string">
            <text:p text:style-name="P1198">3244)one by one</text:p>
            <text:p text:style-name="P1198"/>
            <text:p text:style-name="P1198"/>
            <text:p text:style-name="P1198"/>
          </table:table-cell>
          <table:table-cell table:style-name="Таблица1.B2" office:value-type="string">
            <text:p text:style-name="P1198">Поодиночке</text:p>
          </table:table-cell>
        </table:table-row>
        <table:table-row>
          <table:table-cell table:style-name="Таблица1.A590" office:value-type="string">
            <text:p text:style-name="P1199">3245)receiver</text:p>
            <text:p text:style-name="P1199"/>
            <text:p text:style-name="P1199"/>
            <text:p text:style-name="P427">[rɪˈsiːvə]</text:p>
          </table:table-cell>
          <table:table-cell table:style-name="Таблица1.B2" office:value-type="string">
            <text:p text:style-name="P1199">Получатель</text:p>
          </table:table-cell>
        </table:table-row>
        <table:table-row>
          <table:table-cell table:style-name="Таблица1.A594" office:value-type="string">
            <text:p text:style-name="P1200">3246)Pretty much</text:p>
            <text:p text:style-name="P1200"/>
            <text:p text:style-name="P1200"/>
            <text:p text:style-name="P1200"/>
          </table:table-cell>
          <table:table-cell table:style-name="Таблица1.B2" office:value-type="string">
            <text:p text:style-name="P1200">Очень, почти</text:p>
          </table:table-cell>
        </table:table-row>
        <table:table-row>
          <table:table-cell table:style-name="Таблица1.A594" office:value-type="string">
            <text:p text:style-name="P1201">3247)append</text:p>
            <text:p text:style-name="P1201"/>
            <text:p text:style-name="P1201"/>
            <text:p text:style-name="P428">[əˈpend]</text:p>
          </table:table-cell>
          <table:table-cell table:style-name="Таблица1.B2" office:value-type="string">
            <text:p text:style-name="P1201">Добавлять, присоединять, <text:span text:style-name="T45">дополнение</text:span></text:p>
          </table:table-cell>
        </table:table-row>
        <table:table-row>
          <table:table-cell table:style-name="Таблица1.A594" office:value-type="string">
            <text:p text:style-name="P1202">3248)it is</text:p>
            <text:p text:style-name="P1202"/>
            <text:p text:style-name="P1202"/>
            <text:p text:style-name="P1202"/>
          </table:table-cell>
          <table:table-cell table:style-name="Таблица1.B2" office:value-type="string">
            <text:p text:style-name="P1202">Это есть</text:p>
          </table:table-cell>
        </table:table-row>
        <table:table-row>
          <table:table-cell table:style-name="Таблица1.A594" office:value-type="string">
            <text:p text:style-name="P1203">3249)recite</text:p>
            <text:p text:style-name="P1203"/>
            <text:p text:style-name="P1203"/>
            <text:p text:style-name="P429">[rɪˈsaɪt]</text:p>
          </table:table-cell>
          <table:table-cell table:style-name="Таблица1.B2" office:value-type="string">
            <text:p text:style-name="P1203">Декламировать</text:p>
          </table:table-cell>
        </table:table-row>
        <table:table-row>
          <table:table-cell table:style-name="Таблица1.A598" office:value-type="string">
            <text:p text:style-name="P1204">3250)Quiet!</text:p>
            <text:p text:style-name="P1204"/>
            <text:p text:style-name="P1204"/>
            <text:p text:style-name="P430">[ˈkwaɪət]</text:p>
          </table:table-cell>
          <table:table-cell table:style-name="Таблица1.B2" office:value-type="string">
            <text:p text:style-name="P1204">Тише</text:p>
          </table:table-cell>
        </table:table-row>
        <table:table-row>
          <table:table-cell table:style-name="Таблица1.A598" office:value-type="string">
            <text:p text:style-name="P1205">3251)curious</text:p>
            <text:p text:style-name="P1205"/>
            <text:p text:style-name="P1205"/>
            <text:p text:style-name="P431">[ˈkjuərɪəs]</text:p>
          </table:table-cell>
          <table:table-cell table:style-name="Таблица1.B2" office:value-type="string">
            <text:p text:style-name="P1205">Любопытный, странный</text:p>
          </table:table-cell>
        </table:table-row>
        <text:soft-page-break/>
        <table:table-row>
          <table:table-cell table:style-name="Таблица1.A598" office:value-type="string">
            <text:p text:style-name="P1206">3252)unify</text:p>
            <text:p text:style-name="P1206"/>
            <text:p text:style-name="P1206"/>
            <text:p text:style-name="P432">[ˈjuːnɪfaɪ]</text:p>
          </table:table-cell>
          <table:table-cell table:style-name="Таблица1.B2" office:value-type="string">
            <text:p text:style-name="P1206">Унифицировать, объединять</text:p>
          </table:table-cell>
        </table:table-row>
        <table:table-row>
          <table:table-cell table:style-name="Таблица1.A598" office:value-type="string">
            <text:p text:style-name="P1207">3253)reckless</text:p>
            <text:p text:style-name="P1207"/>
            <text:p text:style-name="P1207"/>
            <text:p text:style-name="P433">[ˈrekləs]</text:p>
          </table:table-cell>
          <table:table-cell table:style-name="Таблица1.B2" office:value-type="string">
            <text:p text:style-name="P1207">Безрассудный</text:p>
          </table:table-cell>
        </table:table-row>
        <table:table-row>
          <table:table-cell table:style-name="Таблица1.A602" office:value-type="string">
            <text:p text:style-name="P1208">3254)Raise a claim</text:p>
            <text:p text:style-name="P1208"/>
            <text:p text:style-name="P1208"/>
            <text:p text:style-name="P434">[kleɪm]</text:p>
          </table:table-cell>
          <table:table-cell table:style-name="Таблица1.B2" office:value-type="string">
            <text:p text:style-name="P1208">Предъявлять претензию</text:p>
          </table:table-cell>
        </table:table-row>
        <table:table-row>
          <table:table-cell table:style-name="Таблица1.A602" office:value-type="string">
            <text:p text:style-name="P1209">3255)crash</text:p>
            <text:p text:style-name="P1209"/>
            <text:p text:style-name="P1209"/>
            <text:p text:style-name="P435">[kræʃ]</text:p>
          </table:table-cell>
          <table:table-cell table:style-name="Таблица1.B2" office:value-type="string">
            <text:p text:style-name="P1209">Авария, потерпеть аварию, аварийный <text:span text:style-name="T46">отказ</text:span></text:p>
          </table:table-cell>
        </table:table-row>
        <table:table-row>
          <table:table-cell table:style-name="Таблица1.A602" office:value-type="string">
            <text:p text:style-name="P1210">3256)bootstrap</text:p>
            <text:p text:style-name="P1210"/>
            <text:p text:style-name="P1210"/>
            <text:p text:style-name="P436">[ˈbuːtstræp]</text:p>
          </table:table-cell>
          <table:table-cell table:style-name="Таблица1.B2" office:value-type="string">
            <text:p text:style-name="P1210">Начальная загрузка</text:p>
          </table:table-cell>
        </table:table-row>
        <table:table-row>
          <table:table-cell table:style-name="Таблица1.A602" office:value-type="string">
            <text:p text:style-name="P1211">3257)reconciliation</text:p>
            <text:p text:style-name="P1211"/>
            <text:p text:style-name="P1211"/>
            <text:p text:style-name="P437">[ˌrek(ə)nˌsɪlɪˈeɪʃ(ə)n]</text:p>
          </table:table-cell>
          <table:table-cell table:style-name="Таблица1.B2" office:value-type="string">
            <text:p text:style-name="P1211">Примирение, соглашение</text:p>
          </table:table-cell>
        </table:table-row>
        <table:table-row>
          <table:table-cell table:style-name="Таблица1.A606" office:value-type="string">
            <text:p text:style-name="P1212">3258)On condition</text:p>
            <text:p text:style-name="P1212"/>
            <text:p text:style-name="P1212"/>
            <text:p text:style-name="P1212"/>
          </table:table-cell>
          <table:table-cell table:style-name="Таблица1.B2" office:value-type="string">
            <text:p text:style-name="P1212">При условии</text:p>
          </table:table-cell>
        </table:table-row>
        <table:table-row>
          <table:table-cell table:style-name="Таблица1.A606" office:value-type="string">
            <text:p text:style-name="P1213">3259)spawn</text:p>
            <text:p text:style-name="P1213"/>
            <text:p text:style-name="P1213"/>
            <text:p text:style-name="P438">[spɔːn]</text:p>
          </table:table-cell>
          <table:table-cell table:style-name="Таблица1.B2" office:value-type="string">
            <text:p text:style-name="P1214">Порождать, порождение, икра</text:p>
          </table:table-cell>
        </table:table-row>
        <table:table-row>
          <table:table-cell table:style-name="Таблица1.A606" office:value-type="string">
            <text:p text:style-name="P1215">3260)denote</text:p>
            <text:p text:style-name="P1215"/>
            <text:p text:style-name="P1215"/>
            <text:p text:style-name="P439">[dɪˈnəut]</text:p>
          </table:table-cell>
          <table:table-cell table:style-name="Таблица1.B2" office:value-type="string">
            <text:p text:style-name="P1215">Обозначать</text:p>
          </table:table-cell>
        </table:table-row>
        <table:table-row>
          <table:table-cell table:style-name="Таблица1.A606" office:value-type="string">
            <text:p text:style-name="P1216">3261)recover</text:p>
            <text:p text:style-name="P1216"/>
            <text:p text:style-name="P1216"/>
            <text:p text:style-name="P440">[rɪˈkʌvə]</text:p>
          </table:table-cell>
          <table:table-cell table:style-name="Таблица1.B2" office:value-type="string">
            <text:p text:style-name="P1216">Восстанавливать</text:p>
          </table:table-cell>
        </table:table-row>
        <table:table-row>
          <table:table-cell table:style-name="Таблица1.A610" office:value-type="string">
            <text:p text:style-name="P1217">3262)under such condition</text:p>
            <text:p text:style-name="P1217"/>
            <text:p text:style-name="P1217"/>
            <text:p text:style-name="P1217"/>
          </table:table-cell>
          <table:table-cell table:style-name="Таблица1.B2" office:value-type="string">
            <text:p text:style-name="P1217">В таких условиях</text:p>
          </table:table-cell>
        </table:table-row>
        <table:table-row>
          <table:table-cell table:style-name="Таблица1.A610" office:value-type="string">
            <text:p text:style-name="P1218">3263)<text:span text:style-name="T47">buddy</text:span></text:p>
            <text:p text:style-name="P1218"/>
            <text:p text:style-name="P1218"/>
            <text:p text:style-name="P441">[ˈbʌdɪ]</text:p>
          </table:table-cell>
          <table:table-cell table:style-name="Таблица1.B2" office:value-type="string">
            <text:p text:style-name="P1219">Приятель, соучастник разработки</text:p>
          </table:table-cell>
        </table:table-row>
        <table:table-row>
          <table:table-cell table:style-name="Таблица1.A610" office:value-type="string">
            <text:p text:style-name="P1220">3264)stuck</text:p>
            <text:p text:style-name="P1220"/>
            <text:p text:style-name="P1220"/>
            <text:p text:style-name="P442">[stʌk]</text:p>
          </table:table-cell>
          <table:table-cell table:style-name="Таблица1.B2" office:value-type="string">
            <text:p text:style-name="P1220">Прошедшее время глагол и причастие stick, застрявший</text:p>
          </table:table-cell>
        </table:table-row>
        <table:table-row>
          <table:table-cell table:style-name="Таблица1.A610" office:value-type="string">
            <text:p text:style-name="P1221">3265)toy</text:p>
            <text:p text:style-name="P1221"><text:soft-page-break/></text:p>
            <text:p text:style-name="P1221"/>
            <text:p text:style-name="P443">[tɔɪ]</text:p>
          </table:table-cell>
          <table:table-cell table:style-name="Таблица1.B2" office:value-type="string">
            <text:p text:style-name="P1217"/>
            <text:p text:style-name="P1221"><text:soft-page-break/>Игрушка, игрушечный</text:p>
          </table:table-cell>
        </table:table-row>
        <table:table-row>
          <table:table-cell table:style-name="Таблица1.A612" office:value-type="string">
            <text:p text:style-name="P1222">3266)grab</text:p>
            <text:p text:style-name="P1222"/>
            <text:p text:style-name="P1222"/>
            <text:p text:style-name="P444">[græb]</text:p>
          </table:table-cell>
          <table:table-cell table:style-name="Таблица1.B2" office:value-type="string">
            <text:p text:style-name="P1222">Захват, захватывать</text:p>
          </table:table-cell>
        </table:table-row>
        <table:table-row>
          <table:table-cell table:style-name="Таблица1.A612" office:value-type="string">
            <text:p text:style-name="P1223">3267)redden</text:p>
            <text:p text:style-name="P1223"/>
            <text:p text:style-name="P1223"/>
            <text:p text:style-name="P445">[ˈred(ə)n]</text:p>
          </table:table-cell>
          <table:table-cell table:style-name="Таблица1.B2" office:value-type="string">
            <text:p text:style-name="P1223">Краснеть</text:p>
          </table:table-cell>
        </table:table-row>
        <table:table-row>
          <table:table-cell table:style-name="Таблица1.A616" office:value-type="string">
            <text:p text:style-name="P1224">3268)For lack of</text:p>
            <text:p text:style-name="P1224"/>
            <text:p text:style-name="P1224"/>
            <text:p text:style-name="P1224"/>
          </table:table-cell>
          <table:table-cell table:style-name="Таблица1.B2" office:value-type="string">
            <text:p text:style-name="P1224">Из-за отсутствия</text:p>
          </table:table-cell>
        </table:table-row>
        <table:table-row>
          <table:table-cell table:style-name="Таблица1.A616" office:value-type="string">
            <text:p text:style-name="P1225">3269)truncate</text:p>
            <text:p text:style-name="P1225"/>
            <text:p text:style-name="P1225"/>
            <text:p text:style-name="P446">[trʌŋˈkeɪt]</text:p>
          </table:table-cell>
          <table:table-cell table:style-name="Таблица1.B2" office:value-type="string">
            <text:p text:style-name="P1225">Усекать, округлять, усечённый</text:p>
          </table:table-cell>
        </table:table-row>
        <table:table-row>
          <table:table-cell table:style-name="Таблица1.A616" office:value-type="string">
            <text:p text:style-name="P1226">3270)emphasize</text:p>
            <text:p text:style-name="P1226"/>
            <text:p text:style-name="P1226"/>
            <text:p text:style-name="P447">[ˈemfəsaɪz]</text:p>
          </table:table-cell>
          <table:table-cell table:style-name="Таблица1.B2" office:value-type="string">
            <text:p text:style-name="P1226">Подчёркивать</text:p>
          </table:table-cell>
        </table:table-row>
        <table:table-row>
          <table:table-cell table:style-name="Таблица1.A616" office:value-type="string">
            <text:p text:style-name="P1227">3271)reel</text:p>
            <text:p text:style-name="P1227"/>
            <text:p text:style-name="P1227"/>
            <text:p text:style-name="P448">[riːl]</text:p>
          </table:table-cell>
          <table:table-cell table:style-name="Таблица1.B2" office:value-type="string">
            <text:p text:style-name="P1227">Катушка, барабан, наматывать, сматывать</text:p>
          </table:table-cell>
        </table:table-row>
        <table:table-row>
          <table:table-cell table:style-name="Таблица1.A620" office:value-type="string">
            <text:p text:style-name="P1228">3272)in truth</text:p>
            <text:p text:style-name="P1228"/>
            <text:p text:style-name="P1228"/>
            <text:p text:style-name="P1228"/>
          </table:table-cell>
          <table:table-cell table:style-name="Таблица1.B2" office:value-type="string">
            <text:p text:style-name="P1228">Действительно</text:p>
          </table:table-cell>
        </table:table-row>
        <table:table-row>
          <table:table-cell table:style-name="Таблица1.A620" office:value-type="string">
            <text:p text:style-name="P1229">3273)continuation</text:p>
            <text:p text:style-name="P1229"/>
            <text:p text:style-name="P1229"/>
            <text:p text:style-name="P449">[kənˌtɪnjuˈeɪʃ(ə)n]</text:p>
          </table:table-cell>
          <table:table-cell table:style-name="Таблица1.B2" office:value-type="string">
            <text:p text:style-name="P1229">Продолжение</text:p>
          </table:table-cell>
        </table:table-row>
        <table:table-row>
          <table:table-cell table:style-name="Таблица1.A620" office:value-type="string">
            <text:p text:style-name="P1230">3274)bound</text:p>
            <text:p text:style-name="P1230"/>
            <text:p text:style-name="P1230"/>
            <text:p text:style-name="P450">[baund]</text:p>
          </table:table-cell>
          <table:table-cell table:style-name="Таблица1.B2" office:value-type="string">
            <text:p text:style-name="P1230">Граница, связанный, предел</text:p>
          </table:table-cell>
        </table:table-row>
        <table:table-row>
          <table:table-cell table:style-name="Таблица1.A620" office:value-type="string">
            <text:p text:style-name="P1231">3275)refer</text:p>
            <text:p text:style-name="P1231"/>
            <text:p text:style-name="P1231"/>
            <text:p text:style-name="P451">[rɪˈfɜː]</text:p>
          </table:table-cell>
          <table:table-cell table:style-name="Таблица1.B2" office:value-type="string">
            <text:p text:style-name="P1232">Ссылаться, отправлять, обращаться, <text:span text:style-name="T48">относиться</text:span></text:p>
          </table:table-cell>
        </table:table-row>
        <table:table-row>
          <table:table-cell table:style-name="Таблица1.A624" office:value-type="string">
            <text:p text:style-name="P1233">3276)Be in the same boat</text:p>
            <text:p text:style-name="P1233"/>
            <text:p text:style-name="P1233"/>
            <text:p text:style-name="P1233"/>
          </table:table-cell>
          <table:table-cell table:style-name="Таблица1.B2" office:value-type="string">
            <text:p text:style-name="P1234">Быть в одинаковом положении</text:p>
          </table:table-cell>
        </table:table-row>
        <table:table-row>
          <table:table-cell table:style-name="Таблица1.A624" office:value-type="string">
            <text:p text:style-name="P1235">3277)trim</text:p>
            <text:p text:style-name="P1235"/>
            <text:p text:style-name="P1235"/>
            <text:p text:style-name="P452">[trɪm]</text:p>
          </table:table-cell>
          <table:table-cell table:style-name="Таблица1.B2" office:value-type="string">
            <text:p text:style-name="P1235">Отделка, аккуратный, подрезать</text:p>
          </table:table-cell>
        </table:table-row>
        <table:table-row>
          <table:table-cell table:style-name="Таблица1.A624" office:value-type="string">
            <text:p text:style-name="P1236">3278)outline</text:p>
            <text:p text:style-name="P1236"/>
            <text:p text:style-name="P1236"><text:soft-page-break/></text:p>
            <text:p text:style-name="P453">[ˈautlaɪn]</text:p>
          </table:table-cell>
          <table:table-cell table:style-name="Таблица1.B2" office:value-type="string">
            <text:p text:style-name="P1234"/>
            <text:p text:style-name="P1234"/>
            <text:p text:style-name="P1236"><text:soft-page-break/>План, обводить, контурный, структура</text:p>
          </table:table-cell>
        </table:table-row>
        <table:table-row>
          <table:table-cell table:style-name="Таблица1.A624" office:value-type="string">
            <text:p text:style-name="P1237">3279)rehearse</text:p>
            <text:p text:style-name="P1237"/>
            <text:p text:style-name="P1237"/>
            <text:p text:style-name="P454">[rɪˈhɜːs]</text:p>
          </table:table-cell>
          <table:table-cell table:style-name="Таблица1.B2" office:value-type="string">
            <text:p text:style-name="P1237">Репетировать</text:p>
          </table:table-cell>
        </table:table-row>
        <table:table-row>
          <table:table-cell table:style-name="Таблица1.A628" office:value-type="string">
            <text:p text:style-name="P1238">3280)Address the chair</text:p>
            <text:p text:style-name="P1238"/>
            <text:p text:style-name="P1238"/>
            <text:p text:style-name="P1238"/>
          </table:table-cell>
          <table:table-cell table:style-name="Таблица1.B2" office:value-type="string">
            <text:p text:style-name="P1238">Обращаться к председателю собрания</text:p>
          </table:table-cell>
        </table:table-row>
        <table:table-row>
          <table:table-cell table:style-name="Таблица1.A628" office:value-type="string">
            <text:p text:style-name="P1239">3281)reduction</text:p>
            <text:p text:style-name="P1239"/>
            <text:p text:style-name="P1239"/>
            <text:p text:style-name="P455">[rɪˈdʌkʃ(ə)n]</text:p>
          </table:table-cell>
          <table:table-cell table:style-name="Таблица1.B2" office:value-type="string">
            <text:p text:style-name="P1239">Предварительная обработка, уменьшение, упрощение</text:p>
          </table:table-cell>
        </table:table-row>
        <table:table-row>
          <table:table-cell table:style-name="Таблица1.A628" office:value-type="string">
            <text:p text:style-name="P1240">3282)figure out</text:p>
            <text:p text:style-name="P1240"/>
            <text:p text:style-name="P1240"/>
            <text:p text:style-name="P1240"/>
          </table:table-cell>
          <table:table-cell table:style-name="Таблица1.B2" office:value-type="string">
            <text:p text:style-name="P1240">Понять, вычислить</text:p>
          </table:table-cell>
        </table:table-row>
        <table:table-row>
          <table:table-cell table:style-name="Таблица1.A628" office:value-type="string">
            <text:p text:style-name="P1241">3283)reign</text:p>
            <text:p text:style-name="P1241"/>
            <text:p text:style-name="P1241"/>
            <text:p text:style-name="P456">[reɪn]</text:p>
          </table:table-cell>
          <table:table-cell table:style-name="Таблица1.B2" office:value-type="string">
            <text:p text:style-name="P1241">Царство<text:span text:style-name="T49">вание</text:span>, царствовать</text:p>
          </table:table-cell>
        </table:table-row>
        <table:table-row>
          <table:table-cell table:style-name="Таблица1.A632" office:value-type="string">
            <text:p text:style-name="P1242">3284)Take the chair</text:p>
            <text:p text:style-name="P1242"/>
            <text:p text:style-name="P1242"/>
            <text:p text:style-name="P1242"/>
          </table:table-cell>
          <table:table-cell table:style-name="Таблица1.B2" office:value-type="string">
            <text:p text:style-name="P1242">Открыть заседание</text:p>
          </table:table-cell>
        </table:table-row>
        <table:table-row>
          <table:table-cell table:style-name="Таблица1.A632" office:value-type="string">
            <text:p text:style-name="P1243">3285)bulk</text:p>
            <text:p text:style-name="P1243"/>
            <text:p text:style-name="P1243"/>
            <text:p text:style-name="P457">[bʌlk]</text:p>
          </table:table-cell>
          <table:table-cell table:style-name="Таблица1.B2" office:value-type="string">
            <text:p text:style-name="P1243">Большое количество, большая часть, объём</text:p>
          </table:table-cell>
        </table:table-row>
        <table:table-row>
          <table:table-cell table:style-name="Таблица1.A632" office:value-type="string">
            <text:p text:style-name="P1244">3286)persist</text:p>
            <text:p text:style-name="P1244"/>
            <text:p text:style-name="P1244"/>
            <text:p text:style-name="P458">[pəˈsɪst]</text:p>
          </table:table-cell>
          <table:table-cell table:style-name="Таблица1.B2" office:value-type="string">
            <text:p text:style-name="P1244">Сохраняться, <text:span text:style-name="T50">упорствовать</text:span></text:p>
          </table:table-cell>
        </table:table-row>
        <table:table-row>
          <table:table-cell table:style-name="Таблица1.A632" office:value-type="string">
            <text:p text:style-name="P1245">3287)reject</text:p>
            <text:p text:style-name="P1245"/>
            <text:p text:style-name="P1245"/>
            <text:p text:style-name="P459">[rɪˈʤekt]</text:p>
          </table:table-cell>
          <table:table-cell table:style-name="Таблица1.B2" office:value-type="string">
            <text:p text:style-name="P1245">Отклонить</text:p>
          </table:table-cell>
        </table:table-row>
        <table:table-row>
          <table:table-cell table:style-name="Таблица1.A636" office:value-type="string">
            <text:p text:style-name="P1246">3288)up to date</text:p>
            <text:p text:style-name="P1246"/>
            <text:p text:style-name="P1246"/>
            <text:p text:style-name="P1246"/>
          </table:table-cell>
          <table:table-cell table:style-name="Таблица1.B2" office:value-type="string">
            <text:p text:style-name="P1246">Новейший, до настоящего времени</text:p>
          </table:table-cell>
        </table:table-row>
        <table:table-row>
          <table:table-cell table:style-name="Таблица1.A636" office:value-type="string">
            <text:p text:style-name="P1247">3289)forwarding</text:p>
            <text:p text:style-name="P1247"/>
            <text:p text:style-name="P1247"/>
            <text:p text:style-name="P460">[ˈfɔːwədɪŋ]</text:p>
          </table:table-cell>
          <table:table-cell table:style-name="Таблица1.B2" office:value-type="string">
            <text:p text:style-name="P1247">Экспедиция, продвижение, пересылка</text:p>
          </table:table-cell>
        </table:table-row>
        <table:table-row>
          <table:table-cell table:style-name="Таблица1.A636" office:value-type="string">
            <text:p text:style-name="P1248">3290)screen</text:p>
            <text:p text:style-name="P1248"/>
            <text:p text:style-name="P1248"/>
            <text:p text:style-name="P461">[skriːn]</text:p>
          </table:table-cell>
          <table:table-cell table:style-name="Таблица1.B2" office:value-type="string">
            <text:p text:style-name="P1248">Экран, экранировать</text:p>
          </table:table-cell>
        </table:table-row>
        <table:table-row>
          <table:table-cell table:style-name="Таблица1.A636" office:value-type="string">
            <text:p text:style-name="P1249">3291)rejection</text:p>
            <text:p text:style-name="P1249"/>
            <text:p text:style-name="P1249"/>
            <text:p text:style-name="P462"><text:soft-page-break/>[rɪˈʤekʃ(ə)n]</text:p>
          </table:table-cell>
          <table:table-cell table:style-name="Таблица1.B2" office:value-type="string">
            <text:p text:style-name="P1246"/>
            <text:p text:style-name="P1246"/>
            <text:p text:style-name="P1246"/>
            <text:p text:style-name="P1249"><text:soft-page-break/>Отказ, выброс</text:p>
          </table:table-cell>
        </table:table-row>
        <table:table-row>
          <table:table-cell table:style-name="Таблица1.A640" office:value-type="string">
            <text:p text:style-name="P1250">3292)In one's own fashion</text:p>
            <text:p text:style-name="P1250"/>
            <text:p text:style-name="P1250"/>
            <text:p text:style-name="P1250"/>
          </table:table-cell>
          <table:table-cell table:style-name="Таблица1.B2" office:value-type="string">
            <text:p text:style-name="P1250">По-своему</text:p>
          </table:table-cell>
        </table:table-row>
        <table:table-row>
          <table:table-cell table:style-name="Таблица1.A640" office:value-type="string">
            <text:p text:style-name="P1251">3293)basically</text:p>
            <text:p text:style-name="P1251"/>
            <text:p text:style-name="P1251"/>
            <text:p text:style-name="P463">[ˈbeɪsɪk(ə)lɪ]</text:p>
          </table:table-cell>
          <table:table-cell table:style-name="Таблица1.B2" office:value-type="string">
            <text:p text:style-name="P1251">В основном</text:p>
          </table:table-cell>
        </table:table-row>
        <table:table-row>
          <table:table-cell table:style-name="Таблица1.A640" office:value-type="string">
            <text:p text:style-name="P1252">3294)prevent</text:p>
            <text:p text:style-name="P1252"/>
            <text:p text:style-name="P1252"/>
            <text:p text:style-name="P464">[prɪˈvent]</text:p>
          </table:table-cell>
          <table:table-cell table:style-name="Таблица1.B2" office:value-type="string">
            <text:p text:style-name="P1252">Предохранять</text:p>
          </table:table-cell>
        </table:table-row>
        <table:table-row>
          <table:table-cell table:style-name="Таблица1.A640" office:value-type="string">
            <text:p text:style-name="P1253">3295)relation</text:p>
            <text:p text:style-name="P1253"/>
            <text:p text:style-name="P1253"/>
            <text:p text:style-name="P465">[rɪˈleɪʃ(ə)n]</text:p>
          </table:table-cell>
          <table:table-cell table:style-name="Таблица1.B2" office:value-type="string">
            <text:p text:style-name="P1253">Отношение, соотношение, связь</text:p>
          </table:table-cell>
        </table:table-row>
        <table:table-row>
          <table:table-cell table:style-name="Таблица1.A644" office:value-type="string">
            <text:p text:style-name="P1254">3296)Cut off a corner</text:p>
            <text:p text:style-name="P1254"/>
            <text:p text:style-name="P1254"/>
            <text:p text:style-name="P1254"/>
          </table:table-cell>
          <table:table-cell table:style-name="Таблица1.B2" office:value-type="string">
            <text:p text:style-name="P1254">Срезать угол</text:p>
          </table:table-cell>
        </table:table-row>
        <table:table-row>
          <table:table-cell table:style-name="Таблица1.A644" office:value-type="string">
            <text:p text:style-name="P1255">3297)<text:span text:style-name="T51">transition</text:span></text:p>
            <text:p text:style-name="P1255"/>
            <text:p text:style-name="P1255"/>
            <text:p text:style-name="P466">[trænˈzɪʃ(ə)n]</text:p>
          </table:table-cell>
          <table:table-cell table:style-name="Таблица1.B2" office:value-type="string">
            <text:p text:style-name="P1256">Переходный, переход, перемещение</text:p>
          </table:table-cell>
        </table:table-row>
        <table:table-row>
          <table:table-cell table:style-name="Таблица1.A644" office:value-type="string">
            <text:p text:style-name="P1257">3298)confusion</text:p>
            <text:p text:style-name="P1257"/>
            <text:p text:style-name="P1257"/>
            <text:p text:style-name="P467">[kənˈfjuːʒ(ə)n]</text:p>
          </table:table-cell>
          <table:table-cell table:style-name="Таблица1.B2" office:value-type="string">
            <text:p text:style-name="P1257">Путаница, замешательство</text:p>
          </table:table-cell>
        </table:table-row>
        <table:table-row>
          <table:table-cell table:style-name="Таблица1.A644" office:value-type="string">
            <text:p text:style-name="P1258">3299)reliable</text:p>
            <text:p text:style-name="P1258"/>
            <text:p text:style-name="P1258"/>
            <text:p text:style-name="P468">[rɪˈlaɪəbl]</text:p>
          </table:table-cell>
          <table:table-cell table:style-name="Таблица1.B2" office:value-type="string">
            <text:p text:style-name="P1258">Надёжный, достоверный</text:p>
          </table:table-cell>
        </table:table-row>
        <table:table-row>
          <table:table-cell table:style-name="Таблица1.A648" office:value-type="string">
            <text:p text:style-name="P1259">3300)Round the corner</text:p>
            <text:p text:style-name="P1259"/>
            <text:p text:style-name="P1259"/>
            <text:p text:style-name="P1259"/>
          </table:table-cell>
          <table:table-cell table:style-name="Таблица1.B2" office:value-type="string">
            <text:p text:style-name="P1260">За углом, рядом</text:p>
          </table:table-cell>
        </table:table-row>
        <table:table-row>
          <table:table-cell table:style-name="Таблица1.A648" office:value-type="string">
            <text:p text:style-name="P1261">3301)jump</text:p>
            <text:p text:style-name="P1261"/>
            <text:p text:style-name="P1261"/>
            <text:p text:style-name="P469">[ʤʌmp]</text:p>
          </table:table-cell>
          <table:table-cell table:style-name="Таблица1.B2" office:value-type="string">
            <text:p text:style-name="P1261">Прыжок, прыгать, переход, переходить</text:p>
          </table:table-cell>
        </table:table-row>
        <table:table-row>
          <table:table-cell table:style-name="Таблица1.A648" office:value-type="string">
            <text:p text:style-name="P1262">3302)look up</text:p>
            <text:p text:style-name="P1262"/>
            <text:p text:style-name="P1262"/>
            <text:p text:style-name="P1262"/>
          </table:table-cell>
          <table:table-cell table:style-name="Таблица1.B2" office:value-type="string">
            <text:p text:style-name="P1262">Искать, смотреть вверх</text:p>
          </table:table-cell>
        </table:table-row>
        <table:table-row>
          <table:table-cell table:style-name="Таблица1.A648" office:value-type="string">
            <text:p text:style-name="P1263">3303)rely</text:p>
            <text:p text:style-name="P1263"/>
            <text:p text:style-name="P1263"/>
            <text:p text:style-name="P470">[rɪˈlaɪ]</text:p>
          </table:table-cell>
          <table:table-cell table:style-name="Таблица1.B2" office:value-type="string">
            <text:p text:style-name="P1263">Полагаться</text:p>
          </table:table-cell>
        </table:table-row>
        <table:table-row>
          <table:table-cell table:style-name="Таблица1.A652" office:value-type="string">
            <text:p text:style-name="P1264">3304)Of good quality</text:p>
            <text:p text:style-name="P1264"/>
            <text:p text:style-name="P1264"/>
            <text:p text:style-name="P1264"/>
          </table:table-cell>
          <table:table-cell table:style-name="Таблица1.B2" office:value-type="string">
            <text:p text:style-name="P1264">Высокого качества</text:p>
          </table:table-cell>
        </table:table-row>
        <text:soft-page-break/>
        <table:table-row>
          <table:table-cell table:style-name="Таблица1.A652" office:value-type="string">
            <text:p text:style-name="P1265">3305)execution</text:p>
            <text:p text:style-name="P1265"/>
            <text:p text:style-name="P1265"/>
            <text:p text:style-name="P471">[ˌeksɪˈkjuːʃ(ə)n]</text:p>
          </table:table-cell>
          <table:table-cell table:style-name="Таблица1.B2" office:value-type="string">
            <text:p text:style-name="P1265">Выполнение, казнь</text:p>
          </table:table-cell>
        </table:table-row>
        <table:table-row>
          <table:table-cell table:style-name="Таблица1.A652" office:value-type="string">
            <text:p text:style-name="P1266">3306)aren’t</text:p>
            <text:p text:style-name="P1266"/>
            <text:p text:style-name="P1266"/>
            <text:p text:style-name="P472">[ɑːnt]</text:p>
          </table:table-cell>
          <table:table-cell table:style-name="Таблица1.B2" office:value-type="string">
            <text:p text:style-name="P1267">Не, не является, правда(разговорное)</text:p>
          </table:table-cell>
        </table:table-row>
        <table:table-row>
          <table:table-cell table:style-name="Таблица1.A652" office:value-type="string">
            <text:p text:style-name="P1268">3307)remit</text:p>
            <text:p text:style-name="P1268"/>
            <text:p text:style-name="P1268"/>
            <text:p text:style-name="P473">[rɪˈmɪt]</text:p>
          </table:table-cell>
          <table:table-cell table:style-name="Таблица1.B2" office:value-type="string">
            <text:p text:style-name="P1268">Уменьшать</text:p>
          </table:table-cell>
        </table:table-row>
        <table:table-row>
          <table:table-cell table:style-name="Таблица1.A656" office:value-type="string">
            <text:p text:style-name="P1269">3308)Keep one's temper</text:p>
            <text:p text:style-name="P1269"/>
            <text:p text:style-name="P1269"/>
            <text:p text:style-name="P1269"/>
          </table:table-cell>
          <table:table-cell table:style-name="Таблица1.B2" office:value-type="string">
            <text:p text:style-name="P1269">Владеть собой</text:p>
          </table:table-cell>
        </table:table-row>
        <table:table-row>
          <table:table-cell table:style-name="Таблица1.A656" office:value-type="string">
            <text:p text:style-name="P1270">3309)broken</text:p>
            <text:p text:style-name="P1270"/>
            <text:p text:style-name="P1270"/>
            <text:p text:style-name="P474">[ˈbrəuk(ə)n]</text:p>
          </table:table-cell>
          <table:table-cell table:style-name="Таблица1.B2" office:value-type="string">
            <text:p text:style-name="P1270">Сломанный</text:p>
          </table:table-cell>
        </table:table-row>
        <table:table-row>
          <table:table-cell table:style-name="Таблица1.A656" office:value-type="string">
            <text:p text:style-name="P1271">3310)intersection</text:p>
            <text:p text:style-name="P1271"/>
            <text:p text:style-name="P1271"/>
            <text:p text:style-name="P475">[ˌɪntəˈsekʃ(ə)n]</text:p>
          </table:table-cell>
          <table:table-cell table:style-name="Таблица1.B2" office:value-type="string">
            <text:p text:style-name="P1271">Пересечение, перекрёсток</text:p>
          </table:table-cell>
        </table:table-row>
        <table:table-row>
          <table:table-cell table:style-name="Таблица1.A656" office:value-type="string">
            <text:p text:style-name="P1272">3311)remove</text:p>
            <text:p text:style-name="P1272"/>
            <text:p text:style-name="P1272"/>
            <text:p text:style-name="P476">[rɪˈmuːv]</text:p>
          </table:table-cell>
          <table:table-cell table:style-name="Таблица1.B2" office:value-type="string">
            <text:p text:style-name="P1273">Удалять, удаление</text:p>
          </table:table-cell>
        </table:table-row>
        <table:table-row>
          <table:table-cell table:style-name="Таблица1.A660" office:value-type="string">
            <text:p text:style-name="P1274">3312)Lose one's temper</text:p>
            <text:p text:style-name="P1274"/>
            <text:p text:style-name="P1274"/>
            <text:p text:style-name="P1274"/>
          </table:table-cell>
          <table:table-cell table:style-name="Таблица1.B2" office:value-type="string">
            <text:p text:style-name="P1274">Выйти из себя</text:p>
          </table:table-cell>
        </table:table-row>
        <table:table-row>
          <table:table-cell table:style-name="Таблица1.A660" office:value-type="string">
            <text:p text:style-name="P1275">3313)distribution</text:p>
            <text:p text:style-name="P1275"/>
            <text:p text:style-name="P1275"/>
            <text:p text:style-name="P477">[ˌdɪstrɪˈbjuːʃ(ə)n]</text:p>
          </table:table-cell>
          <table:table-cell table:style-name="Таблица1.B2" office:value-type="string">
            <text:p text:style-name="P1275">Распространение, распределение, внедрение</text:p>
          </table:table-cell>
        </table:table-row>
        <table:table-row>
          <table:table-cell table:style-name="Таблица1.A660" office:value-type="string">
            <text:p text:style-name="P1276">3314)nicer</text:p>
            <text:p text:style-name="P1276"/>
            <text:p text:style-name="P1276"/>
            <text:p text:style-name="P1276"/>
          </table:table-cell>
          <table:table-cell table:style-name="Таблица1.B2" office:value-type="string">
            <text:p text:style-name="P1277">Хороший, красивый, лучше</text:p>
          </table:table-cell>
        </table:table-row>
        <table:table-row>
          <table:table-cell table:style-name="Таблица1.A660" office:value-type="string">
            <text:p text:style-name="P1278">3315)remuneration</text:p>
            <text:p text:style-name="P1278"/>
            <text:p text:style-name="P1278"/>
            <text:p text:style-name="P478">[rɪˌmjuːn(ə)ˈreɪʃ(ə)n]</text:p>
          </table:table-cell>
          <table:table-cell table:style-name="Таблица1.B2" office:value-type="string">
            <text:p text:style-name="P1278">Вознаграждение, оплата</text:p>
          </table:table-cell>
        </table:table-row>
        <table:table-row>
          <table:table-cell table:style-name="Таблица1.A664" office:value-type="string">
            <text:p text:style-name="P1279">3316)In due course</text:p>
            <text:p text:style-name="P1279"/>
            <text:p text:style-name="P1279"/>
            <text:p text:style-name="P1279"/>
          </table:table-cell>
          <table:table-cell table:style-name="Таблица1.B2" office:value-type="string">
            <text:p text:style-name="P1279">Должным образом, своевременно</text:p>
          </table:table-cell>
        </table:table-row>
        <table:table-row>
          <table:table-cell table:style-name="Таблица1.A664" office:value-type="string">
            <text:p text:style-name="P1280">3317)ambiguous</text:p>
            <text:p text:style-name="P1280"/>
            <text:p text:style-name="P1280"/>
            <text:p text:style-name="P479">[æmˈbɪgjuəs]</text:p>
          </table:table-cell>
          <table:table-cell table:style-name="Таблица1.B2" office:value-type="string">
            <text:p text:style-name="P1280">Сомнительный, двухсмысленный</text:p>
          </table:table-cell>
        </table:table-row>
        <table:table-row>
          <table:table-cell table:style-name="Таблица1.A664" office:value-type="string">
            <text:p text:style-name="P1281">3318)suspect</text:p>
            <text:p text:style-name="P1281"><text:soft-page-break/></text:p>
            <text:p text:style-name="P1281"/>
            <text:p text:style-name="P480">[ˈsʌspekt]</text:p>
          </table:table-cell>
          <table:table-cell table:style-name="Таблица1.B2" office:value-type="string">
            <text:p text:style-name="P1279"/>
            <text:p text:style-name="P1281"><text:soft-page-break/>Подозревать, подозреваемый</text:p>
          </table:table-cell>
        </table:table-row>
        <table:table-row>
          <table:table-cell table:style-name="Таблица1.A664" office:value-type="string">
            <text:p text:style-name="P1282">3319)repeat</text:p>
            <text:p text:style-name="P1282"/>
            <text:p text:style-name="P1282"/>
            <text:p text:style-name="P481">[rɪˈpiːt]</text:p>
          </table:table-cell>
          <table:table-cell table:style-name="Таблица1.B2" office:value-type="string">
            <text:p text:style-name="P1282">Повторять, повторение</text:p>
          </table:table-cell>
        </table:table-row>
        <table:table-row>
          <table:table-cell table:style-name="Таблица1.A668" office:value-type="string">
            <text:p text:style-name="P1283">3320)In due time</text:p>
            <text:p text:style-name="P1283"/>
            <text:p text:style-name="P1283"/>
            <text:p text:style-name="P1283"/>
          </table:table-cell>
          <table:table-cell table:style-name="Таблица1.B2" office:value-type="string">
            <text:p text:style-name="P1283">В срок</text:p>
          </table:table-cell>
        </table:table-row>
        <table:table-row>
          <table:table-cell table:style-name="Таблица1.A668" office:value-type="string">
            <text:p text:style-name="P1284">3321)identity</text:p>
            <text:p text:style-name="P1284"/>
            <text:p text:style-name="P1284"/>
            <text:p text:style-name="P482">[aɪˈdentətɪ]</text:p>
          </table:table-cell>
          <table:table-cell table:style-name="Таблица1.B2" office:value-type="string">
            <text:p text:style-name="P1284">Особенность, личность, тождество, идентичность, именование, тип</text:p>
          </table:table-cell>
        </table:table-row>
        <table:table-row>
          <table:table-cell table:style-name="Таблица1.A668" office:value-type="string">
            <text:p text:style-name="P1285">3322)implicitly</text:p>
            <text:p text:style-name="P1285"/>
            <text:p text:style-name="P1285"/>
            <text:p text:style-name="P483">[ɪmˈplɪsɪtlɪ]</text:p>
          </table:table-cell>
          <table:table-cell table:style-name="Таблица1.B2" office:value-type="string">
            <text:p text:style-name="P1285">Безоговорочно, неявным образом</text:p>
          </table:table-cell>
        </table:table-row>
        <table:table-row>
          <table:table-cell table:style-name="Таблица1.A668" office:value-type="string">
            <text:p text:style-name="P1286">3323)repel</text:p>
            <text:p text:style-name="P1286"/>
            <text:p text:style-name="P1286"/>
            <text:p text:style-name="P484">[rɪˈpel]</text:p>
          </table:table-cell>
          <table:table-cell table:style-name="Таблица1.B2" office:value-type="string">
            <text:p text:style-name="P1286">Отталкивать</text:p>
          </table:table-cell>
        </table:table-row>
        <table:table-row>
          <table:table-cell table:style-name="Таблица1.A672" office:value-type="string">
            <text:p text:style-name="P1287">3324)Under the circumstances</text:p>
            <text:p text:style-name="P1287"/>
            <text:p text:style-name="P1287"/>
            <text:p text:style-name="P1287"/>
          </table:table-cell>
          <table:table-cell table:style-name="Таблица1.B2" office:value-type="string">
            <text:p text:style-name="P1287">При данных условиях</text:p>
          </table:table-cell>
        </table:table-row>
        <table:table-row>
          <table:table-cell table:style-name="Таблица1.A672" office:value-type="string">
            <text:p text:style-name="P1288">3325)dummy</text:p>
            <text:p text:style-name="P1288"/>
            <text:p text:style-name="P1288"/>
            <text:p text:style-name="P485">[ˈdʌmɪ]</text:p>
          </table:table-cell>
          <table:table-cell table:style-name="Таблица1.B2" office:value-type="string">
            <text:p text:style-name="P1288">Пустой, манекен, фиктивный</text:p>
          </table:table-cell>
        </table:table-row>
        <table:table-row>
          <table:table-cell table:style-name="Таблица1.A672" office:value-type="string">
            <text:p text:style-name="P1289">3326)rare</text:p>
            <text:p text:style-name="P1289"/>
            <text:p text:style-name="P1289"/>
            <text:p text:style-name="P486">[rɛə]</text:p>
          </table:table-cell>
          <table:table-cell table:style-name="Таблица1.B2" office:value-type="string">
            <text:p text:style-name="P1289">Редкий</text:p>
          </table:table-cell>
        </table:table-row>
        <table:table-row>
          <table:table-cell table:style-name="Таблица1.A672" office:value-type="string">
            <text:p text:style-name="P1290">3327)from within</text:p>
            <text:p text:style-name="P1290"/>
            <text:p text:style-name="P1290"/>
            <text:p text:style-name="P1290"/>
          </table:table-cell>
          <table:table-cell table:style-name="Таблица1.B2" office:value-type="string">
            <text:p text:style-name="P1290">Изнутри</text:p>
          </table:table-cell>
        </table:table-row>
        <table:table-row>
          <table:table-cell table:style-name="Таблица1.A674" office:value-type="string">
            <text:p text:style-name="P1291">3328)post</text:p>
            <text:p text:style-name="P1291"/>
            <text:p text:style-name="P1291"/>
            <text:p text:style-name="P487">[pəust]</text:p>
          </table:table-cell>
          <table:table-cell table:style-name="Таблица1.B2" office:value-type="string">
            <text:p text:style-name="P1291">Должность, после, вносить, сообщение, <text:span text:style-name="T52">почта</text:span></text:p>
          </table:table-cell>
        </table:table-row>
        <table:table-row>
          <table:table-cell table:style-name="Таблица1.A674" office:value-type="string">
            <text:p text:style-name="P1292">3329)research</text:p>
            <text:p text:style-name="P1292"/>
            <text:p text:style-name="P1292"/>
            <text:p text:style-name="P488">[rɪˈsɜːʧ]</text:p>
          </table:table-cell>
          <table:table-cell table:style-name="Таблица1.B2" office:value-type="string">
            <text:p text:style-name="P1292">Исследовать, исследование</text:p>
          </table:table-cell>
        </table:table-row>
        <table:table-row>
          <table:table-cell table:style-name="Таблица1.A678" office:value-type="string">
            <text:p text:style-name="P1293">3330)Be in pain</text:p>
            <text:p text:style-name="P1293"/>
            <text:p text:style-name="P1293"/>
            <text:p text:style-name="P1293"/>
          </table:table-cell>
          <table:table-cell table:style-name="Таблица1.B2" office:value-type="string">
            <text:p text:style-name="P1293">Испытывать боль, страдать</text:p>
          </table:table-cell>
        </table:table-row>
        <table:table-row>
          <table:table-cell table:style-name="Таблица1.A678" office:value-type="string">
            <text:p text:style-name="P1294">3331)getting started</text:p>
            <text:p text:style-name="P1294"/>
            <text:p text:style-name="P1294"><text:soft-page-break/></text:p>
            <text:p text:style-name="P1294"/>
          </table:table-cell>
          <table:table-cell table:style-name="Таблица1.B2" office:value-type="string">
            <text:p text:style-name="P1293"/>
            <text:p text:style-name="P1293"/>
            <text:p text:style-name="P1294"><text:soft-page-break/>Начиная, начало работы</text:p>
          </table:table-cell>
        </table:table-row>
        <table:table-row>
          <table:table-cell table:style-name="Таблица1.A678" office:value-type="string">
            <text:p text:style-name="P1295">3332)hopeful</text:p>
            <text:p text:style-name="P1295"/>
            <text:p text:style-name="P1295"/>
            <text:p text:style-name="P489">[ˈhəupf(ə)l]</text:p>
          </table:table-cell>
          <table:table-cell table:style-name="Таблица1.B2" office:value-type="string">
            <text:p text:style-name="P1295">Надеющийся, многообещающий</text:p>
          </table:table-cell>
        </table:table-row>
        <table:table-row>
          <table:table-cell table:style-name="Таблица1.A678" office:value-type="string">
            <text:p text:style-name="P1296">3333)resemblance</text:p>
            <text:p text:style-name="P1296"/>
            <text:p text:style-name="P1296"/>
            <text:p text:style-name="P490">[rɪˈzemblən(t)s]</text:p>
          </table:table-cell>
          <table:table-cell table:style-name="Таблица1.B2" office:value-type="string">
            <text:p text:style-name="P1296">Сходство</text:p>
          </table:table-cell>
        </table:table-row>
        <table:table-row>
          <table:table-cell table:style-name="Таблица1.A682" office:value-type="string">
            <text:p text:style-name="P1297">3334)A pain in the neck</text:p>
            <text:p text:style-name="P1297"/>
            <text:p text:style-name="P1297"/>
            <text:p text:style-name="P1297"/>
          </table:table-cell>
          <table:table-cell table:style-name="Таблица1.B2" office:value-type="string">
            <text:p text:style-name="P1297">Надоедливый человек</text:p>
          </table:table-cell>
        </table:table-row>
        <table:table-row>
          <table:table-cell table:style-name="Таблица1.A682" office:value-type="string">
            <text:p text:style-name="P1298">3335)occurrence</text:p>
            <text:p text:style-name="P1298"/>
            <text:p text:style-name="P1298"/>
            <text:p text:style-name="P491">[əˈkʌr(ə)n(t)s]</text:p>
          </table:table-cell>
          <table:table-cell table:style-name="Таблица1.B2" office:value-type="string">
            <text:p text:style-name="P1298">Событие, вхождение, экземпляр</text:p>
          </table:table-cell>
        </table:table-row>
        <table:table-row>
          <table:table-cell table:style-name="Таблица1.A682" office:value-type="string">
            <text:p text:style-name="P1300">3336)iterate</text:p>
            <text:p text:style-name="P1300"/>
            <text:p text:style-name="P1300"/>
            <text:p text:style-name="P492">[ˈɪt(ə)reɪt]</text:p>
          </table:table-cell>
          <table:table-cell table:style-name="Таблица1.B2" office:value-type="string">
            <text:p text:style-name="P1300">Повторять</text:p>
          </table:table-cell>
        </table:table-row>
        <table:table-row>
          <table:table-cell table:style-name="Таблица1.A682" office:value-type="string">
            <text:p text:style-name="P1301">3337)temporary</text:p>
            <text:p text:style-name="P1301"/>
            <text:p text:style-name="P1301"/>
            <text:p text:style-name="P493">[ˈtemp(ə)r(ə)rɪ]</text:p>
          </table:table-cell>
          <table:table-cell table:style-name="Таблица1.B2" office:value-type="string">
            <text:p text:style-name="P1301">Временный</text:p>
          </table:table-cell>
        </table:table-row>
        <table:table-row>
          <table:table-cell table:style-name="Таблица1.A686" office:value-type="string">
            <text:p text:style-name="P1302">3338)persistent</text:p>
            <text:p text:style-name="P1302"/>
            <text:p text:style-name="P1302"/>
            <text:p text:style-name="P494">[pəˈsɪst(ə)nt]</text:p>
          </table:table-cell>
          <table:table-cell table:style-name="Таблица1.B2" office:value-type="string">
            <text:p text:style-name="P1302">Постоянный, настойчивый</text:p>
          </table:table-cell>
        </table:table-row>
        <table:table-row>
          <table:table-cell table:style-name="Таблица1.A686" office:value-type="string">
            <text:p text:style-name="P1303">3339)shift</text:p>
            <text:p text:style-name="P1303"/>
            <text:p text:style-name="P1303"/>
            <text:p text:style-name="P495">[ʃɪft]</text:p>
          </table:table-cell>
          <table:table-cell table:style-name="Таблица1.B2" office:value-type="string">
            <text:p text:style-name="P1304">Сдвиг, сдвигать</text:p>
          </table:table-cell>
        </table:table-row>
        <table:table-row>
          <table:table-cell table:style-name="Таблица1.A686" office:value-type="string">
            <text:p text:style-name="P1305">3340)dimension</text:p>
            <text:p text:style-name="P1305"/>
            <text:p text:style-name="P1305"/>
            <text:p text:style-name="P496">[daɪˈmen(t)ʃ(ə)n]</text:p>
          </table:table-cell>
          <table:table-cell table:style-name="Таблица1.B2" office:value-type="string">
            <text:p text:style-name="P1306">Измерение, размерность, размер, <text:span text:style-name="T53">определять размеры</text:span></text:p>
          </table:table-cell>
        </table:table-row>
        <table:table-row>
          <table:table-cell table:style-name="Таблица1.A686" office:value-type="string">
            <text:p text:style-name="P1307">3341)unable</text:p>
            <text:p text:style-name="P1307"/>
            <text:p text:style-name="P1307"/>
            <text:p text:style-name="P497">[ʌnˈeɪbl]</text:p>
          </table:table-cell>
          <table:table-cell table:style-name="Таблица1.B2" office:value-type="string">
            <text:p text:style-name="P1307">Неспособный</text:p>
          </table:table-cell>
        </table:table-row>
        <table:table-row>
          <table:table-cell table:style-name="Таблица1.A690" office:value-type="string">
            <text:p text:style-name="P1308">3342)contiguous</text:p>
            <text:p text:style-name="P1308"/>
            <text:p text:style-name="P1308"/>
            <text:p text:style-name="P498">[kənˈtɪgjuəs]</text:p>
          </table:table-cell>
          <table:table-cell table:style-name="Таблица1.B2" office:value-type="string">
            <text:p text:style-name="P1308">Смежный, непрерывный</text:p>
          </table:table-cell>
        </table:table-row>
        <table:table-row>
          <table:table-cell table:style-name="Таблица1.A690" office:value-type="string">
            <text:p text:style-name="P1309">3343)hope</text:p>
            <text:p text:style-name="P1309"/>
            <text:p text:style-name="P1309"/>
            <text:p text:style-name="P499">[həup]</text:p>
          </table:table-cell>
          <table:table-cell table:style-name="Таблица1.B2" office:value-type="string">
            <text:p text:style-name="P1309">Надежда, надеяться</text:p>
          </table:table-cell>
        </table:table-row>
        <table:table-row>
          <table:table-cell table:style-name="Таблица1.A690" office:value-type="string">
            <text:p text:style-name="P1310">3344)rather than</text:p>
          </table:table-cell>
          <table:table-cell table:style-name="Таблица1.B2" office:value-type="string">
            <text:p text:style-name="P1308"/>
            <text:p text:style-name="P1308"/>
            <text:p text:style-name="P1311"/>
            <text:p text:style-name="P1311"><text:soft-page-break/>Скорее чем, а не</text:p>
            <text:p text:style-name="P1308"/>
          </table:table-cell>
        </table:table-row>
        <table:table-row>
          <table:table-cell table:style-name="Таблица1.A690" office:value-type="string">
            <text:p text:style-name="P1312">3345)backward</text:p>
            <text:p text:style-name="P1312"/>
            <text:p text:style-name="P1312"/>
            <text:p text:style-name="P500">[ˈbækwəd]</text:p>
          </table:table-cell>
          <table:table-cell table:style-name="Таблица1.B2" office:value-type="string">
            <text:p text:style-name="P1312">Назад, обратный</text:p>
          </table:table-cell>
        </table:table-row>
        <table:table-row>
          <table:table-cell table:style-name="Таблица1.A694" office:value-type="string">
            <text:p text:style-name="P1313">3346)preference</text:p>
            <text:p text:style-name="P1313"/>
            <text:p text:style-name="P1313"/>
            <text:p text:style-name="P501">[ˈpref(ə)r(ə)n(t)s]</text:p>
          </table:table-cell>
          <table:table-cell table:style-name="Таблица1.B2" office:value-type="string">
            <text:p text:style-name="P1314">Предпочтение</text:p>
          </table:table-cell>
        </table:table-row>
        <table:table-row>
          <table:table-cell table:style-name="Таблица1.A694" office:value-type="string">
            <text:p text:style-name="P1315">3347)resemble</text:p>
            <text:p text:style-name="P1315"/>
            <text:p text:style-name="P1315"/>
            <text:p text:style-name="P502">[rɪˈzembl]</text:p>
          </table:table-cell>
          <table:table-cell table:style-name="Таблица1.B2" office:value-type="string">
            <text:p text:style-name="P1315">Походить</text:p>
          </table:table-cell>
        </table:table-row>
        <table:table-row>
          <table:table-cell table:style-name="Таблица1.A694" office:value-type="string">
            <text:p text:style-name="P1316">3348)convention</text:p>
            <text:p text:style-name="P1316"/>
            <text:p text:style-name="P1316"/>
            <text:p text:style-name="P503">[kənˈven(t)ʃ(ə)n]</text:p>
          </table:table-cell>
          <table:table-cell table:style-name="Таблица1.B2" office:value-type="string">
            <text:p text:style-name="P1316">Собрание, соглашение</text:p>
          </table:table-cell>
        </table:table-row>
        <table:table-row>
          <table:table-cell table:style-name="Таблица1.A694" office:value-type="string">
            <text:p text:style-name="P1317">3349)burst</text:p>
            <text:p text:style-name="P1317"/>
            <text:p text:style-name="P1317"/>
            <text:p text:style-name="P504">[bɜːst]</text:p>
          </table:table-cell>
          <table:table-cell table:style-name="Таблица1.B2" office:value-type="string">
            <text:p text:style-name="P1317">Взрыв, пакет, лопнуть, разрывать, <text:span text:style-name="T54">разрыв</text:span></text:p>
          </table:table-cell>
        </table:table-row>
        <table:table-row>
          <table:table-cell table:style-name="Таблица1.A698" office:value-type="string">
            <text:p text:style-name="P1318">3350)layout</text:p>
            <text:p text:style-name="P1318"/>
            <text:p text:style-name="P1318"/>
            <text:p text:style-name="P505">[ˈleɪaut]</text:p>
          </table:table-cell>
          <table:table-cell table:style-name="Таблица1.B2" office:value-type="string">
            <text:p text:style-name="P1318">Макет, схема, размещение, компоновка</text:p>
          </table:table-cell>
        </table:table-row>
        <table:table-row>
          <table:table-cell table:style-name="Таблица1.A698" office:value-type="string">
            <text:p text:style-name="P1319">3351)make sense</text:p>
            <text:p text:style-name="P1319"/>
            <text:p text:style-name="P1319"/>
            <text:p text:style-name="P1319"/>
          </table:table-cell>
          <table:table-cell table:style-name="Таблица1.B2" office:value-type="string">
            <text:p text:style-name="P1319">Иметь смысл</text:p>
          </table:table-cell>
        </table:table-row>
        <table:table-row>
          <table:table-cell table:style-name="Таблица1.A698" office:value-type="string">
            <text:p text:style-name="P1320">3352)somewhat</text:p>
            <text:p text:style-name="P1320"/>
            <text:p text:style-name="P1320"/>
            <text:p text:style-name="P506">[ˈsʌmwɔt]</text:p>
          </table:table-cell>
          <table:table-cell table:style-name="Таблица1.B2" office:value-type="string">
            <text:p text:style-name="P1320">Кое-что, что-то</text:p>
          </table:table-cell>
        </table:table-row>
        <table:table-row>
          <table:table-cell table:style-name="Таблица1.A698" office:value-type="string">
            <text:p text:style-name="P1321">3353)sufficient</text:p>
            <text:p text:style-name="P1321"/>
            <text:p text:style-name="P1321"/>
            <text:p text:style-name="P507">[səˈfɪʃ(ə)nt]</text:p>
          </table:table-cell>
          <table:table-cell table:style-name="Таблица1.B2" office:value-type="string">
            <text:p text:style-name="P1322">Достаточный, достаточное количество</text:p>
          </table:table-cell>
        </table:table-row>
        <table:table-row>
          <table:table-cell table:style-name="Таблица1.A702" office:value-type="string">
            <text:p text:style-name="P1323">3354)await</text:p>
            <text:p text:style-name="P1323"/>
            <text:p text:style-name="P1323"/>
            <text:p text:style-name="P508">[əˈweɪt]</text:p>
          </table:table-cell>
          <table:table-cell table:style-name="Таблица1.B2" office:value-type="string">
            <text:p text:style-name="P1323">Ждать</text:p>
          </table:table-cell>
        </table:table-row>
        <table:table-row>
          <table:table-cell table:style-name="Таблица1.A702" office:value-type="string">
            <text:p text:style-name="P1324">3355)everyday</text:p>
            <text:p text:style-name="P1324"/>
            <text:p text:style-name="P1324"/>
            <text:p text:style-name="P509">[ˈevrɪdeɪ]</text:p>
          </table:table-cell>
          <table:table-cell table:style-name="Таблица1.B2" office:value-type="string">
            <text:p text:style-name="P1324">Ежедневный, каждый день</text:p>
          </table:table-cell>
        </table:table-row>
        <table:table-row>
          <table:table-cell table:style-name="Таблица1.A702" office:value-type="string">
            <text:p text:style-name="P1325">3356)i'll</text:p>
            <text:p text:style-name="P1325"/>
            <text:p text:style-name="P1325"/>
            <text:p text:style-name="P510">[aɪl]</text:p>
          </table:table-cell>
          <table:table-cell table:style-name="Таблица1.B2" office:value-type="string">
            <text:p text:style-name="P1325">Я буду</text:p>
          </table:table-cell>
        </table:table-row>
        <table:table-row>
          <table:table-cell table:style-name="Таблица1.A702" office:value-type="string">
            <text:p text:style-name="P1326">3357)subscription</text:p>
            <text:p text:style-name="P1326"/>
            <text:p text:style-name="P1326"/>
            <text:p text:style-name="P511"><text:soft-page-break/>[səbˈskrɪpʃ(ə)n]</text:p>
          </table:table-cell>
          <table:table-cell table:style-name="Таблица1.B2" office:value-type="string">
            <text:p text:style-name="P1326"/>
            <text:p text:style-name="P1326"/>
            <text:p text:style-name="P1326"/>
            <text:p text:style-name="P1326"><text:soft-page-break/>Подписка, абонемент</text:p>
          </table:table-cell>
        </table:table-row>
        <table:table-row>
          <table:table-cell table:style-name="Таблица1.A706" office:value-type="string">
            <text:p text:style-name="P1327">3358)ripple</text:p>
            <text:p text:style-name="P1327"/>
            <text:p text:style-name="P1327"/>
            <text:p text:style-name="P512">[ˈrɪpl]</text:p>
          </table:table-cell>
          <table:table-cell table:style-name="Таблица1.B2" office:value-type="string">
            <text:p text:style-name="P1327">Пульсация, колебаться</text:p>
          </table:table-cell>
        </table:table-row>
        <table:table-row>
          <table:table-cell table:style-name="Таблица1.A706" office:value-type="string">
            <text:p text:style-name="P1328">3359)in-depth</text:p>
            <text:p text:style-name="P1328"/>
            <text:p text:style-name="P1328"/>
            <text:p text:style-name="P513">[ˌɪnˈdepθ]</text:p>
          </table:table-cell>
          <table:table-cell table:style-name="Таблица1.B2" office:value-type="string">
            <text:p text:style-name="P1328">Тщательный, всесторонний</text:p>
          </table:table-cell>
        </table:table-row>
        <table:table-row>
          <table:table-cell table:style-name="Таблица1.A706" office:value-type="string">
            <text:p text:style-name="P1329">3360)versatile</text:p>
            <text:p text:style-name="P1329"/>
            <text:p text:style-name="P1329"/>
            <text:p text:style-name="P514">[ˈvɜːsətaɪl]</text:p>
          </table:table-cell>
          <table:table-cell table:style-name="Таблица1.B2" office:value-type="string">
            <text:p text:style-name="P1329">Разносторонний</text:p>
          </table:table-cell>
        </table:table-row>
        <table:table-row>
          <table:table-cell table:style-name="Таблица1.A706" office:value-type="string">
            <text:p text:style-name="P1330">3361)predict</text:p>
            <text:p text:style-name="P1330"/>
            <text:p text:style-name="P1330"/>
            <text:p text:style-name="P515">[prɪˈdɪkt]</text:p>
          </table:table-cell>
          <table:table-cell table:style-name="Таблица1.B2" office:value-type="string">
            <text:p text:style-name="P1330">Предсказывать</text:p>
          </table:table-cell>
        </table:table-row>
        <table:table-row>
          <table:table-cell table:style-name="Таблица1.A710" office:value-type="string">
            <text:p text:style-name="P1331">3362)interact</text:p>
            <text:p text:style-name="P1331"/>
            <text:p text:style-name="P1331"/>
            <text:p text:style-name="P516">[ˌɪntərˈækt]</text:p>
          </table:table-cell>
          <table:table-cell table:style-name="Таблица1.B2" office:value-type="string">
            <text:p text:style-name="P1331">Взаимодействовать</text:p>
          </table:table-cell>
        </table:table-row>
        <table:table-row>
          <table:table-cell table:style-name="Таблица1.A710" office:value-type="string">
            <text:p text:style-name="P1332">3363)consistent</text:p>
            <text:p text:style-name="P1332"/>
            <text:p text:style-name="P1332"/>
            <text:p text:style-name="P517">[kənˈsɪst(ə)nt]</text:p>
          </table:table-cell>
          <table:table-cell table:style-name="Таблица1.B2" office:value-type="string">
            <text:p text:style-name="P1332">Последовательный, согласованный</text:p>
          </table:table-cell>
        </table:table-row>
        <table:table-row>
          <table:table-cell table:style-name="Таблица1.A710" office:value-type="string">
            <text:p text:style-name="P1333">3364)manipulate</text:p>
            <text:p text:style-name="P1333"/>
            <text:p text:style-name="P1333"/>
            <text:p text:style-name="P518">[məˈnɪpjəleɪt]</text:p>
          </table:table-cell>
          <table:table-cell table:style-name="Таблица1.B2" office:value-type="string">
            <text:p text:style-name="P1333">Манипулировать</text:p>
          </table:table-cell>
        </table:table-row>
        <table:table-row>
          <table:table-cell table:style-name="Таблица1.A710" office:value-type="string">
            <text:p text:style-name="P1334">3365)ray</text:p>
            <text:p text:style-name="P1334"/>
            <text:p text:style-name="P1334"/>
            <text:p text:style-name="P519">[reɪ]</text:p>
          </table:table-cell>
          <table:table-cell table:style-name="Таблица1.B2" office:value-type="string">
            <text:p text:style-name="P1335">Лучевой, луч</text:p>
          </table:table-cell>
        </table:table-row>
        <table:table-row>
          <table:table-cell table:style-name="Таблица1.A714" office:value-type="string">
            <text:p text:style-name="P1336">3366)native</text:p>
            <text:p text:style-name="P1336"/>
            <text:p text:style-name="P1336"/>
            <text:p text:style-name="P520">[ˈneɪtɪv]</text:p>
          </table:table-cell>
          <table:table-cell table:style-name="Таблица1.B2" office:value-type="string">
            <text:p text:style-name="P1336">Родной, уроженец</text:p>
          </table:table-cell>
        </table:table-row>
        <table:table-row>
          <table:table-cell table:style-name="Таблица1.A714" office:value-type="string">
            <text:p text:style-name="P1337">3367)by now</text:p>
            <text:p text:style-name="P1337"/>
            <text:p text:style-name="P1337"/>
            <text:p text:style-name="P1337"/>
          </table:table-cell>
          <table:table-cell table:style-name="Таблица1.B2" office:value-type="string">
            <text:p text:style-name="P1337">К этому времени</text:p>
          </table:table-cell>
        </table:table-row>
        <table:table-row>
          <table:table-cell table:style-name="Таблица1.A714" office:value-type="string">
            <text:p text:style-name="P1338">3368)surge</text:p>
            <text:p text:style-name="P1338"/>
            <text:p text:style-name="P1338"/>
            <text:p text:style-name="P521">[sɜːʤ]</text:p>
          </table:table-cell>
          <table:table-cell table:style-name="Таблица1.B2" office:value-type="string">
            <text:p text:style-name="P1338">Выброс, бросок напряжения, вздыматься</text:p>
          </table:table-cell>
        </table:table-row>
        <table:table-row>
          <table:table-cell table:style-name="Таблица1.A714" office:value-type="string">
            <text:p text:style-name="P1339">3369)followed by</text:p>
            <text:p text:style-name="P1339"/>
            <text:p text:style-name="P1339"/>
            <text:p text:style-name="P1339"/>
          </table:table-cell>
          <table:table-cell table:style-name="Таблица1.B2" office:value-type="string">
            <text:p text:style-name="P1339">За которым следует</text:p>
          </table:table-cell>
        </table:table-row>
        <table:table-row>
          <table:table-cell table:style-name="Таблица1.A718" office:value-type="string">
            <text:p text:style-name="P1340">3370)That way</text:p>
            <text:p text:style-name="P1340"/>
            <text:p text:style-name="P1340"/>
            <text:p text:style-name="P1340"/>
          </table:table-cell>
          <table:table-cell table:style-name="Таблица1.B2" office:value-type="string">
            <text:p text:style-name="P1340">Туда, сюда</text:p>
          </table:table-cell>
        </table:table-row>
        <text:soft-page-break/>
        <table:table-row>
          <table:table-cell table:style-name="Таблица1.A718" office:value-type="string">
            <text:p text:style-name="P1341">3371)remaining</text:p>
            <text:p text:style-name="P1341"/>
            <text:p text:style-name="P1341"/>
            <text:p text:style-name="P522">[rɪme͟ɪnɪŋ]</text:p>
          </table:table-cell>
          <table:table-cell table:style-name="Таблица1.B2" office:value-type="string">
            <text:p text:style-name="P1340"/>
            <text:p text:style-name="P1341">Ос<text:span text:style-name="T55">тальной</text:span></text:p>
          </table:table-cell>
        </table:table-row>
        <table:table-row>
          <table:table-cell table:style-name="Таблица1.A718" office:value-type="string">
            <text:p text:style-name="P1342">3372)that’s fine</text:p>
            <text:p text:style-name="P1342"/>
            <text:p text:style-name="P1342"/>
            <text:p text:style-name="P1342"/>
          </table:table-cell>
          <table:table-cell table:style-name="Таблица1.B2" office:value-type="string">
            <text:p text:style-name="P1342">Хорошо, согласен</text:p>
          </table:table-cell>
        </table:table-row>
        <table:table-row>
          <table:table-cell table:style-name="Таблица1.A718" office:value-type="string">
            <text:p text:style-name="P1343">3373)fuse</text:p>
            <text:p text:style-name="P1343"/>
            <text:p text:style-name="P1343"/>
            <text:p text:style-name="P523">[fjuːz]</text:p>
          </table:table-cell>
          <table:table-cell table:style-name="Таблица1.B2" office:value-type="string">
            <text:p text:style-name="P1343">Предохранитель, плавить, соединять</text:p>
          </table:table-cell>
        </table:table-row>
        <table:table-row>
          <table:table-cell table:style-name="Таблица1.A722" office:value-type="string">
            <text:p text:style-name="P1344">3374)utilization</text:p>
            <text:p text:style-name="P1344"/>
            <text:p text:style-name="P1344"/>
            <text:p text:style-name="P524">[ˌjuːtɪlaɪˈzeɪʃ(ə)n]</text:p>
          </table:table-cell>
          <table:table-cell table:style-name="Таблица1.B2" office:value-type="string">
            <text:p text:style-name="P1344">Использование, утилизация</text:p>
          </table:table-cell>
        </table:table-row>
        <table:table-row>
          <table:table-cell table:style-name="Таблица1.A722" office:value-type="string">
            <text:p text:style-name="P1345">3375)sample</text:p>
            <text:p text:style-name="P1345"/>
            <text:p text:style-name="P1345"/>
            <text:p text:style-name="P525">[ˈsɑːmpl]</text:p>
          </table:table-cell>
          <table:table-cell table:style-name="Таблица1.B2" office:value-type="string">
            <text:p text:style-name="P1345">Пробовать, выборка, пример, образец</text:p>
          </table:table-cell>
        </table:table-row>
        <table:table-row>
          <table:table-cell table:style-name="Таблица1.A722" office:value-type="string">
            <text:p text:style-name="P1346">3376)Right now</text:p>
            <text:p text:style-name="P1346"/>
            <text:p text:style-name="P1346"/>
            <text:p text:style-name="P1346"/>
          </table:table-cell>
          <table:table-cell table:style-name="Таблица1.B2" office:value-type="string">
            <text:p text:style-name="P1346">Сейчас</text:p>
          </table:table-cell>
        </table:table-row>
        <table:table-row>
          <table:table-cell table:style-name="Таблица1.A722" office:value-type="string">
            <text:p text:style-name="P1347">3377)so far</text:p>
            <text:p text:style-name="P1347"/>
            <text:p text:style-name="P1347"/>
            <text:p text:style-name="P1347"/>
          </table:table-cell>
          <table:table-cell table:style-name="Таблица1.B2" office:value-type="string">
            <text:p text:style-name="P1347">Пока, до сих пор</text:p>
          </table:table-cell>
        </table:table-row>
        <table:table-row>
          <table:table-cell table:style-name="Таблица1.A729" office:value-type="string">
            <text:p text:style-name="P1348">3378)polish</text:p>
            <text:p text:style-name="P1348"/>
            <text:p text:style-name="P1348"/>
            <text:p text:style-name="P526">[ˈpəulɪʃ]</text:p>
          </table:table-cell>
          <table:table-cell table:style-name="Таблица1.B2" office:value-type="string">
            <text:p text:style-name="P1348">Полировать, польский, полировка</text:p>
          </table:table-cell>
        </table:table-row>
        <table:table-row>
          <table:table-cell table:style-name="Таблица1.A729" office:value-type="string">
            <text:p text:style-name="P1349">3379)push</text:p>
            <text:p text:style-name="P1349"/>
            <text:p text:style-name="P1349"/>
            <text:p text:style-name="P527">[puʃ]</text:p>
          </table:table-cell>
          <table:table-cell table:style-name="Таблица1.B2" office:value-type="string">
            <text:p text:style-name="P1349">Поместить в стек, от себя, толкать, толчок</text:p>
          </table:table-cell>
        </table:table-row>
        <table:table-row>
          <table:table-cell table:style-name="Таблица1.A729" office:value-type="string">
            <text:p text:style-name="P1350">3380)that's why</text:p>
            <text:p text:style-name="P1350"/>
            <text:p text:style-name="P1350"/>
            <text:p text:style-name="P1350"/>
          </table:table-cell>
          <table:table-cell table:style-name="Таблица1.B2" office:value-type="string">
            <text:p text:style-name="P1350">Вот почему</text:p>
          </table:table-cell>
        </table:table-row>
        <table:table-row>
          <table:table-cell table:style-name="Таблица1.A729" office:value-type="string">
            <text:p text:style-name="P1351">3381)outstanding</text:p>
            <text:p text:style-name="P1351"/>
            <text:p text:style-name="P1351"/>
            <text:p text:style-name="P528">[ˌautˈstændɪŋ]</text:p>
          </table:table-cell>
          <table:table-cell table:style-name="Таблица1.B2" office:value-type="string">
            <text:p text:style-name="P1352">Выдающийся, ожидающий выполнения</text:p>
          </table:table-cell>
        </table:table-row>
        <table:table-row>
          <table:table-cell table:style-name="Таблица1.A729" office:value-type="string">
            <text:p text:style-name="P1353">3382)semicolon</text:p>
            <text:p text:style-name="P1353"/>
            <text:p text:style-name="P1353"/>
            <text:p text:style-name="P529">[ˌsemɪˈkəulən]</text:p>
          </table:table-cell>
          <table:table-cell table:style-name="Таблица1.B2" office:value-type="string">
            <text:p text:style-name="P1353">Точка с запятой</text:p>
          </table:table-cell>
        </table:table-row>
        <table:table-row>
          <table:table-cell table:style-name="Таблица1.A729" office:value-type="string">
            <text:p text:style-name="P1354">3383)venture</text:p>
            <text:p text:style-name="P1354"/>
            <text:p text:style-name="P1354"/>
            <text:p text:style-name="P530">[ˈvenʧə]</text:p>
          </table:table-cell>
          <table:table-cell table:style-name="Таблица1.B2" office:value-type="string">
            <text:p text:style-name="P1354">Предприятие, рисковать</text:p>
          </table:table-cell>
        </table:table-row>
        <table:table-row>
          <table:table-cell table:style-name="Таблица1.A729" office:value-type="string">
            <text:p text:style-name="P1355">3384)sharing</text:p>
            <text:p text:style-name="P1355"><text:soft-page-break/></text:p>
            <text:p text:style-name="P1355"/>
            <text:p text:style-name="P1355"/>
          </table:table-cell>
          <table:table-cell table:style-name="Таблица1.B2" office:value-type="string">
            <text:p text:style-name="P1348"/>
            <text:p text:style-name="P1348"><text:soft-page-break/></text:p>
            <text:p text:style-name="P1355">Разделение, совместное использование</text:p>
          </table:table-cell>
        </table:table-row>
        <table:table-row>
          <table:table-cell table:style-name="Таблица1.A734" office:value-type="string">
            <text:p text:style-name="P1356">3385)tend to</text:p>
            <text:p text:style-name="P1356"/>
            <text:p text:style-name="P1356"/>
            <text:p text:style-name="P1356"/>
          </table:table-cell>
          <table:table-cell table:style-name="Таблица1.B2" office:value-type="string">
            <text:p text:style-name="P1356">Как правило, направляться к</text:p>
          </table:table-cell>
        </table:table-row>
        <table:table-row>
          <table:table-cell table:style-name="Таблица1.A734" office:value-type="string">
            <text:p text:style-name="P1357">3386)sampling</text:p>
            <text:p text:style-name="P1357"/>
            <text:p text:style-name="P1357"/>
            <text:p text:style-name="P531">[ˈsɑːmplɪŋ]</text:p>
          </table:table-cell>
          <table:table-cell table:style-name="Таблица1.B2" office:value-type="string">
            <text:p text:style-name="P1357">Дискретизация, отбор образцов</text:p>
          </table:table-cell>
        </table:table-row>
        <table:table-row>
          <table:table-cell table:style-name="Таблица1.A734" office:value-type="string">
            <text:p text:style-name="P1358">3387)inject</text:p>
            <text:p text:style-name="P1358"/>
            <text:p text:style-name="P1358"/>
            <text:p text:style-name="P532">[ɪnˈʤekt]</text:p>
          </table:table-cell>
          <table:table-cell table:style-name="Таблица1.B2" office:value-type="string">
            <text:p text:style-name="P1358">Вводить</text:p>
          </table:table-cell>
        </table:table-row>
        <table:table-row>
          <table:table-cell table:style-name="Таблица1.A734" office:value-type="string">
            <text:p text:style-name="P1359">3388)this way</text:p>
            <text:p text:style-name="P1359"/>
            <text:p text:style-name="P1359"/>
            <text:p text:style-name="P1359"/>
          </table:table-cell>
          <table:table-cell table:style-name="Таблица1.B2" office:value-type="string">
            <text:p text:style-name="P1359">Сюда</text:p>
          </table:table-cell>
        </table:table-row>
        <table:table-row>
          <table:table-cell table:style-name="Таблица1.A734" office:value-type="string">
            <text:p text:style-name="P1360">3389)subsequent</text:p>
            <text:p text:style-name="P1360"/>
            <text:p text:style-name="P1360"/>
            <text:p text:style-name="P533">[ˈsʌbsɪkwənt]</text:p>
          </table:table-cell>
          <table:table-cell table:style-name="Таблица1.B2" office:value-type="string">
            <text:p text:style-name="P1360">Последующий</text:p>
          </table:table-cell>
        </table:table-row>
        <table:table-row>
          <table:table-cell table:style-name="Таблица1.A739" office:value-type="string">
            <text:p text:style-name="P1361">3390)transducer</text:p>
            <text:p text:style-name="P1361"/>
            <text:p text:style-name="P1361"/>
            <text:p text:style-name="P534">[trænzˈdjuːsə]</text:p>
          </table:table-cell>
          <table:table-cell table:style-name="Таблица1.B2" office:value-type="string">
            <text:p text:style-name="P1361">Преобразователь, датчик</text:p>
          </table:table-cell>
        </table:table-row>
        <table:table-row>
          <table:table-cell table:style-name="Таблица1.A739" office:value-type="string">
            <text:p text:style-name="P1362">3391)propagate</text:p>
            <text:p text:style-name="P1362"/>
            <text:p text:style-name="P1362"/>
            <text:p text:style-name="P535">[ˈprɔpəgeɪt]</text:p>
          </table:table-cell>
          <table:table-cell table:style-name="Таблица1.B2" office:value-type="string">
            <text:p text:style-name="P1362">Распространять, передавать</text:p>
          </table:table-cell>
        </table:table-row>
        <table:table-row>
          <table:table-cell table:style-name="Таблица1.A739" office:value-type="string">
            <text:p text:style-name="P1363">3392)clash</text:p>
            <text:p text:style-name="P1363"/>
            <text:p text:style-name="P1363"/>
            <text:p text:style-name="P536">[klæʃ]</text:p>
          </table:table-cell>
          <table:table-cell table:style-name="Таблица1.B2" office:value-type="string">
            <text:p text:style-name="P1363">Столкновение, сталкиваться, конфликт, конфликтовать</text:p>
          </table:table-cell>
        </table:table-row>
        <table:table-row>
          <table:table-cell table:style-name="Таблица1.A739" office:value-type="string">
            <text:p text:style-name="P1364">3393)failure</text:p>
            <text:p text:style-name="P1364"/>
            <text:p text:style-name="P1364"/>
            <text:p text:style-name="P537">[ˈfeɪljə]</text:p>
          </table:table-cell>
          <table:table-cell table:style-name="Таблица1.B2" office:value-type="string">
            <text:p text:style-name="P1364">Неудачник, отказ, неисправность</text:p>
          </table:table-cell>
        </table:table-row>
        <table:table-row>
          <table:table-cell table:style-name="Таблица1.A739" office:value-type="string">
            <text:p text:style-name="P1365">3394)toggle</text:p>
            <text:p text:style-name="P1365"/>
            <text:p text:style-name="P1365"/>
            <text:p text:style-name="P538">[ˈtɔgl]</text:p>
          </table:table-cell>
          <table:table-cell table:style-name="Таблица1.B2" office:value-type="string">
            <text:p text:style-name="P1366">Флаг, переключать, тумблер</text:p>
          </table:table-cell>
        </table:table-row>
        <table:table-row>
          <table:table-cell table:style-name="Таблица1.A744" office:value-type="string">
            <text:p text:style-name="P1367">3395)bitwise</text:p>
            <text:p text:style-name="P1367"/>
            <text:p text:style-name="P1367"/>
            <text:p text:style-name="P1367"/>
          </table:table-cell>
          <table:table-cell table:style-name="Таблица1.B2" office:value-type="string">
            <text:p text:style-name="P1367">Побитовый</text:p>
          </table:table-cell>
        </table:table-row>
        <table:table-row>
          <table:table-cell table:style-name="Таблица1.A744" office:value-type="string">
            <text:p text:style-name="P1368">3396)registry</text:p>
            <text:p text:style-name="P1368"/>
            <text:p text:style-name="P1368"/>
            <text:p text:style-name="P539">[ˈreʤɪstrɪ]</text:p>
          </table:table-cell>
          <table:table-cell table:style-name="Таблица1.B2" office:value-type="string">
            <text:p text:style-name="P1368">Регистрация, реестр</text:p>
          </table:table-cell>
        </table:table-row>
        <table:table-row>
          <table:table-cell table:style-name="Таблица1.A744" office:value-type="string">
            <text:p text:style-name="P1369">3397)notify</text:p>
            <text:p text:style-name="P1369"/>
            <text:p text:style-name="P1369"><text:soft-page-break/></text:p>
            <text:p text:style-name="P540">[ˈnəutɪfaɪ]</text:p>
          </table:table-cell>
          <table:table-cell table:style-name="Таблица1.B2" office:value-type="string">
            <text:p text:style-name="P1367"/>
            <text:p text:style-name="P1367"/>
            <text:p text:style-name="P1367"><text:soft-page-break/></text:p>
            <text:p text:style-name="P1369">Уведомлять</text:p>
          </table:table-cell>
        </table:table-row>
        <table:table-row>
          <table:table-cell table:style-name="Таблица1.A744" office:value-type="string">
            <text:p text:style-name="P1370">3398)revert</text:p>
            <text:p text:style-name="P1370"/>
            <text:p text:style-name="P1370"/>
            <text:p text:style-name="P541">[rɪˈvɜːt]</text:p>
          </table:table-cell>
          <table:table-cell table:style-name="Таблица1.B2" office:value-type="string">
            <text:p text:style-name="P1371">Возвращаться</text:p>
          </table:table-cell>
        </table:table-row>
        <table:table-row>
          <table:table-cell table:style-name="Таблица1.A744" office:value-type="string">
            <text:p text:style-name="P1372">3399)tutorial</text:p>
            <text:p text:style-name="P1372"/>
            <text:p text:style-name="P1372"/>
            <text:p text:style-name="P542">[tjuːˈtɔːrɪəl]</text:p>
          </table:table-cell>
          <table:table-cell table:style-name="Таблица1.B2" office:value-type="string">
            <text:p text:style-name="P1372">Учебник</text:p>
          </table:table-cell>
        </table:table-row>
        <table:table-row>
          <table:table-cell table:style-name="Таблица1.A749" office:value-type="string">
            <text:p text:style-name="P1373">3400)entirely</text:p>
            <text:p text:style-name="P1373"/>
            <text:p text:style-name="P1373"/>
            <text:p text:style-name="P543">[ɪnˈtaɪəlɪ]</text:p>
          </table:table-cell>
          <table:table-cell table:style-name="Таблица1.B2" office:value-type="string">
            <text:p text:style-name="P1373">Совершенно, полностью</text:p>
          </table:table-cell>
        </table:table-row>
        <table:table-row>
          <table:table-cell table:style-name="Таблица1.A749" office:value-type="string">
            <text:p text:style-name="P1374">3401)pick up</text:p>
            <text:p text:style-name="P1374"/>
            <text:p text:style-name="P1374"/>
            <text:p text:style-name="P1374"/>
          </table:table-cell>
          <table:table-cell table:style-name="Таблица1.B2" office:value-type="string">
            <text:p text:style-name="P1374">Подобрать, забрать</text:p>
          </table:table-cell>
        </table:table-row>
        <table:table-row>
          <table:table-cell table:style-name="Таблица1.A749" office:value-type="string">
            <text:p text:style-name="P1375">3402)in turn</text:p>
            <text:p text:style-name="P1375"/>
            <text:p text:style-name="P1375"/>
            <text:p text:style-name="P1375"/>
          </table:table-cell>
          <table:table-cell table:style-name="Таблица1.B2" office:value-type="string">
            <text:p text:style-name="P1375">По очереди</text:p>
          </table:table-cell>
        </table:table-row>
        <table:table-row>
          <table:table-cell table:style-name="Таблица1.A749" office:value-type="string">
            <text:p text:style-name="P1376">3403)enqueue</text:p>
            <text:p text:style-name="P1376"/>
            <text:p text:style-name="P1376"/>
            <text:p text:style-name="P544">[enˈkyo͞o]</text:p>
          </table:table-cell>
          <table:table-cell table:style-name="Таблица1.B2" office:value-type="string">
            <text:p text:style-name="P1376">Ставить в очередь</text:p>
          </table:table-cell>
        </table:table-row>
        <table:table-row>
          <table:table-cell table:style-name="Таблица1.A749" office:value-type="string">
            <text:p text:style-name="P1377">3404)overlap</text:p>
            <text:p text:style-name="P1377"/>
            <text:p text:style-name="P1377"/>
            <text:p text:style-name="P545">[ˌəuvəˈlæp]</text:p>
          </table:table-cell>
          <table:table-cell table:style-name="Таблица1.B2" office:value-type="string">
            <text:p text:style-name="P1377">Перекрытие, перекрывать, совпадение</text:p>
          </table:table-cell>
        </table:table-row>
        <table:table-row>
          <table:table-cell table:style-name="Таблица1.A754" office:value-type="string">
            <text:p text:style-name="P1378">3405)separation</text:p>
            <text:p text:style-name="P1378"/>
            <text:p text:style-name="P1378"/>
            <text:p text:style-name="P546">[ˌsep(ə)ˈreɪʃ(ə)n]</text:p>
          </table:table-cell>
          <table:table-cell table:style-name="Таблица1.B2" office:value-type="string">
            <text:p text:style-name="P1378">Отделение, разделение</text:p>
          </table:table-cell>
        </table:table-row>
        <table:table-row>
          <table:table-cell table:style-name="Таблица1.A754" office:value-type="string">
            <text:p text:style-name="P1379">3406)anymore</text:p>
            <text:p text:style-name="P1379"/>
            <text:p text:style-name="P1379"/>
            <text:p text:style-name="P547">[ˌenɪˈmɔː]</text:p>
          </table:table-cell>
          <table:table-cell table:style-name="Таблица1.B2" office:value-type="string">
            <text:p text:style-name="P1379">Больше не</text:p>
          </table:table-cell>
        </table:table-row>
        <table:table-row>
          <table:table-cell table:style-name="Таблица1.A754" office:value-type="string">
            <text:p text:style-name="P1380">3407)once again</text:p>
            <text:p text:style-name="P1380"/>
            <text:p text:style-name="P1380"/>
            <text:p text:style-name="P1380"/>
          </table:table-cell>
          <table:table-cell table:style-name="Таблица1.B2" office:value-type="string">
            <text:p text:style-name="P1380">Ещё раз</text:p>
          </table:table-cell>
        </table:table-row>
        <table:table-row>
          <table:table-cell table:style-name="Таблица1.A754" office:value-type="string">
            <text:p text:style-name="P1381">3408)parenthesis</text:p>
            <text:p text:style-name="P1381"/>
            <text:p text:style-name="P1381"/>
            <text:p text:style-name="P548">[pəˈrenθəsɪs]</text:p>
          </table:table-cell>
          <table:table-cell table:style-name="Таблица1.B2" office:value-type="string">
            <text:p text:style-name="P1381">Круглая скобка</text:p>
          </table:table-cell>
        </table:table-row>
        <table:table-row>
          <table:table-cell table:style-name="Таблица1.A754" office:value-type="string">
            <text:p text:style-name="P1382">3409)decouple</text:p>
            <text:p text:style-name="P1382"/>
            <text:p text:style-name="P1382"/>
            <text:p text:style-name="P549">[ˌdiːˈkʌpl]</text:p>
          </table:table-cell>
          <table:table-cell table:style-name="Таблица1.B2" office:value-type="string">
            <text:p text:style-name="P1382">Разъединять</text:p>
          </table:table-cell>
        </table:table-row>
        <table:table-row>
          <table:table-cell table:style-name="Таблица1.A758" office:value-type="string">
            <text:p text:style-name="P1383">3410)mutual</text:p>
            <text:p text:style-name="P1383"/>
            <text:p text:style-name="P1383"/>
            <text:p text:style-name="P550"><text:soft-page-break/>[ˈmjuːʧuəl]</text:p>
          </table:table-cell>
          <table:table-cell table:style-name="Таблица1.B2" office:value-type="string">
            <text:p text:style-name="P1384">Взаимный</text:p>
          </table:table-cell>
        </table:table-row>
        <table:table-row>
          <table:table-cell table:style-name="Таблица1.A758" office:value-type="string">
            <text:p text:style-name="P1385">3411)flow chart</text:p>
            <text:p text:style-name="P1385"/>
            <text:p text:style-name="P1385"/>
            <text:p text:style-name="P1385"/>
          </table:table-cell>
          <table:table-cell table:style-name="Таблица1.B2" office:value-type="string">
            <text:p text:style-name="P1385">Блок-схема, технологическая схема</text:p>
          </table:table-cell>
        </table:table-row>
        <table:table-row>
          <table:table-cell table:style-name="Таблица1.A758" office:value-type="string">
            <text:p text:style-name="P1386">3412)survey</text:p>
            <text:p text:style-name="P1386"/>
            <text:p text:style-name="P1386"/>
            <text:p text:style-name="P551">[ˈsɜːveɪ]</text:p>
          </table:table-cell>
          <table:table-cell table:style-name="Таблица1.B2" office:value-type="string">
            <text:p text:style-name="P1386">Обзор, обследование, обследовать</text:p>
          </table:table-cell>
        </table:table-row>
        <table:table-row>
          <table:table-cell table:style-name="Таблица1.A758" office:value-type="string">
            <text:p text:style-name="P1387">3413)some more</text:p>
            <text:p text:style-name="P1387"/>
            <text:p text:style-name="P1387"/>
            <text:p text:style-name="P1387"/>
          </table:table-cell>
          <table:table-cell table:style-name="Таблица1.B2" office:value-type="string">
            <text:p text:style-name="P1387">Ещё немного</text:p>
          </table:table-cell>
        </table:table-row>
        <table:table-row>
          <table:table-cell table:style-name="Таблица1.A759" office:value-type="string">
            <text:p text:style-name="P1388">3414)juxtaposition</text:p>
            <text:p text:style-name="P1388"/>
            <text:p text:style-name="P1388"/>
            <text:p text:style-name="P552">[ˌʤʌkstəpəˈzɪʃ(ə)n]</text:p>
          </table:table-cell>
          <table:table-cell table:style-name="Таблица1.B2" office:value-type="string">
            <text:p text:style-name="P1388">Размещение рядом, сопоставление </text:p>
          </table:table-cell>
        </table:table-row>
        <table:table-row>
          <table:table-cell table:style-name="Таблица1.A764" office:value-type="string">
            <text:p text:style-name="P1389">3415)deviation</text:p>
            <text:p text:style-name="P1389"/>
            <text:p text:style-name="P1389"/>
            <text:p text:style-name="P553">[ˌdiːvɪˈeɪʃ(ə)n]</text:p>
          </table:table-cell>
          <table:table-cell table:style-name="Таблица1.B2" office:value-type="string">
            <text:p text:style-name="P1390">Отклонение, отступление</text:p>
          </table:table-cell>
        </table:table-row>
        <table:table-row>
          <table:table-cell table:style-name="Таблица1.A764" office:value-type="string">
            <text:p text:style-name="P1391">3416)placeholder</text:p>
            <text:p text:style-name="P1391"/>
            <text:p text:style-name="P1391"/>
            <text:p text:style-name="P554">[ˈpleɪsˌhəuldə]</text:p>
          </table:table-cell>
          <table:table-cell table:style-name="Таблица1.B2" office:value-type="string">
            <text:p text:style-name="P1391">Заполнитель</text:p>
          </table:table-cell>
        </table:table-row>
        <table:table-row>
          <table:table-cell table:style-name="Таблица1.A764" office:value-type="string">
            <text:p text:style-name="P1392">3417)unused</text:p>
            <text:p text:style-name="P1392"/>
            <text:p text:style-name="P1392"/>
            <text:p text:style-name="P555">[ʌnˈjuːzd]</text:p>
          </table:table-cell>
          <table:table-cell table:style-name="Таблица1.B2" office:value-type="string">
            <text:p text:style-name="P1392">Неиспользованный</text:p>
          </table:table-cell>
        </table:table-row>
        <table:table-row>
          <table:table-cell table:style-name="Таблица1.A764" office:value-type="string">
            <text:p text:style-name="P1393">3418)notably</text:p>
            <text:p text:style-name="P1393"/>
            <text:p text:style-name="P1393"/>
            <text:p text:style-name="P556">[ˈnəutəblɪ]</text:p>
          </table:table-cell>
          <table:table-cell table:style-name="Таблица1.B2" office:value-type="string">
            <text:p text:style-name="P1393">Особенно, заметно</text:p>
          </table:table-cell>
        </table:table-row>
        <table:table-row>
          <table:table-cell table:style-name="Таблица1.A764" office:value-type="string">
            <text:p text:style-name="P1394">3419)there's</text:p>
            <text:p text:style-name="P1394"/>
            <text:p text:style-name="P1394"/>
            <text:p text:style-name="P557">[ðɛəz]</text:p>
          </table:table-cell>
          <table:table-cell table:style-name="Таблица1.B2" office:value-type="string">
            <text:p text:style-name="P1394">Есть, имеется</text:p>
          </table:table-cell>
        </table:table-row>
        <table:table-row>
          <table:table-cell table:style-name="Таблица1.A769" office:value-type="string">
            <text:p text:style-name="P1395">3420)estimate</text:p>
            <text:p text:style-name="P1395"/>
            <text:p text:style-name="P1395"/>
            <text:p text:style-name="P558">[ˈestɪmeɪt]</text:p>
          </table:table-cell>
          <table:table-cell table:style-name="Таблица1.B2" office:value-type="string">
            <text:p text:style-name="P1395">Оценка, оценивать</text:p>
          </table:table-cell>
        </table:table-row>
        <table:table-row>
          <table:table-cell table:style-name="Таблица1.A769" office:value-type="string">
            <text:p text:style-name="P1396">3421)nasty</text:p>
            <text:p text:style-name="P1396"/>
            <text:p text:style-name="P1396"/>
            <text:p text:style-name="P1403">[ˈnɑːstɪ]</text:p>
          </table:table-cell>
          <table:table-cell table:style-name="Таблица1.B2" office:value-type="string">
            <text:p text:style-name="P1397">Отвратительный</text:p>
          </table:table-cell>
        </table:table-row>
        <table:table-row>
          <table:table-cell table:style-name="Таблица1.A769" office:value-type="string">
            <text:p text:style-name="P1398">3422)at once</text:p>
            <text:p text:style-name="P1398"/>
            <text:p text:style-name="P1398"/>
            <text:p text:style-name="P1398"/>
          </table:table-cell>
          <table:table-cell table:style-name="Таблица1.B2" office:value-type="string">
            <text:p text:style-name="P1398">Сразу, разом</text:p>
          </table:table-cell>
        </table:table-row>
        <table:table-row>
          <table:table-cell table:style-name="Таблица1.A769" office:value-type="string">
            <text:p text:style-name="P1399">3423)newbie</text:p>
            <text:p text:style-name="P1399"/>
            <text:p text:style-name="P1399"/>
            <text:p text:style-name="P1404">[ˈn(j)uːbɪ]</text:p>
          </table:table-cell>
          <table:table-cell table:style-name="Таблица1.B2" office:value-type="string">
            <text:p text:style-name="P1400">Новичок </text:p>
          </table:table-cell>
        </table:table-row>
        <text:soft-page-break/>
        <table:table-row>
          <table:table-cell table:style-name="Таблица1.A769" office:value-type="string">
            <text:p text:style-name="P1406">3424)right before</text:p>
            <text:p text:style-name="P1406"/>
            <text:p text:style-name="P1406"/>
            <text:p text:style-name="P1406"/>
          </table:table-cell>
          <table:table-cell table:style-name="Таблица1.B2" office:value-type="string">
            <text:p text:style-name="P1395"/>
            <text:p text:style-name="P1406">Только что</text:p>
          </table:table-cell>
        </table:table-row>
        <table:table-row>
          <table:table-cell table:style-name="Таблица1.A774" office:value-type="string">
            <text:p text:style-name="P1407">3425)overload</text:p>
            <text:p text:style-name="P1407"/>
            <text:p text:style-name="P1407"/>
            <text:p text:style-name="P1408"><text:span text:style-name="T3">[ˌəuv(ə)ˈləud]</text:span></text:p>
          </table:table-cell>
          <table:table-cell table:style-name="Таблица1.B2" office:value-type="string">
            <text:p text:style-name="P1407">Перегружать, перегрузка</text:p>
          </table:table-cell>
        </table:table-row>
        <table:table-row>
          <table:table-cell table:style-name="Таблица1.A774" office:value-type="string">
            <text:p text:style-name="P1414"><text:span text:style-name="T56">3</text:span>426)suppress</text:p>
            <text:p text:style-name="P1414"/>
            <text:p text:style-name="P1414"/>
            <text:p text:style-name="P1409"><text:span text:style-name="T3">[səˈpres]</text:span></text:p>
          </table:table-cell>
          <table:table-cell table:style-name="Таблица1.B2" office:value-type="string">
            <text:p text:style-name="P1414">Подавлять</text:p>
          </table:table-cell>
        </table:table-row>
        <table:table-row>
          <table:table-cell table:style-name="Таблица1.A774" office:value-type="string">
            <text:p text:style-name="P1415">3427)training</text:p>
            <text:p text:style-name="P1415"/>
            <text:p text:style-name="P1415"/>
            <text:p text:style-name="P1410"><text:span text:style-name="T3">[ˈtreɪnɪŋ]</text:span></text:p>
          </table:table-cell>
          <table:table-cell table:style-name="Таблица1.B2" office:value-type="string">
            <text:p text:style-name="P1415">Обучение, учебный</text:p>
          </table:table-cell>
        </table:table-row>
        <table:table-row>
          <table:table-cell table:style-name="Таблица1.A774" office:value-type="string">
            <text:p text:style-name="P1416">2428)surely</text:p>
            <text:p text:style-name="P1416"/>
            <text:p text:style-name="P1416"/>
            <text:p text:style-name="P1411"><text:span text:style-name="T3">[ˈʃuəlɪ]</text:span></text:p>
          </table:table-cell>
          <table:table-cell table:style-name="Таблица1.B2" office:value-type="string">
            <text:p text:style-name="P1416">Конечно, уверенно</text:p>
          </table:table-cell>
        </table:table-row>
        <table:table-row>
          <table:table-cell table:style-name="Таблица1.A774" office:value-type="string">
            <text:p text:style-name="P1417">2429)fault</text:p>
            <text:p text:style-name="P1417"/>
            <text:p text:style-name="P1417"/>
            <text:p text:style-name="P1412"><text:span text:style-name="T3">[fɔːlt]</text:span></text:p>
          </table:table-cell>
          <table:table-cell table:style-name="Таблица1.B2" office:value-type="string">
            <text:p text:style-name="P1417">Вина, неисправность</text:p>
          </table:table-cell>
        </table:table-row>
        <table:table-row>
          <table:table-cell table:style-name="Таблица1.A775" office:value-type="string">
            <text:p text:style-name="P1418">2430)prior</text:p>
            <text:p text:style-name="P1418"/>
            <text:p text:style-name="P1418"/>
            <text:p text:style-name="P1413"><text:span text:style-name="T3">[ˈpraɪə]</text:span></text:p>
          </table:table-cell>
          <table:table-cell table:style-name="Таблица1.B2" office:value-type="string">
            <text:p text:style-name="P1418">Прежний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an" svg:font-family="Caliban"/>
    <style:font-face style:name="Calybry" svg:font-family="Calybry" style:font-adornments="Обычный"/>
    <style:font-face style:name="Lohit Hindi1" svg:font-family="'Lohit Hindi'"/>
    <style:font-face style:name="Tahoma" svg:font-family="Tahoma, Verdana, 'Lucida Sans Unicode', sans-serif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an" fo:font-size="6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an" fo:font-size="6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line-height="200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10:36:14</meta:creation-date>
    <meta:generator>LibreOffice/4.2.8.2$Linux_X86_64 LibreOffice_project/420$Build-2</meta:generator>
    <dc:date>2015-04-22T07:41:42.093196610</dc:date>
    <meta:editing-duration>P142DT15H16M20S</meta:editing-duration>
    <meta:editing-cycles>871</meta:editing-cycles>
    <meta:document-statistic meta:table-count="1" meta:image-count="0" meta:object-count="0" meta:page-count="59" meta:paragraph-count="2142" meta:word-count="3411" meta:character-count="31348" meta:non-whitespace-character-count="30068"/>
  </office:meta>
</office:document-meta>
</file>